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" style:family="graphic" style:parent-style-name="standard">
      <style:graphic-properties svg:stroke-color="#708090" draw:textarea-vertical-align="middle"/>
    </style:style>
    <style:style style:name="gr7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5cm"/>
      <style:paragraph-properties style:writing-mode="lr-tb"/>
    </style:style>
    <style:style style:name="gr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1" style:family="graphic" style:parent-style-name="standard">
      <style:graphic-properties svg:stroke-color="#708090" draw:textarea-horizontal-align="justify" draw:textarea-vertical-align="middle" draw:auto-grow-height="false" fo:min-height="0cm" fo:min-width="0.051cm"/>
    </style:style>
    <style:style style:name="gr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1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3cm"/>
      <style:paragraph-properties style:writing-mode="lr-tb"/>
    </style:style>
    <style:style style:name="gr15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3cm"/>
      <style:paragraph-properties style:writing-mode="lr-tb"/>
    </style:style>
    <style:style style:name="gr16" style:family="graphic" style:parent-style-name="standard">
      <style:graphic-properties svg:stroke-color="#708090" draw:textarea-horizontal-align="justify" draw:textarea-vertical-align="middle" draw:auto-grow-height="false" fo:min-height="0.042cm" fo:min-width="0.414cm"/>
      <style:paragraph-properties style:writing-mode="lr-tb"/>
    </style:style>
    <style:style style:name="gr17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18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9" style:family="graphic" style:parent-style-name="standard">
      <style:graphic-properties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20" style:family="graphic" style:parent-style-name="standard">
      <style:graphic-properties svg:stroke-color="#708090" draw:textarea-horizontal-align="justify" draw:textarea-vertical-align="middle" draw:auto-grow-height="false" fo:min-height="0.041cm" fo:min-width="0.414cm"/>
      <style:paragraph-properties style:writing-mode="lr-tb"/>
    </style:style>
    <style:style style:name="gr21" style:family="graphic" style:parent-style-name="standard">
      <style:graphic-properties svg:stroke-color="#708090" draw:textarea-horizontal-align="justify" draw:textarea-vertical-align="middle" draw:auto-grow-height="false" fo:min-height="0cm" fo:min-width="0.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2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25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26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2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1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2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textarea-horizontal-align="justify" draw:textarea-vertical-align="middle" draw:auto-grow-height="false" fo:min-height="16.26cm" fo:min-width="27.18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3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38" style:family="graphic" style:parent-style-name="standard">
      <style:graphic-properties svg:stroke-color="#708090" draw:fill-color="#87cefa" draw:textarea-horizontal-align="justify" draw:textarea-vertical-align="middle" draw:auto-grow-height="false" fo:min-height="0.042cm" fo:min-width="0.414cm"/>
      <style:paragraph-properties style:writing-mode="lr-tb"/>
    </style:style>
    <style:style style:name="gr39" style:family="graphic" style:parent-style-name="standard">
      <style:graphic-properties svg:stroke-color="#708090" draw:opacity="100%" draw:textarea-horizontal-align="justify" draw:textarea-vertical-align="middle" draw:auto-grow-height="false" fo:min-height="0cm" fo:min-width="0.051cm"/>
    </style:style>
    <style:style style:name="gr40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4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828cm" fo:min-width="0.578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45" style:family="graphic" style:parent-style-name="standard">
      <style:graphic-properties draw:textarea-horizontal-align="justify" draw:textarea-vertical-align="middle" draw:auto-grow-height="false" fo:min-height="17.784cm" fo:min-width="27.186cm"/>
    </style:style>
    <style:style style:name="gr46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7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8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9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0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opacity="0%" draw:textarea-horizontal-align="justify" draw:textarea-vertical-align="middle" draw:auto-grow-height="false" fo:min-height="2.908cm" fo:min-width="2.804cm" fo:padding-top="0.142cm" fo:padding-bottom="0.142cm" fo:padding-left="0.267cm" fo:padding-right="0.267cm"/>
    </style:style>
    <style:style style:name="gr52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3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4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55" style:family="graphic" style:parent-style-name="standard">
      <style:graphic-properties draw:stroke="solid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6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62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3" style:family="graphic" style:parent-style-name="standard">
      <style:graphic-properties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64" style:family="graphic" style:parent-style-name="standard">
      <style:graphic-properties svg:stroke-color="#708090" draw:opacity="100%" draw:textarea-vertical-align="middle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6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7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9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2cm" fo:min-width="0.742cm" fo:padding-top="0.142cm" fo:padding-bottom="0.142cm" fo:padding-left="0.267cm" fo:padding-right="0.267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3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74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75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76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8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8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1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5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6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7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88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89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90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9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92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93" style:family="graphic" style:parent-style-name="objectwithoutfill">
      <style:graphic-properties draw:marker-end="Triangle_20_unfilled" draw:marker-end-width="0.3cm" draw:fill="solid" draw:textarea-vertical-align="middle"/>
    </style:style>
    <style:style style:name="gr94" style:family="graphic" style:parent-style-name="objectwithoutfill">
      <style:graphic-properties draw:marker-end="Symmetric_20_Arrow" draw:marker-end-width="0.3cm" draw:fill="solid" draw:textarea-vertical-align="middle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9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9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98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0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4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05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06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07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08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09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2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1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2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2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2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2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2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29" style:family="graphic" style:parent-style-name="standard">
      <style:graphic-properties svg:stroke-color="#708090" draw:fill-color="#ffffff" draw:textarea-vertical-align="middle"/>
    </style:style>
    <style:style style:name="gr130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31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32" style:family="graphic" style:parent-style-name="standard">
      <style:graphic-properties svg:stroke-color="#708090" draw:textarea-vertical-align="middle"/>
      <style:paragraph-properties style:writing-mode="lr-tb"/>
    </style:style>
    <style:style style:name="gr133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3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3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3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3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3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5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4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9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50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51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5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53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5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55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5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57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58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59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6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2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63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64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65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6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67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68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69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70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171" style:family="graphic" style:parent-style-name="standard">
      <style:graphic-properties draw:fill="none" draw:textarea-vertical-align="middle" draw:auto-grow-height="false" fo:min-height="3.065cm" fo:min-width="0cm"/>
    </style:style>
    <style:style style:name="gr172" style:family="graphic" style:parent-style-name="standard">
      <style:graphic-properties draw:fill="none" draw:textarea-vertical-align="middle" draw:auto-grow-height="false" fo:min-height="3.948cm" fo:min-width="0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75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7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9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8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86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1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192" style:family="graphic" style:parent-style-name="standard">
      <style:graphic-properties draw:fill="none" draw:textarea-vertical-align="middle" draw:auto-grow-height="false" fo:min-height="6.342cm" fo:min-width="0cm"/>
    </style:style>
    <style:style style:name="gr193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194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5" style:family="graphic" style:parent-style-name="standard">
      <style:graphic-properties draw:fill="none" draw:textarea-vertical-align="middle" draw:auto-grow-height="false" fo:min-height="2.88cm" fo:min-width="0cm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9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99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00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0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3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4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5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0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07" style:family="graphic" style:parent-style-name="objectwithoutfill">
      <style:graphic-properties draw:marker-end="Arrow_20_concave" draw:marker-end-width="0.203cm" draw:fill="solid" draw:textarea-vertical-align="middle"/>
    </style:style>
    <style:style style:name="gr20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13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14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15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1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2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2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2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2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2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3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3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3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233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234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3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3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3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24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2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3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244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5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4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8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9" style:family="graphic" style:parent-style-name="standard">
      <style:graphic-properties svg:stroke-color="#708090" draw:fill="solid" draw:fill-color="#0000cd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0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53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54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5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1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4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67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68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69" style:family="graphic" style:parent-style-name="standard">
      <style:graphic-properties svg:stroke-color="#708090" draw:fill-color="#e2f3fe" draw:textarea-horizontal-align="justify" draw:textarea-vertical-align="middle" draw:auto-grow-height="false" fo:min-height="0.007cm" fo:min-width="0.21cm"/>
      <style:paragraph-properties style:writing-mode="lr-tb"/>
    </style:style>
    <style:style style:name="gr27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1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6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36cm" fo:min-width="11.428cm"/>
    </style:style>
    <style:style style:name="gr2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78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79" style:family="graphic" style:parent-style-name="standard">
      <style:graphic-properties draw:textarea-vertical-align="middle"/>
    </style:style>
    <style:style style:name="gr280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81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84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7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88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89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90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91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92" style:family="graphic" style:parent-style-name="standard" style:list-style-name="L1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93" style:family="graphic" style:parent-style-name="standard" style:list-style-name="L1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295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6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297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8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299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300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301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302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3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304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5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6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7" style:family="graphic" style:parent-style-name="standard">
      <style:graphic-properties draw:fill-color="#ffffff" draw:textarea-horizontal-align="justify" draw:textarea-vertical-align="middle" draw:auto-grow-height="false" fo:min-height="0.045cm" fo:min-width="0.327cm"/>
      <style:paragraph-properties style:writing-mode="lr-tb"/>
    </style:style>
    <style:style style:name="gr308" style:family="graphic" style:parent-style-name="standard">
      <style:graphic-properties draw:fill-color="#87cefa" draw:textarea-horizontal-align="justify" draw:textarea-vertical-align="middle" draw:auto-grow-height="false" fo:min-height="0.045cm" fo:min-width="0.322cm"/>
      <style:paragraph-properties style:writing-mode="lr-tb"/>
    </style:style>
    <style:style style:name="gr309" style:family="graphic" style:parent-style-name="standard">
      <style:graphic-properties draw:fill-color="#ffffff" draw:textarea-horizontal-align="justify" draw:textarea-vertical-align="middle" draw:auto-grow-height="false" fo:min-height="0.045cm" fo:min-width="0.322cm"/>
      <style:paragraph-properties style:writing-mode="lr-tb"/>
    </style:style>
    <style:style style:name="gr310" style:family="graphic" style:parent-style-name="standard">
      <style:graphic-properties draw:fill-color="#ffff00" draw:textarea-horizontal-align="justify" draw:textarea-vertical-align="middle" draw:auto-grow-height="false" fo:min-height="0.045cm" fo:min-width="0.326cm"/>
      <style:paragraph-properties style:writing-mode="lr-tb"/>
    </style:style>
    <style:style style:name="gr311" style:family="graphic" style:parent-style-name="standard">
      <style:graphic-properties draw:fill-color="#87cefa" draw:textarea-horizontal-align="justify" draw:textarea-vertical-align="middle" draw:auto-grow-height="false" fo:min-height="0.045cm" fo:min-width="0.326cm"/>
      <style:paragraph-properties style:writing-mode="lr-tb"/>
    </style:style>
    <style:style style:name="gr31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994cm" fo:min-width="6.431cm"/>
      <style:paragraph-properties style:writing-mode="lr-tb"/>
    </style:style>
    <style:style style:name="gr31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634cm" fo:min-width="5.195cm"/>
      <style:paragraph-properties style:writing-mode="lr-tb"/>
    </style:style>
    <style:style style:name="gr31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216cm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19" style:family="graphic" style:parent-style-name="standard">
      <style:graphic-properties draw:fill="none" draw:textarea-vertical-align="middle" draw:auto-grow-height="false" fo:min-height="2.912cm" fo:min-width="0cm"/>
    </style:style>
    <style:style style:name="gr320" style:family="graphic" style:parent-style-name="standard">
      <style:graphic-properties draw:fill="none" draw:textarea-vertical-align="middle" draw:auto-grow-height="false" fo:min-height="2.748cm" fo:min-width="0cm"/>
    </style:style>
    <style:style style:name="gr321" style:family="graphic" style:parent-style-name="standard">
      <style:graphic-properties draw:fill="none" draw:textarea-vertical-align="middle" draw:auto-grow-height="false" fo:min-height="2.977cm" fo:min-width="0cm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3" style:family="graphic" style:parent-style-name="standard">
      <style:graphic-properties draw:opacity="0%" draw:textarea-horizontal-align="justify" draw:textarea-vertical-align="middle" draw:auto-grow-height="false" fo:min-height="14.278cm" fo:min-width="26.127cm"/>
    </style:style>
    <style:style style:name="gr324" style:family="graphic" style:parent-style-name="standard">
      <style:graphic-properties draw:fill-color="#ffff00" draw:textarea-horizontal-align="justify" draw:textarea-vertical-align="middle" draw:auto-grow-height="false" fo:min-height="0.045cm" fo:min-width="0.322cm"/>
      <style:paragraph-properties style:writing-mode="lr-tb"/>
    </style:style>
    <style:style style:name="gr32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994cm" fo:min-width="6.431cm"/>
      <style:paragraph-properties style:writing-mode="lr-tb"/>
    </style:style>
    <style:style style:name="gr326" style:family="graphic" style:parent-style-name="standard">
      <style:graphic-properties draw:fill-color="#ffa500" draw:textarea-horizontal-align="justify" draw:textarea-vertical-align="middle" draw:auto-grow-height="false" fo:min-height="0.045cm" fo:min-width="0.327cm"/>
      <style:paragraph-properties style:writing-mode="lr-tb"/>
    </style:style>
    <style:style style:name="gr327" style:family="graphic" style:parent-style-name="standard">
      <style:graphic-properties draw:fill-color="#ffa500" draw:textarea-horizontal-align="justify" draw:textarea-vertical-align="middle" draw:auto-grow-height="false" fo:min-height="0.045cm" fo:min-width="0.322cm"/>
      <style:paragraph-properties style:writing-mode="lr-tb"/>
    </style:style>
    <style:style style:name="gr328" style:family="graphic" style:parent-style-name="standard">
      <style:graphic-properties draw:fill-color="#ffa500" draw:textarea-horizontal-align="justify" draw:textarea-vertical-align="middle" draw:auto-grow-height="false" fo:min-height="0.045cm" fo:min-width="0.326cm"/>
      <style:paragraph-properties style:writing-mode="lr-tb"/>
    </style:style>
    <style:style style:name="gr329" style:family="graphic" style:parent-style-name="standard">
      <style:graphic-properties draw:fill-color="#ffffff" draw:textarea-horizontal-align="justify" draw:textarea-vertical-align="middle" draw:auto-grow-height="false" fo:min-height="0.045cm" fo:min-width="0.326cm"/>
      <style:paragraph-properties style:writing-mode="lr-tb"/>
    </style:style>
    <style:style style:name="gr330" style:family="graphic" style:parent-style-name="standard">
      <style:graphic-properties draw:opacity="0%" draw:textarea-horizontal-align="justify" draw:textarea-vertical-align="middle" draw:auto-grow-height="false" fo:min-height="8.121cm" fo:min-width="18.911cm"/>
    </style:style>
    <style:style style:name="gr33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32" style:family="graphic" style:parent-style-name="standard">
      <style:graphic-properties draw:fill-color="#ffffff" draw:textarea-horizontal-align="justify" draw:textarea-vertical-align="middle" draw:auto-grow-height="false" fo:min-height="0.005cm" fo:min-width="0.217cm"/>
      <style:paragraph-properties style:writing-mode="lr-tb"/>
    </style:style>
    <style:style style:name="gr333" style:family="graphic" style:parent-style-name="standard">
      <style:graphic-properties draw:fill-color="#ffff00" draw:textarea-horizontal-align="justify" draw:textarea-vertical-align="middle" draw:auto-grow-height="false" fo:min-height="0.007cm" fo:min-width="0.212cm"/>
      <style:paragraph-properties style:writing-mode="lr-tb"/>
    </style:style>
    <style:style style:name="gr334" style:family="graphic" style:parent-style-name="standard">
      <style:graphic-properties draw:fill-color="#ffffff" draw:textarea-horizontal-align="justify" draw:textarea-vertical-align="middle" draw:auto-grow-height="false" fo:min-height="0.005cm" fo:min-width="0.212cm"/>
      <style:paragraph-properties style:writing-mode="lr-tb"/>
    </style:style>
    <style:style style:name="gr335" style:family="graphic" style:parent-style-name="standard">
      <style:graphic-properties draw:fill-color="#ffff00" draw:textarea-horizontal-align="justify" draw:textarea-vertical-align="middle" draw:auto-grow-height="false" fo:min-height="0.005cm" fo:min-width="0.216cm"/>
      <style:paragraph-properties style:writing-mode="lr-tb"/>
    </style:style>
    <style:style style:name="gr336" style:family="graphic" style:parent-style-name="standard">
      <style:graphic-properties draw:fill-color="#ffff00" draw:textarea-horizontal-align="justify" draw:textarea-vertical-align="middle" draw:auto-grow-height="false" fo:min-height="0.007cm" fo:min-width="0.215cm"/>
      <style:paragraph-properties style:writing-mode="lr-tb"/>
    </style:style>
    <style:style style:name="gr337" style:family="graphic" style:parent-style-name="standard">
      <style:graphic-properties draw:fill-color="#ffff00" draw:textarea-horizontal-align="justify" draw:textarea-vertical-align="middle" draw:auto-grow-height="false" fo:min-height="0.005cm" fo:min-width="0.214cm"/>
      <style:paragraph-properties style:writing-mode="lr-tb"/>
    </style:style>
    <style:style style:name="gr338" style:family="graphic" style:parent-style-name="standard">
      <style:graphic-properties draw:fill-color="#ffff00" draw:textarea-horizontal-align="justify" draw:textarea-vertical-align="middle" draw:auto-grow-height="false" fo:min-height="0.004cm" fo:min-width="0.214cm"/>
      <style:paragraph-properties style:writing-mode="lr-tb"/>
    </style:style>
    <style:style style:name="gr339" style:family="graphic" style:parent-style-name="standard">
      <style:graphic-properties draw:fill-color="#ffff00" draw:textarea-horizontal-align="justify" draw:textarea-vertical-align="middle" draw:auto-grow-height="false" fo:min-height="0.006cm" fo:min-width="0.216cm"/>
      <style:paragraph-properties style:writing-mode="lr-tb"/>
    </style:style>
    <style:style style:name="gr340" style:family="graphic" style:parent-style-name="standard">
      <style:graphic-properties draw:fill-color="#ffffff" draw:textarea-horizontal-align="justify" draw:textarea-vertical-align="middle" draw:auto-grow-height="false" fo:min-height="0.004cm" fo:min-width="0.215cm"/>
      <style:paragraph-properties style:writing-mode="lr-tb"/>
    </style:style>
    <style:style style:name="gr341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0.596cm"/>
      <style:paragraph-properties style:writing-mode="lr-tb"/>
    </style:style>
    <style:style style:name="gr34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0.758cm"/>
      <style:paragraph-properties style:writing-mode="lr-tb"/>
    </style:style>
    <style:style style:name="gr34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6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0.758cm"/>
      <style:paragraph-properties style:writing-mode="lr-tb"/>
    </style:style>
    <style:style style:name="gr34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48" style:family="graphic" style:parent-style-name="standard">
      <style:graphic-properties draw:fill="none" draw:textarea-vertical-align="middle" draw:auto-grow-height="false" fo:min-height="5.238cm" fo:min-width="0cm"/>
    </style:style>
    <style:style style:name="gr349" style:family="graphic" style:parent-style-name="standard">
      <style:graphic-properties draw:fill="none" draw:textarea-vertical-align="middle" draw:auto-grow-height="false" fo:min-height="4.66cm" fo:min-width="0cm"/>
    </style:style>
    <style:style style:name="gr350" style:family="graphic" style:parent-style-name="standard">
      <style:graphic-properties draw:opacity="0%" draw:textarea-horizontal-align="justify" draw:textarea-vertical-align="middle" draw:auto-grow-height="false" fo:min-height="13.414cm" fo:min-width="24.443cm"/>
    </style:style>
    <style:style style:name="gr351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7.992cm" fo:min-width="0.854cm"/>
      <style:paragraph-properties style:writing-mode="lr-tb"/>
    </style:style>
    <style:style style:name="gr352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666cm" fo:min-width="1.029cm"/>
      <style:paragraph-properties style:writing-mode="lr-tb"/>
    </style:style>
    <style:style style:name="gr353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374cm" fo:min-width="0.544cm"/>
      <style:paragraph-properties style:writing-mode="lr-tb"/>
    </style:style>
    <style:style style:name="gr354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4.025cm" fo:min-width="0.345cm"/>
      <style:paragraph-properties style:writing-mode="lr-tb"/>
    </style:style>
    <style:style style:name="gr3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56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7cm"/>
      <style:paragraph-properties style:writing-mode="lr-tb"/>
    </style:style>
    <style:style style:name="gr357" style:family="graphic" style:parent-style-name="standard">
      <style:graphic-properties draw:fill-color="#ffffff" draw:opacity="0%" draw:textarea-horizontal-align="justify" draw:textarea-vertical-align="middle" draw:auto-grow-height="false" fo:min-height="0.007cm" fo:min-width="0.212cm"/>
      <style:paragraph-properties style:writing-mode="lr-tb"/>
    </style:style>
    <style:style style:name="gr358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359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6cm"/>
      <style:paragraph-properties style:writing-mode="lr-tb"/>
    </style:style>
    <style:style style:name="gr360" style:family="graphic" style:parent-style-name="standard">
      <style:graphic-properties draw:fill-color="#87cefa" draw:opacity="100%" draw:textarea-horizontal-align="justify" draw:textarea-vertical-align="middle" draw:auto-grow-height="false" fo:min-height="0.007cm" fo:min-width="0.215cm"/>
      <style:paragraph-properties style:writing-mode="lr-tb"/>
    </style:style>
    <style:style style:name="gr361" style:family="graphic" style:parent-style-name="standard">
      <style:graphic-properties draw:fill-color="#ffffff" draw:opacity="0%" draw:textarea-horizontal-align="justify" draw:textarea-vertical-align="middle" draw:auto-grow-height="false" fo:min-height="0.005cm" fo:min-width="0.214cm"/>
      <style:paragraph-properties style:writing-mode="lr-tb"/>
    </style:style>
    <style:style style:name="gr362" style:family="graphic" style:parent-style-name="standard">
      <style:graphic-properties draw:fill-color="#ffffff" draw:opacity="0%" draw:textarea-horizontal-align="justify" draw:textarea-vertical-align="middle" draw:auto-grow-height="false" fo:min-height="0.004cm" fo:min-width="0.214cm"/>
      <style:paragraph-properties style:writing-mode="lr-tb"/>
    </style:style>
    <style:style style:name="gr363" style:family="graphic" style:parent-style-name="standard">
      <style:graphic-properties draw:fill-color="#ffffff" draw:opacity="0%" draw:textarea-horizontal-align="justify" draw:textarea-vertical-align="middle" draw:auto-grow-height="false" fo:min-height="0.006cm" fo:min-width="0.216cm"/>
      <style:paragraph-properties style:writing-mode="lr-tb"/>
    </style:style>
    <style:style style:name="gr364" style:family="graphic" style:parent-style-name="standard">
      <style:graphic-properties draw:fill-color="#87cefa" draw:opacity="100%" draw:textarea-horizontal-align="justify" draw:textarea-vertical-align="middle" draw:auto-grow-height="false" fo:min-height="0.004cm" fo:min-width="0.215cm"/>
      <style:paragraph-properties style:writing-mode="lr-tb"/>
    </style:style>
    <style:style style:name="gr3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69" style:family="graphic" style:parent-style-name="standard">
      <style:graphic-properties draw:fill="none" draw:textarea-vertical-align="middle" draw:auto-grow-height="false" fo:min-height="10.328cm" fo:min-width="0cm"/>
    </style:style>
    <style:style style:name="gr370" style:family="graphic" style:parent-style-name="standard">
      <style:graphic-properties draw:fill-color="#ffa500" draw:textarea-horizontal-align="justify" draw:textarea-vertical-align="middle" draw:auto-grow-height="false" fo:min-height="0.005cm" fo:min-width="0.217cm"/>
      <style:paragraph-properties style:writing-mode="lr-tb"/>
    </style:style>
    <style:style style:name="gr371" style:family="graphic" style:parent-style-name="standard">
      <style:graphic-properties draw:fill-color="#ffffff" draw:textarea-horizontal-align="justify" draw:textarea-vertical-align="middle" draw:auto-grow-height="false" fo:min-height="0.007cm" fo:min-width="0.212cm"/>
      <style:paragraph-properties style:writing-mode="lr-tb"/>
    </style:style>
    <style:style style:name="gr372" style:family="graphic" style:parent-style-name="standard">
      <style:graphic-properties draw:fill-color="#ffa500" draw:textarea-horizontal-align="justify" draw:textarea-vertical-align="middle" draw:auto-grow-height="false" fo:min-height="0.005cm" fo:min-width="0.212cm"/>
      <style:paragraph-properties style:writing-mode="lr-tb"/>
    </style:style>
    <style:style style:name="gr373" style:family="graphic" style:parent-style-name="standard">
      <style:graphic-properties draw:fill-color="#ffa500" draw:textarea-horizontal-align="justify" draw:textarea-vertical-align="middle" draw:auto-grow-height="false" fo:min-height="0.005cm" fo:min-width="0.216cm"/>
      <style:paragraph-properties style:writing-mode="lr-tb"/>
    </style:style>
    <style:style style:name="gr374" style:family="graphic" style:parent-style-name="standard">
      <style:graphic-properties draw:fill-color="#ffa500" draw:textarea-horizontal-align="justify" draw:textarea-vertical-align="middle" draw:auto-grow-height="false" fo:min-height="0.007cm" fo:min-width="0.215cm"/>
      <style:paragraph-properties style:writing-mode="lr-tb"/>
    </style:style>
    <style:style style:name="gr375" style:family="graphic" style:parent-style-name="standard">
      <style:graphic-properties draw:fill-color="#ffffff" draw:textarea-horizontal-align="justify" draw:textarea-vertical-align="middle" draw:auto-grow-height="false" fo:min-height="0.005cm" fo:min-width="0.214cm"/>
      <style:paragraph-properties style:writing-mode="lr-tb"/>
    </style:style>
    <style:style style:name="gr376" style:family="graphic" style:parent-style-name="standard">
      <style:graphic-properties draw:fill-color="#ffffff" draw:textarea-horizontal-align="justify" draw:textarea-vertical-align="middle" draw:auto-grow-height="false" fo:min-height="0.004cm" fo:min-width="0.214cm"/>
      <style:paragraph-properties style:writing-mode="lr-tb"/>
    </style:style>
    <style:style style:name="gr377" style:family="graphic" style:parent-style-name="standard">
      <style:graphic-properties draw:fill-color="#ffffff" draw:textarea-horizontal-align="justify" draw:textarea-vertical-align="middle" draw:auto-grow-height="false" fo:min-height="0.006cm" fo:min-width="0.216cm"/>
      <style:paragraph-properties style:writing-mode="lr-tb"/>
    </style:style>
    <style:style style:name="gr378" style:family="graphic" style:parent-style-name="standard">
      <style:graphic-properties draw:fill-color="#ffa500" draw:textarea-horizontal-align="justify" draw:textarea-vertical-align="middle" draw:auto-grow-height="false" fo:min-height="0.004cm" fo:min-width="0.215cm"/>
      <style:paragraph-properties style:writing-mode="lr-tb"/>
    </style:style>
    <style:style style:name="gr379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2.686cm" fo:min-width="3.5cm"/>
      <style:paragraph-properties style:writing-mode="lr-tb"/>
    </style:style>
    <style:style style:name="gr380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3.065cm" fo:min-width="0.854cm"/>
      <style:paragraph-properties style:writing-mode="lr-tb"/>
    </style:style>
    <style:style style:name="gr38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387" style:family="graphic" style:parent-style-name="standard">
      <style:graphic-properties draw:fill="none" draw:textarea-vertical-align="middle" draw:auto-grow-height="false" fo:min-height="10.5cm" fo:min-width="0cm"/>
    </style:style>
    <style:style style:name="gr38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389" style:family="graphic" style:parent-style-name="standard">
      <style:graphic-properties draw:fill-color="#87cefa" draw:textarea-horizontal-align="justify" draw:textarea-vertical-align="middle" draw:auto-grow-height="false" fo:min-height="0.005cm" fo:min-width="0.217cm"/>
      <style:paragraph-properties style:writing-mode="lr-tb"/>
    </style:style>
    <style:style style:name="gr390" style:family="graphic" style:parent-style-name="standard">
      <style:graphic-properties draw:fill-color="#87cefa" draw:textarea-horizontal-align="justify" draw:textarea-vertical-align="middle" draw:auto-grow-height="false" fo:min-height="0.005cm" fo:min-width="0.212cm"/>
      <style:paragraph-properties style:writing-mode="lr-tb"/>
    </style:style>
    <style:style style:name="gr391" style:family="graphic" style:parent-style-name="standard">
      <style:graphic-properties draw:fill-color="#87cefa" draw:textarea-horizontal-align="justify" draw:textarea-vertical-align="middle" draw:auto-grow-height="false" fo:min-height="0.005cm" fo:min-width="0.216cm"/>
      <style:paragraph-properties style:writing-mode="lr-tb"/>
    </style:style>
    <style:style style:name="gr392" style:family="graphic" style:parent-style-name="standard">
      <style:graphic-properties draw:fill-color="#87cefa" draw:textarea-horizontal-align="justify" draw:textarea-vertical-align="middle" draw:auto-grow-height="false" fo:min-height="0.007cm" fo:min-width="0.215cm"/>
      <style:paragraph-properties style:writing-mode="lr-tb"/>
    </style:style>
    <style:style style:name="gr393" style:family="graphic" style:parent-style-name="standard">
      <style:graphic-properties draw:fill-color="#87cefa" draw:textarea-horizontal-align="justify" draw:textarea-vertical-align="middle" draw:auto-grow-height="false" fo:min-height="0.004cm" fo:min-width="0.215cm"/>
      <style:paragraph-properties style:writing-mode="lr-tb"/>
    </style:style>
    <style:style style:name="gr394" style:family="graphic" style:parent-style-name="standard">
      <style:graphic-properties draw:fill-color="#ffe4e1" draw:opacity="100%" draw:textarea-horizontal-align="justify" draw:textarea-vertical-align="middle" draw:auto-grow-height="false" fo:min-height="0.394cm" fo:min-width="1.926cm"/>
      <style:paragraph-properties style:writing-mode="lr-tb"/>
    </style:style>
    <style:style style:name="gr39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96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7cm" fo:min-width="0.212cm"/>
      <style:paragraph-properties style:writing-mode="lr-tb"/>
    </style:style>
    <style:style style:name="gr397" style:family="graphic" style:parent-style-name="standard">
      <style:graphic-properties draw:stroke="dash" draw:stroke-dash="Long_20_Dash" draw:textarea-vertical-align="middle"/>
    </style:style>
    <style:style style:name="gr398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5cm" fo:min-width="0.216cm"/>
      <style:paragraph-properties style:writing-mode="lr-tb"/>
    </style:style>
    <style:style style:name="gr399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7cm" fo:min-width="0.215cm"/>
      <style:paragraph-properties style:writing-mode="lr-tb"/>
    </style:style>
    <style:style style:name="gr400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5cm" fo:min-width="0.214cm"/>
      <style:paragraph-properties style:writing-mode="lr-tb"/>
    </style:style>
    <style:style style:name="gr401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4cm" fo:min-width="0.214cm"/>
      <style:paragraph-properties style:writing-mode="lr-tb"/>
    </style:style>
    <style:style style:name="gr402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6cm" fo:min-width="0.216cm"/>
      <style:paragraph-properties style:writing-mode="lr-tb"/>
    </style:style>
    <style:style style:name="gr40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4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40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09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7cm" fo:min-width="0.212cm"/>
      <style:paragraph-properties style:writing-mode="lr-tb"/>
    </style:style>
    <style:style style:name="gr410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5cm" fo:min-width="0.216cm"/>
      <style:paragraph-properties style:writing-mode="lr-tb"/>
    </style:style>
    <style:style style:name="gr411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7cm" fo:min-width="0.215cm"/>
      <style:paragraph-properties style:writing-mode="lr-tb"/>
    </style:style>
    <style:style style:name="gr412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5cm" fo:min-width="0.214cm"/>
      <style:paragraph-properties style:writing-mode="lr-tb"/>
    </style:style>
    <style:style style:name="gr413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4cm" fo:min-width="0.214cm"/>
      <style:paragraph-properties style:writing-mode="lr-tb"/>
    </style:style>
    <style:style style:name="gr414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6cm" fo:min-width="0.216cm"/>
      <style:paragraph-properties style:writing-mode="lr-tb"/>
    </style:style>
    <style:style style:name="gr41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1.196cm" fo:min-width="4.042cm"/>
      <style:paragraph-properties style:writing-mode="lr-tb"/>
    </style:style>
    <style:style style:name="gr41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4.722cm" fo:min-width="1.194cm"/>
      <style:paragraph-properties style:writing-mode="lr-tb"/>
    </style:style>
    <style:style style:name="gr417" style:family="graphic" style:parent-style-name="standard">
      <style:graphic-properties draw:fill-color="#ffa500" draw:textarea-horizontal-align="justify" draw:textarea-vertical-align="middle" draw:auto-grow-height="false" fo:min-height="0.021cm" fo:min-width="0.17cm"/>
      <style:paragraph-properties style:writing-mode="lr-tb"/>
    </style:style>
    <style:style style:name="gr418" style:family="graphic" style:parent-style-name="standard">
      <style:graphic-properties draw:fill-color="#ffff00" draw:textarea-horizontal-align="justify" draw:textarea-vertical-align="middle" draw:auto-grow-height="false" fo:min-height="0.02cm" fo:min-width="0.17cm"/>
      <style:paragraph-properties style:writing-mode="lr-tb"/>
    </style:style>
    <style:style style:name="gr419" style:family="graphic" style:parent-style-name="standard">
      <style:graphic-properties draw:textarea-horizontal-align="justify" draw:textarea-vertical-align="middle" draw:auto-grow-height="false" fo:min-height="0.02cm" fo:min-width="0.169cm"/>
      <style:paragraph-properties style:writing-mode="lr-tb"/>
    </style:style>
    <style:style style:name="gr420" style:family="graphic" style:parent-style-name="standard">
      <style:graphic-properties draw:fill-color="#ffffff" draw:textarea-horizontal-align="justify" draw:textarea-vertical-align="middle" draw:auto-grow-height="false" fo:min-height="0.018cm" fo:min-width="0.168cm"/>
      <style:paragraph-properties style:writing-mode="lr-tb"/>
    </style:style>
    <style:style style:name="gr421" style:family="graphic" style:parent-style-name="standard">
      <style:graphic-properties draw:fill-color="#ffa500" draw:textarea-horizontal-align="justify" draw:textarea-vertical-align="middle" draw:auto-grow-height="false" fo:min-height="0.02cm" fo:min-width="0.17cm"/>
      <style:paragraph-properties style:writing-mode="lr-tb"/>
    </style:style>
    <style:style style:name="gr422" style:family="graphic" style:parent-style-name="standard">
      <style:graphic-properties draw:fill-color="#ffa500" draw:textarea-horizontal-align="justify" draw:textarea-vertical-align="middle" draw:auto-grow-height="false" fo:min-height="0.02cm" fo:min-width="0.169cm"/>
      <style:paragraph-properties style:writing-mode="lr-tb"/>
    </style:style>
    <style:style style:name="gr4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2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5.294cm"/>
      <style:paragraph-properties style:writing-mode="lr-tb"/>
    </style:style>
    <style:style style:name="gr42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426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5.479cm" fo:min-width="4.416cm"/>
      <style:paragraph-properties style:writing-mode="lr-tb"/>
    </style:style>
    <style:style style:name="gr427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132cm" fo:min-width="3.025cm"/>
      <style:paragraph-properties style:writing-mode="lr-tb"/>
    </style:style>
    <style:style style:name="gr428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45cm" fo:min-width="1.194cm"/>
      <style:paragraph-properties style:writing-mode="lr-tb"/>
    </style:style>
    <style:style style:name="gr4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30" style:family="graphic" style:parent-style-name="standard">
      <style:graphic-properties draw:fill-color="#ffe4c4" draw:opacity="100%" draw:textarea-horizontal-align="justify" draw:textarea-vertical-align="middle" draw:auto-grow-height="false" fo:min-height="0.021cm" fo:min-width="0.17cm"/>
      <style:paragraph-properties style:writing-mode="lr-tb"/>
    </style:style>
    <style:style style:name="gr431" style:family="graphic" style:parent-style-name="standard">
      <style:graphic-properties draw:fill-color="#ffff00" draw:opacity="100%" draw:textarea-horizontal-align="justify" draw:textarea-vertical-align="middle" draw:auto-grow-height="false" fo:min-height="0.02cm" fo:min-width="0.17cm"/>
      <style:paragraph-properties style:writing-mode="lr-tb"/>
    </style:style>
    <style:style style:name="gr432" style:family="graphic" style:parent-style-name="standard">
      <style:graphic-properties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433" style:family="graphic" style:parent-style-name="standard">
      <style:graphic-properties draw:fill-color="#ffe4c4" draw:opacity="100%" draw:textarea-horizontal-align="justify" draw:textarea-vertical-align="middle" draw:auto-grow-height="false" fo:min-height="0.018cm" fo:min-width="0.168cm"/>
      <style:paragraph-properties style:writing-mode="lr-tb"/>
    </style:style>
    <style:style style:name="gr434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435" style:family="graphic" style:parent-style-name="standard">
      <style:graphic-properties draw:fill-color="#ffffff" draw:textarea-horizontal-align="justify" draw:textarea-vertical-align="middle" draw:auto-grow-height="false" fo:min-height="0.02cm" fo:min-width="0.169cm"/>
      <style:paragraph-properties style:writing-mode="lr-tb"/>
    </style:style>
    <style:style style:name="gr436" style:family="graphic" style:parent-style-name="standard">
      <style:graphic-properties draw:fill-color="#ffffff" draw:textarea-horizontal-align="justify" draw:textarea-vertical-align="middle" draw:auto-grow-height="false" fo:min-height="0.02cm" fo:min-width="0.17cm"/>
      <style:paragraph-properties style:writing-mode="lr-tb"/>
    </style:style>
    <style:style style:name="gr437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17cm"/>
      <style:paragraph-properties style:writing-mode="lr-tb"/>
    </style:style>
    <style:style style:name="gr438" style:family="graphic" style:parent-style-name="standard">
      <style:graphic-properties draw:fill-color="#ffffff" draw:textarea-horizontal-align="justify" draw:textarea-vertical-align="middle" draw:auto-grow-height="false" fo:min-height="0.021cm" fo:min-width="0.17cm"/>
      <style:paragraph-properties style:writing-mode="lr-tb"/>
    </style:style>
    <style:style style:name="gr439" style:family="graphic" style:parent-style-name="standard">
      <style:graphic-properties draw:fill-color="#ffff00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440" style:family="graphic" style:parent-style-name="standard">
      <style:graphic-properties draw:fill-color="#87cefa" draw:textarea-horizontal-align="justify" draw:textarea-vertical-align="middle" draw:auto-grow-height="false" fo:min-height="0.02cm" fo:min-width="0.17cm"/>
      <style:paragraph-properties style:writing-mode="lr-tb"/>
    </style:style>
    <style:style style:name="gr441" style:family="graphic" style:parent-style-name="standard">
      <style:graphic-properties draw:fill-color="#87cefa" draw:textarea-horizontal-align="justify" draw:textarea-vertical-align="middle" draw:auto-grow-height="false" fo:min-height="0.02cm" fo:min-width="0.169cm"/>
      <style:paragraph-properties style:writing-mode="lr-tb"/>
    </style:style>
    <style:style style:name="gr442" style:family="graphic" style:parent-style-name="standard">
      <style:graphic-properties draw:fill-color="#ffffff" draw:opacity="15%" draw:textarea-horizontal-align="justify" draw:textarea-vertical-align="middle" draw:auto-grow-height="false" fo:min-height="0.018cm" fo:min-width="0.168cm"/>
      <style:paragraph-properties style:writing-mode="lr-tb"/>
    </style:style>
    <style:style style:name="gr443" style:family="graphic" style:parent-style-name="standard">
      <style:graphic-properties draw:fill-color="#ffffff" draw:opacity="15%" draw:textarea-horizontal-align="justify" draw:textarea-vertical-align="middle" draw:auto-grow-height="false" fo:min-height="0.02cm" fo:min-width="0.17cm"/>
      <style:paragraph-properties style:writing-mode="lr-tb"/>
    </style:style>
    <style:style style:name="gr444" style:family="graphic" style:parent-style-name="standard">
      <style:graphic-properties svg:stroke-color="#708090" draw:fill-color="#ffe4c4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44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448cm" fo:min-width="5.801cm"/>
      <style:paragraph-properties style:writing-mode="lr-tb"/>
    </style:style>
    <style:style style:name="gr446" style:family="graphic" style:parent-style-name="standard">
      <style:graphic-properties draw:stroke="solid" draw:stroke-dash="Long_20_Dash" draw:fill-color="#ffe4c4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44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4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4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5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5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52" style:family="graphic" style:parent-style-name="standard">
      <style:graphic-properties draw:opacity="0%" draw:textarea-horizontal-align="justify" draw:textarea-vertical-align="middle" draw:auto-grow-height="false" fo:min-height="12.546cm" fo:min-width="26.782cm"/>
    </style:style>
    <style:style style:name="gr453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5.478cm" fo:min-width="4.416cm"/>
      <style:paragraph-properties style:writing-mode="lr-tb"/>
    </style:style>
    <style:style style:name="gr454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3.131cm" fo:min-width="3.025cm"/>
      <style:paragraph-properties style:writing-mode="lr-tb"/>
    </style:style>
    <style:style style:name="gr45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5.45cm" fo:min-width="1.194cm"/>
      <style:paragraph-properties style:writing-mode="lr-tb"/>
    </style:style>
    <style:style style:name="gr45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57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5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59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4" style:family="graphic" style:parent-style-name="standard">
      <style:graphic-properties draw:textarea-horizontal-align="justify" draw:textarea-vertical-align="middle" draw:auto-grow-height="false" fo:min-height="0.021cm" fo:min-width="0.17cm"/>
      <style:paragraph-properties style:writing-mode="lr-tb"/>
    </style:style>
    <style:style style:name="gr465" style:family="graphic" style:parent-style-name="standard">
      <style:graphic-properties draw:textarea-horizontal-align="justify" draw:textarea-vertical-align="middle" draw:auto-grow-height="false" fo:min-height="0.02cm" fo:min-width="0.17cm"/>
      <style:paragraph-properties style:writing-mode="lr-tb"/>
    </style:style>
    <style:style style:name="gr466" style:family="graphic" style:parent-style-name="standard">
      <style:graphic-properties draw:textarea-horizontal-align="justify" draw:textarea-vertical-align="middle" draw:auto-grow-height="false" fo:min-height="0.021cm" fo:min-width="0.168cm"/>
      <style:paragraph-properties style:writing-mode="lr-tb"/>
    </style:style>
    <style:style style:name="gr46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68" style:family="graphic" style:parent-style-name="standard">
      <style:graphic-properties draw:textarea-horizontal-align="justify" draw:textarea-vertical-align="middle" draw:auto-grow-height="false" fo:min-height="14.228cm" fo:min-width="33.028cm"/>
    </style:style>
    <style:style style:name="gr46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70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7.97cm" fo:min-width="0.93cm"/>
      <style:paragraph-properties style:writing-mode="lr-tb"/>
    </style:style>
    <style:style style:name="gr471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72" style:family="graphic" style:parent-style-name="standard">
      <style:graphic-properties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473" style:family="graphic" style:parent-style-name="standard">
      <style:graphic-properties draw:opacity="0%" draw:textarea-horizontal-align="justify" draw:textarea-vertical-align="middle" draw:auto-grow-height="false" fo:min-height="0.02cm" fo:min-width="0.076cm"/>
      <style:paragraph-properties style:writing-mode="lr-tb"/>
    </style:style>
    <style:style style:name="gr474" style:family="graphic" style:parent-style-name="standard">
      <style:graphic-properties draw:fill-color="#ffffff" draw:opacity="0%" draw:textarea-horizontal-align="justify" draw:textarea-vertical-align="middle" draw:auto-grow-height="false" fo:min-height="0.018cm" fo:min-width="0.076cm"/>
      <style:paragraph-properties style:writing-mode="lr-tb"/>
    </style:style>
    <style:style style:name="gr475" style:family="graphic" style:parent-style-name="standard">
      <style:graphic-properties draw:fill-color="#ffffff" draw:textarea-horizontal-align="justify" draw:textarea-vertical-align="middle" draw:auto-grow-height="false" fo:min-height="0.02cm" fo:min-width="0.076cm"/>
      <style:paragraph-properties style:writing-mode="lr-tb"/>
    </style:style>
    <style:style style:name="gr476" style:family="graphic" style:parent-style-name="standard">
      <style:graphic-properties draw:textarea-horizontal-align="justify" draw:textarea-vertical-align="middle" draw:auto-grow-height="false" fo:min-height="0.02cm" fo:min-width="0.076cm"/>
      <style:paragraph-properties style:writing-mode="lr-tb"/>
    </style:style>
    <style:style style:name="gr477" style:family="graphic" style:parent-style-name="standard">
      <style:graphic-properties draw:textarea-horizontal-align="justify" draw:textarea-vertical-align="middle" draw:auto-grow-height="false" fo:min-height="0.021cm" fo:min-width="0.076cm"/>
      <style:paragraph-properties style:writing-mode="lr-tb"/>
    </style:style>
    <style:style style:name="gr478" style:family="graphic" style:parent-style-name="standard">
      <style:graphic-properties draw:textarea-horizontal-align="justify" draw:textarea-vertical-align="middle" draw:auto-grow-height="false" fo:min-height="0.021cm" fo:min-width="0.074cm"/>
      <style:paragraph-properties style:writing-mode="lr-tb"/>
    </style:style>
    <style:style style:name="gr479" style:family="graphic" style:parent-style-name="standard">
      <style:graphic-properties draw:textarea-horizontal-align="justify" draw:textarea-vertical-align="middle" draw:auto-grow-height="false" fo:min-height="0.02cm" fo:min-width="0.077cm"/>
      <style:paragraph-properties style:writing-mode="lr-tb"/>
    </style:style>
    <style:style style:name="gr480" style:family="graphic" style:parent-style-name="standard">
      <style:graphic-properties draw:textarea-horizontal-align="justify" draw:textarea-vertical-align="middle" draw:auto-grow-height="false" fo:min-height="0.021cm" fo:min-width="0.077cm"/>
      <style:paragraph-properties style:writing-mode="lr-tb"/>
    </style:style>
    <style:style style:name="gr481" style:family="graphic" style:parent-style-name="standard">
      <style:graphic-properties draw:textarea-horizontal-align="justify" draw:textarea-vertical-align="middle" draw:auto-grow-height="false" fo:min-height="0.021cm" fo:min-width="0.078cm"/>
      <style:paragraph-properties style:writing-mode="lr-tb"/>
    </style:style>
    <style:style style:name="gr482" style:family="graphic" style:parent-style-name="standard">
      <style:graphic-properties draw:fill-color="#ffff00" draw:opacity="100%" draw:textarea-horizontal-align="justify" draw:textarea-vertical-align="middle" draw:auto-grow-height="false" fo:min-height="0.02cm" fo:min-width="0.077cm"/>
      <style:paragraph-properties style:writing-mode="lr-tb"/>
    </style:style>
    <style:style style:name="gr483" style:family="graphic" style:parent-style-name="standard">
      <style:graphic-properties draw:fill-color="#ffffff" draw:textarea-horizontal-align="justify" draw:textarea-vertical-align="middle" draw:auto-grow-height="false" fo:min-height="0.021cm" fo:min-width="0.077cm"/>
      <style:paragraph-properties style:writing-mode="lr-tb"/>
    </style:style>
    <style:style style:name="gr484" style:family="graphic" style:parent-style-name="standard">
      <style:graphic-properties draw:fill-color="#ffffff" draw:textarea-horizontal-align="justify" draw:textarea-vertical-align="middle" draw:auto-grow-height="false" fo:min-height="0.018cm" fo:min-width="0.076cm"/>
      <style:paragraph-properties style:writing-mode="lr-tb"/>
    </style:style>
    <style:style style:name="gr485" style:family="graphic" style:parent-style-name="standard">
      <style:graphic-properties draw:fill-color="#ffffff" draw:textarea-horizontal-align="justify" draw:textarea-vertical-align="middle" draw:auto-grow-height="false" fo:min-height="0.02cm" fo:min-width="0.077cm"/>
      <style:paragraph-properties style:writing-mode="lr-tb"/>
    </style:style>
    <style:style style:name="gr486" style:family="graphic" style:parent-style-name="standard">
      <style:graphic-properties draw:textarea-horizontal-align="justify" draw:textarea-vertical-align="middle" draw:auto-grow-height="false" fo:min-height="0.021cm" fo:min-width="0.075cm"/>
      <style:paragraph-properties style:writing-mode="lr-tb"/>
    </style:style>
    <style:style style:name="gr487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6cm"/>
      <style:paragraph-properties style:writing-mode="lr-tb"/>
    </style:style>
    <style:style style:name="gr488" style:family="graphic" style:parent-style-name="standard">
      <style:graphic-properties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489" style:family="graphic" style:parent-style-name="standard">
      <style:graphic-properties draw:fill-color="#ffffff" draw:textarea-horizontal-align="justify" draw:textarea-vertical-align="middle" draw:auto-grow-height="false" fo:min-height="0.02cm" fo:min-width="0.075cm"/>
      <style:paragraph-properties style:writing-mode="lr-tb"/>
    </style:style>
    <style:style style:name="gr490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6.708cm" fo:min-width="7.059cm"/>
      <style:paragraph-properties style:writing-mode="lr-tb"/>
    </style:style>
    <style:style style:name="gr491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383cm" fo:min-width="3.866cm"/>
      <style:paragraph-properties style:writing-mode="lr-tb"/>
    </style:style>
    <style:style style:name="gr492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93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494" style:family="graphic" style:parent-style-name="standard">
      <style:graphic-properties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495" style:family="graphic" style:parent-style-name="standard">
      <style:graphic-properties draw:fill-color="#87cefa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496" style:family="graphic" style:parent-style-name="standard">
      <style:graphic-properties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97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498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99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500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5cm"/>
      <style:paragraph-properties style:writing-mode="lr-tb"/>
    </style:style>
    <style:style style:name="gr501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5cm"/>
      <style:paragraph-properties style:writing-mode="lr-tb"/>
    </style:style>
    <style:style style:name="gr502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9.651cm" fo:min-width="1.569cm"/>
      <style:paragraph-properties style:writing-mode="lr-tb"/>
    </style:style>
    <style:style style:name="gr503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10.217cm" fo:min-width="0.697cm"/>
      <style:paragraph-properties style:writing-mode="lr-tb"/>
    </style:style>
    <style:style style:name="gr504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9.213cm" fo:min-width="0.697cm"/>
      <style:paragraph-properties style:writing-mode="lr-tb"/>
    </style:style>
    <style:style style:name="gr505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6.653cm" fo:min-width="0.902cm"/>
      <style:paragraph-properties style:writing-mode="lr-tb"/>
    </style:style>
    <style:style style:name="gr506" style:family="graphic" style:parent-style-name="standard">
      <style:graphic-properties draw:fill-color="#87cefa" draw:opacity="100%" draw:textarea-horizontal-align="justify" draw:textarea-vertical-align="middle" draw:auto-grow-height="false" fo:min-height="0.018cm" fo:min-width="0.076cm"/>
      <style:paragraph-properties style:writing-mode="lr-tb"/>
    </style:style>
    <style:style style:name="gr507" style:family="graphic" style:parent-style-name="standard">
      <style:graphic-properties draw:fill-color="#87cefa" draw:textarea-horizontal-align="justify" draw:textarea-vertical-align="middle" draw:auto-grow-height="false" fo:min-height="0.02cm" fo:min-width="0.076cm"/>
      <style:paragraph-properties style:writing-mode="lr-tb"/>
    </style:style>
    <style:style style:name="gr508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509" style:family="graphic" style:parent-style-name="standard">
      <style:graphic-properties draw:fill-color="#ffff00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10" style:family="graphic" style:parent-style-name="standard">
      <style:graphic-properties draw:fill-color="#87cefa" draw:textarea-horizontal-align="justify" draw:textarea-vertical-align="middle" draw:auto-grow-height="false" fo:min-height="0.021cm" fo:min-width="0.077cm"/>
      <style:paragraph-properties style:writing-mode="lr-tb"/>
    </style:style>
    <style:style style:name="gr511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077cm"/>
      <style:paragraph-properties style:writing-mode="lr-tb"/>
    </style:style>
    <style:style style:name="gr512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513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5cm"/>
      <style:paragraph-properties style:writing-mode="lr-tb"/>
    </style:style>
    <style:style style:name="gr514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076cm"/>
      <style:paragraph-properties style:writing-mode="lr-tb"/>
    </style:style>
    <style:style style:name="gr515" style:family="graphic" style:parent-style-name="standard">
      <style:graphic-properties draw:fill-color="#87cefa" draw:textarea-horizontal-align="justify" draw:textarea-vertical-align="middle" draw:auto-grow-height="false" fo:min-height="0.02cm" fo:min-width="0.075cm"/>
      <style:paragraph-properties style:writing-mode="lr-tb"/>
    </style:style>
    <style:style style:name="gr5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818cm"/>
      <style:paragraph-properties style:writing-mode="lr-tb"/>
    </style:style>
    <style:style style:name="gr51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2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21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3.036cm" fo:min-width="0.93cm"/>
      <style:paragraph-properties style:writing-mode="lr-tb"/>
    </style:style>
    <style:style style:name="gr52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3" style:family="graphic" style:parent-style-name="standard">
      <style:graphic-properties draw:fill-color="#ffffff" draw:opacity="100%" draw:textarea-horizontal-align="justify" draw:textarea-vertical-align="middle" draw:auto-grow-height="false" fo:min-height="0.018cm" fo:min-width="0.076cm"/>
      <style:paragraph-properties style:writing-mode="lr-tb"/>
    </style:style>
    <style:style style:name="gr5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6" style:family="graphic" style:parent-style-name="objectwithoutfill">
      <style:graphic-properties draw:stroke="solid" draw:stroke-dash="Double_20_Dash_20_Dot" draw:marker-start="" draw:marker-start-width="0.3cm" draw:marker-end="Symmetric_20_Arrow" draw:marker-end-width="0.3cm" draw:fill="solid" draw:textarea-vertical-align="middle"/>
    </style:style>
    <style:style style:name="gr527" style:family="graphic" style:parent-style-name="standard" style:list-style-name="L1">
      <style:graphic-properties draw:stroke="none" draw:textarea-horizontal-align="justify" draw:textarea-vertical-align="middle" draw:auto-grow-height="false" fo:min-height="1.488cm" fo:min-width="5.818cm"/>
      <style:paragraph-properties style:writing-mode="lr-tb"/>
    </style:style>
    <style:style style:name="gr52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31" style:family="graphic" style:parent-style-name="standard">
      <style:graphic-properties draw:stroke="dash" draw:stroke-dash="Long_20_Dash" draw:fill-color="#ff0000" draw:opacity="12%" draw:textarea-vertical-align="middle"/>
    </style:style>
    <style:style style:name="gr532" style:family="graphic" style:parent-style-name="standard">
      <style:graphic-properties draw:stroke="dash" draw:stroke-dash="Long_20_Dash" draw:fill-color="#0000ff" draw:opacity="5%" draw:textarea-vertical-align="middle"/>
    </style:style>
    <style:style style:name="gr533" style:family="graphic" style:parent-style-name="standard">
      <style:graphic-properties draw:fill-color="#ffff00" draw:textarea-horizontal-align="justify" draw:textarea-vertical-align="middle" draw:auto-grow-height="false" fo:min-height="0.02cm" fo:min-width="0.169cm"/>
      <style:paragraph-properties style:writing-mode="lr-tb"/>
    </style:style>
    <style:style style:name="gr534" style:family="graphic" style:parent-style-name="standard">
      <style:graphic-properties draw:textarea-horizontal-align="justify" draw:textarea-vertical-align="middle" draw:auto-grow-height="false" fo:min-height="0.018cm" fo:min-width="0.168cm"/>
      <style:paragraph-properties style:writing-mode="lr-tb"/>
    </style:style>
    <style:style style:name="gr535" style:family="graphic" style:parent-style-name="standard">
      <style:graphic-properties draw:textarea-horizontal-align="justify" draw:textarea-vertical-align="middle" draw:auto-grow-height="false" fo:min-height="0.02cm" fo:min-width="0.167cm"/>
      <style:paragraph-properties style:writing-mode="lr-tb"/>
    </style:style>
    <style:style style:name="gr536" style:family="graphic" style:parent-style-name="standard">
      <style:graphic-properties draw:fill-color="#e2f3fe" draw:opacity="0%" draw:textarea-horizontal-align="justify" draw:textarea-vertical-align="middle" draw:auto-grow-height="false" fo:min-height="0.021cm" fo:min-width="0.17cm"/>
      <style:paragraph-properties style:writing-mode="lr-tb"/>
    </style:style>
    <style:style style:name="gr537" style:family="graphic" style:parent-style-name="standard">
      <style:graphic-properties draw:fill-color="#e2f3fe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538" style:family="graphic" style:parent-style-name="standard">
      <style:graphic-properties draw:fill-color="#e2f3fe"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539" style:family="graphic" style:parent-style-name="standard">
      <style:graphic-properties draw:fill-color="#e2f3fe" draw:opacity="0%" draw:textarea-horizontal-align="justify" draw:textarea-vertical-align="middle" draw:auto-grow-height="false" fo:min-height="0.018cm" fo:min-width="0.168cm"/>
      <style:paragraph-properties style:writing-mode="lr-tb"/>
    </style:style>
    <style:style style:name="gr540" style:family="graphic" style:parent-style-name="standard">
      <style:graphic-properties draw:fill-color="#e2f3fe" draw:opacity="0%" draw:textarea-horizontal-align="justify" draw:textarea-vertical-align="middle" draw:auto-grow-height="false" fo:min-height="0.021cm" fo:min-width="0.168cm"/>
      <style:paragraph-properties style:writing-mode="lr-tb"/>
    </style:style>
    <style:style style:name="gr541" style:family="graphic" style:parent-style-name="standard">
      <style:graphic-properties draw:fill-color="#87cefa" draw:opacity="100%" draw:textarea-horizontal-align="justify" draw:textarea-vertical-align="middle" draw:auto-grow-height="false" fo:min-height="0.021cm" fo:min-width="0.17cm"/>
      <style:paragraph-properties style:writing-mode="lr-tb"/>
    </style:style>
    <style:style style:name="gr542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543" style:family="graphic" style:parent-style-name="standard">
      <style:graphic-properties draw:fill-color="#ffffff" draw:opacity="0%" draw:textarea-horizontal-align="justify" draw:textarea-vertical-align="middle" draw:auto-grow-height="false" fo:min-height="0.018cm" fo:min-width="0.168cm"/>
      <style:paragraph-properties style:writing-mode="lr-tb"/>
    </style:style>
    <style:style style:name="gr544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168cm"/>
      <style:paragraph-properties style:writing-mode="lr-tb"/>
    </style:style>
    <style:style style:name="gr545" style:family="graphic" style:parent-style-name="standard">
      <style:graphic-properties draw:fill-color="#ffffff" draw:opacity="0%" draw:textarea-vertical-align="middle"/>
    </style:style>
    <style:style style:name="gr546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167cm"/>
      <style:paragraph-properties style:writing-mode="lr-tb"/>
    </style:style>
    <style:style style:name="gr547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8cm" fo:min-width="0cm" fo:padding-top="0.142cm" fo:padding-bottom="0.142cm" fo:padding-left="0.267cm" fo:padding-right="0.267cm"/>
      <style:paragraph-properties style:writing-mode="lr-tb"/>
    </style:style>
    <style:style style:name="gr548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3.843cm" fo:min-width="4.201cm"/>
      <style:paragraph-properties style:writing-mode="lr-tb"/>
    </style:style>
    <style:style style:name="gr549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2.93cm" fo:min-width="3.2cm"/>
      <style:paragraph-properties style:writing-mode="lr-tb"/>
    </style:style>
    <style:style style:name="gr550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4.434cm" fo:min-width="1.116cm"/>
      <style:paragraph-properties style:writing-mode="lr-tb"/>
    </style:style>
    <style:style style:name="gr551" style:family="graphic" style:parent-style-name="standard">
      <style:graphic-properties draw:fill-color="#ffd4d4" draw:textarea-horizontal-align="justify" draw:textarea-vertical-align="middle" draw:auto-grow-height="false" fo:min-height="0.018cm" fo:min-width="0.171cm"/>
      <style:paragraph-properties style:writing-mode="lr-tb"/>
    </style:style>
    <style:style style:name="gr552" style:family="graphic" style:parent-style-name="standard">
      <style:graphic-properties draw:fill-color="#ffd4d4" draw:textarea-horizontal-align="justify" draw:textarea-vertical-align="middle" draw:auto-grow-height="false" fo:min-height="0.021cm" fo:min-width="0.167cm"/>
      <style:paragraph-properties style:writing-mode="lr-tb"/>
    </style:style>
    <style:style style:name="gr553" style:family="graphic" style:parent-style-name="standard">
      <style:graphic-properties draw:fill-color="#ffd4d4" draw:textarea-horizontal-align="justify" draw:textarea-vertical-align="middle" draw:auto-grow-height="false" fo:min-height="0.02cm" fo:min-width="0.169cm"/>
      <style:paragraph-properties style:writing-mode="lr-tb"/>
    </style:style>
    <style:style style:name="gr554" style:family="graphic" style:parent-style-name="standard">
      <style:graphic-properties draw:fill-color="#ffd4d4" draw:textarea-horizontal-align="justify" draw:textarea-vertical-align="middle" draw:auto-grow-height="false" fo:min-height="0.019cm" fo:min-width="0.171cm"/>
      <style:paragraph-properties style:writing-mode="lr-tb"/>
    </style:style>
    <style:style style:name="gr555" style:family="graphic" style:parent-style-name="standard">
      <style:graphic-properties draw:fill-color="#ffd4d4" draw:textarea-horizontal-align="justify" draw:textarea-vertical-align="middle" draw:auto-grow-height="false" fo:min-height="0.02cm" fo:min-width="0.168cm"/>
      <style:paragraph-properties style:writing-mode="lr-tb"/>
    </style:style>
    <style:style style:name="gr556" style:family="graphic" style:parent-style-name="standard">
      <style:graphic-properties draw:fill-color="#ffd4d4" draw:textarea-horizontal-align="justify" draw:textarea-vertical-align="middle" draw:auto-grow-height="false" fo:min-height="0.019cm" fo:min-width="0.168cm"/>
      <style:paragraph-properties style:writing-mode="lr-tb"/>
    </style:style>
    <style:style style:name="gr557" style:family="graphic" style:parent-style-name="standard">
      <style:graphic-properties draw:textarea-horizontal-align="justify" draw:textarea-vertical-align="middle" draw:auto-grow-height="false" fo:min-height="0.019cm" fo:min-width="0.168cm"/>
      <style:paragraph-properties style:writing-mode="lr-tb"/>
    </style:style>
    <style:style style:name="gr558" style:family="graphic" style:parent-style-name="standard">
      <style:graphic-properties draw:textarea-horizontal-align="justify" draw:textarea-vertical-align="middle" draw:auto-grow-height="false" fo:min-height="0.02cm" fo:min-width="0.168cm"/>
      <style:paragraph-properties style:writing-mode="lr-tb"/>
    </style:style>
    <style:style style:name="gr559" style:family="graphic" style:parent-style-name="standard">
      <style:graphic-properties draw:fill-color="#ffd4d4" draw:textarea-horizontal-align="justify" draw:textarea-vertical-align="middle" draw:auto-grow-height="false" fo:min-height="0.021cm" fo:min-width="0.17cm"/>
      <style:paragraph-properties style:writing-mode="lr-tb"/>
    </style:style>
    <style:style style:name="gr560" style:family="graphic" style:parent-style-name="standard">
      <style:graphic-properties draw:textarea-horizontal-align="justify" draw:textarea-vertical-align="middle" draw:auto-grow-height="false" fo:min-height="0.019cm" fo:min-width="0.169cm"/>
      <style:paragraph-properties style:writing-mode="lr-tb"/>
    </style:style>
    <style:style style:name="gr561" style:family="graphic" style:parent-style-name="standard">
      <style:graphic-properties draw:fill-color="#e2f3fe" draw:textarea-horizontal-align="justify" draw:textarea-vertical-align="middle" draw:auto-grow-height="false" fo:min-height="0.018cm" fo:min-width="0.172cm"/>
      <style:paragraph-properties style:writing-mode="lr-tb"/>
    </style:style>
    <style:style style:name="gr562" style:family="graphic" style:parent-style-name="standard">
      <style:graphic-properties draw:fill-color="#e2f3fe" draw:textarea-horizontal-align="justify" draw:textarea-vertical-align="middle" draw:auto-grow-height="false" fo:min-height="0.021cm" fo:min-width="0.168cm"/>
      <style:paragraph-properties style:writing-mode="lr-tb"/>
    </style:style>
    <style:style style:name="gr563" style:family="graphic" style:parent-style-name="standard">
      <style:graphic-properties draw:fill-color="#e2f3fe" draw:textarea-horizontal-align="justify" draw:textarea-vertical-align="middle" draw:auto-grow-height="false" fo:min-height="0.02cm" fo:min-width="0.17cm"/>
      <style:paragraph-properties style:writing-mode="lr-tb"/>
    </style:style>
    <style:style style:name="gr564" style:family="graphic" style:parent-style-name="standard">
      <style:graphic-properties draw:fill-color="#e2f3fe" draw:textarea-horizontal-align="justify" draw:textarea-vertical-align="middle" draw:auto-grow-height="false" fo:min-height="0.019cm" fo:min-width="0.169cm"/>
      <style:paragraph-properties style:writing-mode="lr-tb"/>
    </style:style>
    <style:style style:name="gr565" style:family="graphic" style:parent-style-name="standard">
      <style:graphic-properties draw:fill-color="#e2f3fe" draw:textarea-horizontal-align="justify" draw:textarea-vertical-align="middle" draw:auto-grow-height="false" fo:min-height="0.02cm" fo:min-width="0.167cm"/>
      <style:paragraph-properties style:writing-mode="lr-tb"/>
    </style:style>
    <style:style style:name="gr566" style:family="graphic" style:parent-style-name="standard">
      <style:graphic-properties draw:fill-color="#e2f3fe" draw:textarea-horizontal-align="justify" draw:textarea-vertical-align="middle" draw:auto-grow-height="false" fo:min-height="0.02cm" fo:min-width="0.169cm"/>
      <style:paragraph-properties style:writing-mode="lr-tb"/>
    </style:style>
    <style:style style:name="gr567" style:family="graphic" style:parent-style-name="standard">
      <style:graphic-properties draw:fill-color="#e2f3fe" draw:textarea-horizontal-align="justify" draw:textarea-vertical-align="middle" draw:auto-grow-height="false" fo:min-height="0.019cm" fo:min-width="0.17cm"/>
      <style:paragraph-properties style:writing-mode="lr-tb"/>
    </style:style>
    <style:style style:name="gr568" style:family="graphic" style:parent-style-name="standard">
      <style:graphic-properties draw:fill-color="#e2f3fe" draw:textarea-horizontal-align="justify" draw:textarea-vertical-align="middle" draw:auto-grow-height="false" fo:min-height="0.021cm" fo:min-width="0.17cm"/>
      <style:paragraph-properties style:writing-mode="lr-tb"/>
    </style:style>
    <style:style style:name="gr569" style:family="graphic" style:parent-style-name="standard">
      <style:graphic-properties draw:textarea-horizontal-align="justify" draw:textarea-vertical-align="middle" draw:auto-grow-height="false" fo:min-height="0.021cm" fo:min-width="0.166cm"/>
      <style:paragraph-properties style:writing-mode="lr-tb"/>
    </style:style>
    <style:style style:name="gr570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9cm" fo:min-width="0cm" fo:padding-top="0.142cm" fo:padding-bottom="0.142cm" fo:padding-left="0.267cm" fo:padding-right="0.267cm"/>
      <style:paragraph-properties style:writing-mode="lr-tb"/>
    </style:style>
    <style:style style:name="gr571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7cm" fo:min-width="0cm" fo:padding-top="0.142cm" fo:padding-bottom="0.142cm" fo:padding-left="0.267cm" fo:padding-right="0.267cm"/>
      <style:paragraph-properties style:writing-mode="lr-tb"/>
    </style:style>
    <style:style style:name="gr572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2.257cm" fo:min-width="0.776cm"/>
      <style:paragraph-properties style:writing-mode="lr-tb"/>
    </style:style>
    <style:style style:name="gr573" style:family="graphic" style:parent-style-name="standard">
      <style:graphic-properties draw:fill-color="#ffffff" draw:textarea-horizontal-align="justify" draw:textarea-vertical-align="middle" draw:auto-grow-height="false" fo:min-height="0.021cm" fo:min-width="0.169cm"/>
      <style:paragraph-properties style:writing-mode="lr-tb"/>
    </style:style>
    <style:style style:name="gr574" style:family="graphic" style:parent-style-name="standard">
      <style:graphic-properties draw:fill-color="#ffd4d4" draw:textarea-horizontal-align="justify" draw:textarea-vertical-align="middle" draw:auto-grow-height="false" fo:min-height="0.022cm" fo:min-width="0.168cm"/>
      <style:paragraph-properties style:writing-mode="lr-tb"/>
    </style:style>
    <style:style style:name="gr575" style:family="graphic" style:parent-style-name="standard">
      <style:graphic-properties draw:fill-color="#ffffff" draw:textarea-horizontal-align="justify" draw:textarea-vertical-align="middle" draw:auto-grow-height="false" fo:min-height="0.019cm" fo:min-width="0.168cm"/>
      <style:paragraph-properties style:writing-mode="lr-tb"/>
    </style:style>
    <style:style style:name="gr576" style:family="graphic" style:parent-style-name="standard">
      <style:graphic-properties draw:fill-color="#ffffff" draw:textarea-horizontal-align="justify" draw:textarea-vertical-align="middle" draw:auto-grow-height="false" fo:min-height="0.02cm" fo:min-width="0.168cm"/>
      <style:paragraph-properties style:writing-mode="lr-tb"/>
    </style:style>
    <style:style style:name="gr577" style:family="graphic" style:parent-style-name="standard">
      <style:graphic-properties draw:fill-color="#ffffff" draw:textarea-horizontal-align="justify" draw:textarea-vertical-align="middle" draw:auto-grow-height="false" fo:min-height="0.021cm" fo:min-width="0.168cm"/>
      <style:paragraph-properties style:writing-mode="lr-tb"/>
    </style:style>
    <style:style style:name="gr578" style:family="graphic" style:parent-style-name="standard">
      <style:graphic-properties draw:fill-color="#ffffff" draw:textarea-horizontal-align="justify" draw:textarea-vertical-align="middle" draw:auto-grow-height="false" fo:min-height="0.018cm" fo:min-width="0.17cm"/>
      <style:paragraph-properties style:writing-mode="lr-tb"/>
    </style:style>
    <style:style style:name="gr579" style:family="graphic" style:parent-style-name="standard">
      <style:graphic-properties draw:fill-color="#87cefa" draw:textarea-horizontal-align="justify" draw:textarea-vertical-align="middle" draw:auto-grow-height="false" fo:min-height="0.022cm" fo:min-width="0.16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.152cm" fo:margin-right="0cm" fo:text-align="center" fo:text-indent="0cm" style:writing-mode="lr-tb"/>
      <style:text-properties fo:color="#000000" fo:font-size="8pt"/>
    </style:style>
    <style:style style:name="P2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4" style:family="paragraph">
      <loext:graphic-properties draw:fill-color="#ff4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5" style:family="paragraph">
      <style:paragraph-properties fo:margin-left="0.152cm" fo:margin-right="0cm" fo:text-align="center" fo:text-indent="0cm"/>
      <style:text-properties fo:font-size="8pt"/>
    </style:style>
    <style:style style:name="P6" style:family="paragraph">
      <style:paragraph-properties fo:margin-left="0.152cm" fo:margin-right="0cm" fo:text-align="center" fo:text-indent="0cm" style:writing-mode="lr-tb"/>
      <style:text-properties fo:font-size="8pt"/>
    </style:style>
    <style:style style:name="P7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font-size="8pt"/>
    </style:style>
    <style:style style:name="P8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font-size="8pt"/>
    </style:style>
    <style:style style:name="P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font-size="8pt"/>
    </style:style>
    <style:style style:name="P10" style:family="paragraph">
      <loext:graphic-properties draw:opacity="0%"/>
      <style:paragraph-properties fo:margin-left="0.152cm" fo:margin-right="0cm" fo:text-align="center" fo:text-indent="0cm" style:writing-mode="lr-tb"/>
      <style:text-properties fo:font-size="8pt"/>
    </style:style>
    <style:style style:name="P11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font-size="8pt"/>
    </style:style>
    <style:style style:name="P12" style:family="paragraph">
      <loext:graphic-properties draw:opacity="100%"/>
      <style:paragraph-properties fo:margin-left="0.152cm" fo:margin-right="0cm" fo:text-align="center" fo:text-indent="0cm" style:writing-mode="lr-tb"/>
      <style:text-properties fo:font-size="8pt"/>
    </style:style>
    <style:style style:name="P13" style:family="paragraph">
      <loext:graphic-properties draw:fill-color="#0000cd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7" style:family="paragraph">
      <loext:graphic-properties draw:fill-color="#87cefa" draw:opacity="100%"/>
      <style:paragraph-properties fo:margin-left="0.152cm" fo:margin-right="0cm" fo:text-align="center" fo:text-indent="0cm" style:writing-mode="lr-tb"/>
      <style:text-properties fo:font-size="8pt"/>
    </style:style>
    <style:style style:name="P18" style:family="paragraph">
      <loext:graphic-properties draw:fill-color="#87cefa"/>
      <style:paragraph-properties fo:text-align="center" style:writing-mode="lr-tb"/>
      <style:text-properties fo:font-size="12pt"/>
    </style:style>
    <style:style style:name="P19" style:family="paragraph">
      <loext:graphic-properties draw:fill-color="#1e90ff" draw:opacity="100%"/>
      <style:paragraph-properties fo:text-align="center" style:writing-mode="lr-tb"/>
      <style:text-properties fo:color="#000000" fo:font-size="12pt"/>
    </style:style>
    <style:style style:name="P20" style:family="paragraph">
      <loext:graphic-properties draw:fill-color="#ffa500" draw:opacity="100%"/>
      <style:paragraph-properties fo:text-align="center" style:writing-mode="lr-tb"/>
      <style:text-properties fo:color="#000000" fo:font-size="12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23" style:family="paragraph">
      <loext:graphic-properties draw:fill-color="#ff4500" draw:opacity="100%"/>
      <style:paragraph-properties fo:text-align="center" style:writing-mode="lr-tb"/>
      <style:text-properties fo:color="#000000" fo:font-size="12pt"/>
    </style:style>
    <style:style style:name="P24" style:family="paragraph">
      <loext:graphic-properties draw:fill-color="#0000cd" draw:opacity="100%"/>
      <style:paragraph-properties fo:text-align="center" style:writing-mode="lr-tb"/>
      <style:text-properties fo:color="#000000" fo:font-size="12pt"/>
    </style:style>
    <style:style style:name="P25" style:family="paragraph">
      <loext:graphic-properties draw:fill-color="#f0e68c" draw:opacity="100%"/>
      <style:paragraph-properties fo:text-align="center" style:writing-mode="lr-tb"/>
      <style:text-properties fo:color="#000000" fo:font-size="12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-color="#87cefa"/>
      <style:paragraph-properties fo:margin-left="0.152cm" fo:margin-right="0cm" fo:text-align="center" fo:text-indent="0cm" style:writing-mode="lr-tb"/>
      <style:text-properties fo:font-size="8pt"/>
    </style:style>
    <style:style style:name="P28" style:family="paragraph">
      <loext:graphic-properties draw:opacity="100%"/>
      <style:paragraph-properties fo:margin-left="0.152cm" fo:margin-right="0cm" fo:text-align="center" fo:text-indent="0cm"/>
      <style:text-properties fo:font-size="8pt"/>
    </style:style>
    <style:style style:name="P2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0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1" style:family="paragraph">
      <loext:graphic-properties draw:opacity="0%"/>
      <style:paragraph-properties fo:text-align="center" style:writing-mode="lr-tb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-color="#ffe2ac" draw:opacity="100%"/>
      <style:paragraph-properties fo:margin-left="0.152cm" fo:margin-right="0cm" fo:text-align="center" fo:text-indent="0cm" style:writing-mode="lr-tb"/>
      <style:text-properties fo:font-size="8pt"/>
    </style:style>
    <style:style style:name="P34" style:family="paragraph">
      <loext:graphic-properties draw:fill-color="#ffffff" draw:opacity="0%"/>
      <style:paragraph-properties fo:text-align="center"/>
    </style:style>
    <style:style style:name="P35" style:family="paragraph">
      <loext:graphic-properties draw:fill-color="#ffffff"/>
      <style:paragraph-properties fo:margin-left="0.152cm" fo:margin-right="0cm" fo:text-align="center" fo:text-indent="0cm" style:writing-mode="lr-tb"/>
      <style:text-properties fo:font-size="8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8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42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43" style:family="paragraph">
      <style:paragraph-properties fo:text-align="center" style:writing-mode="lr-tb"/>
      <style:text-properties fo:color="#000000" fo:font-size="9pt"/>
    </style:style>
    <style:style style:name="P44" style:family="paragraph">
      <style:paragraph-properties fo:text-align="center"/>
      <style:text-properties fo:font-size="9pt"/>
    </style:style>
    <style:style style:name="P45" style:family="paragraph">
      <loext:graphic-properties draw:opacity="0%"/>
      <style:paragraph-properties fo:text-align="center" style:writing-mode="lr-tb"/>
      <style:text-properties fo:font-size="9pt"/>
    </style:style>
    <style:style style:name="P46" style:family="paragraph">
      <style:paragraph-properties fo:text-align="center" style:writing-mode="lr-tb"/>
      <style:text-properties fo:font-size="9pt"/>
    </style:style>
    <style:style style:name="P47" style:family="paragraph">
      <loext:graphic-properties draw:fill-color="#ffff00"/>
      <style:paragraph-properties fo:text-align="center" style:writing-mode="lr-tb"/>
      <style:text-properties fo:font-size="9pt"/>
    </style:style>
    <style:style style:name="P48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49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style:paragraph-properties fo:text-align="center" style:writing-mode="lr-tb"/>
      <style:text-properties fo:font-size="10pt"/>
    </style:style>
    <style:style style:name="P54" style:family="paragraph">
      <loext:graphic-properties draw:opacity="100%"/>
      <style:paragraph-properties fo:text-align="center" style:writing-mode="lr-tb"/>
      <style:text-properties fo:font-size="10pt"/>
    </style:style>
    <style:style style:name="P55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5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57" style:family="paragraph">
      <loext:graphic-properties draw:fill="solid"/>
      <style:paragraph-properties fo:text-align="center"/>
      <style:text-properties fo:font-size="10pt"/>
    </style:style>
    <style:style style:name="P58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59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60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61" style:family="paragraph">
      <style:paragraph-properties fo:text-align="center"/>
      <style:text-properties fo:color="#696969" fo:font-size="10pt"/>
    </style:style>
    <style:style style:name="P62" style:family="paragraph">
      <style:paragraph-properties fo:text-align="center"/>
      <style:text-properties fo:font-size="10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65" style:family="paragraph">
      <loext:graphic-properties draw:fill="none" draw:fill-color="#ffffff"/>
      <style:paragraph-properties fo:text-align="center" style:writing-mode="lr-tb"/>
    </style:style>
    <style:style style:name="P66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67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68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69" style:family="paragraph">
      <loext:graphic-properties draw:opacity="100%"/>
      <style:paragraph-properties fo:text-align="center" style:writing-mode="lr-tb"/>
      <style:text-properties fo:font-size="9pt"/>
    </style:style>
    <style:style style:name="P70" style:family="paragraph">
      <loext:graphic-properties draw:opacity="0%"/>
      <style:paragraph-properties fo:text-align="center" style:writing-mode="lr-tb"/>
      <style:text-properties fo:font-size="10pt"/>
    </style:style>
    <style:style style:name="P71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72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73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74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75" style:family="paragraph">
      <loext:graphic-properties draw:fill-color="#ffffff"/>
      <style:paragraph-properties fo:text-align="center"/>
      <style:text-properties fo:font-size="9pt"/>
    </style:style>
    <style:style style:name="P76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7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78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79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8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81" style:family="paragraph">
      <style:paragraph-properties fo:text-align="center" style:writing-mode="lr-tb"/>
      <style:text-properties fo:font-size="14pt"/>
    </style:style>
    <style:style style:name="P82" style:family="paragraph">
      <loext:graphic-properties draw:opacity="100%"/>
      <style:paragraph-properties fo:text-align="center" style:writing-mode="lr-tb"/>
      <style:text-properties fo:font-size="14pt"/>
    </style:style>
    <style:style style:name="P83" style:family="paragraph">
      <loext:graphic-properties draw:fill="solid"/>
      <style:paragraph-properties fo:text-align="center" style:writing-mode="lr-tb"/>
      <style:text-properties fo:font-size="10pt"/>
    </style:style>
    <style:style style:name="P84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85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86" style:family="paragraph">
      <loext:graphic-properties draw:fill="solid" draw:fill-color="#ffffff"/>
      <style:paragraph-properties fo:text-align="center"/>
      <style:text-properties fo:font-size="10pt"/>
    </style:style>
    <style:style style:name="P87" style:family="paragraph">
      <loext:graphic-properties draw:fill="solid"/>
      <style:paragraph-properties fo:text-align="center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90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91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92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93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94" style:family="paragraph">
      <loext:graphic-properties draw:fill="solid"/>
      <style:paragraph-properties fo:text-align="center" style:writing-mode="lr-tb"/>
    </style:style>
    <style:style style:name="P95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96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97" style:family="paragraph">
      <style:paragraph-properties fo:text-align="center" style:writing-mode="lr-tb"/>
      <style:text-properties fo:font-size="12pt"/>
    </style:style>
    <style:style style:name="P98" style:family="paragraph">
      <loext:graphic-properties draw:opacity="100%"/>
      <style:paragraph-properties fo:text-align="center" style:writing-mode="lr-tb"/>
      <style:text-properties fo:font-size="12pt"/>
    </style:style>
    <style:style style:name="P99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100" style:family="paragraph">
      <style:paragraph-properties fo:text-align="center" style:writing-mode="lr-tb"/>
      <style:text-properties fo:font-size="8pt"/>
    </style:style>
    <style:style style:name="P101" style:family="paragraph">
      <loext:graphic-properties draw:opacity="100%"/>
      <style:paragraph-properties fo:text-align="center" style:writing-mode="lr-tb"/>
      <style:text-properties fo:font-size="8pt"/>
    </style:style>
    <style:style style:name="P102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103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104" style:family="paragraph">
      <loext:graphic-properties draw:fill-color="#87cefa"/>
      <style:paragraph-properties fo:text-align="center" style:writing-mode="lr-tb"/>
      <style:text-properties fo:font-size="9pt"/>
    </style:style>
    <style:style style:name="P105" style:family="paragraph">
      <loext:graphic-properties draw:fill-color="#1e90ff" draw:opacity="100%"/>
      <style:paragraph-properties fo:text-align="center" style:writing-mode="lr-tb"/>
      <style:text-properties fo:color="#000000" fo:font-size="9pt"/>
    </style:style>
    <style:style style:name="P10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107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108" style:family="paragraph">
      <style:paragraph-properties fo:text-align="center" style:writing-mode="lr-tb"/>
      <style:text-properties fo:font-size="7pt"/>
    </style:style>
    <style:style style:name="P109" style:family="paragraph">
      <loext:graphic-properties draw:fill-color="#f0e68c" draw:opacity="100%"/>
      <style:paragraph-properties fo:text-align="center" style:writing-mode="lr-tb"/>
      <style:text-properties fo:font-size="7pt"/>
    </style:style>
    <style:style style:name="P110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111" style:family="paragraph">
      <loext:graphic-properties draw:fill-color="#ffffff"/>
      <style:paragraph-properties fo:text-align="center"/>
      <style:text-properties fo:font-size="7pt"/>
    </style:style>
    <style:style style:name="P112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113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114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115" style:family="paragraph">
      <loext:graphic-properties draw:fill-color="#ffffff"/>
      <style:paragraph-properties fo:text-align="center" style:writing-mode="lr-tb"/>
      <style:text-properties fo:font-size="7pt"/>
    </style:style>
    <style:style style:name="P116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117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118" style:family="paragraph">
      <loext:graphic-properties draw:fill-color="#e2f3fe"/>
      <style:paragraph-properties fo:text-align="center" style:writing-mode="lr-tb"/>
      <style:text-properties fo:font-size="7pt"/>
    </style:style>
    <style:style style:name="P119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120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121" style:family="paragraph">
      <style:paragraph-properties fo:margin-top="0.305cm" fo:margin-bottom="0cm" fo:text-align="center" style:writing-mode="lr-tb"/>
      <style:text-properties fo:color="#000000" fo:font-size="7pt"/>
    </style:style>
    <style:style style:name="P122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123" style:family="paragraph">
      <style:paragraph-properties fo:text-align="center" style:writing-mode="lr-tb"/>
      <style:text-properties fo:color="#000000" fo:font-size="7pt"/>
    </style:style>
    <style:style style:name="P124" style:family="paragraph">
      <loext:graphic-properties draw:fill-color="#f0e68c" draw:opacity="100%"/>
      <style:paragraph-properties fo:text-align="center" style:writing-mode="lr-tb"/>
      <style:text-properties fo:color="#000000" fo:font-size="7pt"/>
    </style:style>
    <style:style style:name="P125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126" style:family="paragraph">
      <loext:graphic-properties draw:fill-color="#f0e68c" draw:opacity="100%"/>
      <style:paragraph-properties fo:text-align="center" style:writing-mode="lr-tb"/>
      <style:text-properties fo:color="#000000" fo:font-size="9pt"/>
    </style:style>
    <style:style style:name="P127" style:family="paragraph">
      <loext:graphic-properties draw:fill="solid" draw:opacity="0%"/>
      <style:paragraph-properties fo:text-align="center"/>
    </style:style>
    <style:style style:name="P128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29" style:family="paragraph">
      <loext:graphic-properties draw:fill="solid" draw:fill-color="#ffffff" draw:opacity="100%"/>
      <style:paragraph-properties fo:margin-top="0.305cm" fo:margin-bottom="0cm" fo:text-align="center" style:writing-mode="lr-tb"/>
      <style:text-properties fo:color="#000000" fo:font-size="7pt"/>
    </style:style>
    <style:style style:name="P130" style:family="paragraph">
      <loext:graphic-properties draw:fill-color="#0000cd" draw:opacity="100%"/>
      <style:paragraph-properties fo:text-align="center" style:writing-mode="lr-tb"/>
      <style:text-properties fo:color="#000000" fo:font-size="7pt"/>
    </style:style>
    <style:style style:name="P131" style:family="paragraph">
      <loext:graphic-properties draw:fill-color="#1e90ff" draw:opacity="100%"/>
      <style:paragraph-properties fo:text-align="center" style:writing-mode="lr-tb"/>
      <style:text-properties fo:color="#000000" fo:font-size="7pt"/>
    </style:style>
    <style:style style:name="P132" style:family="paragraph">
      <loext:graphic-properties draw:fill-color="#ffffff" draw:opacity="100%"/>
      <style:paragraph-properties fo:text-align="center" style:writing-mode="lr-tb"/>
      <style:text-properties fo:color="#000000" fo:font-size="7pt"/>
    </style:style>
    <style:style style:name="P133" style:family="paragraph">
      <loext:graphic-properties draw:fill-color="#ffffff"/>
      <style:paragraph-properties fo:text-align="center" style:writing-mode="lr-tb"/>
      <style:text-properties fo:font-size="9pt"/>
    </style:style>
    <style:style style:name="P134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3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36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37" style:family="paragraph">
      <loext:graphic-properties draw:fill-color="#ffffff"/>
      <style:paragraph-properties fo:text-align="center" style:writing-mode="lr-tb"/>
      <style:text-properties fo:font-size="8pt"/>
    </style:style>
    <style:style style:name="P138" style:family="paragraph">
      <loext:graphic-properties draw:fill-color="#87cefa"/>
      <style:paragraph-properties fo:text-align="center" style:writing-mode="lr-tb"/>
      <style:text-properties fo:font-size="8pt"/>
    </style:style>
    <style:style style:name="P139" style:family="paragraph">
      <style:paragraph-properties fo:text-align="center"/>
      <style:text-properties fo:font-size="8pt"/>
    </style:style>
    <style:style style:name="P140" style:family="paragraph">
      <loext:graphic-properties draw:fill-color="#ffff00"/>
      <style:paragraph-properties fo:text-align="center" style:writing-mode="lr-tb"/>
      <style:text-properties fo:font-size="8pt"/>
    </style:style>
    <style:style style:name="P14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a9a9a9" style:font-name="Liberation Mono1" fo:font-size="10pt"/>
    </style:style>
    <style:style style:name="P1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a9a9a9" style:font-name="Liberation Mono1" fo:font-size="10pt"/>
    </style:style>
    <style:style style:name="P143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color="#a9a9a9" style:font-name="Liberation Mono1" fo:font-size="10pt"/>
    </style:style>
    <style:style style:name="P14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96969" fo:font-size="10pt"/>
    </style:style>
    <style:style style:name="P145" style:family="paragraph">
      <style:paragraph-properties fo:text-align="end"/>
    </style:style>
    <style:style style:name="P146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147" style:family="paragraph">
      <loext:graphic-properties draw:fill-color="#ffa500"/>
      <style:paragraph-properties fo:text-align="center" style:writing-mode="lr-tb"/>
      <style:text-properties fo:font-size="8pt"/>
    </style:style>
    <style:style style:name="P148" style:family="paragraph">
      <loext:graphic-properties draw:fill="solid" draw:fill-color="#ff0000" draw:opacity="7%"/>
      <style:paragraph-properties fo:text-align="center" style:writing-mode="lr-tb"/>
      <style:text-properties fo:font-size="9pt"/>
    </style:style>
    <style:style style:name="P149" style:family="paragraph">
      <loext:graphic-properties draw:fill-color="#ffffff" draw:opacity="0%"/>
      <style:paragraph-properties fo:text-align="center" style:writing-mode="lr-tb"/>
      <style:text-properties fo:font-size="8pt"/>
    </style:style>
    <style:style style:name="P150" style:family="paragraph">
      <loext:graphic-properties draw:fill="solid" draw:fill-color="#d3d3d3" draw:opacity="100%"/>
      <style:paragraph-properties fo:text-align="center" style:writing-mode="lr-tb"/>
      <style:text-properties fo:font-size="9pt"/>
    </style:style>
    <style:style style:name="P151" style:family="paragraph">
      <style:paragraph-properties fo:margin-left="0cm" fo:margin-right="0cm" fo:margin-top="0cm" fo:margin-bottom="0cm" fo:line-height="100%" fo:text-align="end" fo:text-indent="0cm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/>
    </style:style>
    <style:style style:name="P15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154" style:family="paragraph">
      <loext:graphic-properties draw:fill-color="#ffe4e1" draw:opacity="100%"/>
      <style:paragraph-properties fo:text-align="start" style:writing-mode="lr-tb"/>
      <style:text-properties fo:font-size="10pt" fo:font-weight="normal"/>
    </style:style>
    <style:style style:name="P155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a9a9a9" style:font-name="Liberation Mono1" fo:font-size="10pt"/>
    </style:style>
    <style:style style:name="P156" style:family="paragraph">
      <loext:graphic-properties draw:fill-color="#ffe4c4" draw:opacity="100%"/>
      <style:paragraph-properties fo:text-align="center" style:writing-mode="lr-tb"/>
      <style:text-properties fo:font-size="8pt"/>
    </style:style>
    <style:style style:name="P157" style:family="paragraph">
      <loext:graphic-properties draw:fill-color="#ffff00" draw:opacity="100%"/>
      <style:paragraph-properties fo:text-align="center" style:writing-mode="lr-tb"/>
      <style:text-properties fo:font-size="8pt"/>
    </style:style>
    <style:style style:name="P158" style:family="paragraph">
      <loext:graphic-properties draw:opacity="0%"/>
      <style:paragraph-properties fo:text-align="center" style:writing-mode="lr-tb"/>
      <style:text-properties fo:font-size="8pt"/>
    </style:style>
    <style:style style:name="P159" style:family="paragraph">
      <loext:graphic-properties draw:fill-color="#ffff00" draw:opacity="0%"/>
      <style:paragraph-properties fo:text-align="center" style:writing-mode="lr-tb"/>
      <style:text-properties fo:font-size="8pt"/>
    </style:style>
    <style:style style:name="P160" style:family="paragraph">
      <loext:graphic-properties draw:fill-color="#ffffff" draw:opacity="15%"/>
      <style:paragraph-properties fo:text-align="center" style:writing-mode="lr-tb"/>
      <style:text-properties fo:font-size="8pt"/>
    </style:style>
    <style:style style:name="P161" style:family="paragraph">
      <loext:graphic-properties draw:fill-color="#ffe4c4" draw:opacity="100%"/>
      <style:paragraph-properties fo:text-align="center" style:writing-mode="lr-tb"/>
      <style:text-properties fo:color="#000000" fo:font-size="9pt"/>
    </style:style>
    <style:style style:name="P162" style:family="paragraph">
      <loext:graphic-properties draw:fill-color="#ffe4e1" draw:opacity="100%"/>
      <style:paragraph-properties fo:text-align="center" style:writing-mode="lr-tb"/>
      <style:text-properties fo:font-size="8pt"/>
    </style:style>
    <style:style style:name="P163" style:family="paragraph">
      <loext:graphic-properties draw:fill-color="#ffe4c4" draw:opacity="100%"/>
      <style:paragraph-properties fo:text-align="center" style:writing-mode="lr-tb"/>
      <style:text-properties fo:font-size="10pt"/>
    </style:style>
    <style:style style:name="P164" style:family="paragraph">
      <style:paragraph-properties style:writing-mode="lr-tb"/>
    </style:style>
    <style:style style:name="P165" style:family="paragraph">
      <loext:graphic-properties draw:fill-color="#87cefa" draw:opacity="0%"/>
      <style:paragraph-properties fo:text-align="center" style:writing-mode="lr-tb"/>
      <style:text-properties fo:font-size="8pt"/>
    </style:style>
    <style:style style:name="P16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4pt"/>
    </style:style>
    <style:style style:name="P167" style:family="paragraph">
      <loext:graphic-properties draw:fill-color="#ff0000" draw:opacity="12%"/>
      <style:paragraph-properties fo:text-align="center"/>
    </style:style>
    <style:style style:name="P168" style:family="paragraph">
      <loext:graphic-properties draw:fill-color="#0000ff" draw:opacity="5%"/>
      <style:paragraph-properties fo:text-align="center"/>
    </style:style>
    <style:style style:name="P169" style:family="paragraph">
      <loext:graphic-properties draw:fill-color="#e2f3fe" draw:opacity="0%"/>
      <style:paragraph-properties fo:text-align="center" style:writing-mode="lr-tb"/>
      <style:text-properties fo:font-size="8pt"/>
    </style:style>
    <style:style style:name="P170" style:family="paragraph">
      <loext:graphic-properties draw:fill-color="#ffffff" draw:opacity="0%"/>
      <style:paragraph-properties fo:text-align="center"/>
      <style:text-properties fo:font-size="8pt"/>
    </style:style>
    <style:style style:name="P171" style:family="paragraph">
      <loext:graphic-properties draw:fill-color="#ffd4d4"/>
      <style:paragraph-properties fo:text-align="center" style:writing-mode="lr-tb"/>
      <style:text-properties fo:font-size="8pt"/>
    </style:style>
    <style:style style:name="P172" style:family="paragraph">
      <loext:graphic-properties draw:fill-color="#e2f3fe"/>
      <style:paragraph-properties fo:text-align="center" style:writing-mode="lr-tb"/>
      <style:text-properties fo:font-size="8pt"/>
    </style:style>
    <style:style style:name="T1" style:family="text">
      <style:text-properties fo:color="#000000" fo:font-size="8pt"/>
    </style:style>
    <style:style style:name="T2" style:family="text">
      <style:text-properties fo:font-size="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4pt"/>
    </style:style>
    <style:style style:name="T5" style:family="text">
      <style:text-properties fo:font-size="12pt"/>
    </style:style>
    <style:style style:name="T6" style:family="text">
      <style:text-properties fo:color="#000000" fo:font-size="9pt"/>
    </style:style>
    <style:style style:name="T7" style:family="text">
      <style:text-properties fo:font-size="9pt"/>
    </style:style>
    <style:style style:name="T8" style:family="text">
      <style:text-properties fo:font-size="10pt"/>
    </style:style>
    <style:style style:name="T9" style:family="text">
      <style:text-properties fo:color="#696969" fo:font-size="10pt"/>
    </style:style>
    <style:style style:name="T10" style:family="text">
      <style:text-properties fo:color="#000000" fo:font-size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0c0c0" fo:font-size="20pt"/>
    </style:style>
    <style:style style:name="T16" style:family="text">
      <style:text-properties fo:font-size="14pt" style:font-size-asian="12pt" style:font-size-complex="12pt"/>
    </style:style>
    <style:style style:name="T17" style:family="text">
      <style:text-properties style:font-name="Liberation Mono1" fo:font-size="10pt"/>
    </style:style>
    <style:style style:name="T18" style:family="text">
      <style:text-properties fo:font-size="7pt"/>
    </style:style>
    <style:style style:name="T19" style:family="text">
      <style:text-properties fo:color="#000000" fo:font-size="7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font-name="Liberation Mono1" fo:font-size="10pt"/>
    </style:style>
    <style:style style:name="T25" style:family="text">
      <style:text-properties fo:font-size="18pt"/>
    </style:style>
    <style:style style:name="T26" style:family="text">
      <style:text-properties fo:font-variant="normal" fo:text-transform="none" fo:color="#a9a9a9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a9a9a9" style:font-name="Liberation Mono1" fo:font-size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96969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0.914cm" svg:height="0.292cm" svg:x="18.065cm" svg:y="8.8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0.913cm" svg:height="0.292cm" svg:x="19.031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914cm" svg:height="0.291cm" svg:x="19.997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0.914cm" svg:height="0.292cm" svg:x="19.997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0.913cm" svg:height="0.292cm" svg:x="19.031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0.914cm" svg:height="0.292cm" svg:x="19.997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0.914cm" svg:height="0.292cm" svg:x="19.997cm" svg:y="11.13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8.522cm" svg:y1="9.131cm" svg:x2="19.031cm" svg:y2="10.516cm" draw:start-shape="id1" draw:start-glue-point="2" draw:end-shape="id2" draw:end-glue-point="3" svg:d="M18522 9131v1385h509" svg:viewBox="0 0 510 1386">
          <text:p/>
        </draw:connector>
        <draw:connector draw:style-name="gr6" draw:text-style-name="P5" draw:layer="layout" svg:x1="19.487cm" svg:y1="10.662cm" svg:x2="19.997cm" svg:y2="10.898cm" draw:start-shape="id2" draw:start-glue-point="2" draw:end-shape="id3" draw:end-glue-point="3" svg:d="M19487 10662v236h510" svg:viewBox="0 0 511 237">
          <text:p/>
        </draw:connector>
        <draw:connector draw:style-name="gr6" draw:text-style-name="P5" draw:layer="layout" svg:x1="19.487cm" svg:y1="9.513cm" svg:x2="19.997cm" svg:y2="9.75cm" draw:start-shape="id4" draw:start-glue-point="2" draw:end-shape="id5" draw:end-glue-point="3" svg:d="M19487 9513v237h510" svg:viewBox="0 0 511 238">
          <text:p/>
        </draw:connector>
        <draw:connector draw:style-name="gr6" draw:text-style-name="P5" draw:layer="layout" svg:x1="18.522cm" svg:y1="9.131cm" svg:x2="19.031cm" svg:y2="9.367cm" draw:start-shape="id1" draw:start-glue-point="2" draw:end-shape="id4" draw:end-glue-point="3" svg:d="M18522 9131v236h509" svg:viewBox="0 0 510 237">
          <text:p/>
        </draw:connector>
        <draw:connector draw:style-name="gr6" draw:text-style-name="P5" draw:layer="layout" svg:x1="19.487cm" svg:y1="9.513cm" svg:x2="19.997cm" svg:y2="10.134cm" draw:start-shape="id4" draw:start-glue-point="2" draw:end-shape="id6" draw:end-glue-point="3" svg:d="M19487 9513v621h510" svg:viewBox="0 0 511 622">
          <text:p/>
        </draw:connector>
        <draw:connector draw:style-name="gr6" draw:text-style-name="P5" draw:layer="layout" svg:x1="19.487cm" svg:y1="10.662cm" svg:x2="19.997cm" svg:y2="11.282cm" draw:start-shape="id2" draw:start-glue-point="2" draw:end-shape="id7" draw:end-glue-point="3" svg:d="M19487 10662v620h510" svg:viewBox="0 0 511 621">
          <text:p/>
        </draw:connector>
        <draw:custom-shape draw:style-name="gr7" draw:text-style-name="P7" xml:id="id8" draw:id="id8" draw:layer="layout" svg:width="0.913cm" svg:height="0.292cm" svg:x="14.115cm" svg:y="8.8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0.915cm" svg:height="0.292cm" svg:x="15.08cm" svg:y="9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2" draw:id="id12" draw:layer="layout" svg:width="0.914cm" svg:height="0.291cm" svg:x="16.04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3" draw:id="id13" draw:layer="layout" svg:width="0.914cm" svg:height="0.291cm" svg:x="16.04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9" draw:id="id9" draw:layer="layout" svg:width="0.915cm" svg:height="0.292cm" svg:x="15.08cm" svg:y="10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0" draw:id="id10" draw:layer="layout" svg:width="0.914cm" svg:height="0.292cm" svg:x="16.047cm" svg:y="1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4" draw:id="id14" draw:layer="layout" svg:width="0.914cm" svg:height="0.291cm" svg:x="16.04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4.571cm" svg:y1="9.132cm" svg:x2="15.08cm" svg:y2="10.517cm" draw:start-shape="id8" draw:start-glue-point="2" draw:end-shape="id9" draw:end-glue-point="3" svg:d="M14571 9132v1385h509" svg:viewBox="0 0 510 1386">
          <text:p/>
        </draw:connector>
        <draw:connector draw:style-name="gr6" draw:text-style-name="P5" draw:layer="layout" svg:x1="15.537cm" svg:y1="10.663cm" svg:x2="16.047cm" svg:y2="10.899cm" draw:start-shape="id9" draw:start-glue-point="2" draw:end-shape="id10" draw:end-glue-point="3" svg:d="M15537 10663v236h510" svg:viewBox="0 0 511 237">
          <text:p/>
        </draw:connector>
        <draw:connector draw:style-name="gr6" draw:text-style-name="P5" draw:layer="layout" svg:x1="15.537cm" svg:y1="9.514cm" svg:x2="16.047cm" svg:y2="9.751cm" draw:start-shape="id11" draw:start-glue-point="2" draw:end-shape="id12" draw:end-glue-point="3" svg:d="M15537 9514v237h510" svg:viewBox="0 0 511 238">
          <text:p/>
        </draw:connector>
        <draw:connector draw:style-name="gr6" draw:text-style-name="P5" draw:layer="layout" svg:x1="14.571cm" svg:y1="9.132cm" svg:x2="15.08cm" svg:y2="9.368cm" draw:start-shape="id8" draw:start-glue-point="2" draw:end-shape="id11" draw:end-glue-point="3" svg:d="M14571 9132v236h509" svg:viewBox="0 0 510 237">
          <text:p/>
        </draw:connector>
        <draw:connector draw:style-name="gr6" draw:text-style-name="P5" draw:layer="layout" svg:x1="15.537cm" svg:y1="9.514cm" svg:x2="16.047cm" svg:y2="10.134cm" draw:start-shape="id11" draw:start-glue-point="2" draw:end-shape="id13" draw:end-glue-point="3" svg:d="M15537 9514v620h510" svg:viewBox="0 0 511 621">
          <text:p/>
        </draw:connector>
        <draw:connector draw:style-name="gr6" draw:text-style-name="P5" draw:layer="layout" svg:x1="15.537cm" svg:y1="10.663cm" svg:x2="16.047cm" svg:y2="11.282cm" draw:start-shape="id9" draw:start-glue-point="2" draw:end-shape="id14" draw:end-glue-point="3" svg:d="M15537 10663v619h510" svg:viewBox="0 0 511 620">
          <text:p/>
        </draw:connector>
        <draw:custom-shape draw:style-name="gr11" draw:text-style-name="P5" draw:layer="layout" svg:width="0.629cm" svg:height="0.4cm" svg:x="17.28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5" draw:id="id15" draw:layer="layout" svg:width="0.914cm" svg:height="0.292cm" svg:x="22.022cm" svg:y="8.839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18" draw:id="id18" draw:layer="layout" svg:width="0.914cm" svg:height="0.292cm" svg:x="22.988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" draw:id="id19" draw:layer="layout" svg:width="0.913cm" svg:height="0.291cm" svg:x="23.955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0" draw:id="id20" draw:layer="layout" svg:width="0.913cm" svg:height="0.292cm" svg:x="23.955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" draw:id="id16" draw:layer="layout" svg:width="0.914cm" svg:height="0.292cm" svg:x="22.988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0.913cm" svg:height="0.292cm" svg:x="23.955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" draw:id="id21" draw:layer="layout" svg:width="0.913cm" svg:height="0.292cm" svg:x="23.955cm" svg:y="11.136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2.479cm" svg:y1="9.131cm" svg:x2="22.988cm" svg:y2="10.516cm" draw:start-shape="id15" draw:start-glue-point="2" draw:end-shape="id16" draw:end-glue-point="3" svg:d="M22479 9131v1385h509" svg:viewBox="0 0 510 1386">
          <text:p/>
        </draw:connector>
        <draw:connector draw:style-name="gr6" draw:text-style-name="P5" draw:layer="layout" svg:x1="23.445cm" svg:y1="10.662cm" svg:x2="23.955cm" svg:y2="10.898cm" draw:start-shape="id16" draw:start-glue-point="2" draw:end-shape="id17" draw:end-glue-point="3" svg:d="M23445 10662v236h510" svg:viewBox="0 0 511 237">
          <text:p/>
        </draw:connector>
        <draw:connector draw:style-name="gr6" draw:text-style-name="P5" draw:layer="layout" svg:x1="23.445cm" svg:y1="9.513cm" svg:x2="23.955cm" svg:y2="9.75cm" draw:start-shape="id18" draw:start-glue-point="2" draw:end-shape="id19" draw:end-glue-point="3" svg:d="M23445 9513v237h510" svg:viewBox="0 0 511 238">
          <text:p/>
        </draw:connector>
        <draw:connector draw:style-name="gr6" draw:text-style-name="P5" draw:layer="layout" svg:x1="22.479cm" svg:y1="9.131cm" svg:x2="22.988cm" svg:y2="9.367cm" draw:start-shape="id15" draw:start-glue-point="2" draw:end-shape="id18" draw:end-glue-point="3" svg:d="M22479 9131v236h509" svg:viewBox="0 0 510 237">
          <text:p/>
        </draw:connector>
        <draw:connector draw:style-name="gr6" draw:text-style-name="P5" draw:layer="layout" svg:x1="23.445cm" svg:y1="9.513cm" svg:x2="23.955cm" svg:y2="10.134cm" draw:start-shape="id18" draw:start-glue-point="2" draw:end-shape="id20" draw:end-glue-point="3" svg:d="M23445 9513v621h510" svg:viewBox="0 0 511 622">
          <text:p/>
        </draw:connector>
        <draw:connector draw:style-name="gr6" draw:text-style-name="P5" draw:layer="layout" svg:x1="23.445cm" svg:y1="10.662cm" svg:x2="23.955cm" svg:y2="11.282cm" draw:start-shape="id16" draw:start-glue-point="2" draw:end-shape="id21" draw:end-glue-point="3" svg:d="M23445 10662v620h510" svg:viewBox="0 0 511 621">
          <text:p/>
        </draw:connector>
        <draw:custom-shape draw:style-name="gr11" draw:text-style-name="P5" draw:layer="layout" svg:width="0.629cm" svg:height="0.4cm" svg:x="21.23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22" draw:id="id22" draw:layer="layout" svg:width="0.914cm" svg:height="0.291cm" svg:x="6.537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5" draw:id="id25" draw:layer="layout" svg:width="0.914cm" svg:height="0.291cm" svg:x="7.503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6" draw:id="id26" draw:layer="layout" svg:width="0.914cm" svg:height="0.291cm" svg:x="8.469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7" draw:id="id27" draw:layer="layout" svg:width="0.914cm" svg:height="0.292cm" svg:x="8.469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23" draw:id="id23" draw:layer="layout" svg:width="0.914cm" svg:height="0.291cm" svg:x="7.503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4" draw:id="id24" draw:layer="layout" svg:width="0.914cm" svg:height="0.291cm" svg:x="8.469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8" draw:id="id28" draw:layer="layout" svg:width="0.914cm" svg:height="0.292cm" svg:x="8.469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994cm" svg:y1="9.132cm" svg:x2="7.503cm" svg:y2="10.517cm" draw:start-shape="id22" draw:start-glue-point="2" draw:end-shape="id23" draw:end-glue-point="3" svg:d="M6994 9132v1385h509" svg:viewBox="0 0 510 1386">
          <text:p/>
        </draw:connector>
        <draw:connector draw:style-name="gr6" draw:text-style-name="P5" draw:layer="layout" svg:x1="7.96cm" svg:y1="10.663cm" svg:x2="8.469cm" svg:y2="10.899cm" draw:start-shape="id23" draw:start-glue-point="2" draw:end-shape="id24" draw:end-glue-point="3" svg:d="M7960 10663v236h509" svg:viewBox="0 0 510 237">
          <text:p/>
        </draw:connector>
        <draw:connector draw:style-name="gr6" draw:text-style-name="P5" draw:layer="layout" svg:x1="7.96cm" svg:y1="9.514cm" svg:x2="8.469cm" svg:y2="9.751cm" draw:start-shape="id25" draw:start-glue-point="2" draw:end-shape="id26" draw:end-glue-point="3" svg:d="M7960 9514v237h509" svg:viewBox="0 0 510 238">
          <text:p/>
        </draw:connector>
        <draw:connector draw:style-name="gr6" draw:text-style-name="P5" draw:layer="layout" svg:x1="6.994cm" svg:y1="9.132cm" svg:x2="7.503cm" svg:y2="9.368cm" draw:start-shape="id22" draw:start-glue-point="2" draw:end-shape="id25" draw:end-glue-point="3" svg:d="M6994 9132v236h509" svg:viewBox="0 0 510 237">
          <text:p/>
        </draw:connector>
        <draw:connector draw:style-name="gr6" draw:text-style-name="P5" draw:layer="layout" svg:x1="7.96cm" svg:y1="9.514cm" svg:x2="8.469cm" svg:y2="10.135cm" draw:start-shape="id25" draw:start-glue-point="2" draw:end-shape="id27" draw:end-glue-point="3" svg:d="M7960 9514v621h509" svg:viewBox="0 0 510 622">
          <text:p/>
        </draw:connector>
        <draw:connector draw:style-name="gr6" draw:text-style-name="P5" draw:layer="layout" svg:x1="7.96cm" svg:y1="10.663cm" svg:x2="8.469cm" svg:y2="11.283cm" draw:start-shape="id23" draw:start-glue-point="2" draw:end-shape="id28" draw:end-glue-point="3" svg:d="M7960 10663v620h509" svg:viewBox="0 0 510 621">
          <text:p/>
        </draw:connector>
        <draw:custom-shape draw:style-name="gr21" draw:text-style-name="P5" draw:layer="layout" svg:width="0.628cm" svg:height="0.4cm" svg:x="9.706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27.991cm" svg:height="2.77cm" svg:x="0.002cm" svg:y="0.254cm">
          <draw:text-box>
            <text:p text:style-name="P14"><text:span text:style-name="T3">Matching :has pseudo class</text:span></text:p>
          </draw:text-box>
        </draw:frame>
        <draw:custom-shape draw:style-name="gr23" draw:text-style-name="P16" draw:layer="layout" svg:width="2.851cm" svg:height="0.786cm" svg:x="12.292cm" svg:y="7.602cm">
          <text:p text:style-name="P16"><text:span text:style-name="T4">.b:has(.a)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9" draw:id="id29" draw:layer="layout" svg:width="0.913cm" svg:height="0.292cm" svg:x="2.726cm" svg:y="8.8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2" draw:id="id32" draw:layer="layout" svg:width="0.914cm" svg:height="0.291cm" svg:x="3.692cm" svg:y="9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3" draw:id="id33" draw:layer="layout" svg:width="0.914cm" svg:height="0.291cm" svg:x="4.658cm" svg:y="9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0.914cm" svg:height="0.292cm" svg:x="4.658cm" svg:y="9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30" draw:id="id30" draw:layer="layout" svg:width="0.914cm" svg:height="0.292cm" svg:x="3.692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1" draw:id="id31" draw:layer="layout" svg:width="0.914cm" svg:height="0.291cm" svg:x="4.658cm" svg:y="10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5" draw:id="id35" draw:layer="layout" svg:width="0.914cm" svg:height="0.292cm" svg:x="4.658cm" svg:y="11.1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.182cm" svg:y1="9.133cm" svg:x2="3.692cm" svg:y2="10.518cm" draw:start-shape="id29" draw:start-glue-point="2" draw:end-shape="id30" draw:end-glue-point="3" svg:d="M3182 9133v1385h510" svg:viewBox="0 0 511 1386">
          <text:p/>
        </draw:connector>
        <draw:connector draw:style-name="gr6" draw:text-style-name="P5" draw:layer="layout" svg:x1="4.149cm" svg:y1="10.664cm" svg:x2="4.658cm" svg:y2="10.9cm" draw:start-shape="id30" draw:start-glue-point="2" draw:end-shape="id31" draw:end-glue-point="3" svg:d="M4149 10664v236h509" svg:viewBox="0 0 510 237">
          <text:p/>
        </draw:connector>
        <draw:connector draw:style-name="gr6" draw:text-style-name="P5" draw:layer="layout" svg:x1="4.149cm" svg:y1="9.515cm" svg:x2="4.658cm" svg:y2="9.752cm" draw:start-shape="id32" draw:start-glue-point="2" draw:end-shape="id33" draw:end-glue-point="3" svg:d="M4149 9515v237h509" svg:viewBox="0 0 510 238">
          <text:p/>
        </draw:connector>
        <draw:connector draw:style-name="gr6" draw:text-style-name="P5" draw:layer="layout" svg:x1="3.182cm" svg:y1="9.133cm" svg:x2="3.692cm" svg:y2="9.369cm" draw:start-shape="id29" draw:start-glue-point="2" draw:end-shape="id32" draw:end-glue-point="3" svg:d="M3182 9133v236h510" svg:viewBox="0 0 511 237">
          <text:p/>
        </draw:connector>
        <draw:connector draw:style-name="gr6" draw:text-style-name="P5" draw:layer="layout" svg:x1="4.149cm" svg:y1="9.515cm" svg:x2="4.658cm" svg:y2="10.136cm" draw:start-shape="id32" draw:start-glue-point="2" draw:end-shape="id34" draw:end-glue-point="3" svg:d="M4149 9515v621h509" svg:viewBox="0 0 510 622">
          <text:p/>
        </draw:connector>
        <draw:connector draw:style-name="gr6" draw:text-style-name="P5" draw:layer="layout" svg:x1="4.149cm" svg:y1="10.664cm" svg:x2="4.658cm" svg:y2="11.284cm" draw:start-shape="id30" draw:start-glue-point="2" draw:end-shape="id35" draw:end-glue-point="3" svg:d="M4149 10664v620h509" svg:viewBox="0 0 510 621">
          <text:p/>
        </draw:connector>
        <draw:custom-shape draw:style-name="gr11" draw:text-style-name="P5" draw:layer="layout" svg:width="0.629cm" svg:height="0.4cm" svg:x="5.894cm" svg:y="10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5.894cm" svg:y="10.0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36" draw:id="id36" draw:layer="layout" svg:width="0.914cm" svg:height="0.291cm" svg:x="10.338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9" draw:id="id39" draw:layer="layout" svg:width="0.914cm" svg:height="0.291cm" svg:x="11.304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40" draw:id="id40" draw:layer="layout" svg:width="0.914cm" svg:height="0.291cm" svg:x="12.2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1" draw:id="id41" draw:layer="layout" svg:width="0.914cm" svg:height="0.292cm" svg:x="12.2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37" draw:id="id37" draw:layer="layout" svg:width="0.914cm" svg:height="0.291cm" svg:x="11.304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8" draw:id="id38" draw:layer="layout" svg:width="0.914cm" svg:height="0.291cm" svg:x="12.27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2" draw:id="id42" draw:layer="layout" svg:width="0.914cm" svg:height="0.292cm" svg:x="12.2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795cm" svg:y1="9.132cm" svg:x2="11.304cm" svg:y2="10.517cm" draw:start-shape="id36" draw:start-glue-point="2" draw:end-shape="id37" draw:end-glue-point="3" svg:d="M10795 9132v1385h509" svg:viewBox="0 0 510 1386">
          <text:p/>
        </draw:connector>
        <draw:connector draw:style-name="gr6" draw:text-style-name="P5" draw:layer="layout" svg:x1="11.761cm" svg:y1="10.663cm" svg:x2="12.27cm" svg:y2="10.899cm" draw:start-shape="id37" draw:start-glue-point="2" draw:end-shape="id38" draw:end-glue-point="3" svg:d="M11761 10663v236h509" svg:viewBox="0 0 510 237">
          <text:p/>
        </draw:connector>
        <draw:connector draw:style-name="gr6" draw:text-style-name="P5" draw:layer="layout" svg:x1="11.761cm" svg:y1="9.514cm" svg:x2="12.27cm" svg:y2="9.751cm" draw:start-shape="id39" draw:start-glue-point="2" draw:end-shape="id40" draw:end-glue-point="3" svg:d="M11761 9514v237h509" svg:viewBox="0 0 510 238">
          <text:p/>
        </draw:connector>
        <draw:connector draw:style-name="gr6" draw:text-style-name="P5" draw:layer="layout" svg:x1="10.795cm" svg:y1="9.132cm" svg:x2="11.304cm" svg:y2="9.368cm" draw:start-shape="id36" draw:start-glue-point="2" draw:end-shape="id39" draw:end-glue-point="3" svg:d="M10795 9132v236h509" svg:viewBox="0 0 510 237">
          <text:p/>
        </draw:connector>
        <draw:connector draw:style-name="gr6" draw:text-style-name="P5" draw:layer="layout" svg:x1="11.761cm" svg:y1="9.514cm" svg:x2="12.27cm" svg:y2="10.135cm" draw:start-shape="id39" draw:start-glue-point="2" draw:end-shape="id41" draw:end-glue-point="3" svg:d="M11761 9514v621h509" svg:viewBox="0 0 510 622">
          <text:p/>
        </draw:connector>
        <draw:connector draw:style-name="gr6" draw:text-style-name="P5" draw:layer="layout" svg:x1="11.761cm" svg:y1="10.663cm" svg:x2="12.27cm" svg:y2="11.283cm" draw:start-shape="id37" draw:start-glue-point="2" draw:end-shape="id42" draw:end-glue-point="3" svg:d="M11761 10663v620h509" svg:viewBox="0 0 510 621">
          <text:p/>
        </draw:connector>
        <draw:custom-shape draw:style-name="gr21" draw:text-style-name="P5" draw:layer="layout" svg:width="0.628cm" svg:height="0.4cm" svg:x="13.507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8" draw:layer="layout" svg:width="1.103cm" svg:height="0.368cm" svg:x="3.365cm" svg:y="12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3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3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2.4cm">
          <draw:text-box>
            <text:p text:style-name="P21"><text:span text:style-name="T5">Matching selector ‘.b:has(.a)’</text:span></text:p>
          </draw:text-box>
        </draw:frame>
        <draw:frame draw:style-name="gr29" draw:text-style-name="P22" draw:layer="layout" svg:width="4.776cm" svg:height="0.725cm" svg:x="4.444cm" svg:y="13.577cm">
          <draw:text-box>
            <text:p text:style-name="P21"><text:span text:style-name="T5">Matching selector ‘.a’</text:span></text:p>
          </draw:text-box>
        </draw:frame>
        <draw:frame draw:style-name="gr29" draw:text-style-name="P22" draw:layer="layout" svg:width="6.799cm" svg:height="0.725cm" svg:x="18.879cm" svg:y="13.473cm">
          <draw:text-box>
            <text:p text:style-name="P21"><text:span text:style-name="T5">Selector ‘.b:has(.a)’ matched</text:span></text:p>
          </draw:text-box>
        </draw:frame>
        <draw:custom-shape draw:style-name="gr30" draw:text-style-name="P23" draw:layer="layout" svg:width="1.103cm" svg:height="0.368cm" svg:x="11.027cm" svg:y="13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3.575cm">
          <draw:text-box>
            <text:p text:style-name="P21"><text:span text:style-name="T5">Selector ‘.a’ matched</text:span></text:p>
          </draw:text-box>
        </draw:frame>
        <draw:custom-shape draw:style-name="gr31" draw:text-style-name="P24" draw:layer="layout" svg:width="1.103cm" svg:height="0.368cm" svg:x="11.037cm" svg:y="12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2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2.401cm">
          <draw:text-box>
            <text:p text:style-name="P21"><text:span text:style-name="T5">Matching selector ‘.b’</text:span></text:p>
          </draw:text-box>
        </draw:frame>
        <draw:frame draw:style-name="gr29" draw:text-style-name="P22" draw:layer="layout" svg:width="4.74cm" svg:height="0.725cm" svg:x="18.906cm" svg:y="12.402cm">
          <draw:text-box>
            <text:p text:style-name="P21"><text:span text:style-name="T5">Selector ‘.b’ matche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4" draw:text-style-name="P14" draw:layer="layout" svg:width="27.686cm" svg:height="16.51cm" svg:x="0.314cm" svg:y="1.524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14"><text:span text:style-name="T3">Repetitive argument matching while style recalculation</text:span></text:p>
          </draw:text-box>
        </draw:frame>
        <draw:custom-shape draw:style-name="gr36" draw:text-style-name="P16" draw:layer="layout" svg:width="5.672cm" svg:height="0.786cm" svg:x="10.722cm" svg:y="2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365cm" svg:y="1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5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5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4.4cm">
          <draw:text-box>
            <text:p text:style-name="P21"><text:span text:style-name="T5">Matching selector ‘.b:has(.a)’</text:span></text:p>
          </draw:text-box>
        </draw:frame>
        <draw:frame draw:style-name="gr29" draw:text-style-name="P22" draw:layer="layout" svg:width="4.776cm" svg:height="0.725cm" svg:x="4.444cm" svg:y="15.577cm">
          <draw:text-box>
            <text:p text:style-name="P21"><text:span text:style-name="T5">Matching selector ‘.a’</text:span></text:p>
          </draw:text-box>
        </draw:frame>
        <draw:frame draw:style-name="gr29" draw:text-style-name="P22" draw:layer="layout" svg:width="6.799cm" svg:height="0.725cm" svg:x="18.879cm" svg:y="15.473cm">
          <draw:text-box>
            <text:p text:style-name="P21"><text:span text:style-name="T5">Selector ‘.b:has(.a)’ matched</text:span></text:p>
          </draw:text-box>
        </draw:frame>
        <draw:custom-shape draw:style-name="gr30" draw:text-style-name="P23" draw:layer="layout" svg:width="1.103cm" svg:height="0.368cm" svg:x="11.027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5.575cm">
          <draw:text-box>
            <text:p text:style-name="P21"><text:span text:style-name="T5">Selector ‘.a’ matched</text:span></text:p>
          </draw:text-box>
        </draw:frame>
        <draw:custom-shape draw:style-name="gr31" draw:text-style-name="P24" draw:layer="layout" svg:width="1.103cm" svg:height="0.368cm" svg:x="11.037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4.401cm">
          <draw:text-box>
            <text:p text:style-name="P21"><text:span text:style-name="T5">Matching selector ‘.b’</text:span></text:p>
          </draw:text-box>
        </draw:frame>
        <draw:frame draw:style-name="gr29" draw:text-style-name="P22" draw:layer="layout" svg:width="4.74cm" svg:height="0.725cm" svg:x="18.906cm" svg:y="14.402cm">
          <draw:text-box>
            <text:p text:style-name="P21"><text:span text:style-name="T5">Selector ‘.b’ matched</text:span></text:p>
          </draw:text-box>
        </draw:frame>
        <draw:custom-shape draw:style-name="gr1" draw:text-style-name="P2" xml:id="id43" draw:id="id43" draw:layer="layout" svg:width="0.914cm" svg:height="0.292cm" svg:x="19.1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6" draw:id="id46" draw:layer="layout" svg:width="0.913cm" svg:height="0.292cm" svg:x="20.1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0.914cm" svg:height="0.291cm" svg:x="21.0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8" draw:id="id48" draw:layer="layout" svg:width="0.914cm" svg:height="0.292cm" svg:x="21.0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4" draw:id="id44" draw:layer="layout" svg:width="0.913cm" svg:height="0.292cm" svg:x="20.1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5" draw:id="id45" draw:layer="layout" svg:width="0.914cm" svg:height="0.292cm" svg:x="21.0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9" draw:id="id49" draw:layer="layout" svg:width="0.914cm" svg:height="0.292cm" svg:x="21.0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21cm" svg:y1="3.632cm" svg:x2="20.13cm" svg:y2="5.017cm" draw:start-shape="id43" draw:start-glue-point="2" draw:end-shape="id44" draw:end-glue-point="3" svg:d="M19621 3632v1385h509" svg:viewBox="0 0 510 1386">
          <text:p/>
        </draw:connector>
        <draw:connector draw:style-name="gr6" draw:text-style-name="P5" draw:layer="layout" svg:x1="20.586cm" svg:y1="5.163cm" svg:x2="21.096cm" svg:y2="5.399cm" draw:start-shape="id44" draw:start-glue-point="2" draw:end-shape="id45" draw:end-glue-point="3" svg:d="M20586 5163v236h510" svg:viewBox="0 0 511 237">
          <text:p/>
        </draw:connector>
        <draw:connector draw:style-name="gr6" draw:text-style-name="P5" draw:layer="layout" svg:x1="20.586cm" svg:y1="4.014cm" svg:x2="21.096cm" svg:y2="4.251cm" draw:start-shape="id46" draw:start-glue-point="2" draw:end-shape="id47" draw:end-glue-point="3" svg:d="M20586 4014v237h510" svg:viewBox="0 0 511 238">
          <text:p/>
        </draw:connector>
        <draw:connector draw:style-name="gr6" draw:text-style-name="P5" draw:layer="layout" svg:x1="19.621cm" svg:y1="3.632cm" svg:x2="20.13cm" svg:y2="3.868cm" draw:start-shape="id43" draw:start-glue-point="2" draw:end-shape="id46" draw:end-glue-point="3" svg:d="M19621 3632v236h509" svg:viewBox="0 0 510 237">
          <text:p/>
        </draw:connector>
        <draw:connector draw:style-name="gr6" draw:text-style-name="P5" draw:layer="layout" svg:x1="20.586cm" svg:y1="4.014cm" svg:x2="21.096cm" svg:y2="4.635cm" draw:start-shape="id46" draw:start-glue-point="2" draw:end-shape="id48" draw:end-glue-point="3" svg:d="M20586 4014v621h510" svg:viewBox="0 0 511 622">
          <text:p/>
        </draw:connector>
        <draw:connector draw:style-name="gr6" draw:text-style-name="P5" draw:layer="layout" svg:x1="20.586cm" svg:y1="5.163cm" svg:x2="21.096cm" svg:y2="5.783cm" draw:start-shape="id44" draw:start-glue-point="2" draw:end-shape="id49" draw:end-glue-point="3" svg:d="M20586 5163v620h510" svg:viewBox="0 0 511 621">
          <text:p/>
        </draw:connector>
        <draw:custom-shape draw:style-name="gr7" draw:text-style-name="P7" xml:id="id50" draw:id="id50" draw:layer="layout" svg:width="0.913cm" svg:height="0.292cm" svg:x="14.814cm" svg:y="3.3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3" draw:id="id53" draw:layer="layout" svg:width="0.915cm" svg:height="0.292cm" svg:x="15.779cm" svg:y="3.72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4" draw:id="id54" draw:layer="layout" svg:width="0.914cm" svg:height="0.291cm" svg:x="16.746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5" draw:id="id55" draw:layer="layout" svg:width="0.914cm" svg:height="0.291cm" svg:x="16.746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1" draw:id="id51" draw:layer="layout" svg:width="0.915cm" svg:height="0.292cm" svg:x="15.779cm" svg:y="4.87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2" draw:id="id52" draw:layer="layout" svg:width="0.914cm" svg:height="0.292cm" svg:x="16.746cm" svg:y="5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6" draw:id="id56" draw:layer="layout" svg:width="0.914cm" svg:height="0.291cm" svg:x="16.746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7cm" svg:y1="3.633cm" svg:x2="15.779cm" svg:y2="5.018cm" draw:start-shape="id50" draw:start-glue-point="2" draw:end-shape="id51" draw:end-glue-point="3" svg:d="M15270 3633v1385h509" svg:viewBox="0 0 510 1386">
          <text:p/>
        </draw:connector>
        <draw:connector draw:style-name="gr6" draw:text-style-name="P5" draw:layer="layout" svg:x1="16.236cm" svg:y1="5.164cm" svg:x2="16.746cm" svg:y2="5.4cm" draw:start-shape="id51" draw:start-glue-point="2" draw:end-shape="id52" draw:end-glue-point="3" svg:d="M16236 5164v236h510" svg:viewBox="0 0 511 237">
          <text:p/>
        </draw:connector>
        <draw:connector draw:style-name="gr6" draw:text-style-name="P5" draw:layer="layout" svg:x1="16.236cm" svg:y1="4.015cm" svg:x2="16.746cm" svg:y2="4.252cm" draw:start-shape="id53" draw:start-glue-point="2" draw:end-shape="id54" draw:end-glue-point="3" svg:d="M16236 4015v237h510" svg:viewBox="0 0 511 238">
          <text:p/>
        </draw:connector>
        <draw:connector draw:style-name="gr6" draw:text-style-name="P5" draw:layer="layout" svg:x1="15.27cm" svg:y1="3.633cm" svg:x2="15.779cm" svg:y2="3.869cm" draw:start-shape="id50" draw:start-glue-point="2" draw:end-shape="id53" draw:end-glue-point="3" svg:d="M15270 3633v236h509" svg:viewBox="0 0 510 237">
          <text:p/>
        </draw:connector>
        <draw:connector draw:style-name="gr6" draw:text-style-name="P5" draw:layer="layout" svg:x1="16.236cm" svg:y1="4.015cm" svg:x2="16.746cm" svg:y2="4.635cm" draw:start-shape="id53" draw:start-glue-point="2" draw:end-shape="id55" draw:end-glue-point="3" svg:d="M16236 4015v620h510" svg:viewBox="0 0 511 621">
          <text:p/>
        </draw:connector>
        <draw:connector draw:style-name="gr6" draw:text-style-name="P5" draw:layer="layout" svg:x1="16.236cm" svg:y1="5.164cm" svg:x2="16.746cm" svg:y2="5.783cm" draw:start-shape="id51" draw:start-glue-point="2" draw:end-shape="id56" draw:end-glue-point="3" svg:d="M16236 5164v619h510" svg:viewBox="0 0 511 620">
          <text:p/>
        </draw:connector>
        <draw:custom-shape draw:style-name="gr11" draw:text-style-name="P5" draw:layer="layout" svg:width="0.629cm" svg:height="0.4cm" svg:x="18.3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57" draw:id="id57" draw:layer="layout" svg:width="0.914cm" svg:height="0.292cm" svg:x="23.621cm" svg:y="3.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0" draw:id="id60" draw:layer="layout" svg:width="0.914cm" svg:height="0.292cm" svg:x="24.587cm" svg:y="3.72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61" draw:id="id61" draw:layer="layout" svg:width="0.913cm" svg:height="0.291cm" svg:x="25.554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2" draw:id="id62" draw:layer="layout" svg:width="0.913cm" svg:height="0.292cm" svg:x="25.554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58" draw:id="id58" draw:layer="layout" svg:width="0.914cm" svg:height="0.292cm" svg:x="24.587cm" svg:y="4.87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0.913cm" svg:height="0.292cm" svg:x="25.554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63" draw:id="id63" draw:layer="layout" svg:width="0.913cm" svg:height="0.292cm" svg:x="25.554cm" svg:y="5.6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3.632cm" svg:x2="24.587cm" svg:y2="5.017cm" draw:start-shape="id57" draw:start-glue-point="2" draw:end-shape="id58" draw:end-glue-point="3" svg:d="M24078 3632v1385h509" svg:viewBox="0 0 510 1386">
          <text:p/>
        </draw:connector>
        <draw:connector draw:style-name="gr6" draw:text-style-name="P5" draw:layer="layout" svg:x1="25.044cm" svg:y1="5.163cm" svg:x2="25.554cm" svg:y2="5.399cm" draw:start-shape="id58" draw:start-glue-point="2" draw:end-shape="id59" draw:end-glue-point="3" svg:d="M25044 5163v236h510" svg:viewBox="0 0 511 237">
          <text:p/>
        </draw:connector>
        <draw:connector draw:style-name="gr6" draw:text-style-name="P5" draw:layer="layout" svg:x1="25.044cm" svg:y1="4.014cm" svg:x2="25.554cm" svg:y2="4.251cm" draw:start-shape="id60" draw:start-glue-point="2" draw:end-shape="id61" draw:end-glue-point="3" svg:d="M25044 4014v237h510" svg:viewBox="0 0 511 238">
          <text:p/>
        </draw:connector>
        <draw:connector draw:style-name="gr6" draw:text-style-name="P5" draw:layer="layout" svg:x1="24.078cm" svg:y1="3.632cm" svg:x2="24.587cm" svg:y2="3.868cm" draw:start-shape="id57" draw:start-glue-point="2" draw:end-shape="id60" draw:end-glue-point="3" svg:d="M24078 3632v236h509" svg:viewBox="0 0 510 237">
          <text:p/>
        </draw:connector>
        <draw:connector draw:style-name="gr6" draw:text-style-name="P5" draw:layer="layout" svg:x1="25.044cm" svg:y1="4.014cm" svg:x2="25.554cm" svg:y2="4.635cm" draw:start-shape="id60" draw:start-glue-point="2" draw:end-shape="id62" draw:end-glue-point="3" svg:d="M25044 4014v621h510" svg:viewBox="0 0 511 622">
          <text:p/>
        </draw:connector>
        <draw:connector draw:style-name="gr6" draw:text-style-name="P5" draw:layer="layout" svg:x1="25.044cm" svg:y1="5.163cm" svg:x2="25.554cm" svg:y2="5.783cm" draw:start-shape="id58" draw:start-glue-point="2" draw:end-shape="id63" draw:end-glue-point="3" svg:d="M25044 5163v620h510" svg:viewBox="0 0 511 621">
          <text:p/>
        </draw:connector>
        <draw:custom-shape draw:style-name="gr11" draw:text-style-name="P5" draw:layer="layout" svg:width="0.629cm" svg:height="0.4cm" svg:x="22.73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64" draw:id="id64" draw:layer="layout" svg:width="0.914cm" svg:height="0.291cm" svg:x="5.736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7" draw:id="id67" draw:layer="layout" svg:width="0.914cm" svg:height="0.291cm" svg:x="6.702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8" draw:id="id68" draw:layer="layout" svg:width="0.914cm" svg:height="0.291cm" svg:x="7.668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9" draw:id="id69" draw:layer="layout" svg:width="0.914cm" svg:height="0.292cm" svg:x="7.668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65" draw:id="id65" draw:layer="layout" svg:width="0.914cm" svg:height="0.291cm" svg:x="6.702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6" draw:id="id66" draw:layer="layout" svg:width="0.914cm" svg:height="0.291cm" svg:x="7.668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0" draw:id="id70" draw:layer="layout" svg:width="0.914cm" svg:height="0.292cm" svg:x="7.668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93cm" svg:y1="3.633cm" svg:x2="6.702cm" svg:y2="5.018cm" draw:start-shape="id64" draw:start-glue-point="2" draw:end-shape="id65" draw:end-glue-point="3" svg:d="M6193 3633v1385h509" svg:viewBox="0 0 510 1386">
          <text:p/>
        </draw:connector>
        <draw:connector draw:style-name="gr6" draw:text-style-name="P5" draw:layer="layout" svg:x1="7.159cm" svg:y1="5.164cm" svg:x2="7.668cm" svg:y2="5.4cm" draw:start-shape="id65" draw:start-glue-point="2" draw:end-shape="id66" draw:end-glue-point="3" svg:d="M7159 5164v236h509" svg:viewBox="0 0 510 237">
          <text:p/>
        </draw:connector>
        <draw:connector draw:style-name="gr6" draw:text-style-name="P5" draw:layer="layout" svg:x1="7.159cm" svg:y1="4.015cm" svg:x2="7.668cm" svg:y2="4.252cm" draw:start-shape="id67" draw:start-glue-point="2" draw:end-shape="id68" draw:end-glue-point="3" svg:d="M7159 4015v237h509" svg:viewBox="0 0 510 238">
          <text:p/>
        </draw:connector>
        <draw:connector draw:style-name="gr6" draw:text-style-name="P5" draw:layer="layout" svg:x1="6.193cm" svg:y1="3.633cm" svg:x2="6.702cm" svg:y2="3.869cm" draw:start-shape="id64" draw:start-glue-point="2" draw:end-shape="id67" draw:end-glue-point="3" svg:d="M6193 3633v236h509" svg:viewBox="0 0 510 237">
          <text:p/>
        </draw:connector>
        <draw:connector draw:style-name="gr6" draw:text-style-name="P5" draw:layer="layout" svg:x1="7.159cm" svg:y1="4.015cm" svg:x2="7.668cm" svg:y2="4.636cm" draw:start-shape="id67" draw:start-glue-point="2" draw:end-shape="id69" draw:end-glue-point="3" svg:d="M7159 4015v621h509" svg:viewBox="0 0 510 622">
          <text:p/>
        </draw:connector>
        <draw:connector draw:style-name="gr6" draw:text-style-name="P5" draw:layer="layout" svg:x1="7.159cm" svg:y1="5.164cm" svg:x2="7.668cm" svg:y2="5.784cm" draw:start-shape="id65" draw:start-glue-point="2" draw:end-shape="id70" draw:end-glue-point="3" svg:d="M7159 5164v620h509" svg:viewBox="0 0 510 621">
          <text:p/>
        </draw:connector>
        <draw:custom-shape draw:style-name="gr21" draw:text-style-name="P5" draw:layer="layout" svg:width="0.628cm" svg:height="0.4cm" svg:x="9.305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71" draw:id="id71" draw:layer="layout" svg:width="0.913cm" svg:height="0.292cm" svg:x="1.425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74" draw:id="id74" draw:layer="layout" svg:width="0.914cm" svg:height="0.291cm" svg:x="2.391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5" draw:id="id75" draw:layer="layout" svg:width="0.914cm" svg:height="0.291cm" svg:x="3.357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0.914cm" svg:height="0.292cm" svg:x="3.357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72" draw:id="id72" draw:layer="layout" svg:width="0.914cm" svg:height="0.292cm" svg:x="2.391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3" draw:id="id73" draw:layer="layout" svg:width="0.914cm" svg:height="0.291cm" svg:x="3.357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7" draw:id="id77" draw:layer="layout" svg:width="0.914cm" svg:height="0.292cm" svg:x="3.357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81cm" svg:y1="3.634cm" svg:x2="2.391cm" svg:y2="5.019cm" draw:start-shape="id71" draw:start-glue-point="2" draw:end-shape="id72" draw:end-glue-point="3" svg:d="M1881 3634v1385h510" svg:viewBox="0 0 511 1386">
          <text:p/>
        </draw:connector>
        <draw:connector draw:style-name="gr6" draw:text-style-name="P5" draw:layer="layout" svg:x1="2.848cm" svg:y1="5.165cm" svg:x2="3.357cm" svg:y2="5.401cm" draw:start-shape="id72" draw:start-glue-point="2" draw:end-shape="id73" draw:end-glue-point="3" svg:d="M2848 5165v236h509" svg:viewBox="0 0 510 237">
          <text:p/>
        </draw:connector>
        <draw:connector draw:style-name="gr6" draw:text-style-name="P5" draw:layer="layout" svg:x1="2.848cm" svg:y1="4.016cm" svg:x2="3.357cm" svg:y2="4.253cm" draw:start-shape="id74" draw:start-glue-point="2" draw:end-shape="id75" draw:end-glue-point="3" svg:d="M2848 4016v237h509" svg:viewBox="0 0 510 238">
          <text:p/>
        </draw:connector>
        <draw:connector draw:style-name="gr6" draw:text-style-name="P5" draw:layer="layout" svg:x1="1.881cm" svg:y1="3.634cm" svg:x2="2.391cm" svg:y2="3.87cm" draw:start-shape="id71" draw:start-glue-point="2" draw:end-shape="id74" draw:end-glue-point="3" svg:d="M1881 3634v236h510" svg:viewBox="0 0 511 237">
          <text:p/>
        </draw:connector>
        <draw:connector draw:style-name="gr6" draw:text-style-name="P5" draw:layer="layout" svg:x1="2.848cm" svg:y1="4.016cm" svg:x2="3.357cm" svg:y2="4.637cm" draw:start-shape="id74" draw:start-glue-point="2" draw:end-shape="id76" draw:end-glue-point="3" svg:d="M2848 4016v621h509" svg:viewBox="0 0 510 622">
          <text:p/>
        </draw:connector>
        <draw:connector draw:style-name="gr6" draw:text-style-name="P5" draw:layer="layout" svg:x1="2.848cm" svg:y1="5.165cm" svg:x2="3.357cm" svg:y2="5.785cm" draw:start-shape="id72" draw:start-glue-point="2" draw:end-shape="id77" draw:end-glue-point="3" svg:d="M2848 5165v620h509" svg:viewBox="0 0 510 621">
          <text:p/>
        </draw:connector>
        <draw:custom-shape draw:style-name="gr11" draw:text-style-name="P5" draw:layer="layout" svg:width="0.629cm" svg:height="0.4cm" svg:x="4.893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78" draw:id="id78" draw:layer="layout" svg:width="0.914cm" svg:height="0.291cm" svg:x="10.237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1" draw:id="id81" draw:layer="layout" svg:width="0.914cm" svg:height="0.291cm" svg:x="11.203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2" draw:id="id82" draw:layer="layout" svg:width="0.914cm" svg:height="0.291cm" svg:x="12.169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3" draw:id="id83" draw:layer="layout" svg:width="0.914cm" svg:height="0.292cm" svg:x="12.169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79" draw:id="id79" draw:layer="layout" svg:width="0.914cm" svg:height="0.291cm" svg:x="11.20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0" draw:id="id80" draw:layer="layout" svg:width="0.914cm" svg:height="0.291cm" svg:x="12.169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4" draw:id="id84" draw:layer="layout" svg:width="0.914cm" svg:height="0.292cm" svg:x="12.169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94cm" svg:y1="3.633cm" svg:x2="11.203cm" svg:y2="5.018cm" draw:start-shape="id78" draw:start-glue-point="2" draw:end-shape="id79" draw:end-glue-point="3" svg:d="M10694 3633v1385h509" svg:viewBox="0 0 510 1386">
          <text:p/>
        </draw:connector>
        <draw:connector draw:style-name="gr6" draw:text-style-name="P5" draw:layer="layout" svg:x1="11.66cm" svg:y1="5.164cm" svg:x2="12.169cm" svg:y2="5.4cm" draw:start-shape="id79" draw:start-glue-point="2" draw:end-shape="id80" draw:end-glue-point="3" svg:d="M11660 5164v236h509" svg:viewBox="0 0 510 237">
          <text:p/>
        </draw:connector>
        <draw:connector draw:style-name="gr6" draw:text-style-name="P5" draw:layer="layout" svg:x1="11.66cm" svg:y1="4.015cm" svg:x2="12.169cm" svg:y2="4.252cm" draw:start-shape="id81" draw:start-glue-point="2" draw:end-shape="id82" draw:end-glue-point="3" svg:d="M11660 4015v237h509" svg:viewBox="0 0 510 238">
          <text:p/>
        </draw:connector>
        <draw:connector draw:style-name="gr6" draw:text-style-name="P5" draw:layer="layout" svg:x1="10.694cm" svg:y1="3.633cm" svg:x2="11.203cm" svg:y2="3.869cm" draw:start-shape="id78" draw:start-glue-point="2" draw:end-shape="id81" draw:end-glue-point="3" svg:d="M10694 3633v236h509" svg:viewBox="0 0 510 237">
          <text:p/>
        </draw:connector>
        <draw:connector draw:style-name="gr6" draw:text-style-name="P5" draw:layer="layout" svg:x1="11.66cm" svg:y1="4.015cm" svg:x2="12.169cm" svg:y2="4.636cm" draw:start-shape="id81" draw:start-glue-point="2" draw:end-shape="id83" draw:end-glue-point="3" svg:d="M11660 4015v621h509" svg:viewBox="0 0 510 622">
          <text:p/>
        </draw:connector>
        <draw:connector draw:style-name="gr6" draw:text-style-name="P5" draw:layer="layout" svg:x1="11.66cm" svg:y1="5.164cm" svg:x2="12.169cm" svg:y2="5.784cm" draw:start-shape="id79" draw:start-glue-point="2" draw:end-shape="id84" draw:end-glue-point="3" svg:d="M11660 5164v620h509" svg:viewBox="0 0 510 621">
          <text:p/>
        </draw:connector>
        <draw:custom-shape draw:style-name="gr21" draw:text-style-name="P5" draw:layer="layout" svg:width="0.628cm" svg:height="0.4cm" svg:x="13.906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346cm 6.2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85" draw:id="id85" draw:layer="layout" svg:width="0.914cm" svg:height="0.292cm" svg:x="23.621cm" svg:y="6.93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88" draw:id="id88" draw:layer="layout" svg:width="0.914cm" svg:height="0.292cm" svg:x="24.587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89" draw:id="id89" draw:layer="layout" svg:width="0.913cm" svg:height="0.291cm" svg:x="25.554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0" draw:id="id90" draw:layer="layout" svg:width="0.913cm" svg:height="0.292cm" svg:x="25.554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86" draw:id="id86" draw:layer="layout" svg:width="0.914cm" svg:height="0.292cm" svg:x="24.587cm" svg:y="8.4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7" draw:id="id87" draw:layer="layout" svg:width="0.913cm" svg:height="0.292cm" svg:x="25.554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91" draw:id="id91" draw:layer="layout" svg:width="0.913cm" svg:height="0.292cm" svg:x="25.554cm" svg:y="9.2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7.225cm" svg:x2="24.587cm" svg:y2="8.61cm" draw:start-shape="id85" draw:start-glue-point="2" draw:end-shape="id86" draw:end-glue-point="3" svg:d="M24078 7225v1385h509" svg:viewBox="0 0 510 1386">
          <text:p/>
        </draw:connector>
        <draw:connector draw:style-name="gr6" draw:text-style-name="P5" draw:layer="layout" svg:x1="25.044cm" svg:y1="8.756cm" svg:x2="25.554cm" svg:y2="8.992cm" draw:start-shape="id86" draw:start-glue-point="2" draw:end-shape="id87" draw:end-glue-point="3" svg:d="M25044 8756v236h510" svg:viewBox="0 0 511 237">
          <text:p/>
        </draw:connector>
        <draw:connector draw:style-name="gr6" draw:text-style-name="P5" draw:layer="layout" svg:x1="25.044cm" svg:y1="7.607cm" svg:x2="25.554cm" svg:y2="7.844cm" draw:start-shape="id88" draw:start-glue-point="2" draw:end-shape="id89" draw:end-glue-point="3" svg:d="M25044 7607v237h510" svg:viewBox="0 0 511 238">
          <text:p/>
        </draw:connector>
        <draw:connector draw:style-name="gr6" draw:text-style-name="P5" draw:layer="layout" svg:x1="24.078cm" svg:y1="7.225cm" svg:x2="24.587cm" svg:y2="7.461cm" draw:start-shape="id85" draw:start-glue-point="2" draw:end-shape="id88" draw:end-glue-point="3" svg:d="M24078 7225v236h509" svg:viewBox="0 0 510 237">
          <text:p/>
        </draw:connector>
        <draw:connector draw:style-name="gr6" draw:text-style-name="P5" draw:layer="layout" svg:x1="25.044cm" svg:y1="7.607cm" svg:x2="25.554cm" svg:y2="8.228cm" draw:start-shape="id88" draw:start-glue-point="2" draw:end-shape="id90" draw:end-glue-point="3" svg:d="M25044 7607v621h510" svg:viewBox="0 0 511 622">
          <text:p/>
        </draw:connector>
        <draw:connector draw:style-name="gr6" draw:text-style-name="P5" draw:layer="layout" svg:x1="25.044cm" svg:y1="8.756cm" svg:x2="25.554cm" svg:y2="9.376cm" draw:start-shape="id86" draw:start-glue-point="2" draw:end-shape="id91" draw:end-glue-point="3" svg:d="M25044 8756v620h510" svg:viewBox="0 0 511 621">
          <text:p/>
        </draw:connector>
        <draw:custom-shape draw:style-name="gr12" draw:text-style-name="P29" xml:id="id92" draw:id="id92" draw:layer="layout" svg:width="0.914cm" svg:height="0.292cm" svg:x="14.765cm" svg:y="6.93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5" draw:id="id95" draw:layer="layout" svg:width="0.913cm" svg:height="0.292cm" svg:x="15.731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xml:id="id96" draw:id="id96" draw:layer="layout" svg:width="0.914cm" svg:height="0.291cm" svg:x="16.697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97" draw:id="id97" draw:layer="layout" svg:width="0.914cm" svg:height="0.292cm" svg:x="16.697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3" draw:id="id93" draw:layer="layout" svg:width="0.913cm" svg:height="0.292cm" svg:x="15.731cm" svg:y="8.46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4" draw:id="id94" draw:layer="layout" svg:width="0.914cm" svg:height="0.292cm" svg:x="16.697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8" draw:id="id98" draw:layer="layout" svg:width="0.914cm" svg:height="0.292cm" svg:x="16.697cm" svg:y="9.2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22cm" svg:y1="7.225cm" svg:x2="15.731cm" svg:y2="8.61cm" draw:start-shape="id92" draw:start-glue-point="2" draw:end-shape="id93" draw:end-glue-point="3" svg:d="M15222 7225v1385h509" svg:viewBox="0 0 510 1386">
          <text:p/>
        </draw:connector>
        <draw:connector draw:style-name="gr6" draw:text-style-name="P5" draw:layer="layout" svg:x1="16.187cm" svg:y1="8.756cm" svg:x2="16.697cm" svg:y2="8.992cm" draw:start-shape="id93" draw:start-glue-point="2" draw:end-shape="id94" draw:end-glue-point="3" svg:d="M16187 8756v236h510" svg:viewBox="0 0 511 237">
          <text:p/>
        </draw:connector>
        <draw:connector draw:style-name="gr6" draw:text-style-name="P5" draw:layer="layout" svg:x1="16.187cm" svg:y1="7.607cm" svg:x2="16.697cm" svg:y2="7.844cm" draw:start-shape="id95" draw:start-glue-point="2" draw:end-shape="id96" draw:end-glue-point="3" svg:d="M16187 7607v237h510" svg:viewBox="0 0 511 238">
          <text:p/>
        </draw:connector>
        <draw:connector draw:style-name="gr6" draw:text-style-name="P5" draw:layer="layout" svg:x1="15.222cm" svg:y1="7.225cm" svg:x2="15.731cm" svg:y2="7.461cm" draw:start-shape="id92" draw:start-glue-point="2" draw:end-shape="id95" draw:end-glue-point="3" svg:d="M15222 7225v236h509" svg:viewBox="0 0 510 237">
          <text:p/>
        </draw:connector>
        <draw:connector draw:style-name="gr6" draw:text-style-name="P5" draw:layer="layout" svg:x1="16.187cm" svg:y1="7.607cm" svg:x2="16.697cm" svg:y2="8.228cm" draw:start-shape="id95" draw:start-glue-point="2" draw:end-shape="id97" draw:end-glue-point="3" svg:d="M16187 7607v621h510" svg:viewBox="0 0 511 622">
          <text:p/>
        </draw:connector>
        <draw:connector draw:style-name="gr6" draw:text-style-name="P5" draw:layer="layout" svg:x1="16.187cm" svg:y1="8.756cm" svg:x2="16.697cm" svg:y2="9.376cm" draw:start-shape="id93" draw:start-glue-point="2" draw:end-shape="id98" draw:end-glue-point="3" svg:d="M16187 8756v620h510" svg:viewBox="0 0 511 621">
          <text:p/>
        </draw:connector>
        <draw:custom-shape draw:style-name="gr11" draw:text-style-name="P5" draw:layer="layout" svg:width="0.629cm" svg:height="0.4cm" draw:transform="rotate (-3.14159265358979) translate (18.9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99" draw:id="id99" draw:layer="layout" svg:width="0.914cm" svg:height="0.292cm" svg:x="10.213cm" svg:y="6.9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2" draw:id="id102" draw:layer="layout" svg:width="0.913cm" svg:height="0.292cm" svg:x="11.179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3" draw:id="id103" draw:layer="layout" svg:width="0.914cm" svg:height="0.291cm" svg:x="12.14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4" draw:id="id104" draw:layer="layout" svg:width="0.914cm" svg:height="0.292cm" svg:x="12.145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0" draw:id="id100" draw:layer="layout" svg:width="0.913cm" svg:height="0.292cm" svg:x="11.179cm" svg:y="8.46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1" draw:id="id101" draw:layer="layout" svg:width="0.914cm" svg:height="0.292cm" svg:x="12.145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5" draw:id="id105" draw:layer="layout" svg:width="0.914cm" svg:height="0.292cm" svg:x="12.145cm" svg:y="9.23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226cm" svg:x2="11.179cm" svg:y2="8.611cm" draw:start-shape="id99" draw:start-glue-point="2" draw:end-shape="id100" draw:end-glue-point="3" svg:d="M10670 7226v1385h509" svg:viewBox="0 0 510 1386">
          <text:p/>
        </draw:connector>
        <draw:connector draw:style-name="gr6" draw:text-style-name="P5" draw:layer="layout" svg:x1="11.635cm" svg:y1="8.757cm" svg:x2="12.145cm" svg:y2="8.993cm" draw:start-shape="id100" draw:start-glue-point="2" draw:end-shape="id101" draw:end-glue-point="3" svg:d="M11635 8757v236h510" svg:viewBox="0 0 511 237">
          <text:p/>
        </draw:connector>
        <draw:connector draw:style-name="gr6" draw:text-style-name="P5" draw:layer="layout" svg:x1="11.635cm" svg:y1="7.608cm" svg:x2="12.145cm" svg:y2="7.845cm" draw:start-shape="id102" draw:start-glue-point="2" draw:end-shape="id103" draw:end-glue-point="3" svg:d="M11635 7608v237h510" svg:viewBox="0 0 511 238">
          <text:p/>
        </draw:connector>
        <draw:connector draw:style-name="gr6" draw:text-style-name="P5" draw:layer="layout" svg:x1="10.67cm" svg:y1="7.226cm" svg:x2="11.179cm" svg:y2="7.462cm" draw:start-shape="id99" draw:start-glue-point="2" draw:end-shape="id102" draw:end-glue-point="3" svg:d="M10670 7226v236h509" svg:viewBox="0 0 510 237">
          <text:p/>
        </draw:connector>
        <draw:connector draw:style-name="gr6" draw:text-style-name="P5" draw:layer="layout" svg:x1="11.635cm" svg:y1="7.608cm" svg:x2="12.145cm" svg:y2="8.229cm" draw:start-shape="id102" draw:start-glue-point="2" draw:end-shape="id104" draw:end-glue-point="3" svg:d="M11635 7608v621h510" svg:viewBox="0 0 511 622">
          <text:p/>
        </draw:connector>
        <draw:connector draw:style-name="gr6" draw:text-style-name="P5" draw:layer="layout" svg:x1="11.635cm" svg:y1="8.757cm" svg:x2="12.145cm" svg:y2="9.377cm" draw:start-shape="id100" draw:start-glue-point="2" draw:end-shape="id105" draw:end-glue-point="3" svg:d="M11635 8757v620h510" svg:viewBox="0 0 511 621">
          <text:p/>
        </draw:connector>
        <draw:custom-shape draw:style-name="gr11" draw:text-style-name="P5" draw:layer="layout" svg:width="0.629cm" svg:height="0.4cm" draw:transform="rotate (-3.14159265358979) translate (14.561cm 8.5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06" draw:id="id106" draw:layer="layout" svg:width="0.914cm" svg:height="0.292cm" svg:x="1.393cm" svg:y="10.5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9" draw:id="id109" draw:layer="layout" svg:width="0.913cm" svg:height="0.292cm" svg:x="2.359cm" svg:y="10.9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0" draw:id="id110" draw:layer="layout" svg:width="0.914cm" svg:height="0.291cm" svg:x="3.325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1" draw:id="id111" draw:layer="layout" svg:width="0.914cm" svg:height="0.292cm" svg:x="3.325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7" draw:id="id107" draw:layer="layout" svg:width="0.913cm" svg:height="0.292cm" svg:x="2.359cm" svg:y="12.0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08" draw:id="id108" draw:layer="layout" svg:width="0.914cm" svg:height="0.292cm" svg:x="3.325cm" svg:y="12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12" draw:id="id112" draw:layer="layout" svg:width="0.914cm" svg:height="0.292cm" svg:x="3.325cm" svg:y="12.8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5cm" svg:y1="10.827cm" svg:x2="2.359cm" svg:y2="12.212cm" draw:start-shape="id106" draw:start-glue-point="2" draw:end-shape="id107" draw:end-glue-point="3" svg:d="M1850 10827v1385h509" svg:viewBox="0 0 510 1386">
          <text:p/>
        </draw:connector>
        <draw:connector draw:style-name="gr6" draw:text-style-name="P5" draw:layer="layout" svg:x1="2.815cm" svg:y1="12.358cm" svg:x2="3.325cm" svg:y2="12.594cm" draw:start-shape="id107" draw:start-glue-point="2" draw:end-shape="id108" draw:end-glue-point="3" svg:d="M2815 12358v236h510" svg:viewBox="0 0 511 237">
          <text:p/>
        </draw:connector>
        <draw:connector draw:style-name="gr6" draw:text-style-name="P5" draw:layer="layout" svg:x1="2.815cm" svg:y1="11.209cm" svg:x2="3.325cm" svg:y2="11.446cm" draw:start-shape="id109" draw:start-glue-point="2" draw:end-shape="id110" draw:end-glue-point="3" svg:d="M2815 11209v237h510" svg:viewBox="0 0 511 238">
          <text:p/>
        </draw:connector>
        <draw:connector draw:style-name="gr6" draw:text-style-name="P5" draw:layer="layout" svg:x1="1.85cm" svg:y1="10.827cm" svg:x2="2.359cm" svg:y2="11.063cm" draw:start-shape="id106" draw:start-glue-point="2" draw:end-shape="id109" draw:end-glue-point="3" svg:d="M1850 10827v236h509" svg:viewBox="0 0 510 237">
          <text:p/>
        </draw:connector>
        <draw:connector draw:style-name="gr6" draw:text-style-name="P5" draw:layer="layout" svg:x1="2.815cm" svg:y1="11.209cm" svg:x2="3.325cm" svg:y2="11.83cm" draw:start-shape="id109" draw:start-glue-point="2" draw:end-shape="id111" draw:end-glue-point="3" svg:d="M2815 11209v621h510" svg:viewBox="0 0 511 622">
          <text:p/>
        </draw:connector>
        <draw:connector draw:style-name="gr6" draw:text-style-name="P5" draw:layer="layout" svg:x1="2.815cm" svg:y1="12.358cm" svg:x2="3.325cm" svg:y2="12.978cm" draw:start-shape="id107" draw:start-glue-point="2" draw:end-shape="id112" draw:end-glue-point="3" svg:d="M2815 12358v620h510" svg:viewBox="0 0 511 621">
          <text:p/>
        </draw:connector>
        <draw:custom-shape draw:style-name="gr11" draw:text-style-name="P5" draw:layer="layout" svg:width="0.629cm" svg:height="0.4cm" draw:transform="rotate (-3.14159265358979) translate (9.937cm 8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13" draw:id="id113" draw:layer="layout" svg:width="0.914cm" svg:height="0.292cm" svg:x="5.765cm" svg:y="10.5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6" draw:id="id116" draw:layer="layout" svg:width="0.913cm" svg:height="0.292cm" svg:x="6.731cm" svg:y="10.9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7" draw:id="id117" draw:layer="layout" svg:width="0.914cm" svg:height="0.291cm" svg:x="7.697cm" svg:y="11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8" draw:id="id118" draw:layer="layout" svg:width="0.914cm" svg:height="0.292cm" svg:x="7.697cm" svg:y="11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14" draw:id="id114" draw:layer="layout" svg:width="0.913cm" svg:height="0.292cm" svg:x="6.731cm" svg:y="12.0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5" draw:id="id115" draw:layer="layout" svg:width="0.914cm" svg:height="0.292cm" svg:x="7.697cm" svg:y="12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19" draw:id="id119" draw:layer="layout" svg:width="0.914cm" svg:height="0.292cm" svg:x="7.697cm" svg:y="12.8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10.828cm" svg:x2="6.731cm" svg:y2="12.213cm" draw:start-shape="id113" draw:start-glue-point="2" draw:end-shape="id114" draw:end-glue-point="3" svg:d="M6222 10828v1385h509" svg:viewBox="0 0 510 1386">
          <text:p/>
        </draw:connector>
        <draw:connector draw:style-name="gr6" draw:text-style-name="P5" draw:layer="layout" svg:x1="7.187cm" svg:y1="12.359cm" svg:x2="7.697cm" svg:y2="12.595cm" draw:start-shape="id114" draw:start-glue-point="2" draw:end-shape="id115" draw:end-glue-point="3" svg:d="M7187 12359v236h510" svg:viewBox="0 0 511 237">
          <text:p/>
        </draw:connector>
        <draw:connector draw:style-name="gr6" draw:text-style-name="P5" draw:layer="layout" svg:x1="7.187cm" svg:y1="11.21cm" svg:x2="7.697cm" svg:y2="11.447cm" draw:start-shape="id116" draw:start-glue-point="2" draw:end-shape="id117" draw:end-glue-point="3" svg:d="M7187 11210v237h510" svg:viewBox="0 0 511 238">
          <text:p/>
        </draw:connector>
        <draw:connector draw:style-name="gr6" draw:text-style-name="P5" draw:layer="layout" svg:x1="6.222cm" svg:y1="10.828cm" svg:x2="6.731cm" svg:y2="11.064cm" draw:start-shape="id113" draw:start-glue-point="2" draw:end-shape="id116" draw:end-glue-point="3" svg:d="M6222 10828v236h509" svg:viewBox="0 0 510 237">
          <text:p/>
        </draw:connector>
        <draw:connector draw:style-name="gr6" draw:text-style-name="P5" draw:layer="layout" svg:x1="7.187cm" svg:y1="11.21cm" svg:x2="7.697cm" svg:y2="11.831cm" draw:start-shape="id116" draw:start-glue-point="2" draw:end-shape="id118" draw:end-glue-point="3" svg:d="M7187 11210v621h510" svg:viewBox="0 0 511 622">
          <text:p/>
        </draw:connector>
        <draw:connector draw:style-name="gr6" draw:text-style-name="P5" draw:layer="layout" svg:x1="7.187cm" svg:y1="12.359cm" svg:x2="7.697cm" svg:y2="12.979cm" draw:start-shape="id114" draw:start-glue-point="2" draw:end-shape="id119" draw:end-glue-point="3" svg:d="M7187 12359v620h510" svg:viewBox="0 0 511 621">
          <text:p/>
        </draw:connector>
        <draw:custom-shape draw:style-name="gr12" draw:text-style-name="P29" xml:id="id120" draw:id="id120" draw:layer="layout" svg:width="0.914cm" svg:height="0.292cm" svg:x="10.217cm" svg:y="10.53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3" draw:id="id123" draw:layer="layout" svg:width="0.913cm" svg:height="0.292cm" svg:x="11.183cm" svg:y="10.9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4" draw:id="id124" draw:layer="layout" svg:width="0.914cm" svg:height="0.291cm" svg:x="12.149cm" svg:y="1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5" draw:id="id125" draw:layer="layout" svg:width="0.914cm" svg:height="0.292cm" svg:x="12.149cm" svg:y="11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121" draw:id="id121" draw:layer="layout" svg:width="0.913cm" svg:height="0.292cm" svg:x="11.183cm" svg:y="12.06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2" draw:id="id122" draw:layer="layout" svg:width="0.914cm" svg:height="0.292cm" svg:x="12.149cm" svg:y="1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6" draw:id="id126" draw:layer="layout" svg:width="0.914cm" svg:height="0.292cm" svg:x="12.149cm" svg:y="12.834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4cm" svg:y1="10.829cm" svg:x2="11.183cm" svg:y2="12.214cm" draw:start-shape="id120" draw:start-glue-point="2" draw:end-shape="id121" draw:end-glue-point="3" svg:d="M10674 10829v1385h509" svg:viewBox="0 0 510 1386">
          <text:p/>
        </draw:connector>
        <draw:connector draw:style-name="gr6" draw:text-style-name="P5" draw:layer="layout" svg:x1="11.639cm" svg:y1="12.36cm" svg:x2="12.149cm" svg:y2="12.596cm" draw:start-shape="id121" draw:start-glue-point="2" draw:end-shape="id122" draw:end-glue-point="3" svg:d="M11639 12360v236h510" svg:viewBox="0 0 511 237">
          <text:p/>
        </draw:connector>
        <draw:connector draw:style-name="gr6" draw:text-style-name="P5" draw:layer="layout" svg:x1="11.639cm" svg:y1="11.211cm" svg:x2="12.149cm" svg:y2="11.448cm" draw:start-shape="id123" draw:start-glue-point="2" draw:end-shape="id124" draw:end-glue-point="3" svg:d="M11639 11211v237h510" svg:viewBox="0 0 511 238">
          <text:p/>
        </draw:connector>
        <draw:connector draw:style-name="gr6" draw:text-style-name="P5" draw:layer="layout" svg:x1="10.674cm" svg:y1="10.829cm" svg:x2="11.183cm" svg:y2="11.065cm" draw:start-shape="id120" draw:start-glue-point="2" draw:end-shape="id123" draw:end-glue-point="3" svg:d="M10674 10829v236h509" svg:viewBox="0 0 510 237">
          <text:p/>
        </draw:connector>
        <draw:connector draw:style-name="gr6" draw:text-style-name="P5" draw:layer="layout" svg:x1="11.639cm" svg:y1="11.211cm" svg:x2="12.149cm" svg:y2="11.832cm" draw:start-shape="id123" draw:start-glue-point="2" draw:end-shape="id125" draw:end-glue-point="3" svg:d="M11639 11211v621h510" svg:viewBox="0 0 511 622">
          <text:p/>
        </draw:connector>
        <draw:connector draw:style-name="gr6" draw:text-style-name="P5" draw:layer="layout" svg:x1="11.639cm" svg:y1="12.36cm" svg:x2="12.149cm" svg:y2="12.98cm" draw:start-shape="id121" draw:start-glue-point="2" draw:end-shape="id126" draw:end-glue-point="3" svg:d="M11639 12360v620h510" svg:viewBox="0 0 511 621">
          <text:p/>
        </draw:connector>
        <draw:custom-shape draw:style-name="gr12" draw:text-style-name="P9" xml:id="id127" draw:id="id127" draw:layer="layout" svg:width="0.914cm" svg:height="0.292cm" svg:x="19.145cm" svg:y="6.9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0" draw:id="id130" draw:layer="layout" svg:width="0.914cm" svg:height="0.292cm" svg:x="20.111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31" draw:id="id131" draw:layer="layout" svg:width="0.913cm" svg:height="0.291cm" svg:x="21.07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132" draw:id="id132" draw:layer="layout" svg:width="0.913cm" svg:height="0.292cm" svg:x="21.078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28" draw:id="id128" draw:layer="layout" svg:width="0.914cm" svg:height="0.292cm" svg:x="20.111cm" svg:y="8.46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9" draw:id="id129" draw:layer="layout" svg:width="0.913cm" svg:height="0.292cm" svg:x="21.078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33" draw:id="id133" draw:layer="layout" svg:width="0.913cm" svg:height="0.292cm" svg:x="21.078cm" svg:y="9.23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02cm" svg:y1="7.226cm" svg:x2="20.111cm" svg:y2="8.611cm" draw:start-shape="id127" draw:start-glue-point="2" draw:end-shape="id128" draw:end-glue-point="3" svg:d="M19602 7226v1385h509" svg:viewBox="0 0 510 1386">
          <text:p/>
        </draw:connector>
        <draw:connector draw:style-name="gr6" draw:text-style-name="P5" draw:layer="layout" svg:x1="20.568cm" svg:y1="8.757cm" svg:x2="21.078cm" svg:y2="8.993cm" draw:start-shape="id128" draw:start-glue-point="2" draw:end-shape="id129" draw:end-glue-point="3" svg:d="M20568 8757v236h510" svg:viewBox="0 0 511 237">
          <text:p/>
        </draw:connector>
        <draw:connector draw:style-name="gr6" draw:text-style-name="P5" draw:layer="layout" svg:x1="20.568cm" svg:y1="7.608cm" svg:x2="21.078cm" svg:y2="7.845cm" draw:start-shape="id130" draw:start-glue-point="2" draw:end-shape="id131" draw:end-glue-point="3" svg:d="M20568 7608v237h510" svg:viewBox="0 0 511 238">
          <text:p/>
        </draw:connector>
        <draw:connector draw:style-name="gr6" draw:text-style-name="P5" draw:layer="layout" svg:x1="19.602cm" svg:y1="7.226cm" svg:x2="20.111cm" svg:y2="7.462cm" draw:start-shape="id127" draw:start-glue-point="2" draw:end-shape="id130" draw:end-glue-point="3" svg:d="M19602 7226v236h509" svg:viewBox="0 0 510 237">
          <text:p/>
        </draw:connector>
        <draw:connector draw:style-name="gr6" draw:text-style-name="P5" draw:layer="layout" svg:x1="20.568cm" svg:y1="7.608cm" svg:x2="21.078cm" svg:y2="8.229cm" draw:start-shape="id130" draw:start-glue-point="2" draw:end-shape="id132" draw:end-glue-point="3" svg:d="M20568 7608v621h510" svg:viewBox="0 0 511 622">
          <text:p/>
        </draw:connector>
        <draw:connector draw:style-name="gr6" draw:text-style-name="P5" draw:layer="layout" svg:x1="20.568cm" svg:y1="8.757cm" svg:x2="21.078cm" svg:y2="9.377cm" draw:start-shape="id128" draw:start-glue-point="2" draw:end-shape="id133" draw:end-glue-point="3" svg:d="M20568 8757v620h510" svg:viewBox="0 0 511 621">
          <text:p/>
        </draw:connector>
        <draw:custom-shape draw:style-name="gr11" draw:text-style-name="P5" draw:layer="layout" svg:width="0.629cm" svg:height="0.4cm" draw:transform="rotate (-3.14159265358979) translate (23.3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34" draw:id="id134" draw:layer="layout" svg:width="0.914cm" svg:height="0.292cm" svg:x="5.765cm" svg:y="6.9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7" draw:id="id137" draw:layer="layout" svg:width="0.913cm" svg:height="0.292cm" svg:x="6.731cm" svg:y="7.3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8" draw:id="id138" draw:layer="layout" svg:width="0.914cm" svg:height="0.291cm" svg:x="7.697cm" svg:y="7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9" draw:id="id139" draw:layer="layout" svg:width="0.914cm" svg:height="0.292cm" svg:x="7.697cm" svg:y="8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35" draw:id="id135" draw:layer="layout" svg:width="0.913cm" svg:height="0.292cm" svg:x="6.731cm" svg:y="8.4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6" draw:id="id136" draw:layer="layout" svg:width="0.914cm" svg:height="0.292cm" svg:x="7.697cm" svg:y="8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0" draw:id="id140" draw:layer="layout" svg:width="0.914cm" svg:height="0.292cm" svg:x="7.697cm" svg:y="9.2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7.227cm" svg:x2="6.731cm" svg:y2="8.612cm" draw:start-shape="id134" draw:start-glue-point="2" draw:end-shape="id135" draw:end-glue-point="3" svg:d="M6222 7227v1385h509" svg:viewBox="0 0 510 1386">
          <text:p/>
        </draw:connector>
        <draw:connector draw:style-name="gr6" draw:text-style-name="P5" draw:layer="layout" svg:x1="7.187cm" svg:y1="8.758cm" svg:x2="7.697cm" svg:y2="8.994cm" draw:start-shape="id135" draw:start-glue-point="2" draw:end-shape="id136" draw:end-glue-point="3" svg:d="M7187 8758v236h510" svg:viewBox="0 0 511 237">
          <text:p/>
        </draw:connector>
        <draw:connector draw:style-name="gr6" draw:text-style-name="P5" draw:layer="layout" svg:x1="7.187cm" svg:y1="7.609cm" svg:x2="7.697cm" svg:y2="7.846cm" draw:start-shape="id137" draw:start-glue-point="2" draw:end-shape="id138" draw:end-glue-point="3" svg:d="M7187 7609v237h510" svg:viewBox="0 0 511 238">
          <text:p/>
        </draw:connector>
        <draw:connector draw:style-name="gr6" draw:text-style-name="P5" draw:layer="layout" svg:x1="6.222cm" svg:y1="7.227cm" svg:x2="6.731cm" svg:y2="7.463cm" draw:start-shape="id134" draw:start-glue-point="2" draw:end-shape="id137" draw:end-glue-point="3" svg:d="M6222 7227v236h509" svg:viewBox="0 0 510 237">
          <text:p/>
        </draw:connector>
        <draw:connector draw:style-name="gr6" draw:text-style-name="P5" draw:layer="layout" svg:x1="7.187cm" svg:y1="7.609cm" svg:x2="7.697cm" svg:y2="8.23cm" draw:start-shape="id137" draw:start-glue-point="2" draw:end-shape="id139" draw:end-glue-point="3" svg:d="M7187 7609v621h510" svg:viewBox="0 0 511 622">
          <text:p/>
        </draw:connector>
        <draw:connector draw:style-name="gr6" draw:text-style-name="P5" draw:layer="layout" svg:x1="7.187cm" svg:y1="8.758cm" svg:x2="7.697cm" svg:y2="9.378cm" draw:start-shape="id135" draw:start-glue-point="2" draw:end-shape="id140" draw:end-glue-point="3" svg:d="M7187 8758v620h510" svg:viewBox="0 0 511 621">
          <text:p/>
        </draw:connector>
        <draw:custom-shape draw:style-name="gr11" draw:text-style-name="P5" draw:layer="layout" svg:width="0.629cm" svg:height="0.4cm" draw:transform="rotate (-3.14159265358979) translate (5.537cm 8.5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41" draw:id="id141" draw:layer="layout" svg:width="0.914cm" svg:height="0.292cm" svg:x="1.365cm" svg:y="6.9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4" draw:id="id144" draw:layer="layout" svg:width="0.913cm" svg:height="0.292cm" svg:x="2.331cm" svg:y="7.3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5" draw:id="id145" draw:layer="layout" svg:width="0.914cm" svg:height="0.291cm" svg:x="3.297cm" svg:y="7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6" draw:id="id146" draw:layer="layout" svg:width="0.914cm" svg:height="0.292cm" svg:x="3.297cm" svg:y="8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42" draw:id="id142" draw:layer="layout" svg:width="0.913cm" svg:height="0.292cm" svg:x="2.331cm" svg:y="8.4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3" draw:id="id143" draw:layer="layout" svg:width="0.914cm" svg:height="0.292cm" svg:x="3.297cm" svg:y="8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7" draw:id="id147" draw:layer="layout" svg:width="0.914cm" svg:height="0.292cm" svg:x="3.297cm" svg:y="9.2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22cm" svg:y1="7.228cm" svg:x2="2.331cm" svg:y2="8.613cm" draw:start-shape="id141" draw:start-glue-point="2" draw:end-shape="id142" draw:end-glue-point="3" svg:d="M1822 7228v1385h509" svg:viewBox="0 0 510 1386">
          <text:p/>
        </draw:connector>
        <draw:connector draw:style-name="gr6" draw:text-style-name="P5" draw:layer="layout" svg:x1="2.787cm" svg:y1="8.759cm" svg:x2="3.297cm" svg:y2="8.995cm" draw:start-shape="id142" draw:start-glue-point="2" draw:end-shape="id143" draw:end-glue-point="3" svg:d="M2787 8759v236h510" svg:viewBox="0 0 511 237">
          <text:p/>
        </draw:connector>
        <draw:connector draw:style-name="gr6" draw:text-style-name="P5" draw:layer="layout" svg:x1="2.787cm" svg:y1="7.61cm" svg:x2="3.297cm" svg:y2="7.847cm" draw:start-shape="id144" draw:start-glue-point="2" draw:end-shape="id145" draw:end-glue-point="3" svg:d="M2787 7610v237h510" svg:viewBox="0 0 511 238">
          <text:p/>
        </draw:connector>
        <draw:connector draw:style-name="gr6" draw:text-style-name="P5" draw:layer="layout" svg:x1="1.822cm" svg:y1="7.228cm" svg:x2="2.331cm" svg:y2="7.464cm" draw:start-shape="id141" draw:start-glue-point="2" draw:end-shape="id144" draw:end-glue-point="3" svg:d="M1822 7228v236h509" svg:viewBox="0 0 510 237">
          <text:p/>
        </draw:connector>
        <draw:connector draw:style-name="gr6" draw:text-style-name="P5" draw:layer="layout" svg:x1="2.787cm" svg:y1="7.61cm" svg:x2="3.297cm" svg:y2="8.231cm" draw:start-shape="id144" draw:start-glue-point="2" draw:end-shape="id146" draw:end-glue-point="3" svg:d="M2787 7610v621h510" svg:viewBox="0 0 511 622">
          <text:p/>
        </draw:connector>
        <draw:connector draw:style-name="gr6" draw:text-style-name="P5" draw:layer="layout" svg:x1="2.787cm" svg:y1="8.759cm" svg:x2="3.297cm" svg:y2="9.379cm" draw:start-shape="id142" draw:start-glue-point="2" draw:end-shape="id147" draw:end-glue-point="3" svg:d="M2787 8759v620h510" svg:viewBox="0 0 511 621">
          <text:p/>
        </draw:connector>
        <draw:custom-shape draw:style-name="gr11" draw:text-style-name="P5" draw:layer="layout" svg:width="0.629cm" svg:height="0.4cm" svg:x="4.893cm" svg:y="11.7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369cm" svg:y="11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3.046cm 9.7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1" draw:layer="layout" svg:width="1.524cm" svg:height="1.524cm" svg:x="16.402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2" draw:layer="layout" svg:width="1.524cm" svg:height="1.524cm" svg:x="3.003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8.624cm" svg:height="10.476cm" svg:x="1.482cm" svg:y="2.123cm" draw:page-number="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45" draw:text-style-name="P14" draw:layer="layout" svg:width="27.686cm" svg:height="18.034cm" svg:x="0.314cm" svg:y="1.5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86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875cm" svg:y="18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8.286cm" svg:y="1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968cm" svg:y="16.828cm">
          <draw:text-box>
            <text:p text:style-name="P21"><text:span text:style-name="T5">Matching selector ‘.b:has(.a)’</text:span></text:p>
          </draw:text-box>
        </draw:frame>
        <draw:frame draw:style-name="gr29" draw:text-style-name="P22" draw:layer="layout" svg:width="4.776cm" svg:height="0.725cm" svg:x="4.944cm" svg:y="18.005cm">
          <draw:text-box>
            <text:p text:style-name="P21"><text:span text:style-name="T5">Matching selector ‘.a’</text:span></text:p>
          </draw:text-box>
        </draw:frame>
        <draw:frame draw:style-name="gr29" draw:text-style-name="P22" draw:layer="layout" svg:width="6.799cm" svg:height="0.725cm" svg:x="19.379cm" svg:y="17.901cm">
          <draw:text-box>
            <text:p text:style-name="P21"><text:span text:style-name="T5">Selector ‘.b:has(.a)’ matched</text:span></text:p>
          </draw:text-box>
        </draw:frame>
        <draw:custom-shape draw:style-name="gr30" draw:text-style-name="P23" draw:layer="layout" svg:width="1.103cm" svg:height="0.368cm" svg:x="11.527cm" svg:y="1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621cm" svg:y="18.003cm">
          <draw:text-box>
            <text:p text:style-name="P21"><text:span text:style-name="T5">Selector ‘.a’ matched</text:span></text:p>
          </draw:text-box>
        </draw:frame>
        <draw:custom-shape draw:style-name="gr31" draw:text-style-name="P24" draw:layer="layout" svg:width="1.103cm" svg:height="0.368cm" svg:x="11.537cm" svg:y="16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8.296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606cm" svg:y="16.829cm">
          <draw:text-box>
            <text:p text:style-name="P21"><text:span text:style-name="T5">Matching selector ‘.b’</text:span></text:p>
          </draw:text-box>
        </draw:frame>
        <draw:frame draw:style-name="gr29" draw:text-style-name="P22" draw:layer="layout" svg:width="4.74cm" svg:height="0.725cm" svg:x="19.406cm" svg:y="16.778cm">
          <draw:text-box>
            <text:p text:style-name="P21"><text:span text:style-name="T5">Selector ‘.b’ matched</text:span></text:p>
          </draw:text-box>
        </draw:frame>
        <draw:custom-shape draw:style-name="gr46" draw:text-style-name="P33" draw:layer="layout" svg:width="0.913cm" svg:height="0.292cm" svg:x="1.277cm" svg:y="11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43cm" svg:y="12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2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.243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3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4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.029cm" svg:y="11.49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.3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.2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.0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5.826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6.792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6.792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5.578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0.3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1.3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11.3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0.1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4.8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5.7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15.7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4.5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9.4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4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0.4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9.2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23.9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9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4.9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23.7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23.902cm" svg:y="3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868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4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4.868cm" svg:y="4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5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5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23.654cm" svg:y="2.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1" draw:layer="layout" svg:width="0.913cm" svg:height="0.292cm" svg:x="19.402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368cm" svg:y="3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5" draw:layer="layout" svg:width="0.914cm" svg:height="0.292cm" svg:x="20.368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9.154cm" svg:y="2.8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4.826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5.792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15.792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4.57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0.33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1.296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11.296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0.05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5.829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6.795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6.79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36"><text:span text:style-name="T3">Caching :has matching result to prevent repetitive matching</text:span></text:p>
          </draw:text-box>
        </draw:frame>
        <draw:custom-shape draw:style-name="gr61" draw:text-style-name="P16" draw:layer="layout" svg:width="5.672cm" svg:height="0.786cm" svg:x="10.922cm" svg:y="1.8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8" draw:id="id148" draw:layer="layout" svg:width="0.914cm" svg:height="0.292cm" svg:x="23.7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1" draw:id="id151" draw:layer="layout" svg:width="0.913cm" svg:height="0.292cm" svg:x="24.7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52" draw:id="id152" draw:layer="layout" svg:width="0.914cm" svg:height="0.291cm" svg:x="25.6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3" draw:id="id153" draw:layer="layout" svg:width="0.914cm" svg:height="0.292cm" svg:x="25.6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9" draw:id="id149" draw:layer="layout" svg:width="0.913cm" svg:height="0.292cm" svg:x="24.7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0" draw:id="id150" draw:layer="layout" svg:width="0.914cm" svg:height="0.292cm" svg:x="25.6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4" draw:id="id154" draw:layer="layout" svg:width="0.914cm" svg:height="0.292cm" svg:x="25.6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21cm" svg:y1="3.632cm" svg:x2="24.73cm" svg:y2="5.017cm" draw:start-shape="id148" draw:start-glue-point="2" draw:end-shape="id149" draw:end-glue-point="3" svg:d="M24221 3632v1385h509" svg:viewBox="0 0 510 1386">
          <text:p/>
        </draw:connector>
        <draw:connector draw:style-name="gr6" draw:text-style-name="P5" draw:layer="layout" svg:x1="25.186cm" svg:y1="5.163cm" svg:x2="25.696cm" svg:y2="5.399cm" draw:start-shape="id149" draw:start-glue-point="2" draw:end-shape="id150" draw:end-glue-point="3" svg:d="M25186 5163v236h510" svg:viewBox="0 0 511 237">
          <text:p/>
        </draw:connector>
        <draw:connector draw:style-name="gr6" draw:text-style-name="P5" draw:layer="layout" svg:x1="25.186cm" svg:y1="4.014cm" svg:x2="25.696cm" svg:y2="4.251cm" draw:start-shape="id151" draw:start-glue-point="2" draw:end-shape="id152" draw:end-glue-point="3" svg:d="M25186 4014v237h510" svg:viewBox="0 0 511 238">
          <text:p/>
        </draw:connector>
        <draw:connector draw:style-name="gr6" draw:text-style-name="P5" draw:layer="layout" svg:x1="24.221cm" svg:y1="3.632cm" svg:x2="24.73cm" svg:y2="3.868cm" draw:start-shape="id148" draw:start-glue-point="2" draw:end-shape="id151" draw:end-glue-point="3" svg:d="M24221 3632v236h509" svg:viewBox="0 0 510 237">
          <text:p/>
        </draw:connector>
        <draw:connector draw:style-name="gr6" draw:text-style-name="P5" draw:layer="layout" svg:x1="25.186cm" svg:y1="4.014cm" svg:x2="25.696cm" svg:y2="4.635cm" draw:start-shape="id151" draw:start-glue-point="2" draw:end-shape="id153" draw:end-glue-point="3" svg:d="M25186 4014v621h510" svg:viewBox="0 0 511 622">
          <text:p/>
        </draw:connector>
        <draw:connector draw:style-name="gr6" draw:text-style-name="P5" draw:layer="layout" svg:x1="25.186cm" svg:y1="5.163cm" svg:x2="25.696cm" svg:y2="5.783cm" draw:start-shape="id149" draw:start-glue-point="2" draw:end-shape="id154" draw:end-glue-point="3" svg:d="M25186 5163v620h510" svg:viewBox="0 0 511 621">
          <text:p/>
        </draw:connector>
        <draw:custom-shape draw:style-name="gr7" draw:text-style-name="P7" xml:id="id155" draw:id="id155" draw:layer="layout" svg:width="0.913cm" svg:height="0.292cm" svg:x="19.266cm" svg:y="3.33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8" draw:id="id158" draw:layer="layout" svg:width="0.915cm" svg:height="0.292cm" svg:x="20.231cm" svg:y="3.71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59" draw:id="id159" draw:layer="layout" svg:width="0.914cm" svg:height="0.291cm" svg:x="21.198cm" svg:y="4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0" draw:id="id160" draw:layer="layout" svg:width="0.914cm" svg:height="0.291cm" svg:x="21.198cm" svg:y="4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6" draw:id="id156" draw:layer="layout" svg:width="0.915cm" svg:height="0.292cm" svg:x="20.231cm" svg:y="4.86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57" draw:id="id157" draw:layer="layout" svg:width="0.914cm" svg:height="0.292cm" svg:x="21.198cm" svg:y="5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1" draw:id="id161" draw:layer="layout" svg:width="0.914cm" svg:height="0.291cm" svg:x="21.198cm" svg:y="5.63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22cm" svg:y1="3.628cm" svg:x2="20.231cm" svg:y2="5.013cm" draw:start-shape="id155" draw:start-glue-point="2" draw:end-shape="id156" draw:end-glue-point="3" svg:d="M19722 3628v1385h509" svg:viewBox="0 0 510 1386">
          <text:p/>
        </draw:connector>
        <draw:connector draw:style-name="gr6" draw:text-style-name="P5" draw:layer="layout" svg:x1="20.688cm" svg:y1="5.159cm" svg:x2="21.198cm" svg:y2="5.395cm" draw:start-shape="id156" draw:start-glue-point="2" draw:end-shape="id157" draw:end-glue-point="3" svg:d="M20688 5159v236h510" svg:viewBox="0 0 511 237">
          <text:p/>
        </draw:connector>
        <draw:connector draw:style-name="gr6" draw:text-style-name="P5" draw:layer="layout" svg:x1="20.688cm" svg:y1="4.01cm" svg:x2="21.198cm" svg:y2="4.247cm" draw:start-shape="id158" draw:start-glue-point="2" draw:end-shape="id159" draw:end-glue-point="3" svg:d="M20688 4010v237h510" svg:viewBox="0 0 511 238">
          <text:p/>
        </draw:connector>
        <draw:connector draw:style-name="gr6" draw:text-style-name="P5" draw:layer="layout" svg:x1="19.722cm" svg:y1="3.628cm" svg:x2="20.231cm" svg:y2="3.864cm" draw:start-shape="id155" draw:start-glue-point="2" draw:end-shape="id158" draw:end-glue-point="3" svg:d="M19722 3628v236h509" svg:viewBox="0 0 510 237">
          <text:p/>
        </draw:connector>
        <draw:connector draw:style-name="gr6" draw:text-style-name="P5" draw:layer="layout" svg:x1="20.688cm" svg:y1="4.01cm" svg:x2="21.198cm" svg:y2="4.63cm" draw:start-shape="id158" draw:start-glue-point="2" draw:end-shape="id160" draw:end-glue-point="3" svg:d="M20688 4010v620h510" svg:viewBox="0 0 511 621">
          <text:p/>
        </draw:connector>
        <draw:connector draw:style-name="gr6" draw:text-style-name="P5" draw:layer="layout" svg:x1="20.688cm" svg:y1="5.159cm" svg:x2="21.198cm" svg:y2="5.778cm" draw:start-shape="id156" draw:start-glue-point="2" draw:end-shape="id161" draw:end-glue-point="3" svg:d="M20688 5159v619h510" svg:viewBox="0 0 511 620">
          <text:p/>
        </draw:connector>
        <draw:custom-shape draw:style-name="gr11" draw:text-style-name="P5" draw:layer="layout" svg:width="0.629cm" svg:height="0.4cm" svg:x="22.8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62" draw:id="id162" draw:layer="layout" svg:width="0.914cm" svg:height="0.292cm" svg:x="23.821cm" svg:y="7.6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65" draw:id="id165" draw:layer="layout" svg:width="0.914cm" svg:height="0.292cm" svg:x="24.787cm" svg:y="8.04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66" draw:id="id166" draw:layer="layout" svg:width="0.913cm" svg:height="0.291cm" svg:x="25.754cm" svg:y="8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7" draw:id="id167" draw:layer="layout" svg:width="0.913cm" svg:height="0.292cm" svg:x="25.754cm" svg:y="8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3" draw:id="id163" draw:layer="layout" svg:width="0.914cm" svg:height="0.292cm" svg:x="24.787cm" svg:y="9.19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4" draw:id="id164" draw:layer="layout" svg:width="0.913cm" svg:height="0.292cm" svg:x="25.754cm" svg:y="9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8" draw:id="id168" draw:layer="layout" svg:width="0.913cm" svg:height="0.292cm" svg:x="25.754cm" svg:y="9.96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78cm" svg:y1="7.956cm" svg:x2="24.787cm" svg:y2="9.341cm" draw:start-shape="id162" draw:start-glue-point="2" draw:end-shape="id163" draw:end-glue-point="3" svg:d="M24278 7956v1385h509" svg:viewBox="0 0 510 1386">
          <text:p/>
        </draw:connector>
        <draw:connector draw:style-name="gr6" draw:text-style-name="P5" draw:layer="layout" svg:x1="25.244cm" svg:y1="9.487cm" svg:x2="25.754cm" svg:y2="9.723cm" draw:start-shape="id163" draw:start-glue-point="2" draw:end-shape="id164" draw:end-glue-point="3" svg:d="M25244 9487v236h510" svg:viewBox="0 0 511 237">
          <text:p/>
        </draw:connector>
        <draw:connector draw:style-name="gr6" draw:text-style-name="P5" draw:layer="layout" svg:x1="25.244cm" svg:y1="8.338cm" svg:x2="25.754cm" svg:y2="8.575cm" draw:start-shape="id165" draw:start-glue-point="2" draw:end-shape="id166" draw:end-glue-point="3" svg:d="M25244 8338v237h510" svg:viewBox="0 0 511 238">
          <text:p/>
        </draw:connector>
        <draw:connector draw:style-name="gr6" draw:text-style-name="P5" draw:layer="layout" svg:x1="24.278cm" svg:y1="7.956cm" svg:x2="24.787cm" svg:y2="8.192cm" draw:start-shape="id162" draw:start-glue-point="2" draw:end-shape="id165" draw:end-glue-point="3" svg:d="M24278 7956v236h509" svg:viewBox="0 0 510 237">
          <text:p/>
        </draw:connector>
        <draw:connector draw:style-name="gr6" draw:text-style-name="P5" draw:layer="layout" svg:x1="25.244cm" svg:y1="8.338cm" svg:x2="25.754cm" svg:y2="8.959cm" draw:start-shape="id165" draw:start-glue-point="2" draw:end-shape="id167" draw:end-glue-point="3" svg:d="M25244 8338v621h510" svg:viewBox="0 0 511 622">
          <text:p/>
        </draw:connector>
        <draw:connector draw:style-name="gr6" draw:text-style-name="P5" draw:layer="layout" svg:x1="25.244cm" svg:y1="9.487cm" svg:x2="25.754cm" svg:y2="10.107cm" draw:start-shape="id163" draw:start-glue-point="2" draw:end-shape="id168" draw:end-glue-point="3" svg:d="M25244 9487v620h510" svg:viewBox="0 0 511 621">
          <text:p/>
        </draw:connector>
        <draw:custom-shape draw:style-name="gr11" draw:text-style-name="P5" draw:layer="layout" svg:width="0.629cm" svg:height="0.4cm" draw:transform="rotate (-3.14159265358979) translate (23.512cm 9.2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169" draw:id="id169" draw:layer="layout" svg:width="0.914cm" svg:height="0.291cm" svg:x="10.188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2" draw:id="id172" draw:layer="layout" svg:width="0.914cm" svg:height="0.291cm" svg:x="11.154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3" draw:id="id173" draw:layer="layout" svg:width="0.914cm" svg:height="0.291cm" svg:x="12.12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4" draw:id="id174" draw:layer="layout" svg:width="0.914cm" svg:height="0.292cm" svg:x="12.12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70" draw:id="id170" draw:layer="layout" svg:width="0.914cm" svg:height="0.291cm" svg:x="11.154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1" draw:id="id171" draw:layer="layout" svg:width="0.914cm" svg:height="0.291cm" svg:x="12.12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5" draw:id="id175" draw:layer="layout" svg:width="0.914cm" svg:height="0.292cm" svg:x="12.12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45cm" svg:y1="3.633cm" svg:x2="11.154cm" svg:y2="5.018cm" draw:start-shape="id169" draw:start-glue-point="2" draw:end-shape="id170" draw:end-glue-point="3" svg:d="M10645 3633v1385h509" svg:viewBox="0 0 510 1386">
          <text:p/>
        </draw:connector>
        <draw:connector draw:style-name="gr6" draw:text-style-name="P5" draw:layer="layout" svg:x1="11.611cm" svg:y1="5.164cm" svg:x2="12.12cm" svg:y2="5.4cm" draw:start-shape="id170" draw:start-glue-point="2" draw:end-shape="id171" draw:end-glue-point="3" svg:d="M11611 5164v236h509" svg:viewBox="0 0 510 237">
          <text:p/>
        </draw:connector>
        <draw:connector draw:style-name="gr6" draw:text-style-name="P5" draw:layer="layout" svg:x1="11.611cm" svg:y1="4.015cm" svg:x2="12.12cm" svg:y2="4.252cm" draw:start-shape="id172" draw:start-glue-point="2" draw:end-shape="id173" draw:end-glue-point="3" svg:d="M11611 4015v237h509" svg:viewBox="0 0 510 238">
          <text:p/>
        </draw:connector>
        <draw:connector draw:style-name="gr6" draw:text-style-name="P5" draw:layer="layout" svg:x1="10.645cm" svg:y1="3.633cm" svg:x2="11.154cm" svg:y2="3.869cm" draw:start-shape="id169" draw:start-glue-point="2" draw:end-shape="id172" draw:end-glue-point="3" svg:d="M10645 3633v236h509" svg:viewBox="0 0 510 237">
          <text:p/>
        </draw:connector>
        <draw:connector draw:style-name="gr6" draw:text-style-name="P5" draw:layer="layout" svg:x1="11.611cm" svg:y1="4.015cm" svg:x2="12.12cm" svg:y2="4.636cm" draw:start-shape="id172" draw:start-glue-point="2" draw:end-shape="id174" draw:end-glue-point="3" svg:d="M11611 4015v621h509" svg:viewBox="0 0 510 622">
          <text:p/>
        </draw:connector>
        <draw:connector draw:style-name="gr6" draw:text-style-name="P5" draw:layer="layout" svg:x1="11.611cm" svg:y1="5.164cm" svg:x2="12.12cm" svg:y2="5.784cm" draw:start-shape="id170" draw:start-glue-point="2" draw:end-shape="id175" draw:end-glue-point="3" svg:d="M11611 5164v620h509" svg:viewBox="0 0 510 621">
          <text:p/>
        </draw:connector>
        <draw:custom-shape draw:style-name="gr21" draw:text-style-name="P5" draw:layer="layout" svg:width="0.628cm" svg:height="0.4cm" svg:x="13.757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176" draw:id="id176" draw:layer="layout" svg:width="0.913cm" svg:height="0.292cm" svg:x="5.677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179" draw:id="id179" draw:layer="layout" svg:width="0.914cm" svg:height="0.291cm" svg:x="6.643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0" draw:id="id180" draw:layer="layout" svg:width="0.914cm" svg:height="0.291cm" svg:x="7.609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1" draw:id="id181" draw:layer="layout" svg:width="0.914cm" svg:height="0.292cm" svg:x="7.609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177" draw:id="id177" draw:layer="layout" svg:width="0.914cm" svg:height="0.292cm" svg:x="6.64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8" draw:id="id178" draw:layer="layout" svg:width="0.914cm" svg:height="0.291cm" svg:x="7.609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2" draw:id="id182" draw:layer="layout" svg:width="0.914cm" svg:height="0.292cm" svg:x="7.609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33cm" svg:y1="3.634cm" svg:x2="6.643cm" svg:y2="5.019cm" draw:start-shape="id176" draw:start-glue-point="2" draw:end-shape="id177" draw:end-glue-point="3" svg:d="M6133 3634v1385h510" svg:viewBox="0 0 511 1386">
          <text:p/>
        </draw:connector>
        <draw:connector draw:style-name="gr64" draw:text-style-name="P28" draw:layer="layout" svg:x1="7.1cm" svg:y1="5.165cm" svg:x2="7.609cm" svg:y2="5.401cm" draw:start-shape="id177" draw:start-glue-point="2" draw:end-shape="id178" draw:end-glue-point="3" svg:d="M7100 5165v236h509" svg:viewBox="0 0 510 237">
          <text:p/>
        </draw:connector>
        <draw:connector draw:style-name="gr6" draw:text-style-name="P5" draw:layer="layout" svg:x1="7.1cm" svg:y1="4.016cm" svg:x2="7.609cm" svg:y2="4.253cm" draw:start-shape="id179" draw:start-glue-point="2" draw:end-shape="id180" draw:end-glue-point="3" svg:d="M7100 4016v237h509" svg:viewBox="0 0 510 238">
          <text:p/>
        </draw:connector>
        <draw:connector draw:style-name="gr6" draw:text-style-name="P5" draw:layer="layout" svg:x1="6.133cm" svg:y1="3.634cm" svg:x2="6.643cm" svg:y2="3.87cm" draw:start-shape="id176" draw:start-glue-point="2" draw:end-shape="id179" draw:end-glue-point="3" svg:d="M6133 3634v236h510" svg:viewBox="0 0 511 237">
          <text:p/>
        </draw:connector>
        <draw:connector draw:style-name="gr6" draw:text-style-name="P5" draw:layer="layout" svg:x1="7.1cm" svg:y1="4.016cm" svg:x2="7.609cm" svg:y2="4.637cm" draw:start-shape="id179" draw:start-glue-point="2" draw:end-shape="id181" draw:end-glue-point="3" svg:d="M7100 4016v621h509" svg:viewBox="0 0 510 622">
          <text:p/>
        </draw:connector>
        <draw:connector draw:style-name="gr6" draw:text-style-name="P5" draw:layer="layout" svg:x1="7.1cm" svg:y1="5.165cm" svg:x2="7.609cm" svg:y2="5.785cm" draw:start-shape="id177" draw:start-glue-point="2" draw:end-shape="id182" draw:end-glue-point="3" svg:d="M7100 5165v620h509" svg:viewBox="0 0 510 621">
          <text:p/>
        </draw:connector>
        <draw:custom-shape draw:style-name="gr11" draw:text-style-name="P5" draw:layer="layout" svg:width="0.629cm" svg:height="0.4cm" svg:x="9.245cm" svg:y="4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2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183" draw:id="id183" draw:layer="layout" svg:width="0.914cm" svg:height="0.291cm" svg:x="14.689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6" draw:id="id186" draw:layer="layout" svg:width="0.914cm" svg:height="0.291cm" svg:x="15.655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7" draw:id="id187" draw:layer="layout" svg:width="0.914cm" svg:height="0.291cm" svg:x="16.621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8" draw:id="id188" draw:layer="layout" svg:width="0.914cm" svg:height="0.292cm" svg:x="16.62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84" draw:id="id184" draw:layer="layout" svg:width="0.914cm" svg:height="0.291cm" svg:x="15.655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5" draw:id="id185" draw:layer="layout" svg:width="0.914cm" svg:height="0.291cm" svg:x="16.621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9" draw:id="id189" draw:layer="layout" svg:width="0.914cm" svg:height="0.292cm" svg:x="16.621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46cm" svg:y1="3.633cm" svg:x2="15.655cm" svg:y2="5.018cm" draw:start-shape="id183" draw:start-glue-point="2" draw:end-shape="id184" draw:end-glue-point="3" svg:d="M15146 3633v1385h509" svg:viewBox="0 0 510 1386">
          <text:p/>
        </draw:connector>
        <draw:connector draw:style-name="gr6" draw:text-style-name="P5" draw:layer="layout" svg:x1="16.112cm" svg:y1="5.164cm" svg:x2="16.621cm" svg:y2="5.4cm" draw:start-shape="id184" draw:start-glue-point="2" draw:end-shape="id185" draw:end-glue-point="3" svg:d="M16112 5164v236h509" svg:viewBox="0 0 510 237">
          <text:p/>
        </draw:connector>
        <draw:connector draw:style-name="gr6" draw:text-style-name="P5" draw:layer="layout" svg:x1="16.112cm" svg:y1="4.015cm" svg:x2="16.621cm" svg:y2="4.252cm" draw:start-shape="id186" draw:start-glue-point="2" draw:end-shape="id187" draw:end-glue-point="3" svg:d="M16112 4015v237h509" svg:viewBox="0 0 510 238">
          <text:p/>
        </draw:connector>
        <draw:connector draw:style-name="gr6" draw:text-style-name="P5" draw:layer="layout" svg:x1="15.146cm" svg:y1="3.633cm" svg:x2="15.655cm" svg:y2="3.869cm" draw:start-shape="id183" draw:start-glue-point="2" draw:end-shape="id186" draw:end-glue-point="3" svg:d="M15146 3633v236h509" svg:viewBox="0 0 510 237">
          <text:p/>
        </draw:connector>
        <draw:connector draw:style-name="gr6" draw:text-style-name="P5" draw:layer="layout" svg:x1="16.112cm" svg:y1="4.015cm" svg:x2="16.621cm" svg:y2="4.636cm" draw:start-shape="id186" draw:start-glue-point="2" draw:end-shape="id188" draw:end-glue-point="3" svg:d="M16112 4015v621h509" svg:viewBox="0 0 510 622">
          <text:p/>
        </draw:connector>
        <draw:connector draw:style-name="gr6" draw:text-style-name="P5" draw:layer="layout" svg:x1="16.112cm" svg:y1="5.164cm" svg:x2="16.621cm" svg:y2="5.784cm" draw:start-shape="id184" draw:start-glue-point="2" draw:end-shape="id189" draw:end-glue-point="3" svg:d="M16112 5164v620h509" svg:viewBox="0 0 510 621">
          <text:p/>
        </draw:connector>
        <draw:custom-shape draw:style-name="gr21" draw:text-style-name="P5" draw:layer="layout" svg:width="0.628cm" svg:height="0.4cm" svg:x="18.358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646cm 6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90" draw:id="id190" draw:layer="layout" svg:width="0.914cm" svg:height="0.292cm" svg:x="19.321cm" svg:y="7.65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193" draw:id="id193" draw:layer="layout" svg:width="0.914cm" svg:height="0.292cm" svg:x="20.287cm" svg:y="8.0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4" draw:id="id194" draw:layer="layout" svg:width="0.913cm" svg:height="0.291cm" svg:x="21.254cm" svg:y="8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5" draw:id="id195" draw:layer="layout" svg:width="0.913cm" svg:height="0.292cm" svg:x="21.254cm" svg:y="8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91" draw:id="id191" draw:layer="layout" svg:width="0.914cm" svg:height="0.292cm" svg:x="20.287cm" svg:y="9.18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2" draw:id="id192" draw:layer="layout" svg:width="0.913cm" svg:height="0.292cm" svg:x="21.254cm" svg:y="9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6" draw:id="id196" draw:layer="layout" svg:width="0.913cm" svg:height="0.292cm" svg:x="21.254cm" svg:y="9.95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78cm" svg:y1="7.949cm" svg:x2="20.287cm" svg:y2="9.334cm" draw:start-shape="id190" draw:start-glue-point="2" draw:end-shape="id191" draw:end-glue-point="3" svg:d="M19778 7949v1385h509" svg:viewBox="0 0 510 1386">
          <text:p/>
        </draw:connector>
        <draw:connector draw:style-name="gr6" draw:text-style-name="P5" draw:layer="layout" svg:x1="20.744cm" svg:y1="9.48cm" svg:x2="21.254cm" svg:y2="9.716cm" draw:start-shape="id191" draw:start-glue-point="2" draw:end-shape="id192" draw:end-glue-point="3" svg:d="M20744 9480v236h510" svg:viewBox="0 0 511 237">
          <text:p/>
        </draw:connector>
        <draw:connector draw:style-name="gr6" draw:text-style-name="P5" draw:layer="layout" svg:x1="20.744cm" svg:y1="8.331cm" svg:x2="21.254cm" svg:y2="8.568cm" draw:start-shape="id193" draw:start-glue-point="2" draw:end-shape="id194" draw:end-glue-point="3" svg:d="M20744 8331v237h510" svg:viewBox="0 0 511 238">
          <text:p/>
        </draw:connector>
        <draw:connector draw:style-name="gr6" draw:text-style-name="P5" draw:layer="layout" svg:x1="19.778cm" svg:y1="7.949cm" svg:x2="20.287cm" svg:y2="8.185cm" draw:start-shape="id190" draw:start-glue-point="2" draw:end-shape="id193" draw:end-glue-point="3" svg:d="M19778 7949v236h509" svg:viewBox="0 0 510 237">
          <text:p/>
        </draw:connector>
        <draw:connector draw:style-name="gr6" draw:text-style-name="P5" draw:layer="layout" svg:x1="20.744cm" svg:y1="8.331cm" svg:x2="21.254cm" svg:y2="8.952cm" draw:start-shape="id193" draw:start-glue-point="2" draw:end-shape="id195" draw:end-glue-point="3" svg:d="M20744 8331v621h510" svg:viewBox="0 0 511 622">
          <text:p/>
        </draw:connector>
        <draw:connector draw:style-name="gr6" draw:text-style-name="P5" draw:layer="layout" svg:x1="20.744cm" svg:y1="9.48cm" svg:x2="21.254cm" svg:y2="10.1cm" draw:start-shape="id191" draw:start-glue-point="2" draw:end-shape="id196" draw:end-glue-point="3" svg:d="M20744 9480v620h510" svg:viewBox="0 0 511 621">
          <text:p/>
        </draw:connector>
        <draw:custom-shape draw:style-name="gr12" draw:text-style-name="P29" xml:id="id197" draw:id="id197" draw:layer="layout" svg:width="0.914cm" svg:height="0.292cm" svg:x="10.213cm" svg:y="7.65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0" draw:id="id200" draw:layer="layout" svg:width="0.913cm" svg:height="0.292cm" svg:x="11.179cm" svg:y="8.0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1" draw:id="id201" draw:layer="layout" svg:width="0.914cm" svg:height="0.291cm" svg:x="12.145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2" draw:id="id202" draw:layer="layout" svg:width="0.914cm" svg:height="0.292cm" svg:x="12.145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8" draw:id="id198" draw:layer="layout" svg:width="0.913cm" svg:height="0.292cm" svg:x="11.179cm" svg:y="9.18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99" draw:id="id199" draw:layer="layout" svg:width="0.914cm" svg:height="0.292cm" svg:x="12.145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3" draw:id="id203" draw:layer="layout" svg:width="0.914cm" svg:height="0.292cm" svg:x="12.145cm" svg:y="9.955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95cm" svg:x2="11.179cm" svg:y2="9.335cm" draw:start-shape="id197" draw:start-glue-point="2" draw:end-shape="id198" draw:end-glue-point="3" svg:d="M10670 7950v1385h509" svg:viewBox="0 0 510 1386">
          <text:p/>
        </draw:connector>
        <draw:connector draw:style-name="gr6" draw:text-style-name="P5" draw:layer="layout" svg:x1="11.635cm" svg:y1="9.481cm" svg:x2="12.145cm" svg:y2="9.717cm" draw:start-shape="id198" draw:start-glue-point="2" draw:end-shape="id199" draw:end-glue-point="3" svg:d="M11635 9481v236h510" svg:viewBox="0 0 511 237">
          <text:p/>
        </draw:connector>
        <draw:connector draw:style-name="gr6" draw:text-style-name="P5" draw:layer="layout" svg:x1="11.635cm" svg:y1="8.332cm" svg:x2="12.145cm" svg:y2="8.569cm" draw:start-shape="id200" draw:start-glue-point="2" draw:end-shape="id201" draw:end-glue-point="3" svg:d="M11635 8332v237h510" svg:viewBox="0 0 511 238">
          <text:p/>
        </draw:connector>
        <draw:connector draw:style-name="gr6" draw:text-style-name="P5" draw:layer="layout" svg:x1="10.67cm" svg:y1="7.95cm" svg:x2="11.179cm" svg:y2="8.186cm" draw:start-shape="id197" draw:start-glue-point="2" draw:end-shape="id200" draw:end-glue-point="3" svg:d="M10670 7950v236h509" svg:viewBox="0 0 510 237">
          <text:p/>
        </draw:connector>
        <draw:connector draw:style-name="gr6" draw:text-style-name="P5" draw:layer="layout" svg:x1="11.635cm" svg:y1="8.332cm" svg:x2="12.145cm" svg:y2="8.953cm" draw:start-shape="id200" draw:start-glue-point="2" draw:end-shape="id202" draw:end-glue-point="3" svg:d="M11635 8332v621h510" svg:viewBox="0 0 511 622">
          <text:p/>
        </draw:connector>
        <draw:connector draw:style-name="gr6" draw:text-style-name="P5" draw:layer="layout" svg:x1="11.635cm" svg:y1="9.481cm" svg:x2="12.145cm" svg:y2="10.101cm" draw:start-shape="id198" draw:start-glue-point="2" draw:end-shape="id203" draw:end-glue-point="3" svg:d="M11635 9481v620h510" svg:viewBox="0 0 511 621">
          <text:p/>
        </draw:connector>
        <draw:custom-shape draw:style-name="gr11" draw:text-style-name="P5" draw:layer="layout" svg:width="0.629cm" svg:height="0.4cm" draw:transform="rotate (-3.14159265358979) translate (14.385cm 9.2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draw:transform="rotate (-3.14159265358979) translate (9.913cm 9.2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04" draw:id="id204" draw:layer="layout" svg:width="0.914cm" svg:height="0.292cm" svg:x="1.117cm" svg:y="11.96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7" draw:id="id207" draw:layer="layout" svg:width="0.913cm" svg:height="0.292cm" svg:x="2.083cm" svg:y="12.34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8" draw:id="id208" draw:layer="layout" svg:width="0.914cm" svg:height="0.291cm" svg:x="3.049cm" svg:y="12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9" draw:id="id209" draw:layer="layout" svg:width="0.914cm" svg:height="0.292cm" svg:x="3.049cm" svg:y="13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05" draw:id="id205" draw:layer="layout" svg:width="0.913cm" svg:height="0.292cm" svg:x="2.083cm" svg:y="13.49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6" draw:id="id206" draw:layer="layout" svg:width="0.914cm" svg:height="0.292cm" svg:x="3.049cm" svg:y="13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10" draw:id="id210" draw:layer="layout" svg:width="0.914cm" svg:height="0.292cm" svg:x="3.049cm" svg:y="14.258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574cm" svg:y1="12.253cm" svg:x2="2.083cm" svg:y2="13.638cm" draw:start-shape="id204" draw:start-glue-point="2" draw:end-shape="id205" draw:end-glue-point="3" svg:d="M1574 12253v1385h509" svg:viewBox="0 0 510 1386">
          <text:p/>
        </draw:connector>
        <draw:connector draw:style-name="gr6" draw:text-style-name="P5" draw:layer="layout" svg:x1="2.539cm" svg:y1="13.784cm" svg:x2="3.049cm" svg:y2="14.02cm" draw:start-shape="id205" draw:start-glue-point="2" draw:end-shape="id206" draw:end-glue-point="3" svg:d="M2539 13784v236h510" svg:viewBox="0 0 511 237">
          <text:p/>
        </draw:connector>
        <draw:connector draw:style-name="gr6" draw:text-style-name="P5" draw:layer="layout" svg:x1="2.539cm" svg:y1="12.635cm" svg:x2="3.049cm" svg:y2="12.872cm" draw:start-shape="id207" draw:start-glue-point="2" draw:end-shape="id208" draw:end-glue-point="3" svg:d="M2539 12635v237h510" svg:viewBox="0 0 511 238">
          <text:p/>
        </draw:connector>
        <draw:connector draw:style-name="gr6" draw:text-style-name="P5" draw:layer="layout" svg:x1="1.574cm" svg:y1="12.253cm" svg:x2="2.083cm" svg:y2="12.489cm" draw:start-shape="id204" draw:start-glue-point="2" draw:end-shape="id207" draw:end-glue-point="3" svg:d="M1574 12253v236h509" svg:viewBox="0 0 510 237">
          <text:p/>
        </draw:connector>
        <draw:connector draw:style-name="gr6" draw:text-style-name="P5" draw:layer="layout" svg:x1="2.539cm" svg:y1="12.635cm" svg:x2="3.049cm" svg:y2="13.256cm" draw:start-shape="id207" draw:start-glue-point="2" draw:end-shape="id209" draw:end-glue-point="3" svg:d="M2539 12635v621h510" svg:viewBox="0 0 511 622">
          <text:p/>
        </draw:connector>
        <draw:connector draw:style-name="gr6" draw:text-style-name="P5" draw:layer="layout" svg:x1="2.539cm" svg:y1="13.784cm" svg:x2="3.049cm" svg:y2="14.404cm" draw:start-shape="id205" draw:start-glue-point="2" draw:end-shape="id210" draw:end-glue-point="3" svg:d="M2539 13784v620h510" svg:viewBox="0 0 511 621">
          <text:p/>
        </draw:connector>
        <draw:custom-shape draw:style-name="gr12" draw:text-style-name="P9" xml:id="id211" draw:id="id211" draw:layer="layout" svg:width="0.914cm" svg:height="0.292cm" svg:x="14.669cm" svg:y="7.65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4" draw:id="id214" draw:layer="layout" svg:width="0.914cm" svg:height="0.292cm" svg:x="15.635cm" svg:y="8.0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215" draw:id="id215" draw:layer="layout" svg:width="0.913cm" svg:height="0.291cm" svg:x="16.602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6" draw:id="id216" draw:layer="layout" svg:width="0.913cm" svg:height="0.292cm" svg:x="16.602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212" draw:id="id212" draw:layer="layout" svg:width="0.914cm" svg:height="0.292cm" svg:x="15.635cm" svg:y="9.189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3" draw:id="id213" draw:layer="layout" svg:width="0.913cm" svg:height="0.292cm" svg:x="16.602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7" draw:id="id217" draw:layer="layout" svg:width="0.913cm" svg:height="0.292cm" svg:x="16.602cm" svg:y="9.955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26cm" svg:y1="7.95cm" svg:x2="15.635cm" svg:y2="9.335cm" draw:start-shape="id211" draw:start-glue-point="2" draw:end-shape="id212" draw:end-glue-point="3" svg:d="M15126 7950v1385h509" svg:viewBox="0 0 510 1386">
          <text:p/>
        </draw:connector>
        <draw:connector draw:style-name="gr6" draw:text-style-name="P5" draw:layer="layout" svg:x1="16.092cm" svg:y1="9.481cm" svg:x2="16.602cm" svg:y2="9.717cm" draw:start-shape="id212" draw:start-glue-point="2" draw:end-shape="id213" draw:end-glue-point="3" svg:d="M16092 9481v236h510" svg:viewBox="0 0 511 237">
          <text:p/>
        </draw:connector>
        <draw:connector draw:style-name="gr6" draw:text-style-name="P5" draw:layer="layout" svg:x1="16.092cm" svg:y1="8.308cm" svg:x2="16.602cm" svg:y2="8.569cm" draw:start-shape="id214" draw:start-glue-point="2" draw:end-shape="id215" draw:end-glue-point="3" svg:d="M16092 8308v261h510" svg:viewBox="0 0 511 262">
          <text:p/>
        </draw:connector>
        <draw:connector draw:style-name="gr6" draw:text-style-name="P5" draw:layer="layout" svg:x1="15.126cm" svg:y1="7.95cm" svg:x2="15.635cm" svg:y2="8.162cm" draw:start-shape="id211" draw:start-glue-point="2" draw:end-shape="id214" draw:end-glue-point="3" svg:d="M15126 7950v212h509" svg:viewBox="0 0 510 213">
          <text:p/>
        </draw:connector>
        <draw:connector draw:style-name="gr6" draw:text-style-name="P5" draw:layer="layout" svg:x1="16.092cm" svg:y1="8.308cm" svg:x2="16.602cm" svg:y2="8.953cm" draw:start-shape="id214" draw:start-glue-point="2" draw:end-shape="id216" draw:end-glue-point="3" svg:d="M16092 8308v645h510" svg:viewBox="0 0 511 646">
          <text:p/>
        </draw:connector>
        <draw:connector draw:style-name="gr6" draw:text-style-name="P5" draw:layer="layout" svg:x1="16.092cm" svg:y1="9.481cm" svg:x2="16.602cm" svg:y2="10.101cm" draw:start-shape="id212" draw:start-glue-point="2" draw:end-shape="id217" draw:end-glue-point="3" svg:d="M16092 9481v620h510" svg:viewBox="0 0 511 621">
          <text:p/>
        </draw:connector>
        <draw:custom-shape draw:style-name="gr11" draw:text-style-name="P5" draw:layer="layout" svg:width="0.629cm" svg:height="0.4cm" draw:transform="rotate (-3.14159265358979) translate (18.957cm 9.2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18" draw:id="id218" draw:layer="layout" svg:width="0.914cm" svg:height="0.292cm" svg:x="5.689cm" svg:y="7.65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1" draw:id="id221" draw:layer="layout" svg:width="0.913cm" svg:height="0.292cm" svg:x="6.655cm" svg:y="8.0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2" draw:id="id222" draw:layer="layout" svg:width="0.914cm" svg:height="0.291cm" svg:x="7.621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3" draw:id="id223" draw:layer="layout" svg:width="0.914cm" svg:height="0.292cm" svg:x="7.621cm" svg:y="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219" draw:id="id219" draw:layer="layout" svg:width="0.913cm" svg:height="0.292cm" svg:x="6.655cm" svg:y="9.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0" draw:id="id220" draw:layer="layout" svg:width="0.914cm" svg:height="0.292cm" svg:x="7.621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4" draw:id="id224" draw:layer="layout" svg:width="0.914cm" svg:height="0.292cm" svg:x="7.621cm" svg:y="9.95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46cm" svg:y1="7.951cm" svg:x2="6.655cm" svg:y2="9.336cm" draw:start-shape="id218" draw:start-glue-point="2" draw:end-shape="id219" draw:end-glue-point="3" svg:d="M6146 7951v1385h509" svg:viewBox="0 0 510 1386">
          <text:p/>
        </draw:connector>
        <draw:connector draw:style-name="gr6" draw:text-style-name="P5" draw:layer="layout" svg:x1="7.111cm" svg:y1="9.482cm" svg:x2="7.621cm" svg:y2="9.718cm" draw:start-shape="id219" draw:start-glue-point="2" draw:end-shape="id220" draw:end-glue-point="3" svg:d="M7111 9482v236h510" svg:viewBox="0 0 511 237">
          <text:p/>
        </draw:connector>
        <draw:connector draw:style-name="gr6" draw:text-style-name="P5" draw:layer="layout" svg:x1="7.111cm" svg:y1="8.333cm" svg:x2="7.621cm" svg:y2="8.57cm" draw:start-shape="id221" draw:start-glue-point="2" draw:end-shape="id222" draw:end-glue-point="3" svg:d="M7111 8333v237h510" svg:viewBox="0 0 511 238">
          <text:p/>
        </draw:connector>
        <draw:connector draw:style-name="gr6" draw:text-style-name="P5" draw:layer="layout" svg:x1="6.146cm" svg:y1="7.951cm" svg:x2="6.655cm" svg:y2="8.187cm" draw:start-shape="id218" draw:start-glue-point="2" draw:end-shape="id221" draw:end-glue-point="3" svg:d="M6146 7951v236h509" svg:viewBox="0 0 510 237">
          <text:p/>
        </draw:connector>
        <draw:connector draw:style-name="gr6" draw:text-style-name="P5" draw:layer="layout" svg:x1="7.111cm" svg:y1="8.333cm" svg:x2="7.621cm" svg:y2="8.954cm" draw:end-shape="id223" draw:end-glue-point="3" svg:d="M7111 8333h5v621h505" svg:viewBox="0 0 511 622">
          <text:p/>
        </draw:connector>
        <draw:connector draw:style-name="gr6" draw:text-style-name="P5" draw:layer="layout" svg:x1="7.111cm" svg:y1="9.482cm" svg:x2="7.621cm" svg:y2="10.102cm" draw:start-shape="id219" draw:start-glue-point="2" draw:end-shape="id224" draw:end-glue-point="3" svg:d="M7111 9482v620h510" svg:viewBox="0 0 511 621">
          <text:p/>
        </draw:connector>
        <draw:custom-shape draw:style-name="gr11" draw:text-style-name="P5" draw:layer="layout" svg:width="0.629cm" svg:height="0.4cm" draw:transform="rotate (-3.14159265358979) translate (5.337cm 9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25" draw:id="id225" draw:layer="layout" svg:width="0.914cm" svg:height="0.292cm" svg:x="1.165cm" svg:y="7.65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8" draw:id="id228" draw:layer="layout" svg:width="0.913cm" svg:height="0.292cm" svg:x="2.131cm" svg:y="8.03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9" draw:id="id229" draw:layer="layout" svg:width="0.914cm" svg:height="0.291cm" svg:x="3.097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0" draw:id="id230" draw:layer="layout" svg:width="0.914cm" svg:height="0.292cm" svg:x="3.097cm" svg:y="8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26" draw:id="id226" draw:layer="layout" svg:width="0.913cm" svg:height="0.292cm" svg:x="2.131cm" svg:y="9.18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7" draw:id="id227" draw:layer="layout" svg:width="0.914cm" svg:height="0.292cm" svg:x="3.097cm" svg:y="9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1" draw:id="id231" draw:layer="layout" svg:width="0.914cm" svg:height="0.292cm" svg:x="3.097cm" svg:y="9.95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622cm" svg:y1="7.948cm" svg:x2="2.131cm" svg:y2="9.333cm" draw:start-shape="id225" draw:start-glue-point="2" draw:end-shape="id226" draw:end-glue-point="3" svg:d="M1622 7948v1385h509" svg:viewBox="0 0 510 1386">
          <text:p/>
        </draw:connector>
        <draw:connector draw:style-name="gr6" draw:text-style-name="P5" draw:layer="layout" svg:x1="2.587cm" svg:y1="9.479cm" svg:x2="3.097cm" svg:y2="9.715cm" draw:start-shape="id226" draw:start-glue-point="2" draw:end-shape="id227" draw:end-glue-point="3" svg:d="M2587 9479v236h510" svg:viewBox="0 0 511 237">
          <text:p/>
        </draw:connector>
        <draw:connector draw:style-name="gr6" draw:text-style-name="P5" draw:layer="layout" svg:x1="2.587cm" svg:y1="8.33cm" svg:x2="3.097cm" svg:y2="8.567cm" draw:start-shape="id228" draw:start-glue-point="2" draw:end-shape="id229" draw:end-glue-point="3" svg:d="M2587 8330v237h510" svg:viewBox="0 0 511 238">
          <text:p/>
        </draw:connector>
        <draw:connector draw:style-name="gr6" draw:text-style-name="P5" draw:layer="layout" svg:x1="1.622cm" svg:y1="7.948cm" svg:x2="2.131cm" svg:y2="8.184cm" draw:start-shape="id225" draw:start-glue-point="2" draw:end-shape="id228" draw:end-glue-point="3" svg:d="M1622 7948v236h509" svg:viewBox="0 0 510 237">
          <text:p/>
        </draw:connector>
        <draw:connector draw:style-name="gr6" draw:text-style-name="P5" draw:layer="layout" svg:x1="2.587cm" svg:y1="8.33cm" svg:x2="3.097cm" svg:y2="8.951cm" draw:start-shape="id228" draw:start-glue-point="2" draw:end-shape="id230" draw:end-glue-point="3" svg:d="M2587 8330v621h510" svg:viewBox="0 0 511 622">
          <text:p/>
        </draw:connector>
        <draw:connector draw:style-name="gr6" draw:text-style-name="P5" draw:layer="layout" svg:x1="2.587cm" svg:y1="9.479cm" svg:x2="3.097cm" svg:y2="10.099cm" draw:start-shape="id226" draw:start-glue-point="2" draw:end-shape="id231" draw:end-glue-point="3" svg:d="M2587 9479v620h510" svg:viewBox="0 0 511 621">
          <text:p/>
        </draw:connector>
        <draw:custom-shape draw:style-name="gr39" draw:text-style-name="P28" draw:layer="layout" svg:width="0.629cm" svg:height="0.4cm" draw:transform="rotate (-1.5707963267949) translate (2.946cm 10.7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232" draw:id="id232" draw:layer="layout" svg:width="0.913cm" svg:height="0.292cm" svg:x="1.277cm" svg:y="3.34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235" draw:id="id235" draw:layer="layout" svg:width="0.914cm" svg:height="0.291cm" svg:x="2.243cm" svg:y="3.72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6" draw:id="id236" draw:layer="layout" svg:width="0.914cm" svg:height="0.291cm" svg:x="3.209cm" svg:y="4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7" draw:id="id237" draw:layer="layout" svg:width="0.914cm" svg:height="0.292cm" svg:x="3.209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233" draw:id="id233" draw:layer="layout" svg:width="0.914cm" svg:height="0.292cm" svg:x="2.243cm" svg:y="4.87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4" draw:id="id234" draw:layer="layout" svg:width="0.914cm" svg:height="0.291cm" svg:x="3.209cm" svg:y="5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8" draw:id="id238" draw:layer="layout" svg:width="0.914cm" svg:height="0.292cm" svg:x="3.209cm" svg:y="5.6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733cm" svg:y1="3.635cm" svg:x2="2.243cm" svg:y2="5.02cm" draw:start-shape="id232" draw:start-glue-point="2" draw:end-shape="id233" draw:end-glue-point="3" svg:d="M1733 3635v1385h510" svg:viewBox="0 0 511 1386">
          <text:p/>
        </draw:connector>
        <draw:connector draw:style-name="gr6" draw:text-style-name="P5" draw:layer="layout" svg:x1="2.7cm" svg:y1="5.166cm" svg:x2="3.209cm" svg:y2="5.402cm" draw:start-shape="id233" draw:start-glue-point="2" draw:end-shape="id234" draw:end-glue-point="3" svg:d="M2700 5166v236h509" svg:viewBox="0 0 510 237">
          <text:p/>
        </draw:connector>
        <draw:connector draw:style-name="gr6" draw:text-style-name="P5" draw:layer="layout" svg:x1="2.7cm" svg:y1="4.017cm" svg:x2="3.209cm" svg:y2="4.254cm" draw:start-shape="id235" draw:start-glue-point="2" draw:end-shape="id236" draw:end-glue-point="3" svg:d="M2700 4017v237h509" svg:viewBox="0 0 510 238">
          <text:p/>
        </draw:connector>
        <draw:connector draw:style-name="gr6" draw:text-style-name="P5" draw:layer="layout" svg:x1="1.733cm" svg:y1="3.635cm" svg:x2="2.243cm" svg:y2="3.871cm" draw:start-shape="id232" draw:start-glue-point="2" draw:end-shape="id235" draw:end-glue-point="3" svg:d="M1733 3635v236h510" svg:viewBox="0 0 511 237">
          <text:p/>
        </draw:connector>
        <draw:connector draw:style-name="gr6" draw:text-style-name="P5" draw:layer="layout" svg:x1="2.7cm" svg:y1="4.017cm" svg:x2="3.209cm" svg:y2="4.638cm" draw:start-shape="id235" draw:start-glue-point="2" draw:end-shape="id237" draw:end-glue-point="3" svg:d="M2700 4017v621h509" svg:viewBox="0 0 510 622">
          <text:p/>
        </draw:connector>
        <draw:connector draw:style-name="gr6" draw:text-style-name="P5" draw:layer="layout" svg:x1="2.7cm" svg:y1="5.166cm" svg:x2="3.209cm" svg:y2="5.786cm" draw:start-shape="id233" draw:start-glue-point="2" draw:end-shape="id238" draw:end-glue-point="3" svg:d="M2700 5166v620h509" svg:viewBox="0 0 510 621">
          <text:p/>
        </draw:connector>
        <draw:custom-shape draw:style-name="gr11" draw:text-style-name="P5" draw:layer="layout" svg:width="0.629cm" svg:height="0.4cm" svg:x="4.6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4.645cm" svg:y="4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4" draw:layer="layout" svg:width="3.522cm" svg:height="3.376cm" svg:x="5.532cm" svg:y="2.87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9" xml:id="id239" draw:id="id239" draw:layer="layout" svg:width="0.914cm" svg:height="0.292cm" svg:x="5.717cm" svg:y="11.86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2" draw:id="id242" draw:layer="layout" svg:width="0.913cm" svg:height="0.292cm" svg:x="6.683cm" svg:y="12.24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43" draw:id="id243" draw:layer="layout" svg:width="0.914cm" svg:height="0.291cm" svg:x="7.649cm" svg:y="12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4" draw:id="id244" draw:layer="layout" svg:width="0.914cm" svg:height="0.292cm" svg:x="7.64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40" draw:id="id240" draw:layer="layout" svg:width="0.913cm" svg:height="0.292cm" svg:x="6.683cm" svg:y="13.39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1" draw:id="id241" draw:layer="layout" svg:width="0.914cm" svg:height="0.292cm" svg:x="7.649cm" svg:y="13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5" draw:id="id245" draw:layer="layout" svg:width="0.914cm" svg:height="0.292cm" svg:x="7.649cm" svg:y="14.15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74cm" svg:y1="12.154cm" svg:x2="6.683cm" svg:y2="13.539cm" draw:start-shape="id239" draw:start-glue-point="2" draw:end-shape="id240" draw:end-glue-point="3" svg:d="M6174 12154v1385h509" svg:viewBox="0 0 510 1386">
          <text:p/>
        </draw:connector>
        <draw:connector draw:style-name="gr6" draw:text-style-name="P5" draw:layer="layout" svg:x1="7.139cm" svg:y1="13.685cm" svg:x2="7.649cm" svg:y2="13.921cm" draw:start-shape="id240" draw:start-glue-point="2" draw:end-shape="id241" draw:end-glue-point="3" svg:d="M7139 13685v236h510" svg:viewBox="0 0 511 237">
          <text:p/>
        </draw:connector>
        <draw:connector draw:style-name="gr6" draw:text-style-name="P5" draw:layer="layout" svg:x1="7.139cm" svg:y1="12.536cm" svg:x2="7.649cm" svg:y2="12.773cm" draw:start-shape="id242" draw:start-glue-point="2" draw:end-shape="id243" draw:end-glue-point="3" svg:d="M7139 12536v237h510" svg:viewBox="0 0 511 238">
          <text:p/>
        </draw:connector>
        <draw:connector draw:style-name="gr6" draw:text-style-name="P5" draw:layer="layout" svg:x1="6.174cm" svg:y1="12.154cm" svg:x2="6.683cm" svg:y2="12.39cm" draw:start-shape="id239" draw:start-glue-point="2" draw:end-shape="id242" draw:end-glue-point="3" svg:d="M6174 12154v236h509" svg:viewBox="0 0 510 237">
          <text:p/>
        </draw:connector>
        <draw:connector draw:style-name="gr6" draw:text-style-name="P5" draw:layer="layout" svg:x1="7.139cm" svg:y1="12.536cm" svg:x2="7.649cm" svg:y2="13.157cm" draw:start-shape="id242" draw:start-glue-point="2" draw:end-shape="id244" draw:end-glue-point="3" svg:d="M7139 12536v621h510" svg:viewBox="0 0 511 622">
          <text:p/>
        </draw:connector>
        <draw:connector draw:style-name="gr6" draw:text-style-name="P5" draw:layer="layout" svg:x1="7.139cm" svg:y1="13.685cm" svg:x2="7.649cm" svg:y2="14.305cm" draw:start-shape="id240" draw:start-glue-point="2" draw:end-shape="id245" draw:end-glue-point="3" svg:d="M7139 13685v620h510" svg:viewBox="0 0 511 621">
          <text:p/>
        </draw:connector>
        <draw:custom-shape draw:style-name="gr11" draw:text-style-name="P5" draw:layer="layout" svg:width="0.629cm" svg:height="0.4cm" svg:x="4.769cm" svg:y="13.0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37" draw:layer="layout" svg:width="1.103cm" svg:height="0.368cm" svg:x="11.718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11.518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8" draw:layer="layout" svg:width="1.103cm" svg:height="0.368cm" svg:x="18.506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18.306cm" svg:y="15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7" draw:layer="layout" svg:width="1.103cm" svg:height="0.368cm" svg:x="4.066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3.866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9" draw:layer="layout" svg:width="1.412cm" svg:height="0.762cm" svg:x="13.462cm" svg:y="14.448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2" draw:layer="layout" svg:width="7.493cm" svg:height="0.725cm" svg:x="14.859cm" svg:y="14.501cm">
          <draw:text-box>
            <text:p text:style-name="P21"><text:span text:style-name="T5">Cache for *:has(.a) matching status</text:span></text:p>
          </draw:text-box>
        </draw:frame>
        <draw:frame draw:style-name="gr29" draw:text-style-name="P22" draw:layer="layout" svg:width="5.581cm" svg:height="0.725cm" svg:x="5.107cm" svg:y="15.702cm">
          <draw:text-box>
            <text:p text:style-name="P21"><text:span text:style-name="T5">‘</text:span><text:span text:style-name="T5">*:has(.a)’ not determined</text:span></text:p>
          </draw:text-box>
        </draw:frame>
        <draw:frame draw:style-name="gr70" draw:text-style-name="P41" draw:layer="layout" svg:width="5.095cm" svg:height="0.725cm" svg:x="12.813cm" svg:y="15.744cm">
          <draw:text-box>
            <text:p text:style-name="P40"><text:span text:style-name="T5">‘</text:span><text:span text:style-name="T5">*:has(.a)’ not matched</text:span></text:p>
          </draw:text-box>
        </draw:frame>
        <draw:frame draw:style-name="gr29" draw:text-style-name="P22" draw:layer="layout" svg:width="4.672cm" svg:height="0.725cm" svg:x="19.562cm" svg:y="15.645cm">
          <draw:text-box>
            <text:p text:style-name="P21"><text:span text:style-name="T5">‘</text:span><text:span text:style-name="T5">*:has(.a)’ matche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1" draw:text-style-name="P42" xml:id="id246" draw:id="id246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9" draw:id="id249" draw:layer="layout" svg:width="1.103cm" svg:height="0.368cm" svg:x="15.532cm" svg:y="7.1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250" draw:id="id250" draw:layer="layout" svg:width="1.103cm" svg:height="0.367cm" svg:x="16.698cm" svg:y="7.6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51" draw:id="id251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7" draw:id="id247" draw:layer="layout" svg:width="1.103cm" svg:height="0.368cm" svg:x="15.532cm" svg:y="8.5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8" draw:id="id248" draw:layer="layout" svg:width="1.103cm" svg:height="0.368cm" svg:x="16.698cm" svg:y="9.0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52" draw:id="id252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17cm" svg:y1="7.007cm" svg:x2="15.532cm" svg:y2="8.754cm" draw:start-shape="id246" draw:start-glue-point="2" draw:end-shape="id247" draw:end-glue-point="3" svg:d="M14917 7007v1747h615" svg:viewBox="0 0 616 1748">
          <text:p/>
        </draw:connector>
        <draw:connector draw:style-name="gr6" draw:text-style-name="P44" draw:layer="layout" svg:x1="16.083cm" svg:y1="8.938cm" svg:x2="16.698cm" svg:y2="9.236cm" draw:start-shape="id247" draw:start-glue-point="2" draw:end-shape="id248" draw:end-glue-point="3" svg:d="M16083 8938v298h615" svg:viewBox="0 0 616 299">
          <text:p/>
        </draw:connector>
        <draw:connector draw:style-name="gr6" draw:text-style-name="P44" draw:layer="layout" svg:x1="16.083cm" svg:y1="7.489cm" svg:x2="16.698cm" svg:y2="7.788cm" draw:start-shape="id249" draw:start-glue-point="2" draw:end-shape="id250" draw:end-glue-point="3" svg:d="M16083 7489v299h615" svg:viewBox="0 0 616 300">
          <text:p/>
        </draw:connector>
        <draw:connector draw:style-name="gr6" draw:text-style-name="P44" draw:layer="layout" svg:x1="14.917cm" svg:y1="7.007cm" svg:x2="15.532cm" svg:y2="7.305cm" draw:start-shape="id246" draw:start-glue-point="2" draw:end-shape="id249" draw:end-glue-point="3" svg:d="M14917 7007v298h615" svg:viewBox="0 0 616 299">
          <text:p/>
        </draw:connector>
        <draw:connector draw:style-name="gr6" draw:text-style-name="P44" draw:layer="layout" svg:x1="16.083cm" svg:y1="7.489cm" svg:x2="16.698cm" svg:y2="8.272cm" draw:start-shape="id249" draw:start-glue-point="2" draw:end-shape="id251" draw:end-glue-point="3" svg:d="M16083 7489v783h615" svg:viewBox="0 0 616 784">
          <text:p/>
        </draw:connector>
        <draw:connector draw:style-name="gr6" draw:text-style-name="P44" draw:layer="layout" svg:x1="16.083cm" svg:y1="8.938cm" svg:x2="16.698cm" svg:y2="9.72cm" draw:start-shape="id247" draw:start-glue-point="2" draw:end-shape="id252" draw:end-glue-point="3" svg:d="M16083 8938v782h615" svg:viewBox="0 0 616 783">
          <text:p/>
        </draw:connector>
        <draw:custom-shape draw:style-name="gr73" draw:text-style-name="P45" xml:id="id253" draw:id="id253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6" draw:id="id256" draw:layer="layout" svg:width="1.103cm" svg:height="0.368cm" svg:x="10.764cm" svg:y="7.1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57" draw:id="id257" draw:layer="layout" svg:width="1.103cm" svg:height="0.367cm" svg:x="11.93cm" svg:y="7.6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8" draw:id="id258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254" draw:id="id254" draw:layer="layout" svg:width="1.103cm" svg:height="0.368cm" svg:x="10.764cm" svg:y="8.57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5" draw:id="id255" draw:layer="layout" svg:width="1.103cm" svg:height="0.368cm" svg:x="11.93cm" svg:y="9.053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9" draw:id="id259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49cm" svg:y1="7.008cm" svg:x2="10.764cm" svg:y2="8.755cm" draw:start-shape="id253" draw:start-glue-point="2" draw:end-shape="id254" draw:end-glue-point="3" svg:d="M10149 7008v1747h615" svg:viewBox="0 0 616 1748">
          <text:p/>
        </draw:connector>
        <draw:connector draw:style-name="gr6" draw:text-style-name="P44" draw:layer="layout" svg:x1="11.315cm" svg:y1="8.939cm" svg:x2="11.93cm" svg:y2="9.237cm" draw:start-shape="id254" draw:start-glue-point="2" draw:end-shape="id255" draw:end-glue-point="3" svg:d="M11315 8939v298h615" svg:viewBox="0 0 616 299">
          <text:p/>
        </draw:connector>
        <draw:connector draw:style-name="gr6" draw:text-style-name="P44" draw:layer="layout" svg:x1="11.315cm" svg:y1="7.49cm" svg:x2="11.93cm" svg:y2="7.789cm" draw:start-shape="id256" draw:start-glue-point="2" draw:end-shape="id257" draw:end-glue-point="3" svg:d="M11315 7490v299h615" svg:viewBox="0 0 616 300">
          <text:p/>
        </draw:connector>
        <draw:connector draw:style-name="gr6" draw:text-style-name="P44" draw:layer="layout" svg:x1="10.149cm" svg:y1="7.008cm" svg:x2="10.764cm" svg:y2="7.306cm" draw:start-shape="id253" draw:start-glue-point="2" draw:end-shape="id256" draw:end-glue-point="3" svg:d="M10149 7008v298h615" svg:viewBox="0 0 616 299">
          <text:p/>
        </draw:connector>
        <draw:connector draw:style-name="gr6" draw:text-style-name="P44" draw:layer="layout" svg:x1="11.315cm" svg:y1="7.49cm" svg:x2="11.93cm" svg:y2="8.273cm" draw:start-shape="id256" draw:start-glue-point="2" draw:end-shape="id258" draw:end-glue-point="3" svg:d="M11315 7490v783h615" svg:viewBox="0 0 616 784">
          <text:p/>
        </draw:connector>
        <draw:connector draw:style-name="gr6" draw:text-style-name="P44" draw:layer="layout" svg:x1="11.315cm" svg:y1="8.939cm" svg:x2="11.93cm" svg:y2="9.721cm" draw:start-shape="id254" draw:start-glue-point="2" draw:end-shape="id259" draw:end-glue-point="3" svg:d="M11315 8939v782h615" svg:viewBox="0 0 616 783">
          <text:p/>
        </draw:connector>
        <draw:custom-shape draw:style-name="gr76" draw:text-style-name="P14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260" draw:id="id260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3" draw:id="id263" draw:layer="layout" svg:width="1.103cm" svg:height="0.368cm" svg:x="20.308cm" svg:y="7.12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264" draw:id="id264" draw:layer="layout" svg:width="1.103cm" svg:height="0.367cm" svg:x="21.474cm" svg:y="7.605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5" draw:id="id265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261" draw:id="id261" draw:layer="layout" svg:width="1.103cm" svg:height="0.368cm" svg:x="20.308cm" svg:y="8.57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262" draw:id="id262" draw:layer="layout" svg:width="1.103cm" svg:height="0.368cm" svg:x="21.474cm" svg:y="9.0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6" draw:id="id266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693cm" svg:y1="7.007cm" svg:x2="20.308cm" svg:y2="8.754cm" draw:start-shape="id260" draw:start-glue-point="2" draw:end-shape="id261" draw:end-glue-point="3" svg:d="M19693 7007v1747h615" svg:viewBox="0 0 616 1748">
          <text:p/>
        </draw:connector>
        <draw:connector draw:style-name="gr6" draw:text-style-name="P44" draw:layer="layout" svg:x1="20.859cm" svg:y1="8.938cm" svg:x2="21.474cm" svg:y2="9.236cm" draw:start-shape="id261" draw:start-glue-point="2" draw:end-shape="id262" draw:end-glue-point="3" svg:d="M20859 8938v298h615" svg:viewBox="0 0 616 299">
          <text:p/>
        </draw:connector>
        <draw:connector draw:style-name="gr6" draw:text-style-name="P44" draw:layer="layout" svg:x1="20.859cm" svg:y1="7.489cm" svg:x2="21.474cm" svg:y2="7.788cm" draw:start-shape="id263" draw:start-glue-point="2" draw:end-shape="id264" draw:end-glue-point="3" svg:d="M20859 7489v299h615" svg:viewBox="0 0 616 300">
          <text:p/>
        </draw:connector>
        <draw:connector draw:style-name="gr6" draw:text-style-name="P44" draw:layer="layout" svg:x1="19.693cm" svg:y1="7.007cm" svg:x2="20.308cm" svg:y2="7.305cm" draw:start-shape="id260" draw:start-glue-point="2" draw:end-shape="id263" draw:end-glue-point="3" svg:d="M19693 7007v298h615" svg:viewBox="0 0 616 299">
          <text:p/>
        </draw:connector>
        <draw:connector draw:style-name="gr6" draw:text-style-name="P44" draw:layer="layout" svg:x1="20.859cm" svg:y1="7.489cm" svg:x2="21.474cm" svg:y2="8.272cm" draw:start-shape="id263" draw:start-glue-point="2" draw:end-shape="id265" draw:end-glue-point="3" svg:d="M20859 7489v783h615" svg:viewBox="0 0 616 784">
          <text:p/>
        </draw:connector>
        <draw:connector draw:style-name="gr6" draw:text-style-name="P44" draw:layer="layout" svg:x1="20.859cm" svg:y1="8.938cm" svg:x2="21.474cm" svg:y2="9.72cm" draw:start-shape="id261" draw:start-glue-point="2" draw:end-shape="id266" draw:end-glue-point="3" svg:d="M20859 8938v782h615" svg:viewBox="0 0 616 783">
          <text:p/>
        </draw:connector>
        <draw:custom-shape draw:style-name="gr76" draw:text-style-name="P14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267" draw:id="id267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0" draw:id="id270" draw:layer="layout" svg:width="1.103cm" svg:height="0.368cm" svg:x="5.964cm" svg:y="7.1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71" draw:id="id271" draw:layer="layout" svg:width="1.103cm" svg:height="0.367cm" svg:x="7.13cm" svg:y="7.6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2" draw:id="id272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268" draw:id="id268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9" draw:id="id269" draw:layer="layout" svg:width="1.103cm" svg:height="0.368cm" svg:x="7.13cm" svg:y="9.0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3" draw:id="id273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349cm" svg:y1="7.009cm" svg:x2="5.964cm" svg:y2="8.756cm" draw:start-shape="id267" draw:start-glue-point="2" draw:end-shape="id268" draw:end-glue-point="3" svg:d="M5349 7009v1747h615" svg:viewBox="0 0 616 1748">
          <text:p/>
        </draw:connector>
        <draw:connector draw:style-name="gr6" draw:text-style-name="P44" draw:layer="layout" svg:x1="6.515cm" svg:y1="8.94cm" svg:x2="7.13cm" svg:y2="9.238cm" draw:start-shape="id268" draw:start-glue-point="2" draw:end-shape="id269" draw:end-glue-point="3" svg:d="M6515 8940v298h615" svg:viewBox="0 0 616 299">
          <text:p/>
        </draw:connector>
        <draw:connector draw:style-name="gr6" draw:text-style-name="P44" draw:layer="layout" svg:x1="6.515cm" svg:y1="7.491cm" svg:x2="7.13cm" svg:y2="7.79cm" draw:start-shape="id270" draw:start-glue-point="2" draw:end-shape="id271" draw:end-glue-point="3" svg:d="M6515 7491v299h615" svg:viewBox="0 0 616 300">
          <text:p/>
        </draw:connector>
        <draw:connector draw:style-name="gr6" draw:text-style-name="P44" draw:layer="layout" svg:x1="5.349cm" svg:y1="7.009cm" svg:x2="5.964cm" svg:y2="7.307cm" draw:start-shape="id267" draw:start-glue-point="2" draw:end-shape="id270" draw:end-glue-point="3" svg:d="M5349 7009v298h615" svg:viewBox="0 0 616 299">
          <text:p/>
        </draw:connector>
        <draw:connector draw:style-name="gr6" draw:text-style-name="P44" draw:layer="layout" svg:x1="6.515cm" svg:y1="7.491cm" svg:x2="7.13cm" svg:y2="8.274cm" draw:start-shape="id270" draw:start-glue-point="2" draw:end-shape="id272" draw:end-glue-point="3" svg:d="M6515 7491v783h615" svg:viewBox="0 0 616 784">
          <text:p/>
        </draw:connector>
        <draw:connector draw:style-name="gr6" draw:text-style-name="P44" draw:layer="layout" svg:x1="6.515cm" svg:y1="8.94cm" svg:x2="7.13cm" svg:y2="9.722cm" draw:start-shape="id268" draw:start-glue-point="2" draw:end-shape="id273" draw:end-glue-point="3" svg:d="M6515 8940v782h615" svg:viewBox="0 0 616 783">
          <text:p/>
        </draw:connector>
        <draw:custom-shape draw:style-name="gr76" draw:text-style-name="P14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7.267cm" svg:y="10.571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835cm" svg:height="0.569cm" svg:x="12.567cm" svg:y="10.572cm">
          <draw:text-box>
            <text:p text:style-name="P21"><text:span text:style-name="T2">Style invalidated element</text:span></text:p>
          </draw:text-box>
        </draw:frame>
        <draw:frame draw:style-name="gr79" draw:text-style-name="P50" draw:layer="layout" svg:width="3.387cm" svg:height="0.569cm" svg:x="18.568cm" svg:y="10.573cm">
          <draw:text-box>
            <text:p text:style-name="P21"><text:span text:style-name="T2">Subject element</text:span></text:p>
          </draw:text-box>
        </draw:frame>
        <draw:frame draw:style-name="gr22" draw:text-style-name="P51" draw:layer="layout" svg:width="27.991cm" svg:height="2.77cm" svg:x="0.001cm" svg:y="0.254cm">
          <draw:text-box>
            <text:p text:style-name="P14"><text:span text:style-name="T3">Simplest style invalidati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80" draw:text-style-name="P54" xml:id="id274" draw:id="id274" draw:layer="layout" svg:width="0.583cm" svg:height="0.59cm" svg:x="13.366cm" svg:y="3.31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75" draw:id="id275" draw:layer="layout" svg:width="0.582cm" svg:height="0.59cm" svg:x="14.115cm" svg:y="3.31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6" draw:layer="layout" svg:width="4.66cm" svg:height="0.786cm" svg:x="5.277cm" svg:y="3.207cm">
          <text:p text:style-name="P56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83" draw:text-style-name="P56" draw:layer="layout" svg:width="4.66cm" svg:height="0.786cm" svg:x="5.277cm" svg:y="4.977cm">
          <text:p text:style-name="P56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draw:layer="layout" svg:width="4.66cm" svg:height="0.786cm" svg:x="5.277cm" svg:y="6.744cm">
          <text:p text:style-name="P56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xml:id="id276" draw:id="id276" draw:layer="layout" svg:width="0.581cm" svg:height="0.59cm" svg:x="12.886cm" svg:y="5.09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78" draw:id="id278" draw:layer="layout" svg:width="0.582cm" svg:height="0.589cm" svg:x="13.634cm" svg:y="5.0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xml:id="id277" draw:id="id277" draw:layer="layout" svg:width="0.583cm" svg:height="0.589cm" svg:x="14.594cm" svg:y="5.1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79" draw:id="id279" draw:layer="layout" svg:width="0.583cm" svg:height="0.589cm" svg:x="12.935cm" svg:y="6.84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80" draw:id="id280" draw:layer="layout" svg:width="0.584cm" svg:height="0.589cm" svg:x="13.794cm" svg:y="6.8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81" draw:id="id281" draw:layer="layout" svg:width="0.583cm" svg:height="0.59cm" svg:x="14.525cm" svg:y="6.85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88cm" svg:x1="13.658cm" svg:y1="3.908cm" svg:x2="14.406cm" svg:y2="3.909cm" draw:start-shape="id274" draw:start-glue-point="8" draw:end-shape="id275" draw:end-glue-point="8" svg:d="M13658 3908c0 472 748 472 748 1" svg:viewBox="0 0 749 355">
          <text:p/>
        </draw:connector>
        <draw:connector draw:style-name="gr87" draw:text-style-name="P57" draw:layer="layout" draw:type="curve" draw:line-skew="-0.187cm" svg:x1="13.177cm" svg:y1="5.688cm" svg:x2="14.886cm" svg:y2="5.689cm" draw:start-shape="id276" draw:start-glue-point="8" draw:end-shape="id277" draw:end-glue-point="8" svg:d="M13177 5688c0 472 1709 472 1709 1" svg:viewBox="0 0 1710 355">
          <text:p/>
        </draw:connector>
        <draw:connector draw:style-name="gr88" draw:text-style-name="P57" draw:layer="layout" draw:type="curve" draw:line-skew="0.188cm" svg:x1="13.925cm" svg:y1="5.099cm" svg:x2="14.886cm" svg:y2="5.1cm" draw:start-shape="id278" draw:start-glue-point="4" draw:end-shape="id277" draw:end-glue-point="4" svg:d="M13925 5099c0-471 961-471 961 1" svg:viewBox="0 0 962 355">
          <text:p/>
        </draw:connector>
        <draw:connector draw:style-name="gr88" draw:text-style-name="P57" draw:layer="layout" draw:type="curve" draw:line-skew="0.188cm" svg:x1="13.227cm" svg:y1="6.849cm" svg:x2="14.086cm" svg:y2="6.85cm" draw:start-shape="id279" draw:start-glue-point="4" draw:end-shape="id280" draw:end-glue-point="4" svg:d="M13227 6849c0-471 859-471 859 1" svg:viewBox="0 0 860 355">
          <text:p/>
        </draw:connector>
        <draw:connector draw:style-name="gr87" draw:text-style-name="P57" draw:layer="layout" draw:type="curve" draw:line-skew="-0.188cm" svg:x1="14.086cm" svg:y1="7.439cm" svg:x2="14.817cm" svg:y2="7.44cm" draw:start-shape="id280" draw:start-glue-point="8" draw:end-shape="id281" draw:end-glue-point="8" svg:d="M14086 7439c0 472 731 472 731 1" svg:viewBox="0 0 732 355">
          <text:p/>
        </draw:connector>
        <draw:custom-shape draw:style-name="gr89" draw:text-style-name="P58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17.966cm" svg:y="3.51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19.615cm" svg:y="3.514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17.977cm" svg:y="5.7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588cm" svg:y="5.74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20.373cm" svg:y="5.754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609cm" svg:y="4.47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17.948cm" svg:y="4.49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4" draw:layer="layout" svg:width="0.583cm" svg:height="0.59cm" svg:x="17.967cm" svg:y="6.719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9.589cm" svg:y="6.70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18.504cm" svg:y1="3.829cm" svg:x2="19.341cm" svg:y2="3.829cm">
          <text:p/>
        </draw:line>
        <draw:line draw:style-name="gr93" draw:text-style-name="P57" draw:layer="layout" svg:x1="18.504cm" svg:y1="4.772cm" svg:x2="19.341cm" svg:y2="4.772cm">
          <text:p/>
        </draw:line>
        <draw:line draw:style-name="gr94" draw:text-style-name="P57" draw:layer="layout" svg:x1="18.558cm" svg:y1="6.073cm" svg:x2="19.342cm" svg:y2="6.054cm">
          <text:p/>
        </draw:line>
        <draw:line draw:style-name="gr94" draw:text-style-name="P57" draw:layer="layout" svg:x1="18.558cm" svg:y1="7.032cm" svg:x2="19.342cm" svg:y2="7.013cm">
          <text:p/>
        </draw:line>
        <draw:custom-shape draw:style-name="gr76" draw:text-style-name="P61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54" draw:layer="layout" svg:width="0.583cm" svg:height="0.589cm" svg:x="5.792cm" svg:y="8.8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237cm" svg:height="0.569cm" svg:x="6.403cm" svg:y="8.802cm">
          <draw:text-box>
            <text:p text:style-name="P21"><text:span text:style-name="T2">Feature : Matches elements with class value ‘a’.</text:span></text:p>
          </draw:text-box>
        </draw:frame>
        <draw:custom-shape draw:style-name="gr81" draw:text-style-name="P55" draw:layer="layout" svg:width="0.582cm" svg:height="0.59cm" svg:x="5.771cm" svg:y="9.75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681cm" svg:height="0.569cm" svg:x="6.401cm" svg:y="9.779cm">
          <draw:text-box>
            <text:p text:style-name="P21"><text:span text:style-name="T2">Subject Feature : Matches elements with class value ‘a’. The matched element need to be invalidated</text:span></text:p>
          </draw:text-box>
        </draw:frame>
        <draw:custom-shape draw:style-name="gr85" draw:text-style-name="P54" xml:id="id284" draw:id="id284" draw:layer="layout" svg:width="0.583cm" svg:height="0.589cm" svg:x="5.713cm" svg:y="10.82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85" draw:id="id285" draw:layer="layout" svg:width="0.583cm" svg:height="0.589cm" svg:x="6.813cm" svg:y="10.82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418cm" svg:height="0.569cm" svg:x="7.426cm" svg:y="10.853cm">
          <draw:text-box>
            <text:p text:style-name="P21"><text:span text:style-name="T2">Sibling Relation : Can get elements with ‘b’ class from succeeding siblings of an element with ‘a’ class</text:span></text:p>
          </draw:text-box>
        </draw:frame>
        <draw:custom-shape draw:style-name="gr85" draw:text-style-name="P54" xml:id="id282" draw:id="id282" draw:layer="layout" svg:width="0.583cm" svg:height="0.589cm" svg:x="5.723cm" svg:y="11.86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88cm" svg:x1="6.015cm" svg:y1="12.45cm" svg:x2="7.115cm" svg:y2="12.45cm" draw:start-shape="id282" draw:start-glue-point="8" draw:end-shape="id283" draw:end-glue-point="8" svg:d="M6015 12450c0 469 1100 469 1100 0" svg:viewBox="0 0 1101 353">
          <text:p/>
        </draw:connector>
        <draw:custom-shape draw:style-name="gr85" draw:text-style-name="P54" xml:id="id283" draw:id="id283" draw:layer="layout" svg:width="0.583cm" svg:height="0.589cm" svg:x="6.823cm" svg:y="11.861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63" draw:layer="layout" svg:width="13.408cm" svg:height="0.635cm" svg:x="7.436cm" svg:y="11.885cm">
          <draw:text-box>
            <text:p text:style-name="P40"><text:span text:style-name="T2">Descendant Relation : Can get elements with ‘b’ class from descendants of an element with ‘a’ class</text:span></text:p>
          </draw:text-box>
        </draw:frame>
        <draw:connector draw:style-name="gr88" draw:text-style-name="P57" draw:layer="layout" draw:type="curve" draw:line-skew="0.198cm" svg:x1="6.005cm" svg:y1="10.829cm" svg:x2="7.105cm" svg:y2="10.829cm" draw:start-shape="id284" draw:start-glue-point="4" draw:end-shape="id285" draw:end-glue-point="4" svg:d="M6005 10829c0-456 1100-456 1100 0" svg:viewBox="0 0 1101 343">
          <text:p/>
        </draw:connector>
        <draw:custom-shape draw:style-name="gr96" draw:text-style-name="P64" draw:layer="layout" svg:width="2.991cm" svg:height="0.786cm" svg:x="12.501cm" svg:y="1.992cm">
          <text:p text:style-name="P64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4.127cm" svg:height="0.786cm" svg:x="17.907cm" svg:y="1.992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98" draw:text-style-name="P60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50" draw:layer="layout" svg:width="12.896cm" svg:height="0.887cm" svg:x="8.994cm" svg:y="12.914cm">
          <draw:text-box>
            <text:p text:style-name="P21"><text:span text:style-name="T2">Sibling Invalidation Set : Matching features to the succeeding siblings of an element with ‘a’ class.</text:span><text:span text:style-name="T2"><text:line-break/></text:span><text:span text:style-name="T2"> <text:s text:c="38"/>Can do the ancestor invalidation for the matched elements and features.</text:span></text:p>
          </draw:text-box>
        </draw:frame>
        <draw:custom-shape draw:style-name="gr80" draw:text-style-name="P54" draw:layer="layout" svg:width="0.583cm" svg:height="0.59cm" svg:x="5.722cm" svg:y="13.02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6.305cm" svg:y1="13.334cm" svg:x2="7.097cm" svg:y2="13.334cm">
          <text:p/>
        </draw:line>
        <draw:custom-shape draw:style-name="gr100" draw:text-style-name="P59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12.896cm" svg:height="0.635cm" svg:x="8.993cm" svg:y="14.058cm">
          <draw:text-box>
            <text:p text:style-name="P21"><text:span text:style-name="T2">Descendant Invalidation Set : Matching features to the descendants of an element with ‘a’ class.</text:span></text:p>
          </draw:text-box>
        </draw:frame>
        <draw:custom-shape draw:style-name="gr80" draw:text-style-name="P54" draw:layer="layout" svg:width="0.583cm" svg:height="0.59cm" svg:x="5.721cm" svg:y="14.02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6.304cm" svg:y1="14.334cm" svg:x2="7.096cm" svg:y2="14.334cm">
          <text:p/>
        </draw:line>
        <draw:custom-shape draw:style-name="gr102" draw:text-style-name="P64" draw:layer="layout" svg:width="2.991cm" svg:height="0.786cm" svg:x="5.901cm" svg:y="1.992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27.991cm" svg:height="1.27cm" svg:x="0.002cm" svg:y="0.254cm">
          <draw:text-box>
            <text:p text:style-name="P14"><text:span text:style-name="T3">Build downward invalidation se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04" draw:text-style-name="P59" xml:id="id360" draw:id="id360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9" xml:id="id358" draw:id="id358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0" xml:id="id357" draw:id="id357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6" xml:id="id286" draw:id="id286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89" draw:id="id289" draw:layer="layout" svg:width="1.103cm" svg:height="0.368cm" svg:x="18.032cm" svg:y="6.2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290" draw:id="id290" draw:layer="layout" svg:width="1.103cm" svg:height="0.367cm" svg:x="19.198cm" svg:y="6.7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91" draw:id="id291" draw:layer="layout" svg:width="1.103cm" svg:height="0.368cm" svg:x="19.198cm" svg:y="7.188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87" draw:id="id287" draw:layer="layout" svg:width="1.103cm" svg:height="0.368cm" svg:x="18.032cm" svg:y="7.6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88" draw:id="id288" draw:layer="layout" svg:width="1.103cm" svg:height="0.368cm" svg:x="19.198cm" svg:y="8.1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92" draw:id="id292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17cm" svg:y1="6.107cm" svg:x2="18.032cm" svg:y2="7.854cm" draw:start-shape="id286" draw:start-glue-point="2" draw:end-shape="id287" draw:end-glue-point="3" svg:d="M17417 6107v1747h615" svg:viewBox="0 0 616 1748">
          <text:p/>
        </draw:connector>
        <draw:connector draw:style-name="gr6" draw:text-style-name="P44" draw:layer="layout" svg:x1="18.583cm" svg:y1="8.038cm" svg:x2="19.198cm" svg:y2="8.336cm" draw:start-shape="id287" draw:start-glue-point="2" draw:end-shape="id288" draw:end-glue-point="3" svg:d="M18583 8038v298h615" svg:viewBox="0 0 616 299">
          <text:p/>
        </draw:connector>
        <draw:connector draw:style-name="gr6" draw:text-style-name="P44" draw:layer="layout" svg:x1="18.583cm" svg:y1="6.589cm" svg:x2="19.198cm" svg:y2="6.888cm" draw:start-shape="id289" draw:start-glue-point="2" draw:end-shape="id290" draw:end-glue-point="3" svg:d="M18583 6589v299h615" svg:viewBox="0 0 616 300">
          <text:p/>
        </draw:connector>
        <draw:connector draw:style-name="gr6" draw:text-style-name="P44" draw:layer="layout" svg:x1="17.417cm" svg:y1="6.107cm" svg:x2="18.032cm" svg:y2="6.405cm" draw:start-shape="id286" draw:start-glue-point="2" draw:end-shape="id289" draw:end-glue-point="3" svg:d="M17417 6107v298h615" svg:viewBox="0 0 616 299">
          <text:p/>
        </draw:connector>
        <draw:connector draw:style-name="gr6" draw:text-style-name="P44" draw:layer="layout" svg:x1="18.583cm" svg:y1="6.589cm" svg:x2="19.198cm" svg:y2="7.372cm" draw:start-shape="id289" draw:start-glue-point="2" draw:end-shape="id291" draw:end-glue-point="3" svg:d="M18583 6589v783h615" svg:viewBox="0 0 616 784">
          <text:p/>
        </draw:connector>
        <draw:connector draw:style-name="gr6" draw:text-style-name="P44" draw:layer="layout" svg:x1="18.583cm" svg:y1="8.038cm" svg:x2="19.198cm" svg:y2="8.82cm" draw:start-shape="id287" draw:start-glue-point="2" draw:end-shape="id292" draw:end-glue-point="3" svg:d="M18583 8038v782h615" svg:viewBox="0 0 616 783">
          <text:p/>
        </draw:connector>
        <draw:custom-shape draw:style-name="gr73" draw:text-style-name="P45" xml:id="id293" draw:id="id293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96" draw:id="id296" draw:layer="layout" svg:width="1.103cm" svg:height="0.368cm" svg:x="13.264cm" svg:y="6.2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97" draw:id="id297" draw:layer="layout" svg:width="1.103cm" svg:height="0.367cm" svg:x="14.43cm" svg:y="6.7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98" draw:id="id298" draw:layer="layout" svg:width="1.103cm" svg:height="0.368cm" svg:x="14.43cm" svg:y="7.18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4" draw:id="id294" draw:layer="layout" svg:width="1.103cm" svg:height="0.368cm" svg:x="13.264cm" svg:y="7.6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5" draw:id="id295" draw:layer="layout" svg:width="1.103cm" svg:height="0.368cm" svg:x="14.43cm" svg:y="8.1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9" draw:id="id299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49cm" svg:y1="6.108cm" svg:x2="13.264cm" svg:y2="7.855cm" draw:start-shape="id293" draw:start-glue-point="2" draw:end-shape="id294" draw:end-glue-point="3" svg:d="M12649 6108v1747h615" svg:viewBox="0 0 616 1748">
          <text:p/>
        </draw:connector>
        <draw:connector draw:style-name="gr6" draw:text-style-name="P44" draw:layer="layout" svg:x1="13.815cm" svg:y1="8.039cm" svg:x2="14.43cm" svg:y2="8.337cm" draw:start-shape="id294" draw:start-glue-point="2" draw:end-shape="id295" draw:end-glue-point="3" svg:d="M13815 8039v298h615" svg:viewBox="0 0 616 299">
          <text:p/>
        </draw:connector>
        <draw:connector draw:style-name="gr6" draw:text-style-name="P44" draw:layer="layout" svg:x1="13.815cm" svg:y1="6.59cm" svg:x2="14.43cm" svg:y2="6.889cm" draw:start-shape="id296" draw:start-glue-point="2" draw:end-shape="id297" draw:end-glue-point="3" svg:d="M13815 6590v299h615" svg:viewBox="0 0 616 300">
          <text:p/>
        </draw:connector>
        <draw:connector draw:style-name="gr6" draw:text-style-name="P44" draw:layer="layout" svg:x1="12.649cm" svg:y1="6.108cm" svg:x2="13.264cm" svg:y2="6.406cm" draw:start-shape="id293" draw:start-glue-point="2" draw:end-shape="id296" draw:end-glue-point="3" svg:d="M12649 6108v298h615" svg:viewBox="0 0 616 299">
          <text:p/>
        </draw:connector>
        <draw:connector draw:style-name="gr6" draw:text-style-name="P44" draw:layer="layout" svg:x1="13.815cm" svg:y1="6.59cm" svg:x2="14.43cm" svg:y2="7.373cm" draw:start-shape="id296" draw:start-glue-point="2" draw:end-shape="id298" draw:end-glue-point="3" svg:d="M13815 6590v783h615" svg:viewBox="0 0 616 784">
          <text:p/>
        </draw:connector>
        <draw:connector draw:style-name="gr6" draw:text-style-name="P44" draw:layer="layout" svg:x1="13.815cm" svg:y1="8.039cm" svg:x2="14.43cm" svg:y2="8.821cm" draw:start-shape="id294" draw:start-glue-point="2" draw:end-shape="id299" draw:end-glue-point="3" svg:d="M13815 8039v782h615" svg:viewBox="0 0 616 783">
          <text:p/>
        </draw:connector>
        <draw:custom-shape draw:style-name="gr76" draw:text-style-name="P14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00" draw:id="id300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3" draw:id="id303" draw:layer="layout" svg:width="1.103cm" svg:height="0.368cm" svg:x="22.808cm" svg:y="6.22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04" draw:id="id304" draw:layer="layout" svg:width="1.103cm" svg:height="0.367cm" svg:x="23.974cm" svg:y="6.705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5" draw:id="id305" draw:layer="layout" svg:width="1.103cm" svg:height="0.368cm" svg:x="23.974cm" svg:y="7.188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301" draw:id="id301" draw:layer="layout" svg:width="1.103cm" svg:height="0.368cm" svg:x="22.808cm" svg:y="7.67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302" draw:id="id302" draw:layer="layout" svg:width="1.103cm" svg:height="0.368cm" svg:x="23.974cm" svg:y="8.1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6" draw:id="id306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193cm" svg:y1="6.107cm" svg:x2="22.808cm" svg:y2="7.854cm" draw:start-shape="id300" draw:start-glue-point="2" draw:end-shape="id301" draw:end-glue-point="3" svg:d="M22193 6107v1747h615" svg:viewBox="0 0 616 1748">
          <text:p/>
        </draw:connector>
        <draw:connector draw:style-name="gr6" draw:text-style-name="P44" draw:layer="layout" svg:x1="23.359cm" svg:y1="8.038cm" svg:x2="23.974cm" svg:y2="8.336cm" draw:start-shape="id301" draw:start-glue-point="2" draw:end-shape="id302" draw:end-glue-point="3" svg:d="M23359 8038v298h615" svg:viewBox="0 0 616 299">
          <text:p/>
        </draw:connector>
        <draw:connector draw:style-name="gr6" draw:text-style-name="P44" draw:layer="layout" svg:x1="23.359cm" svg:y1="6.589cm" svg:x2="23.974cm" svg:y2="6.888cm" draw:start-shape="id303" draw:start-glue-point="2" draw:end-shape="id304" draw:end-glue-point="3" svg:d="M23359 6589v299h615" svg:viewBox="0 0 616 300">
          <text:p/>
        </draw:connector>
        <draw:connector draw:style-name="gr6" draw:text-style-name="P44" draw:layer="layout" svg:x1="22.193cm" svg:y1="6.107cm" svg:x2="22.808cm" svg:y2="6.405cm" draw:start-shape="id300" draw:start-glue-point="2" draw:end-shape="id303" draw:end-glue-point="3" svg:d="M22193 6107v298h615" svg:viewBox="0 0 616 299">
          <text:p/>
        </draw:connector>
        <draw:connector draw:style-name="gr6" draw:text-style-name="P44" draw:layer="layout" svg:x1="23.359cm" svg:y1="6.589cm" svg:x2="23.974cm" svg:y2="7.372cm" draw:start-shape="id303" draw:start-glue-point="2" draw:end-shape="id305" draw:end-glue-point="3" svg:d="M23359 6589v783h615" svg:viewBox="0 0 616 784">
          <text:p/>
        </draw:connector>
        <draw:connector draw:style-name="gr6" draw:text-style-name="P44" draw:layer="layout" svg:x1="23.359cm" svg:y1="8.038cm" svg:x2="23.974cm" svg:y2="8.82cm" draw:start-shape="id301" draw:start-glue-point="2" draw:end-shape="id306" draw:end-glue-point="3" svg:d="M23359 8038v782h615" svg:viewBox="0 0 616 783">
          <text:p/>
        </draw:connector>
        <draw:custom-shape draw:style-name="gr76" draw:text-style-name="P14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07" draw:id="id307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0" draw:id="id310" draw:layer="layout" svg:width="1.103cm" svg:height="0.368cm" svg:x="8.464cm" svg:y="6.2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11" draw:id="id311" draw:layer="layout" svg:width="1.103cm" svg:height="0.367cm" svg:x="9.63cm" svg:y="6.7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2" draw:id="id312" draw:layer="layout" svg:width="1.103cm" svg:height="0.368cm" svg:x="9.63cm" svg:y="7.1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308" draw:id="id308" draw:layer="layout" svg:width="1.103cm" svg:height="0.368cm" svg:x="8.464cm" svg:y="7.67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9" draw:id="id309" draw:layer="layout" svg:width="1.103cm" svg:height="0.368cm" svg:x="9.63cm" svg:y="8.1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3" draw:id="id313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849cm" svg:y1="6.109cm" svg:x2="8.464cm" svg:y2="7.856cm" draw:start-shape="id307" draw:start-glue-point="2" draw:end-shape="id308" draw:end-glue-point="3" svg:d="M7849 6109v1747h615" svg:viewBox="0 0 616 1748">
          <text:p/>
        </draw:connector>
        <draw:connector draw:style-name="gr6" draw:text-style-name="P44" draw:layer="layout" svg:x1="9.015cm" svg:y1="8.04cm" svg:x2="9.63cm" svg:y2="8.338cm" draw:start-shape="id308" draw:start-glue-point="2" draw:end-shape="id309" draw:end-glue-point="3" svg:d="M9015 8040v298h615" svg:viewBox="0 0 616 299">
          <text:p/>
        </draw:connector>
        <draw:connector draw:style-name="gr6" draw:text-style-name="P44" draw:layer="layout" svg:x1="9.015cm" svg:y1="6.591cm" svg:x2="9.63cm" svg:y2="6.89cm" draw:start-shape="id310" draw:start-glue-point="2" draw:end-shape="id311" draw:end-glue-point="3" svg:d="M9015 6591v299h615" svg:viewBox="0 0 616 300">
          <text:p/>
        </draw:connector>
        <draw:connector draw:style-name="gr6" draw:text-style-name="P44" draw:layer="layout" svg:x1="7.849cm" svg:y1="6.109cm" svg:x2="8.464cm" svg:y2="6.407cm" draw:start-shape="id307" draw:start-glue-point="2" draw:end-shape="id310" draw:end-glue-point="3" svg:d="M7849 6109v298h615" svg:viewBox="0 0 616 299">
          <text:p/>
        </draw:connector>
        <draw:connector draw:style-name="gr6" draw:text-style-name="P44" draw:layer="layout" svg:x1="9.015cm" svg:y1="6.591cm" svg:x2="9.63cm" svg:y2="7.374cm" draw:start-shape="id310" draw:start-glue-point="2" draw:end-shape="id312" draw:end-glue-point="3" svg:d="M9015 6591v783h615" svg:viewBox="0 0 616 784">
          <text:p/>
        </draw:connector>
        <draw:connector draw:style-name="gr6" draw:text-style-name="P44" draw:layer="layout" svg:x1="9.015cm" svg:y1="8.04cm" svg:x2="9.63cm" svg:y2="8.822cm" draw:start-shape="id308" draw:start-glue-point="2" draw:end-shape="id313" draw:end-glue-point="3" svg:d="M9015 8040v782h615" svg:viewBox="0 0 616 783">
          <text:p/>
        </draw:connector>
        <draw:custom-shape draw:style-name="gr76" draw:text-style-name="P14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4.667cm" svg:y="12.971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835cm" svg:height="0.569cm" svg:x="15.767cm" svg:y="12.972cm">
          <draw:text-box>
            <text:p text:style-name="P21"><text:span text:style-name="T2">Style invalidated element</text:span></text:p>
          </draw:text-box>
        </draw:frame>
        <draw:frame draw:style-name="gr79" draw:text-style-name="P50" draw:layer="layout" svg:width="3.387cm" svg:height="0.569cm" svg:x="21.768cm" svg:y="12.973cm">
          <draw:text-box>
            <text:p text:style-name="P21"><text:span text:style-name="T2">Subject element</text:span></text:p>
          </draw:text-box>
        </draw:frame>
        <draw:custom-shape draw:style-name="gr71" draw:text-style-name="P42" xml:id="id316" draw:id="id316" draw:layer="layout" svg:width="1.103cm" svg:height="0.368cm" svg:x="19.198cm" svg:y="9.114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15" draw:id="id315" draw:layer="layout" svg:width="1.103cm" svg:height="0.368cm" svg:x="14.43cm" svg:y="9.115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317" draw:id="id317" draw:layer="layout" svg:width="1.103cm" svg:height="0.368cm" svg:x="23.974cm" svg:y="9.114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4" draw:id="id314" draw:layer="layout" svg:width="1.103cm" svg:height="0.368cm" svg:x="9.63cm" svg:y="9.1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8.04cm" svg:x2="9.63cm" svg:y2="9.3cm" draw:start-shape="id308" draw:start-glue-point="2" draw:end-shape="id314" draw:end-glue-point="3" svg:d="M9015 8040v1260h615" svg:viewBox="0 0 616 1261">
          <text:p/>
        </draw:connector>
        <draw:connector draw:style-name="gr6" draw:text-style-name="P44" draw:layer="layout" svg:x1="13.815cm" svg:y1="8.039cm" svg:x2="14.43cm" svg:y2="9.299cm" draw:start-shape="id294" draw:start-glue-point="2" draw:end-shape="id315" draw:end-glue-point="3" svg:d="M13815 8039v1260h615" svg:viewBox="0 0 616 1261">
          <text:p/>
        </draw:connector>
        <draw:connector draw:style-name="gr6" draw:text-style-name="P44" draw:layer="layout" svg:x1="18.583cm" svg:y1="8.038cm" svg:x2="19.198cm" svg:y2="9.298cm" draw:start-shape="id287" draw:start-glue-point="2" draw:end-shape="id316" draw:end-glue-point="3" svg:d="M18583 8038v1260h615" svg:viewBox="0 0 616 1261">
          <text:p/>
        </draw:connector>
        <draw:connector draw:style-name="gr6" draw:text-style-name="P44" draw:layer="layout" svg:x1="23.359cm" svg:y1="8.038cm" svg:x2="23.974cm" svg:y2="9.298cm" draw:start-shape="id301" draw:start-glue-point="2" draw:end-shape="id317" draw:end-glue-point="3" svg:d="M23359 8038v1260h615" svg:viewBox="0 0 616 1261">
          <text:p/>
        </draw:connector>
        <draw:custom-shape draw:style-name="gr107" draw:text-style-name="P66" xml:id="id318" draw:id="id318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19" draw:id="id319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20" draw:id="id320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9.946cm" svg:x2="19.198cm" svg:y2="10.245cm" draw:start-shape="id318" draw:start-glue-point="2" draw:end-shape="id319" draw:end-glue-point="3" svg:d="M18583 9946v299h615" svg:viewBox="0 0 616 300">
          <text:p/>
        </draw:connector>
        <draw:connector draw:style-name="gr6" draw:text-style-name="P44" draw:layer="layout" svg:x1="17.417cm" svg:y1="6.107cm" svg:x2="18.032cm" svg:y2="9.762cm" draw:start-shape="id286" draw:start-glue-point="2" draw:end-shape="id318" draw:end-glue-point="3" svg:d="M17417 6107v3655h615" svg:viewBox="0 0 616 3656">
          <text:p/>
        </draw:connector>
        <draw:connector draw:style-name="gr6" draw:text-style-name="P44" draw:layer="layout" svg:x1="18.583cm" svg:y1="9.946cm" svg:x2="19.198cm" svg:y2="10.729cm" draw:start-shape="id318" draw:start-glue-point="2" draw:end-shape="id320" draw:end-glue-point="3" svg:d="M18583 9946v783h615" svg:viewBox="0 0 616 784">
          <text:p/>
        </draw:connector>
        <draw:custom-shape draw:style-name="gr109" draw:text-style-name="P67" xml:id="id321" draw:id="id321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9" xml:id="id322" draw:id="id322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23" draw:id="id323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9.947cm" svg:x2="14.43cm" svg:y2="10.246cm" draw:start-shape="id321" draw:start-glue-point="2" draw:end-shape="id322" draw:end-glue-point="3" svg:d="M13815 9947v299h615" svg:viewBox="0 0 616 300">
          <text:p/>
        </draw:connector>
        <draw:connector draw:style-name="gr6" draw:text-style-name="P44" draw:layer="layout" svg:x1="12.649cm" svg:y1="6.108cm" svg:x2="13.264cm" svg:y2="9.763cm" draw:start-shape="id293" draw:start-glue-point="2" draw:end-shape="id321" draw:end-glue-point="3" svg:d="M12649 6108v3655h615" svg:viewBox="0 0 616 3656">
          <text:p/>
        </draw:connector>
        <draw:connector draw:style-name="gr6" draw:text-style-name="P44" draw:layer="layout" svg:x1="13.815cm" svg:y1="9.947cm" svg:x2="14.43cm" svg:y2="10.73cm" draw:start-shape="id321" draw:start-glue-point="2" draw:end-shape="id323" draw:end-glue-point="3" svg:d="M13815 9947v783h615" svg:viewBox="0 0 616 784">
          <text:p/>
        </draw:connector>
        <draw:custom-shape draw:style-name="gr73" draw:text-style-name="P45" xml:id="id324" draw:id="id324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25" draw:id="id325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26" draw:id="id326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9.946cm" svg:x2="23.974cm" svg:y2="10.245cm" draw:start-shape="id324" draw:start-glue-point="2" draw:end-shape="id325" draw:end-glue-point="3" svg:d="M23359 9946v299h615" svg:viewBox="0 0 616 300">
          <text:p/>
        </draw:connector>
        <draw:connector draw:style-name="gr6" draw:text-style-name="P44" draw:layer="layout" svg:x1="22.193cm" svg:y1="6.107cm" svg:x2="22.808cm" svg:y2="9.762cm" draw:start-shape="id300" draw:start-glue-point="2" draw:end-shape="id324" draw:end-glue-point="3" svg:d="M22193 6107v3655h615" svg:viewBox="0 0 616 3656">
          <text:p/>
        </draw:connector>
        <draw:connector draw:style-name="gr6" draw:text-style-name="P44" draw:layer="layout" svg:x1="23.359cm" svg:y1="9.946cm" svg:x2="23.974cm" svg:y2="10.729cm" draw:start-shape="id324" draw:start-glue-point="2" draw:end-shape="id326" draw:end-glue-point="3" svg:d="M23359 9946v783h615" svg:viewBox="0 0 616 784">
          <text:p/>
        </draw:connector>
        <draw:custom-shape draw:style-name="gr73" draw:text-style-name="P45" xml:id="id327" draw:id="id327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28" draw:id="id328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29" draw:id="id329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9.948cm" svg:x2="9.63cm" svg:y2="10.247cm" draw:start-shape="id327" draw:start-glue-point="2" draw:end-shape="id328" draw:end-glue-point="3" svg:d="M9015 9948v299h615" svg:viewBox="0 0 616 300">
          <text:p/>
        </draw:connector>
        <draw:connector draw:style-name="gr6" draw:text-style-name="P44" draw:layer="layout" svg:x1="7.849cm" svg:y1="6.109cm" svg:x2="8.464cm" svg:y2="9.764cm" draw:start-shape="id307" draw:start-glue-point="2" draw:end-shape="id327" draw:end-glue-point="3" svg:d="M7849 6109v3655h615" svg:viewBox="0 0 616 3656">
          <text:p/>
        </draw:connector>
        <draw:connector draw:style-name="gr6" draw:text-style-name="P44" draw:layer="layout" svg:x1="9.015cm" svg:y1="9.948cm" svg:x2="9.63cm" svg:y2="10.731cm" draw:start-shape="id327" draw:start-glue-point="2" draw:end-shape="id329" draw:end-glue-point="3" svg:d="M9015 9948v783h615" svg:viewBox="0 0 616 784">
          <text:p/>
        </draw:connector>
        <draw:custom-shape draw:style-name="gr107" draw:text-style-name="P66" xml:id="id330" draw:id="id330" draw:layer="layout" svg:width="1.103cm" svg:height="0.368cm" svg:x="18.032cm" svg:y="1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331" draw:id="id331" draw:layer="layout" svg:width="1.103cm" svg:height="0.367cm" svg:x="19.198cm" svg:y="11.484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32" draw:id="id332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11.368cm" svg:x2="19.198cm" svg:y2="11.667cm" draw:start-shape="id330" draw:start-glue-point="2" draw:end-shape="id331" draw:end-glue-point="3" svg:d="M18583 11368v299h615" svg:viewBox="0 0 616 300">
          <text:p/>
        </draw:connector>
        <draw:connector draw:style-name="gr6" draw:text-style-name="P44" draw:layer="layout" svg:x1="17.417cm" svg:y1="6.107cm" svg:x2="18.032cm" svg:y2="11.184cm" draw:start-shape="id286" draw:start-glue-point="2" draw:end-shape="id330" draw:end-glue-point="3" svg:d="M17417 6107v5077h615" svg:viewBox="0 0 616 5078">
          <text:p/>
        </draw:connector>
        <draw:connector draw:style-name="gr6" draw:text-style-name="P44" draw:layer="layout" svg:x1="18.583cm" svg:y1="11.368cm" svg:x2="19.198cm" svg:y2="12.151cm" draw:start-shape="id330" draw:start-glue-point="2" draw:end-shape="id332" draw:end-glue-point="3" svg:d="M18583 11368v783h615" svg:viewBox="0 0 616 784">
          <text:p/>
        </draw:connector>
        <draw:custom-shape draw:style-name="gr109" draw:text-style-name="P67" xml:id="id333" draw:id="id333" draw:layer="layout" svg:width="1.103cm" svg:height="0.368cm" svg:x="13.264cm" svg:y="11.0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7" xml:id="id334" draw:id="id334" draw:layer="layout" svg:width="1.103cm" svg:height="0.367cm" svg:x="14.43cm" svg:y="11.48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35" draw:id="id335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11.369cm" svg:x2="14.43cm" svg:y2="11.668cm" draw:start-shape="id333" draw:start-glue-point="2" draw:end-shape="id334" draw:end-glue-point="3" svg:d="M13815 11369v299h615" svg:viewBox="0 0 616 300">
          <text:p/>
        </draw:connector>
        <draw:connector draw:style-name="gr6" draw:text-style-name="P44" draw:layer="layout" svg:x1="12.649cm" svg:y1="6.108cm" svg:x2="13.264cm" svg:y2="11.185cm" draw:start-shape="id293" draw:start-glue-point="2" draw:end-shape="id333" draw:end-glue-point="3" svg:d="M12649 6108v5077h615" svg:viewBox="0 0 616 5078">
          <text:p/>
        </draw:connector>
        <draw:connector draw:style-name="gr6" draw:text-style-name="P44" draw:layer="layout" svg:x1="13.815cm" svg:y1="11.369cm" svg:x2="14.43cm" svg:y2="12.152cm" draw:start-shape="id333" draw:start-glue-point="2" draw:end-shape="id335" draw:end-glue-point="3" svg:d="M13815 11369v783h615" svg:viewBox="0 0 616 784">
          <text:p/>
        </draw:connector>
        <draw:custom-shape draw:style-name="gr73" draw:text-style-name="P45" xml:id="id336" draw:id="id336" draw:layer="layout" svg:width="1.103cm" svg:height="0.368cm" svg:x="22.808cm" svg:y="11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337" draw:id="id337" draw:layer="layout" svg:width="1.103cm" svg:height="0.367cm" svg:x="23.974cm" svg:y="11.48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38" draw:id="id338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11.368cm" svg:x2="23.974cm" svg:y2="11.667cm" draw:start-shape="id336" draw:start-glue-point="2" draw:end-shape="id337" draw:end-glue-point="3" svg:d="M23359 11368v299h615" svg:viewBox="0 0 616 300">
          <text:p/>
        </draw:connector>
        <draw:connector draw:style-name="gr6" draw:text-style-name="P44" draw:layer="layout" svg:x1="22.193cm" svg:y1="6.107cm" svg:x2="22.808cm" svg:y2="11.184cm" draw:start-shape="id300" draw:start-glue-point="2" draw:end-shape="id336" draw:end-glue-point="3" svg:d="M22193 6107v5077h615" svg:viewBox="0 0 616 5078">
          <text:p/>
        </draw:connector>
        <draw:connector draw:style-name="gr6" draw:text-style-name="P44" draw:layer="layout" svg:x1="23.359cm" svg:y1="11.368cm" svg:x2="23.974cm" svg:y2="12.151cm" draw:start-shape="id336" draw:start-glue-point="2" draw:end-shape="id338" draw:end-glue-point="3" svg:d="M23359 11368v783h615" svg:viewBox="0 0 616 784">
          <text:p/>
        </draw:connector>
        <draw:custom-shape draw:style-name="gr73" draw:text-style-name="P45" xml:id="id339" draw:id="id339" draw:layer="layout" svg:width="1.103cm" svg:height="0.368cm" svg:x="8.464cm" svg:y="11.0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40" draw:id="id340" draw:layer="layout" svg:width="1.103cm" svg:height="0.367cm" svg:x="9.63cm" svg:y="11.4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1" draw:id="id341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11.37cm" svg:x2="9.63cm" svg:y2="11.669cm" draw:start-shape="id339" draw:start-glue-point="2" draw:end-shape="id340" draw:end-glue-point="3" svg:d="M9015 11370v299h615" svg:viewBox="0 0 616 300">
          <text:p/>
        </draw:connector>
        <draw:connector draw:style-name="gr6" draw:text-style-name="P44" draw:layer="layout" svg:x1="7.849cm" svg:y1="6.109cm" svg:x2="8.464cm" svg:y2="11.186cm" draw:start-shape="id307" draw:start-glue-point="2" draw:end-shape="id339" draw:end-glue-point="3" svg:d="M7849 6109v5077h615" svg:viewBox="0 0 616 5078">
          <text:p/>
        </draw:connector>
        <draw:connector draw:style-name="gr6" draw:text-style-name="P44" draw:layer="layout" svg:x1="9.015cm" svg:y1="11.37cm" svg:x2="9.63cm" svg:y2="12.153cm" draw:start-shape="id339" draw:start-glue-point="2" draw:end-shape="id341" draw:end-glue-point="3" svg:d="M9015 11370v783h615" svg:viewBox="0 0 616 784">
          <text:p/>
        </draw:connector>
        <draw:custom-shape draw:style-name="gr73" draw:text-style-name="P45" xml:id="id342" draw:id="id342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5" draw:id="id345" draw:layer="layout" svg:width="1.103cm" svg:height="0.368cm" svg:x="3.664cm" svg:y="6.2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46" draw:id="id346" draw:layer="layout" svg:width="1.103cm" svg:height="0.367cm" svg:x="4.83cm" svg:y="6.7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7" draw:id="id347" draw:layer="layout" svg:width="1.103cm" svg:height="0.368cm" svg:x="4.83cm" svg:y="7.1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343" draw:id="id343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4" draw:id="id344" draw:layer="layout" svg:width="1.103cm" svg:height="0.368cm" svg:x="4.83cm" svg:y="8.1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8" draw:id="id348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3.049cm" svg:y1="6.109cm" svg:x2="3.664cm" svg:y2="7.856cm" draw:start-shape="id342" draw:start-glue-point="2" draw:end-shape="id343" draw:end-glue-point="3" svg:d="M3049 6109v1747h615" svg:viewBox="0 0 616 1748">
          <text:p/>
        </draw:connector>
        <draw:connector draw:style-name="gr6" draw:text-style-name="P44" draw:layer="layout" svg:x1="4.215cm" svg:y1="8.04cm" svg:x2="4.83cm" svg:y2="8.338cm" draw:start-shape="id343" draw:start-glue-point="2" draw:end-shape="id344" draw:end-glue-point="3" svg:d="M4215 8040v298h615" svg:viewBox="0 0 616 299">
          <text:p/>
        </draw:connector>
        <draw:connector draw:style-name="gr6" draw:text-style-name="P44" draw:layer="layout" svg:x1="4.215cm" svg:y1="6.591cm" svg:x2="4.83cm" svg:y2="6.89cm" draw:start-shape="id345" draw:start-glue-point="2" draw:end-shape="id346" draw:end-glue-point="3" svg:d="M4215 6591v299h615" svg:viewBox="0 0 616 300">
          <text:p/>
        </draw:connector>
        <draw:connector draw:style-name="gr6" draw:text-style-name="P44" draw:layer="layout" svg:x1="3.049cm" svg:y1="6.109cm" svg:x2="3.664cm" svg:y2="6.407cm" draw:start-shape="id342" draw:start-glue-point="2" draw:end-shape="id345" draw:end-glue-point="3" svg:d="M3049 6109v298h615" svg:viewBox="0 0 616 299">
          <text:p/>
        </draw:connector>
        <draw:connector draw:style-name="gr6" draw:text-style-name="P44" draw:layer="layout" svg:x1="4.215cm" svg:y1="6.591cm" svg:x2="4.83cm" svg:y2="7.374cm" draw:start-shape="id345" draw:start-glue-point="2" draw:end-shape="id347" draw:end-glue-point="3" svg:d="M4215 6591v783h615" svg:viewBox="0 0 616 784">
          <text:p/>
        </draw:connector>
        <draw:connector draw:style-name="gr6" draw:text-style-name="P44" draw:layer="layout" svg:x1="4.215cm" svg:y1="8.04cm" svg:x2="4.83cm" svg:y2="8.822cm" draw:start-shape="id343" draw:start-glue-point="2" draw:end-shape="id348" draw:end-glue-point="3" svg:d="M4215 8040v782h615" svg:viewBox="0 0 616 783">
          <text:p/>
        </draw:connector>
        <draw:custom-shape draw:style-name="gr76" draw:text-style-name="P14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49" draw:id="id349" draw:layer="layout" svg:width="1.103cm" svg:height="0.368cm" svg:x="4.83cm" svg:y="9.1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8.04cm" svg:x2="4.83cm" svg:y2="9.3cm" draw:start-shape="id343" draw:start-glue-point="2" draw:end-shape="id349" draw:end-glue-point="3" svg:d="M4215 8040v1260h615" svg:viewBox="0 0 616 1261">
          <text:p/>
        </draw:connector>
        <draw:custom-shape draw:style-name="gr73" draw:text-style-name="P45" xml:id="id350" draw:id="id350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51" draw:id="id351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52" draw:id="id352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9.948cm" svg:x2="4.83cm" svg:y2="10.247cm" draw:start-shape="id350" draw:start-glue-point="2" draw:end-shape="id351" draw:end-glue-point="3" svg:d="M4215 9948v299h615" svg:viewBox="0 0 616 300">
          <text:p/>
        </draw:connector>
        <draw:connector draw:style-name="gr6" draw:text-style-name="P44" draw:layer="layout" svg:x1="3.049cm" svg:y1="6.109cm" svg:x2="3.664cm" svg:y2="9.764cm" draw:start-shape="id342" draw:start-glue-point="2" draw:end-shape="id350" draw:end-glue-point="3" svg:d="M3049 6109v3655h615" svg:viewBox="0 0 616 3656">
          <text:p/>
        </draw:connector>
        <draw:connector draw:style-name="gr6" draw:text-style-name="P44" draw:layer="layout" svg:x1="4.215cm" svg:y1="9.948cm" svg:x2="4.83cm" svg:y2="10.731cm" draw:start-shape="id350" draw:start-glue-point="2" draw:end-shape="id352" draw:end-glue-point="3" svg:d="M4215 9948v783h615" svg:viewBox="0 0 616 784">
          <text:p/>
        </draw:connector>
        <draw:custom-shape draw:style-name="gr73" draw:text-style-name="P45" xml:id="id353" draw:id="id353" draw:layer="layout" svg:width="1.103cm" svg:height="0.368cm" svg:x="3.664cm" svg:y="11.0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54" draw:id="id354" draw:layer="layout" svg:width="1.103cm" svg:height="0.367cm" svg:x="4.83cm" svg:y="11.4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55" draw:id="id355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11.37cm" svg:x2="4.83cm" svg:y2="11.669cm" draw:start-shape="id353" draw:start-glue-point="2" draw:end-shape="id354" draw:end-glue-point="3" svg:d="M4215 11370v299h615" svg:viewBox="0 0 616 300">
          <text:p/>
        </draw:connector>
        <draw:connector draw:style-name="gr6" draw:text-style-name="P44" draw:layer="layout" svg:x1="3.049cm" svg:y1="6.109cm" svg:x2="3.664cm" svg:y2="11.186cm" draw:start-shape="id342" draw:start-glue-point="2" draw:end-shape="id353" draw:end-glue-point="3" svg:d="M3049 6109v5077h615" svg:viewBox="0 0 616 5078">
          <text:p/>
        </draw:connector>
        <draw:connector draw:style-name="gr6" draw:text-style-name="P44" draw:layer="layout" svg:x1="4.215cm" svg:y1="11.37cm" svg:x2="4.83cm" svg:y2="12.153cm" draw:start-shape="id353" draw:start-glue-point="2" draw:end-shape="id355" draw:end-glue-point="3" svg:d="M4215 11370v783h615" svg:viewBox="0 0 616 784">
          <text:p/>
        </draw:connector>
        <draw:custom-shape draw:style-name="gr109" draw:text-style-name="P67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78cm" svg:height="0.569cm" svg:x="9.568cm" svg:y="12.972cm">
          <draw:text-box>
            <text:p text:style-name="P21"><text:span text:style-name="T2">Feature matching element</text:span></text:p>
          </draw:text-box>
        </draw:frame>
        <draw:custom-shape draw:style-name="gr114" draw:text-style-name="P70" xml:id="id356" draw:id="id356" draw:layer="layout" svg:width="0.583cm" svg:height="0.59cm" svg:x="13.513cm" svg:y="7.55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359" draw:id="id359" draw:layer="layout" svg:width="0.583cm" svg:height="0.59cm" svg:x="13.513cm" svg:y="10.87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7" draw:layer="layout" draw:type="curve" draw:line-skew="-0.211cm" svg:x1="13.513cm" svg:y1="7.845cm" svg:x2="13.146cm" svg:y2="10.482cm" draw:start-shape="id356" draw:start-glue-point="6" draw:end-shape="id357" svg:d="M13513 7845c-1618 0-1435 2637-367 2637" svg:viewBox="0 0 1193 2638">
          <text:p/>
        </draw:connector>
        <draw:connector draw:style-name="gr87" draw:text-style-name="P57" draw:layer="layout" draw:type="curve" draw:line-skew="0.446cm" svg:x1="14.011cm" svg:y1="7.636cm" svg:x2="14.987cm" svg:y2="7.973cm" draw:start-shape="id356" draw:start-glue-point="11" draw:end-shape="id358" draw:end-glue-point="0" svg:d="M14011 7636c0-211 976-380 976 337" svg:viewBox="0 0 977 520">
          <text:p/>
        </draw:connector>
        <draw:connector draw:style-name="gr87" draw:text-style-name="P57" draw:layer="layout" draw:type="curve" svg:x1="13.805cm" svg:y1="11.463cm" svg:x2="14.346cm" svg:y2="11.904cm" draw:start-shape="id359" draw:start-glue-point="8" draw:end-shape="id360" draw:end-glue-point="3" svg:d="M13805 11463c0 294 180 441 541 441" svg:viewBox="0 0 542 442">
          <text:p/>
        </draw:connector>
        <draw:frame draw:style-name="gr103" draw:text-style-name="P65" draw:layer="layout" svg:width="27.991cm" svg:height="1.27cm" svg:x="0.003cm" svg:y="0.254cm">
          <draw:text-box>
            <text:p text:style-name="P14"><text:span text:style-name="T3">Downward invalidati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07" draw:text-style-name="P66" xml:id="id361" draw:id="id361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4" draw:id="id364" draw:layer="layout" svg:width="1.103cm" svg:height="0.368cm" svg:x="24.132cm" svg:y="5.6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65" draw:id="id365" draw:layer="layout" svg:width="1.103cm" svg:height="0.367cm" svg:x="25.298cm" svg:y="6.1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6" draw:id="id366" draw:layer="layout" svg:width="1.103cm" svg:height="0.368cm" svg:x="25.298cm" svg:y="6.588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2" draw:id="id362" draw:layer="layout" svg:width="1.103cm" svg:height="0.368cm" svg:x="24.132cm" svg:y="7.0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363" draw:id="id363" draw:layer="layout" svg:width="1.103cm" svg:height="0.368cm" svg:x="25.298cm" svg:y="7.5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7" draw:id="id367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517cm" svg:y1="5.507cm" svg:x2="24.132cm" svg:y2="7.254cm" draw:start-shape="id361" draw:start-glue-point="2" draw:end-shape="id362" draw:end-glue-point="3" svg:d="M23517 5507v1747h615" svg:viewBox="0 0 616 1748">
          <text:p/>
        </draw:connector>
        <draw:connector draw:style-name="gr6" draw:text-style-name="P44" draw:layer="layout" svg:x1="24.683cm" svg:y1="7.438cm" svg:x2="25.298cm" svg:y2="7.736cm" draw:start-shape="id362" draw:start-glue-point="2" draw:end-shape="id363" draw:end-glue-point="3" svg:d="M24683 7438v298h615" svg:viewBox="0 0 616 299">
          <text:p/>
        </draw:connector>
        <draw:connector draw:style-name="gr6" draw:text-style-name="P44" draw:layer="layout" svg:x1="24.683cm" svg:y1="5.989cm" svg:x2="25.298cm" svg:y2="6.288cm" draw:start-shape="id364" draw:start-glue-point="2" draw:end-shape="id365" draw:end-glue-point="3" svg:d="M24683 5989v299h615" svg:viewBox="0 0 616 300">
          <text:p/>
        </draw:connector>
        <draw:connector draw:style-name="gr6" draw:text-style-name="P44" draw:layer="layout" svg:x1="23.517cm" svg:y1="5.507cm" svg:x2="24.132cm" svg:y2="5.805cm" draw:start-shape="id361" draw:start-glue-point="2" draw:end-shape="id364" draw:end-glue-point="3" svg:d="M23517 5507v298h615" svg:viewBox="0 0 616 299">
          <text:p/>
        </draw:connector>
        <draw:connector draw:style-name="gr6" draw:text-style-name="P44" draw:layer="layout" svg:x1="24.683cm" svg:y1="5.989cm" svg:x2="25.298cm" svg:y2="6.772cm" draw:start-shape="id364" draw:start-glue-point="2" draw:end-shape="id366" draw:end-glue-point="3" svg:d="M24683 5989v783h615" svg:viewBox="0 0 616 784">
          <text:p/>
        </draw:connector>
        <draw:connector draw:style-name="gr6" draw:text-style-name="P44" draw:layer="layout" svg:x1="24.683cm" svg:y1="7.438cm" svg:x2="25.298cm" svg:y2="8.22cm" draw:start-shape="id362" draw:start-glue-point="2" draw:end-shape="id367" draw:end-glue-point="3" svg:d="M24683 7438v782h615" svg:viewBox="0 0 616 783">
          <text:p/>
        </draw:connector>
        <draw:custom-shape draw:style-name="gr73" draw:text-style-name="P45" xml:id="id368" draw:id="id368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1" draw:id="id371" draw:layer="layout" svg:width="1.103cm" svg:height="0.368cm" svg:x="19.364cm" svg:y="5.6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72" draw:id="id372" draw:layer="layout" svg:width="1.103cm" svg:height="0.367cm" svg:x="20.53cm" svg:y="6.1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3" draw:id="id373" draw:layer="layout" svg:width="1.103cm" svg:height="0.368cm" svg:x="20.53cm" svg:y="6.58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69" draw:id="id369" draw:layer="layout" svg:width="1.103cm" svg:height="0.368cm" svg:x="19.364cm" svg:y="7.0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70" draw:id="id370" draw:layer="layout" svg:width="1.103cm" svg:height="0.368cm" svg:x="20.53cm" svg:y="7.5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74" draw:id="id374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749cm" svg:y1="5.508cm" svg:x2="19.364cm" svg:y2="7.255cm" draw:start-shape="id368" draw:start-glue-point="2" draw:end-shape="id369" draw:end-glue-point="3" svg:d="M18749 5508v1747h615" svg:viewBox="0 0 616 1748">
          <text:p/>
        </draw:connector>
        <draw:connector draw:style-name="gr6" draw:text-style-name="P44" draw:layer="layout" svg:x1="19.915cm" svg:y1="7.439cm" svg:x2="20.53cm" svg:y2="7.737cm" draw:start-shape="id369" draw:start-glue-point="2" draw:end-shape="id370" draw:end-glue-point="3" svg:d="M19915 7439v298h615" svg:viewBox="0 0 616 299">
          <text:p/>
        </draw:connector>
        <draw:connector draw:style-name="gr6" draw:text-style-name="P44" draw:layer="layout" svg:x1="19.915cm" svg:y1="5.99cm" svg:x2="20.53cm" svg:y2="6.289cm" draw:start-shape="id371" draw:start-glue-point="2" draw:end-shape="id372" draw:end-glue-point="3" svg:d="M19915 5990v299h615" svg:viewBox="0 0 616 300">
          <text:p/>
        </draw:connector>
        <draw:connector draw:style-name="gr6" draw:text-style-name="P44" draw:layer="layout" svg:x1="18.749cm" svg:y1="5.508cm" svg:x2="19.364cm" svg:y2="5.806cm" draw:start-shape="id368" draw:start-glue-point="2" draw:end-shape="id371" draw:end-glue-point="3" svg:d="M18749 5508v298h615" svg:viewBox="0 0 616 299">
          <text:p/>
        </draw:connector>
        <draw:connector draw:style-name="gr6" draw:text-style-name="P44" draw:layer="layout" svg:x1="19.915cm" svg:y1="5.99cm" svg:x2="20.53cm" svg:y2="6.773cm" draw:start-shape="id371" draw:start-glue-point="2" draw:end-shape="id373" draw:end-glue-point="3" svg:d="M19915 5990v783h615" svg:viewBox="0 0 616 784">
          <text:p/>
        </draw:connector>
        <draw:connector draw:style-name="gr6" draw:text-style-name="P44" draw:layer="layout" svg:x1="19.915cm" svg:y1="7.439cm" svg:x2="20.53cm" svg:y2="8.221cm" draw:start-shape="id369" draw:start-glue-point="2" draw:end-shape="id374" draw:end-glue-point="3" svg:d="M19915 7439v782h615" svg:viewBox="0 0 616 783">
          <text:p/>
        </draw:connector>
        <draw:custom-shape draw:style-name="gr76" draw:text-style-name="P14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75" draw:id="id375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8" draw:id="id378" draw:layer="layout" svg:width="1.103cm" svg:height="0.368cm" svg:x="14.564cm" svg:y="5.6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79" draw:id="id379" draw:layer="layout" svg:width="1.103cm" svg:height="0.367cm" svg:x="15.73cm" svg:y="6.1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0" draw:id="id380" draw:layer="layout" svg:width="1.103cm" svg:height="0.368cm" svg:x="15.73cm" svg:y="6.5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376" draw:id="id376" draw:layer="layout" svg:width="1.103cm" svg:height="0.368cm" svg:x="14.564cm" svg:y="7.07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7" draw:id="id377" draw:layer="layout" svg:width="1.103cm" svg:height="0.368cm" svg:x="15.73cm" svg:y="7.5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1" draw:id="id381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949cm" svg:y1="5.509cm" svg:x2="14.564cm" svg:y2="7.256cm" draw:start-shape="id375" draw:start-glue-point="2" draw:end-shape="id376" draw:end-glue-point="3" svg:d="M13949 5509v1747h615" svg:viewBox="0 0 616 1748">
          <text:p/>
        </draw:connector>
        <draw:connector draw:style-name="gr6" draw:text-style-name="P44" draw:layer="layout" svg:x1="15.115cm" svg:y1="7.44cm" svg:x2="15.73cm" svg:y2="7.738cm" draw:start-shape="id376" draw:start-glue-point="2" draw:end-shape="id377" draw:end-glue-point="3" svg:d="M15115 7440v298h615" svg:viewBox="0 0 616 299">
          <text:p/>
        </draw:connector>
        <draw:connector draw:style-name="gr6" draw:text-style-name="P44" draw:layer="layout" svg:x1="15.115cm" svg:y1="5.991cm" svg:x2="15.73cm" svg:y2="6.29cm" draw:start-shape="id378" draw:start-glue-point="2" draw:end-shape="id379" draw:end-glue-point="3" svg:d="M15115 5991v299h615" svg:viewBox="0 0 616 300">
          <text:p/>
        </draw:connector>
        <draw:connector draw:style-name="gr6" draw:text-style-name="P44" draw:layer="layout" svg:x1="13.949cm" svg:y1="5.509cm" svg:x2="14.564cm" svg:y2="5.807cm" draw:start-shape="id375" draw:start-glue-point="2" draw:end-shape="id378" draw:end-glue-point="3" svg:d="M13949 5509v298h615" svg:viewBox="0 0 616 299">
          <text:p/>
        </draw:connector>
        <draw:connector draw:style-name="gr6" draw:text-style-name="P44" draw:layer="layout" svg:x1="15.115cm" svg:y1="5.991cm" svg:x2="15.73cm" svg:y2="6.774cm" draw:start-shape="id378" draw:start-glue-point="2" draw:end-shape="id380" draw:end-glue-point="3" svg:d="M15115 5991v783h615" svg:viewBox="0 0 616 784">
          <text:p/>
        </draw:connector>
        <draw:connector draw:style-name="gr6" draw:text-style-name="P44" draw:layer="layout" svg:x1="15.115cm" svg:y1="7.44cm" svg:x2="15.73cm" svg:y2="8.222cm" draw:start-shape="id376" draw:start-glue-point="2" draw:end-shape="id381" draw:end-glue-point="3" svg:d="M15115 7440v782h615" svg:viewBox="0 0 616 783">
          <text:p/>
        </draw:connector>
        <draw:custom-shape draw:style-name="gr76" draw:text-style-name="P14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4.629cm" svg:y="12.681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835cm" svg:height="0.569cm" svg:x="14.655cm" svg:y="13.494cm">
          <draw:text-box>
            <text:p text:style-name="P21"><text:span text:style-name="T2">Style invalidated element</text:span></text:p>
          </draw:text-box>
        </draw:frame>
        <draw:custom-shape draw:style-name="gr71" draw:text-style-name="P42" xml:id="id384" draw:id="id384" draw:layer="layout" svg:width="1.103cm" svg:height="0.368cm" svg:x="25.298cm" svg:y="8.514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83" draw:id="id383" draw:layer="layout" svg:width="1.103cm" svg:height="0.368cm" svg:x="20.53cm" svg:y="8.515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2" draw:id="id382" draw:layer="layout" svg:width="1.103cm" svg:height="0.368cm" svg:x="15.73cm" svg:y="8.5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7.44cm" svg:x2="15.73cm" svg:y2="8.7cm" draw:start-shape="id376" draw:start-glue-point="2" draw:end-shape="id382" draw:end-glue-point="3" svg:d="M15115 7440v1260h615" svg:viewBox="0 0 616 1261">
          <text:p/>
        </draw:connector>
        <draw:connector draw:style-name="gr6" draw:text-style-name="P44" draw:layer="layout" svg:x1="19.915cm" svg:y1="7.439cm" svg:x2="20.53cm" svg:y2="8.699cm" draw:start-shape="id369" draw:start-glue-point="2" draw:end-shape="id383" draw:end-glue-point="3" svg:d="M19915 7439v1260h615" svg:viewBox="0 0 616 1261">
          <text:p/>
        </draw:connector>
        <draw:connector draw:style-name="gr6" draw:text-style-name="P44" draw:layer="layout" svg:x1="24.683cm" svg:y1="7.438cm" svg:x2="25.298cm" svg:y2="8.698cm" draw:start-shape="id362" draw:start-glue-point="2" draw:end-shape="id384" draw:end-glue-point="3" svg:d="M24683 7438v1260h615" svg:viewBox="0 0 616 1261">
          <text:p/>
        </draw:connector>
        <draw:custom-shape draw:style-name="gr107" draw:text-style-name="P66" xml:id="id385" draw:id="id385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86" draw:id="id386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87" draw:id="id387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9.346cm" svg:x2="25.298cm" svg:y2="9.645cm" draw:start-shape="id385" draw:start-glue-point="2" draw:end-shape="id386" draw:end-glue-point="3" svg:d="M24683 9346v299h615" svg:viewBox="0 0 616 300">
          <text:p/>
        </draw:connector>
        <draw:connector draw:style-name="gr6" draw:text-style-name="P44" draw:layer="layout" svg:x1="23.517cm" svg:y1="5.507cm" svg:x2="24.132cm" svg:y2="9.162cm" draw:start-shape="id361" draw:start-glue-point="2" draw:end-shape="id385" draw:end-glue-point="3" svg:d="M23517 5507v3655h615" svg:viewBox="0 0 616 3656">
          <text:p/>
        </draw:connector>
        <draw:connector draw:style-name="gr6" draw:text-style-name="P44" draw:layer="layout" svg:x1="24.683cm" svg:y1="9.346cm" svg:x2="25.298cm" svg:y2="10.129cm" draw:start-shape="id385" draw:start-glue-point="2" draw:end-shape="id387" draw:end-glue-point="3" svg:d="M24683 9346v783h615" svg:viewBox="0 0 616 784">
          <text:p/>
        </draw:connector>
        <draw:custom-shape draw:style-name="gr109" draw:text-style-name="P67" xml:id="id388" draw:id="id388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9" xml:id="id389" draw:id="id389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90" draw:id="id390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9.347cm" svg:x2="20.53cm" svg:y2="9.646cm" draw:start-shape="id388" draw:start-glue-point="2" draw:end-shape="id389" draw:end-glue-point="3" svg:d="M19915 9347v299h615" svg:viewBox="0 0 616 300">
          <text:p/>
        </draw:connector>
        <draw:connector draw:style-name="gr6" draw:text-style-name="P44" draw:layer="layout" svg:x1="18.749cm" svg:y1="5.508cm" svg:x2="19.364cm" svg:y2="9.163cm" draw:start-shape="id368" draw:start-glue-point="2" draw:end-shape="id388" draw:end-glue-point="3" svg:d="M18749 5508v3655h615" svg:viewBox="0 0 616 3656">
          <text:p/>
        </draw:connector>
        <draw:connector draw:style-name="gr6" draw:text-style-name="P44" draw:layer="layout" svg:x1="19.915cm" svg:y1="9.347cm" svg:x2="20.53cm" svg:y2="10.13cm" draw:start-shape="id388" draw:start-glue-point="2" draw:end-shape="id390" draw:end-glue-point="3" svg:d="M19915 9347v783h615" svg:viewBox="0 0 616 784">
          <text:p/>
        </draw:connector>
        <draw:custom-shape draw:style-name="gr73" draw:text-style-name="P45" xml:id="id391" draw:id="id391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92" draw:id="id392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93" draw:id="id393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9.348cm" svg:x2="15.73cm" svg:y2="9.647cm" draw:start-shape="id391" draw:start-glue-point="2" draw:end-shape="id392" draw:end-glue-point="3" svg:d="M15115 9348v299h615" svg:viewBox="0 0 616 300">
          <text:p/>
        </draw:connector>
        <draw:connector draw:style-name="gr6" draw:text-style-name="P44" draw:layer="layout" svg:x1="13.949cm" svg:y1="5.509cm" svg:x2="14.564cm" svg:y2="9.164cm" draw:start-shape="id375" draw:start-glue-point="2" draw:end-shape="id391" draw:end-glue-point="3" svg:d="M13949 5509v3655h615" svg:viewBox="0 0 616 3656">
          <text:p/>
        </draw:connector>
        <draw:connector draw:style-name="gr6" draw:text-style-name="P44" draw:layer="layout" svg:x1="15.115cm" svg:y1="9.348cm" svg:x2="15.73cm" svg:y2="10.131cm" draw:start-shape="id391" draw:start-glue-point="2" draw:end-shape="id393" draw:end-glue-point="3" svg:d="M15115 9348v783h615" svg:viewBox="0 0 616 784">
          <text:p/>
        </draw:connector>
        <draw:custom-shape draw:style-name="gr107" draw:text-style-name="P66" xml:id="id394" draw:id="id394" draw:layer="layout" svg:width="1.103cm" svg:height="0.368cm" svg:x="24.132cm" svg:y="10.4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395" draw:id="id395" draw:layer="layout" svg:width="1.103cm" svg:height="0.367cm" svg:x="25.298cm" svg:y="10.884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96" draw:id="id396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10.768cm" svg:x2="25.298cm" svg:y2="11.067cm" draw:start-shape="id394" draw:start-glue-point="2" draw:end-shape="id395" draw:end-glue-point="3" svg:d="M24683 10768v299h615" svg:viewBox="0 0 616 300">
          <text:p/>
        </draw:connector>
        <draw:connector draw:style-name="gr6" draw:text-style-name="P44" draw:layer="layout" svg:x1="23.517cm" svg:y1="5.507cm" svg:x2="24.132cm" svg:y2="10.584cm" draw:start-shape="id361" draw:start-glue-point="2" draw:end-shape="id394" draw:end-glue-point="3" svg:d="M23517 5507v5077h615" svg:viewBox="0 0 616 5078">
          <text:p/>
        </draw:connector>
        <draw:connector draw:style-name="gr6" draw:text-style-name="P44" draw:layer="layout" svg:x1="24.683cm" svg:y1="10.768cm" svg:x2="25.298cm" svg:y2="11.551cm" draw:start-shape="id394" draw:start-glue-point="2" draw:end-shape="id396" draw:end-glue-point="3" svg:d="M24683 10768v783h615" svg:viewBox="0 0 616 784">
          <text:p/>
        </draw:connector>
        <draw:custom-shape draw:style-name="gr109" draw:text-style-name="P67" xml:id="id397" draw:id="id397" draw:layer="layout" svg:width="1.103cm" svg:height="0.368cm" svg:x="19.364cm" svg:y="10.4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7" xml:id="id398" draw:id="id398" draw:layer="layout" svg:width="1.103cm" svg:height="0.367cm" svg:x="20.53cm" svg:y="10.88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99" draw:id="id399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10.769cm" svg:x2="20.53cm" svg:y2="11.068cm" draw:start-shape="id397" draw:start-glue-point="2" draw:end-shape="id398" draw:end-glue-point="3" svg:d="M19915 10769v299h615" svg:viewBox="0 0 616 300">
          <text:p/>
        </draw:connector>
        <draw:connector draw:style-name="gr6" draw:text-style-name="P44" draw:layer="layout" svg:x1="18.749cm" svg:y1="5.508cm" svg:x2="19.364cm" svg:y2="10.585cm" draw:start-shape="id368" draw:start-glue-point="2" draw:end-shape="id397" draw:end-glue-point="3" svg:d="M18749 5508v5077h615" svg:viewBox="0 0 616 5078">
          <text:p/>
        </draw:connector>
        <draw:connector draw:style-name="gr6" draw:text-style-name="P44" draw:layer="layout" svg:x1="19.915cm" svg:y1="10.769cm" svg:x2="20.53cm" svg:y2="11.552cm" draw:start-shape="id397" draw:start-glue-point="2" draw:end-shape="id399" draw:end-glue-point="3" svg:d="M19915 10769v783h615" svg:viewBox="0 0 616 784">
          <text:p/>
        </draw:connector>
        <draw:custom-shape draw:style-name="gr73" draw:text-style-name="P45" xml:id="id400" draw:id="id400" draw:layer="layout" svg:width="1.103cm" svg:height="0.368cm" svg:x="14.564cm" svg:y="10.4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401" draw:id="id401" draw:layer="layout" svg:width="1.103cm" svg:height="0.367cm" svg:x="15.73cm" svg:y="10.8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402" draw:id="id402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10.77cm" svg:x2="15.73cm" svg:y2="11.069cm" draw:start-shape="id400" draw:start-glue-point="2" draw:end-shape="id401" draw:end-glue-point="3" svg:d="M15115 10770v299h615" svg:viewBox="0 0 616 300">
          <text:p/>
        </draw:connector>
        <draw:connector draw:style-name="gr6" draw:text-style-name="P44" draw:layer="layout" svg:x1="13.949cm" svg:y1="5.509cm" svg:x2="14.564cm" svg:y2="10.586cm" draw:start-shape="id375" draw:start-glue-point="2" draw:end-shape="id400" draw:end-glue-point="3" svg:d="M13949 5509v5077h615" svg:viewBox="0 0 616 5078">
          <text:p/>
        </draw:connector>
        <draw:connector draw:style-name="gr6" draw:text-style-name="P44" draw:layer="layout" svg:x1="15.115cm" svg:y1="10.77cm" svg:x2="15.73cm" svg:y2="11.553cm" draw:start-shape="id400" draw:start-glue-point="2" draw:end-shape="id402" draw:end-glue-point="3" svg:d="M15115 10770v783h615" svg:viewBox="0 0 616 784">
          <text:p/>
        </draw:connector>
        <draw:custom-shape draw:style-name="gr109" draw:text-style-name="P67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882cm" svg:height="0.569cm" svg:x="19.886cm" svg:y="12.682cm">
          <draw:text-box>
            <text:p text:style-name="P21"><text:span text:style-name="T2">Feature matching element</text:span></text:p>
          </draw:text-box>
        </draw:frame>
        <draw:custom-shape draw:style-name="gr89" draw:text-style-name="P58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7.538cm" svg:y="5.18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9.187cm" svg:y="5.18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7.549cm" svg:y="7.43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16cm" svg:y="7.41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945cm" svg:y="7.42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181cm" svg:y="6.142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7.52cm" svg:y="6.16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4" draw:layer="layout" svg:width="0.583cm" svg:height="0.59cm" svg:x="7.539cm" svg:y="8.388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9.161cm" svg:y="8.37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8.076cm" svg:y1="5.498cm" svg:x2="8.913cm" svg:y2="5.498cm">
          <text:p/>
        </draw:line>
        <draw:line draw:style-name="gr93" draw:text-style-name="P57" draw:layer="layout" svg:x1="8.076cm" svg:y1="6.441cm" svg:x2="8.913cm" svg:y2="6.441cm">
          <text:p/>
        </draw:line>
        <draw:line draw:style-name="gr94" draw:text-style-name="P57" draw:layer="layout" svg:x1="8.13cm" svg:y1="7.742cm" svg:x2="8.914cm" svg:y2="7.723cm">
          <text:p/>
        </draw:line>
        <draw:line draw:style-name="gr94" draw:text-style-name="P57" draw:layer="layout" svg:x1="8.13cm" svg:y1="8.701cm" svg:x2="8.914cm" svg:y2="8.682cm">
          <text:p/>
        </draw:line>
        <draw:custom-shape draw:style-name="gr115" draw:text-style-name="P64" draw:layer="layout" svg:width="2.991cm" svg:height="0.786cm" svg:x="8.132cm" svg:y="3.54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16" draw:text-style-name="P64" draw:layer="layout" svg:width="2.991cm" svg:height="0.786cm" svg:x="18.332cm" svg:y="3.54cm">
          <text:p text:style-name="P64"><text:span text:style-name="T9">Invalidation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9.172cm" svg:y="12.692cm">
          <draw:text-box>
            <text:p text:style-name="P21"><text:span text:style-name="T2">Sibling Invalidation Set</text:span></text:p>
          </draw:text-box>
        </draw:frame>
        <draw:custom-shape draw:style-name="gr118" draw:text-style-name="P54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7.394cm" svg:y1="12.957cm" svg:x2="7.899cm" svg:y2="12.957cm">
          <text:p/>
        </draw:line>
        <draw:custom-shape draw:style-name="gr119" draw:text-style-name="P59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4.151cm" svg:height="0.635cm" svg:x="9.151cm" svg:y="13.492cm">
          <draw:text-box>
            <text:p text:style-name="P21"><text:span text:style-name="T2">Descendant Invalidation Set</text:span></text:p>
          </draw:text-box>
        </draw:frame>
        <draw:custom-shape draw:style-name="gr118" draw:text-style-name="P54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7.393cm" svg:y1="13.782cm" svg:x2="7.898cm" svg:y2="13.782cm">
          <text:p/>
        </draw:line>
        <draw:custom-shape draw:style-name="gr118" draw:text-style-name="P54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.654cm" svg:height="0.569cm" svg:x="3.696cm" svg:y="12.692cm">
          <draw:text-box>
            <text:p text:style-name="P21"><text:span text:style-name="T2">Feature</text:span></text:p>
          </draw:text-box>
        </draw:frame>
        <draw:custom-shape draw:style-name="gr120" draw:text-style-name="P55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2cm" svg:height="0.569cm" svg:x="3.702cm" svg:y="13.492cm">
          <draw:text-box>
            <text:p text:style-name="P21"><text:span text:style-name="T2">Subject Feature</text:span></text:p>
          </draw:text-box>
        </draw:frame>
        <draw:frame draw:style-name="gr103" draw:text-style-name="P65" draw:layer="layout" svg:width="27.991cm" svg:height="1.27cm" svg:x="0.004cm" svg:y="0.254cm">
          <draw:text-box>
            <text:p text:style-name="P14"><text:span text:style-name="T3">Downward invalidation set and invalidation</text:span></text:p>
          </draw:text-box>
        </draw:frame>
        <draw:custom-shape draw:style-name="gr121" draw:text-style-name="P56" draw:layer="layout" svg:width="4.66cm" svg:height="0.786cm" svg:x="1.385cm" svg:y="5.795cm">
          <text:p text:style-name="P56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56" draw:layer="layout" svg:width="4.66cm" svg:height="0.786cm" svg:x="1.385cm" svg:y="6.565cm">
          <text:p text:style-name="P56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3" draw:text-style-name="P56" draw:layer="layout" svg:width="4.66cm" svg:height="0.786cm" svg:x="1.385cm" svg:y="7.332cm">
          <text:p text:style-name="P56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24" draw:text-style-name="P64" draw:layer="layout" svg:width="2.991cm" svg:height="0.786cm" svg:x="2.009cm" svg:y="3.58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25" draw:text-style-name="P71" draw:layer="layout" svg:width="1.823cm" svg:height="6.716cm" draw:transform="rotate (0.703367688553715) translate (18.318cm 6.01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72" draw:layer="layout" svg:width="2.966cm" svg:height="5.08cm" svg:x="9.248cm" svg:y="6.65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8" xml:id="id403" draw:id="id403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06" draw:id="id406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407" draw:id="id407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08" draw:id="id408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3" xml:id="id404" draw:id="id404" draw:layer="layout" svg:width="1.103cm" svg:height="0.368cm" svg:x="9.564cm" svg:y="6.7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405" draw:id="id405" draw:layer="layout" svg:width="1.103cm" svg:height="0.368cm" svg:x="10.73cm" svg:y="7.2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4" xml:id="id409" draw:id="id409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8.949cm" svg:y1="5.208cm" svg:x2="9.564cm" svg:y2="6.955cm" draw:start-shape="id403" draw:start-glue-point="2" draw:end-shape="id404" draw:end-glue-point="3" svg:d="M8949 5208v1747h615" svg:viewBox="0 0 616 1748">
          <text:p/>
        </draw:connector>
        <draw:connector draw:style-name="gr129" draw:text-style-name="P75" draw:layer="layout" svg:x1="10.115cm" svg:y1="7.139cm" svg:x2="10.73cm" svg:y2="7.437cm" draw:start-shape="id404" draw:start-glue-point="2" draw:end-shape="id405" draw:end-glue-point="3" svg:d="M10115 7139v298h615" svg:viewBox="0 0 616 299">
          <text:p/>
        </draw:connector>
        <draw:connector draw:style-name="gr129" draw:text-style-name="P75" draw:layer="layout" svg:x1="10.115cm" svg:y1="5.69cm" svg:x2="10.73cm" svg:y2="5.989cm" draw:start-shape="id406" draw:start-glue-point="2" draw:end-shape="id407" draw:end-glue-point="3" svg:d="M10115 5690v299h615" svg:viewBox="0 0 616 300">
          <text:p/>
        </draw:connector>
        <draw:connector draw:style-name="gr129" draw:text-style-name="P75" draw:layer="layout" svg:x1="8.949cm" svg:y1="5.208cm" svg:x2="9.564cm" svg:y2="5.506cm" draw:start-shape="id403" draw:start-glue-point="2" draw:end-shape="id406" draw:end-glue-point="3" svg:d="M8949 5208v298h615" svg:viewBox="0 0 616 299">
          <text:p/>
        </draw:connector>
        <draw:connector draw:style-name="gr129" draw:text-style-name="P75" draw:layer="layout" svg:x1="10.115cm" svg:y1="5.69cm" svg:x2="10.73cm" svg:y2="6.473cm" draw:start-shape="id406" draw:start-glue-point="2" draw:end-shape="id408" draw:end-glue-point="3" svg:d="M10115 5690v783h615" svg:viewBox="0 0 616 784">
          <text:p/>
        </draw:connector>
        <draw:connector draw:style-name="gr129" draw:text-style-name="P75" draw:layer="layout" svg:x1="10.115cm" svg:y1="7.139cm" svg:x2="10.73cm" svg:y2="7.921cm" draw:start-shape="id404" draw:start-glue-point="2" draw:end-shape="id409" draw:end-glue-point="3" svg:d="M10115 7139v782h615" svg:viewBox="0 0 616 783">
          <text:p/>
        </draw:connector>
        <draw:custom-shape draw:style-name="gr128" draw:text-style-name="P74" xml:id="id410" draw:id="id410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7.139cm" svg:x2="10.73cm" svg:y2="8.399cm" draw:start-shape="id404" draw:start-glue-point="2" draw:end-shape="id410" draw:end-glue-point="3" svg:d="M10115 7139v1260h615" svg:viewBox="0 0 616 1261">
          <text:p/>
        </draw:connector>
        <draw:custom-shape draw:style-name="gr28" draw:text-style-name="P49" xml:id="id411" draw:id="id411" draw:layer="layout" svg:width="1.103cm" svg:height="0.368cm" svg:x="9.564cm" svg:y="8.679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6" xml:id="id412" draw:id="id412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3" draw:id="id413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9.047cm" svg:x2="10.73cm" svg:y2="9.346cm" draw:start-shape="id411" draw:start-glue-point="2" draw:end-shape="id412" draw:end-glue-point="3" svg:d="M10115 9047v299h615" svg:viewBox="0 0 616 300">
          <text:p/>
        </draw:connector>
        <draw:connector draw:style-name="gr129" draw:text-style-name="P75" draw:layer="layout" svg:x1="8.949cm" svg:y1="5.208cm" svg:x2="9.564cm" svg:y2="8.863cm" draw:start-shape="id403" draw:start-glue-point="2" draw:end-shape="id411" draw:end-glue-point="3" svg:d="M8949 5208v3655h615" svg:viewBox="0 0 616 3656">
          <text:p/>
        </draw:connector>
        <draw:connector draw:style-name="gr129" draw:text-style-name="P75" draw:layer="layout" svg:x1="10.115cm" svg:y1="9.047cm" svg:x2="10.73cm" svg:y2="9.83cm" draw:start-shape="id411" draw:start-glue-point="2" draw:end-shape="id413" draw:end-glue-point="3" svg:d="M10115 9047v783h615" svg:viewBox="0 0 616 784">
          <text:p/>
        </draw:connector>
        <draw:custom-shape draw:style-name="gr128" draw:text-style-name="P74" xml:id="id414" draw:id="id414" draw:layer="layout" svg:width="1.103cm" svg:height="0.368cm" svg:x="9.564cm" svg:y="10.1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9" xml:id="id415" draw:id="id415" draw:layer="layout" svg:width="1.103cm" svg:height="0.367cm" svg:x="10.73cm" svg:y="10.585cm">
          <text:p text:style-name="P43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4" xml:id="id416" draw:id="id416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10.469cm" svg:x2="10.73cm" svg:y2="10.768cm" draw:start-shape="id414" draw:start-glue-point="2" draw:end-shape="id415" draw:end-glue-point="3" svg:d="M10115 10469v299h615" svg:viewBox="0 0 616 300">
          <text:p/>
        </draw:connector>
        <draw:connector draw:style-name="gr129" draw:text-style-name="P75" draw:layer="layout" svg:x1="8.949cm" svg:y1="5.208cm" svg:x2="9.564cm" svg:y2="10.285cm" draw:start-shape="id403" draw:start-glue-point="2" draw:end-shape="id414" draw:end-glue-point="3" svg:d="M8949 5208v5077h615" svg:viewBox="0 0 616 5078">
          <text:p/>
        </draw:connector>
        <draw:connector draw:style-name="gr129" draw:text-style-name="P75" draw:layer="layout" svg:x1="10.115cm" svg:y1="10.469cm" svg:x2="10.73cm" svg:y2="11.252cm" draw:start-shape="id414" draw:start-glue-point="2" draw:end-shape="id416" draw:end-glue-point="3" svg:d="M10115 10469v783h615" svg:viewBox="0 0 616 784">
          <text:p/>
        </draw:connector>
        <draw:custom-shape draw:style-name="gr131" draw:text-style-name="P77" draw:layer="layout" svg:width="4.572cm" svg:height="2.31cm" svg:x="3.264cm" svg:y="7.35cm">
          <text:p text:style-name="P77"><text:span text:style-name="T10">.a .b { color: red }</text:span></text:p>
          <text:p text:style-name="P77"><text:span text:style-name="T10"/></text:p>
          <text:p text:style-name="P77"><text:span text:style-name="T10">.a ~ .c { color: blue }</text:span></text:p>
          <text:p text:style-name="P77"><text:span text:style-name="T10"/></text:p>
          <text:p text:style-name="P77"><text:span text:style-name="T10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28" draw:text-style-name="P76" xml:id="id420" draw:id="id420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2" draw:id="id422" draw:layer="layout" svg:width="1.103cm" svg:height="0.368cm" svg:x="19.885cm" svg:y="6.323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6" xml:id="id421" draw:id="id421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7" draw:id="id417" draw:layer="layout" svg:width="1.103cm" svg:height="0.368cm" svg:x="19.896cm" svg:y="7.29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8" draw:id="id418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9" draw:id="id419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3" draw:id="id423" draw:layer="layout" svg:width="1.103cm" svg:height="0.368cm" svg:x="21.051cm" svg:y="8.738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447cm" svg:y1="7.658cm" svg:x2="21.064cm" svg:y2="7.956cm" draw:start-shape="id417" draw:start-glue-point="2" draw:end-shape="id418" draw:end-glue-point="3" svg:d="M20447 7658v298h617" svg:viewBox="0 0 618 299">
          <text:p/>
        </draw:connector>
        <draw:connector draw:style-name="gr6" draw:text-style-name="P44" draw:layer="layout" svg:x1="20.447cm" svg:y1="7.658cm" svg:x2="21.051cm" svg:y2="8.438cm" draw:start-shape="id417" draw:start-glue-point="2" draw:end-shape="id419" draw:end-glue-point="3" svg:d="M20447 7658v780h604" svg:viewBox="0 0 605 781">
          <text:p/>
        </draw:connector>
        <draw:connector draw:style-name="gr6" draw:text-style-name="P44" draw:layer="layout" svg:x1="19.27cm" svg:y1="6.209cm" svg:x2="19.896cm" svg:y2="6.99cm" draw:start-shape="id420" draw:start-glue-point="2" draw:end-shape="id421" draw:end-glue-point="3" svg:d="M19270 6209v781h626" svg:viewBox="0 0 627 782">
          <text:p/>
        </draw:connector>
        <draw:connector draw:style-name="gr6" draw:text-style-name="P44" draw:layer="layout" svg:x1="19.27cm" svg:y1="6.209cm" svg:x2="19.885cm" svg:y2="6.507cm" draw:start-shape="id420" draw:start-glue-point="2" draw:end-shape="id422" draw:end-glue-point="3" svg:d="M19270 6209v298h615" svg:viewBox="0 0 616 299">
          <text:p/>
        </draw:connector>
        <draw:connector draw:style-name="gr6" draw:text-style-name="P44" draw:layer="layout" svg:x1="19.27cm" svg:y1="6.209cm" svg:x2="19.896cm" svg:y2="7.474cm" draw:start-shape="id420" draw:start-glue-point="2" draw:end-shape="id417" draw:end-glue-point="3" svg:d="M19270 6209v1265h626" svg:viewBox="0 0 627 1266">
          <text:p/>
        </draw:connector>
        <draw:connector draw:style-name="gr6" draw:text-style-name="P44" draw:layer="layout" svg:x1="20.447cm" svg:y1="7.658cm" svg:x2="21.051cm" svg:y2="8.922cm" draw:start-shape="id417" draw:start-glue-point="2" draw:end-shape="id423" draw:end-glue-point="3" svg:d="M20447 7658v1264h604" svg:viewBox="0 0 605 1265">
          <text:p/>
        </draw:connector>
        <draw:custom-shape draw:style-name="gr28" draw:text-style-name="P48" xml:id="id424" draw:id="id424" draw:layer="layout" svg:width="1.103cm" svg:height="0.368cm" svg:x="22.23cm" svg:y="9.2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1.602cm" svg:y1="9.106cm" svg:x2="22.23cm" svg:y2="9.4cm" draw:start-shape="id423" draw:start-glue-point="2" draw:end-shape="id424" draw:end-glue-point="3" svg:d="M21602 9106v294h628" svg:viewBox="0 0 629 295">
          <text:p text:style-name="P14"><text:span text:style-name="T7"><text:s text:c="19"/></text:span></text:p>
        </draw:connector>
        <draw:custom-shape draw:style-name="gr128" draw:text-style-name="P76" xml:id="id426" draw:id="id426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425" draw:id="id425" draw:layer="layout" svg:width="1.103cm" svg:height="0.367cm" svg:x="22.235cm" svg:y="10.1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27" draw:id="id427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35cm" svg:y2="10.347cm" draw:start-shape="id423" draw:start-glue-point="2" draw:end-shape="id425" draw:end-glue-point="3" svg:d="M21602 9106v1241h633" svg:viewBox="0 0 634 1242">
          <text:p/>
        </draw:connector>
        <draw:connector draw:style-name="gr6" draw:text-style-name="P44" draw:layer="layout" svg:x1="21.602cm" svg:y1="9.106cm" svg:x2="22.232cm" svg:y2="9.864cm" draw:start-shape="id423" draw:start-glue-point="2" draw:end-shape="id426" draw:end-glue-point="3" svg:d="M21602 9106v758h630" svg:viewBox="0 0 631 759">
          <text:p/>
        </draw:connector>
        <draw:connector draw:style-name="gr6" draw:text-style-name="P44" draw:layer="layout" svg:x1="22.786cm" svg:y1="10.531cm" svg:x2="23.55cm" svg:y2="10.831cm" draw:start-shape="id425" draw:start-glue-point="2" draw:end-shape="id427" draw:end-glue-point="3" svg:d="M22786 10531v300h764" svg:viewBox="0 0 765 301">
          <text:p/>
        </draw:connector>
        <draw:custom-shape draw:style-name="gr65" draw:text-style-name="P68" xml:id="id429" draw:id="id429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428" draw:id="id428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86cm" svg:y1="10.531cm" svg:x2="23.546cm" svg:y2="11.769cm" draw:start-shape="id425" draw:start-glue-point="2" draw:end-shape="id428" draw:end-glue-point="3" svg:d="M22786 10531v1238h760" svg:viewBox="0 0 761 1239">
          <text:p/>
        </draw:connector>
        <draw:connector draw:style-name="gr6" draw:text-style-name="P44" draw:layer="layout" svg:x1="22.786cm" svg:y1="10.531cm" svg:x2="23.538cm" svg:y2="11.286cm" draw:start-shape="id425" draw:start-glue-point="2" draw:end-shape="id429" draw:end-glue-point="3" svg:d="M22786 10531v755h752" svg:viewBox="0 0 753 756">
          <text:p/>
        </draw:connector>
        <draw:custom-shape draw:style-name="gr110" draw:text-style-name="P68" xml:id="id430" draw:id="id430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14cm" svg:y2="12.247cm" draw:start-shape="id423" draw:start-glue-point="2" draw:end-shape="id430" draw:end-glue-point="3" svg:d="M21602 9106v3141h612" svg:viewBox="0 0 613 3142">
          <text:p/>
        </draw:connector>
        <draw:custom-shape draw:style-name="gr134" draw:text-style-name="P77" draw:layer="layout" svg:width="4.572cm" svg:height="0.786cm" svg:x="13.642cm" svg:y="8.102cm">
          <text:p text:style-name="P77"><text:span text:style-name="T10">.b:has(.a) { color: red }</text:span></text:p>
          <text:p text:style-name="P77"><text:span text:style-name="T10"/></text:p>
          <text:p text:style-name="P77"><text:span text:style-name="T10">.c:has(~ .a) { color: blue }</text:span></text:p>
          <text:p text:style-name="P77"><text:span text:style-name="T10"/></text:p>
          <text:p text:style-name="P77"><text:span text:style-name="T10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5" draw:text-style-name="P72" draw:layer="layout" svg:width="1.524cm" svg:height="0.762cm" svg:x="13.258cm" svg:y="13.108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4.818cm" svg:y="13.213cm">
          <draw:text-box>
            <text:p text:style-name="P21"><text:span text:style-name="T2">Downward Sub-tree</text:span></text:p>
          </draw:text-box>
        </draw:frame>
        <draw:custom-shape draw:style-name="gr136" draw:text-style-name="P71" draw:layer="layout" svg:width="0.729cm" svg:height="1.298cm" draw:transform="rotate (0.703367688553715) translate (18.423cm 13.1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9.718cm" svg:y="13.214cm">
          <draw:text-box>
            <text:p text:style-name="P21"><text:span text:style-name="T2">Upward Sub-tree</text:span></text:p>
          </draw:text-box>
        </draw:frame>
        <draw:custom-shape draw:style-name="gr75" draw:text-style-name="P47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5.267cm" svg:y="13.216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387cm" svg:height="0.569cm" svg:x="9.968cm" svg:y="13.218cm">
          <draw:text-box>
            <text:p text:style-name="P21"><text:span text:style-name="T2">Subject element</text:span></text:p>
          </draw:text-box>
        </draw:frame>
        <draw:frame draw:style-name="gr103" draw:text-style-name="P65" draw:layer="layout" svg:width="27.991cm" svg:height="1.27cm" svg:x="0.005cm" svg:y="0.254cm">
          <draw:text-box>
            <text:p text:style-name="P14"><text:span text:style-name="T3">Downward/Upward sub-tre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129" draw:text-style-name="P75" draw:layer="layout" svg:x1="5.461cm" svg:y1="5.468cm" svg:x2="5.968cm" svg:y2="8.48cm" draw:start-shape="id431" draw:start-glue-point="2" draw:end-shape="id432" draw:end-glue-point="3" svg:d="M5461 5468v3012h507" svg:viewBox="0 0 508 3013">
          <text:p/>
        </draw:connector>
        <draw:connector draw:style-name="gr129" draw:text-style-name="P75" draw:layer="layout" svg:x1="5.461cm" svg:y1="5.468cm" svg:x2="5.968cm" svg:y2="9.652cm" draw:start-shape="id431" draw:start-glue-point="2" draw:end-shape="id433" draw:end-glue-point="3" svg:d="M5461 5468v4184h507" svg:viewBox="0 0 508 4185">
          <text:p/>
        </draw:connector>
        <draw:custom-shape draw:style-name="gr137" draw:text-style-name="P74" xml:id="id436" draw:id="id436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5.461cm" svg:y1="5.468cm" svg:x2="5.968cm" svg:y2="6.907cm" draw:start-shape="id431" draw:start-glue-point="2" draw:end-shape="id434" draw:end-glue-point="3" svg:d="M5461 5468v1439h507" svg:viewBox="0 0 508 1440">
          <text:p/>
        </draw:connector>
        <draw:connector draw:style-name="gr129" draw:text-style-name="P75" draw:layer="layout" svg:x1="6.422cm" svg:y1="7.059cm" svg:x2="6.929cm" svg:y2="7.304cm" draw:start-shape="id434" draw:start-glue-point="2" draw:end-shape="id435" draw:end-glue-point="3" svg:d="M6422 7059v245h507" svg:viewBox="0 0 508 246">
          <text:p/>
        </draw:connector>
        <draw:connector draw:style-name="gr129" draw:text-style-name="P75" draw:layer="layout" svg:x1="6.422cm" svg:y1="7.059cm" svg:x2="6.929cm" svg:y2="7.703cm" draw:start-shape="id434" draw:start-glue-point="2" draw:end-shape="id436" draw:end-glue-point="3" svg:d="M6422 7059v644h507" svg:viewBox="0 0 508 645">
          <text:p/>
        </draw:connector>
        <draw:custom-shape draw:style-name="gr137" draw:text-style-name="P74" xml:id="id437" draw:id="id437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7.059cm" svg:x2="6.929cm" svg:y2="8.097cm" draw:start-shape="id434" draw:start-glue-point="2" draw:end-shape="id437" draw:end-glue-point="3" svg:d="M6422 7059v1038h507" svg:viewBox="0 0 508 1039">
          <text:p/>
        </draw:connector>
        <draw:custom-shape draw:style-name="gr138" draw:text-style-name="P76" xml:id="id439" draw:id="id439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8.632cm" svg:x2="6.929cm" svg:y2="8.878cm" draw:start-shape="id432" draw:start-glue-point="2" draw:end-shape="id438" draw:end-glue-point="3" svg:d="M6422 8632v246h507" svg:viewBox="0 0 508 247">
          <text:p/>
        </draw:connector>
        <draw:connector draw:style-name="gr129" draw:text-style-name="P75" draw:layer="layout" svg:x1="6.422cm" svg:y1="8.632cm" svg:x2="6.929cm" svg:y2="9.277cm" draw:start-shape="id432" draw:start-glue-point="2" draw:end-shape="id439" draw:end-glue-point="3" svg:d="M6422 8632v645h507" svg:viewBox="0 0 508 646">
          <text:p/>
        </draw:connector>
        <draw:custom-shape draw:style-name="gr138" draw:text-style-name="P74" xml:id="id433" draw:id="id433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4" xml:id="id441" draw:id="id441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9.804cm" svg:x2="6.929cm" svg:y2="10.05cm" draw:start-shape="id433" draw:start-glue-point="2" draw:end-shape="id440" draw:end-glue-point="3" svg:d="M6422 9804v246h507" svg:viewBox="0 0 508 247">
          <text:p/>
        </draw:connector>
        <draw:connector draw:style-name="gr129" draw:text-style-name="P75" draw:layer="layout" svg:x1="6.422cm" svg:y1="9.804cm" svg:x2="6.929cm" svg:y2="10.449cm" draw:start-shape="id433" draw:start-glue-point="2" draw:end-shape="id441" draw:end-glue-point="3" svg:d="M6422 9804v645h507" svg:viewBox="0 0 508 646">
          <text:p/>
        </draw:connector>
        <draw:custom-shape draw:style-name="gr139" draw:text-style-name="P72" draw:layer="layout" svg:width="2.445cm" svg:height="4.187cm" svg:x="5.707cm" svg:y="6.656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8" xml:id="id431" draw:id="id431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42" draw:id="id442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xml:id="id443" draw:id="id443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44" draw:id="id444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34" draw:id="id434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2" xml:id="id435" draw:id="id435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5.865cm" svg:x2="6.929cm" svg:y2="6.112cm" draw:start-shape="id442" draw:start-glue-point="2" draw:end-shape="id443" draw:end-glue-point="3" svg:d="M6422 5865v247h507" svg:viewBox="0 0 508 248">
          <text:p/>
        </draw:connector>
        <draw:connector draw:style-name="gr129" draw:text-style-name="P75" draw:layer="layout" svg:x1="5.461cm" svg:y1="5.468cm" svg:x2="5.968cm" svg:y2="5.713cm" draw:start-shape="id431" draw:start-glue-point="2" draw:end-shape="id442" draw:end-glue-point="3" svg:d="M5461 5468v245h507" svg:viewBox="0 0 508 246">
          <text:p/>
        </draw:connector>
        <draw:connector draw:style-name="gr129" draw:text-style-name="P75" draw:layer="layout" svg:x1="6.422cm" svg:y1="5.865cm" svg:x2="6.929cm" svg:y2="6.51cm" draw:start-shape="id442" draw:start-glue-point="2" draw:end-shape="id444" draw:end-glue-point="3" svg:d="M6422 5865v645h507" svg:viewBox="0 0 508 646">
          <text:p/>
        </draw:connector>
        <draw:custom-shape draw:style-name="gr144" draw:text-style-name="P42" xml:id="id432" draw:id="id432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38" draw:id="id438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2" xml:id="id440" draw:id="id440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6" xml:id="id448" draw:id="id448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50" draw:id="id450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6" xml:id="id449" draw:id="id449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6" xml:id="id445" draw:id="id445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46" draw:id="id446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47" draw:id="id447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51" draw:id="id451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24cm" svg:y1="6.663cm" svg:x2="23.232cm" svg:y2="6.908cm" draw:start-shape="id445" draw:start-glue-point="2" draw:end-shape="id446" draw:end-glue-point="3" svg:d="M22724 6663v245h508" svg:viewBox="0 0 509 246">
          <text:p/>
        </draw:connector>
        <draw:connector draw:style-name="gr6" draw:text-style-name="P44" draw:layer="layout" svg:x1="22.724cm" svg:y1="6.663cm" svg:x2="23.221cm" svg:y2="7.305cm" draw:start-shape="id445" draw:start-glue-point="2" draw:end-shape="id447" draw:end-glue-point="3" svg:d="M22724 6663v642h497" svg:viewBox="0 0 498 643">
          <text:p/>
        </draw:connector>
        <draw:connector draw:style-name="gr6" draw:text-style-name="P44" draw:layer="layout" svg:x1="21.754cm" svg:y1="5.469cm" svg:x2="22.269cm" svg:y2="6.112cm" draw:start-shape="id448" draw:start-glue-point="2" draw:end-shape="id449" draw:end-glue-point="3" svg:d="M21754 5469v643h515" svg:viewBox="0 0 516 644">
          <text:p/>
        </draw:connector>
        <draw:connector draw:style-name="gr6" draw:text-style-name="P44" draw:layer="layout" svg:x1="21.754cm" svg:y1="5.469cm" svg:x2="22.26cm" svg:y2="5.714cm" draw:start-shape="id448" draw:start-glue-point="2" draw:end-shape="id450" draw:end-glue-point="3" svg:d="M21754 5469v245h506" svg:viewBox="0 0 507 246">
          <text:p/>
        </draw:connector>
        <draw:connector draw:style-name="gr6" draw:text-style-name="P44" draw:layer="layout" svg:x1="21.754cm" svg:y1="5.469cm" svg:x2="22.269cm" svg:y2="6.511cm" draw:start-shape="id448" draw:start-glue-point="2" draw:end-shape="id445" draw:end-glue-point="3" svg:d="M21754 5469v1042h515" svg:viewBox="0 0 516 1043">
          <text:p/>
        </draw:connector>
        <draw:connector draw:style-name="gr6" draw:text-style-name="P44" draw:layer="layout" svg:x1="22.724cm" svg:y1="6.663cm" svg:x2="23.221cm" svg:y2="7.704cm" draw:start-shape="id445" draw:start-glue-point="2" draw:end-shape="id451" draw:end-glue-point="3" svg:d="M22724 6663v1041h497" svg:viewBox="0 0 498 1042">
          <text:p/>
        </draw:connector>
        <draw:custom-shape draw:style-name="gr146" draw:text-style-name="P48" xml:id="id452" draw:id="id452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3.675cm" svg:y1="7.856cm" svg:x2="24.193cm" svg:y2="8.098cm" draw:start-shape="id451" draw:start-glue-point="2" draw:end-shape="id452" draw:end-glue-point="3" svg:d="M23675 7856v242h518" svg:viewBox="0 0 519 243">
          <text:p text:style-name="P14"><text:span text:style-name="T7"><text:s text:c="19"/></text:span></text:p>
        </draw:connector>
        <draw:custom-shape draw:style-name="gr138" draw:text-style-name="P76" xml:id="id454" draw:id="id454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453" draw:id="id453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68" xml:id="id455" draw:id="id455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97cm" svg:y2="8.879cm" draw:start-shape="id451" draw:start-glue-point="2" draw:end-shape="id453" draw:end-glue-point="3" svg:d="M23675 7856v1023h522" svg:viewBox="0 0 523 1024">
          <text:p/>
        </draw:connector>
        <draw:connector draw:style-name="gr6" draw:text-style-name="P44" draw:layer="layout" svg:x1="23.675cm" svg:y1="7.856cm" svg:x2="24.195cm" svg:y2="8.481cm" draw:start-shape="id451" draw:start-glue-point="2" draw:end-shape="id454" draw:end-glue-point="3" svg:d="M23675 7856v625h520" svg:viewBox="0 0 521 626">
          <text:p/>
        </draw:connector>
        <draw:connector draw:style-name="gr6" draw:text-style-name="P44" draw:layer="layout" svg:x1="24.651cm" svg:y1="9.031cm" svg:x2="25.281cm" svg:y2="9.278cm" draw:start-shape="id453" draw:start-glue-point="2" draw:end-shape="id455" draw:end-glue-point="3" svg:d="M24651 9031v247h630" svg:viewBox="0 0 631 248">
          <text:p/>
        </draw:connector>
        <draw:custom-shape draw:style-name="gr140" draw:text-style-name="P68" xml:id="id457" draw:id="id457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56" draw:id="id456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51cm" svg:y1="9.031cm" svg:x2="25.278cm" svg:y2="10.051cm" draw:start-shape="id453" draw:start-glue-point="2" draw:end-shape="id456" draw:end-glue-point="3" svg:d="M24651 9031v1020h627" svg:viewBox="0 0 628 1021">
          <text:p/>
        </draw:connector>
        <draw:connector draw:style-name="gr6" draw:text-style-name="P44" draw:layer="layout" svg:x1="24.651cm" svg:y1="9.031cm" svg:x2="25.271cm" svg:y2="9.652cm" draw:start-shape="id453" draw:start-glue-point="2" draw:end-shape="id457" draw:end-glue-point="3" svg:d="M24651 9031v621h620" svg:viewBox="0 0 621 622">
          <text:p/>
        </draw:connector>
        <draw:custom-shape draw:style-name="gr140" draw:text-style-name="P68" xml:id="id458" draw:id="id458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8cm" svg:y2="10.445cm" draw:start-shape="id451" draw:start-glue-point="2" draw:end-shape="id458" draw:end-glue-point="3" svg:d="M23675 7856v2589h505" svg:viewBox="0 0 506 2590">
          <text:p/>
        </draw:connector>
        <draw:custom-shape draw:style-name="gr149" draw:text-style-name="P14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0" draw:text-style-name="P72" draw:layer="layout" svg:width="1.524cm" svg:height="0.762cm" svg:x="15.458cm" svg:y="11.808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7.018cm" svg:y="11.913cm">
          <draw:text-box>
            <text:p text:style-name="P21"><text:span text:style-name="T2">Downward Invalidation</text:span></text:p>
          </draw:text-box>
        </draw:frame>
        <draw:custom-shape draw:style-name="gr151" draw:text-style-name="P71" draw:layer="layout" svg:width="0.729cm" svg:height="1.298cm" draw:transform="rotate (0.703367688553715) translate (20.623cm 11.8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21.918cm" svg:y="11.914cm">
          <draw:text-box>
            <text:p text:style-name="P21"><text:span text:style-name="T2">Upward Invalidation</text:span></text:p>
          </draw:text-box>
        </draw:frame>
        <draw:custom-shape draw:style-name="gr75" draw:text-style-name="P47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3.167cm" svg:y="11.916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387cm" svg:height="0.569cm" svg:x="12.568cm" svg:y="11.918cm">
          <draw:text-box>
            <text:p text:style-name="P21"><text:span text:style-name="T2">Subject element</text:span></text:p>
          </draw:text-box>
        </draw:frame>
        <draw:custom-shape draw:style-name="gr149" draw:text-style-name="P14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68" xml:id="id459" draw:id="id459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2" draw:id="id462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3" draw:id="id463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4" draw:id="id464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60" draw:id="id460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9" xml:id="id461" draw:id="id461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65" draw:id="id465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9.417cm" svg:y1="5.469cm" svg:x2="9.924cm" svg:y2="6.908cm" draw:start-shape="id459" draw:start-glue-point="2" draw:end-shape="id460" draw:end-glue-point="3" svg:d="M9417 5469v1439h507" svg:viewBox="0 0 508 1440">
          <text:p/>
        </draw:connector>
        <draw:connector draw:style-name="gr129" draw:text-style-name="P75" draw:layer="layout" svg:x1="10.378cm" svg:y1="7.06cm" svg:x2="10.885cm" svg:y2="7.305cm" draw:start-shape="id460" draw:start-glue-point="2" draw:end-shape="id461" draw:end-glue-point="3" svg:d="M10378 7060v245h507" svg:viewBox="0 0 508 246">
          <text:p/>
        </draw:connector>
        <draw:connector draw:style-name="gr129" draw:text-style-name="P75" draw:layer="layout" svg:x1="10.378cm" svg:y1="5.866cm" svg:x2="10.885cm" svg:y2="6.112cm" draw:start-shape="id462" draw:start-glue-point="2" draw:end-shape="id463" draw:end-glue-point="3" svg:d="M10378 5866v246h507" svg:viewBox="0 0 508 247">
          <text:p/>
        </draw:connector>
        <draw:connector draw:style-name="gr129" draw:text-style-name="P75" draw:layer="layout" svg:x1="9.417cm" svg:y1="5.469cm" svg:x2="9.924cm" svg:y2="5.714cm" draw:start-shape="id459" draw:start-glue-point="2" draw:end-shape="id462" draw:end-glue-point="3" svg:d="M9417 5469v245h507" svg:viewBox="0 0 508 246">
          <text:p/>
        </draw:connector>
        <draw:connector draw:style-name="gr129" draw:text-style-name="P75" draw:layer="layout" svg:x1="10.378cm" svg:y1="5.866cm" svg:x2="10.885cm" svg:y2="6.511cm" draw:start-shape="id462" draw:start-glue-point="2" draw:end-shape="id464" draw:end-glue-point="3" svg:d="M10378 5866v645h507" svg:viewBox="0 0 508 646">
          <text:p/>
        </draw:connector>
        <draw:connector draw:style-name="gr129" draw:text-style-name="P75" draw:layer="layout" svg:x1="10.378cm" svg:y1="7.06cm" svg:x2="10.885cm" svg:y2="7.704cm" draw:start-shape="id460" draw:start-glue-point="2" draw:end-shape="id465" draw:end-glue-point="3" svg:d="M10378 7060v644h507" svg:viewBox="0 0 508 645">
          <text:p/>
        </draw:connector>
        <draw:custom-shape draw:style-name="gr137" draw:text-style-name="P74" xml:id="id466" draw:id="id466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7.06cm" svg:x2="10.885cm" svg:y2="8.098cm" draw:start-shape="id460" draw:start-glue-point="2" draw:end-shape="id466" draw:end-glue-point="3" svg:d="M10378 7060v1038h507" svg:viewBox="0 0 508 1039">
          <text:p/>
        </draw:connector>
        <draw:custom-shape draw:style-name="gr152" draw:text-style-name="P49" xml:id="id467" draw:id="id467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68" draw:id="id468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69" draw:id="id469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8.633cm" svg:x2="10.885cm" svg:y2="8.879cm" draw:start-shape="id467" draw:start-glue-point="2" draw:end-shape="id468" draw:end-glue-point="3" svg:d="M10378 8633v246h507" svg:viewBox="0 0 508 247">
          <text:p/>
        </draw:connector>
        <draw:connector draw:style-name="gr129" draw:text-style-name="P75" draw:layer="layout" svg:x1="9.417cm" svg:y1="5.469cm" svg:x2="9.924cm" svg:y2="8.481cm" draw:start-shape="id459" draw:start-glue-point="2" draw:end-shape="id467" draw:end-glue-point="3" svg:d="M9417 5469v3012h507" svg:viewBox="0 0 508 3013">
          <text:p/>
        </draw:connector>
        <draw:connector draw:style-name="gr129" draw:text-style-name="P75" draw:layer="layout" svg:x1="10.378cm" svg:y1="8.633cm" svg:x2="10.885cm" svg:y2="9.278cm" draw:start-shape="id467" draw:start-glue-point="2" draw:end-shape="id469" draw:end-glue-point="3" svg:d="M10378 8633v645h507" svg:viewBox="0 0 508 646">
          <text:p/>
        </draw:connector>
        <draw:custom-shape draw:style-name="gr137" draw:text-style-name="P74" xml:id="id470" draw:id="id470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9" xml:id="id471" draw:id="id471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72" draw:id="id472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9.804cm" svg:x2="10.885cm" svg:y2="10.051cm" draw:start-shape="id470" draw:start-glue-point="2" draw:end-shape="id471" draw:end-glue-point="3" svg:d="M10378 9804v247h507" svg:viewBox="0 0 508 248">
          <text:p/>
        </draw:connector>
        <draw:connector draw:style-name="gr129" draw:text-style-name="P75" draw:layer="layout" svg:x1="9.417cm" svg:y1="5.469cm" svg:x2="9.924cm" svg:y2="9.652cm" draw:start-shape="id459" draw:start-glue-point="2" draw:end-shape="id470" draw:end-glue-point="3" svg:d="M9417 5469v4183h507" svg:viewBox="0 0 508 4184">
          <text:p/>
        </draw:connector>
        <draw:connector draw:style-name="gr129" draw:text-style-name="P75" draw:layer="layout" svg:x1="10.378cm" svg:y1="9.804cm" svg:x2="10.885cm" svg:y2="10.449cm" draw:start-shape="id470" draw:start-glue-point="2" draw:end-shape="id472" draw:end-glue-point="3" svg:d="M10378 9804v645h507" svg:viewBox="0 0 508 646">
          <text:p/>
        </draw:connector>
        <draw:custom-shape draw:style-name="gr148" draw:text-style-name="P68" xml:id="id473" draw:id="id473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6" draw:id="id476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7" draw:id="id477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8" draw:id="id478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74" draw:id="id474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475" draw:id="id475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79" draw:id="id479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.752cm" svg:y1="5.469cm" svg:x2="2.259cm" svg:y2="6.908cm" draw:start-shape="id473" draw:start-glue-point="2" draw:end-shape="id474" draw:end-glue-point="3" svg:d="M1752 5469v1439h507" svg:viewBox="0 0 508 1440">
          <text:p/>
        </draw:connector>
        <draw:connector draw:style-name="gr129" draw:text-style-name="P75" draw:layer="layout" svg:x1="2.713cm" svg:y1="7.06cm" svg:x2="3.22cm" svg:y2="7.305cm" draw:start-shape="id474" draw:start-glue-point="2" draw:end-shape="id475" draw:end-glue-point="3" svg:d="M2713 7060v245h507" svg:viewBox="0 0 508 246">
          <text:p/>
        </draw:connector>
        <draw:connector draw:style-name="gr129" draw:text-style-name="P75" draw:layer="layout" svg:x1="2.713cm" svg:y1="5.866cm" svg:x2="3.22cm" svg:y2="6.112cm" draw:start-shape="id476" draw:start-glue-point="2" draw:end-shape="id477" draw:end-glue-point="3" svg:d="M2713 5866v246h507" svg:viewBox="0 0 508 247">
          <text:p/>
        </draw:connector>
        <draw:connector draw:style-name="gr129" draw:text-style-name="P75" draw:layer="layout" svg:x1="1.752cm" svg:y1="5.469cm" svg:x2="2.259cm" svg:y2="5.714cm" draw:start-shape="id473" draw:start-glue-point="2" draw:end-shape="id476" draw:end-glue-point="3" svg:d="M1752 5469v245h507" svg:viewBox="0 0 508 246">
          <text:p/>
        </draw:connector>
        <draw:connector draw:style-name="gr129" draw:text-style-name="P75" draw:layer="layout" svg:x1="2.713cm" svg:y1="5.866cm" svg:x2="3.22cm" svg:y2="6.511cm" draw:start-shape="id476" draw:start-glue-point="2" draw:end-shape="id478" draw:end-glue-point="3" svg:d="M2713 5866v645h507" svg:viewBox="0 0 508 646">
          <text:p/>
        </draw:connector>
        <draw:connector draw:style-name="gr129" draw:text-style-name="P75" draw:layer="layout" svg:x1="2.713cm" svg:y1="7.06cm" svg:x2="3.22cm" svg:y2="7.704cm" draw:start-shape="id474" draw:start-glue-point="2" draw:end-shape="id479" draw:end-glue-point="3" svg:d="M2713 7060v644h507" svg:viewBox="0 0 508 645">
          <text:p/>
        </draw:connector>
        <draw:custom-shape draw:style-name="gr137" draw:text-style-name="P74" xml:id="id480" draw:id="id480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7.06cm" svg:x2="3.22cm" svg:y2="8.098cm" draw:start-shape="id474" draw:start-glue-point="2" draw:end-shape="id480" draw:end-glue-point="3" svg:d="M2713 7060v1038h507" svg:viewBox="0 0 508 1039">
          <text:p/>
        </draw:connector>
        <draw:custom-shape draw:style-name="gr148" draw:text-style-name="P37" xml:id="id481" draw:id="id481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82" draw:id="id482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83" draw:id="id483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8.633cm" svg:x2="3.22cm" svg:y2="8.879cm" draw:start-shape="id481" draw:start-glue-point="2" draw:end-shape="id482" draw:end-glue-point="3" svg:d="M2713 8633v246h507" svg:viewBox="0 0 508 247">
          <text:p/>
        </draw:connector>
        <draw:connector draw:style-name="gr129" draw:text-style-name="P75" draw:layer="layout" svg:x1="1.752cm" svg:y1="5.469cm" svg:x2="2.259cm" svg:y2="8.481cm" draw:start-shape="id473" draw:start-glue-point="2" draw:end-shape="id481" draw:end-glue-point="3" svg:d="M1752 5469v3012h507" svg:viewBox="0 0 508 3013">
          <text:p/>
        </draw:connector>
        <draw:connector draw:style-name="gr129" draw:text-style-name="P75" draw:layer="layout" svg:x1="2.713cm" svg:y1="8.633cm" svg:x2="3.22cm" svg:y2="9.278cm" draw:start-shape="id481" draw:start-glue-point="2" draw:end-shape="id483" draw:end-glue-point="3" svg:d="M2713 8633v645h507" svg:viewBox="0 0 508 646">
          <text:p/>
        </draw:connector>
        <draw:custom-shape draw:style-name="gr137" draw:text-style-name="P74" xml:id="id484" draw:id="id484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485" draw:id="id485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86" draw:id="id486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9.804cm" svg:x2="3.22cm" svg:y2="10.051cm" draw:start-shape="id484" draw:start-glue-point="2" draw:end-shape="id485" draw:end-glue-point="3" svg:d="M2713 9804v247h507" svg:viewBox="0 0 508 248">
          <text:p/>
        </draw:connector>
        <draw:connector draw:style-name="gr129" draw:text-style-name="P75" draw:layer="layout" svg:x1="1.752cm" svg:y1="5.469cm" svg:x2="2.259cm" svg:y2="9.652cm" draw:start-shape="id473" draw:start-glue-point="2" draw:end-shape="id484" draw:end-glue-point="3" svg:d="M1752 5469v4183h507" svg:viewBox="0 0 508 4184">
          <text:p/>
        </draw:connector>
        <draw:connector draw:style-name="gr129" draw:text-style-name="P75" draw:layer="layout" svg:x1="2.713cm" svg:y1="9.804cm" svg:x2="3.22cm" svg:y2="10.449cm" draw:start-shape="id484" draw:start-glue-point="2" draw:end-shape="id486" draw:end-glue-point="3" svg:d="M2713 9804v645h507" svg:viewBox="0 0 508 646">
          <text:p/>
        </draw:connector>
        <draw:custom-shape draw:style-name="gr153" draw:text-style-name="P14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4" draw:text-style-name="P76" xml:id="id491" draw:id="id491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87" draw:id="id487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88" draw:id="id488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89" draw:id="id489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265cm" svg:y1="6.666cm" svg:x2="19.774cm" svg:y2="6.911cm" draw:start-shape="id487" draw:start-glue-point="2" draw:end-shape="id488" draw:end-glue-point="3" svg:d="M19265 6666v245h509" svg:viewBox="0 0 510 246">
          <text:p/>
        </draw:connector>
        <draw:connector draw:style-name="gr6" draw:text-style-name="P44" draw:layer="layout" svg:x1="19.265cm" svg:y1="6.666cm" svg:x2="19.763cm" svg:y2="7.309cm" draw:start-shape="id487" draw:start-glue-point="2" draw:end-shape="id489" draw:end-glue-point="3" svg:d="M19265 6666v643h498" svg:viewBox="0 0 499 644">
          <text:p/>
        </draw:connector>
        <draw:connector draw:style-name="gr6" draw:text-style-name="P44" draw:layer="layout" svg:x1="18.295cm" svg:y1="5.472cm" svg:x2="18.811cm" svg:y2="6.116cm" draw:start-shape="id490" draw:start-glue-point="2" draw:end-shape="id491" draw:end-glue-point="3" svg:d="M18295 5472v644h516" svg:viewBox="0 0 517 645">
          <text:p/>
        </draw:connector>
        <draw:connector draw:style-name="gr6" draw:text-style-name="P44" draw:layer="layout" svg:x1="18.295cm" svg:y1="5.472cm" svg:x2="18.802cm" svg:y2="5.717cm" draw:start-shape="id490" draw:start-glue-point="2" draw:end-shape="id492" draw:end-glue-point="3" svg:d="M18295 5472v245h507" svg:viewBox="0 0 508 246">
          <text:p/>
        </draw:connector>
        <draw:connector draw:style-name="gr6" draw:text-style-name="P44" draw:layer="layout" svg:x1="18.295cm" svg:y1="5.472cm" svg:x2="18.811cm" svg:y2="6.514cm" draw:start-shape="id490" draw:start-glue-point="2" draw:end-shape="id487" draw:end-glue-point="3" svg:d="M18295 5472v1042h516" svg:viewBox="0 0 517 1043">
          <text:p/>
        </draw:connector>
        <draw:connector draw:style-name="gr6" draw:text-style-name="P44" draw:layer="layout" svg:x1="19.265cm" svg:y1="6.666cm" svg:x2="19.763cm" svg:y2="7.707cm" draw:start-shape="id487" draw:start-glue-point="2" draw:end-shape="id493" draw:end-glue-point="3" svg:d="M19265 6666v1041h498" svg:viewBox="0 0 499 1042">
          <text:p/>
        </draw:connector>
        <draw:connector draw:style-name="gr132" draw:text-style-name="P46" draw:layer="layout" svg:x1="20.217cm" svg:y1="7.859cm" svg:x2="20.735cm" svg:y2="8.101cm" draw:start-shape="id493" draw:start-glue-point="2" draw:end-shape="id494" draw:end-glue-point="3" svg:d="M20217 7859v242h518" svg:viewBox="0 0 519 243">
          <text:p text:style-name="P14"><text:span text:style-name="T7"><text:s text:c="19"/></text:span></text:p>
        </draw:connector>
        <draw:custom-shape draw:style-name="gr137" draw:text-style-name="P76" xml:id="id496" draw:id="id496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97" draw:id="id497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39cm" svg:y2="8.882cm" draw:start-shape="id493" draw:start-glue-point="2" draw:end-shape="id495" draw:end-glue-point="3" svg:d="M20217 7859v1023h522" svg:viewBox="0 0 523 1024">
          <text:p/>
        </draw:connector>
        <draw:connector draw:style-name="gr6" draw:text-style-name="P44" draw:layer="layout" svg:x1="20.217cm" svg:y1="7.859cm" svg:x2="20.737cm" svg:y2="8.484cm" draw:start-shape="id493" draw:start-glue-point="2" draw:end-shape="id496" draw:end-glue-point="3" svg:d="M20217 7859v625h520" svg:viewBox="0 0 521 626">
          <text:p/>
        </draw:connector>
        <draw:connector draw:style-name="gr6" draw:text-style-name="P44" draw:layer="layout" svg:x1="21.193cm" svg:y1="9.034cm" svg:x2="21.823cm" svg:y2="9.281cm" draw:start-shape="id495" draw:start-glue-point="2" draw:end-shape="id497" draw:end-glue-point="3" svg:d="M21193 9034v247h630" svg:viewBox="0 0 631 248">
          <text:p/>
        </draw:connector>
        <draw:custom-shape draw:style-name="gr140" draw:text-style-name="P68" xml:id="id499" draw:id="id499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98" draw:id="id498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193cm" svg:y1="9.034cm" svg:x2="21.82cm" svg:y2="10.054cm" draw:start-shape="id495" draw:start-glue-point="2" draw:end-shape="id498" draw:end-glue-point="3" svg:d="M21193 9034v1020h627" svg:viewBox="0 0 628 1021">
          <text:p/>
        </draw:connector>
        <draw:connector draw:style-name="gr6" draw:text-style-name="P44" draw:layer="layout" svg:x1="21.193cm" svg:y1="9.034cm" svg:x2="21.813cm" svg:y2="9.656cm" draw:start-shape="id495" draw:start-glue-point="2" draw:end-shape="id499" draw:end-glue-point="3" svg:d="M21193 9034v622h620" svg:viewBox="0 0 621 623">
          <text:p/>
        </draw:connector>
        <draw:custom-shape draw:style-name="gr140" draw:text-style-name="P68" xml:id="id500" draw:id="id500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22cm" svg:y2="10.448cm" draw:start-shape="id493" draw:start-glue-point="2" draw:end-shape="id500" draw:end-glue-point="3" svg:d="M20217 7859v2589h505" svg:viewBox="0 0 506 2590">
          <text:p/>
        </draw:connector>
        <draw:custom-shape draw:style-name="gr153" draw:text-style-name="P14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7" draw:text-style-name="P76" xml:id="id504" draw:id="id504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506" draw:id="id506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5" draw:id="id505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1" draw:id="id501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502" draw:id="id502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3" draw:id="id503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507" draw:id="id507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972cm" svg:y1="6.669cm" svg:x2="16.481cm" svg:y2="6.915cm" draw:start-shape="id501" draw:start-glue-point="2" draw:end-shape="id502" draw:end-glue-point="3" svg:d="M15972 6669v246h509" svg:viewBox="0 0 510 247">
          <text:p/>
        </draw:connector>
        <draw:connector draw:style-name="gr6" draw:text-style-name="P44" draw:layer="layout" svg:x1="15.972cm" svg:y1="6.669cm" svg:x2="16.47cm" svg:y2="7.312cm" draw:start-shape="id501" draw:start-glue-point="2" draw:end-shape="id503" draw:end-glue-point="3" svg:d="M15972 6669v643h498" svg:viewBox="0 0 499 644">
          <text:p/>
        </draw:connector>
        <draw:connector draw:style-name="gr6" draw:text-style-name="P44" draw:layer="layout" svg:x1="15.002cm" svg:y1="5.475cm" svg:x2="15.518cm" svg:y2="6.119cm" draw:start-shape="id504" draw:start-glue-point="2" draw:end-shape="id505" draw:end-glue-point="3" svg:d="M15002 5475v644h516" svg:viewBox="0 0 517 645">
          <text:p/>
        </draw:connector>
        <draw:connector draw:style-name="gr6" draw:text-style-name="P44" draw:layer="layout" svg:x1="15.002cm" svg:y1="5.475cm" svg:x2="15.509cm" svg:y2="5.72cm" draw:start-shape="id504" draw:start-glue-point="2" draw:end-shape="id506" draw:end-glue-point="3" svg:d="M15002 5475v245h507" svg:viewBox="0 0 508 246">
          <text:p/>
        </draw:connector>
        <draw:connector draw:style-name="gr6" draw:text-style-name="P44" draw:layer="layout" svg:x1="15.002cm" svg:y1="5.475cm" svg:x2="15.518cm" svg:y2="6.517cm" draw:start-shape="id504" draw:start-glue-point="2" draw:end-shape="id501" draw:end-glue-point="3" svg:d="M15002 5475v1042h516" svg:viewBox="0 0 517 1043">
          <text:p/>
        </draw:connector>
        <draw:connector draw:style-name="gr6" draw:text-style-name="P44" draw:layer="layout" svg:x1="15.972cm" svg:y1="6.669cm" svg:x2="16.47cm" svg:y2="7.711cm" draw:start-shape="id501" draw:start-glue-point="2" draw:end-shape="id507" draw:end-glue-point="3" svg:d="M15972 6669v1042h498" svg:viewBox="0 0 499 1043">
          <text:p/>
        </draw:connector>
        <draw:custom-shape draw:style-name="gr148" draw:text-style-name="P68" xml:id="id508" draw:id="id508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6.924cm" svg:y1="7.863cm" svg:x2="17.442cm" svg:y2="8.105cm" draw:start-shape="id507" draw:start-glue-point="2" draw:end-shape="id508" draw:end-glue-point="3" svg:d="M16924 7863v242h518" svg:viewBox="0 0 519 243">
          <text:p text:style-name="P14"><text:span text:style-name="T7"><text:s text:c="19"/></text:span></text:p>
        </draw:connector>
        <draw:custom-shape draw:style-name="gr137" draw:text-style-name="P76" xml:id="id510" draw:id="id510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78" xml:id="id509" draw:id="id509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68" xml:id="id511" draw:id="id511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46cm" svg:y2="8.886cm" draw:start-shape="id507" draw:start-glue-point="2" draw:end-shape="id509" draw:end-glue-point="3" svg:d="M16924 7863v1023h522" svg:viewBox="0 0 523 1024">
          <text:p/>
        </draw:connector>
        <draw:connector draw:style-name="gr6" draw:text-style-name="P44" draw:layer="layout" svg:x1="16.924cm" svg:y1="7.863cm" svg:x2="17.443cm" svg:y2="8.487cm" draw:start-shape="id507" draw:start-glue-point="2" draw:end-shape="id510" draw:end-glue-point="3" svg:d="M16924 7863v624h519" svg:viewBox="0 0 520 625">
          <text:p/>
        </draw:connector>
        <draw:connector draw:style-name="gr6" draw:text-style-name="P44" draw:layer="layout" svg:x1="17.9cm" svg:y1="9.037cm" svg:x2="18.529cm" svg:y2="9.284cm" draw:start-shape="id509" draw:start-glue-point="2" draw:end-shape="id511" draw:end-glue-point="3" svg:d="M17900 9037v247h629" svg:viewBox="0 0 630 248">
          <text:p/>
        </draw:connector>
        <draw:custom-shape draw:style-name="gr140" draw:text-style-name="P68" xml:id="id513" draw:id="id513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xml:id="id512" draw:id="id512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9cm" svg:y1="9.037cm" svg:x2="18.526cm" svg:y2="10.058cm" draw:start-shape="id509" draw:start-glue-point="2" draw:end-shape="id512" draw:end-glue-point="3" svg:d="M17900 9037v1021h626" svg:viewBox="0 0 627 1022">
          <text:p/>
        </draw:connector>
        <draw:connector draw:style-name="gr6" draw:text-style-name="P44" draw:layer="layout" svg:x1="17.9cm" svg:y1="9.037cm" svg:x2="18.52cm" svg:y2="9.659cm" draw:start-shape="id509" draw:start-glue-point="2" draw:end-shape="id513" draw:end-glue-point="3" svg:d="M17900 9037v622h620" svg:viewBox="0 0 621 623">
          <text:p/>
        </draw:connector>
        <draw:custom-shape draw:style-name="gr141" draw:text-style-name="P68" xml:id="id514" draw:id="id514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28cm" svg:y2="10.452cm" draw:start-shape="id507" draw:start-glue-point="2" draw:end-shape="id514" draw:end-glue-point="3" svg:d="M16924 7863v2589h504" svg:viewBox="0 0 505 2590">
          <text:p/>
        </draw:connector>
        <draw:custom-shape draw:style-name="gr157" draw:text-style-name="P71" draw:layer="layout" svg:width="1.502cm" svg:height="5.535cm" draw:transform="skewX (0.000523598775598274) rotate (0.703367688553715) translate (17.511cm 5.31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9" xml:id="id490" draw:id="id490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2" draw:id="id492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3" draw:id="id493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4" draw:id="id494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495" draw:id="id495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835cm" svg:height="0.569cm" svg:x="7.454cm" svg:y="11.917cm">
          <draw:text-box>
            <text:p text:style-name="P21"><text:span text:style-name="T2">Style invalidated element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Downward/Upward invalidation simplifie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58" draw:text-style-name="P58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0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80" draw:layer="layout" svg:width="11.731cm" svg:height="0.786cm" svg:x="3.001cm" svg:y="4.513cm">
          <text:p text:style-name="P80"><text:span text:style-name="T11">.c</text:span><text:span text:style-name="T12">:has(</text:span><text:span text:style-name="T11"> ~ </text:span><text:span text:style-name="T13"><text:s/>.b <text:s text:c="6"/>.a</text:span><text:span text:style-name="T14">) <text:s text:c="2"/>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61" draw:text-style-name="P82" xml:id="id515" draw:id="id515" draw:layer="layout" svg:width="0.889cm" svg:height="0.88cm" svg:x="8.098cm" svg:y="12.308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8.086cm" svg:y1="12.72cm" svg:x2="6.936cm" svg:y2="12.72cm">
          <text:p/>
        </draw:line>
        <draw:custom-shape draw:style-name="gr162" draw:text-style-name="P82" xml:id="id517" draw:id="id517" draw:layer="layout" svg:width="0.889cm" svg:height="0.881cm" svg:x="8.095cm" svg:y="10.90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8.12cm" svg:y1="11.39cm" svg:x2="6.953cm" svg:y2="11.39cm">
          <text:p/>
        </draw:line>
        <draw:custom-shape draw:style-name="gr163" draw:text-style-name="P84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7" draw:layer="layout" draw:type="curve" draw:line-skew="0.889cm" svg:x1="8.987cm" svg:y1="12.748cm" svg:x2="10.187cm" svg:y2="8.449cm" draw:start-shape="id515" draw:start-glue-point="10" draw:end-shape="id516" draw:end-glue-point="10" svg:d="M8987 12748c3885 0 3285-4299 1200-4299" svg:viewBox="0 0 2845 4300">
          <text:p/>
        </draw:connector>
        <draw:connector draw:style-name="gr164" draw:text-style-name="P57" draw:layer="layout" draw:type="curve" svg:x1="8.539cm" svg:y1="10.906cm" svg:x2="6.683cm" svg:y2="8.887cm" draw:start-shape="id517" draw:start-glue-point="4" draw:end-shape="id518" draw:end-glue-point="8" svg:d="M8539 10906c0-1515-1856-506-1856-2019" svg:viewBox="0 0 1857 2020">
          <text:p/>
        </draw:connector>
        <draw:custom-shape draw:style-name="gr161" draw:text-style-name="P82" xml:id="id520" draw:id="id520" draw:layer="layout" svg:width="0.889cm" svg:height="0.88cm" svg:x="3.398cm" svg:y="12.287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522" draw:id="id522" draw:layer="layout" svg:width="0.889cm" svg:height="0.88cm" svg:x="3.398cm" svg:y="10.888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519" draw:id="id519" draw:layer="layout" svg:width="0.889cm" svg:height="0.88cm" svg:x="3.32cm" svg:y="7.989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2" xml:id="id518" draw:id="id518" draw:layer="layout" svg:width="0.889cm" svg:height="0.881cm" svg:x="6.239cm" svg:y="8.00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2" xml:id="id516" draw:id="id516" draw:layer="layout" svg:width="0.889cm" svg:height="0.88cm" svg:x="9.298cm" svg:y="8.009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svg:x1="4.209cm" svg:y1="8.429cm" svg:x2="6.239cm" svg:y2="8.447cm" draw:start-shape="id519" draw:start-glue-point="10" draw:end-shape="id518" draw:end-glue-point="6" svg:d="M4209 8429c1522 0 508 18 2030 18" svg:viewBox="0 0 2031 19">
          <text:p/>
        </draw:connector>
        <draw:connector draw:style-name="gr167" draw:text-style-name="P57" draw:layer="layout" draw:type="curve" svg:x1="7.128cm" svg:y1="8.447cm" svg:x2="9.298cm" svg:y2="8.449cm" draw:start-shape="id518" draw:start-glue-point="10" draw:end-shape="id516" draw:end-glue-point="6" svg:d="M7128 8447c1627 0 543 2 2170 2" svg:viewBox="0 0 2171 3">
          <text:p/>
        </draw:connector>
        <draw:connector draw:style-name="gr168" draw:text-style-name="P86" draw:layer="layout" draw:type="curve" draw:line-skew="1.141cm" svg:x1="4.157cm" svg:y1="12.416cm" svg:x2="7.334cm" svg:y2="8.565cm" draw:start-shape="id520" draw:start-glue-point="11" draw:end-shape="id521" draw:end-glue-point="8" svg:d="M4157 12416c0-1273 3177 652 3177-3851" svg:viewBox="0 0 3178 3852">
          <text:p/>
        </draw:connector>
        <draw:connector draw:style-name="gr168" draw:text-style-name="P86" draw:layer="layout" draw:type="curve" svg:x1="3.842cm" svg:y1="10.888cm" svg:x2="4.433cm" svg:y2="8.565cm" draw:start-shape="id522" draw:start-glue-point="4" draw:end-shape="id523" draw:end-glue-point="8" svg:d="M3842 10888c0-1743 591-582 591-2323" svg:viewBox="0 0 592 2324">
          <text:p/>
        </draw:connector>
        <draw:custom-shape draw:style-name="gr163" draw:text-style-name="P84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523" draw:id="id523" draw:layer="layout" svg:width="0.889cm" svg:height="0.889cm" svg:x="3.989cm" svg:y="7.6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521" draw:id="id521" draw:layer="layout" svg:width="0.889cm" svg:height="0.889cm" svg:x="6.89cm" svg:y="7.6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7" draw:layer="layout" svg:x1="3.566cm" svg:y1="5.387cm" svg:x2="3.738cm" svg:y2="7.938cm">
          <text:p/>
        </draw:line>
        <draw:line draw:style-name="gr170" draw:text-style-name="P87" draw:layer="layout" svg:x1="5.731cm" svg:y1="5.387cm" svg:x2="5.383cm" svg:y2="8.36cm">
          <text:p/>
        </draw:line>
        <draw:line draw:style-name="gr170" draw:text-style-name="P87" draw:layer="layout" svg:x1="6.695cm" svg:y1="5.387cm" svg:x2="6.695cm" svg:y2="8.006cm">
          <text:p/>
        </draw:line>
        <draw:line draw:style-name="gr170" draw:text-style-name="P87" draw:layer="layout" svg:x1="7.673cm" svg:y1="5.387cm" svg:x2="8.273cm" svg:y2="8.316cm">
          <text:p/>
        </draw:line>
        <draw:line draw:style-name="gr170" draw:text-style-name="P87" draw:layer="layout" svg:x1="8.652cm" svg:y1="5.387cm" svg:x2="9.496cm" svg:y2="8.004cm">
          <text:p/>
        </draw:line>
        <draw:custom-shape draw:style-name="gr171" draw:text-style-name="P88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8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89" draw:layer="layout" svg:width="10.287cm" svg:height="1.916cm" svg:x="15.529cm" svg:y="5.932cm">
          <draw:text-box>
            <text:p text:style-name="P21"><text:span text:style-name="T4">Extract features and relations</text:span><text:span text:style-name="T4"><text:line-break/></text:span><text:span text:style-name="T4">from compound selectors and combinators</text:span></text:p>
          </draw:text-box>
        </draw:frame>
        <draw:frame draw:style-name="gr174" draw:text-style-name="P89" draw:layer="layout" svg:width="9.363cm" svg:height="1.524cm" svg:x="15.53cm" svg:y="10.032cm">
          <draw:text-box>
            <text:p text:style-name="P21"><text:span text:style-name="T4">Build invalidation sets</text:span><text:span text:style-name="T4"><text:line-break/></text:span><text:span text:style-name="T4">with features and relations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Upward invalidation set building step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81" draw:text-style-name="P55" xml:id="id524" draw:id="id524" draw:layer="layout" svg:width="0.583cm" svg:height="0.59cm" svg:x="13.567cm" svg:y="3.03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25" draw:id="id525" draw:layer="layout" svg:width="0.582cm" svg:height="0.59cm" svg:x="14.404cm" svg:y="3.03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56" draw:layer="layout" svg:width="4.66cm" svg:height="0.786cm" svg:x="5.522cm" svg:y="2.921cm">
          <text:p text:style-name="P56"><text:span text:style-name="T8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77" draw:text-style-name="P56" draw:layer="layout" svg:width="4.66cm" svg:height="0.786cm" svg:x="5.478cm" svg:y="4.391cm">
          <text:p text:style-name="P56"><text:span text:style-name="T8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78" draw:text-style-name="P56" draw:layer="layout" svg:width="4.66cm" svg:height="0.786cm" svg:x="5.478cm" svg:y="5.658cm">
          <text:p text:style-name="P56"><text:span text:style-name="T8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6" draw:text-style-name="P55" xml:id="id526" draw:id="id526" draw:layer="layout" svg:width="0.582cm" svg:height="0.589cm" svg:x="13.535cm" svg:y="4.51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90" xml:id="id527" draw:id="id527" draw:layer="layout" svg:width="0.583cm" svg:height="0.589cm" svg:x="14.385cm" svg:y="4.51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xml:id="id528" draw:id="id528" draw:layer="layout" svg:width="0.583cm" svg:height="0.589cm" svg:x="13.136cm" svg:y="5.76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29" draw:id="id529" draw:layer="layout" svg:width="0.584cm" svg:height="0.589cm" svg:x="13.995cm" svg:y="5.76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30" draw:id="id530" draw:layer="layout" svg:width="0.583cm" svg:height="0.59cm" svg:x="14.814cm" svg:y="5.76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13.859cm" svg:y1="3.622cm" svg:x2="14.695cm" svg:y2="3.623cm" draw:start-shape="id524" draw:start-glue-point="8" draw:end-shape="id525" draw:end-glue-point="8" svg:d="M13859 3622c0 472 836 472 836 1" svg:viewBox="0 0 837 355">
          <text:p/>
        </draw:connector>
        <draw:connector draw:style-name="gr166" draw:text-style-name="P57" draw:layer="layout" draw:type="curve" draw:line-skew="0.188cm" svg:x1="13.826cm" svg:y1="4.513cm" svg:x2="14.677cm" svg:y2="4.514cm" draw:start-shape="id526" draw:start-glue-point="4" draw:end-shape="id527" draw:end-glue-point="4" svg:d="M13826 4513c0-471 851-471 851 1" svg:viewBox="0 0 852 355">
          <text:p/>
        </draw:connector>
        <draw:connector draw:style-name="gr166" draw:text-style-name="P57" draw:layer="layout" draw:type="curve" draw:line-skew="0.188cm" svg:x1="13.428cm" svg:y1="5.763cm" svg:x2="14.287cm" svg:y2="5.764cm" draw:start-shape="id528" draw:start-glue-point="4" draw:end-shape="id529" draw:end-glue-point="4" svg:d="M13428 5763c0-471 859-471 859 1" svg:viewBox="0 0 860 355">
          <text:p/>
        </draw:connector>
        <draw:connector draw:style-name="gr167" draw:text-style-name="P57" draw:layer="layout" draw:type="curve" draw:line-skew="-0.188cm" svg:x1="14.287cm" svg:y1="6.353cm" svg:x2="15.106cm" svg:y2="6.354cm" draw:start-shape="id529" draw:start-glue-point="8" draw:end-shape="id530" draw:end-glue-point="8" svg:d="M14287 6353c0 472 819 472 819 1" svg:viewBox="0 0 820 355">
          <text:p/>
        </draw:connector>
        <draw:custom-shape draw:style-name="gr89" draw:text-style-name="P58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21.667cm" svg:y="3.23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18.416cm" svg:y="3.228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21.678cm" svg:y="5.48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8.389cm" svg:y="5.45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098cm" svg:y="5.457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8.41cm" svg:y="4.18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21.679cm" svg:y="4.20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3cm" svg:height="0.59cm" svg:x="21.668cm" svg:y="6.43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8.39cm" svg:y="6.423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21.684cm" svg:y1="3.557cm" svg:x2="20.863cm" svg:y2="3.557cm">
          <text:p/>
        </draw:line>
        <draw:line draw:style-name="gr94" draw:text-style-name="P57" draw:layer="layout" svg:x1="21.669cm" svg:y1="5.76cm" svg:x2="20.86cm" svg:y2="5.76cm">
          <text:p/>
        </draw:line>
        <draw:custom-shape draw:style-name="gr76" draw:text-style-name="P61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64" draw:layer="layout" svg:width="2.991cm" svg:height="0.786cm" svg:x="12.702cm" svg:y="1.706cm">
          <text:p text:style-name="P64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181" draw:text-style-name="P64" draw:layer="layout" svg:width="4.127cm" svg:height="0.786cm" svg:x="18.108cm" svg:y="1.706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82" draw:text-style-name="P64" draw:layer="layout" svg:width="2.991cm" svg:height="0.786cm" svg:x="6.102cm" svg:y="1.706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183" draw:text-style-name="P56" draw:layer="layout" svg:width="4.66cm" svg:height="0.786cm" svg:x="5.479cm" svg:y="6.957cm">
          <text:p text:style-name="P56"><text:span text:style-name="T8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5" draw:text-style-name="P54" xml:id="id534" draw:id="id534" draw:layer="layout" svg:width="0.583cm" svg:height="0.589cm" svg:x="13.725cm" svg:y="7.06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33" draw:id="id533" draw:layer="layout" svg:width="0.584cm" svg:height="0.589cm" svg:x="14.584cm" svg:y="7.06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32" draw:id="id532" draw:layer="layout" svg:width="0.583cm" svg:height="0.59cm" svg:x="15.425cm" svg:y="7.06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0.168cm" svg:x1="13.129cm" svg:y1="7.651cm" svg:x2="15.717cm" svg:y2="7.653cm" draw:start-shape="id531" draw:start-glue-point="8" draw:end-shape="id532" draw:end-glue-point="8" svg:d="M13129 7651c0 1008 2588 1007 2588 2" svg:viewBox="0 0 2589 757">
          <text:p/>
        </draw:connector>
        <draw:custom-shape draw:style-name="gr76" draw:text-style-name="P61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5" xml:id="id531" draw:id="id531" draw:layer="layout" svg:width="0.583cm" svg:height="0.589cm" svg:x="12.837cm" svg:y="7.062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svg:x1="13.129cm" svg:y1="7.651cm" svg:x2="14.876cm" svg:y2="7.652cm" draw:start-shape="id531" draw:start-glue-point="8" draw:end-shape="id533" draw:end-glue-point="8" svg:d="M13129 7651c0 753 1747 752 1747 1" svg:viewBox="0 0 1748 566">
          <text:p/>
        </draw:connector>
        <draw:connector draw:style-name="gr167" draw:text-style-name="P57" draw:layer="layout" draw:type="curve" draw:line-skew="-0.168cm" svg:x1="13.129cm" svg:y1="7.651cm" svg:x2="14.017cm" svg:y2="7.651cm" draw:start-shape="id531" draw:start-glue-point="8" draw:end-shape="id534" draw:end-glue-point="8" svg:d="M13129 7651c0 499 888 499 888 0" svg:viewBox="0 0 889 375">
          <text:p/>
        </draw:connector>
        <draw:custom-shape draw:style-name="gr90" draw:text-style-name="P59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21.668cm" svg:y="7.37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8.39cm" svg:y="7.365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5.592cm" svg:y="8.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237cm" svg:height="0.569cm" svg:x="6.203cm" svg:y="8.901cm">
          <draw:text-box>
            <text:p text:style-name="P21"><text:span text:style-name="T2">Feature : Matches elements with class value ‘a’.</text:span></text:p>
          </draw:text-box>
        </draw:frame>
        <draw:custom-shape draw:style-name="gr81" draw:text-style-name="P55" draw:layer="layout" svg:width="0.582cm" svg:height="0.59cm" svg:x="5.571cm" svg:y="9.85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681cm" svg:height="0.569cm" svg:x="6.201cm" svg:y="9.878cm">
          <draw:text-box>
            <text:p text:style-name="P21"><text:span text:style-name="T2">Subject Feature : Matches elements with class value ‘a’. The matched element need to be invalidated</text:span></text:p>
          </draw:text-box>
        </draw:frame>
        <draw:custom-shape draw:style-name="gr85" draw:text-style-name="P54" xml:id="id537" draw:id="id537" draw:layer="layout" svg:width="0.583cm" svg:height="0.589cm" svg:x="5.513cm" svg:y="10.92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38" draw:id="id538" draw:layer="layout" svg:width="0.583cm" svg:height="0.589cm" svg:x="6.613cm" svg:y="10.92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5.142cm" svg:height="0.569cm" svg:x="7.226cm" svg:y="10.952cm">
          <draw:text-box>
            <text:p text:style-name="P21"><text:span text:style-name="T2">Preceding Sibling Relation : Can get elements with ‘b’ class from preceding siblings of an element with ‘a’ class</text:span></text:p>
          </draw:text-box>
        </draw:frame>
        <draw:custom-shape draw:style-name="gr85" draw:text-style-name="P54" xml:id="id535" draw:id="id535" draw:layer="layout" svg:width="0.583cm" svg:height="0.589cm" svg:x="5.523cm" svg:y="11.9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5.815cm" svg:y1="12.549cm" svg:x2="6.915cm" svg:y2="12.549cm" draw:start-shape="id535" draw:start-glue-point="8" draw:end-shape="id536" draw:end-glue-point="8" svg:d="M5815 12549c0 469 1100 469 1100 0" svg:viewBox="0 0 1101 353">
          <text:p/>
        </draw:connector>
        <draw:custom-shape draw:style-name="gr85" draw:text-style-name="P54" xml:id="id536" draw:id="id536" draw:layer="layout" svg:width="0.583cm" svg:height="0.589cm" svg:x="6.623cm" svg:y="11.96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4" draw:text-style-name="P63" draw:layer="layout" svg:width="13.408cm" svg:height="0.635cm" svg:x="7.236cm" svg:y="11.984cm">
          <draw:text-box>
            <text:p text:style-name="P40"><text:span text:style-name="T2">Ancestor Relation : Can get elements with ‘b’ class from ancestors of an element with ‘a’ class</text:span></text:p>
          </draw:text-box>
        </draw:frame>
        <draw:connector draw:style-name="gr166" draw:text-style-name="P57" draw:layer="layout" draw:type="curve" draw:line-skew="0.198cm" svg:x1="5.805cm" svg:y1="10.928cm" svg:x2="6.905cm" svg:y2="10.928cm" draw:start-shape="id537" draw:start-glue-point="4" draw:end-shape="id538" draw:end-glue-point="4" svg:d="M5805 10928c0-456 1100-456 1100 0" svg:viewBox="0 0 1101 343">
          <text:p/>
        </draw:connector>
        <draw:custom-shape draw:style-name="gr100" draw:text-style-name="P59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5" draw:text-style-name="P50" draw:layer="layout" svg:width="14.59cm" svg:height="1.205cm" svg:x="8.794cm" svg:y="14.113cm">
          <draw:text-box>
            <text:p text:style-name="P21"><text:span text:style-name="T2">Ancestor Invalidation Set : Matching features to the ancestors of an element with ‘a’ class.</text:span><text:span text:style-name="T2"><text:line-break/></text:span><text:span text:style-name="T2"> <text:s text:c="41"/>Can do the preceding sibling invalidation for the matched elements and features.</text:span></text:p>
          </draw:text-box>
        </draw:frame>
        <draw:custom-shape draw:style-name="gr80" draw:text-style-name="P54" draw:layer="layout" svg:width="0.583cm" svg:height="0.59cm" svg:x="8.137cm" svg:y="14.2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0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50" draw:layer="layout" svg:width="14.083cm" svg:height="0.887cm" svg:x="8.793cm" svg:y="13.157cm">
          <draw:text-box>
            <text:p text:style-name="P21"><text:span text:style-name="T2">Preceding Sibling Invalidation Set : Matching features to the preceding siblings of an element with ‘a’ class.</text:span></text:p>
          </draw:text-box>
        </draw:frame>
        <draw:custom-shape draw:style-name="gr80" draw:text-style-name="P54" draw:layer="layout" svg:width="0.583cm" svg:height="0.59cm" svg:x="8.136cm" svg:y="13.1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8.117cm" svg:y1="13.418cm" svg:x2="7.474cm" svg:y2="13.418cm">
          <text:p/>
        </draw:line>
        <draw:line draw:style-name="gr93" draw:text-style-name="P83" draw:layer="layout" svg:x1="21.685cm" svg:y1="4.502cm" svg:x2="20.864cm" svg:y2="4.502cm">
          <text:p/>
        </draw:line>
        <draw:line draw:style-name="gr94" draw:text-style-name="P57" draw:layer="layout" svg:x1="21.67cm" svg:y1="6.745cm" svg:x2="20.861cm" svg:y2="6.745cm">
          <text:p/>
        </draw:line>
        <draw:line draw:style-name="gr94" draw:text-style-name="P57" draw:layer="layout" svg:x1="21.671cm" svg:y1="7.685cm" svg:x2="20.862cm" svg:y2="7.685cm">
          <text:p/>
        </draw:line>
        <draw:line draw:style-name="gr94" draw:text-style-name="P57" draw:layer="layout" svg:x1="8.118cm" svg:y1="14.518cm" svg:x2="7.475cm" svg:y2="14.518cm">
          <text:p/>
        </draw:line>
        <draw:frame draw:style-name="gr103" draw:text-style-name="P65" draw:layer="layout" svg:width="27.991cm" svg:height="1.27cm" svg:x="0.007cm" svg:y="0.254cm">
          <draw:text-box>
            <text:p text:style-name="P14"><text:span text:style-name="T3">Build upward invalidation se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86" draw:text-style-name="P60" xml:id="id579" draw:id="id579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9" xml:id="id580" draw:id="id580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0" xml:id="id582" draw:id="id582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8" xml:id="id542" draw:id="id542" draw:layer="layout" svg:width="1.103cm" svg:height="0.368cm" svg:x="6.042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4" draw:id="id544" draw:layer="layout" svg:width="1.103cm" svg:height="0.368cm" svg:x="7.208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43" draw:id="id543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39" draw:id="id539" draw:layer="layout" svg:width="1.103cm" svg:height="0.368cm" svg:x="7.219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0" draw:id="id540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1" draw:id="id541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5" draw:id="id545" draw:layer="layout" svg:width="1.103cm" svg:height="0.368cm" svg:x="8.374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77cm" svg:y1="8.358cm" svg:x2="8.387cm" svg:y2="8.656cm" draw:start-shape="id539" draw:start-glue-point="2" draw:end-shape="id540" draw:end-glue-point="3" svg:d="M7770 8358v298h617" svg:viewBox="0 0 618 299">
          <text:p/>
        </draw:connector>
        <draw:connector draw:style-name="gr6" draw:text-style-name="P44" draw:layer="layout" svg:x1="7.77cm" svg:y1="8.358cm" svg:x2="8.374cm" svg:y2="9.138cm" draw:start-shape="id539" draw:start-glue-point="2" draw:end-shape="id541" draw:end-glue-point="3" svg:d="M7770 8358v780h604" svg:viewBox="0 0 605 781">
          <text:p/>
        </draw:connector>
        <draw:connector draw:style-name="gr6" draw:text-style-name="P44" draw:layer="layout" svg:x1="6.593cm" svg:y1="6.909cm" svg:x2="7.219cm" svg:y2="7.69cm" draw:start-shape="id542" draw:start-glue-point="2" draw:end-shape="id543" draw:end-glue-point="3" svg:d="M6593 6909v781h626" svg:viewBox="0 0 627 782">
          <text:p/>
        </draw:connector>
        <draw:connector draw:style-name="gr6" draw:text-style-name="P44" draw:layer="layout" svg:x1="6.593cm" svg:y1="6.909cm" svg:x2="7.208cm" svg:y2="7.207cm" draw:start-shape="id542" draw:start-glue-point="2" draw:end-shape="id544" draw:end-glue-point="3" svg:d="M6593 6909v298h615" svg:viewBox="0 0 616 299">
          <text:p/>
        </draw:connector>
        <draw:connector draw:style-name="gr6" draw:text-style-name="P44" draw:layer="layout" svg:x1="6.593cm" svg:y1="6.909cm" svg:x2="7.219cm" svg:y2="8.174cm" draw:start-shape="id542" draw:start-glue-point="2" draw:end-shape="id539" draw:end-glue-point="3" svg:d="M6593 6909v1265h626" svg:viewBox="0 0 627 1266">
          <text:p/>
        </draw:connector>
        <draw:connector draw:style-name="gr6" draw:text-style-name="P44" draw:layer="layout" svg:x1="7.77cm" svg:y1="8.358cm" svg:x2="8.374cm" svg:y2="9.622cm" draw:start-shape="id539" draw:start-glue-point="2" draw:end-shape="id545" draw:end-glue-point="3" svg:d="M7770 8358v1264h604" svg:viewBox="0 0 605 1265">
          <text:p/>
        </draw:connector>
        <draw:custom-shape draw:style-name="gr65" draw:text-style-name="P68" xml:id="id546" draw:id="id546" draw:layer="layout" svg:width="1.103cm" svg:height="0.368cm" svg:x="9.553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8.925cm" svg:y1="9.806cm" svg:x2="9.553cm" svg:y2="10.1cm" draw:start-shape="id545" draw:start-glue-point="2" draw:end-shape="id546" draw:end-glue-point="3" svg:d="M8925 9806v294h628" svg:viewBox="0 0 629 295">
          <text:p text:style-name="P14"><text:span text:style-name="T7"><text:s text:c="19"/></text:span></text:p>
        </draw:connector>
        <draw:custom-shape draw:style-name="gr65" draw:text-style-name="P68" xml:id="id548" draw:id="id548" draw:layer="layout" svg:width="1.103cm" svg:height="0.368cm" svg:x="9.555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547" draw:id="id547" draw:layer="layout" svg:width="1.103cm" svg:height="0.367cm" svg:x="9.558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9" draw:id="id549" draw:layer="layout" svg:width="1.103cm" svg:height="0.368cm" svg:x="10.873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8.925cm" svg:y1="9.806cm" svg:x2="9.558cm" svg:y2="11.047cm" draw:start-shape="id545" draw:start-glue-point="2" draw:end-shape="id547" draw:end-glue-point="3" svg:d="M8925 9806v1241h633" svg:viewBox="0 0 634 1242">
          <text:p/>
        </draw:connector>
        <draw:connector draw:style-name="gr6" draw:text-style-name="P44" draw:layer="layout" svg:x1="8.925cm" svg:y1="9.806cm" svg:x2="9.555cm" svg:y2="10.564cm" draw:start-shape="id545" draw:start-glue-point="2" draw:end-shape="id548" draw:end-glue-point="3" svg:d="M8925 9806v758h630" svg:viewBox="0 0 631 759">
          <text:p/>
        </draw:connector>
        <draw:connector draw:style-name="gr6" draw:text-style-name="P44" draw:layer="layout" svg:x1="10.109cm" svg:y1="11.231cm" svg:x2="10.873cm" svg:y2="11.531cm" draw:start-shape="id547" draw:start-glue-point="2" draw:end-shape="id549" draw:end-glue-point="3" svg:d="M10109 11231v300h764" svg:viewBox="0 0 765 301">
          <text:p/>
        </draw:connector>
        <draw:custom-shape draw:style-name="gr65" draw:text-style-name="P68" xml:id="id551" draw:id="id551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50" draw:id="id550" draw:layer="layout" svg:width="1.103cm" svg:height="0.367cm" svg:x="10.869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09cm" svg:y1="11.231cm" svg:x2="10.869cm" svg:y2="12.469cm" draw:start-shape="id547" draw:start-glue-point="2" draw:end-shape="id550" draw:end-glue-point="3" svg:d="M10109 11231v1238h760" svg:viewBox="0 0 761 1239">
          <text:p/>
        </draw:connector>
        <draw:connector draw:style-name="gr6" draw:text-style-name="P44" draw:layer="layout" svg:x1="10.109cm" svg:y1="11.231cm" svg:x2="10.861cm" svg:y2="11.986cm" draw:start-shape="id547" draw:start-glue-point="2" draw:end-shape="id551" draw:end-glue-point="3" svg:d="M10109 11231v755h752" svg:viewBox="0 0 753 756">
          <text:p/>
        </draw:connector>
        <draw:custom-shape draw:style-name="gr109" draw:text-style-name="P91" xml:id="id555" draw:id="id555" draw:layer="layout" svg:width="1.103cm" svg:height="0.368cm" svg:x="10.875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7" draw:id="id557" draw:layer="layout" svg:width="1.103cm" svg:height="0.368cm" svg:x="12.041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1" xml:id="id556" draw:id="id556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2" draw:id="id552" draw:layer="layout" svg:width="1.103cm" svg:height="0.368cm" svg:x="12.052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53" draw:id="id553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54" draw:id="id554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8" draw:id="id558" draw:layer="layout" svg:width="1.103cm" svg:height="0.368cm" svg:x="13.207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03cm" svg:y1="8.358cm" svg:x2="13.22cm" svg:y2="8.656cm" draw:start-shape="id552" draw:start-glue-point="2" draw:end-shape="id553" draw:end-glue-point="3" svg:d="M12603 8358v298h617" svg:viewBox="0 0 618 299">
          <text:p/>
        </draw:connector>
        <draw:connector draw:style-name="gr6" draw:text-style-name="P44" draw:layer="layout" svg:x1="12.603cm" svg:y1="8.358cm" svg:x2="13.207cm" svg:y2="9.138cm" draw:start-shape="id552" draw:start-glue-point="2" draw:end-shape="id554" draw:end-glue-point="3" svg:d="M12603 8358v780h604" svg:viewBox="0 0 605 781">
          <text:p/>
        </draw:connector>
        <draw:connector draw:style-name="gr6" draw:text-style-name="P44" draw:layer="layout" svg:x1="11.426cm" svg:y1="6.909cm" svg:x2="12.052cm" svg:y2="7.69cm" draw:start-shape="id555" draw:start-glue-point="2" draw:end-shape="id556" draw:end-glue-point="3" svg:d="M11426 6909v781h626" svg:viewBox="0 0 627 782">
          <text:p/>
        </draw:connector>
        <draw:connector draw:style-name="gr6" draw:text-style-name="P44" draw:layer="layout" svg:x1="11.426cm" svg:y1="6.909cm" svg:x2="12.041cm" svg:y2="7.207cm" draw:start-shape="id555" draw:start-glue-point="2" draw:end-shape="id557" draw:end-glue-point="3" svg:d="M11426 6909v298h615" svg:viewBox="0 0 616 299">
          <text:p/>
        </draw:connector>
        <draw:connector draw:style-name="gr6" draw:text-style-name="P44" draw:layer="layout" svg:x1="11.426cm" svg:y1="6.909cm" svg:x2="12.052cm" svg:y2="8.174cm" draw:start-shape="id555" draw:start-glue-point="2" draw:end-shape="id552" draw:end-glue-point="3" svg:d="M11426 6909v1265h626" svg:viewBox="0 0 627 1266">
          <text:p/>
        </draw:connector>
        <draw:connector draw:style-name="gr6" draw:text-style-name="P44" draw:layer="layout" svg:x1="12.603cm" svg:y1="8.358cm" svg:x2="13.207cm" svg:y2="9.622cm" draw:start-shape="id552" draw:start-glue-point="2" draw:end-shape="id558" draw:end-glue-point="3" svg:d="M12603 8358v1264h604" svg:viewBox="0 0 605 1265">
          <text:p/>
        </draw:connector>
        <draw:custom-shape draw:style-name="gr109" draw:text-style-name="P91" xml:id="id559" draw:id="id559" draw:layer="layout" svg:width="1.103cm" svg:height="0.368cm" svg:x="14.386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3.758cm" svg:y1="9.806cm" svg:x2="14.386cm" svg:y2="10.1cm" draw:start-shape="id558" draw:start-glue-point="2" draw:end-shape="id559" draw:end-glue-point="3" svg:d="M13758 9806v294h628" svg:viewBox="0 0 629 295">
          <text:p text:style-name="P14"><text:span text:style-name="T7"><text:s text:c="19"/></text:span></text:p>
        </draw:connector>
        <draw:custom-shape draw:style-name="gr109" draw:text-style-name="P91" xml:id="id561" draw:id="id561" draw:layer="layout" svg:width="1.103cm" svg:height="0.368cm" svg:x="14.388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1" xml:id="id560" draw:id="id560" draw:layer="layout" svg:width="1.103cm" svg:height="0.367cm" svg:x="14.391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2" draw:id="id562" draw:layer="layout" svg:width="1.103cm" svg:height="0.368cm" svg:x="15.706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758cm" svg:y1="9.806cm" svg:x2="14.391cm" svg:y2="11.047cm" draw:start-shape="id558" draw:start-glue-point="2" draw:end-shape="id560" draw:end-glue-point="3" svg:d="M13758 9806v1241h633" svg:viewBox="0 0 634 1242">
          <text:p/>
        </draw:connector>
        <draw:connector draw:style-name="gr6" draw:text-style-name="P44" draw:layer="layout" svg:x1="13.758cm" svg:y1="9.806cm" svg:x2="14.388cm" svg:y2="10.564cm" draw:start-shape="id558" draw:start-glue-point="2" draw:end-shape="id561" draw:end-glue-point="3" svg:d="M13758 9806v758h630" svg:viewBox="0 0 631 759">
          <text:p/>
        </draw:connector>
        <draw:connector draw:style-name="gr6" draw:text-style-name="P44" draw:layer="layout" svg:x1="14.942cm" svg:y1="11.231cm" svg:x2="15.706cm" svg:y2="11.531cm" draw:start-shape="id560" draw:start-glue-point="2" draw:end-shape="id562" draw:end-glue-point="3" svg:d="M14942 11231v300h764" svg:viewBox="0 0 765 301">
          <text:p/>
        </draw:connector>
        <draw:custom-shape draw:style-name="gr65" draw:text-style-name="P68" xml:id="id564" draw:id="id564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63" draw:id="id563" draw:layer="layout" svg:width="1.103cm" svg:height="0.367cm" svg:x="15.702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42cm" svg:y1="11.231cm" svg:x2="15.702cm" svg:y2="12.469cm" draw:start-shape="id560" draw:start-glue-point="2" draw:end-shape="id563" draw:end-glue-point="3" svg:d="M14942 11231v1238h760" svg:viewBox="0 0 761 1239">
          <text:p/>
        </draw:connector>
        <draw:connector draw:style-name="gr6" draw:text-style-name="P44" draw:layer="layout" svg:x1="14.942cm" svg:y1="11.231cm" svg:x2="15.694cm" svg:y2="11.986cm" draw:start-shape="id560" draw:start-glue-point="2" draw:end-shape="id564" draw:end-glue-point="3" svg:d="M14942 11231v755h752" svg:viewBox="0 0 753 756">
          <text:p/>
        </draw:connector>
        <draw:custom-shape draw:style-name="gr71" draw:text-style-name="P79" xml:id="id568" draw:id="id568" draw:layer="layout" svg:width="1.103cm" svg:height="0.368cm" svg:x="15.696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70" draw:id="id570" draw:layer="layout" svg:width="1.103cm" svg:height="0.368cm" svg:x="16.862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69" draw:id="id569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65" draw:id="id565" draw:layer="layout" svg:width="1.103cm" svg:height="0.368cm" svg:x="16.873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6" draw:id="id566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7" draw:id="id567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71" draw:id="id571" draw:layer="layout" svg:width="1.103cm" svg:height="0.368cm" svg:x="18.028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24cm" svg:y1="8.358cm" svg:x2="18.041cm" svg:y2="8.656cm" draw:start-shape="id565" draw:start-glue-point="2" draw:end-shape="id566" draw:end-glue-point="3" svg:d="M17424 8358v298h617" svg:viewBox="0 0 618 299">
          <text:p/>
        </draw:connector>
        <draw:connector draw:style-name="gr6" draw:text-style-name="P44" draw:layer="layout" svg:x1="17.424cm" svg:y1="8.358cm" svg:x2="18.028cm" svg:y2="9.138cm" draw:start-shape="id565" draw:start-glue-point="2" draw:end-shape="id567" draw:end-glue-point="3" svg:d="M17424 8358v780h604" svg:viewBox="0 0 605 781">
          <text:p/>
        </draw:connector>
        <draw:connector draw:style-name="gr6" draw:text-style-name="P44" draw:layer="layout" svg:x1="16.247cm" svg:y1="6.909cm" svg:x2="16.873cm" svg:y2="7.69cm" draw:start-shape="id568" draw:start-glue-point="2" draw:end-shape="id569" draw:end-glue-point="3" svg:d="M16247 6909v781h626" svg:viewBox="0 0 627 782">
          <text:p/>
        </draw:connector>
        <draw:connector draw:style-name="gr6" draw:text-style-name="P44" draw:layer="layout" svg:x1="16.247cm" svg:y1="6.909cm" svg:x2="16.862cm" svg:y2="7.207cm" draw:start-shape="id568" draw:start-glue-point="2" draw:end-shape="id570" draw:end-glue-point="3" svg:d="M16247 6909v298h615" svg:viewBox="0 0 616 299">
          <text:p/>
        </draw:connector>
        <draw:connector draw:style-name="gr6" draw:text-style-name="P44" draw:layer="layout" svg:x1="16.247cm" svg:y1="6.909cm" svg:x2="16.873cm" svg:y2="8.174cm" draw:start-shape="id568" draw:start-glue-point="2" draw:end-shape="id565" draw:end-glue-point="3" svg:d="M16247 6909v1265h626" svg:viewBox="0 0 627 1266">
          <text:p/>
        </draw:connector>
        <draw:connector draw:style-name="gr6" draw:text-style-name="P44" draw:layer="layout" svg:x1="17.424cm" svg:y1="8.358cm" svg:x2="18.028cm" svg:y2="9.622cm" draw:start-shape="id565" draw:start-glue-point="2" draw:end-shape="id571" draw:end-glue-point="3" svg:d="M17424 8358v1264h604" svg:viewBox="0 0 605 1265">
          <text:p/>
        </draw:connector>
        <draw:custom-shape draw:style-name="gr71" draw:text-style-name="P79" xml:id="id572" draw:id="id572" draw:layer="layout" svg:width="1.103cm" svg:height="0.368cm" svg:x="19.207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8.579cm" svg:y1="9.806cm" svg:x2="19.207cm" svg:y2="10.1cm" draw:start-shape="id571" draw:start-glue-point="2" draw:end-shape="id572" draw:end-glue-point="3" svg:d="M18579 9806v294h628" svg:viewBox="0 0 629 295">
          <text:p text:style-name="P14"><text:span text:style-name="T7"><text:s text:c="19"/></text:span></text:p>
        </draw:connector>
        <draw:custom-shape draw:style-name="gr65" draw:text-style-name="P68" xml:id="id574" draw:id="id574" draw:layer="layout" svg:width="1.103cm" svg:height="0.368cm" svg:x="19.209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73" draw:id="id573" draw:layer="layout" svg:width="1.103cm" svg:height="0.367cm" svg:x="19.212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75" draw:id="id575" draw:layer="layout" svg:width="1.103cm" svg:height="0.368cm" svg:x="20.527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79cm" svg:y1="9.806cm" svg:x2="19.212cm" svg:y2="11.047cm" draw:start-shape="id571" draw:start-glue-point="2" draw:end-shape="id573" draw:end-glue-point="3" svg:d="M18579 9806v1241h633" svg:viewBox="0 0 634 1242">
          <text:p/>
        </draw:connector>
        <draw:connector draw:style-name="gr6" draw:text-style-name="P44" draw:layer="layout" svg:x1="18.579cm" svg:y1="9.806cm" svg:x2="19.209cm" svg:y2="10.564cm" draw:start-shape="id571" draw:start-glue-point="2" draw:end-shape="id574" draw:end-glue-point="3" svg:d="M18579 9806v758h630" svg:viewBox="0 0 631 759">
          <text:p/>
        </draw:connector>
        <draw:connector draw:style-name="gr6" draw:text-style-name="P44" draw:layer="layout" svg:x1="19.763cm" svg:y1="11.231cm" svg:x2="20.527cm" svg:y2="11.531cm" draw:start-shape="id573" draw:start-glue-point="2" draw:end-shape="id575" draw:end-glue-point="3" svg:d="M19763 11231v300h764" svg:viewBox="0 0 765 301">
          <text:p/>
        </draw:connector>
        <draw:custom-shape draw:style-name="gr65" draw:text-style-name="P68" xml:id="id577" draw:id="id577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76" draw:id="id576" draw:layer="layout" svg:width="1.103cm" svg:height="0.367cm" svg:x="20.523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763cm" svg:y1="11.231cm" svg:x2="20.523cm" svg:y2="12.469cm" draw:start-shape="id573" draw:start-glue-point="2" draw:end-shape="id576" draw:end-glue-point="3" svg:d="M19763 11231v1238h760" svg:viewBox="0 0 761 1239">
          <text:p/>
        </draw:connector>
        <draw:connector draw:style-name="gr6" draw:text-style-name="P44" draw:layer="layout" svg:x1="19.763cm" svg:y1="11.231cm" svg:x2="20.515cm" svg:y2="11.986cm" draw:start-shape="id573" draw:start-glue-point="2" draw:end-shape="id577" draw:end-glue-point="3" svg:d="M19763 11231v755h752" svg:viewBox="0 0 753 756">
          <text:p/>
        </draw:connector>
        <draw:custom-shape draw:style-name="gr114" draw:text-style-name="P70" xml:id="id578" draw:id="id578" draw:layer="layout" svg:width="0.583cm" svg:height="0.59cm" svg:x="14.647cm" svg:y="10.77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581" draw:id="id581" draw:layer="layout" svg:width="0.583cm" svg:height="0.59cm" svg:x="12.291cm" svg:y="7.896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7" draw:layer="layout" draw:type="curve" draw:line-skew="-0.253cm" svg:x1="15.23cm" svg:y1="11.068cm" svg:x2="15.587cm" svg:y2="10.23cm" draw:start-shape="id578" draw:start-glue-point="10" draw:end-shape="id579" draw:end-glue-point="1" svg:d="M15230 11068c907 0 729-838 357-838" svg:viewBox="0 0 662 839">
          <text:p/>
        </draw:connector>
        <draw:connector draw:style-name="gr87" draw:text-style-name="P57" draw:layer="layout" draw:type="curve" svg:x1="14.647cm" svg:y1="11.068cm" svg:x2="14cm" svg:y2="10.089cm" draw:start-shape="id578" draw:start-glue-point="6" draw:end-shape="id580" draw:end-glue-point="1" svg:d="M14647 11068c-432 0-647-326-647-979" svg:viewBox="0 0 648 980">
          <text:p/>
        </draw:connector>
        <draw:connector draw:style-name="gr88" draw:text-style-name="P57" draw:layer="layout" draw:type="curve" draw:line-skew="-0.253cm" svg:x1="12.874cm" svg:y1="8.191cm" svg:x2="13.231cm" svg:y2="7.386cm" draw:start-shape="id581" draw:start-glue-point="10" draw:end-shape="id582" draw:end-glue-point="1" svg:d="M12874 8191c907 0 729-805 357-805" svg:viewBox="0 0 662 806">
          <text:p/>
        </draw:connector>
        <draw:custom-shape draw:style-name="gr65" draw:text-style-name="P68" xml:id="id586" draw:id="id586" draw:layer="layout" svg:width="1.103cm" svg:height="0.368cm" svg:x="1.219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8" draw:id="id588" draw:layer="layout" svg:width="1.103cm" svg:height="0.368cm" svg:x="2.385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87" draw:id="id587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3" draw:id="id583" draw:layer="layout" svg:width="1.103cm" svg:height="0.368cm" svg:x="2.396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4" draw:id="id584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5" draw:id="id585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9" draw:id="id589" draw:layer="layout" svg:width="1.103cm" svg:height="0.368cm" svg:x="3.551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.947cm" svg:y1="8.358cm" svg:x2="3.564cm" svg:y2="8.656cm" draw:start-shape="id583" draw:start-glue-point="2" draw:end-shape="id584" draw:end-glue-point="3" svg:d="M2947 8358v298h617" svg:viewBox="0 0 618 299">
          <text:p/>
        </draw:connector>
        <draw:connector draw:style-name="gr6" draw:text-style-name="P44" draw:layer="layout" svg:x1="2.947cm" svg:y1="8.358cm" svg:x2="3.551cm" svg:y2="9.138cm" draw:start-shape="id583" draw:start-glue-point="2" draw:end-shape="id585" draw:end-glue-point="3" svg:d="M2947 8358v780h604" svg:viewBox="0 0 605 781">
          <text:p/>
        </draw:connector>
        <draw:connector draw:style-name="gr6" draw:text-style-name="P44" draw:layer="layout" svg:x1="1.77cm" svg:y1="6.909cm" svg:x2="2.396cm" svg:y2="7.69cm" draw:start-shape="id586" draw:start-glue-point="2" draw:end-shape="id587" draw:end-glue-point="3" svg:d="M1770 6909v781h626" svg:viewBox="0 0 627 782">
          <text:p/>
        </draw:connector>
        <draw:connector draw:style-name="gr6" draw:text-style-name="P44" draw:layer="layout" svg:x1="1.77cm" svg:y1="6.909cm" svg:x2="2.385cm" svg:y2="7.207cm" draw:start-shape="id586" draw:start-glue-point="2" draw:end-shape="id588" draw:end-glue-point="3" svg:d="M1770 6909v298h615" svg:viewBox="0 0 616 299">
          <text:p/>
        </draw:connector>
        <draw:connector draw:style-name="gr6" draw:text-style-name="P44" draw:layer="layout" svg:x1="1.77cm" svg:y1="6.909cm" svg:x2="2.396cm" svg:y2="8.174cm" draw:start-shape="id586" draw:start-glue-point="2" draw:end-shape="id583" draw:end-glue-point="3" svg:d="M1770 6909v1265h626" svg:viewBox="0 0 627 1266">
          <text:p/>
        </draw:connector>
        <draw:connector draw:style-name="gr6" draw:text-style-name="P44" draw:layer="layout" svg:x1="2.947cm" svg:y1="8.358cm" svg:x2="3.551cm" svg:y2="9.622cm" draw:start-shape="id583" draw:start-glue-point="2" draw:end-shape="id589" draw:end-glue-point="3" svg:d="M2947 8358v1264h604" svg:viewBox="0 0 605 1265">
          <text:p/>
        </draw:connector>
        <draw:custom-shape draw:style-name="gr65" draw:text-style-name="P68" xml:id="id590" draw:id="id590" draw:layer="layout" svg:width="1.103cm" svg:height="0.368cm" svg:x="4.73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4.102cm" svg:y1="9.806cm" svg:x2="4.73cm" svg:y2="10.1cm" draw:start-shape="id589" draw:start-glue-point="2" draw:end-shape="id590" draw:end-glue-point="3" svg:d="M4102 9806v294h628" svg:viewBox="0 0 629 295">
          <text:p text:style-name="P14"><text:span text:style-name="T7"><text:s text:c="19"/></text:span></text:p>
        </draw:connector>
        <draw:custom-shape draw:style-name="gr65" draw:text-style-name="P68" xml:id="id592" draw:id="id592" draw:layer="layout" svg:width="1.103cm" svg:height="0.368cm" svg:x="4.732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91" draw:id="id591" draw:layer="layout" svg:width="1.103cm" svg:height="0.367cm" svg:x="4.735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3" draw:id="id593" draw:layer="layout" svg:width="1.103cm" svg:height="0.368cm" svg:x="6.05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102cm" svg:y1="9.806cm" svg:x2="4.735cm" svg:y2="11.047cm" draw:start-shape="id589" draw:start-glue-point="2" draw:end-shape="id591" draw:end-glue-point="3" svg:d="M4102 9806v1241h633" svg:viewBox="0 0 634 1242">
          <text:p/>
        </draw:connector>
        <draw:connector draw:style-name="gr6" draw:text-style-name="P44" draw:layer="layout" svg:x1="4.102cm" svg:y1="9.806cm" svg:x2="4.732cm" svg:y2="10.564cm" draw:start-shape="id589" draw:start-glue-point="2" draw:end-shape="id592" draw:end-glue-point="3" svg:d="M4102 9806v758h630" svg:viewBox="0 0 631 759">
          <text:p/>
        </draw:connector>
        <draw:connector draw:style-name="gr6" draw:text-style-name="P44" draw:layer="layout" svg:x1="5.286cm" svg:y1="11.231cm" svg:x2="6.05cm" svg:y2="11.531cm" draw:start-shape="id591" draw:start-glue-point="2" draw:end-shape="id593" draw:end-glue-point="3" svg:d="M5286 11231v300h764" svg:viewBox="0 0 765 301">
          <text:p/>
        </draw:connector>
        <draw:custom-shape draw:style-name="gr65" draw:text-style-name="P68" xml:id="id595" draw:id="id595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94" draw:id="id594" draw:layer="layout" svg:width="1.103cm" svg:height="0.367cm" svg:x="6.046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286cm" svg:y1="11.231cm" svg:x2="6.046cm" svg:y2="12.469cm" draw:start-shape="id591" draw:start-glue-point="2" draw:end-shape="id594" draw:end-glue-point="3" svg:d="M5286 11231v1238h760" svg:viewBox="0 0 761 1239">
          <text:p/>
        </draw:connector>
        <draw:connector draw:style-name="gr6" draw:text-style-name="P44" draw:layer="layout" svg:x1="5.286cm" svg:y1="11.231cm" svg:x2="6.038cm" svg:y2="11.986cm" draw:start-shape="id591" draw:start-glue-point="2" draw:end-shape="id595" draw:end-glue-point="3" svg:d="M5286 11231v755h752" svg:viewBox="0 0 753 756">
          <text:p/>
        </draw:connector>
        <draw:custom-shape draw:style-name="gr28" draw:text-style-name="P48" xml:id="id599" draw:id="id599" draw:layer="layout" svg:width="1.103cm" svg:height="0.368cm" svg:x="20.541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601" draw:id="id601" draw:layer="layout" svg:width="1.103cm" svg:height="0.368cm" svg:x="21.707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0" draw:id="id600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596" draw:id="id596" draw:layer="layout" svg:width="1.103cm" svg:height="0.368cm" svg:x="21.718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7" draw:id="id597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8" draw:id="id598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602" draw:id="id602" draw:layer="layout" svg:width="1.103cm" svg:height="0.368cm" svg:x="22.873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269cm" svg:y1="8.358cm" svg:x2="22.886cm" svg:y2="8.656cm" draw:start-shape="id596" draw:start-glue-point="2" draw:end-shape="id597" draw:end-glue-point="3" svg:d="M22269 8358v298h617" svg:viewBox="0 0 618 299">
          <text:p/>
        </draw:connector>
        <draw:connector draw:style-name="gr6" draw:text-style-name="P44" draw:layer="layout" svg:x1="22.269cm" svg:y1="8.358cm" svg:x2="22.873cm" svg:y2="9.138cm" draw:start-shape="id596" draw:start-glue-point="2" draw:end-shape="id598" draw:end-glue-point="3" svg:d="M22269 8358v780h604" svg:viewBox="0 0 605 781">
          <text:p/>
        </draw:connector>
        <draw:connector draw:style-name="gr6" draw:text-style-name="P44" draw:layer="layout" svg:x1="21.092cm" svg:y1="6.909cm" svg:x2="21.718cm" svg:y2="7.69cm" draw:start-shape="id599" draw:start-glue-point="2" draw:end-shape="id600" draw:end-glue-point="3" svg:d="M21092 6909v781h626" svg:viewBox="0 0 627 782">
          <text:p/>
        </draw:connector>
        <draw:connector draw:style-name="gr6" draw:text-style-name="P44" draw:layer="layout" svg:x1="21.092cm" svg:y1="6.909cm" svg:x2="21.707cm" svg:y2="7.207cm" draw:start-shape="id599" draw:start-glue-point="2" draw:end-shape="id601" draw:end-glue-point="3" svg:d="M21092 6909v298h615" svg:viewBox="0 0 616 299">
          <text:p/>
        </draw:connector>
        <draw:connector draw:style-name="gr6" draw:text-style-name="P44" draw:layer="layout" svg:x1="21.092cm" svg:y1="6.909cm" svg:x2="21.718cm" svg:y2="8.174cm" draw:start-shape="id599" draw:start-glue-point="2" draw:end-shape="id596" draw:end-glue-point="3" svg:d="M21092 6909v1265h626" svg:viewBox="0 0 627 1266">
          <text:p/>
        </draw:connector>
        <draw:connector draw:style-name="gr6" draw:text-style-name="P44" draw:layer="layout" svg:x1="22.269cm" svg:y1="8.358cm" svg:x2="22.873cm" svg:y2="9.622cm" draw:start-shape="id596" draw:start-glue-point="2" draw:end-shape="id602" draw:end-glue-point="3" svg:d="M22269 8358v1264h604" svg:viewBox="0 0 605 1265">
          <text:p/>
        </draw:connector>
        <draw:custom-shape draw:style-name="gr28" draw:text-style-name="P48" xml:id="id603" draw:id="id603" draw:layer="layout" svg:width="1.103cm" svg:height="0.368cm" svg:x="24.052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3.424cm" svg:y1="9.806cm" svg:x2="24.052cm" svg:y2="10.1cm" draw:start-shape="id602" draw:start-glue-point="2" draw:end-shape="id603" draw:end-glue-point="3" svg:d="M23424 9806v294h628" svg:viewBox="0 0 629 295">
          <text:p text:style-name="P14"><text:span text:style-name="T7"><text:s text:c="19"/></text:span></text:p>
        </draw:connector>
        <draw:custom-shape draw:style-name="gr65" draw:text-style-name="P68" xml:id="id605" draw:id="id605" draw:layer="layout" svg:width="1.103cm" svg:height="0.368cm" svg:x="24.054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4" draw:id="id604" draw:layer="layout" svg:width="1.103cm" svg:height="0.367cm" svg:x="24.057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606" draw:id="id606" draw:layer="layout" svg:width="1.103cm" svg:height="0.368cm" svg:x="25.372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424cm" svg:y1="9.806cm" svg:x2="24.057cm" svg:y2="11.047cm" draw:start-shape="id602" draw:start-glue-point="2" draw:end-shape="id604" draw:end-glue-point="3" svg:d="M23424 9806v1241h633" svg:viewBox="0 0 634 1242">
          <text:p/>
        </draw:connector>
        <draw:connector draw:style-name="gr6" draw:text-style-name="P44" draw:layer="layout" svg:x1="23.424cm" svg:y1="9.806cm" svg:x2="24.054cm" svg:y2="10.564cm" draw:start-shape="id602" draw:start-glue-point="2" draw:end-shape="id605" draw:end-glue-point="3" svg:d="M23424 9806v758h630" svg:viewBox="0 0 631 759">
          <text:p/>
        </draw:connector>
        <draw:connector draw:style-name="gr6" draw:text-style-name="P44" draw:layer="layout" svg:x1="24.608cm" svg:y1="11.231cm" svg:x2="25.372cm" svg:y2="11.531cm" draw:start-shape="id604" draw:start-glue-point="2" draw:end-shape="id606" draw:end-glue-point="3" svg:d="M24608 11231v300h764" svg:viewBox="0 0 765 301">
          <text:p/>
        </draw:connector>
        <draw:custom-shape draw:style-name="gr65" draw:text-style-name="P68" xml:id="id608" draw:id="id608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7" draw:id="id607" draw:layer="layout" svg:width="1.103cm" svg:height="0.367cm" svg:x="25.368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08cm" svg:y1="11.231cm" svg:x2="25.368cm" svg:y2="12.469cm" draw:start-shape="id604" draw:start-glue-point="2" draw:end-shape="id607" draw:end-glue-point="3" svg:d="M24608 11231v1238h760" svg:viewBox="0 0 761 1239">
          <text:p/>
        </draw:connector>
        <draw:connector draw:style-name="gr6" draw:text-style-name="P44" draw:layer="layout" svg:x1="24.608cm" svg:y1="11.231cm" svg:x2="25.36cm" svg:y2="11.986cm" draw:start-shape="id604" draw:start-glue-point="2" draw:end-shape="id608" draw:end-glue-point="3" svg:d="M24608 11231v755h752" svg:viewBox="0 0 753 756">
          <text:p/>
        </draw:connector>
        <draw:custom-shape draw:style-name="gr75" draw:text-style-name="P47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4.367cm" svg:y="13.272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835cm" svg:height="0.569cm" svg:x="15.467cm" svg:y="13.273cm">
          <draw:text-box>
            <text:p text:style-name="P21"><text:span text:style-name="T2">Style invalidated element</text:span></text:p>
          </draw:text-box>
        </draw:frame>
        <draw:frame draw:style-name="gr79" draw:text-style-name="P50" draw:layer="layout" svg:width="3.387cm" svg:height="0.569cm" svg:x="21.468cm" svg:y="13.274cm">
          <draw:text-box>
            <text:p text:style-name="P21"><text:span text:style-name="T2">Subject element</text:span></text:p>
          </draw:text-box>
        </draw:frame>
        <draw:custom-shape draw:style-name="gr109" draw:text-style-name="P67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78cm" svg:height="0.569cm" svg:x="9.268cm" svg:y="13.273cm">
          <draw:text-box>
            <text:p text:style-name="P21"><text:span text:style-name="T2">Feature matching element</text:span></text:p>
          </draw:text-box>
        </draw:frame>
        <draw:custom-shape draw:style-name="gr76" draw:text-style-name="P14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3" draw:text-style-name="P65" draw:layer="layout" svg:width="27.991cm" svg:height="1.27cm" svg:x="0.008cm" svg:y="0.254cm">
          <draw:text-box>
            <text:p text:style-name="P14"><text:span text:style-name="T3">Upward invalidati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69" draw:text-style-name="P84" xml:id="id615" draw:id="id615" draw:layer="layout" svg:width="0.889cm" svg:height="0.889cm" svg:x="11.99cm" svg:y="9.2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617" draw:id="id617" draw:layer="layout" svg:width="0.889cm" svg:height="0.889cm" svg:x="9.089cm" svg:y="9.2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80" draw:layer="layout" svg:width="11.731cm" svg:height="0.786cm" svg:x="8.101cm" svg:y="3.013cm">
          <text:p text:style-name="P80"><text:span text:style-name="T11">C.c</text:span><text:span text:style-name="T12">:has(</text:span><text:span text:style-name="T11"> ~ </text:span><text:span text:style-name="T13"><text:s/>B.b <text:s text:c="6"/>A.a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58" draw:text-style-name="P58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0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82" xml:id="id609" draw:id="id609" draw:layer="layout" svg:width="0.889cm" svg:height="0.88cm" svg:x="13.198cm" svg:y="14.008cm">
          <text:p text:style-name="P81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3.186cm" svg:y1="14.42cm" svg:x2="12.036cm" svg:y2="14.42cm">
          <text:p/>
        </draw:line>
        <draw:custom-shape draw:style-name="gr162" draw:text-style-name="P82" xml:id="id611" draw:id="id611" draw:layer="layout" svg:width="0.889cm" svg:height="0.881cm" svg:x="13.195cm" svg:y="12.606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3.22cm" svg:y1="13.09cm" svg:x2="12.053cm" svg:y2="13.09cm">
          <text:p/>
        </draw:line>
        <draw:custom-shape draw:style-name="gr190" draw:text-style-name="P84" xml:id="id632" draw:id="id632" draw:layer="layout" svg:width="0.711cm" svg:height="0.711cm" svg:x="13.355cm" svg:y="3.054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30" draw:id="id630" draw:layer="layout" svg:width="0.711cm" svg:height="0.711cm" svg:x="11.011cm" svg:y="3.02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2" xml:id="id618" draw:id="id618" draw:layer="layout" svg:width="0.889cm" svg:height="0.889cm" svg:x="8.025cm" svg:y="6.298cm">
          <text:p text:style-name="P81"><text:span text:style-name="T4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7" draw:layer="layout" draw:type="curve" draw:line-skew="0.889cm" svg:x1="14.087cm" svg:y1="14.448cm" svg:x2="15.287cm" svg:y2="10.049cm" draw:start-shape="id609" draw:start-glue-point="10" draw:end-shape="id610" draw:end-glue-point="10" svg:d="M14087 14448c3885 0 3285-4399 1200-4399" svg:viewBox="0 0 2845 4400">
          <text:p/>
        </draw:connector>
        <draw:connector draw:style-name="gr164" draw:text-style-name="P57" draw:layer="layout" draw:type="curve" svg:x1="13.639cm" svg:y1="12.606cm" svg:x2="11.783cm" svg:y2="10.487cm" draw:start-shape="id611" draw:start-glue-point="4" draw:end-shape="id612" draw:end-glue-point="8" svg:d="M13639 12606c0-1590-1856-531-1856-2119" svg:viewBox="0 0 1857 2120">
          <text:p/>
        </draw:connector>
        <draw:custom-shape draw:style-name="gr161" draw:text-style-name="P82" xml:id="id614" draw:id="id614" draw:layer="layout" svg:width="0.889cm" svg:height="0.88cm" svg:x="8.498cm" svg:y="13.987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616" draw:id="id616" draw:layer="layout" svg:width="0.889cm" svg:height="0.88cm" svg:x="8.498cm" svg:y="12.588cm">
          <text:p text:style-name="P81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613" draw:id="id613" draw:layer="layout" svg:width="0.889cm" svg:height="0.88cm" svg:x="8.42cm" svg:y="9.589cm">
          <text:p text:style-name="P81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2" xml:id="id612" draw:id="id612" draw:layer="layout" svg:width="0.889cm" svg:height="0.881cm" svg:x="11.339cm" svg:y="9.606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2" xml:id="id610" draw:id="id610" draw:layer="layout" svg:width="0.889cm" svg:height="0.88cm" svg:x="14.398cm" svg:y="9.609cm">
          <text:p text:style-name="P81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xml:id="id631" draw:id="id631" draw:layer="layout" draw:type="curve" svg:x1="9.309cm" svg:y1="10.029cm" svg:x2="11.339cm" svg:y2="10.047cm" draw:start-shape="id613" draw:start-glue-point="10" draw:end-shape="id612" draw:end-glue-point="6" svg:d="M9309 10029c1522 0 508 18 2030 18" svg:viewBox="0 0 2031 19">
          <text:p/>
        </draw:connector>
        <draw:connector draw:style-name="gr167" draw:text-style-name="P57" xml:id="id633" draw:id="id633" draw:layer="layout" draw:type="curve" svg:x1="12.228cm" svg:y1="10.047cm" svg:x2="14.398cm" svg:y2="10.049cm" draw:start-shape="id612" draw:start-glue-point="10" draw:end-shape="id610" draw:end-glue-point="6" svg:d="M12228 10047c1627 0 543 2 2170 2" svg:viewBox="0 0 2171 3">
          <text:p/>
        </draw:connector>
        <draw:connector draw:style-name="gr168" draw:text-style-name="P86" draw:layer="layout" draw:type="curve" draw:line-skew="0.819cm" svg:x1="9.257cm" svg:y1="14.116cm" svg:x2="12.434cm" svg:y2="10.165cm" draw:start-shape="id614" draw:start-glue-point="11" draw:end-shape="id615" draw:end-glue-point="8" svg:d="M9257 14116c0-1831 3177 144 3177-3951" svg:viewBox="0 0 3178 3952">
          <text:p/>
        </draw:connector>
        <draw:connector draw:style-name="gr168" draw:text-style-name="P86" draw:layer="layout" draw:type="curve" svg:x1="8.942cm" svg:y1="12.588cm" svg:x2="9.533cm" svg:y2="10.165cm" draw:start-shape="id616" draw:start-glue-point="4" draw:end-shape="id617" draw:end-glue-point="8" svg:d="M8942 12588c0-1816 591-605 591-2423" svg:viewBox="0 0 592 2424">
          <text:p/>
        </draw:connector>
        <draw:custom-shape draw:style-name="gr191" draw:text-style-name="P92" xml:id="id620" draw:id="id620" draw:layer="layout" svg:width="0.889cm" svg:height="0.889cm" svg:x="11.001cm" svg:y="6.298cm">
          <text:p text:style-name="P81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2" xml:id="id622" draw:id="id622" draw:layer="layout" svg:width="0.889cm" svg:height="0.889cm" svg:x="15.063cm" svg:y="6.298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88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8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93" draw:layer="layout" svg:width="7.087cm" svg:height="1.916cm" svg:x="20.829cm" svg:y="5.732cm">
          <draw:text-box>
            <text:p text:style-name="P21"><text:span text:style-name="T16">Extract compound features and relations from compound selectors and combinators</text:span></text:p>
          </draw:text-box>
        </draw:frame>
        <draw:frame draw:style-name="gr174" draw:text-style-name="P89" draw:layer="layout" svg:width="6.578cm" svg:height="1.524cm" svg:x="20.83cm" svg:y="11.82cm">
          <draw:text-box>
            <text:p text:style-name="P21"><text:span text:style-name="T4">Build invalidation sets</text:span><text:span text:style-name="T4"><text:line-break/></text:span><text:span text:style-name="T4">with features and relations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Extract compound feature</text:span></text:p>
          </draw:text-box>
        </draw:frame>
        <draw:connector draw:style-name="gr193" draw:text-style-name="P87" draw:layer="layout" draw:type="line" svg:x1="8.469cm" svg:y1="7.187cm" svg:x2="8.55cm" svg:y2="9.718cm" draw:start-shape="id618" draw:start-glue-point="8" draw:end-shape="id613" draw:end-glue-point="5" svg:d="M8469 7187l81 2531" svg:viewBox="0 0 82 2532">
          <text:p/>
        </draw:connector>
        <draw:connector draw:style-name="gr170" draw:text-style-name="P87" draw:layer="layout" draw:type="line" svg:x1="8.558cm" svg:y1="3.754cm" svg:x2="8.469cm" svg:y2="6.298cm" draw:start-shape="id619" draw:start-glue-point="8" draw:end-shape="id618" draw:end-glue-point="4" svg:d="M8558 3754l-89 2544" svg:viewBox="0 0 90 2545">
          <text:p/>
        </draw:connector>
        <draw:connector draw:style-name="gr193" draw:text-style-name="P87" draw:layer="layout" draw:type="line" svg:x1="11.445cm" svg:y1="7.187cm" svg:x2="11.469cm" svg:y2="9.735cm" draw:start-shape="id620" draw:start-glue-point="8" draw:end-shape="id612" draw:end-glue-point="5" svg:d="M11445 7187l24 2548" svg:viewBox="0 0 25 2549">
          <text:p/>
        </draw:connector>
        <draw:connector draw:style-name="gr170" draw:text-style-name="P94" draw:layer="layout" draw:type="line" svg:x1="15.176cm" svg:y1="3.74cm" svg:x2="15.507cm" svg:y2="6.298cm" draw:start-shape="id621" draw:start-glue-point="8" draw:end-shape="id622" draw:end-glue-point="4" svg:d="M15176 3740l331 2558" svg:viewBox="0 0 332 2559">
          <text:p/>
        </draw:connector>
        <draw:connector draw:style-name="gr193" draw:text-style-name="P87" draw:layer="layout" draw:type="line" svg:x1="15.507cm" svg:y1="7.187cm" svg:x2="15.157cm" svg:y2="9.738cm" draw:start-shape="id622" draw:start-glue-point="8" draw:end-shape="id610" draw:end-glue-point="11" svg:d="M15507 7187l-350 2551" svg:viewBox="0 0 351 2552">
          <text:p/>
        </draw:connector>
        <draw:custom-shape draw:style-name="gr191" draw:text-style-name="P92" xml:id="id623" draw:id="id623" draw:layer="layout" svg:width="0.889cm" svg:height="0.889cm" svg:x="11.957cm" svg:y="6.298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2.401cm" svg:y1="7.187cm" svg:x2="12.098cm" svg:y2="9.735cm" draw:start-shape="id623" draw:start-glue-point="8" draw:end-shape="id612" draw:end-glue-point="11" svg:d="M12401 7187l-303 2548" svg:viewBox="0 0 304 2549">
          <text:p/>
        </draw:connector>
        <draw:custom-shape draw:style-name="gr191" draw:text-style-name="P92" xml:id="id624" draw:id="id624" draw:layer="layout" svg:width="0.889cm" svg:height="0.889cm" svg:x="9.003cm" svg:y="6.298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9.447cm" svg:y1="7.187cm" svg:x2="9.179cm" svg:y2="9.718cm" draw:start-shape="id624" draw:start-glue-point="8" draw:end-shape="id613" draw:end-glue-point="11" svg:d="M9447 7187l-268 2531" svg:viewBox="0 0 269 2532">
          <text:p/>
        </draw:connector>
        <draw:connector draw:style-name="gr170" draw:text-style-name="P87" draw:layer="layout" draw:type="line" svg:x1="9.18cm" svg:y1="3.754cm" svg:x2="9.447cm" svg:y2="6.298cm" draw:start-shape="id625" draw:start-glue-point="8" draw:end-shape="id624" draw:end-glue-point="4" svg:d="M9180 3754l267 2544" svg:viewBox="0 0 268 2545">
          <text:p/>
        </draw:connector>
        <draw:connector draw:style-name="gr170" draw:text-style-name="P87" draw:layer="layout" draw:type="line" svg:x1="12.168cm" svg:y1="3.742cm" svg:x2="11.445cm" svg:y2="6.298cm" draw:start-shape="id626" draw:start-glue-point="8" draw:end-shape="id620" draw:end-glue-point="4" svg:d="M12168 3742l-723 2556" svg:viewBox="0 0 724 2557">
          <text:p/>
        </draw:connector>
        <draw:connector draw:style-name="gr170" draw:text-style-name="P87" draw:layer="layout" draw:type="line" svg:x1="12.779cm" svg:y1="3.764cm" svg:x2="12.401cm" svg:y2="6.298cm" draw:start-shape="id627" draw:start-glue-point="8" draw:end-shape="id623" draw:end-glue-point="4" svg:d="M12779 3764l-378 2534" svg:viewBox="0 0 379 2535">
          <text:p/>
        </draw:connector>
        <draw:custom-shape draw:style-name="gr191" draw:text-style-name="P92" xml:id="id628" draw:id="id628" draw:layer="layout" svg:width="0.889cm" svg:height="0.889cm" svg:x="14.063cm" svg:y="6.298cm">
          <text:p text:style-name="P81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4.507cm" svg:y1="7.187cm" svg:x2="14.528cm" svg:y2="9.738cm" draw:start-shape="id628" draw:start-glue-point="8" draw:end-shape="id610" draw:end-glue-point="5" svg:d="M14507 7187l21 2551" svg:viewBox="0 0 22 2552">
          <text:p/>
        </draw:connector>
        <draw:connector draw:style-name="gr170" draw:text-style-name="P94" draw:layer="layout" draw:type="line" svg:x1="14.535cm" svg:y1="3.744cm" svg:x2="14.507cm" svg:y2="6.298cm" draw:start-shape="id629" draw:start-glue-point="8" draw:end-shape="id628" draw:end-glue-point="4" svg:d="M14535 3744l-28 2554" svg:viewBox="0 0 29 2555">
          <text:p/>
        </draw:connector>
        <draw:connector draw:style-name="gr170" draw:text-style-name="P87" draw:layer="layout" draw:type="curve" draw:line-skew="-1.249cm" svg:x1="11.367cm" svg:y1="3.74cm" svg:x2="10.324cm" svg:y2="10.038cm" draw:start-shape="id630" draw:start-glue-point="8" draw:end-shape="id631" draw:end-glue-point="0" svg:d="M11367 3740c0 2731-1043-417-1043 6298" svg:viewBox="0 0 1044 6299">
          <text:p/>
        </draw:connector>
        <draw:connector draw:style-name="gr170" draw:text-style-name="P87" draw:layer="layout" draw:type="curve" draw:line-skew="-0.877cm" svg:x1="13.711cm" svg:y1="3.765cm" svg:x2="13.313cm" svg:y2="10.048cm" draw:start-shape="id632" draw:start-glue-point="8" draw:end-shape="id633" draw:end-glue-point="0" svg:d="M13711 3765c0 3285-398 144-398 6283" svg:viewBox="0 0 399 6284">
          <text:p/>
        </draw:connector>
        <draw:custom-shape draw:style-name="gr194" draw:text-style-name="P84" xml:id="id619" draw:id="id619" draw:layer="layout" svg:width="0.711cm" svg:height="0.711cm" svg:x="8.202cm" svg:y="3.0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5" draw:id="id625" draw:layer="layout" svg:width="0.711cm" svg:height="0.711cm" svg:x="8.824cm" svg:y="3.0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6" draw:id="id626" draw:layer="layout" svg:width="0.711cm" svg:height="0.711cm" svg:x="11.812cm" svg:y="3.031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7" draw:id="id627" draw:layer="layout" svg:width="0.711cm" svg:height="0.711cm" svg:x="12.423cm" svg:y="3.05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9" draw:id="id629" draw:layer="layout" svg:width="0.711cm" svg:height="0.711cm" svg:x="14.179cm" svg:y="3.03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1" draw:id="id621" draw:layer="layout" svg:width="0.711cm" svg:height="0.711cm" svg:x="14.82cm" svg:y="3.02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88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5" draw:text-style-name="P88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6" draw:text-style-name="P93" draw:layer="layout" svg:width="5.72cm" svg:height="1.361cm" svg:x="1.43cm" svg:y="4.21cm">
          <draw:text-box>
            <text:p text:style-name="P21"><text:span text:style-name="T16">Extract simple features</text:span></text:p>
            <text:p text:style-name="P21"><text:span text:style-name="T16">from simple selectors</text:span></text:p>
          </draw:text-box>
        </draw:frame>
        <draw:frame draw:style-name="gr197" draw:text-style-name="P93" draw:layer="layout" svg:width="6.388cm" svg:height="0.806cm" svg:x="0.762cm" svg:y="8.111cm">
          <draw:text-box>
            <text:p text:style-name="P21"><text:span text:style-name="T16">Create compound features</text:span></text:p>
          </draw:text-box>
        </draw:frame>
        <draw:custom-shape draw:style-name="gr198" draw:text-style-name="P95" draw:layer="layout" svg:width="0.583cm" svg:height="0.589cm" svg:x="1.269cm" svg:y="12.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cm" svg:height="0.569cm" svg:x="1.88cm" svg:y="12.301cm">
          <draw:text-box>
            <text:p text:style-name="P21"><text:span text:style-name="T2">Simple Feature</text:span></text:p>
          </draw:text-box>
        </draw:frame>
        <draw:custom-shape draw:style-name="gr85" draw:text-style-name="P54" draw:layer="layout" svg:width="0.583cm" svg:height="0.589cm" svg:x="1.27cm" svg:y="13.2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585cm" svg:height="0.569cm" svg:x="1.881cm" svg:y="13.224cm">
          <draw:text-box>
            <text:p text:style-name="P21"><text:span text:style-name="T2">Compound Feature</text:span></text:p>
          </draw:text-box>
        </draw:frame>
        <draw:custom-shape draw:style-name="gr81" draw:text-style-name="P55" draw:layer="layout" svg:width="0.582cm" svg:height="0.59cm" svg:x="1.271cm" svg:y="14.15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4.095cm" svg:height="0.569cm" svg:x="1.901cm" svg:y="14.179cm">
          <draw:text-box>
            <text:p text:style-name="P21"><text:span text:style-name="T2">Subject Compound Featur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199" draw:text-style-name="P96" xml:id="id635" draw:id="id635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4" draw:id="id634" draw:layer="layout" svg:width="0.889cm" svg:height="0.88cm" svg:x="13.831cm" svg:y="11.164cm">
          <text:p text:style-name="P81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2" draw:id="id652" draw:layer="layout" svg:width="0.889cm" svg:height="0.88cm" svg:x="16.031cm" svg:y="11.143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4.72cm" svg:y1="11.604cm" svg:x2="15.708cm" svg:y2="11.597cm" draw:start-shape="id634" draw:start-glue-point="10" draw:end-shape="id635" draw:end-glue-point="3" svg:d="M14720 11604l988-7" svg:viewBox="0 0 989 8">
          <text:p/>
        </draw:connector>
        <draw:custom-shape draw:style-name="gr161" draw:text-style-name="P98" xml:id="id656" draw:id="id656" draw:layer="layout" svg:width="0.889cm" svg:height="0.88cm" svg:x="17.231cm" svg:y="11.144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96" xml:id="id637" draw:id="id637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6" draw:id="id636" draw:layer="layout" svg:width="0.889cm" svg:height="0.88cm" svg:x="7.554cm" svg:y="11.165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4" draw:id="id654" draw:layer="layout" svg:width="0.889cm" svg:height="0.88cm" svg:x="9.754cm" svg:y="11.144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8.443cm" svg:y1="11.605cm" svg:x2="9.465cm" svg:y2="11.598cm" draw:start-shape="id636" draw:start-glue-point="10" draw:end-shape="id637" draw:end-glue-point="3" svg:d="M8443 11605l1022-7" svg:viewBox="0 0 1023 8">
          <text:p/>
        </draw:connector>
        <draw:custom-shape draw:style-name="gr199" draw:text-style-name="P96" xml:id="id639" draw:id="id639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8" draw:id="id638" draw:layer="layout" svg:width="0.889cm" svg:height="0.88cm" svg:x="20.101cm" svg:y="11.166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8" draw:id="id658" draw:layer="layout" svg:width="0.889cm" svg:height="0.88cm" svg:x="22.301cm" svg:y="11.145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20.99cm" svg:y1="11.606cm" svg:x2="21.978cm" svg:y2="11.599cm" draw:start-shape="id638" draw:start-glue-point="10" draw:end-shape="id639" draw:end-glue-point="3" svg:d="M20990 11606l988-7" svg:viewBox="0 0 989 8">
          <text:p/>
        </draw:connector>
        <draw:custom-shape draw:style-name="gr201" draw:text-style-name="P80" draw:layer="layout" svg:width="9.727cm" svg:height="0.786cm" svg:x="3.907cm" svg:y="3.413cm">
          <text:p text:style-name="P80"><text:span text:style-name="T11">D</text:span><text:span text:style-name="T12">:has(</text:span><text:span text:style-name="T13">#a.b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02" draw:text-style-name="P80" draw:layer="layout" svg:width="9.727cm" svg:height="0.786cm" svg:x="14.207cm" svg:y="3.435cm">
          <text:p text:style-name="P80"><text:span text:style-name="T11">D</text:span><text:span text:style-name="T12">:has(</text:span><text:span text:style-name="T13">#a.c</text:span><text:span text:style-name="T14">) </text:span><text:span text:style-name="T15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199" draw:text-style-name="P96" xml:id="id641" draw:id="id641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40" draw:id="id640" draw:layer="layout" svg:width="0.889cm" svg:height="0.88cm" svg:x="1.134cm" svg:y="11.145cm">
          <text:p text:style-name="P81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0" draw:id="id650" draw:layer="layout" svg:width="0.889cm" svg:height="0.88cm" svg:x="3.334cm" svg:y="11.124cm">
          <text:p text:style-name="P97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2.023cm" svg:y1="11.585cm" svg:x2="3.011cm" svg:y2="11.578cm" draw:start-shape="id640" draw:start-glue-point="10" draw:end-shape="id641" draw:end-glue-point="3" svg:d="M2023 11585l988-7" svg:viewBox="0 0 989 8">
          <text:p/>
        </draw:connector>
        <draw:custom-shape draw:style-name="gr200" draw:text-style-name="P92" xml:id="id642" draw:id="id642" draw:layer="layout" svg:width="0.889cm" svg:height="0.88cm" svg:x="16.331cm" svg:y="6.265cm">
          <text:p text:style-name="P81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7" draw:id="id647" draw:layer="layout" svg:width="0.889cm" svg:height="0.88cm" svg:x="10.088cm" svg:y="6.26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8" draw:id="id648" draw:layer="layout" svg:width="0.889cm" svg:height="0.88cm" svg:x="22.601cm" svg:y="6.267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5" draw:id="id645" draw:layer="layout" svg:width="0.889cm" svg:height="0.88cm" svg:x="3.634cm" svg:y="6.246cm">
          <text:p text:style-name="P81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3" draw:id="id643" draw:layer="layout" svg:width="0.889cm" svg:height="0.88cm" svg:x="13.065cm" svg:y="8.644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4" draw:id="id644" draw:layer="layout" svg:width="0.889cm" svg:height="0.88cm" svg:x="19.531cm" svg:y="8.645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6" draw:id="id646" draw:layer="layout" svg:width="0.889cm" svg:height="0.88cm" svg:x="6.534cm" svg:y="8.625cm">
          <text:p text:style-name="P97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6.461cm" svg:y1="7.016cm" svg:x2="13.824cm" svg:y2="8.773cm" draw:start-shape="id642" draw:start-glue-point="7" draw:end-shape="id643" draw:end-glue-point="11" svg:d="M16461 7016l-2637 1757" svg:viewBox="0 0 2638 1758">
          <text:p/>
        </draw:connector>
        <draw:connector draw:style-name="gr193" draw:text-style-name="P87" draw:layer="layout" draw:type="line" svg:x1="17.09cm" svg:y1="7.016cm" svg:x2="19.661cm" svg:y2="8.774cm" draw:start-shape="id642" draw:start-glue-point="9" draw:end-shape="id644" draw:end-glue-point="5" svg:d="M17090 7016l2571 1758" svg:viewBox="0 0 2572 1759">
          <text:p/>
        </draw:connector>
        <draw:connector draw:style-name="gr193" draw:text-style-name="P87" draw:layer="layout" draw:type="line" svg:x1="4.393cm" svg:y1="6.997cm" svg:x2="6.664cm" svg:y2="8.754cm" draw:start-shape="id645" draw:start-glue-point="9" draw:end-shape="id646" draw:end-glue-point="5" svg:d="M4393 6997l2271 1757" svg:viewBox="0 0 2272 1758">
          <text:p/>
        </draw:connector>
        <draw:connector draw:style-name="gr193" draw:text-style-name="P87" draw:layer="layout" draw:type="line" svg:x1="10.847cm" svg:y1="7.017cm" svg:x2="13.195cm" svg:y2="8.773cm" draw:start-shape="id647" draw:start-glue-point="9" draw:end-shape="id643" draw:end-glue-point="5" svg:d="M10847 7017l2348 1756" svg:viewBox="0 0 2349 1757">
          <text:p/>
        </draw:connector>
        <draw:connector draw:style-name="gr193" draw:text-style-name="P87" draw:layer="layout" draw:type="line" svg:x1="22.731cm" svg:y1="7.018cm" svg:x2="20.29cm" svg:y2="8.774cm" draw:start-shape="id648" draw:start-glue-point="7" draw:end-shape="id644" draw:end-glue-point="11" svg:d="M22731 7018l-2441 1756" svg:viewBox="0 0 2442 1757">
          <text:p/>
        </draw:connector>
        <draw:connector draw:style-name="gr203" draw:text-style-name="P87" draw:layer="layout" draw:type="curve" svg:x1="3.634cm" svg:y1="6.686cm" svg:x2="1.578cm" svg:y2="11.145cm" draw:start-shape="id645" draw:start-glue-point="6" draw:end-shape="id640" draw:end-glue-point="4" svg:d="M3634 6686c-1371 0-2056 1486-2056 4459" svg:viewBox="0 0 2057 4460">
          <text:p/>
        </draw:connector>
        <draw:connector draw:style-name="gr203" draw:text-style-name="P87" draw:layer="layout" draw:type="curve" svg:x1="16.331cm" svg:y1="6.705cm" svg:x2="14.275cm" svg:y2="11.164cm" draw:start-shape="id642" draw:start-glue-point="6" draw:end-shape="id634" draw:end-glue-point="4" svg:d="M16331 6705c-1371 0-2056 1486-2056 4459" svg:viewBox="0 0 2057 4460">
          <text:p/>
        </draw:connector>
        <draw:connector draw:style-name="gr203" draw:text-style-name="P87" draw:layer="layout" draw:type="curve" svg:x1="10.088cm" svg:y1="6.706cm" svg:x2="7.998cm" svg:y2="11.165cm" draw:start-shape="id647" draw:start-glue-point="6" draw:end-shape="id636" draw:end-glue-point="4" svg:d="M10088 6706c-1394 0-2090 1486-2090 4459" svg:viewBox="0 0 2091 4460">
          <text:p/>
        </draw:connector>
        <draw:connector draw:style-name="gr203" draw:text-style-name="P87" draw:layer="layout" draw:type="curve" svg:x1="23.045cm" svg:y1="7.147cm" svg:x2="20.545cm" svg:y2="11.166cm" draw:start-shape="id648" draw:start-glue-point="8" draw:end-shape="id638" draw:end-glue-point="4" svg:d="M23045 7147c0 3015-2500 1006-2500 4019" svg:viewBox="0 0 2501 4020">
          <text:p/>
        </draw:connector>
        <draw:connector draw:style-name="gr204" draw:text-style-name="P87" draw:layer="layout" draw:type="curve" svg:x1="6.411cm" svg:y1="8.677cm" svg:x2="3.778cm" svg:y2="11.124cm" draw:start-shape="id649" draw:start-glue-point="6" draw:end-shape="id650" draw:end-glue-point="4" svg:d="M6411 8677c-1756 0-2633 815-2633 2447" svg:viewBox="0 0 2634 2448">
          <text:p/>
        </draw:connector>
        <draw:custom-shape draw:style-name="gr169" draw:text-style-name="P84" xml:id="id649" draw:id="id649" draw:layer="layout" svg:width="0.889cm" svg:height="0.889cm" svg:x="6.411cm" svg:y="8.23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14.096cm" svg:y1="8.667cm" svg:x2="16.475cm" svg:y2="11.143cm" draw:start-shape="id651" draw:start-glue-point="10" draw:end-shape="id652" draw:end-glue-point="4" svg:d="M14096 8667c1586 0 2379 825 2379 2476" svg:viewBox="0 0 2380 2477">
          <text:p/>
        </draw:connector>
        <draw:custom-shape draw:style-name="gr169" draw:text-style-name="P84" xml:id="id651" draw:id="id651" draw:layer="layout" svg:width="0.889cm" svg:height="0.889cm" svg:x="13.207cm" svg:y="8.22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94" draw:layer="layout" draw:type="curve" svg:x1="12.951cm" svg:y1="8.689cm" svg:x2="10.198cm" svg:y2="11.144cm" draw:start-shape="id653" draw:start-glue-point="6" draw:end-shape="id654" draw:end-glue-point="4" svg:d="M12951 8689c-1836 0-2753 818-2753 2455" svg:viewBox="0 0 2754 2456">
          <text:p/>
        </draw:connector>
        <draw:custom-shape draw:style-name="gr169" draw:text-style-name="P84" xml:id="id653" draw:id="id653" draw:layer="layout" svg:width="0.889cm" svg:height="0.889cm" svg:x="12.951cm" svg:y="8.24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19.413cm" svg:y1="8.699cm" svg:x2="17.675cm" svg:y2="11.144cm" draw:start-shape="id655" draw:start-glue-point="6" draw:end-shape="id656" draw:end-glue-point="4" svg:d="M19413 8699c-1159 0-1738 815-1738 2445" svg:viewBox="0 0 1739 2446">
          <text:p/>
        </draw:connector>
        <draw:custom-shape draw:style-name="gr169" draw:text-style-name="P84" xml:id="id655" draw:id="id655" draw:layer="layout" svg:width="0.889cm" svg:height="0.889cm" svg:x="19.413cm" svg:y="8.25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20.564cm" svg:y1="8.666cm" svg:x2="22.745cm" svg:y2="11.145cm" draw:start-shape="id657" draw:start-glue-point="10" draw:end-shape="id658" draw:end-glue-point="4" svg:d="M20564 8666c1454 0 2181 826 2181 2479" svg:viewBox="0 0 2182 2480">
          <text:p/>
        </draw:connector>
        <draw:custom-shape draw:style-name="gr169" draw:text-style-name="P84" xml:id="id657" draw:id="id657" draw:layer="layout" svg:width="0.889cm" svg:height="0.889cm" svg:x="19.675cm" svg:y="8.222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4.358cm" svg:y1="4.154cm" svg:x2="4.393cm" svg:y2="6.375cm" draw:start-shape="id659" draw:start-glue-point="8" draw:end-shape="id645" draw:end-glue-point="11" svg:d="M4358 4154l35 2221" svg:viewBox="0 0 36 2222">
          <text:p/>
        </draw:connector>
        <draw:custom-shape draw:style-name="gr194" draw:text-style-name="P84" xml:id="id659" draw:id="id659" draw:layer="layout" svg:width="0.711cm" svg:height="0.711cm" svg:x="4.002cm" svg:y="3.4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6.853cm" svg:y1="4.072cm" svg:x2="16.461cm" svg:y2="6.394cm" draw:start-shape="id660" draw:start-glue-point="9" draw:end-shape="id642" draw:end-glue-point="5" svg:d="M6853 4072l9608 2322" svg:viewBox="0 0 9609 2323">
          <text:p/>
        </draw:connector>
        <draw:custom-shape draw:style-name="gr194" draw:text-style-name="P84" xml:id="id660" draw:id="id660" draw:layer="layout" svg:width="0.711cm" svg:height="0.711cm" svg:x="6.246cm" svg:y="3.46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7.609cm" svg:y1="4.094cm" svg:x2="10.218cm" svg:y2="6.395cm" draw:start-shape="id661" draw:start-glue-point="9" draw:end-shape="id647" draw:end-glue-point="5" svg:d="M7609 4094l2609 2301" svg:viewBox="0 0 2610 2302">
          <text:p/>
        </draw:connector>
        <draw:custom-shape draw:style-name="gr194" draw:text-style-name="P84" xml:id="id661" draw:id="id661" draw:layer="layout" svg:width="0.711cm" svg:height="0.711cm" svg:x="7.002cm" svg:y="3.487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4.406cm" svg:y1="4.05cm" svg:x2="4.523cm" svg:y2="6.686cm" draw:start-shape="id662" draw:start-glue-point="7" draw:end-shape="id645" draw:end-glue-point="10" svg:d="M14406 4050l-9883 2636" svg:viewBox="0 0 9884 2637">
          <text:p/>
        </draw:connector>
        <draw:custom-shape draw:style-name="gr194" draw:text-style-name="P84" xml:id="id662" draw:id="id662" draw:layer="layout" svg:width="0.711cm" svg:height="0.711cm" svg:x="14.302cm" svg:y="3.4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6.902cm" svg:y1="4.22cm" svg:x2="17.09cm" svg:y2="6.394cm" draw:start-shape="id663" draw:start-glue-point="8" draw:end-shape="id642" draw:end-glue-point="11" svg:d="M16902 4220l188 2174" svg:viewBox="0 0 189 2175">
          <text:p/>
        </draw:connector>
        <draw:custom-shape draw:style-name="gr194" draw:text-style-name="P84" xml:id="id663" draw:id="id663" draw:layer="layout" svg:width="0.711cm" svg:height="0.711cm" svg:x="16.546cm" svg:y="3.50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7.919cm" svg:y1="4.128cm" svg:x2="22.731cm" svg:y2="6.396cm" draw:start-shape="id664" draw:start-glue-point="9" draw:end-shape="id648" draw:end-glue-point="5" svg:d="M17919 4128l4812 2268" svg:viewBox="0 0 4813 2269">
          <text:p/>
        </draw:connector>
        <draw:custom-shape draw:style-name="gr194" draw:text-style-name="P84" xml:id="id664" draw:id="id664" draw:layer="layout" svg:width="0.711cm" svg:height="0.711cm" svg:x="17.312cm" svg:y="3.521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65" draw:layer="layout" svg:width="27.991cm" svg:height="1.27cm" svg:x="0.007cm" svg:y="0.254cm">
          <draw:text-box>
            <text:p text:style-name="P14"><text:span text:style-name="T3">Build Simple to Compound Map</text:span></text:p>
          </draw:text-box>
        </draw:frame>
        <draw:custom-shape draw:style-name="gr205" draw:text-style-name="P99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50" draw:layer="layout" svg:width="4.274cm" svg:height="0.569cm" svg:x="19.872cm" svg:y="13.615cm">
          <draw:text-box>
            <text:p text:style-name="P21"><text:span text:style-name="T2">Simple to Compound Map</text:span></text:p>
          </draw:text-box>
        </draw:frame>
        <draw:custom-shape draw:style-name="gr206" draw:text-style-name="P95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7" draw:text-style-name="P57" draw:layer="layout" svg:x1="18.094cm" svg:y1="13.88cm" svg:x2="18.599cm" svg:y2="13.88cm">
          <text:p/>
        </draw:line>
        <draw:custom-shape draw:style-name="gr198" draw:text-style-name="P95" draw:layer="layout" svg:width="0.583cm" svg:height="0.589cm" svg:x="3.969cm" svg:y="13.6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cm" svg:height="0.569cm" svg:x="4.58cm" svg:y="13.601cm">
          <draw:text-box>
            <text:p text:style-name="P21"><text:span text:style-name="T2">Simple Feature</text:span></text:p>
          </draw:text-box>
        </draw:frame>
        <draw:custom-shape draw:style-name="gr85" draw:text-style-name="P54" draw:layer="layout" svg:width="0.583cm" svg:height="0.589cm" svg:x="10.448cm" svg:y="13.58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585cm" svg:height="0.569cm" svg:x="11.059cm" svg:y="13.59cm">
          <draw:text-box>
            <text:p text:style-name="P21"><text:span text:style-name="T2">Compound Featur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08" draw:text-style-name="P56" draw:layer="layout" svg:width="4.66cm" svg:height="0.786cm" svg:x="7.522cm" svg:y="9.321cm">
          <text:p text:style-name="P56"><text:span text:style-name="T8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9" draw:text-style-name="P56" draw:layer="layout" svg:width="4.66cm" svg:height="0.786cm" svg:x="7.478cm" svg:y="10.791cm">
          <text:p text:style-name="P56"><text:span text:style-name="T8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9" draw:text-style-name="P58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8.367cm" svg:y="12.233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3cm" svg:height="0.589cm" svg:x="15.116cm" svg:y="12.228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1cm" svg:height="0.589cm" svg:x="18.378cm" svg:y="13.084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5.089cm" svg:y="13.058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8.384cm" svg:y1="12.557cm" svg:x2="17.563cm" svg:y2="12.557cm">
          <text:p/>
        </draw:line>
        <draw:line draw:style-name="gr94" draw:text-style-name="P57" draw:layer="layout" svg:x1="18.369cm" svg:y1="13.36cm" svg:x2="17.56cm" svg:y2="13.36cm">
          <text:p/>
        </draw:line>
        <draw:custom-shape draw:style-name="gr76" draw:text-style-name="P62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64" draw:layer="layout" svg:width="4.127cm" svg:height="0.786cm" svg:x="14.408cm" svg:y="11.306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64" draw:layer="layout" svg:width="2.991cm" svg:height="0.786cm" svg:x="8.102cm" svg:y="8.106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90" draw:text-style-name="P59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8.368cm" svg:y="13.975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5.09cm" svg:y="13.965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8.371cm" svg:y1="14.285cm" svg:x2="17.562cm" svg:y2="14.285cm">
          <text:p/>
        </draw:line>
        <draw:frame draw:style-name="gr103" draw:text-style-name="P65" draw:layer="layout" svg:width="27.991cm" svg:height="1.27cm" svg:x="0.007cm" svg:y="0.254cm">
          <draw:text-box>
            <text:p text:style-name="P14"><text:span text:style-name="T3">Build upward invalidation set and simple to compound map</text:span></text:p>
          </draw:text-box>
        </draw:frame>
        <draw:custom-shape draw:style-name="gr76" draw:text-style-name="P62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xml:id="id672" draw:id="id672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9" xml:id="id674" draw:id="id674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9" xml:id="id668" draw:id="id668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9" xml:id="id666" draw:id="id666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665" draw:id="id665" draw:layer="layout" svg:width="0.583cm" svg:height="0.59cm" svg:x="14.867cm" svg:y="5.69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6.516cm" svg:y="5.715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671" draw:id="id671" draw:layer="layout" svg:width="0.581cm" svg:height="0.589cm" svg:x="14.878cm" svg:y="8.305cm">
          <text:p text:style-name="P53"><text:span text:style-name="T8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6.489cm" svg:y="8.301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7.274cm" svg:y="8.311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6.51cm" svg:y="6.574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667" draw:id="id667" draw:layer="layout" svg:width="0.583cm" svg:height="0.589cm" svg:x="14.849cm" svg:y="6.57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xml:id="id673" draw:id="id673" draw:layer="layout" svg:width="0.583cm" svg:height="0.59cm" svg:x="14.868cm" svg:y="9.154cm">
          <text:p text:style-name="P53"><text:span text:style-name="T8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6.49cm" svg:y="9.166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4" draw:layer="layout" svg:width="4.127cm" svg:height="0.786cm" svg:x="14.808cm" svg:y="4.793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218" draw:text-style-name="P56" draw:layer="layout" svg:width="4.66cm" svg:height="0.786cm" svg:x="7.475cm" svg:y="12.291cm">
          <text:p text:style-name="P56"><text:span text:style-name="T8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15" draw:text-style-name="P99" xml:id="id670" draw:id="id670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669" draw:id="id669" draw:layer="layout" svg:width="0.583cm" svg:height="0.59cm" svg:x="14.867cm" svg:y="7.44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6.516cm" svg:y="7.46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7.269cm" svg:y="9.166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7.269cm" svg:y="7.444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15.45cm" svg:y1="5.993cm" svg:x2="16.242cm" svg:y2="5.994cm" draw:start-shape="id665" draw:start-glue-point="10" draw:end-shape="id666" draw:end-glue-point="3" svg:d="M15450 5993l792 1" svg:viewBox="0 0 793 2">
          <text:p/>
        </draw:connector>
        <draw:connector draw:style-name="gr207" draw:text-style-name="P87" draw:layer="layout" draw:type="line" svg:x1="15.432cm" svg:y1="6.868cm" svg:x2="16.242cm" svg:y2="6.867cm" draw:start-shape="id667" draw:start-glue-point="10" draw:end-shape="id668" draw:end-glue-point="3" svg:d="M15432 6868l810-1" svg:viewBox="0 0 811 2">
          <text:p/>
        </draw:connector>
        <draw:connector draw:style-name="gr207" draw:text-style-name="P87" draw:layer="layout" draw:type="line" svg:x1="15.45cm" svg:y1="7.738cm" svg:x2="16.242cm" svg:y2="7.739cm" draw:start-shape="id669" draw:start-glue-point="10" draw:end-shape="id670" draw:end-glue-point="3" svg:d="M15450 7738l792 1" svg:viewBox="0 0 793 2">
          <text:p/>
        </draw:connector>
        <draw:connector draw:style-name="gr207" draw:text-style-name="P87" draw:layer="layout" draw:type="line" svg:x1="15.459cm" svg:y1="8.6cm" svg:x2="16.242cm" svg:y2="8.598cm" draw:start-shape="id671" draw:start-glue-point="10" draw:end-shape="id672" draw:end-glue-point="3" svg:d="M15459 8600l783-2" svg:viewBox="0 0 784 3">
          <text:p/>
        </draw:connector>
        <draw:connector draw:style-name="gr207" draw:text-style-name="P87" draw:layer="layout" draw:type="line" svg:x1="15.451cm" svg:y1="9.449cm" svg:x2="16.242cm" svg:y2="9.454cm" draw:start-shape="id673" draw:start-glue-point="10" draw:end-shape="id674" draw:end-glue-point="3" svg:d="M15451 9449l791 5" svg:viewBox="0 0 792 6">
          <text:p/>
        </draw:connector>
        <presentation:notes draw:style-name="dp2">
          <draw:page-thumbnail draw:style-name="gr33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Invalidation / Recalculation</text:span></text:p>
          </draw:text-box>
        </draw:frame>
        <draw:custom-shape draw:style-name="gr26" draw:text-style-name="P104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5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4.257cm" svg:y="14.271cm">
          <draw:text-box>
            <text:p text:style-name="P21"><text:span text:style-name="T2">Feature ‘.b’ matched (Invalidated)</text:span></text:p>
          </draw:text-box>
        </draw:frame>
        <draw:frame draw:style-name="gr79" draw:text-style-name="P50" draw:layer="layout" svg:width="4.598cm" svg:height="0.569cm" svg:x="15.93cm" svg:y="14.872cm">
          <draw:text-box>
            <text:p text:style-name="P21"><text:span text:style-name="T2">Matching argument selector ‘.a’</text:span></text:p>
          </draw:text-box>
        </draw:frame>
        <draw:frame draw:style-name="gr219" draw:text-style-name="P50" draw:layer="layout" svg:width="6.183cm" svg:height="0.621cm" svg:x="2.969cm" svg:y="14.873cm">
          <draw:text-box>
            <text:p text:style-name="P21"><text:span text:style-name="T2">Selector ‘.b:has(.a)’ matched (Recalculated)</text:span></text:p>
          </draw:text-box>
        </draw:frame>
        <draw:custom-shape draw:style-name="gr220" draw:text-style-name="P106" draw:layer="layout" svg:width="5.672cm" svg:height="0.786cm" svg:x="11.522cm" svg:y="1.9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30" draw:text-style-name="P107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93cm" svg:height="0.569cm" svg:x="10.269cm" svg:y="14.874cm">
          <draw:text-box>
            <text:p text:style-name="P21"><text:span text:style-name="T2">Argument selector ‘.a’ matched</text:span></text:p>
          </draw:text-box>
        </draw:frame>
        <draw:custom-shape draw:style-name="gr221" draw:text-style-name="P109" xml:id="id675" draw:id="id675" draw:layer="layout" svg:width="0.71cm" svg:height="0.256cm" svg:x="15.287cm" svg:y="11.403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10" xml:id="id678" draw:id="id678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679" draw:id="id679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680" draw:id="id680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10" xml:id="id676" draw:id="id676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10" xml:id="id677" draw:id="id677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0" xml:id="id681" draw:id="id681" draw:layer="layout" svg:width="0.71cm" svg:height="0.254cm" svg:x="17.25cm" svg:y="13.4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11.659cm" svg:x2="16.269cm" svg:y2="12.874cm" draw:start-shape="id675" draw:start-glue-point="2" draw:end-shape="id676" draw:end-glue-point="3" svg:d="M15642 11659v1215h627" svg:viewBox="0 0 628 1216">
          <text:p/>
        </draw:connector>
        <draw:connector draw:style-name="gr129" draw:text-style-name="P111" draw:layer="layout" svg:x1="16.624cm" svg:y1="13.002cm" svg:x2="17.25cm" svg:y2="13.209cm" draw:start-shape="id676" draw:start-glue-point="2" draw:end-shape="id677" draw:end-glue-point="3" svg:d="M16624 13002v207h626" svg:viewBox="0 0 627 208">
          <text:p/>
        </draw:connector>
        <draw:connector draw:style-name="gr129" draw:text-style-name="P111" draw:layer="layout" svg:x1="16.624cm" svg:y1="11.995cm" svg:x2="17.25cm" svg:y2="12.203cm" draw:start-shape="id678" draw:start-glue-point="2" draw:end-shape="id679" draw:end-glue-point="3" svg:d="M16624 11995v208h626" svg:viewBox="0 0 627 209">
          <text:p/>
        </draw:connector>
        <draw:connector draw:style-name="gr129" draw:text-style-name="P111" draw:layer="layout" svg:x1="15.642cm" svg:y1="11.659cm" svg:x2="16.269cm" svg:y2="11.866cm" draw:start-shape="id675" draw:start-glue-point="2" draw:end-shape="id678" draw:end-glue-point="3" svg:d="M15642 11659v207h627" svg:viewBox="0 0 628 208">
          <text:p/>
        </draw:connector>
        <draw:connector draw:style-name="gr129" draw:text-style-name="P111" draw:layer="layout" svg:x1="16.624cm" svg:y1="11.995cm" svg:x2="17.25cm" svg:y2="12.541cm" draw:start-shape="id678" draw:start-glue-point="2" draw:end-shape="id680" draw:end-glue-point="3" svg:d="M16624 11995v546h626" svg:viewBox="0 0 627 547">
          <text:p/>
        </draw:connector>
        <draw:connector draw:style-name="gr129" draw:text-style-name="P111" draw:layer="layout" svg:x1="16.624cm" svg:y1="13.002cm" svg:x2="17.25cm" svg:y2="13.547cm" draw:start-shape="id676" draw:start-glue-point="2" draw:end-shape="id681" draw:end-glue-point="3" svg:d="M16624 13002v545h626" svg:viewBox="0 0 627 546">
          <text:p/>
        </draw:connector>
        <draw:custom-shape draw:style-name="gr227" draw:text-style-name="P112" xml:id="id682" draw:id="id682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685" draw:id="id685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686" draw:id="id686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687" draw:id="id687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683" draw:id="id683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684" draw:id="id684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688" draw:id="id688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9.295cm" svg:x2="16.269cm" svg:y2="10.509cm" draw:start-shape="id682" draw:start-glue-point="2" draw:end-shape="id683" draw:end-glue-point="3" svg:d="M15642 9295v1214h627" svg:viewBox="0 0 628 1215">
          <text:p/>
        </draw:connector>
        <draw:connector draw:style-name="gr129" draw:text-style-name="P111" draw:layer="layout" svg:x1="16.624cm" svg:y1="10.638cm" svg:x2="17.25cm" svg:y2="10.844cm" draw:start-shape="id683" draw:start-glue-point="2" draw:end-shape="id684" draw:end-glue-point="3" svg:d="M16624 10638v206h626" svg:viewBox="0 0 627 207">
          <text:p/>
        </draw:connector>
        <draw:connector draw:style-name="gr129" draw:text-style-name="P111" draw:layer="layout" svg:x1="16.624cm" svg:y1="9.631cm" svg:x2="17.25cm" svg:y2="9.838cm" draw:start-shape="id685" draw:start-glue-point="2" draw:end-shape="id686" draw:end-glue-point="3" svg:d="M16624 9631v207h626" svg:viewBox="0 0 627 208">
          <text:p/>
        </draw:connector>
        <draw:connector draw:style-name="gr129" draw:text-style-name="P111" draw:layer="layout" svg:x1="15.642cm" svg:y1="9.295cm" svg:x2="16.269cm" svg:y2="9.502cm" draw:start-shape="id682" draw:start-glue-point="2" draw:end-shape="id685" draw:end-glue-point="3" svg:d="M15642 9295v207h627" svg:viewBox="0 0 628 208">
          <text:p/>
        </draw:connector>
        <draw:connector draw:style-name="gr129" draw:text-style-name="P111" draw:layer="layout" svg:x1="16.624cm" svg:y1="9.631cm" svg:x2="17.25cm" svg:y2="10.175cm" draw:start-shape="id685" draw:start-glue-point="2" draw:end-shape="id687" draw:end-glue-point="3" svg:d="M16624 9631v544h626" svg:viewBox="0 0 627 545">
          <text:p/>
        </draw:connector>
        <draw:connector draw:style-name="gr129" draw:text-style-name="P111" draw:layer="layout" svg:x1="16.624cm" svg:y1="10.638cm" svg:x2="17.25cm" svg:y2="11.182cm" draw:start-shape="id683" draw:start-glue-point="2" draw:end-shape="id688" draw:end-glue-point="3" svg:d="M16624 10638v544h626" svg:viewBox="0 0 627 545">
          <text:p/>
        </draw:connector>
        <draw:custom-shape draw:style-name="gr230" draw:text-style-name="P112" xml:id="id689" draw:id="id689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75cm" svg:y1="8.947cm" svg:x2="15.287cm" svg:y2="9.167cm" draw:start-shape="id689" draw:start-glue-point="2" draw:end-shape="id682" draw:end-glue-point="3" svg:d="M14675 8947v220h612" svg:viewBox="0 0 613 221">
          <text:p/>
        </draw:connector>
        <draw:connector draw:style-name="gr129" draw:text-style-name="P111" draw:layer="layout" svg:x1="14.675cm" svg:y1="8.947cm" svg:x2="15.287cm" svg:y2="11.531cm" draw:start-shape="id689" draw:start-glue-point="2" draw:end-shape="id675" draw:end-glue-point="3" svg:d="M14675 8947v2584h612" svg:viewBox="0 0 613 2585">
          <text:p/>
        </draw:connector>
        <draw:custom-shape draw:style-name="gr233" draw:text-style-name="P14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113" xml:id="id690" draw:id="id690" draw:layer="layout" svg:width="0.711cm" svg:height="0.256cm" svg:x="3.041cm" svg:y="11.40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693" draw:id="id693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694" draw:id="id694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695" draw:id="id695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691" draw:id="id691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692" draw:id="id692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696" draw:id="id696" draw:layer="layout" svg:width="0.71cm" svg:height="0.254cm" svg:x="5.005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396cm" svg:y1="11.66cm" svg:x2="4.022cm" svg:y2="12.875cm" draw:start-shape="id690" draw:start-glue-point="2" draw:end-shape="id691" draw:end-glue-point="3" svg:d="M3396 11660v1215h626" svg:viewBox="0 0 627 1216">
          <text:p/>
        </draw:connector>
        <draw:connector draw:style-name="gr129" draw:text-style-name="P111" draw:layer="layout" svg:x1="4.378cm" svg:y1="13.003cm" svg:x2="5.005cm" svg:y2="13.21cm" draw:start-shape="id691" draw:start-glue-point="2" draw:end-shape="id692" draw:end-glue-point="3" svg:d="M4378 13003v207h627" svg:viewBox="0 0 628 208">
          <text:p/>
        </draw:connector>
        <draw:connector draw:style-name="gr129" draw:text-style-name="P111" draw:layer="layout" svg:x1="4.378cm" svg:y1="11.996cm" svg:x2="5.005cm" svg:y2="12.204cm" draw:start-shape="id693" draw:start-glue-point="2" draw:end-shape="id694" draw:end-glue-point="3" svg:d="M4378 11996v208h627" svg:viewBox="0 0 628 209">
          <text:p/>
        </draw:connector>
        <draw:connector draw:style-name="gr129" draw:text-style-name="P111" draw:layer="layout" svg:x1="3.396cm" svg:y1="11.66cm" svg:x2="4.022cm" svg:y2="11.867cm" draw:start-shape="id690" draw:start-glue-point="2" draw:end-shape="id693" draw:end-glue-point="3" svg:d="M3396 11660v207h626" svg:viewBox="0 0 627 208">
          <text:p/>
        </draw:connector>
        <draw:connector draw:style-name="gr129" draw:text-style-name="P111" draw:layer="layout" svg:x1="4.378cm" svg:y1="11.996cm" svg:x2="5.005cm" svg:y2="12.542cm" draw:start-shape="id693" draw:start-glue-point="2" draw:end-shape="id695" draw:end-glue-point="3" svg:d="M4378 11996v546h627" svg:viewBox="0 0 628 547">
          <text:p/>
        </draw:connector>
        <draw:connector draw:style-name="gr129" draw:text-style-name="P111" draw:layer="layout" svg:x1="4.378cm" svg:y1="13.003cm" svg:x2="5.005cm" svg:y2="13.548cm" draw:start-shape="id691" draw:start-glue-point="2" draw:end-shape="id696" draw:end-glue-point="3" svg:d="M4378 13003v545h627" svg:viewBox="0 0 628 546">
          <text:p/>
        </draw:connector>
        <draw:custom-shape draw:style-name="gr238" draw:text-style-name="P112" xml:id="id697" draw:id="id697" draw:layer="layout" svg:width="0.711cm" svg:height="0.256cm" svg:x="3.041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00" draw:id="id700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01" draw:id="id701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02" draw:id="id702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698" draw:id="id698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699" draw:id="id699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03" draw:id="id703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396cm" svg:y1="9.296cm" svg:x2="4.022cm" svg:y2="10.51cm" draw:start-shape="id697" draw:start-glue-point="2" draw:end-shape="id698" draw:end-glue-point="3" svg:d="M3396 9296v1214h626" svg:viewBox="0 0 627 1215">
          <text:p/>
        </draw:connector>
        <draw:connector draw:style-name="gr129" draw:text-style-name="P111" draw:layer="layout" svg:x1="4.378cm" svg:y1="10.639cm" svg:x2="5.005cm" svg:y2="10.846cm" draw:start-shape="id698" draw:start-glue-point="2" draw:end-shape="id699" draw:end-glue-point="3" svg:d="M4378 10639v207h627" svg:viewBox="0 0 628 208">
          <text:p/>
        </draw:connector>
        <draw:connector draw:style-name="gr129" draw:text-style-name="P111" draw:layer="layout" svg:x1="4.378cm" svg:y1="9.632cm" svg:x2="5.005cm" svg:y2="9.839cm" draw:start-shape="id700" draw:start-glue-point="2" draw:end-shape="id701" draw:end-glue-point="3" svg:d="M4378 9632v207h627" svg:viewBox="0 0 628 208">
          <text:p/>
        </draw:connector>
        <draw:connector draw:style-name="gr129" draw:text-style-name="P111" draw:layer="layout" svg:x1="3.396cm" svg:y1="9.296cm" svg:x2="4.022cm" svg:y2="9.503cm" draw:start-shape="id697" draw:start-glue-point="2" draw:end-shape="id700" draw:end-glue-point="3" svg:d="M3396 9296v207h626" svg:viewBox="0 0 627 208">
          <text:p/>
        </draw:connector>
        <draw:connector draw:style-name="gr129" draw:text-style-name="P111" draw:layer="layout" svg:x1="4.378cm" svg:y1="9.632cm" svg:x2="5.005cm" svg:y2="10.176cm" draw:start-shape="id700" draw:start-glue-point="2" draw:end-shape="id702" draw:end-glue-point="3" svg:d="M4378 9632v544h627" svg:viewBox="0 0 628 545">
          <text:p/>
        </draw:connector>
        <draw:connector draw:style-name="gr129" draw:text-style-name="P111" draw:layer="layout" svg:x1="4.378cm" svg:y1="10.639cm" svg:x2="5.005cm" svg:y2="11.183cm" draw:start-shape="id698" draw:start-glue-point="2" draw:end-shape="id703" draw:end-glue-point="3" svg:d="M4378 10639v544h627" svg:viewBox="0 0 628 545">
          <text:p/>
        </draw:connector>
        <draw:custom-shape draw:style-name="gr239" draw:text-style-name="P112" xml:id="id704" draw:id="id704" draw:layer="layout" svg:width="0.712cm" svg:height="0.255cm" svg:x="2.073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29cm" svg:y1="8.948cm" svg:x2="3.041cm" svg:y2="9.168cm" draw:start-shape="id704" draw:start-glue-point="2" draw:end-shape="id697" draw:end-glue-point="3" svg:d="M2429 8948v220h612" svg:viewBox="0 0 613 221">
          <text:p/>
        </draw:connector>
        <draw:connector draw:style-name="gr129" draw:text-style-name="P111" draw:layer="layout" svg:x1="2.429cm" svg:y1="8.948cm" svg:x2="3.041cm" svg:y2="11.532cm" draw:start-shape="id704" draw:start-glue-point="2" draw:end-shape="id690" draw:end-glue-point="3" svg:d="M2429 8948v2584h612" svg:viewBox="0 0 613 2585">
          <text:p/>
        </draw:connector>
        <draw:custom-shape draw:style-name="gr221" draw:text-style-name="P109" xml:id="id705" draw:id="id705" draw:layer="layout" svg:width="0.71cm" svg:height="0.256cm" svg:x="9.398cm" svg:y="11.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708" draw:id="id70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09" draw:id="id70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10" draw:id="id71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706" draw:id="id70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07" draw:id="id70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4" xml:id="id711" draw:id="id711" draw:layer="layout" svg:width="0.71cm" svg:height="0.255cm" svg:x="11.361cm" svg:y="13.4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11.656cm" svg:x2="10.38cm" svg:y2="12.871cm" draw:start-shape="id705" draw:start-glue-point="2" draw:end-shape="id706" draw:end-glue-point="3" svg:d="M9753 11656v1215h627" svg:viewBox="0 0 628 1216">
          <text:p/>
        </draw:connector>
        <draw:connector draw:style-name="gr129" draw:text-style-name="P111" draw:layer="layout" svg:x1="10.735cm" svg:y1="12.999cm" svg:x2="11.361cm" svg:y2="13.206cm" draw:start-shape="id706" draw:start-glue-point="2" draw:end-shape="id707" draw:end-glue-point="3" svg:d="M10735 12999v207h626" svg:viewBox="0 0 627 208">
          <text:p/>
        </draw:connector>
        <draw:connector draw:style-name="gr129" draw:text-style-name="P111" draw:layer="layout" svg:x1="10.735cm" svg:y1="11.991cm" svg:x2="11.361cm" svg:y2="12.2cm" draw:start-shape="id708" draw:start-glue-point="2" draw:end-shape="id709" draw:end-glue-point="3" svg:d="M10735 11991v209h626" svg:viewBox="0 0 627 210">
          <text:p/>
        </draw:connector>
        <draw:connector draw:style-name="gr129" draw:text-style-name="P111" draw:layer="layout" svg:x1="9.753cm" svg:y1="11.656cm" svg:x2="10.38cm" svg:y2="11.863cm" draw:start-shape="id705" draw:start-glue-point="2" draw:end-shape="id708" draw:end-glue-point="3" svg:d="M9753 11656v207h627" svg:viewBox="0 0 628 208">
          <text:p/>
        </draw:connector>
        <draw:connector draw:style-name="gr129" draw:text-style-name="P111" draw:layer="layout" svg:x1="10.735cm" svg:y1="11.991cm" svg:x2="11.361cm" svg:y2="12.538cm" draw:start-shape="id708" draw:start-glue-point="2" draw:end-shape="id710" draw:end-glue-point="3" svg:d="M10735 11991v547h626" svg:viewBox="0 0 627 548">
          <text:p/>
        </draw:connector>
        <draw:connector draw:style-name="gr129" draw:text-style-name="P111" draw:layer="layout" svg:x1="10.735cm" svg:y1="12.999cm" svg:x2="11.361cm" svg:y2="13.543cm" draw:start-shape="id706" draw:start-glue-point="2" draw:end-shape="id711" draw:end-glue-point="3" svg:d="M10735 12999v544h626" svg:viewBox="0 0 627 545">
          <text:p/>
        </draw:connector>
        <draw:custom-shape draw:style-name="gr227" draw:text-style-name="P112" xml:id="id712" draw:id="id71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715" draw:id="id71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716" draw:id="id71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17" draw:id="id71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713" draw:id="id71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14" draw:id="id71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18" draw:id="id71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9.292cm" svg:x2="10.38cm" svg:y2="10.506cm" draw:start-shape="id712" draw:start-glue-point="2" draw:end-shape="id713" draw:end-glue-point="3" svg:d="M9753 9292v1214h627" svg:viewBox="0 0 628 1215">
          <text:p/>
        </draw:connector>
        <draw:connector draw:style-name="gr129" draw:text-style-name="P111" draw:layer="layout" svg:x1="10.735cm" svg:y1="10.635cm" svg:x2="11.361cm" svg:y2="10.841cm" draw:start-shape="id713" draw:start-glue-point="2" draw:end-shape="id714" draw:end-glue-point="3" svg:d="M10735 10635v206h626" svg:viewBox="0 0 627 207">
          <text:p/>
        </draw:connector>
        <draw:connector draw:style-name="gr129" draw:text-style-name="P111" draw:layer="layout" svg:x1="10.735cm" svg:y1="9.628cm" svg:x2="11.361cm" svg:y2="9.835cm" draw:start-shape="id715" draw:start-glue-point="2" draw:end-shape="id716" draw:end-glue-point="3" svg:d="M10735 9628v207h626" svg:viewBox="0 0 627 208">
          <text:p/>
        </draw:connector>
        <draw:connector draw:style-name="gr129" draw:text-style-name="P111" draw:layer="layout" svg:x1="9.753cm" svg:y1="9.292cm" svg:x2="10.38cm" svg:y2="9.499cm" draw:start-shape="id712" draw:start-glue-point="2" draw:end-shape="id715" draw:end-glue-point="3" svg:d="M9753 9292v207h627" svg:viewBox="0 0 628 208">
          <text:p/>
        </draw:connector>
        <draw:connector draw:style-name="gr129" draw:text-style-name="P111" draw:layer="layout" svg:x1="10.735cm" svg:y1="9.628cm" svg:x2="11.361cm" svg:y2="10.172cm" draw:start-shape="id715" draw:start-glue-point="2" draw:end-shape="id717" draw:end-glue-point="3" svg:d="M10735 9628v544h626" svg:viewBox="0 0 627 545">
          <text:p/>
        </draw:connector>
        <draw:connector draw:style-name="gr129" draw:text-style-name="P111" draw:layer="layout" svg:x1="10.735cm" svg:y1="10.635cm" svg:x2="11.361cm" svg:y2="11.179cm" draw:start-shape="id713" draw:start-glue-point="2" draw:end-shape="id718" draw:end-glue-point="3" svg:d="M10735 10635v544h626" svg:viewBox="0 0 627 545">
          <text:p/>
        </draw:connector>
        <draw:custom-shape draw:style-name="gr230" draw:text-style-name="P112" xml:id="id719" draw:id="id71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86cm" svg:y1="8.944cm" svg:x2="9.398cm" svg:y2="9.164cm" draw:start-shape="id719" draw:start-glue-point="2" draw:end-shape="id712" draw:end-glue-point="3" svg:d="M8786 8944v220h612" svg:viewBox="0 0 613 221">
          <text:p/>
        </draw:connector>
        <draw:connector draw:style-name="gr129" draw:text-style-name="P111" draw:layer="layout" svg:x1="8.786cm" svg:y1="8.944cm" svg:x2="9.398cm" svg:y2="11.528cm" draw:start-shape="id719" draw:start-glue-point="2" draw:end-shape="id705" draw:end-glue-point="3" svg:d="M8786 8944v2584h612" svg:viewBox="0 0 613 2585">
          <text:p/>
        </draw:connector>
        <draw:custom-shape draw:style-name="gr233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720" draw:id="id720" draw:layer="layout" svg:width="0.712cm" svg:height="0.256cm" svg:x="3.068cm" svg:y="5.918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23" draw:id="id72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24" draw:id="id72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25" draw:id="id72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21" draw:id="id72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22" draw:id="id72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726" draw:id="id726" draw:layer="layout" svg:width="0.71cm" svg:height="0.255cm" svg:x="5.033cm" svg:y="7.9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6.174cm" svg:x2="4.052cm" svg:y2="7.389cm" draw:start-shape="id720" draw:start-glue-point="2" draw:end-shape="id721" draw:end-glue-point="3" svg:d="M3424 6174v1215h628" svg:viewBox="0 0 629 1216">
          <text:p/>
        </draw:connector>
        <draw:connector draw:style-name="gr129" draw:text-style-name="P111" draw:layer="layout" svg:x1="4.407cm" svg:y1="7.517cm" svg:x2="5.033cm" svg:y2="7.724cm" draw:start-shape="id721" draw:start-glue-point="2" draw:end-shape="id722" draw:end-glue-point="3" svg:d="M4407 7517v207h626" svg:viewBox="0 0 627 208">
          <text:p/>
        </draw:connector>
        <draw:connector draw:style-name="gr129" draw:text-style-name="P111" draw:layer="layout" svg:x1="4.407cm" svg:y1="6.51cm" svg:x2="5.033cm" svg:y2="6.719cm" draw:start-shape="id723" draw:start-glue-point="2" draw:end-shape="id724" draw:end-glue-point="3" svg:d="M4407 6510v209h626" svg:viewBox="0 0 627 210">
          <text:p/>
        </draw:connector>
        <draw:connector draw:style-name="gr129" draw:text-style-name="P111" draw:layer="layout" svg:x1="3.424cm" svg:y1="6.174cm" svg:x2="4.052cm" svg:y2="6.381cm" draw:start-shape="id720" draw:start-glue-point="2" draw:end-shape="id723" draw:end-glue-point="3" svg:d="M3424 6174v207h628" svg:viewBox="0 0 629 208">
          <text:p/>
        </draw:connector>
        <draw:connector draw:style-name="gr129" draw:text-style-name="P111" draw:layer="layout" svg:x1="4.407cm" svg:y1="6.51cm" svg:x2="5.033cm" svg:y2="7.055cm" draw:start-shape="id723" draw:start-glue-point="2" draw:end-shape="id725" draw:end-glue-point="3" svg:d="M4407 6510v545h626" svg:viewBox="0 0 627 546">
          <text:p/>
        </draw:connector>
        <draw:connector draw:style-name="gr129" draw:text-style-name="P111" draw:layer="layout" svg:x1="4.407cm" svg:y1="7.517cm" svg:x2="5.033cm" svg:y2="8.062cm" draw:start-shape="id721" draw:start-glue-point="2" draw:end-shape="id726" draw:end-glue-point="3" svg:d="M4407 7517v545h626" svg:viewBox="0 0 627 546">
          <text:p/>
        </draw:connector>
        <draw:custom-shape draw:style-name="gr235" draw:text-style-name="P112" xml:id="id727" draw:id="id72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0" draw:id="id73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1" draw:id="id73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2" draw:id="id73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28" draw:id="id72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29" draw:id="id72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3" draw:id="id73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3.811cm" svg:x2="4.052cm" svg:y2="5.024cm" draw:start-shape="id727" draw:start-glue-point="2" draw:end-shape="id728" draw:end-glue-point="3" svg:d="M3424 3811v1213h628" svg:viewBox="0 0 629 1214">
          <text:p/>
        </draw:connector>
        <draw:connector draw:style-name="gr129" draw:text-style-name="P111" draw:layer="layout" svg:x1="4.407cm" svg:y1="5.153cm" svg:x2="5.033cm" svg:y2="5.359cm" draw:start-shape="id728" draw:start-glue-point="2" draw:end-shape="id729" draw:end-glue-point="3" svg:d="M4407 5153v206h626" svg:viewBox="0 0 627 207">
          <text:p/>
        </draw:connector>
        <draw:connector draw:style-name="gr129" draw:text-style-name="P111" draw:layer="layout" svg:x1="4.407cm" svg:y1="4.145cm" svg:x2="5.033cm" svg:y2="4.354cm" draw:start-shape="id730" draw:start-glue-point="2" draw:end-shape="id731" draw:end-glue-point="3" svg:d="M4407 4145v209h626" svg:viewBox="0 0 627 210">
          <text:p/>
        </draw:connector>
        <draw:connector draw:style-name="gr129" draw:text-style-name="P111" draw:layer="layout" svg:x1="3.424cm" svg:y1="3.811cm" svg:x2="4.052cm" svg:y2="4.016cm" draw:start-shape="id727" draw:start-glue-point="2" draw:end-shape="id730" draw:end-glue-point="3" svg:d="M3424 3811v205h628" svg:viewBox="0 0 629 206">
          <text:p/>
        </draw:connector>
        <draw:connector draw:style-name="gr129" draw:text-style-name="P111" draw:layer="layout" svg:x1="4.407cm" svg:y1="4.145cm" svg:x2="5.033cm" svg:y2="4.69cm" draw:start-shape="id730" draw:start-glue-point="2" draw:end-shape="id732" draw:end-glue-point="3" svg:d="M4407 4145v545h626" svg:viewBox="0 0 627 546">
          <text:p/>
        </draw:connector>
        <draw:connector draw:style-name="gr129" draw:text-style-name="P111" draw:layer="layout" svg:x1="4.407cm" svg:y1="5.153cm" svg:x2="5.033cm" svg:y2="5.697cm" draw:start-shape="id728" draw:start-glue-point="2" draw:end-shape="id733" draw:end-glue-point="3" svg:d="M4407 5153v544h626" svg:viewBox="0 0 627 545">
          <text:p/>
        </draw:connector>
        <draw:custom-shape draw:style-name="gr230" draw:text-style-name="P112" xml:id="id734" draw:id="id734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58cm" svg:y1="3.461cm" svg:x2="3.068cm" svg:y2="3.682cm" draw:start-shape="id734" draw:start-glue-point="2" draw:end-shape="id727" draw:end-glue-point="3" svg:d="M2458 3461v221h610" svg:viewBox="0 0 611 222">
          <text:p/>
        </draw:connector>
        <draw:connector draw:style-name="gr129" draw:text-style-name="P111" draw:layer="layout" svg:x1="2.458cm" svg:y1="3.461cm" svg:x2="3.068cm" svg:y2="6.046cm" draw:start-shape="id734" draw:start-glue-point="2" draw:end-shape="id72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735" draw:id="id735" draw:layer="layout" svg:width="0.712cm" svg:height="0.256cm" svg:x="9.369cm" svg:y="5.917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8" draw:id="id73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9" draw:id="id73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40" draw:id="id74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736" draw:id="id73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7" draw:id="id73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741" draw:id="id741" draw:layer="layout" svg:width="0.71cm" svg:height="0.255cm" svg:x="11.334cm" svg:y="7.9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6.173cm" svg:x2="10.353cm" svg:y2="7.388cm" draw:start-shape="id735" draw:start-glue-point="2" draw:end-shape="id736" draw:end-glue-point="3" svg:d="M9725 6173v1215h628" svg:viewBox="0 0 629 1216">
          <text:p/>
        </draw:connector>
        <draw:connector draw:style-name="gr129" draw:text-style-name="P111" draw:layer="layout" svg:x1="10.708cm" svg:y1="7.516cm" svg:x2="11.334cm" svg:y2="7.723cm" draw:start-shape="id736" draw:start-glue-point="2" draw:end-shape="id737" draw:end-glue-point="3" svg:d="M10708 7516v207h626" svg:viewBox="0 0 627 208">
          <text:p/>
        </draw:connector>
        <draw:connector draw:style-name="gr129" draw:text-style-name="P111" draw:layer="layout" svg:x1="10.708cm" svg:y1="6.509cm" svg:x2="11.334cm" svg:y2="6.718cm" draw:start-shape="id738" draw:start-glue-point="2" draw:end-shape="id739" draw:end-glue-point="3" svg:d="M10708 6509v209h626" svg:viewBox="0 0 627 210">
          <text:p/>
        </draw:connector>
        <draw:connector draw:style-name="gr129" draw:text-style-name="P111" draw:layer="layout" svg:x1="9.725cm" svg:y1="6.173cm" svg:x2="10.353cm" svg:y2="6.38cm" draw:start-shape="id735" draw:start-glue-point="2" draw:end-shape="id738" draw:end-glue-point="3" svg:d="M9725 6173v207h628" svg:viewBox="0 0 629 208">
          <text:p/>
        </draw:connector>
        <draw:connector draw:style-name="gr129" draw:text-style-name="P111" draw:layer="layout" svg:x1="10.708cm" svg:y1="6.509cm" svg:x2="11.334cm" svg:y2="7.054cm" draw:start-shape="id738" draw:start-glue-point="2" draw:end-shape="id740" draw:end-glue-point="3" svg:d="M10708 6509v545h626" svg:viewBox="0 0 627 546">
          <text:p/>
        </draw:connector>
        <draw:connector draw:style-name="gr129" draw:text-style-name="P111" draw:layer="layout" svg:x1="10.708cm" svg:y1="7.516cm" svg:x2="11.334cm" svg:y2="8.061cm" draw:start-shape="id736" draw:start-glue-point="2" draw:end-shape="id741" draw:end-glue-point="3" svg:d="M10708 7516v545h626" svg:viewBox="0 0 627 546">
          <text:p/>
        </draw:connector>
        <draw:custom-shape draw:style-name="gr235" draw:text-style-name="P112" xml:id="id742" draw:id="id74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45" draw:id="id74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46" draw:id="id74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47" draw:id="id74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43" draw:id="id74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44" draw:id="id74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48" draw:id="id74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3.81cm" svg:x2="10.353cm" svg:y2="5.023cm" draw:start-shape="id742" draw:start-glue-point="2" draw:end-shape="id743" draw:end-glue-point="3" svg:d="M9725 3810v1213h628" svg:viewBox="0 0 629 1214">
          <text:p/>
        </draw:connector>
        <draw:connector draw:style-name="gr129" draw:text-style-name="P111" draw:layer="layout" svg:x1="10.708cm" svg:y1="5.152cm" svg:x2="11.334cm" svg:y2="5.358cm" draw:start-shape="id743" draw:start-glue-point="2" draw:end-shape="id744" draw:end-glue-point="3" svg:d="M10708 5152v206h626" svg:viewBox="0 0 627 207">
          <text:p/>
        </draw:connector>
        <draw:connector draw:style-name="gr129" draw:text-style-name="P111" draw:layer="layout" svg:x1="10.708cm" svg:y1="4.144cm" svg:x2="11.334cm" svg:y2="4.353cm" draw:start-shape="id745" draw:start-glue-point="2" draw:end-shape="id746" draw:end-glue-point="3" svg:d="M10708 4144v209h626" svg:viewBox="0 0 627 210">
          <text:p/>
        </draw:connector>
        <draw:connector draw:style-name="gr129" draw:text-style-name="P111" draw:layer="layout" svg:x1="9.725cm" svg:y1="3.81cm" svg:x2="10.353cm" svg:y2="4.015cm" draw:start-shape="id742" draw:start-glue-point="2" draw:end-shape="id745" draw:end-glue-point="3" svg:d="M9725 3810v205h628" svg:viewBox="0 0 629 206">
          <text:p/>
        </draw:connector>
        <draw:connector draw:style-name="gr129" draw:text-style-name="P111" draw:layer="layout" svg:x1="10.708cm" svg:y1="4.144cm" svg:x2="11.334cm" svg:y2="4.689cm" draw:start-shape="id745" draw:start-glue-point="2" draw:end-shape="id747" draw:end-glue-point="3" svg:d="M10708 4144v545h626" svg:viewBox="0 0 627 546">
          <text:p/>
        </draw:connector>
        <draw:connector draw:style-name="gr129" draw:text-style-name="P111" draw:layer="layout" svg:x1="10.708cm" svg:y1="5.152cm" svg:x2="11.334cm" svg:y2="5.696cm" draw:start-shape="id743" draw:start-glue-point="2" draw:end-shape="id748" draw:end-glue-point="3" svg:d="M10708 5152v544h626" svg:viewBox="0 0 627 545">
          <text:p/>
        </draw:connector>
        <draw:custom-shape draw:style-name="gr246" draw:text-style-name="P117" xml:id="id749" draw:id="id749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59cm" svg:y1="3.46cm" svg:x2="9.369cm" svg:y2="3.681cm" draw:start-shape="id749" draw:start-glue-point="2" draw:end-shape="id742" draw:end-glue-point="3" svg:d="M8759 3460v221h610" svg:viewBox="0 0 611 222">
          <text:p/>
        </draw:connector>
        <draw:connector draw:style-name="gr129" draw:text-style-name="P111" draw:layer="layout" svg:x1="8.759cm" svg:y1="3.46cm" svg:x2="9.369cm" svg:y2="6.045cm" draw:start-shape="id749" draw:start-glue-point="2" draw:end-shape="id73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9" xml:id="id750" draw:id="id750" draw:layer="layout" svg:width="0.712cm" svg:height="0.256cm" svg:x="15.27cm" svg:y="5.916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53" draw:id="id75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54" draw:id="id75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5" draw:id="id75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51" draw:id="id75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52" draw:id="id75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6" draw:id="id756" draw:layer="layout" svg:width="0.71cm" svg:height="0.255cm" svg:x="17.235cm" svg:y="7.9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6.172cm" svg:x2="16.254cm" svg:y2="7.387cm" draw:start-shape="id750" draw:start-glue-point="2" draw:end-shape="id751" draw:end-glue-point="3" svg:d="M15626 6172v1215h628" svg:viewBox="0 0 629 1216">
          <text:p/>
        </draw:connector>
        <draw:connector draw:style-name="gr129" draw:text-style-name="P111" draw:layer="layout" svg:x1="16.609cm" svg:y1="7.515cm" svg:x2="17.235cm" svg:y2="7.722cm" draw:start-shape="id751" draw:start-glue-point="2" draw:end-shape="id752" draw:end-glue-point="3" svg:d="M16609 7515v207h626" svg:viewBox="0 0 627 208">
          <text:p/>
        </draw:connector>
        <draw:connector draw:style-name="gr129" draw:text-style-name="P111" draw:layer="layout" svg:x1="16.609cm" svg:y1="6.508cm" svg:x2="17.235cm" svg:y2="6.717cm" draw:start-shape="id753" draw:start-glue-point="2" draw:end-shape="id754" draw:end-glue-point="3" svg:d="M16609 6508v209h626" svg:viewBox="0 0 627 210">
          <text:p/>
        </draw:connector>
        <draw:connector draw:style-name="gr129" draw:text-style-name="P111" draw:layer="layout" svg:x1="15.626cm" svg:y1="6.172cm" svg:x2="16.254cm" svg:y2="6.379cm" draw:start-shape="id750" draw:start-glue-point="2" draw:end-shape="id753" draw:end-glue-point="3" svg:d="M15626 6172v207h628" svg:viewBox="0 0 629 208">
          <text:p/>
        </draw:connector>
        <draw:connector draw:style-name="gr129" draw:text-style-name="P111" draw:layer="layout" svg:x1="16.609cm" svg:y1="6.508cm" svg:x2="17.235cm" svg:y2="7.053cm" draw:start-shape="id753" draw:start-glue-point="2" draw:end-shape="id755" draw:end-glue-point="3" svg:d="M16609 6508v545h626" svg:viewBox="0 0 627 546">
          <text:p/>
        </draw:connector>
        <draw:connector draw:style-name="gr129" draw:text-style-name="P111" draw:layer="layout" svg:x1="16.609cm" svg:y1="7.515cm" svg:x2="17.235cm" svg:y2="8.06cm" draw:start-shape="id751" draw:start-glue-point="2" draw:end-shape="id756" draw:end-glue-point="3" svg:d="M16609 7515v545h626" svg:viewBox="0 0 627 546">
          <text:p/>
        </draw:connector>
        <draw:custom-shape draw:style-name="gr235" draw:text-style-name="P112" xml:id="id757" draw:id="id75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0" draw:id="id76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1" draw:id="id76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2" draw:id="id76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58" draw:id="id75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9" draw:id="id75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3" draw:id="id76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3.809cm" svg:x2="16.254cm" svg:y2="5.022cm" draw:start-shape="id757" draw:start-glue-point="2" draw:end-shape="id758" draw:end-glue-point="3" svg:d="M15626 3809v1213h628" svg:viewBox="0 0 629 1214">
          <text:p/>
        </draw:connector>
        <draw:connector draw:style-name="gr129" draw:text-style-name="P111" draw:layer="layout" svg:x1="16.609cm" svg:y1="5.151cm" svg:x2="17.235cm" svg:y2="5.357cm" draw:start-shape="id758" draw:start-glue-point="2" draw:end-shape="id759" draw:end-glue-point="3" svg:d="M16609 5151v206h626" svg:viewBox="0 0 627 207">
          <text:p/>
        </draw:connector>
        <draw:connector draw:style-name="gr129" draw:text-style-name="P111" draw:layer="layout" svg:x1="16.609cm" svg:y1="4.143cm" svg:x2="17.235cm" svg:y2="4.352cm" draw:start-shape="id760" draw:start-glue-point="2" draw:end-shape="id761" draw:end-glue-point="3" svg:d="M16609 4143v209h626" svg:viewBox="0 0 627 210">
          <text:p/>
        </draw:connector>
        <draw:connector draw:style-name="gr129" draw:text-style-name="P111" draw:layer="layout" svg:x1="15.626cm" svg:y1="3.809cm" svg:x2="16.254cm" svg:y2="4.014cm" draw:start-shape="id757" draw:start-glue-point="2" draw:end-shape="id760" draw:end-glue-point="3" svg:d="M15626 3809v205h628" svg:viewBox="0 0 629 206">
          <text:p/>
        </draw:connector>
        <draw:connector draw:style-name="gr129" draw:text-style-name="P111" draw:layer="layout" svg:x1="16.609cm" svg:y1="4.143cm" svg:x2="17.235cm" svg:y2="4.688cm" draw:start-shape="id760" draw:start-glue-point="2" draw:end-shape="id762" draw:end-glue-point="3" svg:d="M16609 4143v545h626" svg:viewBox="0 0 627 546">
          <text:p/>
        </draw:connector>
        <draw:connector draw:style-name="gr129" draw:text-style-name="P111" draw:layer="layout" svg:x1="16.609cm" svg:y1="5.151cm" svg:x2="17.235cm" svg:y2="5.695cm" draw:start-shape="id758" draw:start-glue-point="2" draw:end-shape="id763" draw:end-glue-point="3" svg:d="M16609 5151v544h626" svg:viewBox="0 0 627 545">
          <text:p/>
        </draw:connector>
        <draw:custom-shape draw:style-name="gr248" draw:text-style-name="P120" xml:id="id764" draw:id="id764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6cm" svg:y1="3.459cm" svg:x2="15.27cm" svg:y2="3.68cm" draw:start-shape="id764" draw:start-glue-point="2" draw:end-shape="id757" draw:end-glue-point="3" svg:d="M14660 3459v221h610" svg:viewBox="0 0 611 222">
          <text:p/>
        </draw:connector>
        <draw:connector draw:style-name="gr129" draw:text-style-name="P111" draw:layer="layout" svg:x1="14.66cm" svg:y1="3.459cm" svg:x2="15.27cm" svg:y2="6.044cm" draw:start-shape="id764" draw:start-glue-point="2" draw:end-shape="id75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2" xml:id="id765" draw:id="id765" draw:layer="layout" svg:width="0.712cm" svg:height="0.256cm" svg:x="21.47cm" svg:y="5.915cm">
          <text:p text:style-name="P121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8" draw:id="id76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9" draw:id="id76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0" draw:id="id77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66" draw:id="id76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7" draw:id="id76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1" draw:id="id771" draw:layer="layout" svg:width="0.71cm" svg:height="0.255cm" svg:x="23.435cm" svg:y="7.93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6.171cm" svg:x2="22.454cm" svg:y2="7.386cm" draw:start-shape="id765" draw:start-glue-point="2" draw:end-shape="id766" draw:end-glue-point="3" svg:d="M21826 6171v1215h628" svg:viewBox="0 0 629 1216">
          <text:p/>
        </draw:connector>
        <draw:connector draw:style-name="gr129" draw:text-style-name="P111" draw:layer="layout" svg:x1="22.809cm" svg:y1="7.514cm" svg:x2="23.435cm" svg:y2="7.721cm" draw:start-shape="id766" draw:start-glue-point="2" draw:end-shape="id767" draw:end-glue-point="3" svg:d="M22809 7514v207h626" svg:viewBox="0 0 627 208">
          <text:p/>
        </draw:connector>
        <draw:connector draw:style-name="gr129" draw:text-style-name="P111" draw:layer="layout" svg:x1="22.809cm" svg:y1="6.507cm" svg:x2="23.435cm" svg:y2="6.716cm" draw:start-shape="id768" draw:start-glue-point="2" draw:end-shape="id769" draw:end-glue-point="3" svg:d="M22809 6507v209h626" svg:viewBox="0 0 627 210">
          <text:p/>
        </draw:connector>
        <draw:connector draw:style-name="gr129" draw:text-style-name="P111" draw:layer="layout" svg:x1="21.826cm" svg:y1="6.171cm" svg:x2="22.454cm" svg:y2="6.378cm" draw:start-shape="id765" draw:start-glue-point="2" draw:end-shape="id768" draw:end-glue-point="3" svg:d="M21826 6171v207h628" svg:viewBox="0 0 629 208">
          <text:p/>
        </draw:connector>
        <draw:connector draw:style-name="gr129" draw:text-style-name="P111" draw:layer="layout" svg:x1="22.809cm" svg:y1="6.507cm" svg:x2="23.435cm" svg:y2="7.052cm" draw:start-shape="id768" draw:start-glue-point="2" draw:end-shape="id770" draw:end-glue-point="3" svg:d="M22809 6507v545h626" svg:viewBox="0 0 627 546">
          <text:p/>
        </draw:connector>
        <draw:connector draw:style-name="gr129" draw:text-style-name="P111" draw:layer="layout" svg:x1="22.809cm" svg:y1="7.514cm" svg:x2="23.435cm" svg:y2="8.059cm" draw:start-shape="id766" draw:start-glue-point="2" draw:end-shape="id771" draw:end-glue-point="3" svg:d="M22809 7514v545h626" svg:viewBox="0 0 627 546">
          <text:p/>
        </draw:connector>
        <draw:custom-shape draw:style-name="gr235" draw:text-style-name="P112" xml:id="id772" draw:id="id77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75" draw:id="id77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76" draw:id="id77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77" draw:id="id77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73" draw:id="id77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4" draw:id="id77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78" draw:id="id77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3.808cm" svg:x2="22.454cm" svg:y2="5.021cm" draw:start-shape="id772" draw:start-glue-point="2" draw:end-shape="id773" draw:end-glue-point="3" svg:d="M21826 3808v1213h628" svg:viewBox="0 0 629 1214">
          <text:p/>
        </draw:connector>
        <draw:connector draw:style-name="gr129" draw:text-style-name="P111" draw:layer="layout" svg:x1="22.809cm" svg:y1="5.15cm" svg:x2="23.435cm" svg:y2="5.356cm" draw:start-shape="id773" draw:start-glue-point="2" draw:end-shape="id774" draw:end-glue-point="3" svg:d="M22809 5150v206h626" svg:viewBox="0 0 627 207">
          <text:p/>
        </draw:connector>
        <draw:connector draw:style-name="gr129" draw:text-style-name="P111" draw:layer="layout" svg:x1="22.809cm" svg:y1="4.142cm" svg:x2="23.435cm" svg:y2="4.351cm" draw:start-shape="id775" draw:start-glue-point="2" draw:end-shape="id776" draw:end-glue-point="3" svg:d="M22809 4142v209h626" svg:viewBox="0 0 627 210">
          <text:p/>
        </draw:connector>
        <draw:connector draw:style-name="gr129" draw:text-style-name="P111" draw:layer="layout" svg:x1="21.826cm" svg:y1="3.808cm" svg:x2="22.454cm" svg:y2="4.013cm" draw:start-shape="id772" draw:start-glue-point="2" draw:end-shape="id775" draw:end-glue-point="3" svg:d="M21826 3808v205h628" svg:viewBox="0 0 629 206">
          <text:p/>
        </draw:connector>
        <draw:connector draw:style-name="gr129" draw:text-style-name="P111" draw:layer="layout" svg:x1="22.809cm" svg:y1="4.142cm" svg:x2="23.435cm" svg:y2="4.687cm" draw:start-shape="id775" draw:start-glue-point="2" draw:end-shape="id777" draw:end-glue-point="3" svg:d="M22809 4142v545h626" svg:viewBox="0 0 627 546">
          <text:p/>
        </draw:connector>
        <draw:connector draw:style-name="gr129" draw:text-style-name="P111" draw:layer="layout" svg:x1="22.809cm" svg:y1="5.15cm" svg:x2="23.435cm" svg:y2="5.694cm" draw:start-shape="id773" draw:start-glue-point="2" draw:end-shape="id778" draw:end-glue-point="3" svg:d="M22809 5150v544h626" svg:viewBox="0 0 627 545">
          <text:p/>
        </draw:connector>
        <draw:custom-shape draw:style-name="gr248" draw:text-style-name="P120" xml:id="id779" draw:id="id779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86cm" svg:y1="3.458cm" svg:x2="21.47cm" svg:y2="3.679cm" draw:start-shape="id779" draw:start-glue-point="2" draw:end-shape="id772" draw:end-glue-point="3" svg:d="M20860 3458v221h610" svg:viewBox="0 0 611 222">
          <text:p/>
        </draw:connector>
        <draw:connector draw:style-name="gr129" draw:text-style-name="P111" draw:layer="layout" svg:x1="20.86cm" svg:y1="3.458cm" svg:x2="21.47cm" svg:y2="6.043cm" draw:start-shape="id779" draw:start-glue-point="2" draw:end-shape="id76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4" xml:id="id780" draw:id="id780" draw:layer="layout" svg:width="0.711cm" svg:height="0.256cm" svg:x="21.542cm" svg:y="11.404cm">
          <text:p text:style-name="P123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83" draw:id="id78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84" draw:id="id78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85" draw:id="id78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781" draw:id="id78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82" draw:id="id78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786" draw:id="id786" draw:layer="layout" svg:width="0.71cm" svg:height="0.254cm" svg:x="23.506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11.66cm" svg:x2="22.523cm" svg:y2="12.875cm" draw:start-shape="id780" draw:start-glue-point="2" draw:end-shape="id781" draw:end-glue-point="3" svg:d="M21897 11660v1215h626" svg:viewBox="0 0 627 1216">
          <text:p/>
        </draw:connector>
        <draw:connector draw:style-name="gr129" draw:text-style-name="P111" draw:layer="layout" svg:x1="22.879cm" svg:y1="13.003cm" svg:x2="23.506cm" svg:y2="13.21cm" draw:start-shape="id781" draw:start-glue-point="2" draw:end-shape="id782" draw:end-glue-point="3" svg:d="M22879 13003v207h627" svg:viewBox="0 0 628 208">
          <text:p/>
        </draw:connector>
        <draw:connector draw:style-name="gr129" draw:text-style-name="P111" draw:layer="layout" svg:x1="22.879cm" svg:y1="11.996cm" svg:x2="23.506cm" svg:y2="12.204cm" draw:start-shape="id783" draw:start-glue-point="2" draw:end-shape="id784" draw:end-glue-point="3" svg:d="M22879 11996v208h627" svg:viewBox="0 0 628 209">
          <text:p/>
        </draw:connector>
        <draw:connector draw:style-name="gr129" draw:text-style-name="P111" draw:layer="layout" svg:x1="21.897cm" svg:y1="11.66cm" svg:x2="22.523cm" svg:y2="11.867cm" draw:start-shape="id780" draw:start-glue-point="2" draw:end-shape="id783" draw:end-glue-point="3" svg:d="M21897 11660v207h626" svg:viewBox="0 0 627 208">
          <text:p/>
        </draw:connector>
        <draw:connector draw:style-name="gr129" draw:text-style-name="P111" draw:layer="layout" svg:x1="22.879cm" svg:y1="11.996cm" svg:x2="23.506cm" svg:y2="12.542cm" draw:start-shape="id783" draw:start-glue-point="2" draw:end-shape="id785" draw:end-glue-point="3" svg:d="M22879 11996v546h627" svg:viewBox="0 0 628 547">
          <text:p/>
        </draw:connector>
        <draw:connector draw:style-name="gr129" draw:text-style-name="P111" draw:layer="layout" svg:x1="22.879cm" svg:y1="13.003cm" svg:x2="23.506cm" svg:y2="13.548cm" draw:start-shape="id781" draw:start-glue-point="2" draw:end-shape="id786" draw:end-glue-point="3" svg:d="M22879 13003v545h627" svg:viewBox="0 0 628 546">
          <text:p/>
        </draw:connector>
        <draw:custom-shape draw:style-name="gr238" draw:text-style-name="P112" xml:id="id787" draw:id="id78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90" draw:id="id79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91" draw:id="id79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92" draw:id="id79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88" draw:id="id78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89" draw:id="id78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93" draw:id="id79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9.296cm" svg:x2="22.523cm" svg:y2="10.51cm" draw:start-shape="id787" draw:start-glue-point="2" draw:end-shape="id788" draw:end-glue-point="3" svg:d="M21897 9296v1214h626" svg:viewBox="0 0 627 1215">
          <text:p/>
        </draw:connector>
        <draw:connector draw:style-name="gr129" draw:text-style-name="P111" draw:layer="layout" svg:x1="22.879cm" svg:y1="10.639cm" svg:x2="23.506cm" svg:y2="10.846cm" draw:start-shape="id788" draw:start-glue-point="2" draw:end-shape="id789" draw:end-glue-point="3" svg:d="M22879 10639v207h627" svg:viewBox="0 0 628 208">
          <text:p/>
        </draw:connector>
        <draw:connector draw:style-name="gr129" draw:text-style-name="P111" draw:layer="layout" svg:x1="22.879cm" svg:y1="9.632cm" svg:x2="23.506cm" svg:y2="9.839cm" draw:start-shape="id790" draw:start-glue-point="2" draw:end-shape="id791" draw:end-glue-point="3" svg:d="M22879 9632v207h627" svg:viewBox="0 0 628 208">
          <text:p/>
        </draw:connector>
        <draw:connector draw:style-name="gr129" draw:text-style-name="P111" draw:layer="layout" svg:x1="21.897cm" svg:y1="9.296cm" svg:x2="22.523cm" svg:y2="9.503cm" draw:start-shape="id787" draw:start-glue-point="2" draw:end-shape="id790" draw:end-glue-point="3" svg:d="M21897 9296v207h626" svg:viewBox="0 0 627 208">
          <text:p/>
        </draw:connector>
        <draw:connector draw:style-name="gr129" draw:text-style-name="P111" draw:layer="layout" svg:x1="22.879cm" svg:y1="9.632cm" svg:x2="23.506cm" svg:y2="10.176cm" draw:start-shape="id790" draw:start-glue-point="2" draw:end-shape="id792" draw:end-glue-point="3" svg:d="M22879 9632v544h627" svg:viewBox="0 0 628 545">
          <text:p/>
        </draw:connector>
        <draw:connector draw:style-name="gr129" draw:text-style-name="P111" draw:layer="layout" svg:x1="22.879cm" svg:y1="10.639cm" svg:x2="23.506cm" svg:y2="11.183cm" draw:start-shape="id788" draw:start-glue-point="2" draw:end-shape="id793" draw:end-glue-point="3" svg:d="M22879 10639v544h627" svg:viewBox="0 0 628 545">
          <text:p/>
        </draw:connector>
        <draw:custom-shape draw:style-name="gr239" draw:text-style-name="P112" xml:id="id794" draw:id="id79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93cm" svg:y1="8.948cm" svg:x2="21.542cm" svg:y2="9.168cm" draw:start-shape="id794" draw:start-glue-point="2" draw:end-shape="id787" draw:end-glue-point="3" svg:d="M20930 8948v220h612" svg:viewBox="0 0 613 221">
          <text:p/>
        </draw:connector>
        <draw:connector draw:style-name="gr129" draw:text-style-name="P111" draw:layer="layout" svg:x1="20.93cm" svg:y1="8.948cm" svg:x2="21.542cm" svg:y2="11.532cm" draw:start-shape="id794" draw:start-glue-point="2" draw:end-shape="id780" draw:end-glue-point="3" svg:d="M20930 8948v2584h612" svg:viewBox="0 0 613 2585">
          <text:p/>
        </draw:connector>
        <draw:custom-shape draw:style-name="gr75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2.987cm" svg:y="14.272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8.857cm" svg:y="14.274cm">
          <draw:text-box>
            <text:p text:style-name="P21"><text:span text:style-name="T2">Matching feature ‘.b’</text:span></text:p>
          </draw:text-box>
        </draw:frame>
        <draw:custom-shape draw:style-name="gr31" draw:text-style-name="P125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17cm" svg:height="0.588cm" svg:x="21.529cm" svg:y="14.273cm">
          <draw:text-box>
            <text:p text:style-name="P21"><text:span text:style-name="T2">Matching selector ‘.b’</text:span></text:p>
          </draw:text-box>
        </draw:frame>
        <draw:custom-shape draw:style-name="gr32" draw:text-style-name="P126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50" draw:layer="layout" svg:width="3.368cm" svg:height="0.652cm" svg:x="21.53cm" svg:y="14.861cm">
          <draw:text-box>
            <text:p text:style-name="P21"><text:span text:style-name="T2">Selector ‘.b’ matched</text:span></text:p>
          </draw:text-box>
        </draw:frame>
        <draw:custom-shape draw:style-name="gr253" draw:text-style-name="P34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54" draw:text-style-name="P127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55" draw:text-style-name="P128" draw:layer="layout" svg:width="2.424cm" svg:height="0.786cm" svg:x="11.6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6" draw:text-style-name="P128" draw:layer="layout" svg:width="2.424cm" svg:height="0.786cm" svg:x="22.073cm" svg:y="2.8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6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Invalidation only</text:span></text:p>
          </draw:text-box>
        </draw:frame>
        <draw:custom-shape draw:style-name="gr257" draw:text-style-name="P16" draw:layer="layout" svg:width="5.672cm" svg:height="0.786cm" svg:x="10.022cm" svg:y="1.6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2" xml:id="id795" draw:id="id795" draw:layer="layout" svg:width="0.712cm" svg:height="0.256cm" svg:x="5.568cm" svg:y="10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98" draw:id="id798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99" draw:id="id799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00" draw:id="id800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96" draw:id="id796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97" draw:id="id797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01" draw:id="id801" draw:layer="layout" svg:width="0.71cm" svg:height="0.255cm" svg:x="7.533cm" svg:y="12.0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5.924cm" svg:y1="10.274cm" svg:x2="6.552cm" svg:y2="11.489cm" draw:start-shape="id795" draw:start-glue-point="2" draw:end-shape="id796" draw:end-glue-point="3" svg:d="M5924 10274v1215h628" svg:viewBox="0 0 629 1216">
          <text:p/>
        </draw:connector>
        <draw:connector draw:style-name="gr129" draw:text-style-name="P111" draw:layer="layout" svg:x1="6.907cm" svg:y1="11.617cm" svg:x2="7.533cm" svg:y2="11.824cm" draw:start-shape="id796" draw:start-glue-point="2" draw:end-shape="id797" draw:end-glue-point="3" svg:d="M6907 11617v207h626" svg:viewBox="0 0 627 208">
          <text:p/>
        </draw:connector>
        <draw:connector draw:style-name="gr129" draw:text-style-name="P111" draw:layer="layout" svg:x1="6.907cm" svg:y1="10.61cm" svg:x2="7.533cm" svg:y2="10.819cm" draw:start-shape="id798" draw:start-glue-point="2" draw:end-shape="id799" draw:end-glue-point="3" svg:d="M6907 10610v209h626" svg:viewBox="0 0 627 210">
          <text:p/>
        </draw:connector>
        <draw:connector draw:style-name="gr129" draw:text-style-name="P111" draw:layer="layout" svg:x1="5.924cm" svg:y1="10.274cm" svg:x2="6.552cm" svg:y2="10.481cm" draw:start-shape="id795" draw:start-glue-point="2" draw:end-shape="id798" draw:end-glue-point="3" svg:d="M5924 10274v207h628" svg:viewBox="0 0 629 208">
          <text:p/>
        </draw:connector>
        <draw:connector draw:style-name="gr129" draw:text-style-name="P111" draw:layer="layout" svg:x1="6.907cm" svg:y1="10.61cm" svg:x2="7.533cm" svg:y2="11.155cm" draw:start-shape="id798" draw:start-glue-point="2" draw:end-shape="id800" draw:end-glue-point="3" svg:d="M6907 10610v545h626" svg:viewBox="0 0 627 546">
          <text:p/>
        </draw:connector>
        <draw:connector draw:style-name="gr129" draw:text-style-name="P111" draw:layer="layout" svg:x1="6.907cm" svg:y1="11.617cm" svg:x2="7.533cm" svg:y2="12.162cm" draw:start-shape="id796" draw:start-glue-point="2" draw:end-shape="id801" draw:end-glue-point="3" svg:d="M6907 11617v545h626" svg:viewBox="0 0 627 546">
          <text:p/>
        </draw:connector>
        <draw:custom-shape draw:style-name="gr235" draw:text-style-name="P112" xml:id="id802" draw:id="id802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05" draw:id="id805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06" draw:id="id806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07" draw:id="id807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03" draw:id="id803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04" draw:id="id804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08" draw:id="id808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5.924cm" svg:y1="7.911cm" svg:x2="6.552cm" svg:y2="9.124cm" draw:start-shape="id802" draw:start-glue-point="2" draw:end-shape="id803" draw:end-glue-point="3" svg:d="M5924 7911v1213h628" svg:viewBox="0 0 629 1214">
          <text:p/>
        </draw:connector>
        <draw:connector draw:style-name="gr129" draw:text-style-name="P111" draw:layer="layout" svg:x1="6.907cm" svg:y1="9.253cm" svg:x2="7.533cm" svg:y2="9.459cm" draw:start-shape="id803" draw:start-glue-point="2" draw:end-shape="id804" draw:end-glue-point="3" svg:d="M6907 9253v206h626" svg:viewBox="0 0 627 207">
          <text:p/>
        </draw:connector>
        <draw:connector draw:style-name="gr129" draw:text-style-name="P111" draw:layer="layout" svg:x1="6.907cm" svg:y1="8.245cm" svg:x2="7.533cm" svg:y2="8.454cm" draw:start-shape="id805" draw:start-glue-point="2" draw:end-shape="id806" draw:end-glue-point="3" svg:d="M6907 8245v209h626" svg:viewBox="0 0 627 210">
          <text:p/>
        </draw:connector>
        <draw:connector draw:style-name="gr129" draw:text-style-name="P111" draw:layer="layout" svg:x1="5.924cm" svg:y1="7.911cm" svg:x2="6.552cm" svg:y2="8.116cm" draw:start-shape="id802" draw:start-glue-point="2" draw:end-shape="id805" draw:end-glue-point="3" svg:d="M5924 7911v205h628" svg:viewBox="0 0 629 206">
          <text:p/>
        </draw:connector>
        <draw:connector draw:style-name="gr129" draw:text-style-name="P111" draw:layer="layout" svg:x1="6.907cm" svg:y1="8.245cm" svg:x2="7.533cm" svg:y2="8.79cm" draw:start-shape="id805" draw:start-glue-point="2" draw:end-shape="id807" draw:end-glue-point="3" svg:d="M6907 8245v545h626" svg:viewBox="0 0 627 546">
          <text:p/>
        </draw:connector>
        <draw:connector draw:style-name="gr129" draw:text-style-name="P111" draw:layer="layout" svg:x1="6.907cm" svg:y1="9.253cm" svg:x2="7.533cm" svg:y2="9.797cm" draw:start-shape="id803" draw:start-glue-point="2" draw:end-shape="id808" draw:end-glue-point="3" svg:d="M6907 9253v544h626" svg:viewBox="0 0 627 545">
          <text:p/>
        </draw:connector>
        <draw:custom-shape draw:style-name="gr230" draw:text-style-name="P112" xml:id="id809" draw:id="id809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4.958cm" svg:y1="7.561cm" svg:x2="5.568cm" svg:y2="7.782cm" draw:start-shape="id809" draw:start-glue-point="2" draw:end-shape="id802" draw:end-glue-point="3" svg:d="M4958 7561v221h610" svg:viewBox="0 0 611 222">
          <text:p/>
        </draw:connector>
        <draw:connector draw:style-name="gr129" draw:text-style-name="P111" draw:layer="layout" svg:x1="4.958cm" svg:y1="7.561cm" svg:x2="5.568cm" svg:y2="10.146cm" draw:start-shape="id809" draw:start-glue-point="2" draw:end-shape="id795" draw:end-glue-point="3" svg:d="M4958 7561v2585h610" svg:viewBox="0 0 611 2586">
          <text:p/>
        </draw:connector>
        <draw:custom-shape draw:style-name="gr233" draw:text-style-name="P14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810" draw:id="id810" draw:layer="layout" svg:width="0.712cm" svg:height="0.256cm" svg:x="11.869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13" draw:id="id813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14" draw:id="id814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15" draw:id="id815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811" draw:id="id811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12" draw:id="id812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816" draw:id="id816" draw:layer="layout" svg:width="0.71cm" svg:height="0.255cm" svg:x="13.834cm" svg:y="12.0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225cm" svg:y1="10.273cm" svg:x2="12.853cm" svg:y2="11.488cm" draw:start-shape="id810" draw:start-glue-point="2" draw:end-shape="id811" draw:end-glue-point="3" svg:d="M12225 10273v1215h628" svg:viewBox="0 0 629 1216">
          <text:p/>
        </draw:connector>
        <draw:connector draw:style-name="gr129" draw:text-style-name="P111" draw:layer="layout" svg:x1="13.208cm" svg:y1="11.616cm" svg:x2="13.834cm" svg:y2="11.823cm" draw:start-shape="id811" draw:start-glue-point="2" draw:end-shape="id812" draw:end-glue-point="3" svg:d="M13208 11616v207h626" svg:viewBox="0 0 627 208">
          <text:p/>
        </draw:connector>
        <draw:connector draw:style-name="gr129" draw:text-style-name="P111" draw:layer="layout" svg:x1="13.208cm" svg:y1="10.609cm" svg:x2="13.834cm" svg:y2="10.818cm" draw:start-shape="id813" draw:start-glue-point="2" draw:end-shape="id814" draw:end-glue-point="3" svg:d="M13208 10609v209h626" svg:viewBox="0 0 627 210">
          <text:p/>
        </draw:connector>
        <draw:connector draw:style-name="gr129" draw:text-style-name="P111" draw:layer="layout" svg:x1="12.225cm" svg:y1="10.273cm" svg:x2="12.853cm" svg:y2="10.48cm" draw:start-shape="id810" draw:start-glue-point="2" draw:end-shape="id813" draw:end-glue-point="3" svg:d="M12225 10273v207h628" svg:viewBox="0 0 629 208">
          <text:p/>
        </draw:connector>
        <draw:connector draw:style-name="gr129" draw:text-style-name="P111" draw:layer="layout" svg:x1="13.208cm" svg:y1="10.609cm" svg:x2="13.834cm" svg:y2="11.154cm" draw:start-shape="id813" draw:start-glue-point="2" draw:end-shape="id815" draw:end-glue-point="3" svg:d="M13208 10609v545h626" svg:viewBox="0 0 627 546">
          <text:p/>
        </draw:connector>
        <draw:connector draw:style-name="gr129" draw:text-style-name="P111" draw:layer="layout" svg:x1="13.208cm" svg:y1="11.616cm" svg:x2="13.834cm" svg:y2="12.161cm" draw:start-shape="id811" draw:start-glue-point="2" draw:end-shape="id816" draw:end-glue-point="3" svg:d="M13208 11616v545h626" svg:viewBox="0 0 627 546">
          <text:p/>
        </draw:connector>
        <draw:custom-shape draw:style-name="gr235" draw:text-style-name="P112" xml:id="id817" draw:id="id817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0" draw:id="id820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1" draw:id="id821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2" draw:id="id822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18" draw:id="id818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19" draw:id="id819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3" draw:id="id823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225cm" svg:y1="7.91cm" svg:x2="12.853cm" svg:y2="9.123cm" draw:start-shape="id817" draw:start-glue-point="2" draw:end-shape="id818" draw:end-glue-point="3" svg:d="M12225 7910v1213h628" svg:viewBox="0 0 629 1214">
          <text:p/>
        </draw:connector>
        <draw:connector draw:style-name="gr129" draw:text-style-name="P111" draw:layer="layout" svg:x1="13.208cm" svg:y1="9.252cm" svg:x2="13.834cm" svg:y2="9.458cm" draw:start-shape="id818" draw:start-glue-point="2" draw:end-shape="id819" draw:end-glue-point="3" svg:d="M13208 9252v206h626" svg:viewBox="0 0 627 207">
          <text:p/>
        </draw:connector>
        <draw:connector draw:style-name="gr129" draw:text-style-name="P111" draw:layer="layout" svg:x1="13.208cm" svg:y1="8.244cm" svg:x2="13.834cm" svg:y2="8.453cm" draw:start-shape="id820" draw:start-glue-point="2" draw:end-shape="id821" draw:end-glue-point="3" svg:d="M13208 8244v209h626" svg:viewBox="0 0 627 210">
          <text:p/>
        </draw:connector>
        <draw:connector draw:style-name="gr129" draw:text-style-name="P111" draw:layer="layout" svg:x1="12.225cm" svg:y1="7.91cm" svg:x2="12.853cm" svg:y2="8.115cm" draw:start-shape="id817" draw:start-glue-point="2" draw:end-shape="id820" draw:end-glue-point="3" svg:d="M12225 7910v205h628" svg:viewBox="0 0 629 206">
          <text:p/>
        </draw:connector>
        <draw:connector draw:style-name="gr129" draw:text-style-name="P111" draw:layer="layout" svg:x1="13.208cm" svg:y1="8.244cm" svg:x2="13.834cm" svg:y2="8.789cm" draw:start-shape="id820" draw:start-glue-point="2" draw:end-shape="id822" draw:end-glue-point="3" svg:d="M13208 8244v545h626" svg:viewBox="0 0 627 546">
          <text:p/>
        </draw:connector>
        <draw:connector draw:style-name="gr129" draw:text-style-name="P111" draw:layer="layout" svg:x1="13.208cm" svg:y1="9.252cm" svg:x2="13.834cm" svg:y2="9.796cm" draw:start-shape="id818" draw:start-glue-point="2" draw:end-shape="id823" draw:end-glue-point="3" svg:d="M13208 9252v544h626" svg:viewBox="0 0 627 545">
          <text:p/>
        </draw:connector>
        <draw:custom-shape draw:style-name="gr246" draw:text-style-name="P117" xml:id="id824" draw:id="id824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1.259cm" svg:y1="7.56cm" svg:x2="11.869cm" svg:y2="7.781cm" draw:start-shape="id824" draw:start-glue-point="2" draw:end-shape="id817" draw:end-glue-point="3" svg:d="M11259 7560v221h610" svg:viewBox="0 0 611 222">
          <text:p/>
        </draw:connector>
        <draw:connector draw:style-name="gr129" draw:text-style-name="P111" draw:layer="layout" svg:x1="11.259cm" svg:y1="7.56cm" svg:x2="11.869cm" svg:y2="10.145cm" draw:start-shape="id824" draw:start-glue-point="2" draw:end-shape="id810" draw:end-glue-point="3" svg:d="M11259 7560v2585h610" svg:viewBox="0 0 611 2586">
          <text:p/>
        </draw:connector>
        <draw:custom-shape draw:style-name="gr233" draw:text-style-name="P14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825" draw:id="id825" draw:layer="layout" svg:width="0.712cm" svg:height="0.256cm" svg:x="17.77cm" svg:y="10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8" draw:id="id828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9" draw:id="id829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0" draw:id="id830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826" draw:id="id826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7" draw:id="id827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1" draw:id="id831" draw:layer="layout" svg:width="0.71cm" svg:height="0.255cm" svg:x="19.735cm" svg:y="12.0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126cm" svg:y1="10.272cm" svg:x2="18.754cm" svg:y2="11.487cm" draw:start-shape="id825" draw:start-glue-point="2" draw:end-shape="id826" draw:end-glue-point="3" svg:d="M18126 10272v1215h628" svg:viewBox="0 0 629 1216">
          <text:p/>
        </draw:connector>
        <draw:connector draw:style-name="gr129" draw:text-style-name="P111" draw:layer="layout" svg:x1="19.109cm" svg:y1="11.615cm" svg:x2="19.735cm" svg:y2="11.822cm" draw:start-shape="id826" draw:start-glue-point="2" draw:end-shape="id827" draw:end-glue-point="3" svg:d="M19109 11615v207h626" svg:viewBox="0 0 627 208">
          <text:p/>
        </draw:connector>
        <draw:connector draw:style-name="gr129" draw:text-style-name="P111" draw:layer="layout" svg:x1="19.109cm" svg:y1="10.608cm" svg:x2="19.735cm" svg:y2="10.817cm" draw:start-shape="id828" draw:start-glue-point="2" draw:end-shape="id829" draw:end-glue-point="3" svg:d="M19109 10608v209h626" svg:viewBox="0 0 627 210">
          <text:p/>
        </draw:connector>
        <draw:connector draw:style-name="gr129" draw:text-style-name="P111" draw:layer="layout" svg:x1="18.126cm" svg:y1="10.272cm" svg:x2="18.754cm" svg:y2="10.479cm" draw:start-shape="id825" draw:start-glue-point="2" draw:end-shape="id828" draw:end-glue-point="3" svg:d="M18126 10272v207h628" svg:viewBox="0 0 629 208">
          <text:p/>
        </draw:connector>
        <draw:connector draw:style-name="gr129" draw:text-style-name="P111" draw:layer="layout" svg:x1="19.109cm" svg:y1="10.608cm" svg:x2="19.735cm" svg:y2="11.153cm" draw:start-shape="id828" draw:start-glue-point="2" draw:end-shape="id830" draw:end-glue-point="3" svg:d="M19109 10608v545h626" svg:viewBox="0 0 627 546">
          <text:p/>
        </draw:connector>
        <draw:connector draw:style-name="gr129" draw:text-style-name="P111" draw:layer="layout" svg:x1="19.109cm" svg:y1="11.615cm" svg:x2="19.735cm" svg:y2="12.16cm" draw:start-shape="id826" draw:start-glue-point="2" draw:end-shape="id831" draw:end-glue-point="3" svg:d="M19109 11615v545h626" svg:viewBox="0 0 627 546">
          <text:p/>
        </draw:connector>
        <draw:custom-shape draw:style-name="gr235" draw:text-style-name="P112" xml:id="id832" draw:id="id832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35" draw:id="id835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36" draw:id="id836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37" draw:id="id837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33" draw:id="id833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4" draw:id="id834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38" draw:id="id838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126cm" svg:y1="7.909cm" svg:x2="18.754cm" svg:y2="9.122cm" draw:start-shape="id832" draw:start-glue-point="2" draw:end-shape="id833" draw:end-glue-point="3" svg:d="M18126 7909v1213h628" svg:viewBox="0 0 629 1214">
          <text:p/>
        </draw:connector>
        <draw:connector draw:style-name="gr129" draw:text-style-name="P111" draw:layer="layout" svg:x1="19.109cm" svg:y1="9.251cm" svg:x2="19.735cm" svg:y2="9.457cm" draw:start-shape="id833" draw:start-glue-point="2" draw:end-shape="id834" draw:end-glue-point="3" svg:d="M19109 9251v206h626" svg:viewBox="0 0 627 207">
          <text:p/>
        </draw:connector>
        <draw:connector draw:style-name="gr129" draw:text-style-name="P111" draw:layer="layout" svg:x1="19.109cm" svg:y1="8.243cm" svg:x2="19.735cm" svg:y2="8.452cm" draw:start-shape="id835" draw:start-glue-point="2" draw:end-shape="id836" draw:end-glue-point="3" svg:d="M19109 8243v209h626" svg:viewBox="0 0 627 210">
          <text:p/>
        </draw:connector>
        <draw:connector draw:style-name="gr129" draw:text-style-name="P111" draw:layer="layout" svg:x1="18.126cm" svg:y1="7.909cm" svg:x2="18.754cm" svg:y2="8.114cm" draw:start-shape="id832" draw:start-glue-point="2" draw:end-shape="id835" draw:end-glue-point="3" svg:d="M18126 7909v205h628" svg:viewBox="0 0 629 206">
          <text:p/>
        </draw:connector>
        <draw:connector draw:style-name="gr129" draw:text-style-name="P111" draw:layer="layout" svg:x1="19.109cm" svg:y1="8.243cm" svg:x2="19.735cm" svg:y2="8.788cm" draw:start-shape="id835" draw:start-glue-point="2" draw:end-shape="id837" draw:end-glue-point="3" svg:d="M19109 8243v545h626" svg:viewBox="0 0 627 546">
          <text:p/>
        </draw:connector>
        <draw:connector draw:style-name="gr129" draw:text-style-name="P111" draw:layer="layout" svg:x1="19.109cm" svg:y1="9.251cm" svg:x2="19.735cm" svg:y2="9.795cm" draw:start-shape="id833" draw:start-glue-point="2" draw:end-shape="id838" draw:end-glue-point="3" svg:d="M19109 9251v544h626" svg:viewBox="0 0 627 545">
          <text:p/>
        </draw:connector>
        <draw:custom-shape draw:style-name="gr248" draw:text-style-name="P120" xml:id="id839" draw:id="id839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7.16cm" svg:y1="7.559cm" svg:x2="17.77cm" svg:y2="7.78cm" draw:start-shape="id839" draw:start-glue-point="2" draw:end-shape="id832" draw:end-glue-point="3" svg:d="M17160 7559v221h610" svg:viewBox="0 0 611 222">
          <text:p/>
        </draw:connector>
        <draw:connector draw:style-name="gr129" draw:text-style-name="P111" draw:layer="layout" svg:x1="17.16cm" svg:y1="7.559cm" svg:x2="17.77cm" svg:y2="10.144cm" draw:start-shape="id839" draw:start-glue-point="2" draw:end-shape="id825" draw:end-glue-point="3" svg:d="M17160 7559v2585h610" svg:viewBox="0 0 611 2586">
          <text:p/>
        </draw:connector>
        <draw:custom-shape draw:style-name="gr75" draw:text-style-name="P47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8.721cm" svg:y="12.891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14.591cm" svg:y="12.893cm">
          <draw:text-box>
            <text:p text:style-name="P21"><text:span text:style-name="T2">Matching feature ‘.b’</text:span></text:p>
          </draw:text-box>
        </draw:frame>
        <draw:custom-shape draw:style-name="gr253" draw:text-style-name="P34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58" draw:text-style-name="P128" draw:layer="layout" svg:width="2.424cm" svg:height="0.786cm" svg:x="14.154cm" svg:y="6.9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9" draw:text-style-name="P106" draw:layer="layout" svg:width="5.672cm" svg:height="0.786cm" svg:x="10.848cm" svg:y="5.9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Recalculation only</text:span></text:p>
          </draw:text-box>
        </draw:frame>
        <draw:custom-shape draw:style-name="gr26" draw:text-style-name="P104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5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4.257cm" svg:y="14.271cm">
          <draw:text-box>
            <text:p text:style-name="P21"><text:span text:style-name="T2">Feature ‘.c’ matched (Invalidated)</text:span></text:p>
          </draw:text-box>
        </draw:frame>
        <draw:frame draw:style-name="gr79" draw:text-style-name="P50" draw:layer="layout" svg:width="5.452cm" svg:height="0.569cm" svg:x="14.23cm" svg:y="14.872cm">
          <draw:text-box>
            <text:p text:style-name="P21"><text:span text:style-name="T2">Matching argument selector ‘.b .a’</text:span></text:p>
          </draw:text-box>
        </draw:frame>
        <draw:custom-shape draw:style-name="gr260" draw:text-style-name="P106" draw:layer="layout" svg:width="5.672cm" svg:height="0.786cm" svg:x="11.522cm" svg:y="1.9cm">
          <text:p text:style-name="P106"><text:span text:style-name="T17">.c:has(.b .a) <text:s/>{ color: red }</text:span></text:p>
          <draw:enhanced-geometry svg:viewBox="0 0 21600 21600" draw:type="rectangle" draw:enhanced-path="M 0 0 L 21600 0 21600 21600 0 21600 0 0 Z N"/>
        </draw:custom-shape>
        <draw:custom-shape draw:style-name="gr221" draw:text-style-name="P109" xml:id="id840" draw:id="id840" draw:layer="layout" svg:width="0.71cm" svg:height="0.256cm" svg:x="15.287cm" svg:y="11.403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10" xml:id="id843" draw:id="id843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844" draw:id="id844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845" draw:id="id845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10" xml:id="id841" draw:id="id841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10" xml:id="id842" draw:id="id842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0" xml:id="id846" draw:id="id846" draw:layer="layout" svg:width="0.71cm" svg:height="0.254cm" svg:x="17.25cm" svg:y="13.4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11.659cm" svg:x2="16.269cm" svg:y2="12.874cm" draw:start-shape="id840" draw:start-glue-point="2" draw:end-shape="id841" draw:end-glue-point="3" svg:d="M15642 11659v1215h627" svg:viewBox="0 0 628 1216">
          <text:p/>
        </draw:connector>
        <draw:connector draw:style-name="gr129" draw:text-style-name="P111" draw:layer="layout" svg:x1="16.624cm" svg:y1="13.002cm" svg:x2="17.25cm" svg:y2="13.209cm" draw:start-shape="id841" draw:start-glue-point="2" draw:end-shape="id842" draw:end-glue-point="3" svg:d="M16624 13002v207h626" svg:viewBox="0 0 627 208">
          <text:p/>
        </draw:connector>
        <draw:connector draw:style-name="gr129" draw:text-style-name="P111" draw:layer="layout" svg:x1="16.624cm" svg:y1="11.995cm" svg:x2="17.25cm" svg:y2="12.203cm" draw:start-shape="id843" draw:start-glue-point="2" draw:end-shape="id844" draw:end-glue-point="3" svg:d="M16624 11995v208h626" svg:viewBox="0 0 627 209">
          <text:p/>
        </draw:connector>
        <draw:connector draw:style-name="gr129" draw:text-style-name="P111" draw:layer="layout" svg:x1="15.642cm" svg:y1="11.659cm" svg:x2="16.269cm" svg:y2="11.866cm" draw:start-shape="id840" draw:start-glue-point="2" draw:end-shape="id843" draw:end-glue-point="3" svg:d="M15642 11659v207h627" svg:viewBox="0 0 628 208">
          <text:p/>
        </draw:connector>
        <draw:connector draw:style-name="gr129" draw:text-style-name="P111" draw:layer="layout" svg:x1="16.624cm" svg:y1="11.995cm" svg:x2="17.25cm" svg:y2="12.541cm" draw:start-shape="id843" draw:start-glue-point="2" draw:end-shape="id845" draw:end-glue-point="3" svg:d="M16624 11995v546h626" svg:viewBox="0 0 627 547">
          <text:p/>
        </draw:connector>
        <draw:connector draw:style-name="gr129" draw:text-style-name="P111" draw:layer="layout" svg:x1="16.624cm" svg:y1="13.002cm" svg:x2="17.25cm" svg:y2="13.547cm" draw:start-shape="id841" draw:start-glue-point="2" draw:end-shape="id846" draw:end-glue-point="3" svg:d="M16624 13002v545h626" svg:viewBox="0 0 627 546">
          <text:p/>
        </draw:connector>
        <draw:custom-shape draw:style-name="gr227" draw:text-style-name="P112" xml:id="id847" draw:id="id847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50" draw:id="id850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851" draw:id="id851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52" draw:id="id852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48" draw:id="id848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49" draw:id="id849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853" draw:id="id853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9.295cm" svg:x2="16.269cm" svg:y2="10.509cm" draw:start-shape="id847" draw:start-glue-point="2" draw:end-shape="id848" draw:end-glue-point="3" svg:d="M15642 9295v1214h627" svg:viewBox="0 0 628 1215">
          <text:p/>
        </draw:connector>
        <draw:connector draw:style-name="gr129" draw:text-style-name="P111" draw:layer="layout" svg:x1="16.624cm" svg:y1="10.638cm" svg:x2="17.25cm" svg:y2="10.844cm" draw:start-shape="id848" draw:start-glue-point="2" draw:end-shape="id849" draw:end-glue-point="3" svg:d="M16624 10638v206h626" svg:viewBox="0 0 627 207">
          <text:p/>
        </draw:connector>
        <draw:connector draw:style-name="gr129" draw:text-style-name="P111" draw:layer="layout" svg:x1="16.624cm" svg:y1="9.631cm" svg:x2="17.25cm" svg:y2="9.838cm" draw:start-shape="id850" draw:start-glue-point="2" draw:end-shape="id851" draw:end-glue-point="3" svg:d="M16624 9631v207h626" svg:viewBox="0 0 627 208">
          <text:p/>
        </draw:connector>
        <draw:connector draw:style-name="gr129" draw:text-style-name="P111" draw:layer="layout" svg:x1="15.642cm" svg:y1="9.295cm" svg:x2="16.269cm" svg:y2="9.502cm" draw:start-shape="id847" draw:start-glue-point="2" draw:end-shape="id850" draw:end-glue-point="3" svg:d="M15642 9295v207h627" svg:viewBox="0 0 628 208">
          <text:p/>
        </draw:connector>
        <draw:connector draw:style-name="gr129" draw:text-style-name="P111" draw:layer="layout" svg:x1="16.624cm" svg:y1="9.631cm" svg:x2="17.25cm" svg:y2="10.175cm" draw:start-shape="id850" draw:start-glue-point="2" draw:end-shape="id852" draw:end-glue-point="3" svg:d="M16624 9631v544h626" svg:viewBox="0 0 627 545">
          <text:p/>
        </draw:connector>
        <draw:connector draw:style-name="gr129" draw:text-style-name="P111" draw:layer="layout" svg:x1="16.624cm" svg:y1="10.638cm" svg:x2="17.25cm" svg:y2="11.182cm" draw:start-shape="id848" draw:start-glue-point="2" draw:end-shape="id853" draw:end-glue-point="3" svg:d="M16624 10638v544h626" svg:viewBox="0 0 627 545">
          <text:p/>
        </draw:connector>
        <draw:custom-shape draw:style-name="gr230" draw:text-style-name="P112" xml:id="id854" draw:id="id854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75cm" svg:y1="8.947cm" svg:x2="15.287cm" svg:y2="9.167cm" draw:start-shape="id854" draw:start-glue-point="2" draw:end-shape="id847" draw:end-glue-point="3" svg:d="M14675 8947v220h612" svg:viewBox="0 0 613 221">
          <text:p/>
        </draw:connector>
        <draw:connector draw:style-name="gr129" draw:text-style-name="P111" draw:layer="layout" svg:x1="14.675cm" svg:y1="8.947cm" svg:x2="15.287cm" svg:y2="11.531cm" draw:start-shape="id854" draw:start-glue-point="2" draw:end-shape="id840" draw:end-glue-point="3" svg:d="M14675 8947v2584h612" svg:viewBox="0 0 613 2585">
          <text:p/>
        </draw:connector>
        <draw:custom-shape draw:style-name="gr227" draw:text-style-name="P112" xml:id="id855" draw:id="id855" draw:layer="layout" svg:width="0.71cm" svg:height="0.256cm" svg:x="9.398cm" svg:y="11.4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858" draw:id="id85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59" draw:id="id85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60" draw:id="id86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856" draw:id="id85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857" draw:id="id85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61" draw:id="id861" draw:layer="layout" svg:width="0.71cm" svg:height="0.255cm" svg:x="11.361cm" svg:y="13.4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11.656cm" svg:x2="10.38cm" svg:y2="12.871cm" draw:start-shape="id855" draw:start-glue-point="2" draw:end-shape="id856" draw:end-glue-point="3" svg:d="M9753 11656v1215h627" svg:viewBox="0 0 628 1216">
          <text:p/>
        </draw:connector>
        <draw:connector draw:style-name="gr129" draw:text-style-name="P111" draw:layer="layout" svg:x1="10.735cm" svg:y1="12.999cm" svg:x2="11.361cm" svg:y2="13.206cm" draw:start-shape="id856" draw:start-glue-point="2" draw:end-shape="id857" draw:end-glue-point="3" svg:d="M10735 12999v207h626" svg:viewBox="0 0 627 208">
          <text:p/>
        </draw:connector>
        <draw:connector draw:style-name="gr129" draw:text-style-name="P111" draw:layer="layout" svg:x1="10.735cm" svg:y1="11.991cm" svg:x2="11.361cm" svg:y2="12.2cm" draw:start-shape="id858" draw:start-glue-point="2" draw:end-shape="id859" draw:end-glue-point="3" svg:d="M10735 11991v209h626" svg:viewBox="0 0 627 210">
          <text:p/>
        </draw:connector>
        <draw:connector draw:style-name="gr129" draw:text-style-name="P111" draw:layer="layout" svg:x1="9.753cm" svg:y1="11.656cm" svg:x2="10.38cm" svg:y2="11.863cm" draw:start-shape="id855" draw:start-glue-point="2" draw:end-shape="id858" draw:end-glue-point="3" svg:d="M9753 11656v207h627" svg:viewBox="0 0 628 208">
          <text:p/>
        </draw:connector>
        <draw:connector draw:style-name="gr129" draw:text-style-name="P111" draw:layer="layout" svg:x1="10.735cm" svg:y1="11.991cm" svg:x2="11.361cm" svg:y2="12.538cm" draw:start-shape="id858" draw:start-glue-point="2" draw:end-shape="id860" draw:end-glue-point="3" svg:d="M10735 11991v547h626" svg:viewBox="0 0 627 548">
          <text:p/>
        </draw:connector>
        <draw:connector draw:style-name="gr129" draw:text-style-name="P111" draw:layer="layout" svg:x1="10.735cm" svg:y1="12.999cm" svg:x2="11.361cm" svg:y2="13.543cm" draw:start-shape="id856" draw:start-glue-point="2" draw:end-shape="id861" draw:end-glue-point="3" svg:d="M10735 12999v544h626" svg:viewBox="0 0 627 545">
          <text:p/>
        </draw:connector>
        <draw:custom-shape draw:style-name="gr227" draw:text-style-name="P112" xml:id="id862" draw:id="id86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65" draw:id="id86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866" draw:id="id86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67" draw:id="id86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63" draw:id="id86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64" draw:id="id86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868" draw:id="id86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9.292cm" svg:x2="10.38cm" svg:y2="10.506cm" draw:start-shape="id862" draw:start-glue-point="2" draw:end-shape="id863" draw:end-glue-point="3" svg:d="M9753 9292v1214h627" svg:viewBox="0 0 628 1215">
          <text:p/>
        </draw:connector>
        <draw:connector draw:style-name="gr129" draw:text-style-name="P111" draw:layer="layout" svg:x1="10.735cm" svg:y1="10.635cm" svg:x2="11.361cm" svg:y2="10.841cm" draw:start-shape="id863" draw:start-glue-point="2" draw:end-shape="id864" draw:end-glue-point="3" svg:d="M10735 10635v206h626" svg:viewBox="0 0 627 207">
          <text:p/>
        </draw:connector>
        <draw:connector draw:style-name="gr129" draw:text-style-name="P111" draw:layer="layout" svg:x1="10.735cm" svg:y1="9.628cm" svg:x2="11.361cm" svg:y2="9.835cm" draw:start-shape="id865" draw:start-glue-point="2" draw:end-shape="id866" draw:end-glue-point="3" svg:d="M10735 9628v207h626" svg:viewBox="0 0 627 208">
          <text:p/>
        </draw:connector>
        <draw:connector draw:style-name="gr129" draw:text-style-name="P111" draw:layer="layout" svg:x1="9.753cm" svg:y1="9.292cm" svg:x2="10.38cm" svg:y2="9.499cm" draw:start-shape="id862" draw:start-glue-point="2" draw:end-shape="id865" draw:end-glue-point="3" svg:d="M9753 9292v207h627" svg:viewBox="0 0 628 208">
          <text:p/>
        </draw:connector>
        <draw:connector draw:style-name="gr129" draw:text-style-name="P111" draw:layer="layout" svg:x1="10.735cm" svg:y1="9.628cm" svg:x2="11.361cm" svg:y2="10.172cm" draw:start-shape="id865" draw:start-glue-point="2" draw:end-shape="id867" draw:end-glue-point="3" svg:d="M10735 9628v544h626" svg:viewBox="0 0 627 545">
          <text:p/>
        </draw:connector>
        <draw:connector draw:style-name="gr129" draw:text-style-name="P111" draw:layer="layout" svg:x1="10.735cm" svg:y1="10.635cm" svg:x2="11.361cm" svg:y2="11.179cm" draw:start-shape="id863" draw:start-glue-point="2" draw:end-shape="id868" draw:end-glue-point="3" svg:d="M10735 10635v544h626" svg:viewBox="0 0 627 545">
          <text:p/>
        </draw:connector>
        <draw:custom-shape draw:style-name="gr230" draw:text-style-name="P112" xml:id="id869" draw:id="id86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86cm" svg:y1="8.944cm" svg:x2="9.398cm" svg:y2="9.164cm" draw:start-shape="id869" draw:start-glue-point="2" draw:end-shape="id862" draw:end-glue-point="3" svg:d="M8786 8944v220h612" svg:viewBox="0 0 613 221">
          <text:p/>
        </draw:connector>
        <draw:connector draw:style-name="gr129" draw:text-style-name="P111" draw:layer="layout" svg:x1="8.786cm" svg:y1="8.944cm" svg:x2="9.398cm" svg:y2="11.528cm" draw:start-shape="id869" draw:start-glue-point="2" draw:end-shape="id855" draw:end-glue-point="3" svg:d="M8786 8944v2584h612" svg:viewBox="0 0 613 2585">
          <text:p/>
        </draw:connector>
        <draw:custom-shape draw:style-name="gr261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870" draw:id="id870" draw:layer="layout" svg:width="0.712cm" svg:height="0.256cm" svg:x="3.068cm" svg:y="5.918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73" draw:id="id87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74" draw:id="id87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75" draw:id="id87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871" draw:id="id87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72" draw:id="id87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76" draw:id="id876" draw:layer="layout" svg:width="0.71cm" svg:height="0.255cm" svg:x="5.033cm" svg:y="7.9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6.174cm" svg:x2="4.052cm" svg:y2="7.389cm" draw:start-shape="id870" draw:start-glue-point="2" draw:end-shape="id871" draw:end-glue-point="3" svg:d="M3424 6174v1215h628" svg:viewBox="0 0 629 1216">
          <text:p/>
        </draw:connector>
        <draw:connector draw:style-name="gr129" draw:text-style-name="P111" draw:layer="layout" svg:x1="4.407cm" svg:y1="7.517cm" svg:x2="5.033cm" svg:y2="7.724cm" draw:start-shape="id871" draw:start-glue-point="2" draw:end-shape="id872" draw:end-glue-point="3" svg:d="M4407 7517v207h626" svg:viewBox="0 0 627 208">
          <text:p/>
        </draw:connector>
        <draw:connector draw:style-name="gr129" draw:text-style-name="P111" draw:layer="layout" svg:x1="4.407cm" svg:y1="6.51cm" svg:x2="5.033cm" svg:y2="6.719cm" draw:start-shape="id873" draw:start-glue-point="2" draw:end-shape="id874" draw:end-glue-point="3" svg:d="M4407 6510v209h626" svg:viewBox="0 0 627 210">
          <text:p/>
        </draw:connector>
        <draw:connector draw:style-name="gr129" draw:text-style-name="P111" draw:layer="layout" svg:x1="3.424cm" svg:y1="6.174cm" svg:x2="4.052cm" svg:y2="6.381cm" draw:start-shape="id870" draw:start-glue-point="2" draw:end-shape="id873" draw:end-glue-point="3" svg:d="M3424 6174v207h628" svg:viewBox="0 0 629 208">
          <text:p/>
        </draw:connector>
        <draw:connector draw:style-name="gr129" draw:text-style-name="P111" draw:layer="layout" svg:x1="4.407cm" svg:y1="6.51cm" svg:x2="5.033cm" svg:y2="7.055cm" draw:start-shape="id873" draw:start-glue-point="2" draw:end-shape="id875" draw:end-glue-point="3" svg:d="M4407 6510v545h626" svg:viewBox="0 0 627 546">
          <text:p/>
        </draw:connector>
        <draw:connector draw:style-name="gr129" draw:text-style-name="P111" draw:layer="layout" svg:x1="4.407cm" svg:y1="7.517cm" svg:x2="5.033cm" svg:y2="8.062cm" draw:start-shape="id871" draw:start-glue-point="2" draw:end-shape="id876" draw:end-glue-point="3" svg:d="M4407 7517v545h626" svg:viewBox="0 0 627 546">
          <text:p/>
        </draw:connector>
        <draw:custom-shape draw:style-name="gr235" draw:text-style-name="P112" xml:id="id877" draw:id="id87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0" draw:id="id88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1" draw:id="id88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2" draw:id="id88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78" draw:id="id87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79" draw:id="id87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3" draw:id="id88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3.811cm" svg:x2="4.052cm" svg:y2="5.024cm" draw:start-shape="id877" draw:start-glue-point="2" draw:end-shape="id878" draw:end-glue-point="3" svg:d="M3424 3811v1213h628" svg:viewBox="0 0 629 1214">
          <text:p/>
        </draw:connector>
        <draw:connector draw:style-name="gr129" draw:text-style-name="P111" draw:layer="layout" svg:x1="4.407cm" svg:y1="5.153cm" svg:x2="5.033cm" svg:y2="5.359cm" draw:start-shape="id878" draw:start-glue-point="2" draw:end-shape="id879" draw:end-glue-point="3" svg:d="M4407 5153v206h626" svg:viewBox="0 0 627 207">
          <text:p/>
        </draw:connector>
        <draw:connector draw:style-name="gr129" draw:text-style-name="P111" draw:layer="layout" svg:x1="4.407cm" svg:y1="4.145cm" svg:x2="5.033cm" svg:y2="4.354cm" draw:start-shape="id880" draw:start-glue-point="2" draw:end-shape="id881" draw:end-glue-point="3" svg:d="M4407 4145v209h626" svg:viewBox="0 0 627 210">
          <text:p/>
        </draw:connector>
        <draw:connector draw:style-name="gr129" draw:text-style-name="P111" draw:layer="layout" svg:x1="3.424cm" svg:y1="3.811cm" svg:x2="4.052cm" svg:y2="4.016cm" draw:start-shape="id877" draw:start-glue-point="2" draw:end-shape="id880" draw:end-glue-point="3" svg:d="M3424 3811v205h628" svg:viewBox="0 0 629 206">
          <text:p/>
        </draw:connector>
        <draw:connector draw:style-name="gr129" draw:text-style-name="P111" draw:layer="layout" svg:x1="4.407cm" svg:y1="4.145cm" svg:x2="5.033cm" svg:y2="4.69cm" draw:start-shape="id880" draw:start-glue-point="2" draw:end-shape="id882" draw:end-glue-point="3" svg:d="M4407 4145v545h626" svg:viewBox="0 0 627 546">
          <text:p/>
        </draw:connector>
        <draw:connector draw:style-name="gr129" draw:text-style-name="P111" draw:layer="layout" svg:x1="4.407cm" svg:y1="5.153cm" svg:x2="5.033cm" svg:y2="5.697cm" draw:start-shape="id878" draw:start-glue-point="2" draw:end-shape="id883" draw:end-glue-point="3" svg:d="M4407 5153v544h626" svg:viewBox="0 0 627 545">
          <text:p/>
        </draw:connector>
        <draw:custom-shape draw:style-name="gr230" draw:text-style-name="P112" xml:id="id884" draw:id="id884" draw:layer="layout" svg:width="0.71cm" svg:height="0.255cm" svg:x="2.103cm" svg:y="3.20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58cm" svg:y1="3.461cm" svg:x2="3.068cm" svg:y2="3.682cm" draw:start-shape="id884" draw:start-glue-point="2" draw:end-shape="id877" draw:end-glue-point="3" svg:d="M2458 3461v221h610" svg:viewBox="0 0 611 222">
          <text:p/>
        </draw:connector>
        <draw:connector draw:style-name="gr129" draw:text-style-name="P111" draw:layer="layout" svg:x1="2.458cm" svg:y1="3.461cm" svg:x2="3.068cm" svg:y2="6.046cm" draw:start-shape="id884" draw:start-glue-point="2" draw:end-shape="id87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885" draw:id="id885" draw:layer="layout" svg:width="0.712cm" svg:height="0.256cm" svg:x="9.369cm" svg:y="5.917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8" draw:id="id88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9" draw:id="id88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90" draw:id="id89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886" draw:id="id88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7" draw:id="id88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891" draw:id="id891" draw:layer="layout" svg:width="0.71cm" svg:height="0.255cm" svg:x="11.334cm" svg:y="7.9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6.173cm" svg:x2="10.353cm" svg:y2="7.388cm" draw:start-shape="id885" draw:start-glue-point="2" draw:end-shape="id886" draw:end-glue-point="3" svg:d="M9725 6173v1215h628" svg:viewBox="0 0 629 1216">
          <text:p/>
        </draw:connector>
        <draw:connector draw:style-name="gr129" draw:text-style-name="P111" draw:layer="layout" svg:x1="10.708cm" svg:y1="7.516cm" svg:x2="11.334cm" svg:y2="7.723cm" draw:start-shape="id886" draw:start-glue-point="2" draw:end-shape="id887" draw:end-glue-point="3" svg:d="M10708 7516v207h626" svg:viewBox="0 0 627 208">
          <text:p/>
        </draw:connector>
        <draw:connector draw:style-name="gr129" draw:text-style-name="P111" draw:layer="layout" svg:x1="10.708cm" svg:y1="6.509cm" svg:x2="11.334cm" svg:y2="6.718cm" draw:start-shape="id888" draw:start-glue-point="2" draw:end-shape="id889" draw:end-glue-point="3" svg:d="M10708 6509v209h626" svg:viewBox="0 0 627 210">
          <text:p/>
        </draw:connector>
        <draw:connector draw:style-name="gr129" draw:text-style-name="P111" draw:layer="layout" svg:x1="9.725cm" svg:y1="6.173cm" svg:x2="10.353cm" svg:y2="6.38cm" draw:start-shape="id885" draw:start-glue-point="2" draw:end-shape="id888" draw:end-glue-point="3" svg:d="M9725 6173v207h628" svg:viewBox="0 0 629 208">
          <text:p/>
        </draw:connector>
        <draw:connector draw:style-name="gr129" draw:text-style-name="P111" draw:layer="layout" svg:x1="10.708cm" svg:y1="6.509cm" svg:x2="11.334cm" svg:y2="7.054cm" draw:start-shape="id888" draw:start-glue-point="2" draw:end-shape="id890" draw:end-glue-point="3" svg:d="M10708 6509v545h626" svg:viewBox="0 0 627 546">
          <text:p/>
        </draw:connector>
        <draw:connector draw:style-name="gr129" draw:text-style-name="P111" draw:layer="layout" svg:x1="10.708cm" svg:y1="7.516cm" svg:x2="11.334cm" svg:y2="8.061cm" draw:start-shape="id886" draw:start-glue-point="2" draw:end-shape="id891" draw:end-glue-point="3" svg:d="M10708 7516v545h626" svg:viewBox="0 0 627 546">
          <text:p/>
        </draw:connector>
        <draw:custom-shape draw:style-name="gr235" draw:text-style-name="P112" xml:id="id892" draw:id="id89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95" draw:id="id89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96" draw:id="id89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97" draw:id="id89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93" draw:id="id89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94" draw:id="id89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98" draw:id="id89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3.81cm" svg:x2="10.353cm" svg:y2="5.023cm" draw:start-shape="id892" draw:start-glue-point="2" draw:end-shape="id893" draw:end-glue-point="3" svg:d="M9725 3810v1213h628" svg:viewBox="0 0 629 1214">
          <text:p/>
        </draw:connector>
        <draw:connector draw:style-name="gr129" draw:text-style-name="P111" draw:layer="layout" svg:x1="10.708cm" svg:y1="5.152cm" svg:x2="11.334cm" svg:y2="5.358cm" draw:start-shape="id893" draw:start-glue-point="2" draw:end-shape="id894" draw:end-glue-point="3" svg:d="M10708 5152v206h626" svg:viewBox="0 0 627 207">
          <text:p/>
        </draw:connector>
        <draw:connector draw:style-name="gr129" draw:text-style-name="P111" draw:layer="layout" svg:x1="10.708cm" svg:y1="4.144cm" svg:x2="11.334cm" svg:y2="4.353cm" draw:start-shape="id895" draw:start-glue-point="2" draw:end-shape="id896" draw:end-glue-point="3" svg:d="M10708 4144v209h626" svg:viewBox="0 0 627 210">
          <text:p/>
        </draw:connector>
        <draw:connector draw:style-name="gr129" draw:text-style-name="P111" draw:layer="layout" svg:x1="9.725cm" svg:y1="3.81cm" svg:x2="10.353cm" svg:y2="4.015cm" draw:start-shape="id892" draw:start-glue-point="2" draw:end-shape="id895" draw:end-glue-point="3" svg:d="M9725 3810v205h628" svg:viewBox="0 0 629 206">
          <text:p/>
        </draw:connector>
        <draw:connector draw:style-name="gr129" draw:text-style-name="P111" draw:layer="layout" svg:x1="10.708cm" svg:y1="4.144cm" svg:x2="11.334cm" svg:y2="4.689cm" draw:start-shape="id895" draw:start-glue-point="2" draw:end-shape="id897" draw:end-glue-point="3" svg:d="M10708 4144v545h626" svg:viewBox="0 0 627 546">
          <text:p/>
        </draw:connector>
        <draw:connector draw:style-name="gr129" draw:text-style-name="P111" draw:layer="layout" svg:x1="10.708cm" svg:y1="5.152cm" svg:x2="11.334cm" svg:y2="5.696cm" draw:start-shape="id893" draw:start-glue-point="2" draw:end-shape="id898" draw:end-glue-point="3" svg:d="M10708 5152v544h626" svg:viewBox="0 0 627 545">
          <text:p/>
        </draw:connector>
        <draw:custom-shape draw:style-name="gr246" draw:text-style-name="P117" xml:id="id899" draw:id="id899" draw:layer="layout" svg:width="0.71cm" svg:height="0.255cm" svg:x="8.404cm" svg:y="3.20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59cm" svg:y1="3.46cm" svg:x2="9.369cm" svg:y2="3.681cm" draw:start-shape="id899" draw:start-glue-point="2" draw:end-shape="id892" draw:end-glue-point="3" svg:d="M8759 3460v221h610" svg:viewBox="0 0 611 222">
          <text:p/>
        </draw:connector>
        <draw:connector draw:style-name="gr129" draw:text-style-name="P111" draw:layer="layout" svg:x1="8.759cm" svg:y1="3.46cm" svg:x2="9.369cm" svg:y2="6.045cm" draw:start-shape="id899" draw:start-glue-point="2" draw:end-shape="id88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9" xml:id="id900" draw:id="id900" draw:layer="layout" svg:width="0.712cm" svg:height="0.256cm" svg:x="15.27cm" svg:y="5.916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03" draw:id="id90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04" draw:id="id90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5" draw:id="id90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01" draw:id="id90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02" draw:id="id90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6" draw:id="id906" draw:layer="layout" svg:width="0.71cm" svg:height="0.255cm" svg:x="17.235cm" svg:y="7.9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6.172cm" svg:x2="16.254cm" svg:y2="7.387cm" draw:start-shape="id900" draw:start-glue-point="2" draw:end-shape="id901" draw:end-glue-point="3" svg:d="M15626 6172v1215h628" svg:viewBox="0 0 629 1216">
          <text:p/>
        </draw:connector>
        <draw:connector draw:style-name="gr129" draw:text-style-name="P111" draw:layer="layout" svg:x1="16.609cm" svg:y1="7.515cm" svg:x2="17.235cm" svg:y2="7.722cm" draw:start-shape="id901" draw:start-glue-point="2" draw:end-shape="id902" draw:end-glue-point="3" svg:d="M16609 7515v207h626" svg:viewBox="0 0 627 208">
          <text:p/>
        </draw:connector>
        <draw:connector draw:style-name="gr129" draw:text-style-name="P111" draw:layer="layout" svg:x1="16.609cm" svg:y1="6.508cm" svg:x2="17.235cm" svg:y2="6.717cm" draw:start-shape="id903" draw:start-glue-point="2" draw:end-shape="id904" draw:end-glue-point="3" svg:d="M16609 6508v209h626" svg:viewBox="0 0 627 210">
          <text:p/>
        </draw:connector>
        <draw:connector draw:style-name="gr129" draw:text-style-name="P111" draw:layer="layout" svg:x1="15.626cm" svg:y1="6.172cm" svg:x2="16.254cm" svg:y2="6.379cm" draw:start-shape="id900" draw:start-glue-point="2" draw:end-shape="id903" draw:end-glue-point="3" svg:d="M15626 6172v207h628" svg:viewBox="0 0 629 208">
          <text:p/>
        </draw:connector>
        <draw:connector draw:style-name="gr129" draw:text-style-name="P111" draw:layer="layout" svg:x1="16.609cm" svg:y1="6.508cm" svg:x2="17.235cm" svg:y2="7.053cm" draw:start-shape="id903" draw:start-glue-point="2" draw:end-shape="id905" draw:end-glue-point="3" svg:d="M16609 6508v545h626" svg:viewBox="0 0 627 546">
          <text:p/>
        </draw:connector>
        <draw:connector draw:style-name="gr129" draw:text-style-name="P111" draw:layer="layout" svg:x1="16.609cm" svg:y1="7.515cm" svg:x2="17.235cm" svg:y2="8.06cm" draw:start-shape="id901" draw:start-glue-point="2" draw:end-shape="id906" draw:end-glue-point="3" svg:d="M16609 7515v545h626" svg:viewBox="0 0 627 546">
          <text:p/>
        </draw:connector>
        <draw:custom-shape draw:style-name="gr235" draw:text-style-name="P112" xml:id="id907" draw:id="id90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0" draw:id="id91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1" draw:id="id91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2" draw:id="id91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08" draw:id="id90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9" draw:id="id90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3" draw:id="id91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3.809cm" svg:x2="16.254cm" svg:y2="5.022cm" draw:start-shape="id907" draw:start-glue-point="2" draw:end-shape="id908" draw:end-glue-point="3" svg:d="M15626 3809v1213h628" svg:viewBox="0 0 629 1214">
          <text:p/>
        </draw:connector>
        <draw:connector draw:style-name="gr129" draw:text-style-name="P111" draw:layer="layout" svg:x1="16.609cm" svg:y1="5.151cm" svg:x2="17.235cm" svg:y2="5.357cm" draw:start-shape="id908" draw:start-glue-point="2" draw:end-shape="id909" draw:end-glue-point="3" svg:d="M16609 5151v206h626" svg:viewBox="0 0 627 207">
          <text:p/>
        </draw:connector>
        <draw:connector draw:style-name="gr129" draw:text-style-name="P111" draw:layer="layout" svg:x1="16.609cm" svg:y1="4.143cm" svg:x2="17.235cm" svg:y2="4.352cm" draw:start-shape="id910" draw:start-glue-point="2" draw:end-shape="id911" draw:end-glue-point="3" svg:d="M16609 4143v209h626" svg:viewBox="0 0 627 210">
          <text:p/>
        </draw:connector>
        <draw:connector draw:style-name="gr129" draw:text-style-name="P111" draw:layer="layout" svg:x1="15.626cm" svg:y1="3.809cm" svg:x2="16.254cm" svg:y2="4.014cm" draw:start-shape="id907" draw:start-glue-point="2" draw:end-shape="id910" draw:end-glue-point="3" svg:d="M15626 3809v205h628" svg:viewBox="0 0 629 206">
          <text:p/>
        </draw:connector>
        <draw:connector draw:style-name="gr129" draw:text-style-name="P111" draw:layer="layout" svg:x1="16.609cm" svg:y1="4.143cm" svg:x2="17.235cm" svg:y2="4.688cm" draw:start-shape="id910" draw:start-glue-point="2" draw:end-shape="id912" draw:end-glue-point="3" svg:d="M16609 4143v545h626" svg:viewBox="0 0 627 546">
          <text:p/>
        </draw:connector>
        <draw:connector draw:style-name="gr129" draw:text-style-name="P111" draw:layer="layout" svg:x1="16.609cm" svg:y1="5.151cm" svg:x2="17.235cm" svg:y2="5.695cm" draw:start-shape="id908" draw:start-glue-point="2" draw:end-shape="id913" draw:end-glue-point="3" svg:d="M16609 5151v544h626" svg:viewBox="0 0 627 545">
          <text:p/>
        </draw:connector>
        <draw:custom-shape draw:style-name="gr248" draw:text-style-name="P120" xml:id="id914" draw:id="id914" draw:layer="layout" svg:width="0.71cm" svg:height="0.255cm" svg:x="14.305cm" svg:y="3.20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6cm" svg:y1="3.459cm" svg:x2="15.27cm" svg:y2="3.68cm" draw:start-shape="id914" draw:start-glue-point="2" draw:end-shape="id907" draw:end-glue-point="3" svg:d="M14660 3459v221h610" svg:viewBox="0 0 611 222">
          <text:p/>
        </draw:connector>
        <draw:connector draw:style-name="gr129" draw:text-style-name="P111" draw:layer="layout" svg:x1="14.66cm" svg:y1="3.459cm" svg:x2="15.27cm" svg:y2="6.044cm" draw:start-shape="id914" draw:start-glue-point="2" draw:end-shape="id90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2" xml:id="id915" draw:id="id915" draw:layer="layout" svg:width="0.712cm" svg:height="0.256cm" svg:x="21.47cm" svg:y="5.915cm">
          <text:p text:style-name="P121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8" draw:id="id91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9" draw:id="id91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0" draw:id="id92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16" draw:id="id91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7" draw:id="id91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1" draw:id="id921" draw:layer="layout" svg:width="0.71cm" svg:height="0.255cm" svg:x="23.435cm" svg:y="7.93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6.171cm" svg:x2="22.454cm" svg:y2="7.386cm" draw:start-shape="id915" draw:start-glue-point="2" draw:end-shape="id916" draw:end-glue-point="3" svg:d="M21826 6171v1215h628" svg:viewBox="0 0 629 1216">
          <text:p/>
        </draw:connector>
        <draw:connector draw:style-name="gr129" draw:text-style-name="P111" draw:layer="layout" svg:x1="22.809cm" svg:y1="7.514cm" svg:x2="23.435cm" svg:y2="7.721cm" draw:start-shape="id916" draw:start-glue-point="2" draw:end-shape="id917" draw:end-glue-point="3" svg:d="M22809 7514v207h626" svg:viewBox="0 0 627 208">
          <text:p/>
        </draw:connector>
        <draw:connector draw:style-name="gr129" draw:text-style-name="P111" draw:layer="layout" svg:x1="22.809cm" svg:y1="6.507cm" svg:x2="23.435cm" svg:y2="6.716cm" draw:start-shape="id918" draw:start-glue-point="2" draw:end-shape="id919" draw:end-glue-point="3" svg:d="M22809 6507v209h626" svg:viewBox="0 0 627 210">
          <text:p/>
        </draw:connector>
        <draw:connector draw:style-name="gr129" draw:text-style-name="P111" draw:layer="layout" svg:x1="21.826cm" svg:y1="6.171cm" svg:x2="22.454cm" svg:y2="6.378cm" draw:start-shape="id915" draw:start-glue-point="2" draw:end-shape="id918" draw:end-glue-point="3" svg:d="M21826 6171v207h628" svg:viewBox="0 0 629 208">
          <text:p/>
        </draw:connector>
        <draw:connector draw:style-name="gr129" draw:text-style-name="P111" draw:layer="layout" svg:x1="22.809cm" svg:y1="6.507cm" svg:x2="23.435cm" svg:y2="7.052cm" draw:start-shape="id918" draw:start-glue-point="2" draw:end-shape="id920" draw:end-glue-point="3" svg:d="M22809 6507v545h626" svg:viewBox="0 0 627 546">
          <text:p/>
        </draw:connector>
        <draw:connector draw:style-name="gr129" draw:text-style-name="P111" draw:layer="layout" svg:x1="22.809cm" svg:y1="7.514cm" svg:x2="23.435cm" svg:y2="8.059cm" draw:start-shape="id916" draw:start-glue-point="2" draw:end-shape="id921" draw:end-glue-point="3" svg:d="M22809 7514v545h626" svg:viewBox="0 0 627 546">
          <text:p/>
        </draw:connector>
        <draw:custom-shape draw:style-name="gr235" draw:text-style-name="P112" xml:id="id922" draw:id="id92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25" draw:id="id92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26" draw:id="id92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27" draw:id="id92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23" draw:id="id92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4" draw:id="id92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28" draw:id="id92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3.808cm" svg:x2="22.454cm" svg:y2="5.021cm" draw:start-shape="id922" draw:start-glue-point="2" draw:end-shape="id923" draw:end-glue-point="3" svg:d="M21826 3808v1213h628" svg:viewBox="0 0 629 1214">
          <text:p/>
        </draw:connector>
        <draw:connector draw:style-name="gr129" draw:text-style-name="P111" draw:layer="layout" svg:x1="22.809cm" svg:y1="5.15cm" svg:x2="23.435cm" svg:y2="5.356cm" draw:start-shape="id923" draw:start-glue-point="2" draw:end-shape="id924" draw:end-glue-point="3" svg:d="M22809 5150v206h626" svg:viewBox="0 0 627 207">
          <text:p/>
        </draw:connector>
        <draw:connector draw:style-name="gr129" draw:text-style-name="P111" draw:layer="layout" svg:x1="22.809cm" svg:y1="4.142cm" svg:x2="23.435cm" svg:y2="4.351cm" draw:start-shape="id925" draw:start-glue-point="2" draw:end-shape="id926" draw:end-glue-point="3" svg:d="M22809 4142v209h626" svg:viewBox="0 0 627 210">
          <text:p/>
        </draw:connector>
        <draw:connector draw:style-name="gr129" draw:text-style-name="P111" draw:layer="layout" svg:x1="21.826cm" svg:y1="3.808cm" svg:x2="22.454cm" svg:y2="4.013cm" draw:start-shape="id922" draw:start-glue-point="2" draw:end-shape="id925" draw:end-glue-point="3" svg:d="M21826 3808v205h628" svg:viewBox="0 0 629 206">
          <text:p/>
        </draw:connector>
        <draw:connector draw:style-name="gr129" draw:text-style-name="P111" draw:layer="layout" svg:x1="22.809cm" svg:y1="4.142cm" svg:x2="23.435cm" svg:y2="4.687cm" draw:start-shape="id925" draw:start-glue-point="2" draw:end-shape="id927" draw:end-glue-point="3" svg:d="M22809 4142v545h626" svg:viewBox="0 0 627 546">
          <text:p/>
        </draw:connector>
        <draw:connector draw:style-name="gr129" draw:text-style-name="P111" draw:layer="layout" svg:x1="22.809cm" svg:y1="5.15cm" svg:x2="23.435cm" svg:y2="5.694cm" draw:start-shape="id923" draw:start-glue-point="2" draw:end-shape="id928" draw:end-glue-point="3" svg:d="M22809 5150v544h626" svg:viewBox="0 0 627 545">
          <text:p/>
        </draw:connector>
        <draw:custom-shape draw:style-name="gr248" draw:text-style-name="P120" xml:id="id929" draw:id="id929" draw:layer="layout" svg:width="0.71cm" svg:height="0.255cm" svg:x="20.505cm" svg:y="3.203cm">
          <text:p text:style-name="P108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86cm" svg:y1="3.458cm" svg:x2="21.47cm" svg:y2="3.679cm" draw:start-shape="id929" draw:start-glue-point="2" draw:end-shape="id922" draw:end-glue-point="3" svg:d="M20860 3458v221h610" svg:viewBox="0 0 611 222">
          <text:p/>
        </draw:connector>
        <draw:connector draw:style-name="gr129" draw:text-style-name="P111" draw:layer="layout" svg:x1="20.86cm" svg:y1="3.458cm" svg:x2="21.47cm" svg:y2="6.043cm" draw:start-shape="id929" draw:start-glue-point="2" draw:end-shape="id91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4" xml:id="id930" draw:id="id930" draw:layer="layout" svg:width="0.711cm" svg:height="0.256cm" svg:x="21.542cm" svg:y="11.404cm">
          <text:p text:style-name="P123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33" draw:id="id93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34" draw:id="id93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35" draw:id="id93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931" draw:id="id93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932" draw:id="id93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936" draw:id="id936" draw:layer="layout" svg:width="0.71cm" svg:height="0.254cm" svg:x="23.506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11.66cm" svg:x2="22.523cm" svg:y2="12.875cm" draw:start-shape="id930" draw:start-glue-point="2" draw:end-shape="id931" draw:end-glue-point="3" svg:d="M21897 11660v1215h626" svg:viewBox="0 0 627 1216">
          <text:p/>
        </draw:connector>
        <draw:connector draw:style-name="gr129" draw:text-style-name="P111" draw:layer="layout" svg:x1="22.879cm" svg:y1="13.003cm" svg:x2="23.506cm" svg:y2="13.21cm" draw:start-shape="id931" draw:start-glue-point="2" draw:end-shape="id932" draw:end-glue-point="3" svg:d="M22879 13003v207h627" svg:viewBox="0 0 628 208">
          <text:p/>
        </draw:connector>
        <draw:connector draw:style-name="gr129" draw:text-style-name="P111" draw:layer="layout" svg:x1="22.879cm" svg:y1="11.996cm" svg:x2="23.506cm" svg:y2="12.204cm" draw:start-shape="id933" draw:start-glue-point="2" draw:end-shape="id934" draw:end-glue-point="3" svg:d="M22879 11996v208h627" svg:viewBox="0 0 628 209">
          <text:p/>
        </draw:connector>
        <draw:connector draw:style-name="gr129" draw:text-style-name="P111" draw:layer="layout" svg:x1="21.897cm" svg:y1="11.66cm" svg:x2="22.523cm" svg:y2="11.867cm" draw:start-shape="id930" draw:start-glue-point="2" draw:end-shape="id933" draw:end-glue-point="3" svg:d="M21897 11660v207h626" svg:viewBox="0 0 627 208">
          <text:p/>
        </draw:connector>
        <draw:connector draw:style-name="gr129" draw:text-style-name="P111" draw:layer="layout" svg:x1="22.879cm" svg:y1="11.996cm" svg:x2="23.506cm" svg:y2="12.542cm" draw:start-shape="id933" draw:start-glue-point="2" draw:end-shape="id935" draw:end-glue-point="3" svg:d="M22879 11996v546h627" svg:viewBox="0 0 628 547">
          <text:p/>
        </draw:connector>
        <draw:connector draw:style-name="gr129" draw:text-style-name="P111" draw:layer="layout" svg:x1="22.879cm" svg:y1="13.003cm" svg:x2="23.506cm" svg:y2="13.548cm" draw:start-shape="id931" draw:start-glue-point="2" draw:end-shape="id936" draw:end-glue-point="3" svg:d="M22879 13003v545h627" svg:viewBox="0 0 628 546">
          <text:p/>
        </draw:connector>
        <draw:custom-shape draw:style-name="gr238" draw:text-style-name="P112" xml:id="id937" draw:id="id93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40" draw:id="id94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41" draw:id="id94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42" draw:id="id94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38" draw:id="id93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939" draw:id="id93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943" draw:id="id94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9.296cm" svg:x2="22.523cm" svg:y2="10.51cm" draw:start-shape="id937" draw:start-glue-point="2" draw:end-shape="id938" draw:end-glue-point="3" svg:d="M21897 9296v1214h626" svg:viewBox="0 0 627 1215">
          <text:p/>
        </draw:connector>
        <draw:connector draw:style-name="gr129" draw:text-style-name="P111" draw:layer="layout" svg:x1="22.879cm" svg:y1="10.639cm" svg:x2="23.506cm" svg:y2="10.846cm" draw:start-shape="id938" draw:start-glue-point="2" draw:end-shape="id939" draw:end-glue-point="3" svg:d="M22879 10639v207h627" svg:viewBox="0 0 628 208">
          <text:p/>
        </draw:connector>
        <draw:connector draw:style-name="gr129" draw:text-style-name="P111" draw:layer="layout" svg:x1="22.879cm" svg:y1="9.632cm" svg:x2="23.506cm" svg:y2="9.839cm" draw:start-shape="id940" draw:start-glue-point="2" draw:end-shape="id941" draw:end-glue-point="3" svg:d="M22879 9632v207h627" svg:viewBox="0 0 628 208">
          <text:p/>
        </draw:connector>
        <draw:connector draw:style-name="gr129" draw:text-style-name="P111" draw:layer="layout" svg:x1="21.897cm" svg:y1="9.296cm" svg:x2="22.523cm" svg:y2="9.503cm" draw:start-shape="id937" draw:start-glue-point="2" draw:end-shape="id940" draw:end-glue-point="3" svg:d="M21897 9296v207h626" svg:viewBox="0 0 627 208">
          <text:p/>
        </draw:connector>
        <draw:connector draw:style-name="gr129" draw:text-style-name="P111" draw:layer="layout" svg:x1="22.879cm" svg:y1="9.632cm" svg:x2="23.506cm" svg:y2="10.176cm" draw:start-shape="id940" draw:start-glue-point="2" draw:end-shape="id942" draw:end-glue-point="3" svg:d="M22879 9632v544h627" svg:viewBox="0 0 628 545">
          <text:p/>
        </draw:connector>
        <draw:connector draw:style-name="gr129" draw:text-style-name="P111" draw:layer="layout" svg:x1="22.879cm" svg:y1="10.639cm" svg:x2="23.506cm" svg:y2="11.183cm" draw:start-shape="id938" draw:start-glue-point="2" draw:end-shape="id943" draw:end-glue-point="3" svg:d="M22879 10639v544h627" svg:viewBox="0 0 628 545">
          <text:p/>
        </draw:connector>
        <draw:custom-shape draw:style-name="gr239" draw:text-style-name="P112" xml:id="id944" draw:id="id94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93cm" svg:y1="8.948cm" svg:x2="21.542cm" svg:y2="9.168cm" draw:start-shape="id944" draw:start-glue-point="2" draw:end-shape="id937" draw:end-glue-point="3" svg:d="M20930 8948v220h612" svg:viewBox="0 0 613 221">
          <text:p/>
        </draw:connector>
        <draw:connector draw:style-name="gr129" draw:text-style-name="P111" draw:layer="layout" svg:x1="20.93cm" svg:y1="8.948cm" svg:x2="21.542cm" svg:y2="11.532cm" draw:start-shape="id944" draw:start-glue-point="2" draw:end-shape="id930" draw:end-glue-point="3" svg:d="M20930 8948v2584h612" svg:viewBox="0 0 613 2585">
          <text:p/>
        </draw:connector>
        <draw:custom-shape draw:style-name="gr75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2.987cm" svg:y="14.272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8.857cm" svg:y="14.274cm">
          <draw:text-box>
            <text:p text:style-name="P21"><text:span text:style-name="T2">Matching feature ‘.c’</text:span></text:p>
          </draw:text-box>
        </draw:frame>
        <draw:custom-shape draw:style-name="gr31" draw:text-style-name="P125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17cm" svg:height="0.588cm" svg:x="21.529cm" svg:y="14.273cm">
          <draw:text-box>
            <text:p text:style-name="P21"><text:span text:style-name="T2">Matching selector ‘.c’</text:span></text:p>
          </draw:text-box>
        </draw:frame>
        <draw:custom-shape draw:style-name="gr32" draw:text-style-name="P126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50" draw:layer="layout" svg:width="3.368cm" svg:height="0.652cm" svg:x="21.53cm" svg:y="14.861cm">
          <draw:text-box>
            <text:p text:style-name="P21"><text:span text:style-name="T2">Selector ‘.c’ matched</text:span></text:p>
          </draw:text-box>
        </draw:frame>
        <draw:custom-shape draw:style-name="gr253" draw:text-style-name="P34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28" draw:layer="layout" svg:width="2.424cm" svg:height="0.786cm" svg:x="11.6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63" draw:text-style-name="P128" draw:layer="layout" svg:width="2.424cm" svg:height="0.786cm" svg:x="22.073cm" svg:y="2.8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draw:polygon draw:style-name="gr264" draw:text-style-name="P127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2">
          <draw:page-thumbnail draw:style-name="gr33" draw:layer="layout" svg:width="18.624cm" svg:height="10.476cm" svg:x="1.482cm" svg:y="2.123cm" draw:page-number="1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29" draw:text-style-name="P112" xml:id="id1011" draw:id="id1011" draw:layer="layout" svg:width="0.71cm" svg:height="0.254cm" svg:x="15.106cm" svg:y="13.421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5" draw:layer="layout" svg:width="27.991cm" svg:height="2.77cm" svg:x="0.1cm" svg:y="0.254cm">
          <draw:text-box>
            <text:p text:style-name="P14"><text:span text:style-name="T3">:has Invalidation / Recalculation</text:span></text:p>
          </draw:text-box>
        </draw:frame>
        <draw:custom-shape draw:style-name="gr26" draw:text-style-name="P104" draw:layer="layout" svg:width="1.103cm" svg:height="0.368cm" svg:x="16.55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5.675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7.657cm" svg:y="13.971cm">
          <draw:text-box>
            <text:p text:style-name="P21"><text:span text:style-name="T2">Feature ‘.b’ matched (Invalidated)</text:span></text:p>
          </draw:text-box>
        </draw:frame>
        <draw:frame draw:style-name="gr219" draw:text-style-name="P50" draw:layer="layout" svg:width="5.423cm" svg:height="0.621cm" svg:x="6.769cm" svg:y="14.673cm">
          <draw:text-box>
            <text:p text:style-name="P21"><text:span text:style-name="T2">Selector ‘.a .b’ matched (Recalculated)</text:span></text:p>
          </draw:text-box>
        </draw:frame>
        <draw:custom-shape draw:style-name="gr265" draw:text-style-name="P106" draw:layer="layout" svg:width="5.672cm" svg:height="0.786cm" svg:x="11.522cm" svg:y="1.9cm">
          <text:p text:style-name="P106"><text:span text:style-name="T17">.a .b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2" xml:id="id945" draw:id="id945" draw:layer="layout" svg:width="0.712cm" svg:height="0.256cm" svg:x="6.868cm" svg:y="5.918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48" draw:id="id948" draw:layer="layout" svg:width="0.71cm" svg:height="0.257cm" svg:x="7.8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49" draw:id="id949" draw:layer="layout" svg:width="0.71cm" svg:height="0.256cm" svg:x="8.8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0" draw:id="id950" draw:layer="layout" svg:width="0.71cm" svg:height="0.255cm" svg:x="8.8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46" draw:id="id946" draw:layer="layout" svg:width="0.71cm" svg:height="0.256cm" svg:x="7.8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47" draw:id="id947" draw:layer="layout" svg:width="0.71cm" svg:height="0.257cm" svg:x="8.8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1" draw:id="id951" draw:layer="layout" svg:width="0.71cm" svg:height="0.255cm" svg:x="8.833cm" svg:y="7.935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224cm" svg:y1="6.174cm" svg:x2="7.852cm" svg:y2="7.389cm" draw:start-shape="id945" draw:start-glue-point="2" draw:end-shape="id946" draw:end-glue-point="3" svg:d="M7224 6174v1215h628" svg:viewBox="0 0 629 1216">
          <text:p/>
        </draw:connector>
        <draw:connector draw:style-name="gr129" draw:text-style-name="P111" draw:layer="layout" svg:x1="8.207cm" svg:y1="7.517cm" svg:x2="8.833cm" svg:y2="7.724cm" draw:start-shape="id946" draw:start-glue-point="2" draw:end-shape="id947" draw:end-glue-point="3" svg:d="M8207 7517v207h626" svg:viewBox="0 0 627 208">
          <text:p/>
        </draw:connector>
        <draw:connector draw:style-name="gr129" draw:text-style-name="P111" draw:layer="layout" svg:x1="8.207cm" svg:y1="6.51cm" svg:x2="8.833cm" svg:y2="6.719cm" draw:start-shape="id948" draw:start-glue-point="2" draw:end-shape="id949" draw:end-glue-point="3" svg:d="M8207 6510v209h626" svg:viewBox="0 0 627 210">
          <text:p/>
        </draw:connector>
        <draw:connector draw:style-name="gr129" draw:text-style-name="P111" draw:layer="layout" svg:x1="7.224cm" svg:y1="6.174cm" svg:x2="7.852cm" svg:y2="6.381cm" draw:start-shape="id945" draw:start-glue-point="2" draw:end-shape="id948" draw:end-glue-point="3" svg:d="M7224 6174v207h628" svg:viewBox="0 0 629 208">
          <text:p/>
        </draw:connector>
        <draw:connector draw:style-name="gr129" draw:text-style-name="P111" draw:layer="layout" svg:x1="8.207cm" svg:y1="6.51cm" svg:x2="8.833cm" svg:y2="7.055cm" draw:start-shape="id948" draw:start-glue-point="2" draw:end-shape="id950" draw:end-glue-point="3" svg:d="M8207 6510v545h626" svg:viewBox="0 0 627 546">
          <text:p/>
        </draw:connector>
        <draw:connector draw:style-name="gr129" draw:text-style-name="P111" draw:layer="layout" svg:x1="8.207cm" svg:y1="7.517cm" svg:x2="8.833cm" svg:y2="8.062cm" draw:start-shape="id946" draw:start-glue-point="2" draw:end-shape="id951" draw:end-glue-point="3" svg:d="M8207 7517v545h626" svg:viewBox="0 0 627 546">
          <text:p/>
        </draw:connector>
        <draw:custom-shape draw:style-name="gr235" draw:text-style-name="P112" xml:id="id952" draw:id="id952" draw:layer="layout" svg:width="0.712cm" svg:height="0.257cm" svg:x="6.8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55" draw:id="id955" draw:layer="layout" svg:width="0.71cm" svg:height="0.257cm" svg:x="7.8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56" draw:id="id956" draw:layer="layout" svg:width="0.71cm" svg:height="0.256cm" svg:x="8.8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57" draw:id="id957" draw:layer="layout" svg:width="0.71cm" svg:height="0.256cm" svg:x="8.8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53" draw:id="id953" draw:layer="layout" svg:width="0.71cm" svg:height="0.257cm" svg:x="7.8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4" draw:id="id954" draw:layer="layout" svg:width="0.71cm" svg:height="0.255cm" svg:x="8.8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58" draw:id="id958" draw:layer="layout" svg:width="0.71cm" svg:height="0.257cm" svg:x="8.8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224cm" svg:y1="3.811cm" svg:x2="7.852cm" svg:y2="5.024cm" draw:start-shape="id952" draw:start-glue-point="2" draw:end-shape="id953" draw:end-glue-point="3" svg:d="M7224 3811v1213h628" svg:viewBox="0 0 629 1214">
          <text:p/>
        </draw:connector>
        <draw:connector draw:style-name="gr129" draw:text-style-name="P111" draw:layer="layout" svg:x1="8.207cm" svg:y1="5.153cm" svg:x2="8.833cm" svg:y2="5.359cm" draw:start-shape="id953" draw:start-glue-point="2" draw:end-shape="id954" draw:end-glue-point="3" svg:d="M8207 5153v206h626" svg:viewBox="0 0 627 207">
          <text:p/>
        </draw:connector>
        <draw:connector draw:style-name="gr129" draw:text-style-name="P111" draw:layer="layout" svg:x1="8.207cm" svg:y1="4.145cm" svg:x2="8.833cm" svg:y2="4.354cm" draw:start-shape="id955" draw:start-glue-point="2" draw:end-shape="id956" draw:end-glue-point="3" svg:d="M8207 4145v209h626" svg:viewBox="0 0 627 210">
          <text:p/>
        </draw:connector>
        <draw:connector draw:style-name="gr129" draw:text-style-name="P111" draw:layer="layout" svg:x1="7.224cm" svg:y1="3.811cm" svg:x2="7.852cm" svg:y2="4.016cm" draw:start-shape="id952" draw:start-glue-point="2" draw:end-shape="id955" draw:end-glue-point="3" svg:d="M7224 3811v205h628" svg:viewBox="0 0 629 206">
          <text:p/>
        </draw:connector>
        <draw:connector draw:style-name="gr129" draw:text-style-name="P111" draw:layer="layout" svg:x1="8.207cm" svg:y1="4.145cm" svg:x2="8.833cm" svg:y2="4.69cm" draw:start-shape="id955" draw:start-glue-point="2" draw:end-shape="id957" draw:end-glue-point="3" svg:d="M8207 4145v545h626" svg:viewBox="0 0 627 546">
          <text:p/>
        </draw:connector>
        <draw:connector draw:style-name="gr129" draw:text-style-name="P111" draw:layer="layout" svg:x1="8.207cm" svg:y1="5.153cm" svg:x2="8.833cm" svg:y2="5.697cm" draw:start-shape="id953" draw:start-glue-point="2" draw:end-shape="id958" draw:end-glue-point="3" svg:d="M8207 5153v544h626" svg:viewBox="0 0 627 545">
          <text:p/>
        </draw:connector>
        <draw:custom-shape draw:style-name="gr242" draw:text-style-name="P116" xml:id="id959" draw:id="id959" draw:layer="layout" svg:width="0.71cm" svg:height="0.255cm" svg:x="5.903cm" svg:y="3.20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6.258cm" svg:y1="3.461cm" svg:x2="6.868cm" svg:y2="3.682cm" draw:start-shape="id959" draw:start-glue-point="2" draw:end-shape="id952" draw:end-glue-point="3" svg:d="M6258 3461v221h610" svg:viewBox="0 0 611 222">
          <text:p/>
        </draw:connector>
        <draw:connector draw:style-name="gr129" draw:text-style-name="P111" draw:layer="layout" svg:x1="6.258cm" svg:y1="3.461cm" svg:x2="6.868cm" svg:y2="6.046cm" draw:start-shape="id959" draw:start-glue-point="2" draw:end-shape="id945" draw:end-glue-point="3" svg:d="M6258 3461v2585h610" svg:viewBox="0 0 611 2586">
          <text:p/>
        </draw:connector>
        <draw:custom-shape draw:style-name="gr233" draw:text-style-name="P14" draw:layer="layout" svg:width="0.584cm" svg:height="0.353cm" svg:x="10.6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960" draw:id="id960" draw:layer="layout" svg:width="0.712cm" svg:height="0.256cm" svg:x="13.169cm" svg:y="5.917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63" draw:id="id963" draw:layer="layout" svg:width="0.71cm" svg:height="0.257cm" svg:x="14.1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64" draw:id="id964" draw:layer="layout" svg:width="0.71cm" svg:height="0.256cm" svg:x="15.1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5" draw:id="id965" draw:layer="layout" svg:width="0.71cm" svg:height="0.255cm" svg:x="15.1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961" draw:id="id961" draw:layer="layout" svg:width="0.71cm" svg:height="0.256cm" svg:x="14.1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62" draw:id="id962" draw:layer="layout" svg:width="0.71cm" svg:height="0.257cm" svg:x="15.1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6" draw:id="id966" draw:layer="layout" svg:width="0.71cm" svg:height="0.255cm" svg:x="15.134cm" svg:y="7.93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525cm" svg:y1="6.173cm" svg:x2="14.153cm" svg:y2="7.388cm" draw:start-shape="id960" draw:start-glue-point="2" draw:end-shape="id961" draw:end-glue-point="3" svg:d="M13525 6173v1215h628" svg:viewBox="0 0 629 1216">
          <text:p/>
        </draw:connector>
        <draw:connector draw:style-name="gr129" draw:text-style-name="P111" draw:layer="layout" svg:x1="14.508cm" svg:y1="7.516cm" svg:x2="15.134cm" svg:y2="7.723cm" draw:start-shape="id961" draw:start-glue-point="2" draw:end-shape="id962" draw:end-glue-point="3" svg:d="M14508 7516v207h626" svg:viewBox="0 0 627 208">
          <text:p/>
        </draw:connector>
        <draw:connector draw:style-name="gr129" draw:text-style-name="P111" draw:layer="layout" svg:x1="14.508cm" svg:y1="6.509cm" svg:x2="15.134cm" svg:y2="6.718cm" draw:start-shape="id963" draw:start-glue-point="2" draw:end-shape="id964" draw:end-glue-point="3" svg:d="M14508 6509v209h626" svg:viewBox="0 0 627 210">
          <text:p/>
        </draw:connector>
        <draw:connector draw:style-name="gr129" draw:text-style-name="P111" draw:layer="layout" svg:x1="13.525cm" svg:y1="6.173cm" svg:x2="14.153cm" svg:y2="6.38cm" draw:start-shape="id960" draw:start-glue-point="2" draw:end-shape="id963" draw:end-glue-point="3" svg:d="M13525 6173v207h628" svg:viewBox="0 0 629 208">
          <text:p/>
        </draw:connector>
        <draw:connector draw:style-name="gr129" draw:text-style-name="P111" draw:layer="layout" svg:x1="14.508cm" svg:y1="6.509cm" svg:x2="15.134cm" svg:y2="7.054cm" draw:start-shape="id963" draw:start-glue-point="2" draw:end-shape="id965" draw:end-glue-point="3" svg:d="M14508 6509v545h626" svg:viewBox="0 0 627 546">
          <text:p/>
        </draw:connector>
        <draw:connector draw:style-name="gr129" draw:text-style-name="P111" draw:layer="layout" svg:x1="14.508cm" svg:y1="7.516cm" svg:x2="15.134cm" svg:y2="8.061cm" draw:start-shape="id961" draw:start-glue-point="2" draw:end-shape="id966" draw:end-glue-point="3" svg:d="M14508 7516v545h626" svg:viewBox="0 0 627 546">
          <text:p/>
        </draw:connector>
        <draw:custom-shape draw:style-name="gr268" draw:text-style-name="P117" xml:id="id967" draw:id="id967" draw:layer="layout" svg:width="0.712cm" svg:height="0.257cm" svg:x="13.1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70" draw:id="id970" draw:layer="layout" svg:width="0.71cm" svg:height="0.257cm" svg:x="14.1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71" draw:id="id971" draw:layer="layout" svg:width="0.71cm" svg:height="0.256cm" svg:x="15.1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72" draw:id="id972" draw:layer="layout" svg:width="0.71cm" svg:height="0.256cm" svg:x="15.1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18" xml:id="id968" draw:id="id968" draw:layer="layout" svg:width="0.71cm" svg:height="0.257cm" svg:x="14.1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9" draw:id="id969" draw:layer="layout" svg:width="0.71cm" svg:height="0.255cm" svg:x="15.1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73" draw:id="id973" draw:layer="layout" svg:width="0.71cm" svg:height="0.257cm" svg:x="15.1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525cm" svg:y1="3.81cm" svg:x2="14.153cm" svg:y2="5.023cm" draw:start-shape="id967" draw:start-glue-point="2" draw:end-shape="id968" draw:end-glue-point="3" svg:d="M13525 3810v1213h628" svg:viewBox="0 0 629 1214">
          <text:p/>
        </draw:connector>
        <draw:connector draw:style-name="gr129" draw:text-style-name="P111" draw:layer="layout" svg:x1="14.508cm" svg:y1="5.152cm" svg:x2="15.134cm" svg:y2="5.358cm" draw:start-shape="id968" draw:start-glue-point="2" draw:end-shape="id969" draw:end-glue-point="3" svg:d="M14508 5152v206h626" svg:viewBox="0 0 627 207">
          <text:p/>
        </draw:connector>
        <draw:connector draw:style-name="gr129" draw:text-style-name="P111" draw:layer="layout" svg:x1="14.508cm" svg:y1="4.144cm" svg:x2="15.134cm" svg:y2="4.353cm" draw:start-shape="id970" draw:start-glue-point="2" draw:end-shape="id971" draw:end-glue-point="3" svg:d="M14508 4144v209h626" svg:viewBox="0 0 627 210">
          <text:p/>
        </draw:connector>
        <draw:connector draw:style-name="gr129" draw:text-style-name="P111" draw:layer="layout" svg:x1="13.525cm" svg:y1="3.81cm" svg:x2="14.153cm" svg:y2="4.015cm" draw:start-shape="id967" draw:start-glue-point="2" draw:end-shape="id970" draw:end-glue-point="3" svg:d="M13525 3810v205h628" svg:viewBox="0 0 629 206">
          <text:p/>
        </draw:connector>
        <draw:connector draw:style-name="gr129" draw:text-style-name="P111" draw:layer="layout" svg:x1="14.508cm" svg:y1="4.144cm" svg:x2="15.134cm" svg:y2="4.689cm" draw:start-shape="id970" draw:start-glue-point="2" draw:end-shape="id972" draw:end-glue-point="3" svg:d="M14508 4144v545h626" svg:viewBox="0 0 627 546">
          <text:p/>
        </draw:connector>
        <draw:connector draw:style-name="gr129" draw:text-style-name="P111" draw:layer="layout" svg:x1="14.508cm" svg:y1="5.152cm" svg:x2="15.134cm" svg:y2="5.696cm" draw:start-shape="id968" draw:start-glue-point="2" draw:end-shape="id973" draw:end-glue-point="3" svg:d="M14508 5152v544h626" svg:viewBox="0 0 627 545">
          <text:p/>
        </draw:connector>
        <draw:custom-shape draw:style-name="gr246" draw:text-style-name="P117" xml:id="id974" draw:id="id974" draw:layer="layout" svg:width="0.71cm" svg:height="0.255cm" svg:x="12.204cm" svg:y="3.20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559cm" svg:y1="3.46cm" svg:x2="13.169cm" svg:y2="3.681cm" draw:start-shape="id974" draw:start-glue-point="2" draw:end-shape="id967" draw:end-glue-point="3" svg:d="M12559 3460v221h610" svg:viewBox="0 0 611 222">
          <text:p/>
        </draw:connector>
        <draw:connector draw:style-name="gr129" draw:text-style-name="P111" draw:layer="layout" svg:x1="12.559cm" svg:y1="3.46cm" svg:x2="13.169cm" svg:y2="6.045cm" draw:start-shape="id974" draw:start-glue-point="2" draw:end-shape="id960" draw:end-glue-point="3" svg:d="M12559 3460v2585h610" svg:viewBox="0 0 611 2586">
          <text:p/>
        </draw:connector>
        <draw:custom-shape draw:style-name="gr233" draw:text-style-name="P14" draw:layer="layout" svg:width="0.584cm" svg:height="0.353cm" svg:x="16.8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975" draw:id="id975" draw:layer="layout" svg:width="0.712cm" svg:height="0.256cm" svg:x="19.07cm" svg:y="5.9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78" draw:id="id978" draw:layer="layout" svg:width="0.71cm" svg:height="0.257cm" svg:x="20.0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79" draw:id="id979" draw:layer="layout" svg:width="0.71cm" svg:height="0.256cm" svg:x="21.0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80" draw:id="id980" draw:layer="layout" svg:width="0.71cm" svg:height="0.255cm" svg:x="21.0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76" draw:id="id976" draw:layer="layout" svg:width="0.71cm" svg:height="0.256cm" svg:x="20.0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77" draw:id="id977" draw:layer="layout" svg:width="0.71cm" svg:height="0.257cm" svg:x="21.0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9" xml:id="id981" draw:id="id981" draw:layer="layout" svg:width="0.71cm" svg:height="0.255cm" svg:x="21.035cm" svg:y="7.933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6.172cm" svg:x2="20.054cm" svg:y2="7.387cm" draw:start-shape="id975" draw:start-glue-point="2" draw:end-shape="id976" draw:end-glue-point="3" svg:d="M19426 6172v1215h628" svg:viewBox="0 0 629 1216">
          <text:p/>
        </draw:connector>
        <draw:connector draw:style-name="gr129" draw:text-style-name="P111" draw:layer="layout" svg:x1="20.409cm" svg:y1="7.515cm" svg:x2="21.035cm" svg:y2="7.722cm" draw:start-shape="id976" draw:start-glue-point="2" draw:end-shape="id977" draw:end-glue-point="3" svg:d="M20409 7515v207h626" svg:viewBox="0 0 627 208">
          <text:p/>
        </draw:connector>
        <draw:connector draw:style-name="gr129" draw:text-style-name="P111" draw:layer="layout" svg:x1="20.409cm" svg:y1="6.508cm" svg:x2="21.035cm" svg:y2="6.717cm" draw:start-shape="id978" draw:start-glue-point="2" draw:end-shape="id979" draw:end-glue-point="3" svg:d="M20409 6508v209h626" svg:viewBox="0 0 627 210">
          <text:p/>
        </draw:connector>
        <draw:connector draw:style-name="gr129" draw:text-style-name="P111" draw:layer="layout" svg:x1="19.426cm" svg:y1="6.172cm" svg:x2="20.054cm" svg:y2="6.379cm" draw:start-shape="id975" draw:start-glue-point="2" draw:end-shape="id978" draw:end-glue-point="3" svg:d="M19426 6172v207h628" svg:viewBox="0 0 629 208">
          <text:p/>
        </draw:connector>
        <draw:connector draw:style-name="gr129" draw:text-style-name="P111" draw:layer="layout" svg:x1="20.409cm" svg:y1="6.508cm" svg:x2="21.035cm" svg:y2="7.053cm" draw:start-shape="id978" draw:start-glue-point="2" draw:end-shape="id980" draw:end-glue-point="3" svg:d="M20409 6508v545h626" svg:viewBox="0 0 627 546">
          <text:p/>
        </draw:connector>
        <draw:connector draw:style-name="gr129" draw:text-style-name="P111" draw:layer="layout" svg:x1="20.409cm" svg:y1="7.515cm" svg:x2="21.035cm" svg:y2="8.06cm" draw:start-shape="id976" draw:start-glue-point="2" draw:end-shape="id981" draw:end-glue-point="3" svg:d="M20409 7515v545h626" svg:viewBox="0 0 627 546">
          <text:p/>
        </draw:connector>
        <draw:custom-shape draw:style-name="gr235" draw:text-style-name="P112" xml:id="id982" draw:id="id982" draw:layer="layout" svg:width="0.712cm" svg:height="0.257cm" svg:x="19.0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85" draw:id="id985" draw:layer="layout" svg:width="0.71cm" svg:height="0.257cm" svg:x="20.0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86" draw:id="id986" draw:layer="layout" svg:width="0.71cm" svg:height="0.256cm" svg:x="21.0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87" draw:id="id987" draw:layer="layout" svg:width="0.71cm" svg:height="0.256cm" svg:x="21.0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83" draw:id="id983" draw:layer="layout" svg:width="0.71cm" svg:height="0.257cm" svg:x="20.0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84" draw:id="id984" draw:layer="layout" svg:width="0.71cm" svg:height="0.255cm" svg:x="21.0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88" draw:id="id988" draw:layer="layout" svg:width="0.71cm" svg:height="0.257cm" svg:x="21.0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3.809cm" svg:x2="20.054cm" svg:y2="5.022cm" draw:start-shape="id982" draw:start-glue-point="2" draw:end-shape="id983" draw:end-glue-point="3" svg:d="M19426 3809v1213h628" svg:viewBox="0 0 629 1214">
          <text:p/>
        </draw:connector>
        <draw:connector draw:style-name="gr129" draw:text-style-name="P111" draw:layer="layout" svg:x1="20.409cm" svg:y1="5.151cm" svg:x2="21.035cm" svg:y2="5.357cm" draw:start-shape="id983" draw:start-glue-point="2" draw:end-shape="id984" draw:end-glue-point="3" svg:d="M20409 5151v206h626" svg:viewBox="0 0 627 207">
          <text:p/>
        </draw:connector>
        <draw:connector draw:style-name="gr129" draw:text-style-name="P111" draw:layer="layout" svg:x1="20.409cm" svg:y1="4.143cm" svg:x2="21.035cm" svg:y2="4.352cm" draw:start-shape="id985" draw:start-glue-point="2" draw:end-shape="id986" draw:end-glue-point="3" svg:d="M20409 4143v209h626" svg:viewBox="0 0 627 210">
          <text:p/>
        </draw:connector>
        <draw:connector draw:style-name="gr129" draw:text-style-name="P111" draw:layer="layout" svg:x1="19.426cm" svg:y1="3.809cm" svg:x2="20.054cm" svg:y2="4.014cm" draw:start-shape="id982" draw:start-glue-point="2" draw:end-shape="id985" draw:end-glue-point="3" svg:d="M19426 3809v205h628" svg:viewBox="0 0 629 206">
          <text:p/>
        </draw:connector>
        <draw:connector draw:style-name="gr129" draw:text-style-name="P111" draw:layer="layout" svg:x1="20.409cm" svg:y1="4.143cm" svg:x2="21.035cm" svg:y2="4.688cm" draw:start-shape="id985" draw:start-glue-point="2" draw:end-shape="id987" draw:end-glue-point="3" svg:d="M20409 4143v545h626" svg:viewBox="0 0 627 546">
          <text:p/>
        </draw:connector>
        <draw:connector draw:style-name="gr129" draw:text-style-name="P111" draw:layer="layout" svg:x1="20.409cm" svg:y1="5.151cm" svg:x2="21.035cm" svg:y2="5.695cm" draw:start-shape="id983" draw:start-glue-point="2" draw:end-shape="id988" draw:end-glue-point="3" svg:d="M20409 5151v544h626" svg:viewBox="0 0 627 545">
          <text:p/>
        </draw:connector>
        <draw:custom-shape draw:style-name="gr248" draw:text-style-name="P120" xml:id="id989" draw:id="id989" draw:layer="layout" svg:width="0.71cm" svg:height="0.255cm" svg:x="18.105cm" svg:y="3.20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46cm" svg:y1="3.459cm" svg:x2="19.07cm" svg:y2="3.68cm" draw:start-shape="id989" draw:start-glue-point="2" draw:end-shape="id982" draw:end-glue-point="3" svg:d="M18460 3459v221h610" svg:viewBox="0 0 611 222">
          <text:p/>
        </draw:connector>
        <draw:connector draw:style-name="gr129" draw:text-style-name="P111" draw:layer="layout" svg:x1="18.46cm" svg:y1="3.459cm" svg:x2="19.07cm" svg:y2="6.044cm" draw:start-shape="id989" draw:start-glue-point="2" draw:end-shape="id975" draw:end-glue-point="3" svg:d="M18460 3459v2585h610" svg:viewBox="0 0 611 2586">
          <text:p/>
        </draw:connector>
        <draw:custom-shape draw:style-name="gr233" draw:text-style-name="P14" draw:layer="layout" svg:width="0.584cm" svg:height="0.353cm" draw:transform="rotate (-3.14159265358979) translate (17.3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129" xml:id="id990" draw:id="id990" draw:layer="layout" svg:width="0.712cm" svg:height="0.256cm" svg:x="19.07cm" svg:y="11.415cm">
          <text:p text:style-name="P121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93" draw:id="id993" draw:layer="layout" svg:width="0.71cm" svg:height="0.257cm" svg:x="20.05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94" draw:id="id994" draw:layer="layout" svg:width="0.71cm" svg:height="0.256cm" svg:x="21.035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95" draw:id="id995" draw:layer="layout" svg:width="0.71cm" svg:height="0.255cm" svg:x="21.035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91" draw:id="id991" draw:layer="layout" svg:width="0.71cm" svg:height="0.256cm" svg:x="20.054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92" draw:id="id992" draw:layer="layout" svg:width="0.71cm" svg:height="0.257cm" svg:x="21.035cm" svg:y="1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0" xml:id="id996" draw:id="id996" draw:layer="layout" svg:width="0.71cm" svg:height="0.255cm" svg:x="21.035cm" svg:y="13.432cm">
          <text:p text:style-name="P123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11.671cm" svg:x2="20.054cm" svg:y2="12.886cm" draw:start-shape="id990" draw:start-glue-point="2" draw:end-shape="id991" draw:end-glue-point="3" svg:d="M19426 11671v1215h628" svg:viewBox="0 0 629 1216">
          <text:p/>
        </draw:connector>
        <draw:connector draw:style-name="gr129" draw:text-style-name="P111" draw:layer="layout" svg:x1="20.409cm" svg:y1="13.014cm" svg:x2="21.035cm" svg:y2="13.221cm" draw:start-shape="id991" draw:start-glue-point="2" draw:end-shape="id992" draw:end-glue-point="3" svg:d="M20409 13014v207h626" svg:viewBox="0 0 627 208">
          <text:p/>
        </draw:connector>
        <draw:connector draw:style-name="gr129" draw:text-style-name="P111" draw:layer="layout" svg:x1="20.409cm" svg:y1="12.007cm" svg:x2="21.035cm" svg:y2="12.216cm" draw:start-shape="id993" draw:start-glue-point="2" draw:end-shape="id994" draw:end-glue-point="3" svg:d="M20409 12007v209h626" svg:viewBox="0 0 627 210">
          <text:p/>
        </draw:connector>
        <draw:connector draw:style-name="gr129" draw:text-style-name="P111" draw:layer="layout" svg:x1="19.426cm" svg:y1="11.671cm" svg:x2="20.054cm" svg:y2="11.878cm" draw:start-shape="id990" draw:start-glue-point="2" draw:end-shape="id993" draw:end-glue-point="3" svg:d="M19426 11671v207h628" svg:viewBox="0 0 629 208">
          <text:p/>
        </draw:connector>
        <draw:connector draw:style-name="gr129" draw:text-style-name="P111" draw:layer="layout" svg:x1="20.409cm" svg:y1="12.007cm" svg:x2="21.035cm" svg:y2="12.552cm" draw:start-shape="id993" draw:start-glue-point="2" draw:end-shape="id995" draw:end-glue-point="3" svg:d="M20409 12007v545h626" svg:viewBox="0 0 627 546">
          <text:p/>
        </draw:connector>
        <draw:connector draw:style-name="gr129" draw:text-style-name="P111" draw:layer="layout" svg:x1="20.409cm" svg:y1="13.014cm" svg:x2="21.035cm" svg:y2="13.559cm" draw:start-shape="id991" draw:start-glue-point="2" draw:end-shape="id996" draw:end-glue-point="3" svg:d="M20409 13014v545h626" svg:viewBox="0 0 627 546">
          <text:p/>
        </draw:connector>
        <draw:custom-shape draw:style-name="gr235" draw:text-style-name="P112" xml:id="id997" draw:id="id997" draw:layer="layout" svg:width="0.712cm" svg:height="0.257cm" svg:x="19.07cm" svg:y="9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1000" draw:id="id1000" draw:layer="layout" svg:width="0.71cm" svg:height="0.257cm" svg:x="20.054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1" draw:id="id1001" draw:layer="layout" svg:width="0.71cm" svg:height="0.256cm" svg:x="21.035cm" svg:y="9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2" draw:id="id1002" draw:layer="layout" svg:width="0.71cm" svg:height="0.256cm" svg:x="21.035cm" svg:y="10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98" draw:id="id998" draw:layer="layout" svg:width="0.71cm" svg:height="0.257cm" svg:x="20.05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99" draw:id="id999" draw:layer="layout" svg:width="0.71cm" svg:height="0.255cm" svg:x="21.035cm" svg:y="10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1003" draw:id="id1003" draw:layer="layout" svg:width="0.71cm" svg:height="0.257cm" svg:x="21.035cm" svg:y="1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9.308cm" svg:x2="20.054cm" svg:y2="10.521cm" draw:start-shape="id997" draw:start-glue-point="2" draw:end-shape="id998" draw:end-glue-point="3" svg:d="M19426 9308v1213h628" svg:viewBox="0 0 629 1214">
          <text:p/>
        </draw:connector>
        <draw:connector draw:style-name="gr129" draw:text-style-name="P111" draw:layer="layout" svg:x1="20.409cm" svg:y1="10.65cm" svg:x2="21.035cm" svg:y2="10.856cm" draw:start-shape="id998" draw:start-glue-point="2" draw:end-shape="id999" draw:end-glue-point="3" svg:d="M20409 10650v206h626" svg:viewBox="0 0 627 207">
          <text:p/>
        </draw:connector>
        <draw:connector draw:style-name="gr129" draw:text-style-name="P111" draw:layer="layout" svg:x1="20.409cm" svg:y1="9.642cm" svg:x2="21.035cm" svg:y2="9.851cm" draw:start-shape="id1000" draw:start-glue-point="2" draw:end-shape="id1001" draw:end-glue-point="3" svg:d="M20409 9642v209h626" svg:viewBox="0 0 627 210">
          <text:p/>
        </draw:connector>
        <draw:connector draw:style-name="gr129" draw:text-style-name="P111" draw:layer="layout" svg:x1="19.426cm" svg:y1="9.308cm" svg:x2="20.054cm" svg:y2="9.513cm" draw:start-shape="id997" draw:start-glue-point="2" draw:end-shape="id1000" draw:end-glue-point="3" svg:d="M19426 9308v205h628" svg:viewBox="0 0 629 206">
          <text:p/>
        </draw:connector>
        <draw:connector draw:style-name="gr129" draw:text-style-name="P111" draw:layer="layout" svg:x1="20.409cm" svg:y1="9.642cm" svg:x2="21.035cm" svg:y2="10.187cm" draw:start-shape="id1000" draw:start-glue-point="2" draw:end-shape="id1002" draw:end-glue-point="3" svg:d="M20409 9642v545h626" svg:viewBox="0 0 627 546">
          <text:p/>
        </draw:connector>
        <draw:connector draw:style-name="gr129" draw:text-style-name="P111" draw:layer="layout" svg:x1="20.409cm" svg:y1="10.65cm" svg:x2="21.035cm" svg:y2="11.194cm" draw:start-shape="id998" draw:start-glue-point="2" draw:end-shape="id1003" draw:end-glue-point="3" svg:d="M20409 10650v544h626" svg:viewBox="0 0 627 545">
          <text:p/>
        </draw:connector>
        <draw:custom-shape draw:style-name="gr248" draw:text-style-name="P120" xml:id="id1004" draw:id="id1004" draw:layer="layout" svg:width="0.71cm" svg:height="0.255cm" svg:x="18.105cm" svg:y="8.70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46cm" svg:y1="8.958cm" svg:x2="19.07cm" svg:y2="9.179cm" draw:start-shape="id1004" draw:start-glue-point="2" draw:end-shape="id997" draw:end-glue-point="3" svg:d="M18460 8958v221h610" svg:viewBox="0 0 611 222">
          <text:p/>
        </draw:connector>
        <draw:connector draw:style-name="gr129" draw:text-style-name="P111" draw:layer="layout" svg:x1="18.46cm" svg:y1="8.958cm" svg:x2="19.07cm" svg:y2="11.543cm" draw:start-shape="id1004" draw:start-glue-point="2" draw:end-shape="id990" draw:end-glue-point="3" svg:d="M18460 89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0.226cm 8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4" draw:text-style-name="P131" xml:id="id1005" draw:id="id1005" draw:layer="layout" svg:width="0.711cm" svg:height="0.256cm" svg:x="13.142cm" svg:y="11.404cm">
          <text:p text:style-name="P123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08" draw:id="id1008" draw:layer="layout" svg:width="0.712cm" svg:height="0.257cm" svg:x="14.1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9" draw:id="id1009" draw:layer="layout" svg:width="0.71cm" svg:height="0.256cm" svg:x="15.1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0" draw:id="id1010" draw:layer="layout" svg:width="0.71cm" svg:height="0.255cm" svg:x="15.1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10" xml:id="id1006" draw:id="id1006" draw:layer="layout" svg:width="0.712cm" svg:height="0.256cm" svg:x="14.1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07" draw:id="id1007" draw:layer="layout" svg:width="0.71cm" svg:height="0.258cm" svg:x="15.1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497cm" svg:y1="11.66cm" svg:x2="14.123cm" svg:y2="12.875cm" draw:start-shape="id1005" draw:start-glue-point="2" draw:end-shape="id1006" draw:end-glue-point="3" svg:d="M13497 11660v1215h626" svg:viewBox="0 0 627 1216">
          <text:p/>
        </draw:connector>
        <draw:connector draw:style-name="gr129" draw:text-style-name="P111" draw:layer="layout" svg:x1="14.479cm" svg:y1="13.003cm" svg:x2="15.106cm" svg:y2="13.21cm" draw:start-shape="id1006" draw:start-glue-point="2" draw:end-shape="id1007" draw:end-glue-point="3" svg:d="M14479 13003v207h627" svg:viewBox="0 0 628 208">
          <text:p/>
        </draw:connector>
        <draw:connector draw:style-name="gr129" draw:text-style-name="P111" draw:layer="layout" svg:x1="14.479cm" svg:y1="11.996cm" svg:x2="15.106cm" svg:y2="12.204cm" draw:start-shape="id1008" draw:start-glue-point="2" draw:end-shape="id1009" draw:end-glue-point="3" svg:d="M14479 11996v208h627" svg:viewBox="0 0 628 209">
          <text:p/>
        </draw:connector>
        <draw:connector draw:style-name="gr129" draw:text-style-name="P111" draw:layer="layout" svg:x1="13.497cm" svg:y1="11.66cm" svg:x2="14.123cm" svg:y2="11.867cm" draw:start-shape="id1005" draw:start-glue-point="2" draw:end-shape="id1008" draw:end-glue-point="3" svg:d="M13497 11660v207h626" svg:viewBox="0 0 627 208">
          <text:p/>
        </draw:connector>
        <draw:connector draw:style-name="gr129" draw:text-style-name="P111" draw:layer="layout" svg:x1="14.479cm" svg:y1="11.996cm" svg:x2="15.106cm" svg:y2="12.542cm" draw:start-shape="id1008" draw:start-glue-point="2" draw:end-shape="id1010" draw:end-glue-point="3" svg:d="M14479 11996v546h627" svg:viewBox="0 0 628 547">
          <text:p/>
        </draw:connector>
        <draw:connector draw:style-name="gr129" draw:text-style-name="P111" draw:layer="layout" svg:x1="14.479cm" svg:y1="13.003cm" svg:x2="15.106cm" svg:y2="13.548cm" draw:start-shape="id1006" draw:start-glue-point="2" draw:end-shape="id1011" draw:end-glue-point="3" svg:d="M14479 13003v545h627" svg:viewBox="0 0 628 546">
          <text:p/>
        </draw:connector>
        <draw:custom-shape draw:style-name="gr238" draw:text-style-name="P112" xml:id="id1012" draw:id="id1012" draw:layer="layout" svg:width="0.711cm" svg:height="0.256cm" svg:x="13.1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15" draw:id="id1015" draw:layer="layout" svg:width="0.712cm" svg:height="0.257cm" svg:x="14.1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6" draw:id="id1016" draw:layer="layout" svg:width="0.71cm" svg:height="0.255cm" svg:x="15.1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7" draw:id="id1017" draw:layer="layout" svg:width="0.71cm" svg:height="0.255cm" svg:x="15.1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13" draw:id="id1013" draw:layer="layout" svg:width="0.712cm" svg:height="0.257cm" svg:x="14.1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14" draw:id="id1014" draw:layer="layout" svg:width="0.71cm" svg:height="0.258cm" svg:x="15.1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1018" draw:id="id1018" draw:layer="layout" svg:width="0.71cm" svg:height="0.259cm" svg:x="15.1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497cm" svg:y1="9.296cm" svg:x2="14.123cm" svg:y2="10.51cm" draw:start-shape="id1012" draw:start-glue-point="2" draw:end-shape="id1013" draw:end-glue-point="3" svg:d="M13497 9296v1214h626" svg:viewBox="0 0 627 1215">
          <text:p/>
        </draw:connector>
        <draw:connector draw:style-name="gr129" draw:text-style-name="P111" draw:layer="layout" svg:x1="14.479cm" svg:y1="10.639cm" svg:x2="15.106cm" svg:y2="10.846cm" draw:start-shape="id1013" draw:start-glue-point="2" draw:end-shape="id1014" draw:end-glue-point="3" svg:d="M14479 10639v207h627" svg:viewBox="0 0 628 208">
          <text:p/>
        </draw:connector>
        <draw:connector draw:style-name="gr129" draw:text-style-name="P111" draw:layer="layout" svg:x1="14.479cm" svg:y1="9.632cm" svg:x2="15.106cm" svg:y2="9.839cm" draw:start-shape="id1015" draw:start-glue-point="2" draw:end-shape="id1016" draw:end-glue-point="3" svg:d="M14479 9632v207h627" svg:viewBox="0 0 628 208">
          <text:p/>
        </draw:connector>
        <draw:connector draw:style-name="gr129" draw:text-style-name="P111" draw:layer="layout" svg:x1="13.497cm" svg:y1="9.296cm" svg:x2="14.123cm" svg:y2="9.503cm" draw:start-shape="id1012" draw:start-glue-point="2" draw:end-shape="id1015" draw:end-glue-point="3" svg:d="M13497 9296v207h626" svg:viewBox="0 0 627 208">
          <text:p/>
        </draw:connector>
        <draw:connector draw:style-name="gr129" draw:text-style-name="P111" draw:layer="layout" svg:x1="14.479cm" svg:y1="9.632cm" svg:x2="15.106cm" svg:y2="10.176cm" draw:start-shape="id1015" draw:start-glue-point="2" draw:end-shape="id1017" draw:end-glue-point="3" svg:d="M14479 9632v544h627" svg:viewBox="0 0 628 545">
          <text:p/>
        </draw:connector>
        <draw:connector draw:style-name="gr129" draw:text-style-name="P111" draw:layer="layout" svg:x1="14.479cm" svg:y1="10.639cm" svg:x2="15.106cm" svg:y2="11.183cm" draw:start-shape="id1013" draw:start-glue-point="2" draw:end-shape="id1018" draw:end-glue-point="3" svg:d="M14479 10639v544h627" svg:viewBox="0 0 628 545">
          <text:p/>
        </draw:connector>
        <draw:custom-shape draw:style-name="gr239" draw:text-style-name="P112" xml:id="id1019" draw:id="id1019" draw:layer="layout" svg:width="0.712cm" svg:height="0.255cm" svg:x="12.174cm" svg:y="8.69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53cm" svg:y1="8.948cm" svg:x2="13.142cm" svg:y2="9.168cm" draw:start-shape="id1019" draw:start-glue-point="2" draw:end-shape="id1012" draw:end-glue-point="3" svg:d="M12530 8948v220h612" svg:viewBox="0 0 613 221">
          <text:p/>
        </draw:connector>
        <draw:connector draw:style-name="gr129" draw:text-style-name="P111" draw:layer="layout" svg:x1="12.53cm" svg:y1="8.948cm" svg:x2="13.142cm" svg:y2="11.532cm" draw:start-shape="id1019" draw:start-glue-point="2" draw:end-shape="id1005" draw:end-glue-point="3" svg:d="M12530 8948v2584h612" svg:viewBox="0 0 613 2585">
          <text:p/>
        </draw:connector>
        <draw:custom-shape draw:style-name="gr75" draw:text-style-name="P47" draw:layer="layout" svg:width="1.103cm" svg:height="0.368cm" svg:x="5.68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6.787cm" svg:y="13.972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10.988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12.057cm" svg:y="13.974cm">
          <draw:text-box>
            <text:p text:style-name="P21"><text:span text:style-name="T2">Matching feature ‘.b’</text:span></text:p>
          </draw:text-box>
        </draw:frame>
        <draw:custom-shape draw:style-name="gr31" draw:text-style-name="P125" draw:layer="layout" svg:width="1.103cm" svg:height="0.368cm" svg:x="18.098cm" svg:y="14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99cm" svg:height="0.588cm" svg:x="19.167cm" svg:y="14.673cm">
          <draw:text-box>
            <text:p text:style-name="P21"><text:span text:style-name="T2">Matching selector ‘.b’</text:span></text:p>
          </draw:text-box>
        </draw:frame>
        <draw:custom-shape draw:style-name="gr253" draw:text-style-name="P34" draw:layer="layout" svg:width="12.097cm" svg:height="5.358cm" svg:x="5.578cm" svg:y="2.948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28" draw:layer="layout" svg:width="2.424cm" svg:height="0.786cm" svg:x="15.4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75" draw:text-style-name="P128" draw:layer="layout" svg:width="2.424cm" svg:height="0.786cm" svg:x="10.373cm" svg:y="12.9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draw:custom-shape draw:style-name="gr276" draw:text-style-name="P34" draw:layer="layout" svg:width="11.928cm" svg:height="5.386cm" svg:x="10.16cm" svg:y="8.439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132" xml:id="id1020" draw:id="id1020" draw:layer="layout" svg:width="0.711cm" svg:height="0.256cm" svg:x="6.842cm" svg:y="11.404cm">
          <text:p text:style-name="P123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23" draw:id="id1023" draw:layer="layout" svg:width="0.712cm" svg:height="0.257cm" svg:x="7.8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24" draw:id="id1024" draw:layer="layout" svg:width="0.71cm" svg:height="0.256cm" svg:x="8.8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25" draw:id="id1025" draw:layer="layout" svg:width="0.71cm" svg:height="0.255cm" svg:x="8.8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1021" draw:id="id1021" draw:layer="layout" svg:width="0.712cm" svg:height="0.256cm" svg:x="7.8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22" draw:id="id1022" draw:layer="layout" svg:width="0.71cm" svg:height="0.258cm" svg:x="8.8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113" xml:id="id1026" draw:id="id1026" draw:layer="layout" svg:width="0.71cm" svg:height="0.254cm" svg:x="8.806cm" svg:y="13.421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197cm" svg:y1="11.66cm" svg:x2="7.823cm" svg:y2="12.875cm" draw:start-shape="id1020" draw:start-glue-point="2" draw:end-shape="id1021" draw:end-glue-point="3" svg:d="M7197 11660v1215h626" svg:viewBox="0 0 627 1216">
          <text:p/>
        </draw:connector>
        <draw:connector draw:style-name="gr129" draw:text-style-name="P111" draw:layer="layout" svg:x1="8.179cm" svg:y1="13.003cm" svg:x2="8.806cm" svg:y2="13.21cm" draw:start-shape="id1021" draw:start-glue-point="2" draw:end-shape="id1022" draw:end-glue-point="3" svg:d="M8179 13003v207h627" svg:viewBox="0 0 628 208">
          <text:p/>
        </draw:connector>
        <draw:connector draw:style-name="gr129" draw:text-style-name="P111" draw:layer="layout" svg:x1="8.179cm" svg:y1="11.996cm" svg:x2="8.806cm" svg:y2="12.204cm" draw:start-shape="id1023" draw:start-glue-point="2" draw:end-shape="id1024" draw:end-glue-point="3" svg:d="M8179 11996v208h627" svg:viewBox="0 0 628 209">
          <text:p/>
        </draw:connector>
        <draw:connector draw:style-name="gr129" draw:text-style-name="P111" draw:layer="layout" svg:x1="7.197cm" svg:y1="11.66cm" svg:x2="7.823cm" svg:y2="11.867cm" draw:start-shape="id1020" draw:start-glue-point="2" draw:end-shape="id1023" draw:end-glue-point="3" svg:d="M7197 11660v207h626" svg:viewBox="0 0 627 208">
          <text:p/>
        </draw:connector>
        <draw:connector draw:style-name="gr129" draw:text-style-name="P111" draw:layer="layout" svg:x1="8.179cm" svg:y1="11.996cm" svg:x2="8.806cm" svg:y2="12.542cm" draw:start-shape="id1023" draw:start-glue-point="2" draw:end-shape="id1025" draw:end-glue-point="3" svg:d="M8179 11996v546h627" svg:viewBox="0 0 628 547">
          <text:p/>
        </draw:connector>
        <draw:connector draw:style-name="gr129" draw:text-style-name="P111" draw:layer="layout" svg:x1="8.179cm" svg:y1="13.003cm" svg:x2="8.806cm" svg:y2="13.548cm" draw:start-shape="id1021" draw:start-glue-point="2" draw:end-shape="id1026" draw:end-glue-point="3" svg:d="M8179 13003v545h627" svg:viewBox="0 0 628 546">
          <text:p/>
        </draw:connector>
        <draw:custom-shape draw:style-name="gr238" draw:text-style-name="P112" xml:id="id1027" draw:id="id1027" draw:layer="layout" svg:width="0.711cm" svg:height="0.256cm" svg:x="6.8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30" draw:id="id1030" draw:layer="layout" svg:width="0.712cm" svg:height="0.257cm" svg:x="7.8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31" draw:id="id1031" draw:layer="layout" svg:width="0.71cm" svg:height="0.255cm" svg:x="8.8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32" draw:id="id1032" draw:layer="layout" svg:width="0.71cm" svg:height="0.255cm" svg:x="8.8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28" draw:id="id1028" draw:layer="layout" svg:width="0.712cm" svg:height="0.257cm" svg:x="7.8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29" draw:id="id1029" draw:layer="layout" svg:width="0.71cm" svg:height="0.258cm" svg:x="8.8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1033" draw:id="id1033" draw:layer="layout" svg:width="0.71cm" svg:height="0.259cm" svg:x="8.8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197cm" svg:y1="9.296cm" svg:x2="7.823cm" svg:y2="10.51cm" draw:start-shape="id1027" draw:start-glue-point="2" draw:end-shape="id1028" draw:end-glue-point="3" svg:d="M7197 9296v1214h626" svg:viewBox="0 0 627 1215">
          <text:p/>
        </draw:connector>
        <draw:connector draw:style-name="gr129" draw:text-style-name="P111" draw:layer="layout" svg:x1="8.179cm" svg:y1="10.639cm" svg:x2="8.806cm" svg:y2="10.846cm" draw:start-shape="id1028" draw:start-glue-point="2" draw:end-shape="id1029" draw:end-glue-point="3" svg:d="M8179 10639v207h627" svg:viewBox="0 0 628 208">
          <text:p/>
        </draw:connector>
        <draw:connector draw:style-name="gr129" draw:text-style-name="P111" draw:layer="layout" svg:x1="8.179cm" svg:y1="9.632cm" svg:x2="8.806cm" svg:y2="9.839cm" draw:start-shape="id1030" draw:start-glue-point="2" draw:end-shape="id1031" draw:end-glue-point="3" svg:d="M8179 9632v207h627" svg:viewBox="0 0 628 208">
          <text:p/>
        </draw:connector>
        <draw:connector draw:style-name="gr129" draw:text-style-name="P111" draw:layer="layout" svg:x1="7.197cm" svg:y1="9.296cm" svg:x2="7.823cm" svg:y2="9.503cm" draw:start-shape="id1027" draw:start-glue-point="2" draw:end-shape="id1030" draw:end-glue-point="3" svg:d="M7197 9296v207h626" svg:viewBox="0 0 627 208">
          <text:p/>
        </draw:connector>
        <draw:connector draw:style-name="gr129" draw:text-style-name="P111" draw:layer="layout" svg:x1="8.179cm" svg:y1="9.632cm" svg:x2="8.806cm" svg:y2="10.176cm" draw:start-shape="id1030" draw:start-glue-point="2" draw:end-shape="id1032" draw:end-glue-point="3" svg:d="M8179 9632v544h627" svg:viewBox="0 0 628 545">
          <text:p/>
        </draw:connector>
        <draw:connector draw:style-name="gr129" draw:text-style-name="P111" draw:layer="layout" svg:x1="8.179cm" svg:y1="10.639cm" svg:x2="8.806cm" svg:y2="11.183cm" draw:start-shape="id1028" draw:start-glue-point="2" draw:end-shape="id1033" draw:end-glue-point="3" svg:d="M8179 10639v544h627" svg:viewBox="0 0 628 545">
          <text:p/>
        </draw:connector>
        <draw:custom-shape draw:style-name="gr239" draw:text-style-name="P112" xml:id="id1034" draw:id="id1034" draw:layer="layout" svg:width="0.712cm" svg:height="0.255cm" svg:x="5.874cm" svg:y="8.69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6.23cm" svg:y1="8.948cm" svg:x2="6.842cm" svg:y2="9.168cm" draw:start-shape="id1034" draw:start-glue-point="2" draw:end-shape="id1027" draw:end-glue-point="3" svg:d="M6230 8948v220h612" svg:viewBox="0 0 613 221">
          <text:p/>
        </draw:connector>
        <draw:connector draw:style-name="gr129" draw:text-style-name="P111" draw:layer="layout" svg:x1="6.23cm" svg:y1="8.948cm" svg:x2="6.842cm" svg:y2="11.532cm" draw:start-shape="id1034" draw:start-glue-point="2" draw:end-shape="id1020" draw:end-glue-point="3" svg:d="M6230 8948v2584h612" svg:viewBox="0 0 613 2585">
          <text:p/>
        </draw:connector>
        <draw:custom-shape draw:style-name="gr233" draw:text-style-name="P14" draw:layer="layout" svg:width="0.584cm" svg:height="0.353cm" draw:transform="rotate (-3.14159265358979) translate (11.2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5" draw:layer="layout" svg:width="1.103cm" svg:height="0.368cm" svg:x="13.28cm" svg:y="1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99cm" svg:height="0.588cm" svg:x="14.368cm" svg:y="14.673cm">
          <draw:text-box>
            <text:p text:style-name="P21"><text:span text:style-name="T2">Matching selector ‘.a’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78" draw:text-style-name="P46" xml:id="id1036" draw:id="id103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35" draw:start-glue-point="0" draw:end-shape="id1036" draw:end-glue-point="2" svg:d="M3284 14210v-516h700v-516" svg:viewBox="0 0 701 1033">
          <text:p/>
        </draw:connector>
        <draw:custom-shape draw:style-name="gr280" draw:text-style-name="P133" xml:id="id1035" draw:id="id1035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37" draw:id="id103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37" draw:start-glue-point="0" draw:end-shape="id1036" draw:end-glue-point="2" svg:d="M4684 14210v-516h-700v-516" svg:viewBox="0 0 701 1033">
          <text:p/>
        </draw:connector>
        <draw:custom-shape draw:style-name="gr278" draw:text-style-name="P46" xml:id="id1039" draw:id="id103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038" draw:start-glue-point="0" draw:end-shape="id1039" draw:end-glue-point="2" svg:d="M6084 14210v-516h700v-516" svg:viewBox="0 0 701 1033">
          <text:p/>
        </draw:connector>
        <draw:custom-shape draw:style-name="gr278" draw:text-style-name="P46" xml:id="id1038" draw:id="id103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0" draw:id="id104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040" draw:start-glue-point="0" draw:end-shape="id1039" draw:end-glue-point="2" svg:d="M7484 14210v-516h-700v-516" svg:viewBox="0 0 701 1033">
          <text:p/>
        </draw:connector>
        <draw:custom-shape draw:style-name="gr281" draw:text-style-name="P47" xml:id="id1041" draw:id="id1041" draw:layer="layout" svg:width="1.103cm" svg:height="0.368cm" svg:x="4.889cm" svg:y="11.4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36" draw:start-glue-point="0" draw:end-shape="id1041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039" draw:start-glue-point="0" draw:end-shape="id1041" draw:end-glue-point="2" svg:d="M6784 12810v-516h-1344v-516" svg:viewBox="0 0 1345 1033">
          <text:p/>
        </draw:connector>
        <draw:custom-shape draw:style-name="gr278" draw:text-style-name="P46" xml:id="id1043" draw:id="id104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042" draw:start-glue-point="0" draw:end-shape="id1043" draw:end-glue-point="2" svg:d="M8906 14210v-516h700v-516" svg:viewBox="0 0 701 1033">
          <text:p/>
        </draw:connector>
        <draw:custom-shape draw:style-name="gr278" draw:text-style-name="P46" xml:id="id1042" draw:id="id104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4" draw:id="id104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044" draw:start-glue-point="0" draw:end-shape="id1043" draw:end-glue-point="2" svg:d="M10306 14210v-516h-700v-516" svg:viewBox="0 0 701 1033">
          <text:p/>
        </draw:connector>
        <draw:custom-shape draw:style-name="gr278" draw:text-style-name="P46" xml:id="id1046" draw:id="id104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045" draw:start-glue-point="0" draw:end-shape="id1046" draw:end-glue-point="2" svg:d="M11706 14210v-516h700v-516" svg:viewBox="0 0 701 1033">
          <text:p/>
        </draw:connector>
        <draw:custom-shape draw:style-name="gr278" draw:text-style-name="P46" xml:id="id1045" draw:id="id104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7" draw:id="id104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047" draw:start-glue-point="0" draw:end-shape="id1046" draw:end-glue-point="2" svg:d="M13106 14210v-516h-700v-516" svg:viewBox="0 0 701 1033">
          <text:p/>
        </draw:connector>
        <draw:custom-shape draw:style-name="gr281" draw:text-style-name="P47" xml:id="id1048" draw:id="id1048" draw:layer="layout" svg:width="1.103cm" svg:height="0.368cm" svg:x="10.511cm" svg:y="11.4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043" draw:start-glue-point="0" draw:end-shape="id1048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046" draw:start-glue-point="0" draw:end-shape="id1048" draw:end-glue-point="2" svg:d="M12406 12810v-516h-1344v-516" svg:viewBox="0 0 1345 1033">
          <text:p/>
        </draw:connector>
        <draw:custom-shape draw:style-name="gr280" draw:text-style-name="P133" xml:id="id1049" draw:id="id1049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041" draw:start-glue-point="0" draw:end-shape="id1049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048" draw:start-glue-point="0" draw:end-shape="id1049" draw:end-glue-point="2" svg:d="M11062 11410v-516h-2878v-516" svg:viewBox="0 0 2879 1033">
          <text:p/>
        </draw:connector>
        <draw:custom-shape draw:style-name="gr278" draw:text-style-name="P46" xml:id="id1051" draw:id="id105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050" draw:start-glue-point="0" draw:end-shape="id1051" draw:end-glue-point="2" svg:d="M14484 14210v-516h700v-516" svg:viewBox="0 0 701 1033">
          <text:p/>
        </draw:connector>
        <draw:custom-shape draw:style-name="gr278" draw:text-style-name="P46" xml:id="id1050" draw:id="id1050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2" draw:id="id105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052" draw:start-glue-point="0" draw:end-shape="id1051" draw:end-glue-point="2" svg:d="M15884 14210v-516h-700v-516" svg:viewBox="0 0 701 1033">
          <text:p/>
        </draw:connector>
        <draw:custom-shape draw:style-name="gr278" draw:text-style-name="P46" xml:id="id1054" draw:id="id105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053" draw:start-glue-point="0" draw:end-shape="id1054" draw:end-glue-point="2" svg:d="M17284 14210v-516h700v-516" svg:viewBox="0 0 701 1033">
          <text:p/>
        </draw:connector>
        <draw:custom-shape draw:style-name="gr278" draw:text-style-name="P46" xml:id="id1053" draw:id="id105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5" draw:id="id105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055" draw:start-glue-point="0" draw:end-shape="id1054" draw:end-glue-point="2" svg:d="M18684 14210v-516h-700v-516" svg:viewBox="0 0 701 1033">
          <text:p/>
        </draw:connector>
        <draw:custom-shape draw:style-name="gr278" draw:text-style-name="P46" xml:id="id1056" draw:id="id105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051" draw:start-glue-point="0" draw:end-shape="id1056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054" draw:start-glue-point="0" draw:end-shape="id1056" draw:end-glue-point="2" svg:d="M17984 12810v-516h-1344v-516" svg:viewBox="0 0 1345 1033">
          <text:p/>
        </draw:connector>
        <draw:custom-shape draw:style-name="gr278" draw:text-style-name="P46" xml:id="id1058" draw:id="id105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057" draw:start-glue-point="0" draw:end-shape="id1058" draw:end-glue-point="2" svg:d="M20106 14210v-516h700v-516" svg:viewBox="0 0 701 1033">
          <text:p/>
        </draw:connector>
        <draw:custom-shape draw:style-name="gr278" draw:text-style-name="P46" xml:id="id1057" draw:id="id105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9" draw:id="id105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059" draw:start-glue-point="0" draw:end-shape="id1058" draw:end-glue-point="2" svg:d="M21506 14210v-516h-700v-516" svg:viewBox="0 0 701 1033">
          <text:p/>
        </draw:connector>
        <draw:custom-shape draw:style-name="gr278" draw:text-style-name="P46" xml:id="id1061" draw:id="id106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060" draw:start-glue-point="0" draw:end-shape="id1061" draw:end-glue-point="2" svg:d="M22906 14210v-516h700v-516" svg:viewBox="0 0 701 1033">
          <text:p/>
        </draw:connector>
        <draw:custom-shape draw:style-name="gr278" draw:text-style-name="P46" xml:id="id1060" draw:id="id106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62" draw:id="id106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062" draw:start-glue-point="0" draw:end-shape="id1061" draw:end-glue-point="2" svg:d="M24306 14210v-516h-700v-516" svg:viewBox="0 0 701 1033">
          <text:p/>
        </draw:connector>
        <draw:custom-shape draw:style-name="gr278" draw:text-style-name="P46" xml:id="id1063" draw:id="id106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058" draw:start-glue-point="0" draw:end-shape="id1063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061" draw:start-glue-point="0" draw:end-shape="id1063" draw:end-glue-point="2" svg:d="M23606 12810v-516h-1344v-516" svg:viewBox="0 0 1345 1033">
          <text:p/>
        </draw:connector>
        <draw:custom-shape draw:style-name="gr280" draw:text-style-name="P133" xml:id="id1064" draw:id="id1064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056" draw:start-glue-point="0" draw:end-shape="id1064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063" draw:start-glue-point="0" draw:end-shape="id1064" draw:end-glue-point="2" svg:d="M22262 11410v-516h-2878v-516" svg:viewBox="0 0 2879 1033">
          <text:p/>
        </draw:connector>
        <draw:custom-shape draw:style-name="gr278" draw:text-style-name="P46" xml:id="id1065" draw:id="id106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049" draw:start-glue-point="0" draw:end-shape="id1065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064" draw:end-shape="id1065" draw:end-glue-point="2" svg:d="M19384 10010v-516h-5578v-516" svg:viewBox="0 0 5579 1033">
          <text:p/>
        </draw:connector>
        <draw:custom-shape draw:style-name="gr282" draw:text-style-name="P106" draw:layer="layout" svg:width="6.058cm" svg:height="0.786cm" svg:x="11.222cm" svg:y="7.608cm">
          <text:p text:style-name="P106"><text:span text:style-name="T17">.b:has(.a) <text:s/>{ color: red }</text:span></text:p>
          <text:p text:style-name="P106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8cm" svg:y="0.254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Invalidation Direction</text:span></text:p>
          </draw:text-box>
        </draw:frame>
        <draw:custom-shape draw:style-name="gr284" draw:text-style-name="P32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0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78" draw:text-style-name="P46" xml:id="id1067" draw:id="id1067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66" draw:start-glue-point="0" draw:end-shape="id1067" draw:end-glue-point="2" svg:d="M3284 14210v-516h700v-516" svg:viewBox="0 0 701 1033">
          <text:p/>
        </draw:connector>
        <draw:custom-shape draw:style-name="gr280" draw:text-style-name="P133" xml:id="id1066" draw:id="id1066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68" draw:id="id1068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68" draw:start-glue-point="0" draw:end-shape="id1067" draw:end-glue-point="2" svg:d="M4684 14210v-516h-700v-516" svg:viewBox="0 0 701 1033">
          <text:p/>
        </draw:connector>
        <draw:custom-shape draw:style-name="gr278" draw:text-style-name="P46" xml:id="id1070" draw:id="id1070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069" draw:start-glue-point="0" draw:end-shape="id1070" draw:end-glue-point="2" svg:d="M6084 14210v-516h700v-516" svg:viewBox="0 0 701 1033">
          <text:p/>
        </draw:connector>
        <draw:custom-shape draw:style-name="gr278" draw:text-style-name="P46" xml:id="id1069" draw:id="id1069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1" draw:id="id1071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071" draw:start-glue-point="0" draw:end-shape="id1070" draw:end-glue-point="2" svg:d="M7484 14210v-516h-700v-516" svg:viewBox="0 0 701 1033">
          <text:p/>
        </draw:connector>
        <draw:custom-shape draw:style-name="gr281" draw:text-style-name="P47" xml:id="id1072" draw:id="id1072" draw:layer="layout" svg:width="1.103cm" svg:height="0.368cm" svg:x="4.889cm" svg:y="11.4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67" draw:start-glue-point="0" draw:end-shape="id1072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070" draw:start-glue-point="0" draw:end-shape="id1072" draw:end-glue-point="2" svg:d="M6784 12810v-516h-1344v-516" svg:viewBox="0 0 1345 1033">
          <text:p/>
        </draw:connector>
        <draw:custom-shape draw:style-name="gr278" draw:text-style-name="P46" xml:id="id1074" draw:id="id1074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073" draw:start-glue-point="0" draw:end-shape="id1074" draw:end-glue-point="2" svg:d="M8906 14210v-516h700v-516" svg:viewBox="0 0 701 1033">
          <text:p/>
        </draw:connector>
        <draw:custom-shape draw:style-name="gr278" draw:text-style-name="P46" xml:id="id1073" draw:id="id1073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5" draw:id="id1075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075" draw:start-glue-point="0" draw:end-shape="id1074" draw:end-glue-point="2" svg:d="M10306 14210v-516h-700v-516" svg:viewBox="0 0 701 1033">
          <text:p/>
        </draw:connector>
        <draw:custom-shape draw:style-name="gr278" draw:text-style-name="P46" xml:id="id1077" draw:id="id1077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076" draw:start-glue-point="0" draw:end-shape="id1077" draw:end-glue-point="2" svg:d="M11706 14210v-516h700v-516" svg:viewBox="0 0 701 1033">
          <text:p/>
        </draw:connector>
        <draw:custom-shape draw:style-name="gr278" draw:text-style-name="P46" xml:id="id1076" draw:id="id1076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8" draw:id="id1078" draw:layer="layout" svg:width="1.103cm" svg:height="0.368cm" svg:x="12.555cm" svg:y="14.21cm">
          <text:p text:style-name="P46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078" draw:start-glue-point="0" draw:end-shape="id1077" draw:end-glue-point="2" svg:d="M13106 14210v-516h-700v-516" svg:viewBox="0 0 701 1033">
          <text:p/>
        </draw:connector>
        <draw:custom-shape draw:style-name="gr281" draw:text-style-name="P47" xml:id="id1079" draw:id="id1079" draw:layer="layout" svg:width="1.103cm" svg:height="0.368cm" svg:x="10.511cm" svg:y="11.4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074" draw:start-glue-point="0" draw:end-shape="id1079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077" draw:start-glue-point="0" draw:end-shape="id1079" draw:end-glue-point="2" svg:d="M12406 12810v-516h-1344v-516" svg:viewBox="0 0 1345 1033">
          <text:p/>
        </draw:connector>
        <draw:custom-shape draw:style-name="gr280" draw:text-style-name="P133" xml:id="id1080" draw:id="id1080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072" draw:start-glue-point="0" draw:end-shape="id1080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079" draw:start-glue-point="0" draw:end-shape="id1080" draw:end-glue-point="2" svg:d="M11062 11410v-516h-2878v-516" svg:viewBox="0 0 2879 1033">
          <text:p/>
        </draw:connector>
        <draw:custom-shape draw:style-name="gr278" draw:text-style-name="P46" xml:id="id1082" draw:id="id1082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081" draw:start-glue-point="0" draw:end-shape="id1082" draw:end-glue-point="2" svg:d="M14484 14210v-516h700v-516" svg:viewBox="0 0 701 1033">
          <text:p/>
        </draw:connector>
        <draw:custom-shape draw:style-name="gr278" draw:text-style-name="P46" xml:id="id1081" draw:id="id1081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83" draw:id="id1083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083" draw:start-glue-point="0" draw:end-shape="id1082" draw:end-glue-point="2" svg:d="M15884 14210v-516h-700v-516" svg:viewBox="0 0 701 1033">
          <text:p/>
        </draw:connector>
        <draw:custom-shape draw:style-name="gr278" draw:text-style-name="P46" xml:id="id1085" draw:id="id1085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084" draw:start-glue-point="0" draw:end-shape="id1085" draw:end-glue-point="2" svg:d="M17284 14210v-516h700v-516" svg:viewBox="0 0 701 1033">
          <text:p/>
        </draw:connector>
        <draw:custom-shape draw:style-name="gr278" draw:text-style-name="P46" xml:id="id1084" draw:id="id1084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86" draw:id="id1086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086" draw:start-glue-point="0" draw:end-shape="id1085" draw:end-glue-point="2" svg:d="M18684 14210v-516h-700v-516" svg:viewBox="0 0 701 1033">
          <text:p/>
        </draw:connector>
        <draw:custom-shape draw:style-name="gr278" draw:text-style-name="P46" xml:id="id1087" draw:id="id1087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082" draw:start-glue-point="0" draw:end-shape="id1087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085" draw:start-glue-point="0" draw:end-shape="id1087" draw:end-glue-point="2" svg:d="M17984 12810v-516h-1344v-516" svg:viewBox="0 0 1345 1033">
          <text:p/>
        </draw:connector>
        <draw:custom-shape draw:style-name="gr278" draw:text-style-name="P46" xml:id="id1089" draw:id="id1089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088" draw:start-glue-point="0" draw:end-shape="id1089" draw:end-glue-point="2" svg:d="M20106 14210v-516h700v-516" svg:viewBox="0 0 701 1033">
          <text:p/>
        </draw:connector>
        <draw:custom-shape draw:style-name="gr278" draw:text-style-name="P46" xml:id="id1088" draw:id="id1088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90" draw:id="id1090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090" draw:start-glue-point="0" draw:end-shape="id1089" draw:end-glue-point="2" svg:d="M21506 14210v-516h-700v-516" svg:viewBox="0 0 701 1033">
          <text:p/>
        </draw:connector>
        <draw:custom-shape draw:style-name="gr278" draw:text-style-name="P46" xml:id="id1092" draw:id="id1092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091" draw:start-glue-point="0" draw:end-shape="id1092" draw:end-glue-point="2" svg:d="M22906 14210v-516h700v-516" svg:viewBox="0 0 701 1033">
          <text:p/>
        </draw:connector>
        <draw:custom-shape draw:style-name="gr278" draw:text-style-name="P46" xml:id="id1091" draw:id="id1091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93" draw:id="id1093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093" draw:start-glue-point="0" draw:end-shape="id1092" draw:end-glue-point="2" svg:d="M24306 14210v-516h-700v-516" svg:viewBox="0 0 701 1033">
          <text:p/>
        </draw:connector>
        <draw:custom-shape draw:style-name="gr278" draw:text-style-name="P46" xml:id="id1094" draw:id="id1094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089" draw:start-glue-point="0" draw:end-shape="id1094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092" draw:start-glue-point="0" draw:end-shape="id1094" draw:end-glue-point="2" svg:d="M23606 12810v-516h-1344v-516" svg:viewBox="0 0 1345 1033">
          <text:p/>
        </draw:connector>
        <draw:custom-shape draw:style-name="gr280" draw:text-style-name="P133" xml:id="id1095" draw:id="id1095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087" draw:start-glue-point="0" draw:end-shape="id1095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094" draw:start-glue-point="0" draw:end-shape="id1095" draw:end-glue-point="2" svg:d="M22262 11410v-516h-2878v-516" svg:viewBox="0 0 2879 1033">
          <text:p/>
        </draw:connector>
        <draw:custom-shape draw:style-name="gr278" draw:text-style-name="P46" xml:id="id1096" draw:id="id1096" draw:layer="layout" svg:width="1.103cm" svg:height="0.368cm" svg:x="13.255cm" svg:y="8.6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080" draw:start-glue-point="0" draw:end-shape="id1096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095" draw:end-shape="id1096" draw:end-glue-point="2" svg:d="M19384 10010v-516h-5578v-516" svg:viewBox="0 0 5579 1033">
          <text:p/>
        </draw:connector>
        <draw:custom-shape draw:style-name="gr285" draw:text-style-name="P106" draw:layer="layout" svg:width="6.058cm" svg:height="0.786cm" svg:x="11.222cm" svg:y="7.608cm">
          <text:p text:style-name="P106"><text:span text:style-name="T17">.b:has(.a) <text:s/>{ color: red }</text:span></text:p>
          <text:p text:style-name="P106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8cm" svg:y="0.254cm">
          <draw:text-box>
            <text:p text:style-name="P14"><text:span text:style-name="T3">Recalculation Performance Factors</text:span></text:p>
            <text:p text:style-name="P14"><text:span text:style-name="T20"/></text:p>
            <text:p text:style-name="P14"><text:span text:style-name="T20">Recalculation Direction</text:span></text:p>
          </draw:text-box>
        </draw:frame>
        <draw:custom-shape draw:style-name="gr284" draw:text-style-name="P32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78" draw:text-style-name="P46" xml:id="id1098" draw:id="id1098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97" draw:start-glue-point="0" draw:end-shape="id1098" draw:end-glue-point="2" svg:d="M3284 14210v-516h700v-516" svg:viewBox="0 0 701 1033">
          <text:p/>
        </draw:connector>
        <draw:custom-shape draw:style-name="gr280" draw:text-style-name="P133" xml:id="id1097" draw:id="id1097" draw:layer="layout" svg:width="1.103cm" svg:height="0.368cm" svg:x="2.733cm" svg:y="14.2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099" draw:id="id1099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99" draw:start-glue-point="0" draw:end-shape="id1098" draw:end-glue-point="2" svg:d="M4684 14210v-516h-700v-516" svg:viewBox="0 0 701 1033">
          <text:p/>
        </draw:connector>
        <draw:custom-shape draw:style-name="gr278" draw:text-style-name="P46" xml:id="id1101" draw:id="id1101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100" draw:start-glue-point="0" draw:end-shape="id1101" draw:end-glue-point="2" svg:d="M6084 14210v-516h700v-516" svg:viewBox="0 0 701 1033">
          <text:p/>
        </draw:connector>
        <draw:custom-shape draw:style-name="gr278" draw:text-style-name="P46" xml:id="id1100" draw:id="id1100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2" draw:id="id1102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102" draw:start-glue-point="0" draw:end-shape="id1101" draw:end-glue-point="2" svg:d="M7484 14210v-516h-700v-516" svg:viewBox="0 0 701 1033">
          <text:p/>
        </draw:connector>
        <draw:custom-shape draw:style-name="gr278" draw:text-style-name="P46" xml:id="id1103" draw:id="id1103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98" draw:start-glue-point="0" draw:end-shape="id1103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101" draw:start-glue-point="0" draw:end-shape="id1103" draw:end-glue-point="2" svg:d="M6784 12810v-516h-1344v-516" svg:viewBox="0 0 1345 1033">
          <text:p/>
        </draw:connector>
        <draw:custom-shape draw:style-name="gr278" draw:text-style-name="P46" xml:id="id1105" draw:id="id1105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104" draw:start-glue-point="0" draw:end-shape="id1105" draw:end-glue-point="2" svg:d="M8906 14210v-516h700v-516" svg:viewBox="0 0 701 1033">
          <text:p/>
        </draw:connector>
        <draw:custom-shape draw:style-name="gr278" draw:text-style-name="P46" xml:id="id1104" draw:id="id1104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6" draw:id="id1106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106" draw:start-glue-point="0" draw:end-shape="id1105" draw:end-glue-point="2" svg:d="M10306 14210v-516h-700v-516" svg:viewBox="0 0 701 1033">
          <text:p/>
        </draw:connector>
        <draw:custom-shape draw:style-name="gr278" draw:text-style-name="P46" xml:id="id1108" draw:id="id1108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107" draw:start-glue-point="0" draw:end-shape="id1108" draw:end-glue-point="2" svg:d="M11706 14210v-516h700v-516" svg:viewBox="0 0 701 1033">
          <text:p/>
        </draw:connector>
        <draw:custom-shape draw:style-name="gr278" draw:text-style-name="P46" xml:id="id1107" draw:id="id1107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9" draw:id="id1109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109" draw:start-glue-point="0" draw:end-shape="id1108" draw:end-glue-point="2" svg:d="M13106 14210v-516h-700v-516" svg:viewBox="0 0 701 1033">
          <text:p/>
        </draw:connector>
        <draw:custom-shape draw:style-name="gr278" draw:text-style-name="P46" xml:id="id1110" draw:id="id1110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105" draw:start-glue-point="0" draw:end-shape="id1110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108" draw:start-glue-point="0" draw:end-shape="id1110" draw:end-glue-point="2" svg:d="M12406 12810v-516h-1344v-516" svg:viewBox="0 0 1345 1033">
          <text:p/>
        </draw:connector>
        <draw:custom-shape draw:style-name="gr281" draw:text-style-name="P47" xml:id="id1111" draw:id="id1111" draw:layer="layout" svg:width="1.103cm" svg:height="0.368cm" svg:x="7.633cm" svg:y="10.0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103" draw:start-glue-point="0" draw:end-shape="id1111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110" draw:start-glue-point="0" draw:end-shape="id1111" draw:end-glue-point="2" svg:d="M11062 11410v-516h-2878v-516" svg:viewBox="0 0 2879 1033">
          <text:p/>
        </draw:connector>
        <draw:custom-shape draw:style-name="gr278" draw:text-style-name="P46" xml:id="id1113" draw:id="id1113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112" draw:start-glue-point="0" draw:end-shape="id1113" draw:end-glue-point="2" svg:d="M14484 14210v-516h700v-516" svg:viewBox="0 0 701 1033">
          <text:p/>
        </draw:connector>
        <draw:custom-shape draw:style-name="gr281" draw:text-style-name="P47" xml:id="id1112" draw:id="id1112" draw:layer="layout" svg:width="1.103cm" svg:height="0.368cm" svg:x="13.933cm" svg:y="14.2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14" draw:id="id1114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114" draw:start-glue-point="0" draw:end-shape="id1113" draw:end-glue-point="2" svg:d="M15884 14210v-516h-700v-516" svg:viewBox="0 0 701 1033">
          <text:p/>
        </draw:connector>
        <draw:custom-shape draw:style-name="gr278" draw:text-style-name="P46" xml:id="id1116" draw:id="id1116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115" draw:start-glue-point="0" draw:end-shape="id1116" draw:end-glue-point="2" svg:d="M17284 14210v-516h700v-516" svg:viewBox="0 0 701 1033">
          <text:p/>
        </draw:connector>
        <draw:custom-shape draw:style-name="gr278" draw:text-style-name="P46" xml:id="id1115" draw:id="id1115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17" draw:id="id1117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117" draw:start-glue-point="0" draw:end-shape="id1116" draw:end-glue-point="2" svg:d="M18684 14210v-516h-700v-516" svg:viewBox="0 0 701 1033">
          <text:p/>
        </draw:connector>
        <draw:custom-shape draw:style-name="gr278" draw:text-style-name="P46" xml:id="id1118" draw:id="id1118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113" draw:start-glue-point="0" draw:end-shape="id1118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116" draw:start-glue-point="0" draw:end-shape="id1118" draw:end-glue-point="2" svg:d="M17984 12810v-516h-1344v-516" svg:viewBox="0 0 1345 1033">
          <text:p/>
        </draw:connector>
        <draw:custom-shape draw:style-name="gr278" draw:text-style-name="P46" xml:id="id1120" draw:id="id1120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119" draw:start-glue-point="0" draw:end-shape="id1120" draw:end-glue-point="2" svg:d="M20106 14210v-516h700v-516" svg:viewBox="0 0 701 1033">
          <text:p/>
        </draw:connector>
        <draw:custom-shape draw:style-name="gr278" draw:text-style-name="P46" xml:id="id1119" draw:id="id1119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21" draw:id="id1121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121" draw:start-glue-point="0" draw:end-shape="id1120" draw:end-glue-point="2" svg:d="M21506 14210v-516h-700v-516" svg:viewBox="0 0 701 1033">
          <text:p/>
        </draw:connector>
        <draw:custom-shape draw:style-name="gr278" draw:text-style-name="P46" xml:id="id1123" draw:id="id1123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122" draw:start-glue-point="0" draw:end-shape="id1123" draw:end-glue-point="2" svg:d="M22906 14210v-516h700v-516" svg:viewBox="0 0 701 1033">
          <text:p/>
        </draw:connector>
        <draw:custom-shape draw:style-name="gr278" draw:text-style-name="P46" xml:id="id1122" draw:id="id1122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24" draw:id="id1124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124" draw:start-glue-point="0" draw:end-shape="id1123" draw:end-glue-point="2" svg:d="M24306 14210v-516h-700v-516" svg:viewBox="0 0 701 1033">
          <text:p/>
        </draw:connector>
        <draw:custom-shape draw:style-name="gr278" draw:text-style-name="P46" xml:id="id1125" draw:id="id1125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120" draw:start-glue-point="0" draw:end-shape="id1125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123" draw:start-glue-point="0" draw:end-shape="id1125" draw:end-glue-point="2" svg:d="M23606 12810v-516h-1344v-516" svg:viewBox="0 0 1345 1033">
          <text:p/>
        </draw:connector>
        <draw:custom-shape draw:style-name="gr280" draw:text-style-name="P133" xml:id="id1126" draw:id="id1126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118" draw:start-glue-point="0" draw:end-shape="id1126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125" draw:start-glue-point="0" draw:end-shape="id1126" draw:end-glue-point="2" svg:d="M22262 11410v-516h-2878v-516" svg:viewBox="0 0 2879 1033">
          <text:p/>
        </draw:connector>
        <draw:custom-shape draw:style-name="gr278" draw:text-style-name="P46" xml:id="id1127" draw:id="id1127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111" draw:start-glue-point="0" draw:end-shape="id1127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126" draw:end-shape="id1127" draw:end-glue-point="2" svg:d="M19384 10010v-516h-5578v-516" svg:viewBox="0 0 5579 1033">
          <text:p/>
        </draw:connector>
        <draw:custom-shape draw:style-name="gr286" draw:text-style-name="P106" draw:layer="layout" svg:width="6.058cm" svg:height="0.786cm" svg:x="11.222cm" svg:y="7.608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8cm" svg:y="0.254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Depth of the changed element</text:span></text:p>
          </draw:text-box>
        </draw:fram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78" draw:text-style-name="P46" xml:id="id1129" draw:id="id112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28" draw:start-glue-point="0" draw:end-shape="id1129" draw:end-glue-point="2" svg:d="M3285 14211v-516h700v-516" svg:viewBox="0 0 701 1033">
          <text:p/>
        </draw:connector>
        <draw:custom-shape draw:style-name="gr281" draw:text-style-name="P47" xml:id="id1128" draw:id="id1128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130" draw:id="id1130" draw:layer="layout" svg:width="1.103cm" svg:height="0.368cm" svg:x="4.1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30" draw:start-glue-point="0" draw:end-shape="id1129" draw:end-glue-point="2" svg:d="M4685 14211v-516h-700v-516" svg:viewBox="0 0 701 1033">
          <text:p/>
        </draw:connector>
        <draw:custom-shape draw:style-name="gr278" draw:text-style-name="P46" xml:id="id1132" draw:id="id113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31" draw:start-glue-point="0" draw:end-shape="id1132" draw:end-glue-point="2" svg:d="M6085 14211v-516h700v-516" svg:viewBox="0 0 701 1033">
          <text:p/>
        </draw:connector>
        <draw:custom-shape draw:style-name="gr281" draw:text-style-name="P47" xml:id="id1131" draw:id="id1131" draw:layer="layout" svg:width="1.103cm" svg:height="0.368cm" svg:x="5.534cm" svg:y="14.211cm">
          <text:p text:style-name="P46"><text:span text:style-name="T7">.g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33" draw:id="id113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33" draw:start-glue-point="0" draw:end-shape="id1132" draw:end-glue-point="2" svg:d="M7485 14211v-516h-700v-516" svg:viewBox="0 0 701 1033">
          <text:p/>
        </draw:connector>
        <draw:custom-shape draw:style-name="gr278" draw:text-style-name="P46" xml:id="id1134" draw:id="id113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29" draw:start-glue-point="0" draw:end-shape="id1134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32" draw:start-glue-point="0" draw:end-shape="id1134" draw:end-glue-point="2" svg:d="M6785 12811v-516h-1344v-516" svg:viewBox="0 0 1345 1033">
          <text:p/>
        </draw:connector>
        <draw:custom-shape draw:style-name="gr278" draw:text-style-name="P46" xml:id="id1136" draw:id="id113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35" draw:start-glue-point="0" draw:end-shape="id1136" draw:end-glue-point="2" svg:d="M8907 14211v-516h700v-516" svg:viewBox="0 0 701 1033">
          <text:p/>
        </draw:connector>
        <draw:custom-shape draw:style-name="gr278" draw:text-style-name="P46" xml:id="id1135" draw:id="id113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37" draw:id="id113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37" draw:start-glue-point="0" draw:end-shape="id1136" draw:end-glue-point="2" svg:d="M10307 14211v-516h-700v-516" svg:viewBox="0 0 701 1033">
          <text:p/>
        </draw:connector>
        <draw:custom-shape draw:style-name="gr278" draw:text-style-name="P46" xml:id="id1139" draw:id="id113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138" draw:start-glue-point="0" draw:end-shape="id1139" draw:end-glue-point="2" svg:d="M11707 14211v-516h700v-516" svg:viewBox="0 0 701 1033">
          <text:p/>
        </draw:connector>
        <draw:custom-shape draw:style-name="gr278" draw:text-style-name="P46" xml:id="id1138" draw:id="id113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0" draw:id="id114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140" draw:start-glue-point="0" draw:end-shape="id1139" draw:end-glue-point="2" svg:d="M13107 14211v-516h-700v-516" svg:viewBox="0 0 701 1033">
          <text:p/>
        </draw:connector>
        <draw:custom-shape draw:style-name="gr278" draw:text-style-name="P46" xml:id="id1141" draw:id="id114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36" draw:start-glue-point="0" draw:end-shape="id1141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139" draw:start-glue-point="0" draw:end-shape="id1141" draw:end-glue-point="2" svg:d="M12407 12811v-516h-1344v-516" svg:viewBox="0 0 1345 1033">
          <text:p/>
        </draw:connector>
        <draw:custom-shape draw:style-name="gr280" draw:text-style-name="P133" xml:id="id1142" draw:id="id114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34" draw:start-glue-point="0" draw:end-shape="id1142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141" draw:start-glue-point="0" draw:end-shape="id1142" draw:end-glue-point="2" svg:d="M11063 11411v-516h-2878v-516" svg:viewBox="0 0 2879 1033">
          <text:p/>
        </draw:connector>
        <draw:custom-shape draw:style-name="gr278" draw:text-style-name="P46" xml:id="id1144" draw:id="id114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143" draw:start-glue-point="0" draw:end-shape="id1144" draw:end-glue-point="2" svg:d="M14485 14211v-516h700v-516" svg:viewBox="0 0 701 1033">
          <text:p/>
        </draw:connector>
        <draw:custom-shape draw:style-name="gr278" draw:text-style-name="P46" xml:id="id1143" draw:id="id114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5" draw:id="id114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145" draw:start-glue-point="0" draw:end-shape="id1144" draw:end-glue-point="2" svg:d="M15885 14211v-516h-700v-516" svg:viewBox="0 0 701 1033">
          <text:p/>
        </draw:connector>
        <draw:custom-shape draw:style-name="gr278" draw:text-style-name="P46" xml:id="id1147" draw:id="id114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146" draw:start-glue-point="0" draw:end-shape="id1147" draw:end-glue-point="2" svg:d="M17285 14211v-516h700v-516" svg:viewBox="0 0 701 1033">
          <text:p/>
        </draw:connector>
        <draw:custom-shape draw:style-name="gr278" draw:text-style-name="P46" xml:id="id1146" draw:id="id114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8" draw:id="id114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148" draw:start-glue-point="0" draw:end-shape="id1147" draw:end-glue-point="2" svg:d="M18685 14211v-516h-700v-516" svg:viewBox="0 0 701 1033">
          <text:p/>
        </draw:connector>
        <draw:custom-shape draw:style-name="gr278" draw:text-style-name="P46" xml:id="id1149" draw:id="id114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144" draw:start-glue-point="0" draw:end-shape="id1149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147" draw:start-glue-point="0" draw:end-shape="id1149" draw:end-glue-point="2" svg:d="M17985 12811v-516h-1344v-516" svg:viewBox="0 0 1345 1033">
          <text:p/>
        </draw:connector>
        <draw:custom-shape draw:style-name="gr278" draw:text-style-name="P46" xml:id="id1151" draw:id="id115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150" draw:start-glue-point="0" draw:end-shape="id1151" draw:end-glue-point="2" svg:d="M20107 14211v-516h700v-516" svg:viewBox="0 0 701 1033">
          <text:p/>
        </draw:connector>
        <draw:custom-shape draw:style-name="gr278" draw:text-style-name="P46" xml:id="id1150" draw:id="id115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52" draw:id="id115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152" draw:start-glue-point="0" draw:end-shape="id1151" draw:end-glue-point="2" svg:d="M21507 14211v-516h-700v-516" svg:viewBox="0 0 701 1033">
          <text:p/>
        </draw:connector>
        <draw:custom-shape draw:style-name="gr278" draw:text-style-name="P46" xml:id="id1154" draw:id="id115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153" draw:start-glue-point="0" draw:end-shape="id1154" draw:end-glue-point="2" svg:d="M22907 14211v-516h700v-516" svg:viewBox="0 0 701 1033">
          <text:p/>
        </draw:connector>
        <draw:custom-shape draw:style-name="gr278" draw:text-style-name="P46" xml:id="id1153" draw:id="id115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155" draw:id="id115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155" draw:start-glue-point="0" draw:end-shape="id1154" draw:end-glue-point="2" svg:d="M24307 14211v-516h-700v-516" svg:viewBox="0 0 701 1033">
          <text:p/>
        </draw:connector>
        <draw:custom-shape draw:style-name="gr278" draw:text-style-name="P46" xml:id="id1156" draw:id="id115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151" draw:start-glue-point="0" draw:end-shape="id1156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154" draw:start-glue-point="0" draw:end-shape="id1156" draw:end-glue-point="2" svg:d="M23607 12811v-516h-1344v-516" svg:viewBox="0 0 1345 1033">
          <text:p/>
        </draw:connector>
        <draw:custom-shape draw:style-name="gr278" draw:text-style-name="P46" xml:id="id1157" draw:id="id115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149" draw:start-glue-point="0" draw:end-shape="id1157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156" draw:start-glue-point="0" draw:end-shape="id1157" draw:end-glue-point="2" svg:d="M22263 11411v-516h-2878v-516" svg:viewBox="0 0 2879 1033">
          <text:p/>
        </draw:connector>
        <draw:custom-shape draw:style-name="gr278" draw:text-style-name="P46" xml:id="id1158" draw:id="id115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142" draw:start-glue-point="0" draw:end-shape="id1158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157" draw:end-shape="id1158" draw:end-glue-point="2" svg:d="M19385 10011v-516h-5578v-516" svg:viewBox="0 0 5579 1033">
          <text:p/>
        </draw:connector>
        <draw:custom-shape draw:style-name="gr288" draw:text-style-name="P106" draw:layer="layout" svg:width="7.157cm" svg:height="3.061cm" svg:x="11.023cm" svg:y="5.334cm">
          <text:p text:style-name="P106"><text:span text:style-name="T17">.b:has(.a) <text:s text:c="2"/>{ color: red }</text:span></text:p>
          <text:p text:style-name="P106"><text:span text:style-name="T17">.d:has(.c) <text:s text:c="2"/>{ color: blue }</text:span></text:p>
          <text:p text:style-name="P106"><text:span text:style-name="T17">.e:has(.c) <text:s text:c="2"/>{ color: yellow }</text:span></text:p>
          <text:p text:style-name="P106"><text:span text:style-name="T17">.h:has(.g) <text:s text:c="2"/>{ color: green }</text:span></text:p>
          <text:p text:style-name="P106"><text:span text:style-name="T17">.i:has(.g) <text:s text:c="2"/>{ color: orange }</text:span></text:p>
          <text:p text:style-name="P106"><text:span text:style-name="T17">.j:has(.g) <text:s text:c="2"/>{ color: purple }</text:span></text:p>
          <text:p text:style-name="P106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Number of subject features</text:span></text:p>
          </draw:text-box>
        </draw:frame>
        <draw:custom-shape draw:style-name="gr289" draw:text-style-name="P32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78" draw:text-style-name="P46" xml:id="id1160" draw:id="id116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59" draw:start-glue-point="0" draw:end-shape="id1160" draw:end-glue-point="2" svg:d="M3285 14211v-516h700v-516" svg:viewBox="0 0 701 1033">
          <text:p/>
        </draw:connector>
        <draw:custom-shape draw:style-name="gr281" draw:text-style-name="P47" xml:id="id1159" draw:id="id1159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3" xml:id="id1161" draw:id="id1161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61" draw:start-glue-point="0" draw:end-shape="id1160" draw:end-glue-point="2" svg:d="M4685 14211v-516h-700v-516" svg:viewBox="0 0 701 1033">
          <text:p/>
        </draw:connector>
        <draw:custom-shape draw:style-name="gr278" draw:text-style-name="P46" xml:id="id1163" draw:id="id116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62" draw:start-glue-point="0" draw:end-shape="id1163" draw:end-glue-point="2" svg:d="M6085 14211v-516h700v-516" svg:viewBox="0 0 701 1033">
          <text:p/>
        </draw:connector>
        <draw:custom-shape draw:style-name="gr281" draw:text-style-name="P47" xml:id="id1162" draw:id="id1162" draw:layer="layout" svg:width="1.103cm" svg:height="0.368cm" svg:x="5.5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64" draw:id="id1164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64" draw:start-glue-point="0" draw:end-shape="id1163" draw:end-glue-point="2" svg:d="M7485 14211v-516h-700v-516" svg:viewBox="0 0 701 1033">
          <text:p/>
        </draw:connector>
        <draw:custom-shape draw:style-name="gr278" draw:text-style-name="P46" xml:id="id1165" draw:id="id116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60" draw:start-glue-point="0" draw:end-shape="id1165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63" draw:start-glue-point="0" draw:end-shape="id1165" draw:end-glue-point="2" svg:d="M6785 12811v-516h-1344v-516" svg:viewBox="0 0 1345 1033">
          <text:p/>
        </draw:connector>
        <draw:custom-shape draw:style-name="gr278" draw:text-style-name="P46" xml:id="id1167" draw:id="id1167" draw:layer="layout" svg:width="1.103cm" svg:height="0.368cm" svg:x="9.056cm" svg:y="12.811cm">
          <text:p text:style-name="P46"><text:span text:style-name="T7"/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66" draw:start-glue-point="0" draw:end-shape="id1167" draw:end-glue-point="2" svg:d="M8907 14211v-516h700v-516" svg:viewBox="0 0 701 1033">
          <text:p/>
        </draw:connector>
        <draw:custom-shape draw:style-name="gr281" draw:text-style-name="P47" xml:id="id1166" draw:id="id1166" draw:layer="layout" svg:width="1.103cm" svg:height="0.368cm" svg:x="8.356cm" svg:y="14.211cm">
          <text:p text:style-name="P46"><text:span text:style-name="T7">.h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68" draw:id="id1168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68" draw:start-glue-point="0" draw:end-shape="id1167" draw:end-glue-point="2" svg:d="M10307 14211v-516h-700v-516" svg:viewBox="0 0 701 1033">
          <text:p/>
        </draw:connector>
        <draw:custom-shape draw:style-name="gr278" draw:text-style-name="P46" xml:id="id1170" draw:id="id117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169" draw:start-glue-point="0" draw:end-shape="id1170" draw:end-glue-point="2" svg:d="M11707 14211v-516h700v-516" svg:viewBox="0 0 701 1033">
          <text:p/>
        </draw:connector>
        <draw:custom-shape draw:style-name="gr280" draw:text-style-name="P133" xml:id="id1169" draw:id="id1169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1" draw:id="id1171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171" draw:start-glue-point="0" draw:end-shape="id1170" draw:end-glue-point="2" svg:d="M13107 14211v-516h-700v-516" svg:viewBox="0 0 701 1033">
          <text:p/>
        </draw:connector>
        <draw:custom-shape draw:style-name="gr278" draw:text-style-name="P46" xml:id="id1172" draw:id="id1172" draw:layer="layout" svg:width="1.103cm" svg:height="0.368cm" svg:x="10.512cm" svg:y="11.411cm">
          <text:p text:style-name="P46"><text:span text:style-name="T7"/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67" draw:start-glue-point="0" draw:end-shape="id1172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170" draw:start-glue-point="0" draw:end-shape="id1172" draw:end-glue-point="2" svg:d="M12407 12811v-516h-1344v-516" svg:viewBox="0 0 1345 1033">
          <text:p/>
        </draw:connector>
        <draw:custom-shape draw:style-name="gr280" draw:text-style-name="P133" xml:id="id1173" draw:id="id117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65" draw:start-glue-point="0" draw:end-shape="id1173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172" draw:start-glue-point="0" draw:end-shape="id1173" draw:end-glue-point="2" svg:d="M11063 11411v-516h-2878v-516" svg:viewBox="0 0 2879 1033">
          <text:p/>
        </draw:connector>
        <draw:custom-shape draw:style-name="gr278" draw:text-style-name="P46" xml:id="id1175" draw:id="id117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174" draw:start-glue-point="0" draw:end-shape="id1175" draw:end-glue-point="2" svg:d="M14485 14211v-516h700v-516" svg:viewBox="0 0 701 1033">
          <text:p/>
        </draw:connector>
        <draw:custom-shape draw:style-name="gr280" draw:text-style-name="P133" xml:id="id1174" draw:id="id1174" draw:layer="layout" svg:width="1.103cm" svg:height="0.368cm" svg:x="13.934cm" svg:y="14.211cm">
          <text:p text:style-name="P46"><text:span text:style-name="T7"/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76" draw:id="id1176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176" draw:start-glue-point="0" draw:end-shape="id1175" draw:end-glue-point="2" svg:d="M15885 14211v-516h-700v-516" svg:viewBox="0 0 701 1033">
          <text:p/>
        </draw:connector>
        <draw:custom-shape draw:style-name="gr278" draw:text-style-name="P46" xml:id="id1178" draw:id="id117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177" draw:start-glue-point="0" draw:end-shape="id1178" draw:end-glue-point="2" svg:d="M17285 14211v-516h700v-516" svg:viewBox="0 0 701 1033">
          <text:p/>
        </draw:connector>
        <draw:custom-shape draw:style-name="gr278" draw:text-style-name="P46" xml:id="id1177" draw:id="id1177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9" draw:id="id1179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179" draw:start-glue-point="0" draw:end-shape="id1178" draw:end-glue-point="2" svg:d="M18685 14211v-516h-700v-516" svg:viewBox="0 0 701 1033">
          <text:p/>
        </draw:connector>
        <draw:custom-shape draw:style-name="gr278" draw:text-style-name="P46" xml:id="id1180" draw:id="id118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175" draw:start-glue-point="0" draw:end-shape="id1180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178" draw:start-glue-point="0" draw:end-shape="id1180" draw:end-glue-point="2" svg:d="M17985 12811v-516h-1344v-516" svg:viewBox="0 0 1345 1033">
          <text:p/>
        </draw:connector>
        <draw:custom-shape draw:style-name="gr278" draw:text-style-name="P46" xml:id="id1182" draw:id="id1182" draw:layer="layout" svg:width="1.103cm" svg:height="0.368cm" svg:x="20.256cm" svg:y="12.811cm">
          <text:p text:style-name="P46"><text:span text:style-name="T7"/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181" draw:start-glue-point="0" draw:end-shape="id1182" draw:end-glue-point="2" svg:d="M20107 14211v-516h700v-516" svg:viewBox="0 0 701 1033">
          <text:p/>
        </draw:connector>
        <draw:custom-shape draw:style-name="gr280" draw:text-style-name="P133" xml:id="id1181" draw:id="id1181" draw:layer="layout" svg:width="1.103cm" svg:height="0.368cm" svg:x="19.556cm" svg:y="14.211cm">
          <text:p text:style-name="P46"><text:span text:style-name="T7"/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83" draw:id="id118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183" draw:start-glue-point="0" draw:end-shape="id1182" draw:end-glue-point="2" svg:d="M21507 14211v-516h-700v-516" svg:viewBox="0 0 701 1033">
          <text:p/>
        </draw:connector>
        <draw:custom-shape draw:style-name="gr278" draw:text-style-name="P46" xml:id="id1185" draw:id="id118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184" draw:start-glue-point="0" draw:end-shape="id1185" draw:end-glue-point="2" svg:d="M22907 14211v-516h700v-516" svg:viewBox="0 0 701 1033">
          <text:p/>
        </draw:connector>
        <draw:custom-shape draw:style-name="gr278" draw:text-style-name="P46" xml:id="id1184" draw:id="id118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86" draw:id="id118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186" draw:start-glue-point="0" draw:end-shape="id1185" draw:end-glue-point="2" svg:d="M24307 14211v-516h-700v-516" svg:viewBox="0 0 701 1033">
          <text:p/>
        </draw:connector>
        <draw:custom-shape draw:style-name="gr278" draw:text-style-name="P46" xml:id="id1187" draw:id="id1187" draw:layer="layout" svg:width="1.103cm" svg:height="0.368cm" svg:x="21.712cm" svg:y="11.411cm">
          <text:p text:style-name="P46"><text:span text:style-name="T7"/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182" draw:start-glue-point="0" draw:end-shape="id1187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185" draw:start-glue-point="0" draw:end-shape="id1187" draw:end-glue-point="2" svg:d="M23607 12811v-516h-1344v-516" svg:viewBox="0 0 1345 1033">
          <text:p/>
        </draw:connector>
        <draw:custom-shape draw:style-name="gr280" draw:text-style-name="P133" xml:id="id1188" draw:id="id118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180" draw:start-glue-point="0" draw:end-shape="id1188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187" draw:start-glue-point="0" draw:end-shape="id1188" draw:end-glue-point="2" svg:d="M22263 11411v-516h-2878v-516" svg:viewBox="0 0 2879 1033">
          <text:p/>
        </draw:connector>
        <draw:custom-shape draw:style-name="gr278" draw:text-style-name="P46" xml:id="id1189" draw:id="id118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173" draw:start-glue-point="0" draw:end-shape="id1189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188" draw:end-shape="id1189" draw:end-glue-point="2" svg:d="M19385 10011v-516h-5578v-516" svg:viewBox="0 0 5579 1033">
          <text:p/>
        </draw:connector>
        <draw:custom-shape draw:style-name="gr290" draw:text-style-name="P106" draw:layer="layout" svg:width="8.361cm" svg:height="1.273cm" svg:x="10.035cm" svg:y="7.109cm">
          <text:p text:style-name="P106"><text:span text:style-name="T17">.b:has(.a) <text:s text:c="15"/>{ color: red }</text:span><text:span text:style-name="T17"><text:line-break/></text:span><text:span text:style-name="T17">.d.e.f.g:has(.c) <text:s text:c="9"/>{ color: blue }</text:span></text:p>
          <text:p text:style-name="P106"><text:span text:style-name="T17">.i.j.k.l.m.n.o.p:has(.h) <text:s/>{ color: yellow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Number of simple features in a subject feature</text:span></text:p>
          </draw:text-box>
        </draw:frame>
        <draw:custom-shape draw:style-name="gr291" draw:text-style-name="P32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78" draw:text-style-name="P46" xml:id="id1191" draw:id="id119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90" draw:start-glue-point="0" draw:end-shape="id1191" draw:end-glue-point="2" svg:d="M3285 14211v-516h700v-516" svg:viewBox="0 0 701 1033">
          <text:p/>
        </draw:connector>
        <draw:custom-shape draw:style-name="gr281" draw:text-style-name="P47" xml:id="id1190" draw:id="id1190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192" draw:id="id1192" draw:layer="layout" svg:width="1.103cm" svg:height="0.368cm" svg:x="4.1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92" draw:start-glue-point="0" draw:end-shape="id1191" draw:end-glue-point="2" svg:d="M4685 14211v-516h-700v-516" svg:viewBox="0 0 701 1033">
          <text:p/>
        </draw:connector>
        <draw:custom-shape draw:style-name="gr278" draw:text-style-name="P46" xml:id="id1194" draw:id="id119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93" draw:start-glue-point="0" draw:end-shape="id1194" draw:end-glue-point="2" svg:d="M6085 14211v-516h700v-516" svg:viewBox="0 0 701 1033">
          <text:p/>
        </draw:connector>
        <draw:custom-shape draw:style-name="gr281" draw:text-style-name="P134" xml:id="id1193" draw:id="id1193" draw:layer="layout" svg:width="1.103cm" svg:height="0.368cm" svg:x="5.534cm" svg:y="14.211cm">
          <text:p text:style-name="P43"><text:span text:style-name="T6">.h</text:span></text:p>
          <draw:enhanced-geometry svg:viewBox="0 0 21600 21600" draw:type="rectangle" draw:enhanced-path="M 0 0 L 21600 0 21600 21600 0 21600 0 0 Z N"/>
        </draw:custom-shape>
        <draw:custom-shape draw:style-name="gr292" draw:text-style-name="P135" xml:id="id1195" draw:id="id1195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95" draw:start-glue-point="0" draw:end-shape="id1194" draw:end-glue-point="2" svg:d="M7485 14211v-516h-700v-516" svg:viewBox="0 0 701 1033">
          <text:p/>
        </draw:connector>
        <draw:custom-shape draw:style-name="gr278" draw:text-style-name="P46" xml:id="id1196" draw:id="id119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91" draw:start-glue-point="0" draw:end-shape="id1196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94" draw:start-glue-point="0" draw:end-shape="id1196" draw:end-glue-point="2" svg:d="M6785 12811v-516h-1344v-516" svg:viewBox="0 0 1345 1033">
          <text:p/>
        </draw:connector>
        <draw:custom-shape draw:style-name="gr278" draw:text-style-name="P46" xml:id="id1198" draw:id="id119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97" draw:start-glue-point="0" draw:end-shape="id1198" draw:end-glue-point="2" svg:d="M8907 14211v-516h700v-516" svg:viewBox="0 0 701 1033">
          <text:p/>
        </draw:connector>
        <draw:custom-shape draw:style-name="gr293" draw:text-style-name="P135" xml:id="id1197" draw:id="id1197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99" draw:id="id1199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99" draw:start-glue-point="0" draw:end-shape="id1198" draw:end-glue-point="2" svg:d="M10307 14211v-516h-700v-516" svg:viewBox="0 0 701 1033">
          <text:p/>
        </draw:connector>
        <draw:custom-shape draw:style-name="gr278" draw:text-style-name="P46" xml:id="id1201" draw:id="id120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00" draw:start-glue-point="0" draw:end-shape="id1201" draw:end-glue-point="2" svg:d="M11707 14211v-516h700v-516" svg:viewBox="0 0 701 1033">
          <text:p/>
        </draw:connector>
        <draw:custom-shape draw:style-name="gr278" draw:text-style-name="P46" xml:id="id1200" draw:id="id1200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02" draw:id="id1202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02" draw:start-glue-point="0" draw:end-shape="id1201" draw:end-glue-point="2" svg:d="M13107 14211v-516h-700v-516" svg:viewBox="0 0 701 1033">
          <text:p/>
        </draw:connector>
        <draw:custom-shape draw:style-name="gr278" draw:text-style-name="P46" xml:id="id1203" draw:id="id120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98" draw:start-glue-point="0" draw:end-shape="id1203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01" draw:start-glue-point="0" draw:end-shape="id1203" draw:end-glue-point="2" svg:d="M12407 12811v-516h-1344v-516" svg:viewBox="0 0 1345 1033">
          <text:p/>
        </draw:connector>
        <draw:custom-shape draw:style-name="gr280" draw:text-style-name="P133" xml:id="id1204" draw:id="id120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96" draw:start-glue-point="0" draw:end-shape="id1204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03" draw:start-glue-point="0" draw:end-shape="id1204" draw:end-glue-point="2" svg:d="M11063 11411v-516h-2878v-516" svg:viewBox="0 0 2879 1033">
          <text:p/>
        </draw:connector>
        <draw:custom-shape draw:style-name="gr278" draw:text-style-name="P46" xml:id="id1206" draw:id="id120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05" draw:start-glue-point="0" draw:end-shape="id1206" draw:end-glue-point="2" svg:d="M14485 14211v-516h700v-516" svg:viewBox="0 0 701 1033">
          <text:p/>
        </draw:connector>
        <draw:custom-shape draw:style-name="gr278" draw:text-style-name="P46" xml:id="id1205" draw:id="id1205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07" draw:id="id1207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07" draw:start-glue-point="0" draw:end-shape="id1206" draw:end-glue-point="2" svg:d="M15885 14211v-516h-700v-516" svg:viewBox="0 0 701 1033">
          <text:p/>
        </draw:connector>
        <draw:custom-shape draw:style-name="gr278" draw:text-style-name="P46" xml:id="id1209" draw:id="id120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08" draw:start-glue-point="0" draw:end-shape="id1209" draw:end-glue-point="2" svg:d="M17285 14211v-516h700v-516" svg:viewBox="0 0 701 1033">
          <text:p/>
        </draw:connector>
        <draw:custom-shape draw:style-name="gr278" draw:text-style-name="P46" xml:id="id1208" draw:id="id120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0" draw:id="id121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10" draw:start-glue-point="0" draw:end-shape="id1209" draw:end-glue-point="2" svg:d="M18685 14211v-516h-700v-516" svg:viewBox="0 0 701 1033">
          <text:p/>
        </draw:connector>
        <draw:custom-shape draw:style-name="gr278" draw:text-style-name="P46" xml:id="id1211" draw:id="id121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06" draw:start-glue-point="0" draw:end-shape="id1211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09" draw:start-glue-point="0" draw:end-shape="id1211" draw:end-glue-point="2" svg:d="M17985 12811v-516h-1344v-516" svg:viewBox="0 0 1345 1033">
          <text:p/>
        </draw:connector>
        <draw:custom-shape draw:style-name="gr278" draw:text-style-name="P46" xml:id="id1213" draw:id="id121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12" draw:start-glue-point="0" draw:end-shape="id1213" draw:end-glue-point="2" svg:d="M20107 14211v-516h700v-516" svg:viewBox="0 0 701 1033">
          <text:p/>
        </draw:connector>
        <draw:custom-shape draw:style-name="gr278" draw:text-style-name="P46" xml:id="id1212" draw:id="id121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4" draw:id="id121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14" draw:start-glue-point="0" draw:end-shape="id1213" draw:end-glue-point="2" svg:d="M21507 14211v-516h-700v-516" svg:viewBox="0 0 701 1033">
          <text:p/>
        </draw:connector>
        <draw:custom-shape draw:style-name="gr278" draw:text-style-name="P46" xml:id="id1216" draw:id="id121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15" draw:start-glue-point="0" draw:end-shape="id1216" draw:end-glue-point="2" svg:d="M22907 14211v-516h700v-516" svg:viewBox="0 0 701 1033">
          <text:p/>
        </draw:connector>
        <draw:custom-shape draw:style-name="gr278" draw:text-style-name="P46" xml:id="id1215" draw:id="id121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7" draw:id="id121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17" draw:start-glue-point="0" draw:end-shape="id1216" draw:end-glue-point="2" svg:d="M24307 14211v-516h-700v-516" svg:viewBox="0 0 701 1033">
          <text:p/>
        </draw:connector>
        <draw:custom-shape draw:style-name="gr278" draw:text-style-name="P46" xml:id="id1218" draw:id="id121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13" draw:start-glue-point="0" draw:end-shape="id1218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16" draw:start-glue-point="0" draw:end-shape="id1218" draw:end-glue-point="2" svg:d="M23607 12811v-516h-1344v-516" svg:viewBox="0 0 1345 1033">
          <text:p/>
        </draw:connector>
        <draw:custom-shape draw:style-name="gr280" draw:text-style-name="P133" xml:id="id1219" draw:id="id121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11" draw:start-glue-point="0" draw:end-shape="id1219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18" draw:start-glue-point="0" draw:end-shape="id1219" draw:end-glue-point="2" svg:d="M22263 11411v-516h-2878v-516" svg:viewBox="0 0 2879 1033">
          <text:p/>
        </draw:connector>
        <draw:custom-shape draw:style-name="gr278" draw:text-style-name="P46" xml:id="id1220" draw:id="id122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04" draw:start-glue-point="0" draw:end-shape="id1220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19" draw:end-shape="id1220" draw:end-glue-point="2" svg:d="M19385 10011v-516h-5578v-516" svg:viewBox="0 0 5579 1033">
          <text:p/>
        </draw:connector>
        <draw:custom-shape draw:style-name="gr294" draw:text-style-name="P106" draw:layer="layout" svg:width="7.565cm" svg:height="1.49cm" svg:x="10.055cm" svg:y="6.992cm">
          <text:p text:style-name="P106"><text:span text:style-name="T17">.b:has(.a) <text:s text:c="15"/>{ color: red }</text:span><text:span text:style-name="T17"><text:line-break/></text:span><text:span text:style-name="T17">.g:has(.c.d.e.f) <text:s text:c="9"/>{ color: blue }</text:span></text:p>
          <text:p text:style-name="P106"><text:span text:style-name="T17">.p:has(.h.i.j.k.l.m.n.o) <text:s/>{ color: green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Number of simple features in a feature for the change</text:span></text:p>
          </draw:text-box>
        </draw:frame>
        <draw:custom-shape draw:style-name="gr291" draw:text-style-name="P32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78" draw:text-style-name="P46" xml:id="id1222" draw:id="id122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21" draw:start-glue-point="0" draw:end-shape="id1222" draw:end-glue-point="2" svg:d="M3285 14211v-516h700v-516" svg:viewBox="0 0 701 1033">
          <text:p/>
        </draw:connector>
        <draw:custom-shape draw:style-name="gr281" draw:text-style-name="P134" xml:id="id1221" draw:id="id1221" draw:layer="layout" svg:width="1.103cm" svg:height="0.368cm" svg:x="2.7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23" draw:id="id1223" draw:layer="layout" svg:width="1.103cm" svg:height="0.368cm" svg:x="4.134cm" svg:y="14.211cm">
          <text:p text:style-name="P43"><text:span text:style-name="T6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23" draw:start-glue-point="0" draw:end-shape="id1222" draw:end-glue-point="2" svg:d="M4685 14211v-516h-700v-516" svg:viewBox="0 0 701 1033">
          <text:p/>
        </draw:connector>
        <draw:custom-shape draw:style-name="gr278" draw:text-style-name="P46" xml:id="id1225" draw:id="id122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24" draw:start-glue-point="0" draw:end-shape="id1225" draw:end-glue-point="2" svg:d="M6085 14211v-516h700v-516" svg:viewBox="0 0 701 1033">
          <text:p/>
        </draw:connector>
        <draw:custom-shape draw:style-name="gr281" draw:text-style-name="P134" xml:id="id1224" draw:id="id1224" draw:layer="layout" svg:width="1.103cm" svg:height="0.368cm" svg:x="5.534cm" svg:y="14.211cm">
          <text:p text:style-name="P43"><text:span text:style-name="T6">.d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26" draw:id="id1226" draw:layer="layout" svg:width="1.103cm" svg:height="0.368cm" svg:x="6.934cm" svg:y="14.211cm">
          <text:p text:style-name="P43"><text:span text:style-name="T6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26" draw:start-glue-point="0" draw:end-shape="id1225" draw:end-glue-point="2" svg:d="M7485 14211v-516h-700v-516" svg:viewBox="0 0 701 1033">
          <text:p/>
        </draw:connector>
        <draw:custom-shape draw:style-name="gr278" draw:text-style-name="P46" xml:id="id1227" draw:id="id122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22" draw:start-glue-point="0" draw:end-shape="id1227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25" draw:start-glue-point="0" draw:end-shape="id1227" draw:end-glue-point="2" svg:d="M6785 12811v-516h-1344v-516" svg:viewBox="0 0 1345 1033">
          <text:p/>
        </draw:connector>
        <draw:custom-shape draw:style-name="gr278" draw:text-style-name="P46" xml:id="id1229" draw:id="id122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28" draw:start-glue-point="0" draw:end-shape="id1229" draw:end-glue-point="2" svg:d="M8907 14211v-516h700v-516" svg:viewBox="0 0 701 1033">
          <text:p/>
        </draw:connector>
        <draw:custom-shape draw:style-name="gr281" draw:text-style-name="P134" xml:id="id1228" draw:id="id1228" draw:layer="layout" svg:width="1.103cm" svg:height="0.368cm" svg:x="8.356cm" svg:y="14.211cm">
          <text:p text:style-name="P43"><text:span text:style-name="T6">.f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0" draw:id="id1230" draw:layer="layout" svg:width="1.103cm" svg:height="0.368cm" svg:x="9.756cm" svg:y="14.211cm">
          <text:p text:style-name="P43"><text:span text:style-name="T6">.g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30" draw:start-glue-point="0" draw:end-shape="id1229" draw:end-glue-point="2" svg:d="M10307 14211v-516h-700v-516" svg:viewBox="0 0 701 1033">
          <text:p/>
        </draw:connector>
        <draw:custom-shape draw:style-name="gr278" draw:text-style-name="P46" xml:id="id1232" draw:id="id123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31" draw:start-glue-point="0" draw:end-shape="id1232" draw:end-glue-point="2" svg:d="M11707 14211v-516h700v-516" svg:viewBox="0 0 701 1033">
          <text:p/>
        </draw:connector>
        <draw:custom-shape draw:style-name="gr281" draw:text-style-name="P134" xml:id="id1231" draw:id="id1231" draw:layer="layout" svg:width="1.103cm" svg:height="0.368cm" svg:x="11.156cm" svg:y="14.211cm">
          <text:p text:style-name="P43"><text:span text:style-name="T6">.h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3" draw:id="id1233" draw:layer="layout" svg:width="1.103cm" svg:height="0.368cm" svg:x="12.556cm" svg:y="14.211cm">
          <text:p text:style-name="P43"><text:span text:style-name="T6">.i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33" draw:start-glue-point="0" draw:end-shape="id1232" draw:end-glue-point="2" svg:d="M13107 14211v-516h-700v-516" svg:viewBox="0 0 701 1033">
          <text:p/>
        </draw:connector>
        <draw:custom-shape draw:style-name="gr278" draw:text-style-name="P46" xml:id="id1234" draw:id="id123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29" draw:start-glue-point="0" draw:end-shape="id1234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32" draw:start-glue-point="0" draw:end-shape="id1234" draw:end-glue-point="2" svg:d="M12407 12811v-516h-1344v-516" svg:viewBox="0 0 1345 1033">
          <text:p/>
        </draw:connector>
        <draw:custom-shape draw:style-name="gr280" draw:text-style-name="P133" xml:id="id1235" draw:id="id123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27" draw:start-glue-point="0" draw:end-shape="id1235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34" draw:start-glue-point="0" draw:end-shape="id1235" draw:end-glue-point="2" svg:d="M11063 11411v-516h-2878v-516" svg:viewBox="0 0 2879 1033">
          <text:p/>
        </draw:connector>
        <draw:custom-shape draw:style-name="gr278" draw:text-style-name="P46" xml:id="id1237" draw:id="id123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36" draw:start-glue-point="0" draw:end-shape="id1237" draw:end-glue-point="2" svg:d="M14485 14211v-516h700v-516" svg:viewBox="0 0 701 1033">
          <text:p/>
        </draw:connector>
        <draw:custom-shape draw:style-name="gr281" draw:text-style-name="P134" xml:id="id1236" draw:id="id1236" draw:layer="layout" svg:width="1.103cm" svg:height="0.368cm" svg:x="13.934cm" svg:y="14.211cm">
          <text:p text:style-name="P43"><text:span text:style-name="T6">.j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8" draw:id="id1238" draw:layer="layout" svg:width="1.103cm" svg:height="0.368cm" svg:x="15.334cm" svg:y="14.211cm">
          <text:p text:style-name="P43"><text:span text:style-name="T6">.k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38" draw:start-glue-point="0" draw:end-shape="id1237" draw:end-glue-point="2" svg:d="M15885 14211v-516h-700v-516" svg:viewBox="0 0 701 1033">
          <text:p/>
        </draw:connector>
        <draw:custom-shape draw:style-name="gr278" draw:text-style-name="P46" xml:id="id1240" draw:id="id124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39" draw:start-glue-point="0" draw:end-shape="id1240" draw:end-glue-point="2" svg:d="M17285 14211v-516h700v-516" svg:viewBox="0 0 701 1033">
          <text:p/>
        </draw:connector>
        <draw:custom-shape draw:style-name="gr281" draw:text-style-name="P134" xml:id="id1239" draw:id="id1239" draw:layer="layout" svg:width="1.103cm" svg:height="0.368cm" svg:x="16.734cm" svg:y="14.211cm">
          <text:p text:style-name="P43"><text:span text:style-name="T6">.l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41" draw:id="id1241" draw:layer="layout" svg:width="1.103cm" svg:height="0.368cm" svg:x="18.134cm" svg:y="14.211cm">
          <text:p text:style-name="P43"><text:span text:style-name="T6">.m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41" draw:start-glue-point="0" draw:end-shape="id1240" draw:end-glue-point="2" svg:d="M18685 14211v-516h-700v-516" svg:viewBox="0 0 701 1033">
          <text:p/>
        </draw:connector>
        <draw:custom-shape draw:style-name="gr278" draw:text-style-name="P46" xml:id="id1242" draw:id="id124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37" draw:start-glue-point="0" draw:end-shape="id1242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40" draw:start-glue-point="0" draw:end-shape="id1242" draw:end-glue-point="2" svg:d="M17985 12811v-516h-1344v-516" svg:viewBox="0 0 1345 1033">
          <text:p/>
        </draw:connector>
        <draw:custom-shape draw:style-name="gr278" draw:text-style-name="P46" xml:id="id1244" draw:id="id124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43" draw:start-glue-point="0" draw:end-shape="id1244" draw:end-glue-point="2" svg:d="M20107 14211v-516h700v-516" svg:viewBox="0 0 701 1033">
          <text:p/>
        </draw:connector>
        <draw:custom-shape draw:style-name="gr278" draw:text-style-name="P43" xml:id="id1243" draw:id="id124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45" draw:id="id124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45" draw:start-glue-point="0" draw:end-shape="id1244" draw:end-glue-point="2" svg:d="M21507 14211v-516h-700v-516" svg:viewBox="0 0 701 1033">
          <text:p/>
        </draw:connector>
        <draw:custom-shape draw:style-name="gr278" draw:text-style-name="P46" xml:id="id1247" draw:id="id124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46" draw:start-glue-point="0" draw:end-shape="id1247" draw:end-glue-point="2" svg:d="M22907 14211v-516h700v-516" svg:viewBox="0 0 701 1033">
          <text:p/>
        </draw:connector>
        <draw:custom-shape draw:style-name="gr278" draw:text-style-name="P43" xml:id="id1246" draw:id="id124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48" draw:id="id124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48" draw:start-glue-point="0" draw:end-shape="id1247" draw:end-glue-point="2" svg:d="M24307 14211v-516h-700v-516" svg:viewBox="0 0 701 1033">
          <text:p/>
        </draw:connector>
        <draw:custom-shape draw:style-name="gr278" draw:text-style-name="P46" xml:id="id1249" draw:id="id124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44" draw:start-glue-point="0" draw:end-shape="id1249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47" draw:start-glue-point="0" draw:end-shape="id1249" draw:end-glue-point="2" svg:d="M23607 12811v-516h-1344v-516" svg:viewBox="0 0 1345 1033">
          <text:p/>
        </draw:connector>
        <draw:custom-shape draw:style-name="gr280" draw:text-style-name="P133" xml:id="id1250" draw:id="id125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42" draw:start-glue-point="0" draw:end-shape="id1250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49" draw:start-glue-point="0" draw:end-shape="id1250" draw:end-glue-point="2" svg:d="M22263 11411v-516h-2878v-516" svg:viewBox="0 0 2879 1033">
          <text:p/>
        </draw:connector>
        <draw:custom-shape draw:style-name="gr278" draw:text-style-name="P46" xml:id="id1251" draw:id="id125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35" draw:start-glue-point="0" draw:end-shape="id1251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50" draw:end-shape="id1251" draw:end-glue-point="2" svg:d="M19385 10011v-516h-5578v-516" svg:viewBox="0 0 5579 1033">
          <text:p/>
        </draw:connector>
        <draw:custom-shape draw:style-name="gr295" draw:text-style-name="P106" draw:layer="layout" svg:width="7.949cm" svg:height="4.331cm" svg:x="10.339cm" svg:y="4.174cm">
          <text:p text:style-name="P106"><text:span text:style-name="T21">.b:has(.a) <text:s text:c="7"/>{ color: red }</text:span><text:span text:style-name="T21"><text:line-break/></text:span><text:span text:style-name="T21">#C:has(.c) <text:s text:c="7"/>{ color: blue }</text:span><text:span text:style-name="T21"><text:line-break/></text:span><text:span text:style-name="T21">D:has(.d) <text:s text:c="8"/>{ color: yellow }</text:span><text:span text:style-name="T21"><text:line-break/></text:span><text:span text:style-name="T21">[e]:has(.e) <text:s text:c="6"/>{ color: green</text:span><text:span text:style-name="T17"> }</text:span></text:p>
          <text:p text:style-name="P106"><text:span text:style-name="T21">[f=g]:has(.g) <text:s text:c="4"/>{ color: orange }</text:span><text:span text:style-name="T21"><text:line-break/></text:span><text:span text:style-name="T21">[f=h i]:has(.h) <text:s text:c="2"/>{ color: purple }</text:span><text:span text:style-name="T21"><text:line-break/></text:span><text:span text:style-name="T21">[f^=i]:has(.i) <text:s text:c="3"/>{ color: </text:span><text:span text:style-name="T17">pink }</text:span><text:span text:style-name="T21"><text:line-break/></text:span><text:span text:style-name="T21">[f$=j]:has(.j) <text:s text:c="3"/>{ color: </text:span><text:span text:style-name="T17">grey }</text:span></text:p>
          <text:p text:style-name="P106"><text:span text:style-name="T21">[f*=k]:has(.k) <text:s text:c="3"/>{ color: </text:span><text:span text:style-name="T17">gold }</text:span></text:p>
          <text:p text:style-name="P106"><text:span text:style-name="T21">[f|=l]:has(.l) <text:s text:c="3"/>{ color: </text:span><text:span text:style-name="T17">skyblue }</text:span></text:p>
          <text:p text:style-name="P106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Matching operation of a simple feature in a subject feature</text:span></text:p>
          </draw:text-box>
        </draw:frame>
        <draw:custom-shape draw:style-name="gr296" draw:text-style-name="P32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78" draw:text-style-name="P46" xml:id="id1253" draw:id="id1253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52" draw:start-glue-point="0" draw:end-shape="id1253" draw:end-glue-point="2" svg:d="M3285 14211v-516h700v-516" svg:viewBox="0 0 701 1033">
          <text:p/>
        </draw:connector>
        <draw:custom-shape draw:style-name="gr281" draw:text-style-name="P134" xml:id="id1252" draw:id="id1252" draw:layer="layout" svg:width="1.103cm" svg:height="0.368cm" svg:x="2.7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54" draw:id="id1254" draw:layer="layout" svg:width="1.103cm" svg:height="0.368cm" svg:x="4.134cm" svg:y="14.211cm">
          <text:p text:style-name="P43"><text:span text:style-name="T6">#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54" draw:start-glue-point="0" draw:end-shape="id1253" draw:end-glue-point="2" svg:d="M4685 14211v-516h-700v-516" svg:viewBox="0 0 701 1033">
          <text:p/>
        </draw:connector>
        <draw:custom-shape draw:style-name="gr278" draw:text-style-name="P46" xml:id="id1256" draw:id="id125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55" draw:start-glue-point="0" draw:end-shape="id1256" draw:end-glue-point="2" svg:d="M6085 14211v-516h700v-516" svg:viewBox="0 0 701 1033">
          <text:p/>
        </draw:connector>
        <draw:custom-shape draw:style-name="gr281" draw:text-style-name="P134" xml:id="id1255" draw:id="id1255" draw:layer="layout" svg:width="1.103cm" svg:height="0.368cm" svg:x="5.534cm" svg:y="14.211cm">
          <text:p text:style-name="P43"><text:span text:style-name="T6">[d=x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57" draw:id="id1257" draw:layer="layout" svg:width="1.103cm" svg:height="0.368cm" svg:x="6.934cm" svg:y="14.211cm">
          <text:p text:style-name="P43"><text:span text:style-name="T6">[e=f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57" draw:start-glue-point="0" draw:end-shape="id1256" draw:end-glue-point="2" svg:d="M7485 14211v-516h-700v-516" svg:viewBox="0 0 701 1033">
          <text:p/>
        </draw:connector>
        <draw:custom-shape draw:style-name="gr278" draw:text-style-name="P46" xml:id="id1258" draw:id="id1258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53" draw:start-glue-point="0" draw:end-shape="id1258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56" draw:start-glue-point="0" draw:end-shape="id1258" draw:end-glue-point="2" svg:d="M6785 12811v-516h-1344v-516" svg:viewBox="0 0 1345 1033">
          <text:p/>
        </draw:connector>
        <draw:custom-shape draw:style-name="gr278" draw:text-style-name="P46" xml:id="id1260" draw:id="id126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59" draw:start-glue-point="0" draw:end-shape="id1260" draw:end-glue-point="2" svg:d="M8907 14211v-516h700v-516" svg:viewBox="0 0 701 1033">
          <text:p/>
        </draw:connector>
        <draw:custom-shape draw:style-name="gr281" draw:text-style-name="P134" xml:id="id1259" draw:id="id1259" draw:layer="layout" svg:width="1.103cm" svg:height="0.368cm" svg:x="8.356cm" svg:y="14.211cm">
          <text:p text:style-name="P43"><text:span text:style-name="T6">[g=H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1" draw:id="id1261" draw:layer="layout" svg:width="1.103cm" svg:height="0.368cm" svg:x="9.756cm" svg:y="14.211cm">
          <text:p text:style-name="P43"><text:span text:style-name="T6">[i=jx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61" draw:start-glue-point="0" draw:end-shape="id1260" draw:end-glue-point="2" svg:d="M10307 14211v-516h-700v-516" svg:viewBox="0 0 701 1033">
          <text:p/>
        </draw:connector>
        <draw:custom-shape draw:style-name="gr278" draw:text-style-name="P46" xml:id="id1263" draw:id="id126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62" draw:start-glue-point="0" draw:end-shape="id1263" draw:end-glue-point="2" svg:d="M11707 14211v-516h700v-516" svg:viewBox="0 0 701 1033">
          <text:p/>
        </draw:connector>
        <draw:custom-shape draw:style-name="gr281" draw:text-style-name="P134" xml:id="id1262" draw:id="id1262" draw:layer="layout" svg:width="1.103cm" svg:height="0.368cm" svg:x="11.156cm" svg:y="14.211cm">
          <text:p text:style-name="P43"><text:span text:style-name="T6">[k=xxl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4" draw:id="id1264" draw:layer="layout" svg:width="1.103cm" svg:height="0.368cm" svg:x="12.556cm" svg:y="14.211cm">
          <text:p text:style-name="P43"><text:span text:style-name="T6">[m=xn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64" draw:start-glue-point="0" draw:end-shape="id1263" draw:end-glue-point="2" svg:d="M13107 14211v-516h-700v-516" svg:viewBox="0 0 701 1033">
          <text:p/>
        </draw:connector>
        <draw:custom-shape draw:style-name="gr278" draw:text-style-name="P46" xml:id="id1265" draw:id="id126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60" draw:start-glue-point="0" draw:end-shape="id1265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63" draw:start-glue-point="0" draw:end-shape="id1265" draw:end-glue-point="2" svg:d="M12407 12811v-516h-1344v-516" svg:viewBox="0 0 1345 1033">
          <text:p/>
        </draw:connector>
        <draw:custom-shape draw:style-name="gr280" draw:text-style-name="P133" xml:id="id1266" draw:id="id1266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58" draw:start-glue-point="0" draw:end-shape="id1266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65" draw:start-glue-point="0" draw:end-shape="id1266" draw:end-glue-point="2" svg:d="M11063 11411v-516h-2878v-516" svg:viewBox="0 0 2879 1033">
          <text:p/>
        </draw:connector>
        <draw:custom-shape draw:style-name="gr278" draw:text-style-name="P46" xml:id="id1268" draw:id="id126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67" draw:start-glue-point="0" draw:end-shape="id1268" draw:end-glue-point="2" svg:d="M14485 14211v-516h700v-516" svg:viewBox="0 0 701 1033">
          <text:p/>
        </draw:connector>
        <draw:custom-shape draw:style-name="gr281" draw:text-style-name="P134" xml:id="id1267" draw:id="id1267" draw:layer="layout" svg:width="1.103cm" svg:height="0.368cm" svg:x="13.934cm" svg:y="14.211cm">
          <text:p text:style-name="P43"><text:span text:style-name="T6">[o=p-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9" draw:id="id1269" draw:layer="layout" svg:width="1.103cm" svg:height="0.368cm" svg:x="15.334cm" svg:y="14.211cm">
          <text:p text:style-name="P43"><text:span text:style-name="T6">[q=x r y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69" draw:start-glue-point="0" draw:end-shape="id1268" draw:end-glue-point="2" svg:d="M15885 14211v-516h-700v-516" svg:viewBox="0 0 701 1033">
          <text:p/>
        </draw:connector>
        <draw:custom-shape draw:style-name="gr278" draw:text-style-name="P46" xml:id="id1271" draw:id="id127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70" draw:start-glue-point="0" draw:end-shape="id1271" draw:end-glue-point="2" svg:d="M17285 14211v-516h700v-516" svg:viewBox="0 0 701 1033">
          <text:p/>
        </draw:connector>
        <draw:custom-shape draw:style-name="gr280" draw:text-style-name="P136" xml:id="id1270" draw:id="id127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272" draw:id="id127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72" draw:start-glue-point="0" draw:end-shape="id1271" draw:end-glue-point="2" svg:d="M18685 14211v-516h-700v-516" svg:viewBox="0 0 701 1033">
          <text:p/>
        </draw:connector>
        <draw:custom-shape draw:style-name="gr278" draw:text-style-name="P46" xml:id="id1273" draw:id="id127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68" draw:start-glue-point="0" draw:end-shape="id1273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71" draw:start-glue-point="0" draw:end-shape="id1273" draw:end-glue-point="2" svg:d="M17985 12811v-516h-1344v-516" svg:viewBox="0 0 1345 1033">
          <text:p/>
        </draw:connector>
        <draw:custom-shape draw:style-name="gr278" draw:text-style-name="P46" xml:id="id1275" draw:id="id127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74" draw:start-glue-point="0" draw:end-shape="id1275" draw:end-glue-point="2" svg:d="M20107 14211v-516h700v-516" svg:viewBox="0 0 701 1033">
          <text:p/>
        </draw:connector>
        <draw:custom-shape draw:style-name="gr278" draw:text-style-name="P43" xml:id="id1274" draw:id="id127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76" draw:id="id127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76" draw:start-glue-point="0" draw:end-shape="id1275" draw:end-glue-point="2" svg:d="M21507 14211v-516h-700v-516" svg:viewBox="0 0 701 1033">
          <text:p/>
        </draw:connector>
        <draw:custom-shape draw:style-name="gr278" draw:text-style-name="P46" xml:id="id1278" draw:id="id127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77" draw:start-glue-point="0" draw:end-shape="id1278" draw:end-glue-point="2" svg:d="M22907 14211v-516h700v-516" svg:viewBox="0 0 701 1033">
          <text:p/>
        </draw:connector>
        <draw:custom-shape draw:style-name="gr278" draw:text-style-name="P43" xml:id="id1277" draw:id="id127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79" draw:id="id127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79" draw:start-glue-point="0" draw:end-shape="id1278" draw:end-glue-point="2" svg:d="M24307 14211v-516h-700v-516" svg:viewBox="0 0 701 1033">
          <text:p/>
        </draw:connector>
        <draw:custom-shape draw:style-name="gr278" draw:text-style-name="P46" xml:id="id1280" draw:id="id128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75" draw:start-glue-point="0" draw:end-shape="id1280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78" draw:start-glue-point="0" draw:end-shape="id1280" draw:end-glue-point="2" svg:d="M23607 12811v-516h-1344v-516" svg:viewBox="0 0 1345 1033">
          <text:p/>
        </draw:connector>
        <draw:custom-shape draw:style-name="gr280" draw:text-style-name="P133" xml:id="id1281" draw:id="id128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73" draw:start-glue-point="0" draw:end-shape="id1281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80" draw:start-glue-point="0" draw:end-shape="id1281" draw:end-glue-point="2" svg:d="M22263 11411v-516h-2878v-516" svg:viewBox="0 0 2879 1033">
          <text:p/>
        </draw:connector>
        <draw:custom-shape draw:style-name="gr278" draw:text-style-name="P46" xml:id="id1282" draw:id="id128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66" draw:start-glue-point="0" draw:end-shape="id1282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81" draw:end-shape="id1282" draw:end-glue-point="2" svg:d="M19385 10011v-516h-5578v-516" svg:viewBox="0 0 5579 1033">
          <text:p/>
        </draw:connector>
        <draw:custom-shape draw:style-name="gr297" draw:text-style-name="P106" draw:layer="layout" svg:width="7.949cm" svg:height="4.331cm" svg:x="10.339cm" svg:y="4.174cm">
          <text:p text:style-name="P106"><text:span text:style-name="T21">.b:has(.a) <text:s text:c="7"/>{ color: red }</text:span><text:span text:style-name="T21"><text:line-break/></text:span><text:span text:style-name="T21">.c:has(#C) <text:s text:c="7"/>{ color: blue }</text:span><text:span text:style-name="T21"><text:line-break/></text:span><text:span text:style-name="T21">.d:has([d]) <text:s text:c="6"/>{ color: yellow }</text:span><text:span text:style-name="T21"><text:line-break/></text:span><text:span text:style-name="T21">.e:has([e=f]) <text:s text:c="4"/>{ color: green</text:span><text:span text:style-name="T17"> }</text:span></text:p>
          <text:p text:style-name="P106"><text:span text:style-name="T21">.g:has([g=h i]) <text:s text:c="2"/>{ color: orange }</text:span><text:span text:style-name="T21"><text:line-break/></text:span><text:span text:style-name="T21">.i:has([i^=j]) <text:s text:c="3"/>{ color: purple }</text:span><text:span text:style-name="T21"><text:line-break/></text:span><text:span text:style-name="T21">.k:has([k$=l]) <text:s text:c="3"/>{ color: </text:span><text:span text:style-name="T17">pink }</text:span><text:span text:style-name="T21"><text:line-break/></text:span><text:span text:style-name="T21">.m:has([m*=n]) <text:s text:c="3"/>{ color: </text:span><text:span text:style-name="T17">grey }</text:span></text:p>
          <text:p text:style-name="P106"><text:span text:style-name="T21">.o:has([o|=p]) <text:s text:c="3"/>{ color: </text:span><text:span text:style-name="T17">gold }</text:span></text:p>
          <text:p text:style-name="P106"><text:span text:style-name="T21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36"><text:span text:style-name="T20">Matching operation of a simple feature in a feature for the change</text:span></text:p>
          </draw:text-box>
        </draw:frame>
        <draw:custom-shape draw:style-name="gr298" draw:text-style-name="P32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78" draw:text-style-name="P46" xml:id="id1284" draw:id="id128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83" draw:start-glue-point="0" draw:end-shape="id1284" draw:end-glue-point="2" svg:d="M3285 14211v-516h700v-516" svg:viewBox="0 0 701 1033">
          <text:p/>
        </draw:connector>
        <draw:custom-shape draw:style-name="gr281" draw:text-style-name="P134" xml:id="id1283" draw:id="id1283" draw:layer="layout" svg:width="1.103cm" svg:height="0.368cm" svg:x="2.734cm" svg:y="14.211cm">
          <text:p text:style-name="P43"><text:span text:style-name="T6">[a=b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85" draw:id="id1285" draw:layer="layout" svg:width="1.103cm" svg:height="0.368cm" svg:x="4.134cm" svg:y="14.211cm">
          <text:p text:style-name="P43"><text:span text:style-name="T6">[c=dx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85" draw:start-glue-point="0" draw:end-shape="id1284" draw:end-glue-point="2" svg:d="M4685 14211v-516h-700v-516" svg:viewBox="0 0 701 1033">
          <text:p/>
        </draw:connector>
        <draw:custom-shape draw:style-name="gr278" draw:text-style-name="P46" xml:id="id1287" draw:id="id128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86" draw:start-glue-point="0" draw:end-shape="id1287" draw:end-glue-point="2" svg:d="M6085 14211v-516h700v-516" svg:viewBox="0 0 701 1033">
          <text:p/>
        </draw:connector>
        <draw:custom-shape draw:style-name="gr281" draw:text-style-name="P134" xml:id="id1286" draw:id="id1286" draw:layer="layout" svg:width="1.103cm" svg:height="0.368cm" svg:x="5.534cm" svg:y="14.211cm">
          <text:p text:style-name="P43"><text:span text:style-name="T6">[g=hxx]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6" xml:id="id1288" draw:id="id128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88" draw:start-glue-point="0" draw:end-shape="id1287" draw:end-glue-point="2" svg:d="M7485 14211v-516h-700v-516" svg:viewBox="0 0 701 1033">
          <text:p/>
        </draw:connector>
        <draw:custom-shape draw:style-name="gr278" draw:text-style-name="P46" xml:id="id1289" draw:id="id1289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84" draw:start-glue-point="0" draw:end-shape="id1289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87" draw:start-glue-point="0" draw:end-shape="id1289" draw:end-glue-point="2" svg:d="M6785 12811v-516h-1344v-516" svg:viewBox="0 0 1345 1033">
          <text:p/>
        </draw:connector>
        <draw:custom-shape draw:style-name="gr278" draw:text-style-name="P46" xml:id="id1291" draw:id="id129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90" draw:start-glue-point="0" draw:end-shape="id1291" draw:end-glue-point="2" svg:d="M8907 14211v-516h700v-516" svg:viewBox="0 0 701 1033">
          <text:p/>
        </draw:connector>
        <draw:custom-shape draw:style-name="gr280" draw:text-style-name="P136" xml:id="id1290" draw:id="id129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292" draw:id="id129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92" draw:start-glue-point="0" draw:end-shape="id1291" draw:end-glue-point="2" svg:d="M10307 14211v-516h-700v-516" svg:viewBox="0 0 701 1033">
          <text:p/>
        </draw:connector>
        <draw:custom-shape draw:style-name="gr278" draw:text-style-name="P46" xml:id="id1294" draw:id="id129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93" draw:start-glue-point="0" draw:end-shape="id1294" draw:end-glue-point="2" svg:d="M11707 14211v-516h700v-516" svg:viewBox="0 0 701 1033">
          <text:p/>
        </draw:connector>
        <draw:custom-shape draw:style-name="gr280" draw:text-style-name="P136" xml:id="id1293" draw:id="id129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295" draw:id="id1295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95" draw:start-glue-point="0" draw:end-shape="id1294" draw:end-glue-point="2" svg:d="M13107 14211v-516h-700v-516" svg:viewBox="0 0 701 1033">
          <text:p/>
        </draw:connector>
        <draw:custom-shape draw:style-name="gr278" draw:text-style-name="P46" xml:id="id1296" draw:id="id129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91" draw:start-glue-point="0" draw:end-shape="id1296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94" draw:start-glue-point="0" draw:end-shape="id1296" draw:end-glue-point="2" svg:d="M12407 12811v-516h-1344v-516" svg:viewBox="0 0 1345 1033">
          <text:p/>
        </draw:connector>
        <draw:custom-shape draw:style-name="gr280" draw:text-style-name="P133" xml:id="id1297" draw:id="id1297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89" draw:start-glue-point="0" draw:end-shape="id1297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96" draw:start-glue-point="0" draw:end-shape="id1297" draw:end-glue-point="2" svg:d="M11063 11411v-516h-2878v-516" svg:viewBox="0 0 2879 1033">
          <text:p/>
        </draw:connector>
        <draw:custom-shape draw:style-name="gr278" draw:text-style-name="P46" xml:id="id1299" draw:id="id129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98" draw:start-glue-point="0" draw:end-shape="id1299" draw:end-glue-point="2" svg:d="M14485 14211v-516h700v-516" svg:viewBox="0 0 701 1033">
          <text:p/>
        </draw:connector>
        <draw:custom-shape draw:style-name="gr280" draw:text-style-name="P136" xml:id="id1298" draw:id="id129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300" draw:id="id130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00" draw:start-glue-point="0" draw:end-shape="id1299" draw:end-glue-point="2" svg:d="M15885 14211v-516h-700v-516" svg:viewBox="0 0 701 1033">
          <text:p/>
        </draw:connector>
        <draw:custom-shape draw:style-name="gr278" draw:text-style-name="P46" xml:id="id1302" draw:id="id130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01" draw:start-glue-point="0" draw:end-shape="id1302" draw:end-glue-point="2" svg:d="M17285 14211v-516h700v-516" svg:viewBox="0 0 701 1033">
          <text:p/>
        </draw:connector>
        <draw:custom-shape draw:style-name="gr280" draw:text-style-name="P136" xml:id="id1301" draw:id="id130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303" draw:id="id130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03" draw:start-glue-point="0" draw:end-shape="id1302" draw:end-glue-point="2" svg:d="M18685 14211v-516h-700v-516" svg:viewBox="0 0 701 1033">
          <text:p/>
        </draw:connector>
        <draw:custom-shape draw:style-name="gr278" draw:text-style-name="P46" xml:id="id1304" draw:id="id130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99" draw:start-glue-point="0" draw:end-shape="id1304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02" draw:start-glue-point="0" draw:end-shape="id1304" draw:end-glue-point="2" svg:d="M17985 12811v-516h-1344v-516" svg:viewBox="0 0 1345 1033">
          <text:p/>
        </draw:connector>
        <draw:custom-shape draw:style-name="gr278" draw:text-style-name="P46" xml:id="id1306" draw:id="id130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05" draw:start-glue-point="0" draw:end-shape="id1306" draw:end-glue-point="2" svg:d="M20107 14211v-516h700v-516" svg:viewBox="0 0 701 1033">
          <text:p/>
        </draw:connector>
        <draw:custom-shape draw:style-name="gr278" draw:text-style-name="P43" xml:id="id1305" draw:id="id130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307" draw:id="id130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07" draw:start-glue-point="0" draw:end-shape="id1306" draw:end-glue-point="2" svg:d="M21507 14211v-516h-700v-516" svg:viewBox="0 0 701 1033">
          <text:p/>
        </draw:connector>
        <draw:custom-shape draw:style-name="gr278" draw:text-style-name="P46" xml:id="id1309" draw:id="id130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08" draw:start-glue-point="0" draw:end-shape="id1309" draw:end-glue-point="2" svg:d="M22907 14211v-516h700v-516" svg:viewBox="0 0 701 1033">
          <text:p/>
        </draw:connector>
        <draw:custom-shape draw:style-name="gr278" draw:text-style-name="P43" xml:id="id1308" draw:id="id130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310" draw:id="id1310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10" draw:start-glue-point="0" draw:end-shape="id1309" draw:end-glue-point="2" svg:d="M24307 14211v-516h-700v-516" svg:viewBox="0 0 701 1033">
          <text:p/>
        </draw:connector>
        <draw:custom-shape draw:style-name="gr278" draw:text-style-name="P46" xml:id="id1311" draw:id="id131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06" draw:start-glue-point="0" draw:end-shape="id1311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09" draw:start-glue-point="0" draw:end-shape="id1311" draw:end-glue-point="2" svg:d="M23607 12811v-516h-1344v-516" svg:viewBox="0 0 1345 1033">
          <text:p/>
        </draw:connector>
        <draw:custom-shape draw:style-name="gr280" draw:text-style-name="P133" xml:id="id1312" draw:id="id1312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04" draw:start-glue-point="0" draw:end-shape="id1312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11" draw:start-glue-point="0" draw:end-shape="id1312" draw:end-glue-point="2" svg:d="M22263 11411v-516h-2878v-516" svg:viewBox="0 0 2879 1033">
          <text:p/>
        </draw:connector>
        <draw:custom-shape draw:style-name="gr278" draw:text-style-name="P46" xml:id="id1313" draw:id="id131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97" draw:start-glue-point="0" draw:end-shape="id1313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12" draw:end-shape="id1313" draw:end-glue-point="2" svg:d="M19385 10011v-516h-5578v-516" svg:viewBox="0 0 5579 1033">
          <text:p/>
        </draw:connector>
        <draw:custom-shape draw:style-name="gr299" draw:text-style-name="P106" draw:layer="layout" svg:width="7.949cm" svg:height="3.171cm" svg:x="10.339cm" svg:y="5.434cm">
          <text:p text:style-name="P106"><text:span text:style-name="T21">.a:has([a^=b]) <text:s text:c="4"/>{ color: red }</text:span><text:span text:style-name="T21"><text:line-break/></text:span><text:span text:style-name="T21">.c:has([c^=d]) <text:s text:c="4"/>{ color: blue }</text:span><text:span text:style-name="T21"><text:line-break/></text:span><text:span text:style-name="T21">.e:has([c^=f]) <text:s text:c="4"/>{ color: yellow }</text:span><text:span text:style-name="T21"><text:line-break/></text:span><text:span text:style-name="T21">.g:has([g^=h]) <text:s text:c="4"/>{ color: green</text:span><text:span text:style-name="T17"> }</text:span></text:p>
          <text:p text:style-name="P106"><text:span text:style-name="T21">.i:has([g^=j]) <text:s text:c="4"/>{ color: orange }</text:span><text:span text:style-name="T21"><text:line-break/></text:span><text:span text:style-name="T21">.k:has([g^=l]) <text:s text:c="4"/>{ color: purple }</text:span><text:span text:style-name="T21"><text:line-break/></text:span><text:span text:style-name="T21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36"><text:span text:style-name="T20">Number of partial attribute features for an attribute name of the attribute change</text:span></text:p>
          </draw:text-box>
        </draw:frame>
        <draw:custom-shape draw:style-name="gr289" draw:text-style-name="P32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78" draw:text-style-name="P46" xml:id="id1315" draw:id="id1315" draw:layer="layout" svg:width="1.103cm" svg:height="0.368cm" svg:x="3.434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14" draw:start-glue-point="0" draw:end-shape="id1315" draw:end-glue-point="2" svg:d="M3285 14211v-516h700v-516" svg:viewBox="0 0 701 1033">
          <text:p/>
        </draw:connector>
        <draw:custom-shape draw:style-name="gr280" draw:text-style-name="P133" xml:id="id1314" draw:id="id131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16" draw:id="id1316" draw:layer="layout" svg:width="1.103cm" svg:height="0.368cm" svg:x="4.1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16" draw:start-glue-point="0" draw:end-shape="id1315" draw:end-glue-point="2" svg:d="M4685 14211v-516h-700v-516" svg:viewBox="0 0 701 1033">
          <text:p/>
        </draw:connector>
        <draw:custom-shape draw:style-name="gr278" draw:text-style-name="P46" xml:id="id1318" draw:id="id131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17" draw:start-glue-point="0" draw:end-shape="id1318" draw:end-glue-point="2" svg:d="M6085 14211v-516h700v-516" svg:viewBox="0 0 701 1033">
          <text:p/>
        </draw:connector>
        <draw:custom-shape draw:style-name="gr280" draw:text-style-name="P133" xml:id="id1317" draw:id="id131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19" draw:id="id1319" draw:layer="layout" svg:width="1.103cm" svg:height="0.368cm" svg:x="6.9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19" draw:start-glue-point="0" draw:end-shape="id1318" draw:end-glue-point="2" svg:d="M7485 14211v-516h-700v-516" svg:viewBox="0 0 701 1033">
          <text:p/>
        </draw:connector>
        <draw:custom-shape draw:style-name="gr278" draw:text-style-name="P46" xml:id="id1320" draw:id="id1320" draw:layer="layout" svg:width="1.103cm" svg:height="0.368cm" svg:x="4.89cm" svg:y="11.411cm">
          <text:p text:style-name="P46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15" draw:start-glue-point="0" draw:end-shape="id1320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18" draw:start-glue-point="0" draw:end-shape="id1320" draw:end-glue-point="2" svg:d="M6785 12811v-516h-1344v-516" svg:viewBox="0 0 1345 1033">
          <text:p/>
        </draw:connector>
        <draw:custom-shape draw:style-name="gr278" draw:text-style-name="P46" xml:id="id1322" draw:id="id132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21" draw:start-glue-point="0" draw:end-shape="id1322" draw:end-glue-point="2" svg:d="M8907 14211v-516h700v-516" svg:viewBox="0 0 701 1033">
          <text:p/>
        </draw:connector>
        <draw:custom-shape draw:style-name="gr280" draw:text-style-name="P133" xml:id="id1321" draw:id="id132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23" draw:id="id132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23" draw:start-glue-point="0" draw:end-shape="id1322" draw:end-glue-point="2" svg:d="M10307 14211v-516h-700v-516" svg:viewBox="0 0 701 1033">
          <text:p/>
        </draw:connector>
        <draw:custom-shape draw:style-name="gr278" draw:text-style-name="P46" xml:id="id1325" draw:id="id132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24" draw:start-glue-point="0" draw:end-shape="id1325" draw:end-glue-point="2" svg:d="M11707 14211v-516h700v-516" svg:viewBox="0 0 701 1033">
          <text:p/>
        </draw:connector>
        <draw:custom-shape draw:style-name="gr278" draw:text-style-name="P46" xml:id="id1324" draw:id="id132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26" draw:id="id1326" draw:layer="layout" svg:width="1.103cm" svg:height="0.368cm" svg:x="12.556cm" svg:y="14.2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26" draw:start-glue-point="0" draw:end-shape="id1325" draw:end-glue-point="2" svg:d="M13107 14211v-516h-700v-516" svg:viewBox="0 0 701 1033">
          <text:p/>
        </draw:connector>
        <draw:custom-shape draw:style-name="gr278" draw:text-style-name="P46" xml:id="id1327" draw:id="id132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22" draw:start-glue-point="0" draw:end-shape="id1327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25" draw:start-glue-point="0" draw:end-shape="id1327" draw:end-glue-point="2" svg:d="M12407 12811v-516h-1344v-516" svg:viewBox="0 0 1345 1033">
          <text:p/>
        </draw:connector>
        <draw:custom-shape draw:style-name="gr280" draw:text-style-name="P133" xml:id="id1328" draw:id="id1328" draw:layer="layout" svg:width="1.103cm" svg:height="0.368cm" svg:x="7.634cm" svg:y="10.0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20" draw:start-glue-point="0" draw:end-shape="id1328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27" draw:start-glue-point="0" draw:end-shape="id1328" draw:end-glue-point="2" svg:d="M11063 11411v-516h-2878v-516" svg:viewBox="0 0 2879 1033">
          <text:p/>
        </draw:connector>
        <draw:custom-shape draw:style-name="gr278" draw:text-style-name="P46" xml:id="id1330" draw:id="id133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29" draw:start-glue-point="0" draw:end-shape="id1330" draw:end-glue-point="2" svg:d="M14485 14211v-516h700v-516" svg:viewBox="0 0 701 1033">
          <text:p/>
        </draw:connector>
        <draw:custom-shape draw:style-name="gr278" draw:text-style-name="P46" xml:id="id1329" draw:id="id132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1" draw:id="id133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31" draw:start-glue-point="0" draw:end-shape="id1330" draw:end-glue-point="2" svg:d="M15885 14211v-516h-700v-516" svg:viewBox="0 0 701 1033">
          <text:p/>
        </draw:connector>
        <draw:custom-shape draw:style-name="gr278" draw:text-style-name="P46" xml:id="id1333" draw:id="id133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32" draw:start-glue-point="0" draw:end-shape="id1333" draw:end-glue-point="2" svg:d="M17285 14211v-516h700v-516" svg:viewBox="0 0 701 1033">
          <text:p/>
        </draw:connector>
        <draw:custom-shape draw:style-name="gr278" draw:text-style-name="P46" xml:id="id1332" draw:id="id133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4" draw:id="id133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34" draw:start-glue-point="0" draw:end-shape="id1333" draw:end-glue-point="2" svg:d="M18685 14211v-516h-700v-516" svg:viewBox="0 0 701 1033">
          <text:p/>
        </draw:connector>
        <draw:custom-shape draw:style-name="gr278" draw:text-style-name="P46" xml:id="id1335" draw:id="id133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30" draw:start-glue-point="0" draw:end-shape="id1335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33" draw:start-glue-point="0" draw:end-shape="id1335" draw:end-glue-point="2" svg:d="M17985 12811v-516h-1344v-516" svg:viewBox="0 0 1345 1033">
          <text:p/>
        </draw:connector>
        <draw:custom-shape draw:style-name="gr278" draw:text-style-name="P46" xml:id="id1337" draw:id="id133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36" draw:start-glue-point="0" draw:end-shape="id1337" draw:end-glue-point="2" svg:d="M20107 14211v-516h700v-516" svg:viewBox="0 0 701 1033">
          <text:p/>
        </draw:connector>
        <draw:custom-shape draw:style-name="gr278" draw:text-style-name="P46" xml:id="id1336" draw:id="id133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8" draw:id="id133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38" draw:start-glue-point="0" draw:end-shape="id1337" draw:end-glue-point="2" svg:d="M21507 14211v-516h-700v-516" svg:viewBox="0 0 701 1033">
          <text:p/>
        </draw:connector>
        <draw:custom-shape draw:style-name="gr278" draw:text-style-name="P46" xml:id="id1340" draw:id="id1340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39" draw:start-glue-point="0" draw:end-shape="id1340" draw:end-glue-point="2" svg:d="M22907 14211v-516h700v-516" svg:viewBox="0 0 701 1033">
          <text:p/>
        </draw:connector>
        <draw:custom-shape draw:style-name="gr278" draw:text-style-name="P46" xml:id="id1339" draw:id="id133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41" draw:id="id1341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41" draw:start-glue-point="0" draw:end-shape="id1340" draw:end-glue-point="2" svg:d="M24307 14211v-516h-700v-516" svg:viewBox="0 0 701 1033">
          <text:p/>
        </draw:connector>
        <draw:custom-shape draw:style-name="gr278" draw:text-style-name="P46" xml:id="id1342" draw:id="id1342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37" draw:start-glue-point="0" draw:end-shape="id1342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40" draw:start-glue-point="0" draw:end-shape="id1342" draw:end-glue-point="2" svg:d="M23607 12811v-516h-1344v-516" svg:viewBox="0 0 1345 1033">
          <text:p/>
        </draw:connector>
        <draw:custom-shape draw:style-name="gr280" draw:text-style-name="P133" xml:id="id1343" draw:id="id1343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35" draw:start-glue-point="0" draw:end-shape="id1343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42" draw:start-glue-point="0" draw:end-shape="id1343" draw:end-glue-point="2" svg:d="M22263 11411v-516h-2878v-516" svg:viewBox="0 0 2879 1033">
          <text:p/>
        </draw:connector>
        <draw:custom-shape draw:style-name="gr278" draw:text-style-name="P46" xml:id="id1344" draw:id="id134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28" draw:start-glue-point="0" draw:end-shape="id1344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43" draw:end-shape="id1344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36"><text:span text:style-name="T22">Descendant tree size of a s</text:span><text:span text:style-name="T20">ubject element</text:span></text:p>
          </draw:text-box>
        </draw:frame>
        <draw:custom-shape draw:style-name="gr300" draw:text-style-name="P106" draw:layer="layout" svg:width="6.058cm" svg:height="1.536cm" svg:x="11.222cm" svg:y="6.958cm">
          <text:p text:style-name="P106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301" draw:text-style-name="P32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78" draw:text-style-name="P46" xml:id="id1346" draw:id="id134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45" draw:start-glue-point="0" draw:end-shape="id1346" draw:end-glue-point="2" svg:d="M3285 14211v-516h700v-516" svg:viewBox="0 0 701 1033">
          <text:p/>
        </draw:connector>
        <draw:custom-shape draw:style-name="gr280" draw:text-style-name="P133" xml:id="id1345" draw:id="id134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47" draw:id="id134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47" draw:start-glue-point="0" draw:end-shape="id1346" draw:end-glue-point="2" svg:d="M4685 14211v-516h-700v-516" svg:viewBox="0 0 701 1033">
          <text:p/>
        </draw:connector>
        <draw:custom-shape draw:style-name="gr278" draw:text-style-name="P46" xml:id="id1349" draw:id="id134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48" draw:start-glue-point="0" draw:end-shape="id1349" draw:end-glue-point="2" svg:d="M6085 14211v-516h700v-516" svg:viewBox="0 0 701 1033">
          <text:p/>
        </draw:connector>
        <draw:custom-shape draw:style-name="gr280" draw:text-style-name="P133" xml:id="id1348" draw:id="id134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50" draw:id="id135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50" draw:start-glue-point="0" draw:end-shape="id1349" draw:end-glue-point="2" svg:d="M7485 14211v-516h-700v-516" svg:viewBox="0 0 701 1033">
          <text:p/>
        </draw:connector>
        <draw:custom-shape draw:style-name="gr278" draw:text-style-name="P46" xml:id="id1351" draw:id="id1351" draw:layer="layout" svg:width="1.103cm" svg:height="0.368cm" svg:x="4.89cm" svg:y="11.4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46" draw:start-glue-point="0" draw:end-shape="id1351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49" draw:start-glue-point="0" draw:end-shape="id1351" draw:end-glue-point="2" svg:d="M6785 12811v-516h-1344v-516" svg:viewBox="0 0 1345 1033">
          <text:p/>
        </draw:connector>
        <draw:custom-shape draw:style-name="gr278" draw:text-style-name="P46" xml:id="id1353" draw:id="id135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52" draw:start-glue-point="0" draw:end-shape="id1353" draw:end-glue-point="2" svg:d="M8907 14211v-516h700v-516" svg:viewBox="0 0 701 1033">
          <text:p/>
        </draw:connector>
        <draw:custom-shape draw:style-name="gr280" draw:text-style-name="P133" xml:id="id1352" draw:id="id135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54" draw:id="id135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54" draw:start-glue-point="0" draw:end-shape="id1353" draw:end-glue-point="2" svg:d="M10307 14211v-516h-700v-516" svg:viewBox="0 0 701 1033">
          <text:p/>
        </draw:connector>
        <draw:custom-shape draw:style-name="gr278" draw:text-style-name="P46" xml:id="id1356" draw:id="id1356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55" draw:start-glue-point="0" draw:end-shape="id1356" draw:end-glue-point="2" svg:d="M11707 14211v-516h700v-516" svg:viewBox="0 0 701 1033">
          <text:p/>
        </draw:connector>
        <draw:custom-shape draw:style-name="gr278" draw:text-style-name="P46" xml:id="id1355" draw:id="id135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57" draw:id="id1357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57" draw:start-glue-point="0" draw:end-shape="id1356" draw:end-glue-point="2" svg:d="M13107 14211v-516h-700v-516" svg:viewBox="0 0 701 1033">
          <text:p/>
        </draw:connector>
        <draw:custom-shape draw:style-name="gr278" draw:text-style-name="P46" xml:id="id1358" draw:id="id135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53" draw:start-glue-point="0" draw:end-shape="id1358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56" draw:start-glue-point="0" draw:end-shape="id1358" draw:end-glue-point="2" svg:d="M12407 12811v-516h-1344v-516" svg:viewBox="0 0 1345 1033">
          <text:p/>
        </draw:connector>
        <draw:custom-shape draw:style-name="gr280" draw:text-style-name="P133" xml:id="id1359" draw:id="id1359" draw:layer="layout" svg:width="1.103cm" svg:height="0.368cm" svg:x="7.6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51" draw:start-glue-point="0" draw:end-shape="id1359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58" draw:start-glue-point="0" draw:end-shape="id1359" draw:end-glue-point="2" svg:d="M11063 11411v-516h-2878v-516" svg:viewBox="0 0 2879 1033">
          <text:p/>
        </draw:connector>
        <draw:custom-shape draw:style-name="gr278" draw:text-style-name="P46" xml:id="id1361" draw:id="id136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60" draw:start-glue-point="0" draw:end-shape="id1361" draw:end-glue-point="2" svg:d="M14485 14211v-516h700v-516" svg:viewBox="0 0 701 1033">
          <text:p/>
        </draw:connector>
        <draw:custom-shape draw:style-name="gr278" draw:text-style-name="P46" xml:id="id1360" draw:id="id136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2" draw:id="id136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62" draw:start-glue-point="0" draw:end-shape="id1361" draw:end-glue-point="2" svg:d="M15885 14211v-516h-700v-516" svg:viewBox="0 0 701 1033">
          <text:p/>
        </draw:connector>
        <draw:custom-shape draw:style-name="gr278" draw:text-style-name="P46" xml:id="id1364" draw:id="id136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63" draw:start-glue-point="0" draw:end-shape="id1364" draw:end-glue-point="2" svg:d="M17285 14211v-516h700v-516" svg:viewBox="0 0 701 1033">
          <text:p/>
        </draw:connector>
        <draw:custom-shape draw:style-name="gr278" draw:text-style-name="P46" xml:id="id1363" draw:id="id136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5" draw:id="id136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65" draw:start-glue-point="0" draw:end-shape="id1364" draw:end-glue-point="2" svg:d="M18685 14211v-516h-700v-516" svg:viewBox="0 0 701 1033">
          <text:p/>
        </draw:connector>
        <draw:custom-shape draw:style-name="gr278" draw:text-style-name="P46" xml:id="id1366" draw:id="id136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61" draw:start-glue-point="0" draw:end-shape="id1366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64" draw:start-glue-point="0" draw:end-shape="id1366" draw:end-glue-point="2" svg:d="M17985 12811v-516h-1344v-516" svg:viewBox="0 0 1345 1033">
          <text:p/>
        </draw:connector>
        <draw:custom-shape draw:style-name="gr278" draw:text-style-name="P46" xml:id="id1368" draw:id="id136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67" draw:start-glue-point="0" draw:end-shape="id1368" draw:end-glue-point="2" svg:d="M20107 14211v-516h700v-516" svg:viewBox="0 0 701 1033">
          <text:p/>
        </draw:connector>
        <draw:custom-shape draw:style-name="gr278" draw:text-style-name="P46" xml:id="id1367" draw:id="id136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9" draw:id="id136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69" draw:start-glue-point="0" draw:end-shape="id1368" draw:end-glue-point="2" svg:d="M21507 14211v-516h-700v-516" svg:viewBox="0 0 701 1033">
          <text:p/>
        </draw:connector>
        <draw:custom-shape draw:style-name="gr278" draw:text-style-name="P46" xml:id="id1371" draw:id="id1371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70" draw:start-glue-point="0" draw:end-shape="id1371" draw:end-glue-point="2" svg:d="M22907 14211v-516h700v-516" svg:viewBox="0 0 701 1033">
          <text:p/>
        </draw:connector>
        <draw:custom-shape draw:style-name="gr278" draw:text-style-name="P46" xml:id="id1370" draw:id="id1370" draw:layer="layout" svg:width="1.103cm" svg:height="0.368cm" svg:x="22.3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372" draw:id="id1372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72" draw:start-glue-point="0" draw:end-shape="id1371" draw:end-glue-point="2" svg:d="M24307 14211v-516h-700v-516" svg:viewBox="0 0 701 1033">
          <text:p/>
        </draw:connector>
        <draw:custom-shape draw:style-name="gr278" draw:text-style-name="P46" xml:id="id1373" draw:id="id1373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68" draw:start-glue-point="0" draw:end-shape="id1373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71" draw:start-glue-point="0" draw:end-shape="id1373" draw:end-glue-point="2" svg:d="M23607 12811v-516h-1344v-516" svg:viewBox="0 0 1345 1033">
          <text:p/>
        </draw:connector>
        <draw:custom-shape draw:style-name="gr280" draw:text-style-name="P133" xml:id="id1374" draw:id="id1374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66" draw:start-glue-point="0" draw:end-shape="id1374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73" draw:start-glue-point="0" draw:end-shape="id1374" draw:end-glue-point="2" svg:d="M22263 11411v-516h-2878v-516" svg:viewBox="0 0 2879 1033">
          <text:p/>
        </draw:connector>
        <draw:custom-shape draw:style-name="gr278" draw:text-style-name="P46" xml:id="id1375" draw:id="id137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59" draw:start-glue-point="0" draw:end-shape="id1375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74" draw:end-shape="id1375" draw:end-glue-point="2" svg:d="M19385 10011v-516h-5578v-516" svg:viewBox="0 0 5579 1033">
          <text:p/>
        </draw:connector>
        <draw:frame draw:style-name="gr283" draw:text-style-name="P51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36"><text:span text:style-name="T20">Position of the first element that matches argument selector</text:span></text:p>
          </draw:text-box>
        </draw:frame>
        <draw:custom-shape draw:style-name="gr302" draw:text-style-name="P106" draw:layer="layout" svg:width="6.058cm" svg:height="0.62cm" svg:x="11.222cm" svg:y="7.874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303" draw:text-style-name="P32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78" draw:text-style-name="P46" xml:id="id1377" draw:id="id137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76" draw:start-glue-point="0" draw:end-shape="id1377" draw:end-glue-point="2" svg:d="M3285 14211v-516h700v-516" svg:viewBox="0 0 701 1033">
          <text:p/>
        </draw:connector>
        <draw:custom-shape draw:style-name="gr280" draw:text-style-name="P133" xml:id="id1376" draw:id="id137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78" draw:id="id137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78" draw:start-glue-point="0" draw:end-shape="id1377" draw:end-glue-point="2" svg:d="M4685 14211v-516h-700v-516" svg:viewBox="0 0 701 1033">
          <text:p/>
        </draw:connector>
        <draw:custom-shape draw:style-name="gr278" draw:text-style-name="P46" xml:id="id1380" draw:id="id138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79" draw:start-glue-point="0" draw:end-shape="id1380" draw:end-glue-point="2" svg:d="M6085 14211v-516h700v-516" svg:viewBox="0 0 701 1033">
          <text:p/>
        </draw:connector>
        <draw:custom-shape draw:style-name="gr280" draw:text-style-name="P133" xml:id="id1379" draw:id="id137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81" draw:id="id138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81" draw:start-glue-point="0" draw:end-shape="id1380" draw:end-glue-point="2" svg:d="M7485 14211v-516h-700v-516" svg:viewBox="0 0 701 1033">
          <text:p/>
        </draw:connector>
        <draw:custom-shape draw:style-name="gr278" draw:text-style-name="P46" xml:id="id1382" draw:id="id138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77" draw:start-glue-point="0" draw:end-shape="id1382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80" draw:start-glue-point="0" draw:end-shape="id1382" draw:end-glue-point="2" svg:d="M6785 12811v-516h-1344v-516" svg:viewBox="0 0 1345 1033">
          <text:p/>
        </draw:connector>
        <draw:custom-shape draw:style-name="gr278" draw:text-style-name="P46" xml:id="id1384" draw:id="id138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83" draw:start-glue-point="0" draw:end-shape="id1384" draw:end-glue-point="2" svg:d="M8907 14211v-516h700v-516" svg:viewBox="0 0 701 1033">
          <text:p/>
        </draw:connector>
        <draw:custom-shape draw:style-name="gr280" draw:text-style-name="P133" xml:id="id1383" draw:id="id138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85" draw:id="id138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85" draw:start-glue-point="0" draw:end-shape="id1384" draw:end-glue-point="2" svg:d="M10307 14211v-516h-700v-516" svg:viewBox="0 0 701 1033">
          <text:p/>
        </draw:connector>
        <draw:custom-shape draw:style-name="gr280" draw:text-style-name="P133" xml:id="id1387" draw:id="id138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86" draw:start-glue-point="0" draw:end-shape="id1387" draw:end-glue-point="2" svg:d="M11707 14211v-516h700v-516" svg:viewBox="0 0 701 1033">
          <text:p/>
        </draw:connector>
        <draw:custom-shape draw:style-name="gr278" draw:text-style-name="P46" xml:id="id1386" draw:id="id138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88" draw:id="id1388" draw:layer="layout" svg:width="1.103cm" svg:height="0.368cm" svg:x="12.556cm" svg:y="14.2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88" draw:start-glue-point="0" draw:end-shape="id1387" draw:end-glue-point="2" svg:d="M13107 14211v-516h-700v-516" svg:viewBox="0 0 701 1033">
          <text:p/>
        </draw:connector>
        <draw:custom-shape draw:style-name="gr278" draw:text-style-name="P46" xml:id="id1389" draw:id="id138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84" draw:start-glue-point="0" draw:end-shape="id1389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87" draw:start-glue-point="0" draw:end-shape="id1389" draw:end-glue-point="2" svg:d="M12407 12811v-516h-1344v-516" svg:viewBox="0 0 1345 1033">
          <text:p/>
        </draw:connector>
        <draw:custom-shape draw:style-name="gr280" draw:text-style-name="P133" xml:id="id1390" draw:id="id1390" draw:layer="layout" svg:width="1.103cm" svg:height="0.368cm" svg:x="7.6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82" draw:start-glue-point="0" draw:end-shape="id1390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89" draw:start-glue-point="0" draw:end-shape="id1390" draw:end-glue-point="2" svg:d="M11063 11411v-516h-2878v-516" svg:viewBox="0 0 2879 1033">
          <text:p/>
        </draw:connector>
        <draw:custom-shape draw:style-name="gr278" draw:text-style-name="P46" xml:id="id1392" draw:id="id139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91" draw:start-glue-point="0" draw:end-shape="id1392" draw:end-glue-point="2" svg:d="M14485 14211v-516h700v-516" svg:viewBox="0 0 701 1033">
          <text:p/>
        </draw:connector>
        <draw:custom-shape draw:style-name="gr278" draw:text-style-name="P46" xml:id="id1391" draw:id="id139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93" draw:id="id139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93" draw:start-glue-point="0" draw:end-shape="id1392" draw:end-glue-point="2" svg:d="M15885 14211v-516h-700v-516" svg:viewBox="0 0 701 1033">
          <text:p/>
        </draw:connector>
        <draw:custom-shape draw:style-name="gr278" draw:text-style-name="P46" xml:id="id1395" draw:id="id139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94" draw:start-glue-point="0" draw:end-shape="id1395" draw:end-glue-point="2" svg:d="M17285 14211v-516h700v-516" svg:viewBox="0 0 701 1033">
          <text:p/>
        </draw:connector>
        <draw:custom-shape draw:style-name="gr278" draw:text-style-name="P46" xml:id="id1394" draw:id="id139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96" draw:id="id139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96" draw:start-glue-point="0" draw:end-shape="id1395" draw:end-glue-point="2" svg:d="M18685 14211v-516h-700v-516" svg:viewBox="0 0 701 1033">
          <text:p/>
        </draw:connector>
        <draw:custom-shape draw:style-name="gr278" draw:text-style-name="P46" xml:id="id1397" draw:id="id139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92" draw:start-glue-point="0" draw:end-shape="id1397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95" draw:start-glue-point="0" draw:end-shape="id1397" draw:end-glue-point="2" svg:d="M17985 12811v-516h-1344v-516" svg:viewBox="0 0 1345 1033">
          <text:p/>
        </draw:connector>
        <draw:custom-shape draw:style-name="gr278" draw:text-style-name="P46" xml:id="id1399" draw:id="id139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98" draw:start-glue-point="0" draw:end-shape="id1399" draw:end-glue-point="2" svg:d="M20107 14211v-516h700v-516" svg:viewBox="0 0 701 1033">
          <text:p/>
        </draw:connector>
        <draw:custom-shape draw:style-name="gr278" draw:text-style-name="P46" xml:id="id1398" draw:id="id139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00" draw:id="id140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00" draw:start-glue-point="0" draw:end-shape="id1399" draw:end-glue-point="2" svg:d="M21507 14211v-516h-700v-516" svg:viewBox="0 0 701 1033">
          <text:p/>
        </draw:connector>
        <draw:custom-shape draw:style-name="gr280" draw:text-style-name="P133" xml:id="id1402" draw:id="id1402" draw:layer="layout" svg:width="1.103cm" svg:height="0.368cm" svg:x="23.056cm" svg:y="12.8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01" draw:start-glue-point="0" draw:end-shape="id1402" draw:end-glue-point="2" svg:d="M22907 14211v-516h700v-516" svg:viewBox="0 0 701 1033">
          <text:p/>
        </draw:connector>
        <draw:custom-shape draw:style-name="gr278" draw:text-style-name="P46" xml:id="id1401" draw:id="id140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03" draw:id="id1403" draw:layer="layout" svg:width="1.103cm" svg:height="0.368cm" svg:x="23.756cm" svg:y="14.2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03" draw:start-glue-point="0" draw:end-shape="id1402" draw:end-glue-point="2" svg:d="M24307 14211v-516h-700v-516" svg:viewBox="0 0 701 1033">
          <text:p/>
        </draw:connector>
        <draw:custom-shape draw:style-name="gr278" draw:text-style-name="P46" xml:id="id1404" draw:id="id1404" draw:layer="layout" svg:width="1.103cm" svg:height="0.368cm" svg:x="21.712cm" svg:y="11.4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99" draw:start-glue-point="0" draw:end-shape="id1404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02" draw:start-glue-point="0" draw:end-shape="id1404" draw:end-glue-point="2" svg:d="M23607 12811v-516h-1344v-516" svg:viewBox="0 0 1345 1033">
          <text:p/>
        </draw:connector>
        <draw:custom-shape draw:style-name="gr280" draw:text-style-name="P133" xml:id="id1405" draw:id="id1405" draw:layer="layout" svg:width="1.103cm" svg:height="0.368cm" svg:x="18.8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97" draw:start-glue-point="0" draw:end-shape="id1405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04" draw:start-glue-point="0" draw:end-shape="id1405" draw:end-glue-point="2" svg:d="M22263 11411v-516h-2878v-516" svg:viewBox="0 0 2879 1033">
          <text:p/>
        </draw:connector>
        <draw:custom-shape draw:style-name="gr278" draw:text-style-name="P46" xml:id="id1406" draw:id="id140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90" draw:start-glue-point="0" draw:end-shape="id1406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05" draw:end-shape="id1406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14"><text:span text:style-name="T20">Number of invalid/non-subject elements</text:span></text:p>
          </draw:text-box>
        </draw:frame>
        <draw:custom-shape draw:style-name="gr304" draw:text-style-name="P106" draw:layer="layout" svg:width="6.058cm" svg:height="0.874cm" svg:x="10.122cm" svg:y="7.62cm">
          <text:p text:style-name="P106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78" draw:text-style-name="P46" xml:id="id1408" draw:id="id140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407" draw:start-glue-point="0" draw:end-shape="id1408" draw:end-glue-point="2" svg:d="M3285 14211v-516h700v-516" svg:viewBox="0 0 701 1033">
          <text:p/>
        </draw:connector>
        <draw:custom-shape draw:style-name="gr280" draw:text-style-name="P133" xml:id="id1407" draw:id="id1407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09" draw:id="id140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409" draw:start-glue-point="0" draw:end-shape="id1408" draw:end-glue-point="2" svg:d="M4685 14211v-516h-700v-516" svg:viewBox="0 0 701 1033">
          <text:p/>
        </draw:connector>
        <draw:custom-shape draw:style-name="gr278" draw:text-style-name="P46" xml:id="id1411" draw:id="id141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410" draw:start-glue-point="0" draw:end-shape="id1411" draw:end-glue-point="2" svg:d="M6085 14211v-516h700v-516" svg:viewBox="0 0 701 1033">
          <text:p/>
        </draw:connector>
        <draw:custom-shape draw:style-name="gr280" draw:text-style-name="P133" xml:id="id1410" draw:id="id1410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12" draw:id="id141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412" draw:start-glue-point="0" draw:end-shape="id1411" draw:end-glue-point="2" svg:d="M7485 14211v-516h-700v-516" svg:viewBox="0 0 701 1033">
          <text:p/>
        </draw:connector>
        <draw:custom-shape draw:style-name="gr278" draw:text-style-name="P46" xml:id="id1413" draw:id="id141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408" draw:start-glue-point="0" draw:end-shape="id1413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411" draw:start-glue-point="0" draw:end-shape="id1413" draw:end-glue-point="2" svg:d="M6785 12811v-516h-1344v-516" svg:viewBox="0 0 1345 1033">
          <text:p/>
        </draw:connector>
        <draw:custom-shape draw:style-name="gr278" draw:text-style-name="P46" xml:id="id1415" draw:id="id1415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414" draw:start-glue-point="0" draw:end-shape="id1415" draw:end-glue-point="2" svg:d="M8907 14211v-516h700v-516" svg:viewBox="0 0 701 1033">
          <text:p/>
        </draw:connector>
        <draw:custom-shape draw:style-name="gr280" draw:text-style-name="P133" xml:id="id1414" draw:id="id1414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16" draw:id="id141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416" draw:start-glue-point="0" draw:end-shape="id1415" draw:end-glue-point="2" svg:d="M10307 14211v-516h-700v-516" svg:viewBox="0 0 701 1033">
          <text:p/>
        </draw:connector>
        <draw:custom-shape draw:style-name="gr280" draw:text-style-name="P133" xml:id="id1418" draw:id="id1418" draw:layer="layout" svg:width="1.103cm" svg:height="0.368cm" svg:x="11.856cm" svg:y="12.811cm">
          <text:p text:style-name="P46"><text:span text:style-name="T7"/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417" draw:start-glue-point="0" draw:end-shape="id1418" draw:end-glue-point="2" svg:d="M11707 14211v-516h700v-516" svg:viewBox="0 0 701 1033">
          <text:p/>
        </draw:connector>
        <draw:custom-shape draw:style-name="gr278" draw:text-style-name="P46" xml:id="id1417" draw:id="id141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19" draw:id="id1419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419" draw:start-glue-point="0" draw:end-shape="id1418" draw:end-glue-point="2" svg:d="M13107 14211v-516h-700v-516" svg:viewBox="0 0 701 1033">
          <text:p/>
        </draw:connector>
        <draw:custom-shape draw:style-name="gr278" draw:text-style-name="P46" xml:id="id1420" draw:id="id1420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415" draw:start-glue-point="0" draw:end-shape="id1420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418" draw:start-glue-point="0" draw:end-shape="id1420" draw:end-glue-point="2" svg:d="M12407 12811v-516h-1344v-516" svg:viewBox="0 0 1345 1033">
          <text:p/>
        </draw:connector>
        <draw:custom-shape draw:style-name="gr280" draw:text-style-name="P133" xml:id="id1421" draw:id="id1421" draw:layer="layout" svg:width="1.103cm" svg:height="0.368cm" svg:x="7.6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413" draw:start-glue-point="0" draw:end-shape="id1421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420" draw:start-glue-point="0" draw:end-shape="id1421" draw:end-glue-point="2" svg:d="M11063 11411v-516h-2878v-516" svg:viewBox="0 0 2879 1033">
          <text:p/>
        </draw:connector>
        <draw:custom-shape draw:style-name="gr278" draw:text-style-name="P46" xml:id="id1423" draw:id="id142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422" draw:start-glue-point="0" draw:end-shape="id1423" draw:end-glue-point="2" svg:d="M14485 14211v-516h700v-516" svg:viewBox="0 0 701 1033">
          <text:p/>
        </draw:connector>
        <draw:custom-shape draw:style-name="gr278" draw:text-style-name="P46" xml:id="id1422" draw:id="id1422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24" draw:id="id142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424" draw:start-glue-point="0" draw:end-shape="id1423" draw:end-glue-point="2" svg:d="M15885 14211v-516h-700v-516" svg:viewBox="0 0 701 1033">
          <text:p/>
        </draw:connector>
        <draw:custom-shape draw:style-name="gr278" draw:text-style-name="P46" xml:id="id1426" draw:id="id142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425" draw:start-glue-point="0" draw:end-shape="id1426" draw:end-glue-point="2" svg:d="M17285 14211v-516h700v-516" svg:viewBox="0 0 701 1033">
          <text:p/>
        </draw:connector>
        <draw:custom-shape draw:style-name="gr278" draw:text-style-name="P46" xml:id="id1425" draw:id="id142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27" draw:id="id142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427" draw:start-glue-point="0" draw:end-shape="id1426" draw:end-glue-point="2" svg:d="M18685 14211v-516h-700v-516" svg:viewBox="0 0 701 1033">
          <text:p/>
        </draw:connector>
        <draw:custom-shape draw:style-name="gr278" draw:text-style-name="P46" xml:id="id1428" draw:id="id142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423" draw:start-glue-point="0" draw:end-shape="id1428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426" draw:start-glue-point="0" draw:end-shape="id1428" draw:end-glue-point="2" svg:d="M17985 12811v-516h-1344v-516" svg:viewBox="0 0 1345 1033">
          <text:p/>
        </draw:connector>
        <draw:custom-shape draw:style-name="gr278" draw:text-style-name="P46" xml:id="id1430" draw:id="id1430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429" draw:start-glue-point="0" draw:end-shape="id1430" draw:end-glue-point="2" svg:d="M20107 14211v-516h700v-516" svg:viewBox="0 0 701 1033">
          <text:p/>
        </draw:connector>
        <draw:custom-shape draw:style-name="gr278" draw:text-style-name="P46" xml:id="id1429" draw:id="id1429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31" draw:id="id143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31" draw:start-glue-point="0" draw:end-shape="id1430" draw:end-glue-point="2" svg:d="M21507 14211v-516h-700v-516" svg:viewBox="0 0 701 1033">
          <text:p/>
        </draw:connector>
        <draw:custom-shape draw:style-name="gr280" draw:text-style-name="P133" xml:id="id1433" draw:id="id1433" draw:layer="layout" svg:width="1.103cm" svg:height="0.368cm" svg:x="23.056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32" draw:start-glue-point="0" draw:end-shape="id1433" draw:end-glue-point="2" svg:d="M22907 14211v-516h700v-516" svg:viewBox="0 0 701 1033">
          <text:p/>
        </draw:connector>
        <draw:custom-shape draw:style-name="gr278" draw:text-style-name="P46" xml:id="id1432" draw:id="id143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34" draw:id="id1434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34" draw:start-glue-point="0" draw:end-shape="id1433" draw:end-glue-point="2" svg:d="M24307 14211v-516h-700v-516" svg:viewBox="0 0 701 1033">
          <text:p/>
        </draw:connector>
        <draw:custom-shape draw:style-name="gr278" draw:text-style-name="P46" xml:id="id1435" draw:id="id1435" draw:layer="layout" svg:width="1.103cm" svg:height="0.368cm" svg:x="21.712cm" svg:y="11.4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430" draw:start-glue-point="0" draw:end-shape="id1435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33" draw:start-glue-point="0" draw:end-shape="id1435" draw:end-glue-point="2" svg:d="M23607 12811v-516h-1344v-516" svg:viewBox="0 0 1345 1033">
          <text:p/>
        </draw:connector>
        <draw:custom-shape draw:style-name="gr280" draw:text-style-name="P133" xml:id="id1436" draw:id="id1436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428" draw:start-glue-point="0" draw:end-shape="id1436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35" draw:start-glue-point="0" draw:end-shape="id1436" draw:end-glue-point="2" svg:d="M22263 11411v-516h-2878v-516" svg:viewBox="0 0 2879 1033">
          <text:p/>
        </draw:connector>
        <draw:custom-shape draw:style-name="gr278" draw:text-style-name="P46" xml:id="id1437" draw:id="id143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421" draw:start-glue-point="0" draw:end-shape="id1437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36" draw:end-shape="id1437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 </text:span><text:span text:style-name="T20">o</text:span><text:span text:style-name="T20">f </text:span><text:span text:style-name="T20">s</text:span><text:span text:style-name="T20">u</text:span><text:span text:style-name="T20">b</text:span><text:span text:style-name="T20">j</text:span><text:span text:style-name="T20">e</text:span><text:span text:style-name="T20">c</text:span><text:span text:style-name="T20">t 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</text:span><text:span text:style-name="T20">s</text:span></text:p>
          </draw:text-box>
        </draw:frame>
        <draw:custom-shape draw:style-name="gr305" draw:text-style-name="P106" draw:layer="layout" svg:width="6.058cm" svg:height="0.874cm" svg:x="10.122cm" svg:y="7.62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78" draw:text-style-name="P46" xml:id="id1439" draw:id="id143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438" draw:start-glue-point="0" draw:end-shape="id1439" draw:end-glue-point="2" svg:d="M3285 14211v-516h700v-516" svg:viewBox="0 0 701 1033">
          <text:p/>
        </draw:connector>
        <draw:custom-shape draw:style-name="gr280" draw:text-style-name="P133" xml:id="id1438" draw:id="id1438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40" draw:id="id1440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440" draw:start-glue-point="0" draw:end-shape="id1439" draw:end-glue-point="2" svg:d="M4685 14211v-516h-700v-516" svg:viewBox="0 0 701 1033">
          <text:p/>
        </draw:connector>
        <draw:custom-shape draw:style-name="gr278" draw:text-style-name="P46" xml:id="id1442" draw:id="id144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441" draw:start-glue-point="0" draw:end-shape="id1442" draw:end-glue-point="2" svg:d="M6085 14211v-516h700v-516" svg:viewBox="0 0 701 1033">
          <text:p/>
        </draw:connector>
        <draw:custom-shape draw:style-name="gr280" draw:text-style-name="P133" xml:id="id1441" draw:id="id1441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43" draw:id="id144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443" draw:start-glue-point="0" draw:end-shape="id1442" draw:end-glue-point="2" svg:d="M7485 14211v-516h-700v-516" svg:viewBox="0 0 701 1033">
          <text:p/>
        </draw:connector>
        <draw:custom-shape draw:style-name="gr278" draw:text-style-name="P46" xml:id="id1444" draw:id="id144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439" draw:start-glue-point="0" draw:end-shape="id1444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442" draw:start-glue-point="0" draw:end-shape="id1444" draw:end-glue-point="2" svg:d="M6785 12811v-516h-1344v-516" svg:viewBox="0 0 1345 1033">
          <text:p/>
        </draw:connector>
        <draw:custom-shape draw:style-name="gr278" draw:text-style-name="P46" xml:id="id1446" draw:id="id144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445" draw:start-glue-point="0" draw:end-shape="id1446" draw:end-glue-point="2" svg:d="M8907 14211v-516h700v-516" svg:viewBox="0 0 701 1033">
          <text:p/>
        </draw:connector>
        <draw:custom-shape draw:style-name="gr280" draw:text-style-name="P133" xml:id="id1445" draw:id="id144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47" draw:id="id144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447" draw:start-glue-point="0" draw:end-shape="id1446" draw:end-glue-point="2" svg:d="M10307 14211v-516h-700v-516" svg:viewBox="0 0 701 1033">
          <text:p/>
        </draw:connector>
        <draw:custom-shape draw:style-name="gr278" draw:text-style-name="P46" xml:id="id1449" draw:id="id144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448" draw:start-glue-point="0" draw:end-shape="id1449" draw:end-glue-point="2" svg:d="M11707 14211v-516h700v-516" svg:viewBox="0 0 701 1033">
          <text:p/>
        </draw:connector>
        <draw:custom-shape draw:style-name="gr278" draw:text-style-name="P46" xml:id="id1448" draw:id="id144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50" draw:id="id1450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450" draw:start-glue-point="0" draw:end-shape="id1449" draw:end-glue-point="2" svg:d="M13107 14211v-516h-700v-516" svg:viewBox="0 0 701 1033">
          <text:p/>
        </draw:connector>
        <draw:custom-shape draw:style-name="gr278" draw:text-style-name="P46" xml:id="id1451" draw:id="id145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446" draw:start-glue-point="0" draw:end-shape="id1451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449" draw:start-glue-point="0" draw:end-shape="id1451" draw:end-glue-point="2" svg:d="M12407 12811v-516h-1344v-516" svg:viewBox="0 0 1345 1033">
          <text:p/>
        </draw:connector>
        <draw:custom-shape draw:style-name="gr280" draw:text-style-name="P133" xml:id="id1452" draw:id="id145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444" draw:start-glue-point="0" draw:end-shape="id1452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451" draw:start-glue-point="0" draw:end-shape="id1452" draw:end-glue-point="2" svg:d="M11063 11411v-516h-2878v-516" svg:viewBox="0 0 2879 1033">
          <text:p/>
        </draw:connector>
        <draw:custom-shape draw:style-name="gr278" draw:text-style-name="P46" xml:id="id1454" draw:id="id145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453" draw:start-glue-point="0" draw:end-shape="id1454" draw:end-glue-point="2" svg:d="M14485 14211v-516h700v-516" svg:viewBox="0 0 701 1033">
          <text:p/>
        </draw:connector>
        <draw:custom-shape draw:style-name="gr278" draw:text-style-name="P46" xml:id="id1453" draw:id="id145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55" draw:id="id145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455" draw:start-glue-point="0" draw:end-shape="id1454" draw:end-glue-point="2" svg:d="M15885 14211v-516h-700v-516" svg:viewBox="0 0 701 1033">
          <text:p/>
        </draw:connector>
        <draw:custom-shape draw:style-name="gr278" draw:text-style-name="P46" xml:id="id1457" draw:id="id145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456" draw:start-glue-point="0" draw:end-shape="id1457" draw:end-glue-point="2" svg:d="M17285 14211v-516h700v-516" svg:viewBox="0 0 701 1033">
          <text:p/>
        </draw:connector>
        <draw:custom-shape draw:style-name="gr278" draw:text-style-name="P46" xml:id="id1456" draw:id="id145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58" draw:id="id145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458" draw:start-glue-point="0" draw:end-shape="id1457" draw:end-glue-point="2" svg:d="M18685 14211v-516h-700v-516" svg:viewBox="0 0 701 1033">
          <text:p/>
        </draw:connector>
        <draw:custom-shape draw:style-name="gr278" draw:text-style-name="P46" xml:id="id1459" draw:id="id145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454" draw:start-glue-point="0" draw:end-shape="id1459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457" draw:start-glue-point="0" draw:end-shape="id1459" draw:end-glue-point="2" svg:d="M17985 12811v-516h-1344v-516" svg:viewBox="0 0 1345 1033">
          <text:p/>
        </draw:connector>
        <draw:custom-shape draw:style-name="gr278" draw:text-style-name="P46" xml:id="id1461" draw:id="id146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460" draw:start-glue-point="0" draw:end-shape="id1461" draw:end-glue-point="2" svg:d="M20107 14211v-516h700v-516" svg:viewBox="0 0 701 1033">
          <text:p/>
        </draw:connector>
        <draw:custom-shape draw:style-name="gr278" draw:text-style-name="P46" xml:id="id1460" draw:id="id146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62" draw:id="id146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62" draw:start-glue-point="0" draw:end-shape="id1461" draw:end-glue-point="2" svg:d="M21507 14211v-516h-700v-516" svg:viewBox="0 0 701 1033">
          <text:p/>
        </draw:connector>
        <draw:custom-shape draw:style-name="gr278" draw:text-style-name="P46" xml:id="id1464" draw:id="id146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63" draw:start-glue-point="0" draw:end-shape="id1464" draw:end-glue-point="2" svg:d="M22907 14211v-516h700v-516" svg:viewBox="0 0 701 1033">
          <text:p/>
        </draw:connector>
        <draw:custom-shape draw:style-name="gr278" draw:text-style-name="P46" xml:id="id1463" draw:id="id146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65" draw:id="id1465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65" draw:start-glue-point="0" draw:end-shape="id1464" draw:end-glue-point="2" svg:d="M24307 14211v-516h-700v-516" svg:viewBox="0 0 701 1033">
          <text:p/>
        </draw:connector>
        <draw:custom-shape draw:style-name="gr278" draw:text-style-name="P46" xml:id="id1466" draw:id="id146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461" draw:start-glue-point="0" draw:end-shape="id1466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64" draw:start-glue-point="0" draw:end-shape="id1466" draw:end-glue-point="2" svg:d="M23607 12811v-516h-1344v-516" svg:viewBox="0 0 1345 1033">
          <text:p/>
        </draw:connector>
        <draw:custom-shape draw:style-name="gr280" draw:text-style-name="P133" xml:id="id1467" draw:id="id1467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459" draw:start-glue-point="0" draw:end-shape="id1467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66" draw:start-glue-point="0" draw:end-shape="id1467" draw:end-glue-point="2" svg:d="M22263 11411v-516h-2878v-516" svg:viewBox="0 0 2879 1033">
          <text:p/>
        </draw:connector>
        <draw:custom-shape draw:style-name="gr278" draw:text-style-name="P46" xml:id="id1468" draw:id="id146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452" draw:start-glue-point="0" draw:end-shape="id1468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67" draw:end-shape="id1468" draw:end-glue-point="2" svg:d="M19385 10011v-516h-5578v-516" svg:viewBox="0 0 5579 1033">
          <text:p/>
        </draw:connector>
        <draw:frame draw:style-name="gr283" draw:text-style-name="P51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36"><text:span text:style-name="T22">Existence of a s</text:span><text:span text:style-name="T20">ubject element</text:span></text:p>
          </draw:text-box>
        </draw:frame>
        <draw:custom-shape draw:style-name="gr306" draw:text-style-name="P106" draw:layer="layout" svg:width="6.058cm" svg:height="0.62cm" svg:x="11.222cm" svg:y="7.874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07" draw:text-style-name="P137" xml:id="id1469" draw:id="id1469" draw:layer="layout" svg:width="0.827cm" svg:height="0.295cm" svg:x="22.047cm" svg:y="12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38" xml:id="id1470" draw:id="id1470" draw:layer="layout" svg:width="0.822cm" svg:height="0.295cm" svg:x="23.15cm" svg:y="13.343cm">
          <text:p text:style-name="P100"><text:span text:style-name="T2">B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46cm" svg:y1="12.418cm" svg:x2="23.15cm" svg:y2="13.49cm" draw:start-shape="id1469" draw:start-glue-point="2" draw:end-shape="id1470" draw:end-glue-point="3" svg:d="M22460 12418v1072h690" svg:viewBox="0 0 691 1073">
          <text:p/>
        </draw:connector>
        <draw:custom-shape draw:style-name="gr309" draw:text-style-name="P137" xml:id="id1471" draw:id="id1471" draw:layer="layout" svg:width="0.822cm" svg:height="0.295cm" svg:x="23.151cm" svg:y="12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46cm" svg:y1="12.418cm" svg:x2="23.151cm" svg:y2="12.938cm" draw:start-shape="id1469" draw:start-glue-point="2" draw:end-shape="id1471" draw:end-glue-point="3" svg:d="M22460 12418v520h691" svg:viewBox="0 0 692 521">
          <text:p/>
        </draw:connector>
        <draw:custom-shape draw:style-name="gr310" draw:text-style-name="P140" xml:id="id1472" draw:id="id1472" draw:layer="layout" svg:width="0.826cm" svg:height="0.295cm" svg:x="24.264cm" svg:y="14.575cm">
          <text:p text:style-name="P100"><text:span text:style-name="T2">A#c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561cm" svg:y1="13.638cm" svg:x2="24.264cm" svg:y2="14.722cm" draw:start-shape="id1470" draw:start-glue-point="2" draw:end-shape="id1472" draw:end-glue-point="3" svg:d="M23561 13638v1084h703" svg:viewBox="0 0 704 1085">
          <text:p/>
        </draw:connector>
        <draw:custom-shape draw:style-name="gr311" draw:text-style-name="P138" xml:id="id1473" draw:id="id1473" draw:layer="layout" svg:width="0.826cm" svg:height="0.295cm" svg:x="24.265cm" svg:y="14.031cm">
          <text:p text:style-name="P100"><text:span text:style-name="T2">B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561cm" svg:y1="13.638cm" svg:x2="24.265cm" svg:y2="14.178cm" draw:start-shape="id1470" draw:start-glue-point="2" draw:end-shape="id1473" draw:end-glue-point="3" svg:d="M23561 13638v540h704" svg:viewBox="0 0 705 541">
          <text:p/>
        </draw:connector>
        <draw:custom-shape draw:style-name="gr312" draw:text-style-name="P143" draw:layer="layout" svg:width="6.931cm" svg:height="1.244cm" svg:x="0.557cm" svg:y="10.114cm">
          <text:p text:style-name="P141"><text:span text:style-name="T23">B.b:has(A.a) <text:s text:c="2"/></text:span><text:span text:style-name="T24"><text:s/>{ color: red }</text:span><text:span text:style-name="T24"><text:line-break/></text:span><text:span text:style-name="T24">B.b:has(~ A#c) <text:s/>{ color: blue }</text:span></text:p>
          <text:p text:style-name="P142"><text:span text:style-name="T24"/></text:p>
          <draw:enhanced-geometry svg:viewBox="0 0 21600 21600" draw:type="rectangle" draw:enhanced-path="M 0 0 L 21600 0 21600 21600 0 21600 0 0 Z N"/>
        </draw:custom-shape>
        <draw:custom-shape draw:style-name="gr313" draw:text-style-name="P143" draw:layer="layout" svg:width="5.695cm" svg:height="0.884cm" svg:x="21.227cm" svg:y="2.172cm">
          <text:p text:style-name="P141"><text:span text:style-name="T24">&lt;A id=”c” class=”a”&gt;&lt;/a&gt;</text:span></text:p>
          <draw:enhanced-geometry svg:viewBox="0 0 21600 21600" draw:type="rectangle" draw:enhanced-path="M 0 0 L 21600 0 21600 21600 0 21600 0 0 Z N"/>
        </draw:custom-shape>
        <draw:custom-shape draw:style-name="gr89" draw:text-style-name="P58" draw:layer="layout" svg:width="2.719cm" svg:height="0.786cm" svg:x="9.755cm" svg:y="12.36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9.755cm" svg:y="11.5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3.28cm" svg:y="11.634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3cm" svg:height="0.589cm" svg:x="10.029cm" svg:y="11.629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1cm" svg:height="0.589cm" svg:x="13.291cm" svg:y="12.485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02cm" svg:y="12.459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3.297cm" svg:y1="11.958cm" svg:x2="12.476cm" svg:y2="11.958cm">
          <text:p/>
        </draw:line>
        <draw:line draw:style-name="gr94" draw:text-style-name="P57" draw:layer="layout" svg:x1="13.282cm" svg:y1="12.761cm" svg:x2="12.473cm" svg:y2="12.761cm">
          <text:p/>
        </draw:line>
        <draw:custom-shape draw:style-name="gr76" draw:text-style-name="P62" draw:layer="layout" svg:width="0.759cm" svg:height="0.505cm" draw:transform="rotate (-0.785398163397448) translate (8.447cm 10.8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4" draw:text-style-name="P64" draw:layer="layout" svg:width="4.127cm" svg:height="0.786cm" svg:x="9.721cm" svg:y="10.707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8.034cm 9.9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xml:id="id1481" draw:id="id1481" draw:layer="layout" svg:width="2.719cm" svg:height="0.786cm" svg:x="11.045cm" svg:y="8.10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9" xml:id="id1483" draw:id="id1483" draw:layer="layout" svg:width="2.72cm" svg:height="0.787cm" svg:x="11.045cm" svg:y="8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9" xml:id="id1477" draw:id="id1477" draw:layer="layout" svg:width="2.72cm" svg:height="0.786cm" svg:x="11.045cm" svg:y="6.37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9" xml:id="id1475" draw:id="id1475" draw:layer="layout" svg:width="2.721cm" svg:height="0.786cm" svg:x="11.045cm" svg:y="5.50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474" draw:id="id1474" draw:layer="layout" svg:width="0.583cm" svg:height="0.59cm" svg:x="9.67cm" svg:y="5.59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1.319cm" svg:y="5.616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480" draw:id="id1480" draw:layer="layout" svg:width="0.581cm" svg:height="0.589cm" svg:x="9.681cm" svg:y="8.206cm">
          <text:p text:style-name="P53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2.592cm" svg:y="9.102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77cm" svg:y="9.112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1.313cm" svg:y="6.475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476" draw:id="id1476" draw:layer="layout" svg:width="0.583cm" svg:height="0.589cm" svg:x="9.652cm" svg:y="6.47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xml:id="id1482" draw:id="id1482" draw:layer="layout" svg:width="0.583cm" svg:height="0.59cm" svg:x="9.671cm" svg:y="9.055cm">
          <text:p text:style-name="P53"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1.293cm" svg:y="9.067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64" draw:layer="layout" svg:width="4.127cm" svg:height="0.786cm" svg:x="9.611cm" svg:y="4.694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215" draw:text-style-name="P99" xml:id="id1479" draw:id="id1479" draw:layer="layout" svg:width="2.721cm" svg:height="0.786cm" svg:x="11.045cm" svg:y="7.24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478" draw:id="id1478" draw:layer="layout" svg:width="0.583cm" svg:height="0.59cm" svg:x="9.67cm" svg:y="7.344cm">
          <text:p text:style-name="P53"><text:span text:style-name="T8">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1.319cm" svg:y="7.361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10.253cm" svg:y1="5.894cm" svg:x2="11.045cm" svg:y2="5.895cm" draw:start-shape="id1474" draw:start-glue-point="10" draw:end-shape="id1475" draw:end-glue-point="3" svg:d="M10253 5894l792 1" svg:viewBox="0 0 793 2">
          <text:p/>
        </draw:connector>
        <draw:connector draw:style-name="gr207" draw:text-style-name="P87" draw:layer="layout" draw:type="line" svg:x1="10.235cm" svg:y1="6.769cm" svg:x2="11.045cm" svg:y2="6.768cm" draw:start-shape="id1476" draw:start-glue-point="10" draw:end-shape="id1477" draw:end-glue-point="3" svg:d="M10235 6769l810-1" svg:viewBox="0 0 811 2">
          <text:p/>
        </draw:connector>
        <draw:connector draw:style-name="gr207" draw:text-style-name="P87" draw:layer="layout" draw:type="line" svg:x1="10.253cm" svg:y1="7.639cm" svg:x2="11.045cm" svg:y2="7.64cm" draw:start-shape="id1478" draw:start-glue-point="10" draw:end-shape="id1479" draw:end-glue-point="3" svg:d="M10253 7639l792 1" svg:viewBox="0 0 793 2">
          <text:p/>
        </draw:connector>
        <draw:connector draw:style-name="gr207" draw:text-style-name="P87" draw:layer="layout" draw:type="line" svg:x1="10.262cm" svg:y1="8.501cm" svg:x2="11.045cm" svg:y2="8.499cm" draw:start-shape="id1480" draw:start-glue-point="10" draw:end-shape="id1481" draw:end-glue-point="3" svg:d="M10262 8501l783-2" svg:viewBox="0 0 784 3">
          <text:p/>
        </draw:connector>
        <draw:connector draw:style-name="gr207" draw:text-style-name="P87" draw:layer="layout" draw:type="line" svg:x1="10.254cm" svg:y1="9.35cm" svg:x2="11.045cm" svg:y2="9.355cm" draw:start-shape="id1482" draw:start-glue-point="10" draw:end-shape="id1483" draw:end-glue-point="3" svg:d="M10254 9350l791 5" svg:viewBox="0 0 792 6">
          <text:p/>
        </draw:connector>
        <draw:custom-shape draw:style-name="gr316" draw:text-style-name="P64" draw:layer="layout" svg:width="4.127cm" svg:height="0.786cm" svg:x="1.511cm" svg:y="9.094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317" draw:text-style-name="P144" draw:layer="layout" svg:width="4.716cm" svg:height="0.786cm" svg:x="21.562cm" svg:y="0.994cm">
          <text:p text:style-name="P144"><text:span text:style-name="T9">Add / Remove an eleme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4" draw:text-style-name="P84" draw:layer="layout" svg:width="0.711cm" svg:height="0.711cm" svg:x="21.40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84" draw:layer="layout" svg:width="0.711cm" svg:height="0.711cm" svg:x="22.671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84" draw:layer="layout" svg:width="0.711cm" svg:height="0.711cm" svg:x="24.806cm" svg:y="2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5.37cm" svg:y="5.74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1cm" svg:height="0.589cm" svg:x="21.761cm" svg:y="5.75cm">
          <text:p text:style-name="P53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3.516cm" svg:y="5.766cm">
          <text:p text:style-name="P53"><text:span text:style-name="T8">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8" draw:text-style-name="P146" draw:layer="layout" svg:width="4.69cm" svg:height="1.433cm" svg:x="15.602cm" svg:y="3.71cm">
          <draw:text-box>
            <text:p text:style-name="P145"><text:span text:style-name="T8">Get simple selectors</text:span><text:span text:style-name="T8"><text:line-break/></text:span><text:span text:style-name="T8">from the changed element</text:span></text:p>
          </draw:text-box>
        </draw:frame>
        <draw:custom-shape draw:style-name="gr319" draw:text-style-name="P88" draw:layer="layout" svg:width="0.254cm" svg:height="3.334cm" svg:x="20.458cm" svg:y="2.6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4.067cm 7.3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8" draw:text-style-name="P146" draw:layer="layout" svg:width="4.438cm" svg:height="1.433cm" svg:x="15.856cm" svg:y="7.088cm">
          <draw:text-box>
            <text:p text:style-name="P145"><text:span text:style-name="T8">Get </text:span><text:span text:style-name="T8"><text:line-break/></text:span><text:span text:style-name="T8">compound selectors</text:span><text:span text:style-name="T8"><text:line-break/></text:span><text:span text:style-name="T8">from map</text:span></text:p>
          </draw:text-box>
        </draw:frame>
        <draw:custom-shape draw:style-name="gr320" draw:text-style-name="P88" draw:layer="layout" svg:width="0.254cm" svg:height="3.162cm" svg:x="20.459cm" svg:y="6.1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svg:x="14.9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4.067cm 10.6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1" draw:text-style-name="P88" draw:layer="layout" svg:width="0.254cm" svg:height="3.403cm" svg:x="20.46cm" svg:y="9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2" draw:text-style-name="P146" draw:layer="layout" svg:width="4.438cm" svg:height="1.039cm" svg:x="15.856cm" svg:y="10.765cm">
          <draw:text-box>
            <text:p text:style-name="P145"><text:span text:style-name="T8">Invalidate with</text:span><text:span text:style-name="T8"><text:line-break/></text:span><text:span text:style-name="T8">Invalidation Set</text:span></text:p>
          </draw:text-box>
        </draw:frame>
        <draw:custom-shape draw:style-name="gr175" draw:text-style-name="P103" draw:layer="layout" svg:width="0.582cm" svg:height="0.59cm" svg:x="11.327cm" svg:y="8.203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2.056cm" svg:y="8.213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svg:x="14.935cm" svg:y="11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4.072cm 3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3" draw:text-style-name="P32" draw:layer="layout" svg:width="26.627cm" svg:height="14.528cm" svg:x="0.361cm" svg:y="0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07" draw:text-style-name="P137" xml:id="id1486" draw:id="id1486" draw:layer="layout" svg:width="0.827cm" svg:height="0.295cm" svg:x="11.1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140" xml:id="id1485" draw:id="id1485" draw:layer="layout" svg:width="0.822cm" svg:height="0.295cm" svg:x="13.35cm" svg:y="8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634cm" svg:y1="8.486cm" svg:x2="13.35cm" svg:y2="8.89cm" draw:start-shape="id1484" draw:start-glue-point="2" draw:end-shape="id1485" draw:end-glue-point="3" svg:d="M12634 8486v404h716" svg:viewBox="0 0 717 405">
          <text:p/>
        </draw:connector>
        <draw:custom-shape draw:style-name="gr309" draw:text-style-name="P137" xml:id="id1484" draw:id="id1484" draw:layer="layout" svg:width="0.822cm" svg:height="0.295cm" svg:x="12.2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32cm" svg:y1="7.818cm" svg:x2="12.223cm" svg:y2="8.338cm" draw:start-shape="id1486" draw:start-glue-point="2" draw:end-shape="id1484" draw:end-glue-point="3" svg:d="M11532 7818v520h691" svg:viewBox="0 0 692 521">
          <text:p/>
        </draw:connector>
        <draw:custom-shape draw:style-name="gr310" draw:text-style-name="P140" xml:id="id1487" draw:id="id1487" draw:layer="layout" svg:width="0.826cm" svg:height="0.295cm" svg:x="14.464cm" svg:y="10.47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761cm" svg:y1="9.038cm" svg:x2="14.464cm" svg:y2="10.622cm" draw:start-shape="id1485" draw:start-glue-point="2" draw:end-shape="id1487" draw:end-glue-point="3" svg:d="M13761 9038v1584h703" svg:viewBox="0 0 704 1585">
          <text:p/>
        </draw:connector>
        <draw:custom-shape draw:style-name="gr310" draw:text-style-name="P140" xml:id="id1488" draw:id="id1488" draw:layer="layout" svg:width="0.826cm" svg:height="0.295cm" svg:x="14.465cm" svg:y="9.33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761cm" svg:y1="9.038cm" svg:x2="14.465cm" svg:y2="9.478cm" draw:start-shape="id1485" draw:start-glue-point="2" draw:end-shape="id1488" draw:end-glue-point="3" svg:d="M13761 9038v440h704" svg:viewBox="0 0 705 441">
          <text:p/>
        </draw:connector>
        <draw:custom-shape draw:style-name="gr325" draw:text-style-name="P143" draw:layer="layout" svg:width="6.931cm" svg:height="1.244cm" svg:x="9.257cm" svg:y="4.714cm">
          <text:p text:style-name="P141"><text:span text:style-name="T23">.b:has(.a) <text:s text:c="2"/></text:span><text:span text:style-name="T24"><text:s/>{ color: red }</text:span><text:span text:style-name="T24"><text:line-break/></text:span><text:span text:style-name="T24">.d:has(.c) <text:s text:c="3"/>{ color: blue }</text:span></text:p>
          <text:p text:style-name="P141"><text:span text:style-name="T24">.f:has(.e) <text:s text:c="3"/>{ color: green }</text:span></text:p>
          <text:p text:style-name="P142"><text:span text:style-name="T24"/></text:p>
          <draw:enhanced-geometry svg:viewBox="0 0 21600 21600" draw:type="rectangle" draw:enhanced-path="M 0 0 L 21600 0 21600 21600 0 21600 0 0 Z N"/>
        </draw:custom-shape>
        <draw:custom-shape draw:style-name="gr310" draw:text-style-name="P140" xml:id="id1489" draw:id="id1489" draw:layer="layout" svg:width="0.826cm" svg:height="0.295cm" svg:x="15.565cm" svg:y="9.931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878cm" svg:y1="9.626cm" svg:x2="15.565cm" svg:y2="10.078cm" draw:start-shape="id1488" draw:start-glue-point="2" draw:end-shape="id1489" draw:end-glue-point="3" svg:d="M14878 9626v452h687" svg:viewBox="0 0 688 453">
          <text:p/>
        </draw:connector>
        <draw:custom-shape draw:style-name="gr310" draw:text-style-name="P140" xml:id="id1490" draw:id="id1490" draw:layer="layout" svg:width="0.826cm" svg:height="0.295cm" svg:x="15.565cm" svg:y="11.03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877cm" svg:y1="10.77cm" svg:x2="15.565cm" svg:y2="11.178cm" draw:start-shape="id1487" draw:start-glue-point="2" draw:end-shape="id1490" draw:end-glue-point="3" svg:d="M14877 10770v408h688" svg:viewBox="0 0 689 409">
          <text:p/>
        </draw:connector>
        <draw:custom-shape draw:style-name="gr310" draw:text-style-name="P140" xml:id="id1491" draw:id="id1491" draw:layer="layout" svg:width="0.826cm" svg:height="0.295cm" svg:x="16.666cm" svg:y="11.531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978cm" svg:y1="11.326cm" svg:x2="16.666cm" svg:y2="11.678cm" draw:start-shape="id1490" draw:start-glue-point="2" draw:end-shape="id1491" draw:end-glue-point="3" svg:d="M15978 11326v352h688" svg:viewBox="0 0 689 353">
          <text:p/>
        </draw:connector>
        <draw:custom-shape draw:style-name="gr307" draw:text-style-name="P137" xml:id="id1492" draw:id="id1492" draw:layer="layout" svg:width="0.827cm" svg:height="0.295cm" svg:x="9.9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408cm" svg:y1="7.17cm" svg:x2="11.119cm" svg:y2="7.67cm" draw:start-shape="id1492" draw:start-glue-point="2" draw:end-shape="id1486" draw:end-glue-point="3" svg:d="M10408 7170v500h711" svg:viewBox="0 0 712 501">
          <text:p/>
        </draw:connector>
        <draw:custom-shape draw:style-name="gr307" draw:text-style-name="P137" xml:id="id1493" draw:id="id1493" draw:layer="layout" svg:width="0.827cm" svg:height="0.295cm" svg:x="5.9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137" xml:id="id1494" draw:id="id1494" draw:layer="layout" svg:width="0.822cm" svg:height="0.295cm" svg:x="7.0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332cm" svg:y1="7.818cm" svg:x2="7.023cm" svg:y2="8.338cm" draw:start-shape="id1493" draw:start-glue-point="2" draw:end-shape="id1494" draw:end-glue-point="3" svg:d="M6332 7818v520h691" svg:viewBox="0 0 692 521">
          <text:p/>
        </draw:connector>
        <draw:custom-shape draw:style-name="gr307" draw:text-style-name="P137" xml:id="id1495" draw:id="id1495" draw:layer="layout" svg:width="0.827cm" svg:height="0.295cm" svg:x="4.7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5.208cm" svg:y1="7.17cm" svg:x2="5.919cm" svg:y2="7.67cm" draw:start-shape="id1495" draw:start-glue-point="2" draw:end-shape="id1493" draw:end-glue-point="3" svg:d="M5208 7170v500h711" svg:viewBox="0 0 712 501">
          <text:p/>
        </draw:connector>
        <draw:custom-shape draw:style-name="gr326" draw:text-style-name="P147" xml:id="id1498" draw:id="id1498" draw:layer="layout" svg:width="0.827cm" svg:height="0.295cm" svg:x="16.8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137" xml:id="id1497" draw:id="id1497" draw:layer="layout" svg:width="0.822cm" svg:height="0.295cm" svg:x="19.05cm" svg:y="8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334cm" svg:y1="8.486cm" svg:x2="19.05cm" svg:y2="8.89cm" draw:start-shape="id1496" draw:start-glue-point="2" draw:end-shape="id1497" draw:end-glue-point="3" svg:d="M18334 8486v404h716" svg:viewBox="0 0 717 405">
          <text:p/>
        </draw:connector>
        <draw:custom-shape draw:style-name="gr327" draw:text-style-name="P147" xml:id="id1496" draw:id="id1496" draw:layer="layout" svg:width="0.822cm" svg:height="0.295cm" svg:x="17.9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232cm" svg:y1="7.818cm" svg:x2="17.923cm" svg:y2="8.338cm" draw:start-shape="id1498" draw:start-glue-point="2" draw:end-shape="id1496" draw:end-glue-point="3" svg:d="M17232 7818v520h691" svg:viewBox="0 0 692 521">
          <text:p/>
        </draw:connector>
        <draw:custom-shape draw:style-name="gr328" draw:text-style-name="P147" xml:id="id1499" draw:id="id1499" draw:layer="layout" svg:width="0.826cm" svg:height="0.295cm" svg:x="20.164cm" svg:y="10.47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61cm" svg:y1="9.038cm" svg:x2="20.164cm" svg:y2="10.622cm" draw:start-shape="id1497" draw:start-glue-point="2" draw:end-shape="id1499" draw:end-glue-point="3" svg:d="M19461 9038v1584h703" svg:viewBox="0 0 704 1585">
          <text:p/>
        </draw:connector>
        <draw:custom-shape draw:style-name="gr328" draw:text-style-name="P147" xml:id="id1500" draw:id="id1500" draw:layer="layout" svg:width="0.826cm" svg:height="0.295cm" svg:x="20.165cm" svg:y="9.33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61cm" svg:y1="9.038cm" svg:x2="20.165cm" svg:y2="9.478cm" draw:start-shape="id1497" draw:start-glue-point="2" draw:end-shape="id1500" draw:end-glue-point="3" svg:d="M19461 9038v440h704" svg:viewBox="0 0 705 441">
          <text:p/>
        </draw:connector>
        <draw:custom-shape draw:style-name="gr329" draw:text-style-name="P137" xml:id="id1501" draw:id="id1501" draw:layer="layout" svg:width="0.826cm" svg:height="0.295cm" svg:x="21.265cm" svg:y="9.931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578cm" svg:y1="9.626cm" svg:x2="21.265cm" svg:y2="10.078cm" draw:start-shape="id1500" draw:start-glue-point="2" draw:end-shape="id1501" draw:end-glue-point="3" svg:d="M20578 9626v452h687" svg:viewBox="0 0 688 453">
          <text:p/>
        </draw:connector>
        <draw:custom-shape draw:style-name="gr329" draw:text-style-name="P137" xml:id="id1502" draw:id="id1502" draw:layer="layout" svg:width="0.826cm" svg:height="0.295cm" svg:x="21.265cm" svg:y="11.03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577cm" svg:y1="10.77cm" svg:x2="21.265cm" svg:y2="11.178cm" draw:start-shape="id1499" draw:start-glue-point="2" draw:end-shape="id1502" draw:end-glue-point="3" svg:d="M20577 10770v408h688" svg:viewBox="0 0 689 409">
          <text:p/>
        </draw:connector>
        <draw:custom-shape draw:style-name="gr329" draw:text-style-name="P137" xml:id="id1503" draw:id="id1503" draw:layer="layout" svg:width="0.826cm" svg:height="0.295cm" svg:x="22.366cm" svg:y="11.531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678cm" svg:y1="11.326cm" svg:x2="22.366cm" svg:y2="11.678cm" draw:start-shape="id1502" draw:start-glue-point="2" draw:end-shape="id1503" draw:end-glue-point="3" svg:d="M21678 11326v352h688" svg:viewBox="0 0 689 353">
          <text:p/>
        </draw:connector>
        <draw:custom-shape draw:style-name="gr326" draw:text-style-name="P147" xml:id="id1504" draw:id="id1504" draw:layer="layout" svg:width="0.827cm" svg:height="0.295cm" svg:x="15.6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108cm" svg:y1="7.17cm" svg:x2="16.819cm" svg:y2="7.67cm" draw:start-shape="id1504" draw:start-glue-point="2" draw:end-shape="id1498" draw:end-glue-point="3" svg:d="M16108 7170v500h711" svg:viewBox="0 0 712 501">
          <text:p/>
        </draw:connector>
        <draw:custom-shape draw:style-name="gr76" draw:text-style-name="P62" draw:layer="layout" svg:width="0.759cm" svg:height="0.505cm" svg:x="8.8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4.2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0" draw:text-style-name="P32" draw:layer="layout" svg:width="19.411cm" svg:height="8.371cm" svg:x="4.347cm" svg:y="4.0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31" draw:text-style-name="P143" draw:layer="layout" svg:width="6.301cm" svg:height="1.706cm" svg:x="1.557cm" svg:y="10.514cm">
          <text:p text:style-name="P141"><text:span text:style-name="T23">.b:has(.a) </text:span><text:span text:style-name="T24">{ color: red }</text:span><text:span text:style-name="T24"><text:line-break/></text:span><text:span text:style-name="T24">.d:has(.c) { color: blue }</text:span></text:p>
          <text:p text:style-name="P141"><text:span text:style-name="T24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7" xml:id="id1507" draw:id="id1507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40" xml:id="id1506" draw:id="id1506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4.397cm" svg:x2="22.027cm" svg:y2="4.747cm" draw:start-shape="id1505" draw:start-glue-point="2" draw:end-shape="id1506" draw:end-glue-point="3" svg:d="M21408 4397v350h619" svg:viewBox="0 0 620 351">
          <text:p/>
        </draw:connector>
        <draw:custom-shape draw:style-name="gr334" draw:text-style-name="P137" xml:id="id1505" draw:id="id1505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3.819cm" svg:x2="21.052cm" svg:y2="4.269cm" draw:start-shape="id1507" draw:start-glue-point="2" draw:end-shape="id1505" draw:end-glue-point="3" svg:d="M20454 3819v450h598" svg:viewBox="0 0 599 451">
          <text:p/>
        </draw:connector>
        <draw:custom-shape draw:style-name="gr335" draw:text-style-name="P140" xml:id="id1508" draw:id="id1508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4.876cm" svg:x2="22.991cm" svg:y2="6.246cm" draw:start-shape="id1506" draw:start-glue-point="2" draw:end-shape="id1508" draw:end-glue-point="3" svg:d="M22383 4876v1370h608" svg:viewBox="0 0 609 1371">
          <text:p/>
        </draw:connector>
        <draw:custom-shape draw:style-name="gr336" draw:text-style-name="P140" xml:id="id1509" draw:id="id1509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4.876cm" svg:x2="22.992cm" svg:y2="5.255cm" draw:start-shape="id1506" draw:start-glue-point="2" draw:end-shape="id1509" draw:end-glue-point="3" svg:d="M22383 4876v379h609" svg:viewBox="0 0 610 380">
          <text:p/>
        </draw:connector>
        <draw:custom-shape draw:style-name="gr337" draw:text-style-name="P140" xml:id="id1510" draw:id="id1510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5.384cm" svg:x2="23.944cm" svg:y2="5.775cm" draw:start-shape="id1509" draw:start-glue-point="2" draw:end-shape="id1510" draw:end-glue-point="3" svg:d="M23349 5384v391h595" svg:viewBox="0 0 596 392">
          <text:p/>
        </draw:connector>
        <draw:custom-shape draw:style-name="gr338" draw:text-style-name="P140" xml:id="id1511" draw:id="id1511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6.374cm" svg:x2="23.944cm" svg:y2="6.727cm" draw:start-shape="id1508" draw:start-glue-point="2" draw:end-shape="id1511" draw:end-glue-point="3" svg:d="M23349 6374v353h595" svg:viewBox="0 0 596 354">
          <text:p/>
        </draw:connector>
        <draw:custom-shape draw:style-name="gr339" draw:text-style-name="P140" xml:id="id1512" draw:id="id1512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6.854cm" svg:x2="24.895cm" svg:y2="7.16cm" draw:start-shape="id1511" draw:start-glue-point="2" draw:end-shape="id1512" draw:end-glue-point="3" svg:d="M24301 6854v306h594" svg:viewBox="0 0 595 307">
          <text:p/>
        </draw:connector>
        <draw:custom-shape draw:style-name="gr340" draw:text-style-name="P137" xml:id="id1513" draw:id="id1513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3.258cm" svg:x2="20.096cm" svg:y2="3.691cm" draw:start-shape="id1513" draw:start-glue-point="2" draw:end-shape="id1507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12.3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2.4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2.4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2.763cm" svg:x2="10.43cm" svg:y2="12.763cm">
          <text:p/>
        </draw:line>
        <draw:custom-shape draw:style-name="gr76" draw:text-style-name="P62" draw:layer="layout" svg:width="0.759cm" svg:height="0.505cm" draw:transform="rotate (-0.785398163397448) translate (7.948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2" draw:text-style-name="P64" draw:layer="layout" svg:width="4.127cm" svg:height="0.786cm" svg:x="8.422cm" svg:y="11.5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535cm 10.7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21" draw:id="id1521" draw:layer="layout" svg:width="1.4cm" svg:height="0.786cm" svg:x="10.546cm" svg:y="9.7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17" draw:id="id1517" draw:layer="layout" svg:width="1.4cm" svg:height="0.786cm" svg:x="10.546cm" svg:y="7.1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15" draw:id="id1515" draw:layer="layout" svg:width="1.4cm" svg:height="0.786cm" svg:x="10.546cm" svg:y="6.3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14" draw:id="id1514" draw:layer="layout" svg:width="0.583cm" svg:height="0.59cm" svg:x="9.171cm" svg:y="6.4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6.4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20" draw:id="id1520" draw:layer="layout" svg:width="0.581cm" svg:height="0.589cm" svg:x="9.182cm" svg:y="9.8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7.2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16" draw:id="id1516" draw:layer="layout" svg:width="0.583cm" svg:height="0.589cm" svg:x="9.153cm" svg:y="7.2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4" draw:text-style-name="P64" draw:layer="layout" svg:width="4.127cm" svg:height="0.786cm" svg:x="8.464cm" svg:y="5.4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19" draw:id="id1519" draw:layer="layout" svg:width="1.4cm" svg:height="0.786cm" svg:x="10.546cm" svg:y="8.0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18" draw:id="id1518" draw:layer="layout" svg:width="0.583cm" svg:height="0.59cm" svg:x="9.171cm" svg:y="8.1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8.1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6.696cm" svg:x2="10.546cm" svg:y2="6.697cm" draw:start-shape="id1514" draw:start-glue-point="10" draw:end-shape="id1515" draw:end-glue-point="3" svg:d="M9754 6696l792 1" svg:viewBox="0 0 793 2">
          <text:p/>
        </draw:connector>
        <draw:connector draw:style-name="gr207" draw:text-style-name="P87" draw:layer="layout" draw:type="line" svg:x1="9.736cm" svg:y1="7.571cm" svg:x2="10.546cm" svg:y2="7.57cm" draw:start-shape="id1516" draw:start-glue-point="10" draw:end-shape="id1517" draw:end-glue-point="3" svg:d="M9736 7571l810-1" svg:viewBox="0 0 811 2">
          <text:p/>
        </draw:connector>
        <draw:connector draw:style-name="gr207" draw:text-style-name="P87" draw:layer="layout" draw:type="line" svg:x1="9.754cm" svg:y1="8.441cm" svg:x2="10.546cm" svg:y2="8.442cm" draw:start-shape="id1518" draw:start-glue-point="10" draw:end-shape="id1519" draw:end-glue-point="3" svg:d="M9754 8441l792 1" svg:viewBox="0 0 793 2">
          <text:p/>
        </draw:connector>
        <draw:connector draw:style-name="gr207" draw:text-style-name="P87" draw:layer="layout" draw:type="line" svg:x1="9.763cm" svg:y1="10.175cm" svg:x2="10.546cm" svg:y2="10.173cm" draw:start-shape="id1520" draw:start-glue-point="10" draw:end-shape="id1521" draw:end-glue-point="3" svg:d="M9763 10175l783-2" svg:viewBox="0 0 784 3">
          <text:p/>
        </draw:connector>
        <draw:custom-shape draw:style-name="gr345" draw:text-style-name="P64" draw:layer="layout" svg:width="4.127cm" svg:height="0.786cm" svg:x="2.312cm" svg:y="9.8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13.423cm 10.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9.8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23" draw:id="id1523" draw:layer="layout" svg:width="1.4cm" svg:height="0.787cm" svg:x="10.546cm" svg:y="10.6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22" draw:id="id1522" draw:layer="layout" svg:width="0.583cm" svg:height="0.59cm" svg:x="9.172cm" svg:y="10.7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10.7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11.024cm" svg:x2="10.546cm" svg:y2="11.029cm" draw:start-shape="id1522" draw:start-glue-point="10" draw:end-shape="id1523" draw:end-glue-point="3" svg:d="M9755 11024l791 5" svg:viewBox="0 0 792 6">
          <text:p/>
        </draw:connector>
        <draw:custom-shape draw:style-name="gr346" draw:text-style-name="P99" xml:id="id1525" draw:id="id1525" draw:layer="layout" svg:width="1.4cm" svg:height="0.787cm" svg:x="10.546cm" svg:y="8.9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24" draw:id="id1524" draw:layer="layout" svg:width="0.583cm" svg:height="0.59cm" svg:x="9.172cm" svg:y="9.0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9.0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9.3cm" svg:x2="10.546cm" svg:y2="9.305cm" draw:start-shape="id1524" draw:start-glue-point="10" draw:end-shape="id1525" draw:end-glue-point="3" svg:d="M9755 9300l791 5" svg:viewBox="0 0 792 6">
          <text:p/>
        </draw:connector>
        <draw:custom-shape draw:style-name="gr341" draw:text-style-name="P58" draw:layer="layout" svg:width="1.238cm" svg:height="0.786cm" svg:x="9.193cm" svg:y="13.2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3.3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3.3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3.632cm" svg:x2="10.43cm" svg:y2="13.632cm">
          <text:p/>
        </draw:line>
        <draw:custom-shape draw:style-name="gr341" draw:text-style-name="P58" draw:layer="layout" svg:width="1.238cm" svg:height="0.786cm" svg:x="9.193cm" svg:y="14.0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4.2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4.1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4.497cm" svg:x2="10.43cm" svg:y2="14.497cm">
          <text:p/>
        </draw:line>
        <draw:custom-shape draw:style-name="gr347" draw:text-style-name="P144" draw:layer="layout" svg:width="2.604cm" svg:height="0.786cm" svg:x="21.162cm" svg:y="2.094cm">
          <text:p text:style-name="P144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18" draw:text-style-name="P146" draw:layer="layout" svg:width="4.69cm" svg:height="1.433cm" svg:x="13.503cm" svg:y="5.41cm">
          <draw:text-box>
            <text:p text:style-name="P145"><text:span text:style-name="T8">Get simple selectors</text:span><text:span text:style-name="T8"><text:line-break/></text:span><text:span text:style-name="T8">from the added subtree</text:span></text:p>
          </draw:text-box>
        </draw:frame>
        <draw:custom-shape draw:style-name="gr348" draw:text-style-name="P88" draw:layer="layout" svg:width="0.261cm" svg:height="5.79cm" svg:x="18.356cm" svg:y="3.6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8" draw:text-style-name="P146" draw:layer="layout" svg:width="3.741cm" svg:height="1.433cm" svg:x="14.454cm" svg:y="11.488cm">
          <draw:text-box>
            <text:p text:style-name="P145"><text:span text:style-name="T8">Get </text:span><text:span text:style-name="T8"><text:line-break/></text:span><text:span text:style-name="T8">compound selectors</text:span><text:span text:style-name="T8"><text:line-break/></text:span><text:span text:style-name="T8">from map</text:span></text:p>
          </draw:text-box>
        </draw:frame>
        <draw:custom-shape draw:style-name="gr349" draw:text-style-name="P88" draw:layer="layout" svg:width="0.254cm" svg:height="5.18cm" svg:x="18.36cm" svg:y="9.5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6" draw:text-style-name="P95" draw:layer="layout" svg:width="0.583cm" svg:height="0.59cm" svg:x="20.067cm" svg:y="9.28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1cm" svg:height="0.589cm" svg:x="24.298cm" svg:y="9.356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3cm" svg:height="0.589cm" svg:x="21.125cm" svg:y="9.28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2.195cm" svg:y="9.298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3.272cm" svg:y="9.33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672cm 7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101" draw:layer="layout" svg:width="0.583cm" svg:height="0.589cm" svg:x="20.097cm" svg:y="14.343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21.119cm" svg:y="14.334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22.201cm" svg:y="14.34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09cm" svg:y="14.346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23.275cm" svg:y="14.362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672cm 11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51" draw:text-style-name="P148" draw:layer="layout" svg:width="1.41cm" svg:height="8.298cm" draw:transform="skewX (0.000523598775598328) rotate (0.853815070075626) translate (18.709cm 3.61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48" draw:layer="layout" svg:width="1.593cm" svg:height="6.98cm" draw:transform="skewX (0.00052359877559839) rotate (0.789237887751836) translate (18.994cm 3.70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148" draw:layer="layout" svg:width="1.088cm" svg:height="6.668cm" draw:transform="skewX (0.000523598775598373) rotate (1.0463248865706) translate (18.673cm 3.9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148" draw:layer="layout" svg:width="0.879cm" svg:height="4.309cm" draw:transform="skewX (0.000523598775598423) rotate (1.0463248865706) translate (18.819cm 3.9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43" draw:layer="layout" svg:width="6.301cm" svg:height="1.706cm" svg:x="1.557cm" svg:y="10.514cm">
          <text:p text:style-name="P141"><text:span text:style-name="T23">.b:has(.a) </text:span><text:span text:style-name="T24">{ color: red }</text:span><text:span text:style-name="T24"><text:line-break/></text:span><text:span text:style-name="T24">.d:has(.c) { color: blue }</text:span></text:p>
          <text:p text:style-name="P141"><text:span text:style-name="T24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56" draw:text-style-name="P102" xml:id="id1528" draw:id="id1528" draw:layer="layout" svg:width="0.717cm" svg:height="0.255cm" svg:x="20.096cm" svg:y="4.2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149" xml:id="id1527" draw:id="id1527" draw:layer="layout" svg:width="0.712cm" svg:height="0.257cm" svg:x="22.027cm" svg:y="5.3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5.097cm" svg:x2="22.027cm" svg:y2="5.447cm" draw:start-shape="id1526" draw:start-glue-point="2" draw:end-shape="id1527" draw:end-glue-point="3" svg:d="M21408 5097v350h619" svg:viewBox="0 0 620 351">
          <text:p/>
        </draw:connector>
        <draw:custom-shape draw:style-name="gr358" draw:text-style-name="P102" xml:id="id1526" draw:id="id1526" draw:layer="layout" svg:width="0.712cm" svg:height="0.255cm" svg:x="21.052cm" svg:y="4.8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4.519cm" svg:x2="21.052cm" svg:y2="4.969cm" draw:start-shape="id1528" draw:start-glue-point="2" draw:end-shape="id1526" draw:end-glue-point="3" svg:d="M20454 4519v450h598" svg:viewBox="0 0 599 451">
          <text:p/>
        </draw:connector>
        <draw:custom-shape draw:style-name="gr359" draw:text-style-name="P102" xml:id="id1529" draw:id="id1529" draw:layer="layout" svg:width="0.716cm" svg:height="0.255cm" svg:x="22.991cm" svg:y="6.8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5.576cm" svg:x2="22.991cm" svg:y2="6.946cm" draw:start-shape="id1527" draw:start-glue-point="2" draw:end-shape="id1529" draw:end-glue-point="3" svg:d="M22383 5576v1370h608" svg:viewBox="0 0 609 1371">
          <text:p/>
        </draw:connector>
        <draw:custom-shape draw:style-name="gr360" draw:text-style-name="P102" xml:id="id1530" draw:id="id1530" draw:layer="layout" svg:width="0.715cm" svg:height="0.257cm" svg:x="22.992cm" svg:y="5.8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5.576cm" svg:x2="22.992cm" svg:y2="5.955cm" draw:start-shape="id1527" draw:start-glue-point="2" draw:end-shape="id1530" draw:end-glue-point="3" svg:d="M22383 5576v379h609" svg:viewBox="0 0 610 380">
          <text:p/>
        </draw:connector>
        <draw:custom-shape draw:style-name="gr361" draw:text-style-name="P149" xml:id="id1531" draw:id="id1531" draw:layer="layout" svg:width="0.714cm" svg:height="0.255cm" svg:x="23.944cm" svg:y="6.3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6.084cm" svg:x2="23.944cm" svg:y2="6.475cm" draw:start-shape="id1530" draw:start-glue-point="2" draw:end-shape="id1531" draw:end-glue-point="3" svg:d="M23349 6084v391h595" svg:viewBox="0 0 596 392">
          <text:p/>
        </draw:connector>
        <draw:custom-shape draw:style-name="gr362" draw:text-style-name="P149" xml:id="id1532" draw:id="id1532" draw:layer="layout" svg:width="0.714cm" svg:height="0.254cm" svg:x="23.944cm" svg:y="7.3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7.074cm" svg:x2="23.944cm" svg:y2="7.427cm" draw:start-shape="id1529" draw:start-glue-point="2" draw:end-shape="id1532" draw:end-glue-point="3" svg:d="M23349 7074v353h595" svg:viewBox="0 0 596 354">
          <text:p/>
        </draw:connector>
        <draw:custom-shape draw:style-name="gr363" draw:text-style-name="P149" xml:id="id1533" draw:id="id1533" draw:layer="layout" svg:width="0.716cm" svg:height="0.256cm" svg:x="24.895cm" svg:y="7.7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7.554cm" svg:x2="24.895cm" svg:y2="7.86cm" draw:start-shape="id1532" draw:start-glue-point="2" draw:end-shape="id1533" draw:end-glue-point="3" svg:d="M24301 7554v306h594" svg:viewBox="0 0 595 307">
          <text:p/>
        </draw:connector>
        <draw:custom-shape draw:style-name="gr364" draw:text-style-name="P102" xml:id="id1534" draw:id="id1534" draw:layer="layout" svg:width="0.715cm" svg:height="0.254cm" svg:x="19.125cm" svg:y="3.7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3.958cm" svg:x2="20.096cm" svg:y2="4.391cm" draw:start-shape="id1534" draw:start-glue-point="2" draw:end-shape="id1528" draw:end-glue-point="3" svg:d="M19482 3958v433h614" svg:viewBox="0 0 615 434">
          <text:p/>
        </draw:connector>
        <draw:custom-shape draw:style-name="gr341" draw:text-style-name="P58" draw:layer="layout" svg:width="1.238cm" svg:height="0.786cm" svg:x="9.193cm" svg:y="12.3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2.4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2.4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2.763cm" svg:x2="10.43cm" svg:y2="12.763cm">
          <text:p/>
        </draw:line>
        <draw:custom-shape draw:style-name="gr76" draw:text-style-name="P62" draw:layer="layout" svg:width="0.759cm" svg:height="0.505cm" draw:transform="rotate (-0.785398163397448) translate (7.948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5" draw:text-style-name="P64" draw:layer="layout" svg:width="4.127cm" svg:height="0.786cm" svg:x="8.422cm" svg:y="11.5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535cm 10.7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42" draw:id="id1542" draw:layer="layout" svg:width="1.4cm" svg:height="0.786cm" svg:x="10.546cm" svg:y="9.7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38" draw:id="id1538" draw:layer="layout" svg:width="1.4cm" svg:height="0.786cm" svg:x="10.546cm" svg:y="7.1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36" draw:id="id1536" draw:layer="layout" svg:width="1.4cm" svg:height="0.786cm" svg:x="10.546cm" svg:y="6.3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35" draw:id="id1535" draw:layer="layout" svg:width="0.583cm" svg:height="0.59cm" svg:x="9.171cm" svg:y="6.4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6.4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41" draw:id="id1541" draw:layer="layout" svg:width="0.581cm" svg:height="0.589cm" svg:x="9.182cm" svg:y="9.8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7.2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37" draw:id="id1537" draw:layer="layout" svg:width="0.583cm" svg:height="0.589cm" svg:x="9.153cm" svg:y="7.2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6" draw:text-style-name="P64" draw:layer="layout" svg:width="4.127cm" svg:height="0.786cm" svg:x="8.464cm" svg:y="5.4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40" draw:id="id1540" draw:layer="layout" svg:width="1.4cm" svg:height="0.786cm" svg:x="10.546cm" svg:y="8.0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39" draw:id="id1539" draw:layer="layout" svg:width="0.583cm" svg:height="0.59cm" svg:x="9.171cm" svg:y="8.1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8.1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6.696cm" svg:x2="10.546cm" svg:y2="6.697cm" draw:start-shape="id1535" draw:start-glue-point="10" draw:end-shape="id1536" draw:end-glue-point="3" svg:d="M9754 6696l792 1" svg:viewBox="0 0 793 2">
          <text:p/>
        </draw:connector>
        <draw:connector draw:style-name="gr207" draw:text-style-name="P87" draw:layer="layout" draw:type="line" svg:x1="9.736cm" svg:y1="7.571cm" svg:x2="10.546cm" svg:y2="7.57cm" draw:start-shape="id1537" draw:start-glue-point="10" draw:end-shape="id1538" draw:end-glue-point="3" svg:d="M9736 7571l810-1" svg:viewBox="0 0 811 2">
          <text:p/>
        </draw:connector>
        <draw:connector draw:style-name="gr207" draw:text-style-name="P87" draw:layer="layout" draw:type="line" svg:x1="9.754cm" svg:y1="8.441cm" svg:x2="10.546cm" svg:y2="8.442cm" draw:start-shape="id1539" draw:start-glue-point="10" draw:end-shape="id1540" draw:end-glue-point="3" svg:d="M9754 8441l792 1" svg:viewBox="0 0 793 2">
          <text:p/>
        </draw:connector>
        <draw:connector draw:style-name="gr207" draw:text-style-name="P87" draw:layer="layout" draw:type="line" svg:x1="9.763cm" svg:y1="10.175cm" svg:x2="10.546cm" svg:y2="10.173cm" draw:start-shape="id1541" draw:start-glue-point="10" draw:end-shape="id1542" draw:end-glue-point="3" svg:d="M9763 10175l783-2" svg:viewBox="0 0 784 3">
          <text:p/>
        </draw:connector>
        <draw:custom-shape draw:style-name="gr367" draw:text-style-name="P64" draw:layer="layout" svg:width="4.127cm" svg:height="0.786cm" svg:x="2.312cm" svg:y="9.8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6cm 12.8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9.8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44" draw:id="id1544" draw:layer="layout" svg:width="1.4cm" svg:height="0.787cm" svg:x="10.546cm" svg:y="10.6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43" draw:id="id1543" draw:layer="layout" svg:width="0.583cm" svg:height="0.59cm" svg:x="9.172cm" svg:y="10.7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10.7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11.024cm" svg:x2="10.546cm" svg:y2="11.029cm" draw:start-shape="id1543" draw:start-glue-point="10" draw:end-shape="id1544" draw:end-glue-point="3" svg:d="M9755 11024l791 5" svg:viewBox="0 0 792 6">
          <text:p/>
        </draw:connector>
        <draw:custom-shape draw:style-name="gr346" draw:text-style-name="P99" xml:id="id1546" draw:id="id1546" draw:layer="layout" svg:width="1.4cm" svg:height="0.787cm" svg:x="10.546cm" svg:y="8.9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45" draw:id="id1545" draw:layer="layout" svg:width="0.583cm" svg:height="0.59cm" svg:x="9.172cm" svg:y="9.0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9.0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9.3cm" svg:x2="10.546cm" svg:y2="9.305cm" draw:start-shape="id1545" draw:start-glue-point="10" draw:end-shape="id1546" draw:end-glue-point="3" svg:d="M9755 9300l791 5" svg:viewBox="0 0 792 6">
          <text:p/>
        </draw:connector>
        <draw:custom-shape draw:style-name="gr341" draw:text-style-name="P58" draw:layer="layout" svg:width="1.238cm" svg:height="0.786cm" svg:x="9.193cm" svg:y="13.2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3.3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3.3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3.632cm" svg:x2="10.43cm" svg:y2="13.632cm">
          <text:p/>
        </draw:line>
        <draw:custom-shape draw:style-name="gr341" draw:text-style-name="P58" draw:layer="layout" svg:width="1.238cm" svg:height="0.786cm" svg:x="9.193cm" svg:y="14.0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4.2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4.1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4.497cm" svg:x2="10.43cm" svg:y2="14.497cm">
          <text:p/>
        </draw:line>
        <draw:custom-shape draw:style-name="gr368" draw:text-style-name="P144" draw:layer="layout" svg:width="2.604cm" svg:height="0.786cm" svg:x="21.162cm" svg:y="2.094cm">
          <text:p text:style-name="P144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22" draw:text-style-name="P146" draw:layer="layout" svg:width="3.741cm" svg:height="1.039cm" svg:x="14.454cm" svg:y="11.088cm">
          <draw:text-box>
            <text:p text:style-name="P145"><text:span text:style-name="T8">Invalidate with</text:span><text:span text:style-name="T8"><text:line-break/></text:span><text:span text:style-name="T8">Invalidation Sets</text:span></text:p>
          </draw:text-box>
        </draw:frame>
        <draw:custom-shape draw:style-name="gr369" draw:text-style-name="P88" draw:layer="layout" svg:width="0.254cm" svg:height="11.16cm" svg:x="18.36cm" svg:y="3.615cm">
          <text:p/>
          <draw:enhanced-geometry svg:viewBox="0 0 21600 21600" draw:glue-points="21600 0 0 10800 21600 21600" draw:text-areas="13800 ?f9 21600 ?f10" draw:type="left-brace" draw:modifiers="1800 15407.00654063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2.772cm 9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0" draw:text-style-name="P147" xml:id="id1549" draw:id="id1549" draw:layer="layout" svg:width="0.717cm" svg:height="0.255cm" svg:x="20.096cm" svg:y="11.1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7" xml:id="id1548" draw:id="id1548" draw:layer="layout" svg:width="0.712cm" svg:height="0.257cm" svg:x="22.027cm" svg:y="12.2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11.997cm" svg:x2="22.027cm" svg:y2="12.347cm" draw:start-shape="id1547" draw:start-glue-point="2" draw:end-shape="id1548" draw:end-glue-point="3" svg:d="M21408 11997v350h619" svg:viewBox="0 0 620 351">
          <text:p/>
        </draw:connector>
        <draw:custom-shape draw:style-name="gr372" draw:text-style-name="P147" xml:id="id1547" draw:id="id1547" draw:layer="layout" svg:width="0.712cm" svg:height="0.255cm" svg:x="21.052cm" svg:y="11.7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11.419cm" svg:x2="21.052cm" svg:y2="11.869cm" draw:start-shape="id1549" draw:start-glue-point="2" draw:end-shape="id1547" draw:end-glue-point="3" svg:d="M20454 11419v450h598" svg:viewBox="0 0 599 451">
          <text:p/>
        </draw:connector>
        <draw:custom-shape draw:style-name="gr373" draw:text-style-name="P147" xml:id="id1550" draw:id="id1550" draw:layer="layout" svg:width="0.716cm" svg:height="0.255cm" svg:x="22.991cm" svg:y="13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12.476cm" svg:x2="22.991cm" svg:y2="13.846cm" draw:start-shape="id1548" draw:start-glue-point="2" draw:end-shape="id1550" draw:end-glue-point="3" svg:d="M22383 12476v1370h608" svg:viewBox="0 0 609 1371">
          <text:p/>
        </draw:connector>
        <draw:custom-shape draw:style-name="gr374" draw:text-style-name="P147" xml:id="id1551" draw:id="id1551" draw:layer="layout" svg:width="0.715cm" svg:height="0.257cm" svg:x="22.992cm" svg:y="12.7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12.476cm" svg:x2="22.992cm" svg:y2="12.855cm" draw:start-shape="id1548" draw:start-glue-point="2" draw:end-shape="id1551" draw:end-glue-point="3" svg:d="M22383 12476v379h609" svg:viewBox="0 0 610 380">
          <text:p/>
        </draw:connector>
        <draw:custom-shape draw:style-name="gr375" draw:text-style-name="P137" xml:id="id1552" draw:id="id1552" draw:layer="layout" svg:width="0.714cm" svg:height="0.255cm" svg:x="23.944cm" svg:y="13.2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12.984cm" svg:x2="23.944cm" svg:y2="13.375cm" draw:start-shape="id1551" draw:start-glue-point="2" draw:end-shape="id1552" draw:end-glue-point="3" svg:d="M23349 12984v391h595" svg:viewBox="0 0 596 392">
          <text:p/>
        </draw:connector>
        <draw:custom-shape draw:style-name="gr376" draw:text-style-name="P137" xml:id="id1553" draw:id="id1553" draw:layer="layout" svg:width="0.714cm" svg:height="0.254cm" svg:x="23.944cm" svg:y="14.2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13.974cm" svg:x2="23.944cm" svg:y2="14.327cm" draw:start-shape="id1550" draw:start-glue-point="2" draw:end-shape="id1553" draw:end-glue-point="3" svg:d="M23349 13974v353h595" svg:viewBox="0 0 596 354">
          <text:p/>
        </draw:connector>
        <draw:custom-shape draw:style-name="gr377" draw:text-style-name="P137" xml:id="id1554" draw:id="id1554" draw:layer="layout" svg:width="0.716cm" svg:height="0.256cm" svg:x="24.895cm" svg:y="14.6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14.454cm" svg:x2="24.895cm" svg:y2="14.76cm" draw:start-shape="id1553" draw:start-glue-point="2" draw:end-shape="id1554" draw:end-glue-point="3" svg:d="M24301 14454v306h594" svg:viewBox="0 0 595 307">
          <text:p/>
        </draw:connector>
        <draw:custom-shape draw:style-name="gr378" draw:text-style-name="P147" xml:id="id1555" draw:id="id1555" draw:layer="layout" svg:width="0.715cm" svg:height="0.254cm" svg:x="19.125cm" svg:y="10.6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10.858cm" svg:x2="20.096cm" svg:y2="11.291cm" draw:start-shape="id1555" draw:start-glue-point="2" draw:end-shape="id1549" draw:end-glue-point="3" svg:d="M19482 10858v433h614" svg:viewBox="0 0 615 434">
          <text:p/>
        </draw:connector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379" draw:text-style-name="P150" draw:layer="layout" svg:width="4.064cm" svg:height="3cm" svg:x="21.844cm" svg:y="8.684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50" draw:layer="layout" svg:width="1.41cm" svg:height="3.371cm" draw:transform="skewX (0.000523598775598339) rotate (0.853815070075626) translate (18.934cm 7.36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43" draw:layer="layout" svg:width="6.301cm" svg:height="1.706cm" svg:x="1.557cm" svg:y="10.214cm">
          <text:p text:style-name="P141"><text:span text:style-name="T23">.b:has(.a) </text:span><text:span text:style-name="T24">{ color: red }</text:span><text:span text:style-name="T24"><text:line-break/></text:span><text:span text:style-name="T24">.d:has(.c) { color: blue }</text:span></text:p>
          <text:p text:style-name="P141"><text:span text:style-name="T24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7" xml:id="id1558" draw:id="id1558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40" xml:id="id1557" draw:id="id1557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4.397cm" svg:x2="22.027cm" svg:y2="4.747cm" draw:start-shape="id1556" draw:start-glue-point="2" draw:end-shape="id1557" draw:end-glue-point="3" svg:d="M21408 4397v350h619" svg:viewBox="0 0 620 351">
          <text:p/>
        </draw:connector>
        <draw:custom-shape draw:style-name="gr334" draw:text-style-name="P137" xml:id="id1556" draw:id="id1556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3.819cm" svg:x2="21.052cm" svg:y2="4.269cm" draw:start-shape="id1558" draw:start-glue-point="2" draw:end-shape="id1556" draw:end-glue-point="3" svg:d="M20454 3819v450h598" svg:viewBox="0 0 599 451">
          <text:p/>
        </draw:connector>
        <draw:custom-shape draw:style-name="gr335" draw:text-style-name="P140" xml:id="id1559" draw:id="id1559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4.876cm" svg:x2="22.991cm" svg:y2="6.246cm" draw:start-shape="id1557" draw:start-glue-point="2" draw:end-shape="id1559" draw:end-glue-point="3" svg:d="M22383 4876v1370h608" svg:viewBox="0 0 609 1371">
          <text:p/>
        </draw:connector>
        <draw:custom-shape draw:style-name="gr336" draw:text-style-name="P140" xml:id="id1560" draw:id="id1560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4.876cm" svg:x2="22.992cm" svg:y2="5.255cm" draw:start-shape="id1557" draw:start-glue-point="2" draw:end-shape="id1560" draw:end-glue-point="3" svg:d="M22383 4876v379h609" svg:viewBox="0 0 610 380">
          <text:p/>
        </draw:connector>
        <draw:custom-shape draw:style-name="gr337" draw:text-style-name="P140" xml:id="id1561" draw:id="id1561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5.384cm" svg:x2="23.944cm" svg:y2="5.775cm" draw:start-shape="id1560" draw:start-glue-point="2" draw:end-shape="id1561" draw:end-glue-point="3" svg:d="M23349 5384v391h595" svg:viewBox="0 0 596 392">
          <text:p/>
        </draw:connector>
        <draw:custom-shape draw:style-name="gr338" draw:text-style-name="P140" xml:id="id1562" draw:id="id1562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6.374cm" svg:x2="23.944cm" svg:y2="6.727cm" draw:start-shape="id1559" draw:start-glue-point="2" draw:end-shape="id1562" draw:end-glue-point="3" svg:d="M23349 6374v353h595" svg:viewBox="0 0 596 354">
          <text:p/>
        </draw:connector>
        <draw:custom-shape draw:style-name="gr339" draw:text-style-name="P140" xml:id="id1563" draw:id="id1563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6.854cm" svg:x2="24.895cm" svg:y2="7.16cm" draw:start-shape="id1562" draw:start-glue-point="2" draw:end-shape="id1563" draw:end-glue-point="3" svg:d="M24301 6854v306h594" svg:viewBox="0 0 595 307">
          <text:p/>
        </draw:connector>
        <draw:custom-shape draw:style-name="gr340" draw:text-style-name="P137" xml:id="id1564" draw:id="id1564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3.258cm" svg:x2="20.096cm" svg:y2="3.691cm" draw:start-shape="id1564" draw:start-glue-point="2" draw:end-shape="id1558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9.5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9.6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9.6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9.963cm" svg:x2="10.43cm" svg:y2="9.963cm">
          <text:p/>
        </draw:line>
        <draw:custom-shape draw:style-name="gr76" draw:text-style-name="P62" draw:layer="layout" svg:width="0.759cm" svg:height="0.505cm" svg:x="7.958cm" svg:y="10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2" draw:text-style-name="P64" draw:layer="layout" svg:width="4.127cm" svg:height="0.786cm" svg:x="8.422cm" svg:y="8.7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735cm 8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72" draw:id="id1572" draw:layer="layout" svg:width="1.4cm" svg:height="0.786cm" svg:x="10.546cm" svg:y="6.6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68" draw:id="id1568" draw:layer="layout" svg:width="1.4cm" svg:height="0.786cm" svg:x="10.546cm" svg:y="4.0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66" draw:id="id1566" draw:layer="layout" svg:width="1.4cm" svg:height="0.786cm" svg:x="10.546cm" svg:y="3.2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65" draw:id="id1565" draw:layer="layout" svg:width="0.583cm" svg:height="0.59cm" svg:x="9.171cm" svg:y="3.3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3.3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71" draw:id="id1571" draw:layer="layout" svg:width="0.581cm" svg:height="0.589cm" svg:x="9.182cm" svg:y="6.7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4.1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67" draw:id="id1567" draw:layer="layout" svg:width="0.583cm" svg:height="0.589cm" svg:x="9.153cm" svg:y="4.1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64" draw:layer="layout" svg:width="4.127cm" svg:height="0.786cm" svg:x="8.464cm" svg:y="2.3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70" draw:id="id1570" draw:layer="layout" svg:width="1.4cm" svg:height="0.786cm" svg:x="10.546cm" svg:y="4.9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69" draw:id="id1569" draw:layer="layout" svg:width="0.583cm" svg:height="0.59cm" svg:x="9.171cm" svg:y="5.0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5.0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3.596cm" svg:x2="10.546cm" svg:y2="3.597cm" draw:start-shape="id1565" draw:start-glue-point="10" draw:end-shape="id1566" draw:end-glue-point="3" svg:d="M9754 3596l792 1" svg:viewBox="0 0 793 2">
          <text:p/>
        </draw:connector>
        <draw:connector draw:style-name="gr207" draw:text-style-name="P87" draw:layer="layout" draw:type="line" svg:x1="9.736cm" svg:y1="4.471cm" svg:x2="10.546cm" svg:y2="4.47cm" draw:start-shape="id1567" draw:start-glue-point="10" draw:end-shape="id1568" draw:end-glue-point="3" svg:d="M9736 4471l810-1" svg:viewBox="0 0 811 2">
          <text:p/>
        </draw:connector>
        <draw:connector draw:style-name="gr207" draw:text-style-name="P87" draw:layer="layout" draw:type="line" svg:x1="9.754cm" svg:y1="5.341cm" svg:x2="10.546cm" svg:y2="5.342cm" draw:start-shape="id1569" draw:start-glue-point="10" draw:end-shape="id1570" draw:end-glue-point="3" svg:d="M9754 5341l792 1" svg:viewBox="0 0 793 2">
          <text:p/>
        </draw:connector>
        <draw:connector draw:style-name="gr207" draw:text-style-name="P87" draw:layer="layout" draw:type="line" svg:x1="9.763cm" svg:y1="7.075cm" svg:x2="10.546cm" svg:y2="7.073cm" draw:start-shape="id1571" draw:start-glue-point="10" draw:end-shape="id1572" draw:end-glue-point="3" svg:d="M9763 7075l783-2" svg:viewBox="0 0 784 3">
          <text:p/>
        </draw:connector>
        <draw:custom-shape draw:style-name="gr384" draw:text-style-name="P64" draw:layer="layout" svg:width="4.127cm" svg:height="0.786cm" svg:x="2.312cm" svg:y="9.5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7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6.7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74" draw:id="id1574" draw:layer="layout" svg:width="1.4cm" svg:height="0.787cm" svg:x="10.546cm" svg:y="7.5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73" draw:id="id1573" draw:layer="layout" svg:width="0.583cm" svg:height="0.59cm" svg:x="9.172cm" svg:y="7.6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7.6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7.924cm" svg:x2="10.546cm" svg:y2="7.929cm" draw:start-shape="id1573" draw:start-glue-point="10" draw:end-shape="id1574" draw:end-glue-point="3" svg:d="M9755 7924l791 5" svg:viewBox="0 0 792 6">
          <text:p/>
        </draw:connector>
        <draw:custom-shape draw:style-name="gr346" draw:text-style-name="P99" xml:id="id1576" draw:id="id1576" draw:layer="layout" svg:width="1.4cm" svg:height="0.787cm" svg:x="10.546cm" svg:y="5.8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75" draw:id="id1575" draw:layer="layout" svg:width="0.583cm" svg:height="0.59cm" svg:x="9.172cm" svg:y="5.9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5.9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6.2cm" svg:x2="10.546cm" svg:y2="6.205cm" draw:start-shape="id1575" draw:start-glue-point="10" draw:end-shape="id1576" draw:end-glue-point="3" svg:d="M9755 6200l791 5" svg:viewBox="0 0 792 6">
          <text:p/>
        </draw:connector>
        <draw:custom-shape draw:style-name="gr341" draw:text-style-name="P58" draw:layer="layout" svg:width="1.238cm" svg:height="0.786cm" svg:x="9.193cm" svg:y="10.4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0.5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0.5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0.832cm" svg:x2="10.43cm" svg:y2="10.832cm">
          <text:p/>
        </draw:line>
        <draw:custom-shape draw:style-name="gr341" draw:text-style-name="P58" draw:layer="layout" svg:width="1.238cm" svg:height="0.786cm" svg:x="9.193cm" svg:y="11.2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1.4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1.3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1.697cm" svg:x2="10.43cm" svg:y2="11.697cm">
          <text:p/>
        </draw:line>
        <draw:custom-shape draw:style-name="gr385" draw:text-style-name="P144" draw:layer="layout" svg:width="2.604cm" svg:height="0.786cm" svg:x="21.162cm" svg:y="2.094cm">
          <text:p text:style-name="P144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86" draw:text-style-name="P152" draw:layer="layout" svg:width="3.715cm" svg:height="1.194cm" svg:x="14.478cm" svg:y="9.862cm">
          <draw:text-box>
            <text:p text:style-name="P151"><text:span text:style-name="T8">Invalidate with</text:span><text:span text:style-name="T8"><text:line-break/></text:span><text:span text:style-name="T8">Subject Feature Set</text:span></text:p>
          </draw:text-box>
        </draw:frame>
        <draw:custom-shape draw:style-name="gr387" draw:text-style-name="P88" draw:layer="layout" svg:width="0.511cm" svg:height="11.34cm" svg:x="18.231cm" svg:y="3.646cm">
          <text:p/>
          <draw:enhanced-geometry svg:viewBox="0 0 21600 21600" draw:glue-points="21600 0 0 10800 21600 21600" draw:text-areas="13800 ?f9 21600 ?f10" draw:type="left-brace" draw:modifiers="1800 12800.77594568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8.069cm 12.6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8" draw:text-style-name="P153" draw:layer="layout" svg:width="4.127cm" svg:height="0.786cm" svg:x="8.464cm" svg:y="12.696cm">
          <text:p text:style-name="P64"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389" draw:text-style-name="P138" xml:id="id1579" draw:id="id1579" draw:layer="layout" svg:width="0.717cm" svg:height="0.255cm" svg:x="20.096cm" svg:y="7.7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7" xml:id="id1578" draw:id="id1578" draw:layer="layout" svg:width="0.712cm" svg:height="0.257cm" svg:x="22.027cm" svg:y="8.8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8.597cm" svg:x2="22.027cm" svg:y2="8.947cm" draw:start-shape="id1577" draw:start-glue-point="2" draw:end-shape="id1578" draw:end-glue-point="3" svg:d="M21408 8597v350h619" svg:viewBox="0 0 620 351">
          <text:p/>
        </draw:connector>
        <draw:custom-shape draw:style-name="gr390" draw:text-style-name="P138" xml:id="id1577" draw:id="id1577" draw:layer="layout" svg:width="0.712cm" svg:height="0.255cm" svg:x="21.052cm" svg:y="8.3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8.019cm" svg:x2="21.052cm" svg:y2="8.469cm" draw:start-shape="id1579" draw:start-glue-point="2" draw:end-shape="id1577" draw:end-glue-point="3" svg:d="M20454 8019v450h598" svg:viewBox="0 0 599 451">
          <text:p/>
        </draw:connector>
        <draw:custom-shape draw:style-name="gr391" draw:text-style-name="P138" xml:id="id1580" draw:id="id1580" draw:layer="layout" svg:width="0.716cm" svg:height="0.255cm" svg:x="22.991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9.076cm" svg:x2="22.991cm" svg:y2="10.446cm" draw:start-shape="id1578" draw:start-glue-point="2" draw:end-shape="id1580" draw:end-glue-point="3" svg:d="M22383 9076v1370h608" svg:viewBox="0 0 609 1371">
          <text:p/>
        </draw:connector>
        <draw:custom-shape draw:style-name="gr392" draw:text-style-name="P138" xml:id="id1581" draw:id="id1581" draw:layer="layout" svg:width="0.715cm" svg:height="0.257cm" svg:x="22.992cm" svg:y="9.3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9.076cm" svg:x2="22.992cm" svg:y2="9.455cm" draw:start-shape="id1578" draw:start-glue-point="2" draw:end-shape="id1581" draw:end-glue-point="3" svg:d="M22383 9076v379h609" svg:viewBox="0 0 610 380">
          <text:p/>
        </draw:connector>
        <draw:custom-shape draw:style-name="gr375" draw:text-style-name="P137" xml:id="id1582" draw:id="id1582" draw:layer="layout" svg:width="0.714cm" svg:height="0.255cm" svg:x="23.944cm" svg:y="9.8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9.584cm" svg:x2="23.944cm" svg:y2="9.975cm" draw:start-shape="id1581" draw:start-glue-point="2" draw:end-shape="id1582" draw:end-glue-point="3" svg:d="M23349 9584v391h595" svg:viewBox="0 0 596 392">
          <text:p/>
        </draw:connector>
        <draw:custom-shape draw:style-name="gr376" draw:text-style-name="P137" xml:id="id1583" draw:id="id1583" draw:layer="layout" svg:width="0.714cm" svg:height="0.254cm" svg:x="23.944cm" svg:y="10.8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10.574cm" svg:x2="23.944cm" svg:y2="10.927cm" draw:start-shape="id1580" draw:start-glue-point="2" draw:end-shape="id1583" draw:end-glue-point="3" svg:d="M23349 10574v353h595" svg:viewBox="0 0 596 354">
          <text:p/>
        </draw:connector>
        <draw:custom-shape draw:style-name="gr377" draw:text-style-name="P137" xml:id="id1584" draw:id="id1584" draw:layer="layout" svg:width="0.716cm" svg:height="0.256cm" svg:x="24.895cm" svg:y="11.2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11.054cm" svg:x2="24.895cm" svg:y2="11.36cm" draw:start-shape="id1583" draw:start-glue-point="2" draw:end-shape="id1584" draw:end-glue-point="3" svg:d="M24301 11054v306h594" svg:viewBox="0 0 595 307">
          <text:p/>
        </draw:connector>
        <draw:custom-shape draw:style-name="gr393" draw:text-style-name="P138" xml:id="id1585" draw:id="id1585" draw:layer="layout" svg:width="0.715cm" svg:height="0.254cm" svg:x="19.125cm" svg:y="7.2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7.458cm" svg:x2="20.096cm" svg:y2="7.891cm" draw:start-shape="id1585" draw:start-glue-point="2" draw:end-shape="id1579" draw:end-glue-point="3" svg:d="M19482 7458v433h614" svg:viewBox="0 0 615 434">
          <text:p/>
        </draw:connector>
        <draw:custom-shape draw:style-name="gr370" draw:text-style-name="P147" xml:id="id1588" draw:id="id1588" draw:layer="layout" svg:width="0.717cm" svg:height="0.255cm" svg:x="20.096cm" svg:y="11.4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7" xml:id="id1587" draw:id="id1587" draw:layer="layout" svg:width="0.712cm" svg:height="0.257cm" svg:x="22.027cm" svg:y="12.5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12.297cm" svg:x2="22.027cm" svg:y2="12.647cm" draw:start-shape="id1586" draw:start-glue-point="2" draw:end-shape="id1587" draw:end-glue-point="3" svg:d="M21408 12297v350h619" svg:viewBox="0 0 620 351">
          <text:p/>
        </draw:connector>
        <draw:custom-shape draw:style-name="gr372" draw:text-style-name="P147" xml:id="id1586" draw:id="id1586" draw:layer="layout" svg:width="0.712cm" svg:height="0.255cm" svg:x="21.052cm" svg:y="12.0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11.719cm" svg:x2="21.052cm" svg:y2="12.169cm" draw:start-shape="id1588" draw:start-glue-point="2" draw:end-shape="id1586" draw:end-glue-point="3" svg:d="M20454 11719v450h598" svg:viewBox="0 0 599 451">
          <text:p/>
        </draw:connector>
        <draw:custom-shape draw:style-name="gr373" draw:text-style-name="P147" xml:id="id1589" draw:id="id1589" draw:layer="layout" svg:width="0.716cm" svg:height="0.255cm" svg:x="22.991cm" svg:y="14.0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12.776cm" svg:x2="22.991cm" svg:y2="14.146cm" draw:start-shape="id1587" draw:start-glue-point="2" draw:end-shape="id1589" draw:end-glue-point="3" svg:d="M22383 12776v1370h608" svg:viewBox="0 0 609 1371">
          <text:p/>
        </draw:connector>
        <draw:custom-shape draw:style-name="gr374" draw:text-style-name="P147" xml:id="id1590" draw:id="id1590" draw:layer="layout" svg:width="0.715cm" svg:height="0.257cm" svg:x="22.992cm" svg:y="13.0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12.776cm" svg:x2="22.992cm" svg:y2="13.155cm" draw:start-shape="id1587" draw:start-glue-point="2" draw:end-shape="id1590" draw:end-glue-point="3" svg:d="M22383 12776v379h609" svg:viewBox="0 0 610 380">
          <text:p/>
        </draw:connector>
        <draw:custom-shape draw:style-name="gr375" draw:text-style-name="P137" xml:id="id1591" draw:id="id1591" draw:layer="layout" svg:width="0.714cm" svg:height="0.255cm" svg:x="23.944cm" svg:y="13.5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13.284cm" svg:x2="23.944cm" svg:y2="13.675cm" draw:start-shape="id1590" draw:start-glue-point="2" draw:end-shape="id1591" draw:end-glue-point="3" svg:d="M23349 13284v391h595" svg:viewBox="0 0 596 392">
          <text:p/>
        </draw:connector>
        <draw:custom-shape draw:style-name="gr376" draw:text-style-name="P137" xml:id="id1592" draw:id="id1592" draw:layer="layout" svg:width="0.714cm" svg:height="0.254cm" svg:x="23.944cm" svg:y="14.5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14.274cm" svg:x2="23.944cm" svg:y2="14.627cm" draw:start-shape="id1589" draw:start-glue-point="2" draw:end-shape="id1592" draw:end-glue-point="3" svg:d="M23349 14274v353h595" svg:viewBox="0 0 596 354">
          <text:p/>
        </draw:connector>
        <draw:custom-shape draw:style-name="gr377" draw:text-style-name="P137" xml:id="id1593" draw:id="id1593" draw:layer="layout" svg:width="0.716cm" svg:height="0.256cm" svg:x="24.895cm" svg:y="14.9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14.754cm" svg:x2="24.895cm" svg:y2="15.06cm" draw:start-shape="id1592" draw:start-glue-point="2" draw:end-shape="id1593" draw:end-glue-point="3" svg:d="M24301 14754v306h594" svg:viewBox="0 0 595 307">
          <text:p/>
        </draw:connector>
        <draw:custom-shape draw:style-name="gr378" draw:text-style-name="P147" xml:id="id1594" draw:id="id1594" draw:layer="layout" svg:width="0.715cm" svg:height="0.254cm" svg:x="19.125cm" svg:y="10.9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11.158cm" svg:x2="20.096cm" svg:y2="11.591cm" draw:start-shape="id1594" draw:start-glue-point="2" draw:end-shape="id1588" draw:end-glue-point="3" svg:d="M19482 11158v433h614" svg:viewBox="0 0 615 434">
          <text:p/>
        </draw:connector>
        <draw:custom-shape draw:style-name="gr394" draw:text-style-name="P154" draw:layer="layout" svg:width="2.568cm" svg:height="0.786cm" svg:x="9.194cm" svg:y="13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2" draw:layer="layout" svg:width="0.582cm" svg:height="0.59cm" svg:x="9.336cm" svg:y="13.662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84cm" svg:y="13.655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32cm" svg:y="13.648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0.872cm 9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0.872cm 5.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3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380" draw:text-style-name="P150" draw:layer="layout" svg:width="1.41cm" svg:height="3.371cm" draw:transform="skewX (0.000523598775598339) rotate (0.853815070075626) translate (18.935cm 8.86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43" draw:layer="layout" svg:width="6.301cm" svg:height="1.706cm" svg:x="1.557cm" svg:y="10.214cm">
          <text:p text:style-name="P141"><text:span text:style-name="T23">.b:has(.a) </text:span><text:span text:style-name="T24">{ color: red }</text:span><text:span text:style-name="T24"><text:line-break/></text:span><text:span text:style-name="T24">.d:has(.c) { color: blue }</text:span></text:p>
          <text:p text:style-name="P141"><text:span text:style-name="T24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7" xml:id="id1597" draw:id="id1597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140" xml:id="id1596" draw:id="id1596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1.408cm" svg:y1="4.397cm" svg:x2="22.027cm" svg:y2="4.747cm" draw:start-shape="id1595" draw:start-glue-point="2" draw:end-shape="id1596" draw:end-glue-point="3" svg:d="M21408 4397v350h619" svg:viewBox="0 0 620 351">
          <text:p/>
        </draw:connector>
        <draw:custom-shape draw:style-name="gr334" draw:text-style-name="P137" xml:id="id1595" draw:id="id1595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3.819cm" svg:x2="21.052cm" svg:y2="4.269cm" draw:start-shape="id1597" draw:start-glue-point="2" draw:end-shape="id1595" draw:end-glue-point="3" svg:d="M20454 3819v450h598" svg:viewBox="0 0 599 451">
          <text:p/>
        </draw:connector>
        <draw:custom-shape draw:style-name="gr398" draw:text-style-name="P140" xml:id="id1598" draw:id="id1598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2.383cm" svg:y1="4.876cm" svg:x2="22.991cm" svg:y2="6.246cm" draw:start-shape="id1596" draw:start-glue-point="2" draw:end-shape="id1598" draw:end-glue-point="3" svg:d="M22383 4876v1370h608" svg:viewBox="0 0 609 1371">
          <text:p/>
        </draw:connector>
        <draw:custom-shape draw:style-name="gr399" draw:text-style-name="P140" xml:id="id1599" draw:id="id1599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2.383cm" svg:y1="4.876cm" svg:x2="22.992cm" svg:y2="5.255cm" draw:start-shape="id1596" draw:start-glue-point="2" draw:end-shape="id1599" draw:end-glue-point="3" svg:d="M22383 4876v379h609" svg:viewBox="0 0 610 380">
          <text:p/>
        </draw:connector>
        <draw:custom-shape draw:style-name="gr400" draw:text-style-name="P140" xml:id="id1600" draw:id="id1600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3.349cm" svg:y1="5.384cm" svg:x2="23.944cm" svg:y2="5.775cm" draw:start-shape="id1599" draw:start-glue-point="2" draw:end-shape="id1600" draw:end-glue-point="3" svg:d="M23349 5384v391h595" svg:viewBox="0 0 596 392">
          <text:p/>
        </draw:connector>
        <draw:custom-shape draw:style-name="gr401" draw:text-style-name="P140" xml:id="id1601" draw:id="id1601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3.349cm" svg:y1="6.374cm" svg:x2="23.944cm" svg:y2="6.727cm" draw:start-shape="id1598" draw:start-glue-point="2" draw:end-shape="id1601" draw:end-glue-point="3" svg:d="M23349 6374v353h595" svg:viewBox="0 0 596 354">
          <text:p/>
        </draw:connector>
        <draw:custom-shape draw:style-name="gr402" draw:text-style-name="P140" xml:id="id1602" draw:id="id1602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4.301cm" svg:y1="6.854cm" svg:x2="24.895cm" svg:y2="7.16cm" draw:start-shape="id1601" draw:start-glue-point="2" draw:end-shape="id1602" draw:end-glue-point="3" svg:d="M24301 6854v306h594" svg:viewBox="0 0 595 307">
          <text:p/>
        </draw:connector>
        <draw:custom-shape draw:style-name="gr340" draw:text-style-name="P137" xml:id="id1603" draw:id="id1603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3.258cm" svg:x2="20.096cm" svg:y2="3.691cm" draw:start-shape="id1603" draw:start-glue-point="2" draw:end-shape="id1597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9.5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9.6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9.6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9.963cm" svg:x2="10.43cm" svg:y2="9.963cm">
          <text:p/>
        </draw:line>
        <draw:custom-shape draw:style-name="gr76" draw:text-style-name="P62" draw:layer="layout" svg:width="0.759cm" svg:height="0.505cm" svg:x="7.958cm" svg:y="10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3" draw:text-style-name="P64" draw:layer="layout" svg:width="4.127cm" svg:height="0.786cm" svg:x="8.422cm" svg:y="8.7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735cm 8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611" draw:id="id1611" draw:layer="layout" svg:width="1.4cm" svg:height="0.786cm" svg:x="10.546cm" svg:y="6.6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07" draw:id="id1607" draw:layer="layout" svg:width="1.4cm" svg:height="0.786cm" svg:x="10.546cm" svg:y="4.0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05" draw:id="id1605" draw:layer="layout" svg:width="1.4cm" svg:height="0.786cm" svg:x="10.546cm" svg:y="3.2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04" draw:id="id1604" draw:layer="layout" svg:width="0.583cm" svg:height="0.59cm" svg:x="9.171cm" svg:y="3.3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3.3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10" draw:id="id1610" draw:layer="layout" svg:width="0.581cm" svg:height="0.589cm" svg:x="9.182cm" svg:y="6.7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4.1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06" draw:id="id1606" draw:layer="layout" svg:width="0.583cm" svg:height="0.589cm" svg:x="9.153cm" svg:y="4.1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4" draw:text-style-name="P64" draw:layer="layout" svg:width="4.127cm" svg:height="0.786cm" svg:x="8.464cm" svg:y="2.3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609" draw:id="id1609" draw:layer="layout" svg:width="1.4cm" svg:height="0.786cm" svg:x="10.546cm" svg:y="4.9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08" draw:id="id1608" draw:layer="layout" svg:width="0.583cm" svg:height="0.59cm" svg:x="9.171cm" svg:y="5.0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5.0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3.596cm" svg:x2="10.546cm" svg:y2="3.597cm" draw:start-shape="id1604" draw:start-glue-point="10" draw:end-shape="id1605" draw:end-glue-point="3" svg:d="M9754 3596l792 1" svg:viewBox="0 0 793 2">
          <text:p/>
        </draw:connector>
        <draw:connector draw:style-name="gr207" draw:text-style-name="P87" draw:layer="layout" draw:type="line" svg:x1="9.736cm" svg:y1="4.471cm" svg:x2="10.546cm" svg:y2="4.47cm" draw:start-shape="id1606" draw:start-glue-point="10" draw:end-shape="id1607" draw:end-glue-point="3" svg:d="M9736 4471l810-1" svg:viewBox="0 0 811 2">
          <text:p/>
        </draw:connector>
        <draw:connector draw:style-name="gr207" draw:text-style-name="P87" draw:layer="layout" draw:type="line" svg:x1="9.754cm" svg:y1="5.341cm" svg:x2="10.546cm" svg:y2="5.342cm" draw:start-shape="id1608" draw:start-glue-point="10" draw:end-shape="id1609" draw:end-glue-point="3" svg:d="M9754 5341l792 1" svg:viewBox="0 0 793 2">
          <text:p/>
        </draw:connector>
        <draw:connector draw:style-name="gr207" draw:text-style-name="P87" draw:layer="layout" draw:type="line" svg:x1="9.763cm" svg:y1="7.075cm" svg:x2="10.546cm" svg:y2="7.073cm" draw:start-shape="id1610" draw:start-glue-point="10" draw:end-shape="id1611" draw:end-glue-point="3" svg:d="M9763 7075l783-2" svg:viewBox="0 0 784 3">
          <text:p/>
        </draw:connector>
        <draw:custom-shape draw:style-name="gr405" draw:text-style-name="P64" draw:layer="layout" svg:width="4.127cm" svg:height="0.786cm" svg:x="2.312cm" svg:y="9.5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7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6.7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613" draw:id="id1613" draw:layer="layout" svg:width="1.4cm" svg:height="0.787cm" svg:x="10.546cm" svg:y="7.5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12" draw:id="id1612" draw:layer="layout" svg:width="0.583cm" svg:height="0.59cm" svg:x="9.172cm" svg:y="7.6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7.6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7.924cm" svg:x2="10.546cm" svg:y2="7.929cm" draw:start-shape="id1612" draw:start-glue-point="10" draw:end-shape="id1613" draw:end-glue-point="3" svg:d="M9755 7924l791 5" svg:viewBox="0 0 792 6">
          <text:p/>
        </draw:connector>
        <draw:custom-shape draw:style-name="gr346" draw:text-style-name="P99" xml:id="id1615" draw:id="id1615" draw:layer="layout" svg:width="1.4cm" svg:height="0.787cm" svg:x="10.546cm" svg:y="5.8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14" draw:id="id1614" draw:layer="layout" svg:width="0.583cm" svg:height="0.59cm" svg:x="9.172cm" svg:y="5.9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5.9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6.2cm" svg:x2="10.546cm" svg:y2="6.205cm" draw:start-shape="id1614" draw:start-glue-point="10" draw:end-shape="id1615" draw:end-glue-point="3" svg:d="M9755 6200l791 5" svg:viewBox="0 0 792 6">
          <text:p/>
        </draw:connector>
        <draw:custom-shape draw:style-name="gr341" draw:text-style-name="P58" draw:layer="layout" svg:width="1.238cm" svg:height="0.786cm" svg:x="9.193cm" svg:y="10.4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0.5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0.5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0.832cm" svg:x2="10.43cm" svg:y2="10.832cm">
          <text:p/>
        </draw:line>
        <draw:custom-shape draw:style-name="gr341" draw:text-style-name="P58" draw:layer="layout" svg:width="1.238cm" svg:height="0.786cm" svg:x="9.193cm" svg:y="11.2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1.4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1.3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1.697cm" svg:x2="10.43cm" svg:y2="11.697cm">
          <text:p/>
        </draw:line>
        <draw:custom-shape draw:style-name="gr406" draw:text-style-name="P144" draw:layer="layout" svg:width="2.604cm" svg:height="0.786cm" svg:x="21.162cm" svg:y="2.094cm">
          <text:p text:style-name="P144"><text:span text:style-name="T9">Remove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07" draw:text-style-name="P152" draw:layer="layout" svg:width="3.715cm" svg:height="1.194cm" svg:x="14.478cm" svg:y="9.862cm">
          <draw:text-box>
            <text:p text:style-name="P151"><text:span text:style-name="T8">Invalidate with</text:span><text:span text:style-name="T8"><text:line-break/></text:span><text:span text:style-name="T8">Subject Feature Set</text:span></text:p>
          </draw:text-box>
        </draw:fram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8.069cm 12.6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8" draw:text-style-name="P153" draw:layer="layout" svg:width="4.127cm" svg:height="0.786cm" svg:x="8.464cm" svg:y="12.696cm">
          <text:p text:style-name="P64"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389" draw:text-style-name="P138" xml:id="id1618" draw:id="id1618" draw:layer="layout" svg:width="0.717cm" svg:height="0.255cm" svg:x="20.096cm" svg:y="9.2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137" xml:id="id1617" draw:id="id1617" draw:layer="layout" svg:width="0.712cm" svg:height="0.257cm" svg:x="22.027cm" svg:y="10.3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1.408cm" svg:y1="10.097cm" svg:x2="22.027cm" svg:y2="10.447cm" draw:start-shape="id1616" draw:start-glue-point="2" draw:end-shape="id1617" draw:end-glue-point="3" svg:d="M21408 10097v350h619" svg:viewBox="0 0 620 351">
          <text:p/>
        </draw:connector>
        <draw:custom-shape draw:style-name="gr390" draw:text-style-name="P138" xml:id="id1616" draw:id="id1616" draw:layer="layout" svg:width="0.712cm" svg:height="0.255cm" svg:x="21.052cm" svg:y="9.8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9.519cm" svg:x2="21.052cm" svg:y2="9.969cm" draw:start-shape="id1618" draw:start-glue-point="2" draw:end-shape="id1616" draw:end-glue-point="3" svg:d="M20454 9519v450h598" svg:viewBox="0 0 599 451">
          <text:p/>
        </draw:connector>
        <draw:custom-shape draw:style-name="gr410" draw:text-style-name="P137" xml:id="id1619" draw:id="id1619" draw:layer="layout" svg:width="0.716cm" svg:height="0.255cm" svg:x="22.991cm" svg:y="11.8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2.383cm" svg:y1="10.576cm" svg:x2="22.991cm" svg:y2="11.946cm" draw:start-shape="id1617" draw:start-glue-point="2" draw:end-shape="id1619" draw:end-glue-point="3" svg:d="M22383 10576v1370h608" svg:viewBox="0 0 609 1371">
          <text:p/>
        </draw:connector>
        <draw:custom-shape draw:style-name="gr411" draw:text-style-name="P137" xml:id="id1620" draw:id="id1620" draw:layer="layout" svg:width="0.715cm" svg:height="0.257cm" svg:x="22.992cm" svg:y="10.8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2.383cm" svg:y1="10.576cm" svg:x2="22.992cm" svg:y2="10.955cm" draw:start-shape="id1617" draw:start-glue-point="2" draw:end-shape="id1620" draw:end-glue-point="3" svg:d="M22383 10576v379h609" svg:viewBox="0 0 610 380">
          <text:p/>
        </draw:connector>
        <draw:custom-shape draw:style-name="gr412" draw:text-style-name="P137" xml:id="id1621" draw:id="id1621" draw:layer="layout" svg:width="0.714cm" svg:height="0.255cm" svg:x="23.944cm" svg:y="11.3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3.349cm" svg:y1="11.084cm" svg:x2="23.944cm" svg:y2="11.475cm" draw:start-shape="id1620" draw:start-glue-point="2" draw:end-shape="id1621" draw:end-glue-point="3" svg:d="M23349 11084v391h595" svg:viewBox="0 0 596 392">
          <text:p/>
        </draw:connector>
        <draw:custom-shape draw:style-name="gr413" draw:text-style-name="P137" xml:id="id1622" draw:id="id1622" draw:layer="layout" svg:width="0.714cm" svg:height="0.254cm" svg:x="23.944cm" svg:y="12.3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3.349cm" svg:y1="12.074cm" svg:x2="23.944cm" svg:y2="12.427cm" draw:start-shape="id1619" draw:start-glue-point="2" draw:end-shape="id1622" draw:end-glue-point="3" svg:d="M23349 12074v353h595" svg:viewBox="0 0 596 354">
          <text:p/>
        </draw:connector>
        <draw:custom-shape draw:style-name="gr414" draw:text-style-name="P137" xml:id="id1623" draw:id="id1623" draw:layer="layout" svg:width="0.716cm" svg:height="0.256cm" svg:x="24.895cm" svg:y="12.7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4.301cm" svg:y1="12.554cm" svg:x2="24.895cm" svg:y2="12.86cm" draw:start-shape="id1622" draw:start-glue-point="2" draw:end-shape="id1623" draw:end-glue-point="3" svg:d="M24301 12554v306h594" svg:viewBox="0 0 595 307">
          <text:p/>
        </draw:connector>
        <draw:custom-shape draw:style-name="gr393" draw:text-style-name="P138" xml:id="id1624" draw:id="id1624" draw:layer="layout" svg:width="0.715cm" svg:height="0.254cm" svg:x="19.125cm" svg:y="8.7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8.958cm" svg:x2="20.096cm" svg:y2="9.391cm" draw:start-shape="id1624" draw:start-glue-point="2" draw:end-shape="id1618" draw:end-glue-point="3" svg:d="M19482 8958v433h614" svg:viewBox="0 0 615 434">
          <text:p/>
        </draw:connector>
        <draw:custom-shape draw:style-name="gr370" draw:text-style-name="P147" xml:id="id1625" draw:id="id1625" draw:layer="layout" svg:width="0.717cm" svg:height="0.255cm" svg:x="20.096cm" svg:y="14.0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147" xml:id="id1626" draw:id="id1626" draw:layer="layout" svg:width="0.712cm" svg:height="0.255cm" svg:x="21.052cm" svg:y="14.6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14.319cm" svg:x2="21.052cm" svg:y2="14.769cm" draw:start-shape="id1625" draw:start-glue-point="2" draw:end-shape="id1626" draw:end-glue-point="3" svg:d="M20454 14319v450h598" svg:viewBox="0 0 599 451">
          <text:p/>
        </draw:connector>
        <draw:custom-shape draw:style-name="gr378" draw:text-style-name="P147" xml:id="id1627" draw:id="id1627" draw:layer="layout" svg:width="0.715cm" svg:height="0.254cm" svg:x="19.125cm" svg:y="13.5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13.758cm" svg:x2="20.096cm" svg:y2="14.191cm" draw:start-shape="id1627" draw:start-glue-point="2" draw:end-shape="id1625" draw:end-glue-point="3" svg:d="M19482 13758v433h614" svg:viewBox="0 0 615 434">
          <text:p/>
        </draw:connector>
        <draw:custom-shape draw:style-name="gr394" draw:text-style-name="P154" draw:layer="layout" svg:width="2.568cm" svg:height="0.786cm" svg:x="9.194cm" svg:y="13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2" draw:layer="layout" svg:width="0.582cm" svg:height="0.59cm" svg:x="9.336cm" svg:y="13.662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84cm" svg:y="13.655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32cm" svg:y="13.648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7" draw:text-style-name="P88" draw:layer="layout" svg:width="0.511cm" svg:height="11.34cm" svg:x="18.231cm" svg:y="3.647cm">
          <text:p/>
          <draw:enhanced-geometry svg:viewBox="0 0 21600 21600" draw:glue-points="21600 0 0 10800 21600 21600" draw:text-areas="13800 ?f9 21600 ?f10" draw:type="left-brace" draw:modifiers="1800 12800.77594568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1.072cm 6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1.072cm 11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3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15" draw:text-style-name="P72" draw:layer="layout" svg:width="4.572cm" svg:height="1.476cm" svg:x="12.494cm" svg:y="9.752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71" draw:layer="layout" svg:width="1.764cm" svg:height="5.042cm" draw:transform="skewX (0.000523598775598401) rotate (0.711396203112889) translate (9.789cm 5.7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47" xml:id="id1632" draw:id="id1632" draw:layer="layout" svg:width="0.67cm" svg:height="0.271cm" svg:x="12.242cm" svg:y="7.84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0" xml:id="id1634" draw:id="id1634" draw:layer="layout" svg:width="0.67cm" svg:height="0.27cm" svg:x="13.512cm" svg:y="9.37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30" draw:id="id1630" draw:layer="layout" svg:width="0.669cm" svg:height="0.27cm" svg:x="10.108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631" draw:id="id1631" draw:layer="layout" svg:width="0.668cm" svg:height="0.268cm" svg:x="10.971cm" svg:y="6.324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7" xml:id="id1633" draw:id="id1633" draw:layer="layout" svg:width="0.67cm" svg:height="0.27cm" svg:x="12.245cm" svg:y="6.71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7" xml:id="id1629" draw:id="id1629" draw:layer="layout" svg:width="0.669cm" svg:height="0.27cm" svg:x="14.775cm" svg:y="8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847cm" svg:y1="8.506cm" svg:x2="14.775cm" svg:y2="8.734cm" draw:start-shape="id1628" draw:start-glue-point="2" draw:end-shape="id1629" draw:end-glue-point="3" svg:d="M13847 8506v228h928" svg:viewBox="0 0 929 229">
          <text:p/>
        </draw:connector>
        <draw:connector draw:style-name="gr279" draw:text-style-name="P139" draw:layer="layout" svg:x1="10.442cm" svg:y1="5.897cm" svg:x2="10.971cm" svg:y2="6.458cm" draw:start-shape="id1630" draw:start-glue-point="2" draw:end-shape="id1631" draw:end-glue-point="3" svg:d="M10442 5897v561h529" svg:viewBox="0 0 530 562">
          <text:p/>
        </draw:connector>
        <draw:connector draw:style-name="gr279" draw:text-style-name="P139" draw:layer="layout" svg:x1="11.305cm" svg:y1="6.592cm" svg:x2="12.242cm" svg:y2="7.98cm" draw:start-shape="id1631" draw:start-glue-point="2" draw:end-shape="id1632" draw:end-glue-point="3" svg:d="M11305 6592v1388h937" svg:viewBox="0 0 938 1389">
          <text:p/>
        </draw:connector>
        <draw:connector draw:style-name="gr279" draw:text-style-name="P139" draw:layer="layout" svg:x1="11.305cm" svg:y1="6.592cm" svg:x2="12.245cm" svg:y2="6.851cm" draw:start-shape="id1631" draw:start-glue-point="2" draw:end-shape="id1633" draw:end-glue-point="3" svg:d="M11305 6592v259h940" svg:viewBox="0 0 941 260">
          <text:p/>
        </draw:connector>
        <draw:connector draw:style-name="gr279" draw:text-style-name="P139" draw:layer="layout" svg:x1="12.577cm" svg:y1="8.116cm" svg:x2="13.512cm" svg:y2="9.508cm" draw:start-shape="id1632" draw:start-glue-point="2" draw:end-shape="id1634" draw:end-glue-point="3" svg:d="M12577 8116v1392h935" svg:viewBox="0 0 936 139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Subject elements can be everywhere in the DOM</text:span><text:span text:style-name="T25"><text:line-break/></text:span><text:span text:style-name="T25"><text:line-break/></text:span><text:span text:style-name="T25">.b:has(.a) .c</text:span></text:p>
          </draw:text-box>
        </draw:frame>
        <draw:custom-shape draw:style-name="gr421" draw:text-style-name="P147" xml:id="id1635" draw:id="id1635" draw:layer="layout" svg:width="0.67cm" svg:height="0.27cm" svg:x="13.517cm" svg:y="7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58cm" svg:y1="6.986cm" svg:x2="13.517cm" svg:y2="7.218cm" draw:start-shape="id1633" draw:start-glue-point="2" draw:end-shape="id1635" draw:end-glue-point="3" svg:d="M12580 6986v232h937" svg:viewBox="0 0 938 233">
          <text:p/>
        </draw:connector>
        <draw:custom-shape draw:style-name="gr421" draw:text-style-name="P147" xml:id="id1636" draw:id="id1636" draw:layer="layout" svg:width="0.67cm" svg:height="0.27cm" svg:x="12.23cm" svg:y="11.28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305cm" svg:y1="6.592cm" svg:x2="12.23cm" svg:y2="11.416cm" draw:start-shape="id1631" draw:start-glue-point="2" draw:end-shape="id1636" draw:end-glue-point="3" svg:d="M11305 6592v4824h925" svg:viewBox="0 0 926 4825">
          <text:p/>
        </draw:connector>
        <draw:custom-shape draw:style-name="gr421" draw:text-style-name="P147" xml:id="id1637" draw:id="id1637" draw:layer="layout" svg:width="0.67cm" svg:height="0.27cm" svg:x="13.512cm" svg:y="11.66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565cm" svg:y1="11.551cm" svg:x2="13.512cm" svg:y2="11.803cm" draw:start-shape="id1636" draw:start-glue-point="2" draw:end-shape="id1637" draw:end-glue-point="3" svg:d="M12565 11551v252h947" svg:viewBox="0 0 948 253">
          <text:p/>
        </draw:connector>
        <draw:custom-shape draw:style-name="gr421" draw:text-style-name="P147" xml:id="id1639" draw:id="id1639" draw:layer="layout" svg:width="0.67cm" svg:height="0.27cm" svg:x="16.042cm" svg:y="10.1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117cm" svg:y1="10.03cm" svg:x2="16.042cm" svg:y2="10.274cm" draw:start-shape="id1638" draw:start-glue-point="2" draw:end-shape="id1639" draw:end-glue-point="3" svg:d="M15117 10030v244h925" svg:viewBox="0 0 926 245">
          <text:p/>
        </draw:connector>
        <draw:custom-shape draw:style-name="gr421" draw:text-style-name="P147" xml:id="id1638" draw:id="id1638" draw:layer="layout" svg:width="0.67cm" svg:height="0.27cm" svg:x="14.782cm" svg:y="9.7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847cm" svg:y1="9.643cm" svg:x2="14.782cm" svg:y2="9.895cm" draw:start-shape="id1634" draw:start-glue-point="2" draw:end-shape="id1638" draw:end-glue-point="3" svg:d="M13847 9643v252h935" svg:viewBox="0 0 936 253">
          <text:p/>
        </draw:connector>
        <draw:custom-shape draw:style-name="gr417" draw:text-style-name="P147" xml:id="id1628" draw:id="id1628" draw:layer="layout" svg:width="0.67cm" svg:height="0.271cm" svg:x="13.512cm" svg:y="8.23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577cm" svg:y1="8.116cm" svg:x2="13.512cm" svg:y2="8.37cm" draw:start-shape="id1632" draw:start-glue-point="2" draw:end-shape="id1628" draw:end-glue-point="3" svg:d="M12577 8116v254h935" svg:viewBox="0 0 936 255">
          <text:p/>
        </draw:connector>
        <draw:custom-shape draw:style-name="gr422" draw:text-style-name="P147" xml:id="id1641" draw:id="id1641" draw:layer="layout" svg:width="0.669cm" svg:height="0.27cm" svg:x="14.791cm" svg:y="10.8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833cm" svg:y1="10.788cm" svg:x2="14.791cm" svg:y2="11.031cm" draw:start-shape="id1640" draw:start-glue-point="2" draw:end-shape="id1641" draw:end-glue-point="3" svg:d="M13833 10788v243h958" svg:viewBox="0 0 959 244">
          <text:p/>
        </draw:connector>
        <draw:custom-shape draw:style-name="gr417" draw:text-style-name="P147" xml:id="id1640" draw:id="id1640" draw:layer="layout" svg:width="0.67cm" svg:height="0.271cm" svg:x="13.498cm" svg:y="10.5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577cm" svg:y1="8.116cm" svg:x2="13.498cm" svg:y2="10.652cm" draw:start-shape="id1632" draw:start-glue-point="2" draw:end-shape="id1640" draw:end-glue-point="3" svg:d="M12577 8116v2536h921" svg:viewBox="0 0 922 2537">
          <text:p/>
        </draw:connector>
        <draw:custom-shape draw:style-name="gr424" draw:text-style-name="P155" draw:layer="layout" svg:width="5.794cm" svg:height="0.786cm" svg:x="11.594cm" svg:y="4.456cm">
          <text:p text:style-name="P142"><text:span text:style-name="T23">.b:has(.a</text:span><text:span text:style-name="T24">) .c { color: red }</text:span></text:p>
          <draw:enhanced-geometry svg:viewBox="0 0 21600 21600" draw:type="rectangle" draw:enhanced-path="M 0 0 L 21600 0 21600 21600 0 21600 0 0 Z N"/>
        </draw:custom-shape>
        <draw:connector draw:style-name="gr279" draw:text-style-name="P139" draw:layer="layout" svg:x1="15.109cm" svg:y1="8.869cm" svg:x2="16.047cm" svg:y2="9.129cm" draw:start-shape="id1629" draw:start-glue-point="2" draw:end-shape="id1642" draw:end-glue-point="3" svg:d="M15109 8869v260h938" svg:viewBox="0 0 939 261">
          <text:p/>
        </draw:connector>
        <draw:custom-shape draw:style-name="gr421" draw:text-style-name="P147" xml:id="id1642" draw:id="id1642" draw:layer="layout" svg:width="0.67cm" svg:height="0.27cm" svg:x="16.047cm" svg:y="8.99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852cm" svg:y1="7.353cm" svg:x2="14.778cm" svg:y2="7.6cm" draw:start-shape="id1635" draw:start-glue-point="2" draw:end-shape="id1643" draw:end-glue-point="3" svg:d="M13852 7353v247h926" svg:viewBox="0 0 927 248">
          <text:p/>
        </draw:connector>
        <draw:custom-shape draw:style-name="gr421" draw:text-style-name="P147" xml:id="id1643" draw:id="id1643" draw:layer="layout" svg:width="0.67cm" svg:height="0.27cm" svg:x="14.778cm" svg:y="7.46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9.757cm" svg:y="13.9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037cm" svg:height="0.635cm" svg:x="11.317cm" svg:y="14.014cm">
          <draw:text-box>
            <text:p text:style-name="P21"><text:span text:style-name="T2">Downward subtree</text:span></text:p>
          </draw:text-box>
        </draw:frame>
        <draw:custom-shape draw:style-name="gr136" draw:text-style-name="P71" draw:layer="layout" svg:width="0.729cm" svg:height="1.298cm" draw:transform="rotate (0.703367688553715) translate (14.922cm 13.9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16.217cm" svg:y="14.015cm">
          <draw:text-box>
            <text:p text:style-name="P21"><text:span text:style-name="T2">Upward subtree</text:span></text:p>
          </draw:text-box>
        </draw:frame>
        <draw:custom-shape draw:style-name="gr75" draw:text-style-name="P47" draw:layer="layout" svg:width="1.103cm" svg:height="0.368cm" svg:x="9.888cm" svg:y="12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5.013cm" svg:y="12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0.991cm" svg:y="12.617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2.783cm" svg:height="0.569cm" svg:x="16.107cm" svg:y="12.619cm">
          <draw:text-box>
            <text:p text:style-name="P21"><text:span text:style-name="T2">Subject elemen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426" draw:text-style-name="P72" draw:layer="layout" svg:width="5.024cm" svg:height="5.837cm" svg:x="21.853cm" svg:y="6.081cm">
          <text:p text:style-name="P46"><text:span text:style-name="T7"><text:s/></text:span><text:span text:style-name="T7">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72" draw:layer="layout" svg:width="3.599cm" svg:height="3.456cm" svg:x="23.075cm" svg:y="7.7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71" draw:layer="layout" svg:width="1.764cm" svg:height="5.77cm" draw:transform="skewX (0.000523598775598374) rotate (0.711396203112889) translate (13.488cm 5.7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9" draw:text-style-name="P51" draw:layer="layout" svg:width="27.991cm" svg:height="1.17cm" svg:x="0cm" svg:y="0.354cm">
          <draw:text-box>
            <text:p text:style-name="P14"><text:span text:style-name="T3">Non-terminal :has</text:span></text:p>
          </draw:text-box>
        </draw:frame>
        <draw:custom-shape draw:style-name="gr75" draw:text-style-name="P47" draw:layer="layout" svg:width="1.103cm" svg:height="0.368cm" svg:x="14.488cm" svg:y="13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22.513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5.591cm" svg:y="13.417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053cm" svg:height="0.569cm" svg:x="23.607cm" svg:y="13.419cm">
          <draw:text-box>
            <text:p text:style-name="P21"><text:span text:style-name="T2">Invalidated element</text:span></text:p>
          </draw:text-box>
        </draw:frame>
        <draw:custom-shape draw:style-name="gr430" draw:text-style-name="P156" xml:id="id1648" draw:id="id1648" draw:layer="layout" svg:width="0.67cm" svg:height="0.271cm" svg:x="15.941cm" svg:y="7.76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57" xml:id="id1650" draw:id="id1650" draw:layer="layout" svg:width="0.67cm" svg:height="0.27cm" svg:x="17.211cm" svg:y="9.2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646" draw:id="id1646" draw:layer="layout" svg:width="0.669cm" svg:height="0.27cm" svg:x="13.807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647" draw:id="id1647" draw:layer="layout" svg:width="0.668cm" svg:height="0.268cm" svg:x="14.67cm" svg:y="6.24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1649" draw:id="id1649" draw:layer="layout" svg:width="0.67cm" svg:height="0.27cm" svg:x="15.944cm" svg:y="6.6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645" draw:id="id1645" draw:layer="layout" svg:width="0.669cm" svg:height="0.27cm" svg:x="18.474cm" svg:y="8.5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46cm" svg:y1="8.429cm" svg:x2="18.474cm" svg:y2="8.657cm" draw:start-shape="id1644" draw:start-glue-point="2" draw:end-shape="id1645" draw:end-glue-point="3" svg:d="M17546 8429v228h928" svg:viewBox="0 0 929 229">
          <text:p/>
        </draw:connector>
        <draw:connector draw:style-name="gr279" draw:text-style-name="P139" draw:layer="layout" svg:x1="14.141cm" svg:y1="5.82cm" svg:x2="14.67cm" svg:y2="6.381cm" draw:start-shape="id1646" draw:start-glue-point="2" draw:end-shape="id1647" draw:end-glue-point="3" svg:d="M14141 5820v561h529" svg:viewBox="0 0 530 562">
          <text:p/>
        </draw:connector>
        <draw:connector draw:style-name="gr279" draw:text-style-name="P139" draw:layer="layout" svg:x1="15.004cm" svg:y1="6.515cm" svg:x2="15.941cm" svg:y2="7.903cm" draw:start-shape="id1647" draw:start-glue-point="2" draw:end-shape="id1648" draw:end-glue-point="3" svg:d="M15004 6515v1388h937" svg:viewBox="0 0 938 1389">
          <text:p/>
        </draw:connector>
        <draw:connector draw:style-name="gr279" draw:text-style-name="P139" draw:layer="layout" svg:x1="15.004cm" svg:y1="6.515cm" svg:x2="15.944cm" svg:y2="6.774cm" draw:start-shape="id1647" draw:start-glue-point="2" draw:end-shape="id1649" draw:end-glue-point="3" svg:d="M15004 6515v259h940" svg:viewBox="0 0 941 260">
          <text:p/>
        </draw:connector>
        <draw:connector draw:style-name="gr279" draw:text-style-name="P139" draw:layer="layout" svg:x1="16.276cm" svg:y1="8.039cm" svg:x2="17.211cm" svg:y2="9.431cm" draw:start-shape="id1648" draw:start-glue-point="2" draw:end-shape="id1650" draw:end-glue-point="3" svg:d="M16276 8039v1392h935" svg:viewBox="0 0 936 1393">
          <text:p/>
        </draw:connector>
        <draw:custom-shape draw:style-name="gr436" draw:text-style-name="P137" xml:id="id1651" draw:id="id1651" draw:layer="layout" svg:width="0.67cm" svg:height="0.27cm" svg:x="17.216cm" svg:y="7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79cm" svg:y1="6.909cm" svg:x2="17.216cm" svg:y2="7.141cm" draw:start-shape="id1649" draw:start-glue-point="2" draw:end-shape="id1651" draw:end-glue-point="3" svg:d="M16279 6909v232h937" svg:viewBox="0 0 938 233">
          <text:p/>
        </draw:connector>
        <draw:custom-shape draw:style-name="gr436" draw:text-style-name="P137" xml:id="id1652" draw:id="id1652" draw:layer="layout" svg:width="0.67cm" svg:height="0.27cm" svg:x="15.929cm" svg:y="1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004cm" svg:y1="6.515cm" svg:x2="15.929cm" svg:y2="11.339cm" draw:start-shape="id1647" draw:start-glue-point="2" draw:end-shape="id1652" draw:end-glue-point="3" svg:d="M15004 6515v4824h925" svg:viewBox="0 0 926 4825">
          <text:p/>
        </draw:connector>
        <draw:custom-shape draw:style-name="gr436" draw:text-style-name="P137" xml:id="id1653" draw:id="id1653" draw:layer="layout" svg:width="0.67cm" svg:height="0.27cm" svg:x="17.211cm" svg:y="11.5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64cm" svg:y1="11.474cm" svg:x2="17.211cm" svg:y2="11.726cm" draw:start-shape="id1652" draw:start-glue-point="2" draw:end-shape="id1653" draw:end-glue-point="3" svg:d="M16264 11474v252h947" svg:viewBox="0 0 948 253">
          <text:p/>
        </draw:connector>
        <draw:custom-shape draw:style-name="gr436" draw:text-style-name="P137" xml:id="id1654" draw:id="id1654" draw:layer="layout" svg:width="0.67cm" svg:height="0.27cm" svg:x="18.481cm" svg:y="9.6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46cm" svg:y1="9.566cm" svg:x2="18.481cm" svg:y2="9.818cm" draw:start-shape="id1650" draw:start-glue-point="2" draw:end-shape="id1654" draw:end-glue-point="3" svg:d="M17546 9566v252h935" svg:viewBox="0 0 936 253">
          <text:p/>
        </draw:connector>
        <draw:custom-shape draw:style-name="gr437" draw:text-style-name="P149" xml:id="id1644" draw:id="id1644" draw:layer="layout" svg:width="0.67cm" svg:height="0.271cm" svg:x="17.211cm" svg:y="8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76cm" svg:y1="8.039cm" svg:x2="17.211cm" svg:y2="8.293cm" draw:start-shape="id1648" draw:start-glue-point="2" draw:end-shape="id1644" draw:end-glue-point="3" svg:d="M16276 8039v254h935" svg:viewBox="0 0 936 255">
          <text:p/>
        </draw:connector>
        <draw:custom-shape draw:style-name="gr435" draw:text-style-name="P137" xml:id="id1656" draw:id="id1656" draw:layer="layout" svg:width="0.669cm" svg:height="0.27cm" svg:x="18.49cm" svg:y="10.8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32cm" svg:y1="10.711cm" svg:x2="18.49cm" svg:y2="10.954cm" draw:start-shape="id1655" draw:start-glue-point="2" draw:end-shape="id1656" draw:end-glue-point="3" svg:d="M17532 10711v243h958" svg:viewBox="0 0 959 244">
          <text:p/>
        </draw:connector>
        <draw:custom-shape draw:style-name="gr438" draw:text-style-name="P137" xml:id="id1655" draw:id="id1655" draw:layer="layout" svg:width="0.67cm" svg:height="0.271cm" svg:x="17.197cm" svg:y="10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76cm" svg:y1="8.039cm" svg:x2="17.197cm" svg:y2="10.575cm" draw:start-shape="id1648" draw:start-glue-point="2" draw:end-shape="id1655" draw:end-glue-point="3" svg:d="M16276 8039v2536h921" svg:viewBox="0 0 922 2537">
          <text:p/>
        </draw:connector>
        <draw:connector draw:style-name="gr279" draw:text-style-name="P139" draw:layer="layout" svg:x1="17.551cm" svg:y1="7.276cm" svg:x2="18.477cm" svg:y2="7.523cm" draw:start-shape="id1651" draw:start-glue-point="2" draw:end-shape="id1657" draw:end-glue-point="3" svg:d="M17551 7276v247h926" svg:viewBox="0 0 927 248">
          <text:p/>
        </draw:connector>
        <draw:custom-shape draw:style-name="gr436" draw:text-style-name="P137" xml:id="id1657" draw:id="id1657" draw:layer="layout" svg:width="0.67cm" svg:height="0.27cm" svg:x="18.477cm" svg:y="7.3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658" draw:id="id1658" draw:layer="layout" svg:width="0.668cm" svg:height="0.268cm" svg:x="14.649cm" svg:y="11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141cm" svg:y1="5.82cm" svg:x2="14.649cm" svg:y2="12.106cm" draw:start-shape="id1646" draw:start-glue-point="2" draw:end-shape="id1658" draw:end-glue-point="3" svg:d="M14141 5820v6286h508" svg:viewBox="0 0 509 6287">
          <text:p/>
        </draw:connector>
        <draw:custom-shape draw:style-name="gr436" draw:text-style-name="P137" xml:id="id1659" draw:id="id1659" draw:layer="layout" svg:width="0.67cm" svg:height="0.27cm" svg:x="15.9cm" svg:y="12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983cm" svg:y1="12.24cm" svg:x2="15.9cm" svg:y2="12.476cm" draw:start-shape="id1658" draw:start-glue-point="2" draw:end-shape="id1659" draw:end-glue-point="3" svg:d="M14983 12240v236h917" svg:viewBox="0 0 918 237">
          <text:p/>
        </draw:connector>
        <draw:custom-shape draw:style-name="gr430" draw:text-style-name="P156" xml:id="id1664" draw:id="id1664" draw:layer="layout" svg:width="0.67cm" svg:height="0.271cm" svg:x="23.284cm" svg:y="7.76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59" xml:id="id1666" draw:id="id1666" draw:layer="layout" svg:width="0.67cm" svg:height="0.27cm" svg:x="24.554cm" svg:y="9.2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62" draw:id="id1662" draw:layer="layout" svg:width="0.669cm" svg:height="0.27cm" svg:x="21.15cm" svg:y="5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663" draw:id="id1663" draw:layer="layout" svg:width="0.668cm" svg:height="0.268cm" svg:x="22.013cm" svg:y="6.2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38" xml:id="id1665" draw:id="id1665" draw:layer="layout" svg:width="0.67cm" svg:height="0.27cm" svg:x="23.287cm" svg:y="6.6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8" xml:id="id1661" draw:id="id1661" draw:layer="layout" svg:width="0.669cm" svg:height="0.27cm" svg:x="25.817cm" svg:y="8.5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889cm" svg:y1="8.43cm" svg:x2="25.817cm" svg:y2="8.658cm" draw:start-shape="id1660" draw:start-glue-point="2" draw:end-shape="id1661" draw:end-glue-point="3" svg:d="M24889 8430v228h928" svg:viewBox="0 0 929 229">
          <text:p/>
        </draw:connector>
        <draw:connector draw:style-name="gr279" draw:text-style-name="P139" draw:layer="layout" svg:x1="21.484cm" svg:y1="5.821cm" svg:x2="22.013cm" svg:y2="6.382cm" draw:start-shape="id1662" draw:start-glue-point="2" draw:end-shape="id1663" draw:end-glue-point="3" svg:d="M21484 5821v561h529" svg:viewBox="0 0 530 562">
          <text:p/>
        </draw:connector>
        <draw:connector draw:style-name="gr279" draw:text-style-name="P139" draw:layer="layout" svg:x1="22.347cm" svg:y1="6.516cm" svg:x2="23.284cm" svg:y2="7.904cm" draw:start-shape="id1663" draw:start-glue-point="2" draw:end-shape="id1664" draw:end-glue-point="3" svg:d="M22347 6516v1388h937" svg:viewBox="0 0 938 1389">
          <text:p/>
        </draw:connector>
        <draw:connector draw:style-name="gr279" draw:text-style-name="P139" draw:layer="layout" svg:x1="22.347cm" svg:y1="6.516cm" svg:x2="23.287cm" svg:y2="6.775cm" draw:start-shape="id1663" draw:start-glue-point="2" draw:end-shape="id1665" draw:end-glue-point="3" svg:d="M22347 6516v259h940" svg:viewBox="0 0 941 260">
          <text:p/>
        </draw:connector>
        <draw:connector draw:style-name="gr279" draw:text-style-name="P139" draw:layer="layout" svg:x1="23.619cm" svg:y1="8.04cm" svg:x2="24.554cm" svg:y2="9.432cm" draw:start-shape="id1664" draw:start-glue-point="2" draw:end-shape="id1666" draw:end-glue-point="3" svg:d="M23619 8040v1392h935" svg:viewBox="0 0 936 1393">
          <text:p/>
        </draw:connector>
        <draw:custom-shape draw:style-name="gr434" draw:text-style-name="P149" xml:id="id1667" draw:id="id1667" draw:layer="layout" svg:width="0.67cm" svg:height="0.27cm" svg:x="24.559cm" svg:y="7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622cm" svg:y1="6.91cm" svg:x2="24.559cm" svg:y2="7.142cm" draw:start-shape="id1665" draw:start-glue-point="2" draw:end-shape="id1667" draw:end-glue-point="3" svg:d="M23622 6910v232h937" svg:viewBox="0 0 938 233">
          <text:p/>
        </draw:connector>
        <draw:custom-shape draw:style-name="gr434" draw:text-style-name="P149" xml:id="id1668" draw:id="id1668" draw:layer="layout" svg:width="0.67cm" svg:height="0.27cm" svg:x="23.272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47cm" svg:y1="6.516cm" svg:x2="23.272cm" svg:y2="11.34cm" draw:start-shape="id1663" draw:start-glue-point="2" draw:end-shape="id1668" draw:end-glue-point="3" svg:d="M22347 6516v4824h925" svg:viewBox="0 0 926 4825">
          <text:p/>
        </draw:connector>
        <draw:custom-shape draw:style-name="gr440" draw:text-style-name="P138" xml:id="id1669" draw:id="id1669" draw:layer="layout" svg:width="0.67cm" svg:height="0.27cm" svg:x="24.554cm" svg:y="11.5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607cm" svg:y1="11.475cm" svg:x2="24.554cm" svg:y2="11.727cm" draw:start-shape="id1668" draw:start-glue-point="2" draw:end-shape="id1669" draw:end-glue-point="3" svg:d="M23607 11475v252h947" svg:viewBox="0 0 948 253">
          <text:p/>
        </draw:connector>
        <draw:custom-shape draw:style-name="gr440" draw:text-style-name="P138" xml:id="id1670" draw:id="id1670" draw:layer="layout" svg:width="0.67cm" svg:height="0.27cm" svg:x="25.824cm" svg:y="9.6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889cm" svg:y1="9.567cm" svg:x2="25.824cm" svg:y2="9.819cm" draw:start-shape="id1666" draw:start-glue-point="2" draw:end-shape="id1670" draw:end-glue-point="3" svg:d="M24889 9567v252h935" svg:viewBox="0 0 936 253">
          <text:p/>
        </draw:connector>
        <draw:custom-shape draw:style-name="gr437" draw:text-style-name="P149" xml:id="id1660" draw:id="id1660" draw:layer="layout" svg:width="0.67cm" svg:height="0.271cm" svg:x="24.554cm" svg:y="8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619cm" svg:y1="8.04cm" svg:x2="24.554cm" svg:y2="8.294cm" draw:start-shape="id1664" draw:start-glue-point="2" draw:end-shape="id1660" draw:end-glue-point="3" svg:d="M23619 8040v254h935" svg:viewBox="0 0 936 255">
          <text:p/>
        </draw:connector>
        <draw:custom-shape draw:style-name="gr441" draw:text-style-name="P138" xml:id="id1672" draw:id="id1672" draw:layer="layout" svg:width="0.669cm" svg:height="0.27cm" svg:x="25.833cm" svg:y="10.8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875cm" svg:y1="10.712cm" svg:x2="25.833cm" svg:y2="10.955cm" draw:start-shape="id1671" draw:start-glue-point="2" draw:end-shape="id1672" draw:end-glue-point="3" svg:d="M24875 10712v243h958" svg:viewBox="0 0 959 244">
          <text:p/>
        </draw:connector>
        <draw:custom-shape draw:style-name="gr437" draw:text-style-name="P149" xml:id="id1671" draw:id="id1671" draw:layer="layout" svg:width="0.67cm" svg:height="0.271cm" svg:x="24.54cm" svg:y="10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619cm" svg:y1="8.04cm" svg:x2="24.54cm" svg:y2="10.576cm" draw:start-shape="id1664" draw:start-glue-point="2" draw:end-shape="id1671" draw:end-glue-point="3" svg:d="M23619 8040v2536h921" svg:viewBox="0 0 922 2537">
          <text:p/>
        </draw:connector>
        <draw:connector draw:style-name="gr279" draw:text-style-name="P139" draw:layer="layout" svg:x1="24.894cm" svg:y1="7.277cm" svg:x2="25.82cm" svg:y2="7.524cm" draw:start-shape="id1667" draw:start-glue-point="2" draw:end-shape="id1673" draw:end-glue-point="3" svg:d="M24894 7277v247h926" svg:viewBox="0 0 927 248">
          <text:p/>
        </draw:connector>
        <draw:custom-shape draw:style-name="gr440" draw:text-style-name="P138" xml:id="id1673" draw:id="id1673" draw:layer="layout" svg:width="0.67cm" svg:height="0.27cm" svg:x="25.82cm" svg:y="7.3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60" xml:id="id1674" draw:id="id1674" draw:layer="layout" svg:width="0.668cm" svg:height="0.268cm" svg:x="21.992cm" svg:y="11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84cm" svg:y1="5.821cm" svg:x2="21.992cm" svg:y2="12.107cm" draw:start-shape="id1662" draw:start-glue-point="2" draw:end-shape="id1674" draw:end-glue-point="3" svg:d="M21484 5821v6286h508" svg:viewBox="0 0 509 6287">
          <text:p/>
        </draw:connector>
        <draw:custom-shape draw:style-name="gr443" draw:text-style-name="P160" xml:id="id1675" draw:id="id1675" draw:layer="layout" svg:width="0.67cm" svg:height="0.27cm" svg:x="23.243cm" svg:y="12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26cm" svg:y1="12.241cm" svg:x2="23.243cm" svg:y2="12.477cm" draw:start-shape="id1674" draw:start-glue-point="2" draw:end-shape="id1675" draw:end-glue-point="3" svg:d="M22326 12241v236h917" svg:viewBox="0 0 918 237">
          <text:p/>
        </draw:connector>
        <draw:custom-shape draw:style-name="gr444" draw:text-style-name="P161" draw:layer="layout" svg:width="1.103cm" svg:height="0.368cm" svg:x="18.413cm" svg:y="1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23cm" svg:height="0.569cm" svg:x="19.507cm" svg:y="13.428cm">
          <draw:text-box>
            <text:p text:style-name="P21"><text:span text:style-name="T2">Scheduled element</text:span></text:p>
          </draw:text-box>
        </draw:frame>
        <draw:custom-shape draw:style-name="gr445" draw:text-style-name="P143" draw:layer="layout" svg:width="6.301cm" svg:height="0.698cm" svg:x="0.556cm" svg:y="9.516cm">
          <text:p text:style-name="P141"><text:span text:style-name="T23">.b:has(.a) .c </text:span><text:span text:style-name="T24">{ color: red }</text:span></text:p>
          <draw:enhanced-geometry svg:viewBox="0 0 21600 21600" draw:type="rectangle" draw:enhanced-path="M 0 0 L 21600 0 21600 21600 0 21600 0 0 Z N"/>
        </draw:custom-shape>
        <draw:custom-shape draw:style-name="gr341" draw:text-style-name="P58" draw:layer="layout" svg:width="1.238cm" svg:height="0.786cm" svg:x="8.492cm" svg:y="10.76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0.547cm" svg:y="10.889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56" draw:layer="layout" svg:width="0.582cm" svg:height="0.59cm" svg:x="8.634cm" svg:y="10.863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0.538cm" svg:y1="11.165cm" svg:x2="9.729cm" svg:y2="11.165cm">
          <text:p/>
        </draw:line>
        <draw:custom-shape draw:style-name="gr76" draw:text-style-name="P62" draw:layer="layout" svg:width="0.759cm" svg:height="0.505cm" draw:transform="rotate (-0.785398163397448) translate (7.247cm 10.0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7" draw:text-style-name="P64" draw:layer="layout" svg:width="4.127cm" svg:height="0.786cm" svg:x="7.721cm" svg:y="9.911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6.834cm 9.1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9" xml:id="id1679" draw:id="id1679" draw:layer="layout" svg:width="1.4cm" svg:height="0.786cm" svg:x="9.845cm" svg:y="8.57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77" draw:id="id1677" draw:layer="layout" svg:width="1.4cm" svg:height="0.786cm" svg:x="9.845cm" svg:y="7.70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76" draw:id="id1676" draw:layer="layout" svg:width="0.583cm" svg:height="0.59cm" svg:x="8.47cm" svg:y="7.80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119cm" svg:y="7.82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56" draw:layer="layout" svg:width="0.582cm" svg:height="0.59cm" svg:x="10.113cm" svg:y="8.679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78" draw:id="id1678" draw:layer="layout" svg:width="0.583cm" svg:height="0.589cm" svg:x="8.452cm" svg:y="8.67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8" draw:text-style-name="P64" draw:layer="layout" svg:width="4.127cm" svg:height="0.786cm" svg:x="7.763cm" svg:y="6.898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onnector draw:style-name="gr207" draw:text-style-name="P87" draw:layer="layout" draw:type="line" svg:x1="9.053cm" svg:y1="8.098cm" svg:x2="9.845cm" svg:y2="8.099cm" draw:start-shape="id1676" draw:start-glue-point="10" draw:end-shape="id1677" draw:end-glue-point="3" svg:d="M9053 8098l792 1" svg:viewBox="0 0 793 2">
          <text:p/>
        </draw:connector>
        <draw:connector draw:style-name="gr207" draw:text-style-name="P87" draw:layer="layout" draw:type="line" svg:x1="9.035cm" svg:y1="8.973cm" svg:x2="9.845cm" svg:y2="8.972cm" draw:start-shape="id1678" draw:start-glue-point="10" draw:end-shape="id1679" draw:end-glue-point="3" svg:d="M9035 8973l810-1" svg:viewBox="0 0 811 2">
          <text:p/>
        </draw:connector>
        <draw:custom-shape draw:style-name="gr449" draw:text-style-name="P64" draw:layer="layout" svg:width="4.127cm" svg:height="0.786cm" svg:x="1.311cm" svg:y="8.898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svg:x="19.958cm" svg:y="9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6" draw:text-style-name="P156" draw:layer="layout" svg:width="0.582cm" svg:height="0.59cm" svg:x="7.091cm" svg:y="13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4.514cm" svg:height="0.569cm" svg:x="7.664cm" svg:y="13.4cm">
          <draw:text-box>
            <text:p text:style-name="P21"><text:span text:style-name="T2">Scheduling compound feature</text:span></text:p>
          </draw:text-box>
        </draw:frame>
        <draw:custom-shape draw:style-name="gr175" draw:text-style-name="P103" draw:layer="layout" svg:width="0.582cm" svg:height="0.59cm" svg:x="3.535cm" svg:y="13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018cm" svg:height="0.569cm" svg:x="4.108cm" svg:y="13.399cm">
          <draw:text-box>
            <text:p text:style-name="P21"><text:span text:style-name="T2">Compound Feature</text:span></text:p>
          </draw:text-box>
        </draw:frame>
        <draw:custom-shape draw:style-name="gr216" draw:text-style-name="P162" draw:layer="layout" svg:width="0.582cm" svg:height="0.59cm" svg:x="0.501cm" svg:y="13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018cm" svg:height="0.569cm" svg:x="1.074cm" svg:y="13.4cm">
          <draw:text-box>
            <text:p text:style-name="P21"><text:span text:style-name="T2">Simple Feature</text:span></text:p>
          </draw:text-box>
        </draw:frame>
        <draw:custom-shape draw:style-name="gr450" draw:text-style-name="P153" draw:layer="layout" svg:width="4.127cm" svg:height="0.786cm" svg:x="14.847cm" svg:y="3.34cm">
          <text:p text:style-name="P64"><text:span text:style-name="T9">Find elements to schedule</text:span><text:span text:style-name="T9"><text:line-break/></text:span><text:span text:style-name="T9">downward invalidation</text:span></text:p>
          <draw:enhanced-geometry svg:viewBox="0 0 21600 21600" draw:type="rectangle" draw:enhanced-path="M 0 0 L 21600 0 21600 21600 0 21600 0 0 Z N"/>
        </draw:custom-shape>
        <draw:custom-shape draw:style-name="gr451" draw:text-style-name="P153" draw:layer="layout" svg:width="4.127cm" svg:height="0.786cm" svg:x="22.147cm" svg:y="3.34cm">
          <text:p text:style-name="P64"><text:span text:style-name="T9">Downward invalidation</text:span><text:span text:style-name="T9"><text:line-break/></text:span><text:span text:style-name="T9">for the scheduled elements</text:span></text:p>
          <draw:enhanced-geometry svg:viewBox="0 0 21600 21600" draw:type="rectangle" draw:enhanced-path="M 0 0 L 21600 0 21600 21600 0 21600 0 0 Z N"/>
        </draw:custom-shape>
        <draw:custom-shape draw:style-name="gr150" draw:text-style-name="P72" draw:layer="layout" svg:width="1.524cm" svg:height="0.762cm" svg:x="15.557cm" svg:y="14.5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05cm" svg:height="0.635cm" svg:x="17.117cm" svg:y="14.615cm">
          <draw:text-box>
            <text:p text:style-name="P21"><text:span text:style-name="T2">Downward invalidation</text:span></text:p>
          </draw:text-box>
        </draw:frame>
        <draw:custom-shape draw:style-name="gr151" draw:text-style-name="P71" draw:layer="layout" svg:width="0.729cm" svg:height="1.298cm" draw:transform="rotate (0.703367688553715) translate (21.122cm 14.552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775cm" svg:height="0.635cm" svg:x="22.417cm" svg:y="14.616cm">
          <draw:text-box>
            <text:p text:style-name="P21"><text:span text:style-name="T2">Upward invalidation</text:span></text:p>
          </draw:text-box>
        </draw:frame>
        <draw:custom-shape draw:style-name="gr452" draw:text-style-name="P32" draw:layer="layout" svg:width="27.282cm" svg:height="12.796cm" svg:x="0.174cm" svg:y="2.8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453" draw:text-style-name="P72" draw:layer="layout" svg:width="5.024cm" svg:height="5.836cm" svg:x="15.753cm" svg:y="6.48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72" draw:layer="layout" svg:width="3.599cm" svg:height="3.455cm" svg:x="16.975cm" svg:y="8.1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71" draw:layer="layout" svg:width="1.764cm" svg:height="5.77cm" draw:transform="skewX (0.000523598775598374) rotate (0.711396203112889) translate (7.488cm 6.1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37" xml:id="id1684" draw:id="id1684" draw:layer="layout" svg:width="0.67cm" svg:height="0.271cm" svg:x="2.742cm" svg:y="8.16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0" xml:id="id1686" draw:id="id1686" draw:layer="layout" svg:width="0.67cm" svg:height="0.27cm" svg:x="4.012cm" svg:y="9.69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82" draw:id="id1682" draw:layer="layout" svg:width="0.669cm" svg:height="0.27cm" svg:x="0.608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683" draw:id="id1683" draw:layer="layout" svg:width="0.668cm" svg:height="0.268cm" svg:x="1.471cm" svg:y="6.64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7" xml:id="id1685" draw:id="id1685" draw:layer="layout" svg:width="0.67cm" svg:height="0.27cm" svg:x="2.745cm" svg:y="7.03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681" draw:id="id1681" draw:layer="layout" svg:width="0.669cm" svg:height="0.27cm" svg:x="5.275cm" svg:y="8.9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47cm" svg:y1="8.828cm" svg:x2="5.275cm" svg:y2="9.056cm" draw:start-shape="id1680" draw:start-glue-point="2" draw:end-shape="id1681" draw:end-glue-point="3" svg:d="M4347 8828v228h928" svg:viewBox="0 0 929 229">
          <text:p/>
        </draw:connector>
        <draw:connector draw:style-name="gr279" draw:text-style-name="P139" draw:layer="layout" svg:x1="0.942cm" svg:y1="6.219cm" svg:x2="1.471cm" svg:y2="6.78cm" draw:start-shape="id1682" draw:start-glue-point="2" draw:end-shape="id1683" draw:end-glue-point="3" svg:d="M942 6219v561h529" svg:viewBox="0 0 530 562">
          <text:p/>
        </draw:connector>
        <draw:connector draw:style-name="gr279" draw:text-style-name="P139" draw:layer="layout" svg:x1="1.805cm" svg:y1="6.914cm" svg:x2="2.742cm" svg:y2="8.302cm" draw:start-shape="id1683" draw:start-glue-point="2" draw:end-shape="id1684" draw:end-glue-point="3" svg:d="M1805 6914v1388h937" svg:viewBox="0 0 938 1389">
          <text:p/>
        </draw:connector>
        <draw:connector draw:style-name="gr279" draw:text-style-name="P139" draw:layer="layout" svg:x1="1.805cm" svg:y1="6.914cm" svg:x2="2.745cm" svg:y2="7.173cm" draw:start-shape="id1683" draw:start-glue-point="2" draw:end-shape="id1685" draw:end-glue-point="3" svg:d="M1805 6914v259h940" svg:viewBox="0 0 941 260">
          <text:p/>
        </draw:connector>
        <draw:connector draw:style-name="gr279" draw:text-style-name="P139" draw:layer="layout" svg:x1="3.077cm" svg:y1="8.438cm" svg:x2="4.012cm" svg:y2="9.83cm" draw:start-shape="id1684" draw:start-glue-point="2" draw:end-shape="id1686" draw:end-glue-point="3" svg:d="M3077 8438v1392h935" svg:viewBox="0 0 936 1393">
          <text:p/>
        </draw:connector>
        <draw:frame draw:style-name="gr423" draw:text-style-name="P51" draw:layer="layout" svg:width="27.991cm" svg:height="2.541cm" svg:x="0cm" svg:y="0.354cm">
          <draw:text-box>
            <text:p text:style-name="P14"><text:span text:style-name="T3">Non-terminal :has</text:span><text:span text:style-name="T25"><text:line-break/></text:span><text:span text:style-name="T25"><text:line-break/></text:span><text:span text:style-name="T25">.b:has(.a) .c</text:span></text:p>
          </draw:text-box>
        </draw:frame>
        <draw:custom-shape draw:style-name="gr436" draw:text-style-name="P137" xml:id="id1687" draw:id="id1687" draw:layer="layout" svg:width="0.67cm" svg:height="0.27cm" svg:x="4.017cm" svg:y="7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8cm" svg:y1="7.308cm" svg:x2="4.017cm" svg:y2="7.54cm" draw:start-shape="id1685" draw:start-glue-point="2" draw:end-shape="id1687" draw:end-glue-point="3" svg:d="M3080 7308v232h937" svg:viewBox="0 0 938 233">
          <text:p/>
        </draw:connector>
        <draw:custom-shape draw:style-name="gr436" draw:text-style-name="P137" xml:id="id1688" draw:id="id1688" draw:layer="layout" svg:width="0.67cm" svg:height="0.27cm" svg:x="2.73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805cm" svg:y1="6.914cm" svg:x2="2.73cm" svg:y2="11.738cm" draw:start-shape="id1683" draw:start-glue-point="2" draw:end-shape="id1688" draw:end-glue-point="3" svg:d="M1805 6914v4824h925" svg:viewBox="0 0 926 4825">
          <text:p/>
        </draw:connector>
        <draw:custom-shape draw:style-name="gr436" draw:text-style-name="P137" xml:id="id1689" draw:id="id1689" draw:layer="layout" svg:width="0.67cm" svg:height="0.27cm" svg:x="4.012cm" svg:y="11.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65cm" svg:y1="11.873cm" svg:x2="4.012cm" svg:y2="12.125cm" draw:start-shape="id1688" draw:start-glue-point="2" draw:end-shape="id1689" draw:end-glue-point="3" svg:d="M3065 11873v252h947" svg:viewBox="0 0 948 253">
          <text:p/>
        </draw:connector>
        <draw:custom-shape draw:style-name="gr436" draw:text-style-name="P137" xml:id="id1690" draw:id="id1690" draw:layer="layout" svg:width="0.67cm" svg:height="0.27cm" svg:x="5.282cm" svg:y="10.08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47cm" svg:y1="9.965cm" svg:x2="5.282cm" svg:y2="10.217cm" draw:start-shape="id1686" draw:start-glue-point="2" draw:end-shape="id1690" draw:end-glue-point="3" svg:d="M4347 9965v252h935" svg:viewBox="0 0 936 253">
          <text:p/>
        </draw:connector>
        <draw:custom-shape draw:style-name="gr438" draw:text-style-name="P137" xml:id="id1680" draw:id="id1680" draw:layer="layout" svg:width="0.67cm" svg:height="0.271cm" svg:x="4.012cm" svg:y="8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77cm" svg:y1="8.438cm" svg:x2="4.012cm" svg:y2="8.692cm" draw:start-shape="id1684" draw:start-glue-point="2" draw:end-shape="id1680" draw:end-glue-point="3" svg:d="M3077 8438v254h935" svg:viewBox="0 0 936 255">
          <text:p/>
        </draw:connector>
        <draw:custom-shape draw:style-name="gr435" draw:text-style-name="P137" xml:id="id1692" draw:id="id1692" draw:layer="layout" svg:width="0.669cm" svg:height="0.27cm" svg:x="5.291cm" svg:y="11.21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33cm" svg:y1="11.11cm" svg:x2="5.291cm" svg:y2="11.353cm" draw:start-shape="id1691" draw:start-glue-point="2" draw:end-shape="id1692" draw:end-glue-point="3" svg:d="M4333 11110v243h958" svg:viewBox="0 0 959 244">
          <text:p/>
        </draw:connector>
        <draw:custom-shape draw:style-name="gr438" draw:text-style-name="P137" xml:id="id1691" draw:id="id1691" draw:layer="layout" svg:width="0.67cm" svg:height="0.271cm" svg:x="3.998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77cm" svg:y1="8.438cm" svg:x2="3.998cm" svg:y2="10.974cm" draw:start-shape="id1684" draw:start-glue-point="2" draw:end-shape="id1691" draw:end-glue-point="3" svg:d="M3077 8438v2536h921" svg:viewBox="0 0 922 2537">
          <text:p/>
        </draw:connector>
        <draw:custom-shape draw:style-name="gr456" draw:text-style-name="P155" draw:layer="layout" svg:width="3.538cm" svg:height="0.786cm" svg:x="8.794cm" svg:y="4.756cm">
          <text:p text:style-name="P142"><text:span text:style-name="T23">.b</text:span><text:span text:style-name="T26">:has(</text:span><text:span text:style-name="T23">.a</text:span><text:span text:style-name="T26">) .c</text:span></text:p>
          <draw:enhanced-geometry svg:viewBox="0 0 21600 21600" draw:type="rectangle" draw:enhanced-path="M 0 0 L 21600 0 21600 21600 0 21600 0 0 Z N"/>
        </draw:custom-shape>
        <draw:connector draw:style-name="gr279" draw:text-style-name="P139" draw:layer="layout" svg:x1="4.352cm" svg:y1="7.675cm" svg:x2="5.278cm" svg:y2="7.922cm" draw:start-shape="id1687" draw:start-glue-point="2" draw:end-shape="id1693" draw:end-glue-point="3" svg:d="M4352 7675v247h926" svg:viewBox="0 0 927 248">
          <text:p/>
        </draw:connector>
        <draw:custom-shape draw:style-name="gr436" draw:text-style-name="P137" xml:id="id1693" draw:id="id1693" draw:layer="layout" svg:width="0.67cm" svg:height="0.27cm" svg:x="5.278cm" svg:y="7.78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18.457cm" svg:y="14.1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50" draw:layer="layout" svg:width="3.037cm" svg:height="0.569cm" svg:x="20.017cm" svg:y="14.214cm">
          <draw:text-box>
            <text:p text:style-name="P21"><text:span text:style-name="T2">Downward subtree</text:span></text:p>
          </draw:text-box>
        </draw:frame>
        <draw:custom-shape draw:style-name="gr136" draw:text-style-name="P71" draw:layer="layout" svg:width="0.729cm" svg:height="1.298cm" draw:transform="rotate (0.703367688553715) translate (22.922cm 14.1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24.217cm" svg:y="14.215cm">
          <draw:text-box>
            <text:p text:style-name="P21"><text:span text:style-name="T2">Upward subtree</text:span></text:p>
          </draw:text-box>
        </draw:frame>
        <draw:custom-shape draw:style-name="gr75" draw:text-style-name="P47" draw:layer="layout" svg:width="1.103cm" svg:height="0.368cm" svg:x="1.488cm" svg:y="1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0.313cm" svg:y="1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2.591cm" svg:y="14.217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053cm" svg:height="0.569cm" svg:x="11.407cm" svg:y="14.219cm">
          <draw:text-box>
            <text:p text:style-name="P21"><text:span text:style-name="T2">Invalidated element</text:span></text:p>
          </draw:text-box>
        </draw:frame>
        <draw:custom-shape draw:style-name="gr420" draw:text-style-name="P137" xml:id="id1694" draw:id="id1694" draw:layer="layout" svg:width="0.668cm" svg:height="0.268cm" svg:x="1.45cm" svg:y="12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942cm" svg:y1="6.219cm" svg:x2="1.45cm" svg:y2="12.505cm" draw:start-shape="id1682" draw:start-glue-point="2" draw:end-shape="id1694" draw:end-glue-point="3" svg:d="M942 6219v6286h508" svg:viewBox="0 0 509 6287">
          <text:p/>
        </draw:connector>
        <draw:custom-shape draw:style-name="gr436" draw:text-style-name="P137" xml:id="id1695" draw:id="id1695" draw:layer="layout" svg:width="0.67cm" svg:height="0.27cm" svg:x="2.701cm" svg:y="1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784cm" svg:y1="12.639cm" svg:x2="2.701cm" svg:y2="12.875cm" draw:start-shape="id1694" draw:start-glue-point="2" draw:end-shape="id1695" draw:end-glue-point="3" svg:d="M1784 12639v236h917" svg:viewBox="0 0 918 237">
          <text:p/>
        </draw:connector>
        <draw:custom-shape draw:style-name="gr430" draw:text-style-name="P156" xml:id="id1700" draw:id="id1700" draw:layer="layout" svg:width="0.67cm" svg:height="0.271cm" svg:x="9.941cm" svg:y="8.16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57" xml:id="id1702" draw:id="id1702" draw:layer="layout" svg:width="0.67cm" svg:height="0.27cm" svg:x="11.211cm" svg:y="9.6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698" draw:id="id1698" draw:layer="layout" svg:width="0.669cm" svg:height="0.27cm" svg:x="7.807cm" svg:y="5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699" draw:id="id1699" draw:layer="layout" svg:width="0.668cm" svg:height="0.268cm" svg:x="8.67cm" svg:y="6.64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1701" draw:id="id1701" draw:layer="layout" svg:width="0.67cm" svg:height="0.27cm" svg:x="9.944cm" svg:y="7.0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697" draw:id="id1697" draw:layer="layout" svg:width="0.669cm" svg:height="0.27cm" svg:x="12.474cm" svg:y="8.9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46cm" svg:y1="8.829cm" svg:x2="12.474cm" svg:y2="9.057cm" draw:start-shape="id1696" draw:start-glue-point="2" draw:end-shape="id1697" draw:end-glue-point="3" svg:d="M11546 8829v228h928" svg:viewBox="0 0 929 229">
          <text:p/>
        </draw:connector>
        <draw:connector draw:style-name="gr279" draw:text-style-name="P139" draw:layer="layout" svg:x1="8.141cm" svg:y1="6.22cm" svg:x2="8.67cm" svg:y2="6.781cm" draw:start-shape="id1698" draw:start-glue-point="2" draw:end-shape="id1699" draw:end-glue-point="3" svg:d="M8141 6220v561h529" svg:viewBox="0 0 530 562">
          <text:p/>
        </draw:connector>
        <draw:connector draw:style-name="gr279" draw:text-style-name="P139" draw:layer="layout" svg:x1="9.004cm" svg:y1="6.915cm" svg:x2="9.941cm" svg:y2="8.303cm" draw:start-shape="id1699" draw:start-glue-point="2" draw:end-shape="id1700" draw:end-glue-point="3" svg:d="M9004 6915v1388h937" svg:viewBox="0 0 938 1389">
          <text:p/>
        </draw:connector>
        <draw:connector draw:style-name="gr279" draw:text-style-name="P139" draw:layer="layout" svg:x1="9.004cm" svg:y1="6.915cm" svg:x2="9.944cm" svg:y2="7.174cm" draw:start-shape="id1699" draw:start-glue-point="2" draw:end-shape="id1701" draw:end-glue-point="3" svg:d="M9004 6915v259h940" svg:viewBox="0 0 941 260">
          <text:p/>
        </draw:connector>
        <draw:connector draw:style-name="gr279" draw:text-style-name="P139" draw:layer="layout" svg:x1="10.276cm" svg:y1="8.439cm" svg:x2="11.211cm" svg:y2="9.831cm" draw:start-shape="id1700" draw:start-glue-point="2" draw:end-shape="id1702" draw:end-glue-point="3" svg:d="M10276 8439v1392h935" svg:viewBox="0 0 936 1393">
          <text:p/>
        </draw:connector>
        <draw:custom-shape draw:style-name="gr436" draw:text-style-name="P137" xml:id="id1703" draw:id="id1703" draw:layer="layout" svg:width="0.67cm" svg:height="0.27cm" svg:x="11.216cm" svg:y="7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9cm" svg:y1="7.309cm" svg:x2="11.216cm" svg:y2="7.541cm" draw:start-shape="id1701" draw:start-glue-point="2" draw:end-shape="id1703" draw:end-glue-point="3" svg:d="M10279 7309v232h937" svg:viewBox="0 0 938 233">
          <text:p/>
        </draw:connector>
        <draw:custom-shape draw:style-name="gr436" draw:text-style-name="P137" xml:id="id1704" draw:id="id1704" draw:layer="layout" svg:width="0.67cm" svg:height="0.27cm" svg:x="9.929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004cm" svg:y1="6.915cm" svg:x2="9.929cm" svg:y2="11.739cm" draw:start-shape="id1699" draw:start-glue-point="2" draw:end-shape="id1704" draw:end-glue-point="3" svg:d="M9004 6915v4824h925" svg:viewBox="0 0 926 4825">
          <text:p/>
        </draw:connector>
        <draw:custom-shape draw:style-name="gr436" draw:text-style-name="P137" xml:id="id1705" draw:id="id1705" draw:layer="layout" svg:width="0.67cm" svg:height="0.27cm" svg:x="11.211cm" svg:y="11.9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64cm" svg:y1="11.874cm" svg:x2="11.211cm" svg:y2="12.126cm" draw:start-shape="id1704" draw:start-glue-point="2" draw:end-shape="id1705" draw:end-glue-point="3" svg:d="M10264 11874v252h947" svg:viewBox="0 0 948 253">
          <text:p/>
        </draw:connector>
        <draw:custom-shape draw:style-name="gr436" draw:text-style-name="P137" xml:id="id1706" draw:id="id1706" draw:layer="layout" svg:width="0.67cm" svg:height="0.27cm" svg:x="12.481cm" svg:y="10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46cm" svg:y1="9.966cm" svg:x2="12.481cm" svg:y2="10.218cm" draw:start-shape="id1702" draw:start-glue-point="2" draw:end-shape="id1706" draw:end-glue-point="3" svg:d="M11546 9966v252h935" svg:viewBox="0 0 936 253">
          <text:p/>
        </draw:connector>
        <draw:custom-shape draw:style-name="gr437" draw:text-style-name="P149" xml:id="id1696" draw:id="id1696" draw:layer="layout" svg:width="0.67cm" svg:height="0.271cm" svg:x="11.21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6cm" svg:y1="8.439cm" svg:x2="11.211cm" svg:y2="8.693cm" draw:start-shape="id1700" draw:start-glue-point="2" draw:end-shape="id1696" draw:end-glue-point="3" svg:d="M10276 8439v254h935" svg:viewBox="0 0 936 255">
          <text:p/>
        </draw:connector>
        <draw:custom-shape draw:style-name="gr435" draw:text-style-name="P137" xml:id="id1708" draw:id="id1708" draw:layer="layout" svg:width="0.669cm" svg:height="0.27cm" svg:x="12.49cm" svg:y="11.2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32cm" svg:y1="11.111cm" svg:x2="12.49cm" svg:y2="11.354cm" draw:start-shape="id1707" draw:start-glue-point="2" draw:end-shape="id1708" draw:end-glue-point="3" svg:d="M11532 11111v243h958" svg:viewBox="0 0 959 244">
          <text:p/>
        </draw:connector>
        <draw:custom-shape draw:style-name="gr438" draw:text-style-name="P137" xml:id="id1707" draw:id="id1707" draw:layer="layout" svg:width="0.67cm" svg:height="0.271cm" svg:x="11.197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6cm" svg:y1="8.439cm" svg:x2="11.197cm" svg:y2="10.975cm" draw:start-shape="id1700" draw:start-glue-point="2" draw:end-shape="id1707" draw:end-glue-point="3" svg:d="M10276 8439v2536h921" svg:viewBox="0 0 922 2537">
          <text:p/>
        </draw:connector>
        <draw:connector draw:style-name="gr279" draw:text-style-name="P139" draw:layer="layout" svg:x1="11.551cm" svg:y1="7.676cm" svg:x2="12.477cm" svg:y2="7.923cm" draw:start-shape="id1703" draw:start-glue-point="2" draw:end-shape="id1709" draw:end-glue-point="3" svg:d="M11551 7676v247h926" svg:viewBox="0 0 927 248">
          <text:p/>
        </draw:connector>
        <draw:custom-shape draw:style-name="gr436" draw:text-style-name="P137" xml:id="id1709" draw:id="id1709" draw:layer="layout" svg:width="0.67cm" svg:height="0.27cm" svg:x="12.477cm" svg:y="7.7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10" draw:id="id1710" draw:layer="layout" svg:width="0.668cm" svg:height="0.268cm" svg:x="8.649cm" svg:y="12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8.141cm" svg:y1="6.22cm" svg:x2="8.649cm" svg:y2="12.506cm" draw:start-shape="id1698" draw:start-glue-point="2" draw:end-shape="id1710" draw:end-glue-point="3" svg:d="M8141 6220v6286h508" svg:viewBox="0 0 509 6287">
          <text:p/>
        </draw:connector>
        <draw:custom-shape draw:style-name="gr436" draw:text-style-name="P137" xml:id="id1711" draw:id="id1711" draw:layer="layout" svg:width="0.67cm" svg:height="0.27cm" svg:x="9.9cm" svg:y="1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8.983cm" svg:y1="12.64cm" svg:x2="9.9cm" svg:y2="12.876cm" draw:start-shape="id1710" draw:start-glue-point="2" draw:end-shape="id1711" draw:end-glue-point="3" svg:d="M8983 12640v236h917" svg:viewBox="0 0 918 237">
          <text:p/>
        </draw:connector>
        <draw:custom-shape draw:style-name="gr430" draw:text-style-name="P156" xml:id="id1716" draw:id="id1716" draw:layer="layout" svg:width="0.67cm" svg:height="0.271cm" svg:x="17.184cm" svg:y="8.16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59" xml:id="id1718" draw:id="id1718" draw:layer="layout" svg:width="0.67cm" svg:height="0.27cm" svg:x="18.454cm" svg:y="9.6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14" draw:id="id1714" draw:layer="layout" svg:width="0.669cm" svg:height="0.27cm" svg:x="15.0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715" draw:id="id1715" draw:layer="layout" svg:width="0.668cm" svg:height="0.268cm" svg:x="15.913cm" svg:y="6.6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38" xml:id="id1717" draw:id="id1717" draw:layer="layout" svg:width="0.67cm" svg:height="0.27cm" svg:x="17.187cm" svg:y="7.0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8" xml:id="id1713" draw:id="id1713" draw:layer="layout" svg:width="0.669cm" svg:height="0.27cm" svg:x="19.717cm" svg:y="8.9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89cm" svg:y1="8.83cm" svg:x2="19.717cm" svg:y2="9.058cm" draw:start-shape="id1712" draw:start-glue-point="2" draw:end-shape="id1713" draw:end-glue-point="3" svg:d="M18789 8830v228h928" svg:viewBox="0 0 929 229">
          <text:p/>
        </draw:connector>
        <draw:connector draw:style-name="gr279" draw:text-style-name="P139" draw:layer="layout" svg:x1="15.384cm" svg:y1="6.221cm" svg:x2="15.913cm" svg:y2="6.782cm" draw:start-shape="id1714" draw:start-glue-point="2" draw:end-shape="id1715" draw:end-glue-point="3" svg:d="M15384 6221v561h529" svg:viewBox="0 0 530 562">
          <text:p/>
        </draw:connector>
        <draw:connector draw:style-name="gr279" draw:text-style-name="P139" draw:layer="layout" svg:x1="16.247cm" svg:y1="6.916cm" svg:x2="17.184cm" svg:y2="8.304cm" draw:start-shape="id1715" draw:start-glue-point="2" draw:end-shape="id1716" draw:end-glue-point="3" svg:d="M16247 6916v1388h937" svg:viewBox="0 0 938 1389">
          <text:p/>
        </draw:connector>
        <draw:connector draw:style-name="gr279" draw:text-style-name="P139" draw:layer="layout" svg:x1="16.247cm" svg:y1="6.916cm" svg:x2="17.187cm" svg:y2="7.175cm" draw:start-shape="id1715" draw:start-glue-point="2" draw:end-shape="id1717" draw:end-glue-point="3" svg:d="M16247 6916v259h940" svg:viewBox="0 0 941 260">
          <text:p/>
        </draw:connector>
        <draw:connector draw:style-name="gr279" draw:text-style-name="P139" draw:layer="layout" svg:x1="17.519cm" svg:y1="8.44cm" svg:x2="18.454cm" svg:y2="9.832cm" draw:start-shape="id1716" draw:start-glue-point="2" draw:end-shape="id1718" draw:end-glue-point="3" svg:d="M17519 8440v1392h935" svg:viewBox="0 0 936 1393">
          <text:p/>
        </draw:connector>
        <draw:custom-shape draw:style-name="gr434" draw:text-style-name="P149" xml:id="id1719" draw:id="id1719" draw:layer="layout" svg:width="0.67cm" svg:height="0.27cm" svg:x="18.45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22cm" svg:y1="7.31cm" svg:x2="18.459cm" svg:y2="7.542cm" draw:start-shape="id1717" draw:start-glue-point="2" draw:end-shape="id1719" draw:end-glue-point="3" svg:d="M17522 7310v232h937" svg:viewBox="0 0 938 233">
          <text:p/>
        </draw:connector>
        <draw:custom-shape draw:style-name="gr434" draw:text-style-name="P149" xml:id="id1720" draw:id="id1720" draw:layer="layout" svg:width="0.67cm" svg:height="0.27cm" svg:x="17.172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47cm" svg:y1="6.916cm" svg:x2="17.172cm" svg:y2="11.74cm" draw:start-shape="id1715" draw:start-glue-point="2" draw:end-shape="id1720" draw:end-glue-point="3" svg:d="M16247 6916v4824h925" svg:viewBox="0 0 926 4825">
          <text:p/>
        </draw:connector>
        <draw:custom-shape draw:style-name="gr440" draw:text-style-name="P138" xml:id="id1721" draw:id="id1721" draw:layer="layout" svg:width="0.67cm" svg:height="0.27cm" svg:x="18.454cm" svg:y="11.9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07cm" svg:y1="11.875cm" svg:x2="18.454cm" svg:y2="12.127cm" draw:start-shape="id1720" draw:start-glue-point="2" draw:end-shape="id1721" draw:end-glue-point="3" svg:d="M17507 11875v252h947" svg:viewBox="0 0 948 253">
          <text:p/>
        </draw:connector>
        <draw:custom-shape draw:style-name="gr440" draw:text-style-name="P138" xml:id="id1722" draw:id="id1722" draw:layer="layout" svg:width="0.67cm" svg:height="0.27cm" svg:x="19.724cm" svg:y="10.0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89cm" svg:y1="9.967cm" svg:x2="19.724cm" svg:y2="10.219cm" draw:start-shape="id1718" draw:start-glue-point="2" draw:end-shape="id1722" draw:end-glue-point="3" svg:d="M18789 9967v252h935" svg:viewBox="0 0 936 253">
          <text:p/>
        </draw:connector>
        <draw:custom-shape draw:style-name="gr437" draw:text-style-name="P149" xml:id="id1712" draw:id="id1712" draw:layer="layout" svg:width="0.67cm" svg:height="0.271cm" svg:x="18.454cm" svg:y="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19cm" svg:y1="8.44cm" svg:x2="18.454cm" svg:y2="8.694cm" draw:start-shape="id1716" draw:start-glue-point="2" draw:end-shape="id1712" draw:end-glue-point="3" svg:d="M17519 8440v254h935" svg:viewBox="0 0 936 255">
          <text:p/>
        </draw:connector>
        <draw:custom-shape draw:style-name="gr441" draw:text-style-name="P138" xml:id="id1724" draw:id="id1724" draw:layer="layout" svg:width="0.669cm" svg:height="0.27cm" svg:x="19.733cm" svg:y="11.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75cm" svg:y1="11.112cm" svg:x2="19.733cm" svg:y2="11.355cm" draw:start-shape="id1723" draw:start-glue-point="2" draw:end-shape="id1724" draw:end-glue-point="3" svg:d="M18775 11112v243h958" svg:viewBox="0 0 959 244">
          <text:p/>
        </draw:connector>
        <draw:custom-shape draw:style-name="gr437" draw:text-style-name="P149" xml:id="id1723" draw:id="id1723" draw:layer="layout" svg:width="0.67cm" svg:height="0.271cm" svg:x="18.44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19cm" svg:y1="8.44cm" svg:x2="18.44cm" svg:y2="10.976cm" draw:start-shape="id1716" draw:start-glue-point="2" draw:end-shape="id1723" draw:end-glue-point="3" svg:d="M17519 8440v2536h921" svg:viewBox="0 0 922 2537">
          <text:p/>
        </draw:connector>
        <draw:connector draw:style-name="gr279" draw:text-style-name="P139" draw:layer="layout" svg:x1="18.794cm" svg:y1="7.677cm" svg:x2="19.72cm" svg:y2="7.924cm" draw:start-shape="id1719" draw:start-glue-point="2" draw:end-shape="id1725" draw:end-glue-point="3" svg:d="M18794 7677v247h926" svg:viewBox="0 0 927 248">
          <text:p/>
        </draw:connector>
        <draw:custom-shape draw:style-name="gr440" draw:text-style-name="P138" xml:id="id1725" draw:id="id1725" draw:layer="layout" svg:width="0.67cm" svg:height="0.27cm" svg:x="19.72cm" svg:y="7.7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26" draw:id="id1726" draw:layer="layout" svg:width="0.668cm" svg:height="0.268cm" svg:x="15.892cm" svg:y="12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384cm" svg:y1="6.221cm" svg:x2="15.892cm" svg:y2="12.507cm" draw:start-shape="id1714" draw:start-glue-point="2" draw:end-shape="id1726" draw:end-glue-point="3" svg:d="M15384 6221v6286h508" svg:viewBox="0 0 509 6287">
          <text:p/>
        </draw:connector>
        <draw:custom-shape draw:style-name="gr436" draw:text-style-name="P137" xml:id="id1727" draw:id="id1727" draw:layer="layout" svg:width="0.67cm" svg:height="0.27cm" svg:x="17.143cm" svg:y="1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26cm" svg:y1="12.641cm" svg:x2="17.143cm" svg:y2="12.877cm" draw:start-shape="id1726" draw:start-glue-point="2" draw:end-shape="id1727" draw:end-glue-point="3" svg:d="M16226 12641v236h917" svg:viewBox="0 0 918 237">
          <text:p/>
        </draw:connector>
        <draw:custom-shape draw:style-name="gr438" draw:text-style-name="P137" xml:id="id1732" draw:id="id1732" draw:layer="layout" svg:width="0.67cm" svg:height="0.271cm" svg:x="24.139cm" svg:y="8.1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0" xml:id="id1734" draw:id="id1734" draw:layer="layout" svg:width="0.67cm" svg:height="0.27cm" svg:x="25.409cm" svg:y="9.69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30" draw:id="id1730" draw:layer="layout" svg:width="0.669cm" svg:height="0.27cm" svg:x="22.005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31" draw:id="id1731" draw:layer="layout" svg:width="0.668cm" svg:height="0.268cm" svg:x="22.868cm" svg:y="6.64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7" xml:id="id1733" draw:id="id1733" draw:layer="layout" svg:width="0.67cm" svg:height="0.27cm" svg:x="24.142cm" svg:y="7.04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7" xml:id="id1729" draw:id="id1729" draw:layer="layout" svg:width="0.669cm" svg:height="0.27cm" svg:x="26.672cm" svg:y="8.92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44cm" svg:y1="8.831cm" svg:x2="26.672cm" svg:y2="9.059cm" draw:start-shape="id1728" draw:start-glue-point="2" draw:end-shape="id1729" draw:end-glue-point="3" svg:d="M25744 8831v228h928" svg:viewBox="0 0 929 229">
          <text:p/>
        </draw:connector>
        <draw:connector draw:style-name="gr279" draw:text-style-name="P139" draw:layer="layout" svg:x1="22.339cm" svg:y1="6.222cm" svg:x2="22.868cm" svg:y2="6.783cm" draw:start-shape="id1730" draw:start-glue-point="2" draw:end-shape="id1731" draw:end-glue-point="3" svg:d="M22339 6222v561h529" svg:viewBox="0 0 530 562">
          <text:p/>
        </draw:connector>
        <draw:connector draw:style-name="gr279" draw:text-style-name="P139" draw:layer="layout" svg:x1="23.202cm" svg:y1="6.917cm" svg:x2="24.139cm" svg:y2="8.305cm" draw:start-shape="id1731" draw:start-glue-point="2" draw:end-shape="id1732" draw:end-glue-point="3" svg:d="M23202 6917v1388h937" svg:viewBox="0 0 938 1389">
          <text:p/>
        </draw:connector>
        <draw:connector draw:style-name="gr279" draw:text-style-name="P139" draw:layer="layout" svg:x1="23.202cm" svg:y1="6.917cm" svg:x2="24.142cm" svg:y2="7.176cm" draw:start-shape="id1731" draw:start-glue-point="2" draw:end-shape="id1733" draw:end-glue-point="3" svg:d="M23202 6917v259h940" svg:viewBox="0 0 941 260">
          <text:p/>
        </draw:connector>
        <draw:connector draw:style-name="gr279" draw:text-style-name="P139" draw:layer="layout" svg:x1="24.474cm" svg:y1="8.441cm" svg:x2="25.409cm" svg:y2="9.833cm" draw:start-shape="id1732" draw:start-glue-point="2" draw:end-shape="id1734" draw:end-glue-point="3" svg:d="M24474 8441v1392h935" svg:viewBox="0 0 936 1393">
          <text:p/>
        </draw:connector>
        <draw:custom-shape draw:style-name="gr436" draw:text-style-name="P137" xml:id="id1735" draw:id="id1735" draw:layer="layout" svg:width="0.67cm" svg:height="0.27cm" svg:x="25.414cm" svg:y="7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7cm" svg:y1="7.311cm" svg:x2="25.414cm" svg:y2="7.543cm" draw:start-shape="id1733" draw:start-glue-point="2" draw:end-shape="id1735" draw:end-glue-point="3" svg:d="M24477 7311v232h937" svg:viewBox="0 0 938 233">
          <text:p/>
        </draw:connector>
        <draw:custom-shape draw:style-name="gr436" draw:text-style-name="P137" xml:id="id1736" draw:id="id1736" draw:layer="layout" svg:width="0.67cm" svg:height="0.27cm" svg:x="24.127cm" svg:y="11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02cm" svg:y1="6.917cm" svg:x2="24.127cm" svg:y2="11.741cm" draw:start-shape="id1731" draw:start-glue-point="2" draw:end-shape="id1736" draw:end-glue-point="3" svg:d="M23202 6917v4824h925" svg:viewBox="0 0 926 4825">
          <text:p/>
        </draw:connector>
        <draw:custom-shape draw:style-name="gr421" draw:text-style-name="P147" xml:id="id1737" draw:id="id1737" draw:layer="layout" svg:width="0.67cm" svg:height="0.27cm" svg:x="25.409cm" svg:y="11.99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62cm" svg:y1="11.876cm" svg:x2="25.409cm" svg:y2="12.128cm" draw:start-shape="id1736" draw:start-glue-point="2" draw:end-shape="id1737" draw:end-glue-point="3" svg:d="M24462 11876v252h947" svg:viewBox="0 0 948 253">
          <text:p/>
        </draw:connector>
        <draw:custom-shape draw:style-name="gr421" draw:text-style-name="P147" xml:id="id1738" draw:id="id1738" draw:layer="layout" svg:width="0.67cm" svg:height="0.27cm" svg:x="26.679cm" svg:y="10.08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44cm" svg:y1="9.968cm" svg:x2="26.679cm" svg:y2="10.22cm" draw:start-shape="id1734" draw:start-glue-point="2" draw:end-shape="id1738" draw:end-glue-point="3" svg:d="M25744 9968v252h935" svg:viewBox="0 0 936 253">
          <text:p/>
        </draw:connector>
        <draw:custom-shape draw:style-name="gr438" draw:text-style-name="P137" xml:id="id1728" draw:id="id1728" draw:layer="layout" svg:width="0.67cm" svg:height="0.271cm" svg:x="25.409cm" svg:y="8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4cm" svg:y1="8.441cm" svg:x2="25.409cm" svg:y2="8.695cm" draw:start-shape="id1732" draw:start-glue-point="2" draw:end-shape="id1728" draw:end-glue-point="3" svg:d="M24474 8441v254h935" svg:viewBox="0 0 936 255">
          <text:p/>
        </draw:connector>
        <draw:custom-shape draw:style-name="gr422" draw:text-style-name="P147" xml:id="id1740" draw:id="id1740" draw:layer="layout" svg:width="0.669cm" svg:height="0.27cm" svg:x="26.688cm" svg:y="11.2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3cm" svg:y1="11.113cm" svg:x2="26.688cm" svg:y2="11.356cm" draw:start-shape="id1739" draw:start-glue-point="2" draw:end-shape="id1740" draw:end-glue-point="3" svg:d="M25730 11113v243h958" svg:viewBox="0 0 959 244">
          <text:p/>
        </draw:connector>
        <draw:custom-shape draw:style-name="gr438" draw:text-style-name="P137" xml:id="id1739" draw:id="id1739" draw:layer="layout" svg:width="0.67cm" svg:height="0.271cm" svg:x="25.395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4cm" svg:y1="8.441cm" svg:x2="25.395cm" svg:y2="10.977cm" draw:start-shape="id1732" draw:start-glue-point="2" draw:end-shape="id1739" draw:end-glue-point="3" svg:d="M24474 8441v2536h921" svg:viewBox="0 0 922 2537">
          <text:p/>
        </draw:connector>
        <draw:connector draw:style-name="gr279" draw:text-style-name="P139" draw:layer="layout" svg:x1="25.749cm" svg:y1="7.678cm" svg:x2="26.675cm" svg:y2="7.925cm" draw:start-shape="id1735" draw:start-glue-point="2" draw:end-shape="id1741" draw:end-glue-point="3" svg:d="M25749 7678v247h926" svg:viewBox="0 0 927 248">
          <text:p/>
        </draw:connector>
        <draw:custom-shape draw:style-name="gr421" draw:text-style-name="P147" xml:id="id1741" draw:id="id1741" draw:layer="layout" svg:width="0.67cm" svg:height="0.27cm" svg:x="26.675cm" svg:y="7.7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42" draw:id="id1742" draw:layer="layout" svg:width="0.668cm" svg:height="0.268cm" svg:x="22.847cm" svg:y="1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39cm" svg:y1="6.222cm" svg:x2="22.847cm" svg:y2="12.508cm" draw:start-shape="id1730" draw:start-glue-point="2" draw:end-shape="id1742" draw:end-glue-point="3" svg:d="M22339 6222v6286h508" svg:viewBox="0 0 509 6287">
          <text:p/>
        </draw:connector>
        <draw:custom-shape draw:style-name="gr436" draw:text-style-name="P137" xml:id="id1743" draw:id="id1743" draw:layer="layout" svg:width="0.67cm" svg:height="0.27cm" svg:x="24.09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181cm" svg:y1="12.642cm" svg:x2="24.098cm" svg:y2="12.878cm" draw:start-shape="id1742" draw:start-glue-point="2" draw:end-shape="id1743" draw:end-glue-point="3" svg:d="M23181 12642v236h917" svg:viewBox="0 0 918 237">
          <text:p/>
        </draw:connector>
        <draw:custom-shape draw:style-name="gr457" draw:text-style-name="P155" draw:layer="layout" svg:width="3.538cm" svg:height="0.786cm" svg:x="1.594cm" svg:y="4.756cm">
          <text:p text:style-name="P142"><text:span text:style-name="T26">.b:has(</text:span><text:span text:style-name="T23">.a</text:span><text:span text:style-name="T27">) .c</text:span></text:p>
          <draw:enhanced-geometry svg:viewBox="0 0 21600 21600" draw:type="rectangle" draw:enhanced-path="M 0 0 L 21600 0 21600 21600 0 21600 0 0 Z N"/>
        </draw:custom-shape>
        <draw:custom-shape draw:style-name="gr458" draw:text-style-name="P155" draw:layer="layout" svg:width="3.538cm" svg:height="0.786cm" svg:x="15.994cm" svg:y="4.756cm">
          <text:p text:style-name="P142"><text:span text:style-name="T23">.b</text:span><text:span text:style-name="T26">:has(.a)</text:span><text:span text:style-name="T23"> .c</text:span></text:p>
          <draw:enhanced-geometry svg:viewBox="0 0 21600 21600" draw:type="rectangle" draw:enhanced-path="M 0 0 L 21600 0 21600 21600 0 21600 0 0 Z N"/>
        </draw:custom-shape>
        <draw:custom-shape draw:style-name="gr459" draw:text-style-name="P155" draw:layer="layout" svg:width="3.538cm" svg:height="0.786cm" svg:x="23.019cm" svg:y="4.756cm">
          <text:p text:style-name="P142"><text:span text:style-name="T23">.b:has(.a) .c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draw:layer="layout" svg:width="0.581cm" svg:height="0.59cm" svg:x="3.379cm" svg:y="4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xml:id="id1745" draw:id="id1745" draw:layer="layout" svg:width="0.581cm" svg:height="0.59cm" svg:x="9.085cm" svg:y="4.8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744" draw:id="id1744" draw:layer="layout" svg:width="0.581cm" svg:height="0.59cm" svg:x="10.579cm" svg:y="4.822cm">
          <text:p text:style-name="P5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0.87cm" svg:y1="4.822cm" svg:x2="9.376cm" svg:y2="4.82cm" draw:start-shape="id1744" draw:start-glue-point="4" draw:end-shape="id1745" draw:end-glue-point="4" svg:d="M10870 4822c0-754-1494-753-1494-2" svg:viewBox="0 0 1495 566">
          <text:p/>
        </draw:connector>
        <draw:custom-shape draw:style-name="gr446" draw:text-style-name="P163" xml:id="id1746" draw:id="id1746" draw:layer="layout" svg:width="0.581cm" svg:height="0.59cm" svg:x="16.251cm" svg:y="4.7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747" draw:id="id1747" draw:layer="layout" svg:width="0.581cm" svg:height="0.59cm" svg:x="18.657cm" svg:y="4.823cm">
          <text:p text:style-name="P5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6.542cm" svg:y1="5.389cm" svg:x2="18.948cm" svg:y2="5.413cm" draw:start-shape="id1746" draw:start-glue-point="8" draw:end-shape="id1747" draw:end-glue-point="8" svg:d="M16542 5389c0 789 2406 777 2406 24" svg:viewBox="0 0 2407 591">
          <text:p/>
        </draw:connector>
        <draw:custom-shape draw:style-name="gr28" draw:text-style-name="P49" draw:layer="layout" svg:width="1.103cm" svg:height="0.368cm" svg:x="14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3cm" svg:height="0.569cm" svg:x="15.707cm" svg:y="14.22cm">
          <draw:text-box>
            <text:p text:style-name="P21"><text:span text:style-name="T2">Subject element</text:span></text:p>
          </draw:text-box>
        </draw:frame>
        <draw:custom-shape draw:style-name="gr444" draw:text-style-name="P161" draw:layer="layout" svg:width="1.103cm" svg:height="0.368cm" svg:x="5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50" draw:layer="layout" svg:width="3.507cm" svg:height="0.887cm" svg:x="6.707cm" svg:y="14.044cm">
          <draw:text-box>
            <text:p text:style-name="P21"><text:span text:style-name="T2">Downward invalidation scheduled elemen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2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custom-shape draw:style-name="gr453" draw:text-style-name="P72" draw:layer="layout" svg:width="5.024cm" svg:height="5.836cm" svg:x="15.753cm" svg:y="6.48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72" draw:layer="layout" svg:width="3.599cm" svg:height="3.455cm" svg:x="16.975cm" svg:y="8.1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71" draw:layer="layout" svg:width="1.764cm" svg:height="5.77cm" draw:transform="skewX (0.000523598775598374) rotate (0.711396203112889) translate (7.488cm 6.1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37" xml:id="id1752" draw:id="id1752" draw:layer="layout" svg:width="0.67cm" svg:height="0.271cm" svg:x="2.742cm" svg:y="8.16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0" xml:id="id1754" draw:id="id1754" draw:layer="layout" svg:width="0.67cm" svg:height="0.27cm" svg:x="4.012cm" svg:y="9.69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50" draw:id="id1750" draw:layer="layout" svg:width="0.669cm" svg:height="0.27cm" svg:x="0.608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51" draw:id="id1751" draw:layer="layout" svg:width="0.668cm" svg:height="0.268cm" svg:x="1.471cm" svg:y="6.64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7" xml:id="id1753" draw:id="id1753" draw:layer="layout" svg:width="0.67cm" svg:height="0.27cm" svg:x="2.745cm" svg:y="7.03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749" draw:id="id1749" draw:layer="layout" svg:width="0.669cm" svg:height="0.27cm" svg:x="5.275cm" svg:y="8.9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47cm" svg:y1="8.828cm" svg:x2="5.275cm" svg:y2="9.056cm" draw:start-shape="id1748" draw:start-glue-point="2" draw:end-shape="id1749" draw:end-glue-point="3" svg:d="M4347 8828v228h928" svg:viewBox="0 0 929 229">
          <text:p/>
        </draw:connector>
        <draw:connector draw:style-name="gr279" draw:text-style-name="P139" draw:layer="layout" svg:x1="0.942cm" svg:y1="6.219cm" svg:x2="1.471cm" svg:y2="6.78cm" draw:start-shape="id1750" draw:start-glue-point="2" draw:end-shape="id1751" draw:end-glue-point="3" svg:d="M942 6219v561h529" svg:viewBox="0 0 530 562">
          <text:p/>
        </draw:connector>
        <draw:connector draw:style-name="gr279" draw:text-style-name="P139" draw:layer="layout" svg:x1="1.805cm" svg:y1="6.914cm" svg:x2="2.742cm" svg:y2="8.302cm" draw:start-shape="id1751" draw:start-glue-point="2" draw:end-shape="id1752" draw:end-glue-point="3" svg:d="M1805 6914v1388h937" svg:viewBox="0 0 938 1389">
          <text:p/>
        </draw:connector>
        <draw:connector draw:style-name="gr279" draw:text-style-name="P139" draw:layer="layout" svg:x1="1.805cm" svg:y1="6.914cm" svg:x2="2.745cm" svg:y2="7.173cm" draw:start-shape="id1751" draw:start-glue-point="2" draw:end-shape="id1753" draw:end-glue-point="3" svg:d="M1805 6914v259h940" svg:viewBox="0 0 941 260">
          <text:p/>
        </draw:connector>
        <draw:connector draw:style-name="gr279" draw:text-style-name="P139" draw:layer="layout" svg:x1="3.077cm" svg:y1="8.438cm" svg:x2="4.012cm" svg:y2="9.83cm" draw:start-shape="id1752" draw:start-glue-point="2" draw:end-shape="id1754" draw:end-glue-point="3" svg:d="M3077 8438v1392h935" svg:viewBox="0 0 936 1393">
          <text:p/>
        </draw:connector>
        <draw:frame draw:style-name="gr423" draw:text-style-name="P51" draw:layer="layout" svg:width="27.991cm" svg:height="2.541cm" svg:x="0cm" svg:y="0.354cm">
          <draw:text-box>
            <text:p text:style-name="P14"><text:span text:style-name="T3">Non-terminal :has</text:span><text:span text:style-name="T25"><text:line-break/></text:span><text:span text:style-name="T25"><text:line-break/></text:span><text:span text:style-name="T25">.b:has(.a) .c</text:span></text:p>
          </draw:text-box>
        </draw:frame>
        <draw:custom-shape draw:style-name="gr436" draw:text-style-name="P137" xml:id="id1755" draw:id="id1755" draw:layer="layout" svg:width="0.67cm" svg:height="0.27cm" svg:x="4.017cm" svg:y="7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8cm" svg:y1="7.308cm" svg:x2="4.017cm" svg:y2="7.54cm" draw:start-shape="id1753" draw:start-glue-point="2" draw:end-shape="id1755" draw:end-glue-point="3" svg:d="M3080 7308v232h937" svg:viewBox="0 0 938 233">
          <text:p/>
        </draw:connector>
        <draw:custom-shape draw:style-name="gr436" draw:text-style-name="P137" xml:id="id1756" draw:id="id1756" draw:layer="layout" svg:width="0.67cm" svg:height="0.27cm" svg:x="2.73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805cm" svg:y1="6.914cm" svg:x2="2.73cm" svg:y2="11.738cm" draw:start-shape="id1751" draw:start-glue-point="2" draw:end-shape="id1756" draw:end-glue-point="3" svg:d="M1805 6914v4824h925" svg:viewBox="0 0 926 4825">
          <text:p/>
        </draw:connector>
        <draw:custom-shape draw:style-name="gr436" draw:text-style-name="P137" xml:id="id1757" draw:id="id1757" draw:layer="layout" svg:width="0.67cm" svg:height="0.27cm" svg:x="4.012cm" svg:y="11.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65cm" svg:y1="11.873cm" svg:x2="4.012cm" svg:y2="12.125cm" draw:start-shape="id1756" draw:start-glue-point="2" draw:end-shape="id1757" draw:end-glue-point="3" svg:d="M3065 11873v252h947" svg:viewBox="0 0 948 253">
          <text:p/>
        </draw:connector>
        <draw:custom-shape draw:style-name="gr436" draw:text-style-name="P137" xml:id="id1758" draw:id="id1758" draw:layer="layout" svg:width="0.67cm" svg:height="0.27cm" svg:x="5.282cm" svg:y="10.08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47cm" svg:y1="9.965cm" svg:x2="5.282cm" svg:y2="10.217cm" draw:start-shape="id1754" draw:start-glue-point="2" draw:end-shape="id1758" draw:end-glue-point="3" svg:d="M4347 9965v252h935" svg:viewBox="0 0 936 253">
          <text:p/>
        </draw:connector>
        <draw:custom-shape draw:style-name="gr438" draw:text-style-name="P137" xml:id="id1748" draw:id="id1748" draw:layer="layout" svg:width="0.67cm" svg:height="0.271cm" svg:x="4.012cm" svg:y="8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77cm" svg:y1="8.438cm" svg:x2="4.012cm" svg:y2="8.692cm" draw:start-shape="id1752" draw:start-glue-point="2" draw:end-shape="id1748" draw:end-glue-point="3" svg:d="M3077 8438v254h935" svg:viewBox="0 0 936 255">
          <text:p/>
        </draw:connector>
        <draw:custom-shape draw:style-name="gr435" draw:text-style-name="P137" xml:id="id1760" draw:id="id1760" draw:layer="layout" svg:width="0.669cm" svg:height="0.27cm" svg:x="5.291cm" svg:y="11.21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33cm" svg:y1="11.11cm" svg:x2="5.291cm" svg:y2="11.353cm" draw:start-shape="id1759" draw:start-glue-point="2" draw:end-shape="id1760" draw:end-glue-point="3" svg:d="M4333 11110v243h958" svg:viewBox="0 0 959 244">
          <text:p/>
        </draw:connector>
        <draw:custom-shape draw:style-name="gr438" draw:text-style-name="P137" xml:id="id1759" draw:id="id1759" draw:layer="layout" svg:width="0.67cm" svg:height="0.271cm" svg:x="3.998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77cm" svg:y1="8.438cm" svg:x2="3.998cm" svg:y2="10.974cm" draw:start-shape="id1752" draw:start-glue-point="2" draw:end-shape="id1759" draw:end-glue-point="3" svg:d="M3077 8438v2536h921" svg:viewBox="0 0 922 2537">
          <text:p/>
        </draw:connector>
        <draw:custom-shape draw:style-name="gr460" draw:text-style-name="P155" draw:layer="layout" svg:width="3.538cm" svg:height="0.786cm" svg:x="8.794cm" svg:y="4.756cm">
          <text:p text:style-name="P142"><text:span text:style-name="T23">.b</text:span><text:span text:style-name="T26">:has(</text:span><text:span text:style-name="T23">.a</text:span><text:span text:style-name="T26">) .c</text:span></text:p>
          <draw:enhanced-geometry svg:viewBox="0 0 21600 21600" draw:type="rectangle" draw:enhanced-path="M 0 0 L 21600 0 21600 21600 0 21600 0 0 Z N"/>
        </draw:custom-shape>
        <draw:connector draw:style-name="gr279" draw:text-style-name="P139" draw:layer="layout" svg:x1="4.352cm" svg:y1="7.675cm" svg:x2="5.278cm" svg:y2="7.922cm" draw:start-shape="id1755" draw:start-glue-point="2" draw:end-shape="id1761" draw:end-glue-point="3" svg:d="M4352 7675v247h926" svg:viewBox="0 0 927 248">
          <text:p/>
        </draw:connector>
        <draw:custom-shape draw:style-name="gr436" draw:text-style-name="P137" xml:id="id1761" draw:id="id1761" draw:layer="layout" svg:width="0.67cm" svg:height="0.27cm" svg:x="5.278cm" svg:y="7.78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18.457cm" svg:y="14.1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50" draw:layer="layout" svg:width="3.037cm" svg:height="0.569cm" svg:x="20.017cm" svg:y="14.214cm">
          <draw:text-box>
            <text:p text:style-name="P21"><text:span text:style-name="T2">Downward subtree</text:span></text:p>
          </draw:text-box>
        </draw:frame>
        <draw:custom-shape draw:style-name="gr136" draw:text-style-name="P71" draw:layer="layout" svg:width="0.729cm" svg:height="1.298cm" draw:transform="rotate (0.703367688553715) translate (22.922cm 14.1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24.217cm" svg:y="14.215cm">
          <draw:text-box>
            <text:p text:style-name="P21"><text:span text:style-name="T2">Upward subtree</text:span></text:p>
          </draw:text-box>
        </draw:frame>
        <draw:custom-shape draw:style-name="gr75" draw:text-style-name="P47" draw:layer="layout" svg:width="1.103cm" svg:height="0.368cm" svg:x="1.488cm" svg:y="1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0.313cm" svg:y="1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2.591cm" svg:y="14.217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053cm" svg:height="0.569cm" svg:x="11.407cm" svg:y="14.219cm">
          <draw:text-box>
            <text:p text:style-name="P21"><text:span text:style-name="T2">Invalidated element</text:span></text:p>
          </draw:text-box>
        </draw:frame>
        <draw:custom-shape draw:style-name="gr420" draw:text-style-name="P137" xml:id="id1762" draw:id="id1762" draw:layer="layout" svg:width="0.668cm" svg:height="0.268cm" svg:x="1.45cm" svg:y="12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942cm" svg:y1="6.219cm" svg:x2="1.45cm" svg:y2="12.505cm" draw:start-shape="id1750" draw:start-glue-point="2" draw:end-shape="id1762" draw:end-glue-point="3" svg:d="M942 6219v6286h508" svg:viewBox="0 0 509 6287">
          <text:p/>
        </draw:connector>
        <draw:custom-shape draw:style-name="gr436" draw:text-style-name="P137" xml:id="id1763" draw:id="id1763" draw:layer="layout" svg:width="0.67cm" svg:height="0.27cm" svg:x="2.701cm" svg:y="1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784cm" svg:y1="12.639cm" svg:x2="2.701cm" svg:y2="12.875cm" draw:start-shape="id1762" draw:start-glue-point="2" draw:end-shape="id1763" draw:end-glue-point="3" svg:d="M1784 12639v236h917" svg:viewBox="0 0 918 237">
          <text:p/>
        </draw:connector>
        <draw:custom-shape draw:style-name="gr430" draw:text-style-name="P156" xml:id="id1768" draw:id="id1768" draw:layer="layout" svg:width="0.67cm" svg:height="0.271cm" svg:x="9.941cm" svg:y="8.16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57" xml:id="id1770" draw:id="id1770" draw:layer="layout" svg:width="0.67cm" svg:height="0.27cm" svg:x="11.211cm" svg:y="9.6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766" draw:id="id1766" draw:layer="layout" svg:width="0.669cm" svg:height="0.27cm" svg:x="7.807cm" svg:y="5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767" draw:id="id1767" draw:layer="layout" svg:width="0.668cm" svg:height="0.268cm" svg:x="8.67cm" svg:y="6.64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1769" draw:id="id1769" draw:layer="layout" svg:width="0.67cm" svg:height="0.27cm" svg:x="9.944cm" svg:y="7.0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765" draw:id="id1765" draw:layer="layout" svg:width="0.669cm" svg:height="0.27cm" svg:x="12.474cm" svg:y="8.9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46cm" svg:y1="8.829cm" svg:x2="12.474cm" svg:y2="9.057cm" draw:start-shape="id1764" draw:start-glue-point="2" draw:end-shape="id1765" draw:end-glue-point="3" svg:d="M11546 8829v228h928" svg:viewBox="0 0 929 229">
          <text:p/>
        </draw:connector>
        <draw:connector draw:style-name="gr279" draw:text-style-name="P139" draw:layer="layout" svg:x1="8.141cm" svg:y1="6.22cm" svg:x2="8.67cm" svg:y2="6.781cm" draw:start-shape="id1766" draw:start-glue-point="2" draw:end-shape="id1767" draw:end-glue-point="3" svg:d="M8141 6220v561h529" svg:viewBox="0 0 530 562">
          <text:p/>
        </draw:connector>
        <draw:connector draw:style-name="gr279" draw:text-style-name="P139" draw:layer="layout" svg:x1="9.004cm" svg:y1="6.915cm" svg:x2="9.941cm" svg:y2="8.303cm" draw:start-shape="id1767" draw:start-glue-point="2" draw:end-shape="id1768" draw:end-glue-point="3" svg:d="M9004 6915v1388h937" svg:viewBox="0 0 938 1389">
          <text:p/>
        </draw:connector>
        <draw:connector draw:style-name="gr279" draw:text-style-name="P139" draw:layer="layout" svg:x1="9.004cm" svg:y1="6.915cm" svg:x2="9.944cm" svg:y2="7.174cm" draw:start-shape="id1767" draw:start-glue-point="2" draw:end-shape="id1769" draw:end-glue-point="3" svg:d="M9004 6915v259h940" svg:viewBox="0 0 941 260">
          <text:p/>
        </draw:connector>
        <draw:connector draw:style-name="gr279" draw:text-style-name="P139" draw:layer="layout" svg:x1="10.276cm" svg:y1="8.439cm" svg:x2="11.211cm" svg:y2="9.831cm" draw:start-shape="id1768" draw:start-glue-point="2" draw:end-shape="id1770" draw:end-glue-point="3" svg:d="M10276 8439v1392h935" svg:viewBox="0 0 936 1393">
          <text:p/>
        </draw:connector>
        <draw:custom-shape draw:style-name="gr436" draw:text-style-name="P137" xml:id="id1771" draw:id="id1771" draw:layer="layout" svg:width="0.67cm" svg:height="0.27cm" svg:x="11.216cm" svg:y="7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9cm" svg:y1="7.309cm" svg:x2="11.216cm" svg:y2="7.541cm" draw:start-shape="id1769" draw:start-glue-point="2" draw:end-shape="id1771" draw:end-glue-point="3" svg:d="M10279 7309v232h937" svg:viewBox="0 0 938 233">
          <text:p/>
        </draw:connector>
        <draw:custom-shape draw:style-name="gr436" draw:text-style-name="P137" xml:id="id1772" draw:id="id1772" draw:layer="layout" svg:width="0.67cm" svg:height="0.27cm" svg:x="9.929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004cm" svg:y1="6.915cm" svg:x2="9.929cm" svg:y2="11.739cm" draw:start-shape="id1767" draw:start-glue-point="2" draw:end-shape="id1772" draw:end-glue-point="3" svg:d="M9004 6915v4824h925" svg:viewBox="0 0 926 4825">
          <text:p/>
        </draw:connector>
        <draw:custom-shape draw:style-name="gr436" draw:text-style-name="P137" xml:id="id1773" draw:id="id1773" draw:layer="layout" svg:width="0.67cm" svg:height="0.27cm" svg:x="11.211cm" svg:y="11.9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64cm" svg:y1="11.874cm" svg:x2="11.211cm" svg:y2="12.126cm" draw:start-shape="id1772" draw:start-glue-point="2" draw:end-shape="id1773" draw:end-glue-point="3" svg:d="M10264 11874v252h947" svg:viewBox="0 0 948 253">
          <text:p/>
        </draw:connector>
        <draw:custom-shape draw:style-name="gr436" draw:text-style-name="P137" xml:id="id1774" draw:id="id1774" draw:layer="layout" svg:width="0.67cm" svg:height="0.27cm" svg:x="12.481cm" svg:y="10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46cm" svg:y1="9.966cm" svg:x2="12.481cm" svg:y2="10.218cm" draw:start-shape="id1770" draw:start-glue-point="2" draw:end-shape="id1774" draw:end-glue-point="3" svg:d="M11546 9966v252h935" svg:viewBox="0 0 936 253">
          <text:p/>
        </draw:connector>
        <draw:custom-shape draw:style-name="gr437" draw:text-style-name="P149" xml:id="id1764" draw:id="id1764" draw:layer="layout" svg:width="0.67cm" svg:height="0.271cm" svg:x="11.21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6cm" svg:y1="8.439cm" svg:x2="11.211cm" svg:y2="8.693cm" draw:start-shape="id1768" draw:start-glue-point="2" draw:end-shape="id1764" draw:end-glue-point="3" svg:d="M10276 8439v254h935" svg:viewBox="0 0 936 255">
          <text:p/>
        </draw:connector>
        <draw:custom-shape draw:style-name="gr435" draw:text-style-name="P137" xml:id="id1776" draw:id="id1776" draw:layer="layout" svg:width="0.669cm" svg:height="0.27cm" svg:x="12.49cm" svg:y="11.2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32cm" svg:y1="11.111cm" svg:x2="12.49cm" svg:y2="11.354cm" draw:start-shape="id1775" draw:start-glue-point="2" draw:end-shape="id1776" draw:end-glue-point="3" svg:d="M11532 11111v243h958" svg:viewBox="0 0 959 244">
          <text:p/>
        </draw:connector>
        <draw:custom-shape draw:style-name="gr438" draw:text-style-name="P137" xml:id="id1775" draw:id="id1775" draw:layer="layout" svg:width="0.67cm" svg:height="0.271cm" svg:x="11.197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6cm" svg:y1="8.439cm" svg:x2="11.197cm" svg:y2="10.975cm" draw:start-shape="id1768" draw:start-glue-point="2" draw:end-shape="id1775" draw:end-glue-point="3" svg:d="M10276 8439v2536h921" svg:viewBox="0 0 922 2537">
          <text:p/>
        </draw:connector>
        <draw:connector draw:style-name="gr279" draw:text-style-name="P139" draw:layer="layout" svg:x1="11.551cm" svg:y1="7.676cm" svg:x2="12.477cm" svg:y2="7.923cm" draw:start-shape="id1771" draw:start-glue-point="2" draw:end-shape="id1777" draw:end-glue-point="3" svg:d="M11551 7676v247h926" svg:viewBox="0 0 927 248">
          <text:p/>
        </draw:connector>
        <draw:custom-shape draw:style-name="gr436" draw:text-style-name="P137" xml:id="id1777" draw:id="id1777" draw:layer="layout" svg:width="0.67cm" svg:height="0.27cm" svg:x="12.477cm" svg:y="7.7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78" draw:id="id1778" draw:layer="layout" svg:width="0.668cm" svg:height="0.268cm" svg:x="8.649cm" svg:y="12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8.141cm" svg:y1="6.22cm" svg:x2="8.649cm" svg:y2="12.506cm" draw:start-shape="id1766" draw:start-glue-point="2" draw:end-shape="id1778" draw:end-glue-point="3" svg:d="M8141 6220v6286h508" svg:viewBox="0 0 509 6287">
          <text:p/>
        </draw:connector>
        <draw:custom-shape draw:style-name="gr436" draw:text-style-name="P137" xml:id="id1779" draw:id="id1779" draw:layer="layout" svg:width="0.67cm" svg:height="0.27cm" svg:x="9.9cm" svg:y="1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8.983cm" svg:y1="12.64cm" svg:x2="9.9cm" svg:y2="12.876cm" draw:start-shape="id1778" draw:start-glue-point="2" draw:end-shape="id1779" draw:end-glue-point="3" svg:d="M8983 12640v236h917" svg:viewBox="0 0 918 237">
          <text:p/>
        </draw:connector>
        <draw:custom-shape draw:style-name="gr430" draw:text-style-name="P156" xml:id="id1784" draw:id="id1784" draw:layer="layout" svg:width="0.67cm" svg:height="0.271cm" svg:x="17.184cm" svg:y="8.16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59" xml:id="id1786" draw:id="id1786" draw:layer="layout" svg:width="0.67cm" svg:height="0.27cm" svg:x="18.454cm" svg:y="9.6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82" draw:id="id1782" draw:layer="layout" svg:width="0.669cm" svg:height="0.27cm" svg:x="15.0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783" draw:id="id1783" draw:layer="layout" svg:width="0.668cm" svg:height="0.268cm" svg:x="15.913cm" svg:y="6.6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38" xml:id="id1785" draw:id="id1785" draw:layer="layout" svg:width="0.67cm" svg:height="0.27cm" svg:x="17.187cm" svg:y="7.0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8" xml:id="id1781" draw:id="id1781" draw:layer="layout" svg:width="0.669cm" svg:height="0.27cm" svg:x="19.717cm" svg:y="8.9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89cm" svg:y1="8.83cm" svg:x2="19.717cm" svg:y2="9.058cm" draw:start-shape="id1780" draw:start-glue-point="2" draw:end-shape="id1781" draw:end-glue-point="3" svg:d="M18789 8830v228h928" svg:viewBox="0 0 929 229">
          <text:p/>
        </draw:connector>
        <draw:connector draw:style-name="gr279" draw:text-style-name="P139" draw:layer="layout" svg:x1="15.384cm" svg:y1="6.221cm" svg:x2="15.913cm" svg:y2="6.782cm" draw:start-shape="id1782" draw:start-glue-point="2" draw:end-shape="id1783" draw:end-glue-point="3" svg:d="M15384 6221v561h529" svg:viewBox="0 0 530 562">
          <text:p/>
        </draw:connector>
        <draw:connector draw:style-name="gr279" draw:text-style-name="P139" draw:layer="layout" svg:x1="16.247cm" svg:y1="6.916cm" svg:x2="17.184cm" svg:y2="8.304cm" draw:start-shape="id1783" draw:start-glue-point="2" draw:end-shape="id1784" draw:end-glue-point="3" svg:d="M16247 6916v1388h937" svg:viewBox="0 0 938 1389">
          <text:p/>
        </draw:connector>
        <draw:connector draw:style-name="gr279" draw:text-style-name="P139" draw:layer="layout" svg:x1="16.247cm" svg:y1="6.916cm" svg:x2="17.187cm" svg:y2="7.175cm" draw:start-shape="id1783" draw:start-glue-point="2" draw:end-shape="id1785" draw:end-glue-point="3" svg:d="M16247 6916v259h940" svg:viewBox="0 0 941 260">
          <text:p/>
        </draw:connector>
        <draw:connector draw:style-name="gr279" draw:text-style-name="P139" draw:layer="layout" svg:x1="17.519cm" svg:y1="8.44cm" svg:x2="18.454cm" svg:y2="9.832cm" draw:start-shape="id1784" draw:start-glue-point="2" draw:end-shape="id1786" draw:end-glue-point="3" svg:d="M17519 8440v1392h935" svg:viewBox="0 0 936 1393">
          <text:p/>
        </draw:connector>
        <draw:custom-shape draw:style-name="gr434" draw:text-style-name="P149" xml:id="id1787" draw:id="id1787" draw:layer="layout" svg:width="0.67cm" svg:height="0.27cm" svg:x="18.45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22cm" svg:y1="7.31cm" svg:x2="18.459cm" svg:y2="7.542cm" draw:start-shape="id1785" draw:start-glue-point="2" draw:end-shape="id1787" draw:end-glue-point="3" svg:d="M17522 7310v232h937" svg:viewBox="0 0 938 233">
          <text:p/>
        </draw:connector>
        <draw:custom-shape draw:style-name="gr434" draw:text-style-name="P149" xml:id="id1788" draw:id="id1788" draw:layer="layout" svg:width="0.67cm" svg:height="0.27cm" svg:x="17.172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47cm" svg:y1="6.916cm" svg:x2="17.172cm" svg:y2="11.74cm" draw:start-shape="id1783" draw:start-glue-point="2" draw:end-shape="id1788" draw:end-glue-point="3" svg:d="M16247 6916v4824h925" svg:viewBox="0 0 926 4825">
          <text:p/>
        </draw:connector>
        <draw:custom-shape draw:style-name="gr440" draw:text-style-name="P138" xml:id="id1789" draw:id="id1789" draw:layer="layout" svg:width="0.67cm" svg:height="0.27cm" svg:x="18.454cm" svg:y="11.9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07cm" svg:y1="11.875cm" svg:x2="18.454cm" svg:y2="12.127cm" draw:start-shape="id1788" draw:start-glue-point="2" draw:end-shape="id1789" draw:end-glue-point="3" svg:d="M17507 11875v252h947" svg:viewBox="0 0 948 253">
          <text:p/>
        </draw:connector>
        <draw:custom-shape draw:style-name="gr440" draw:text-style-name="P138" xml:id="id1790" draw:id="id1790" draw:layer="layout" svg:width="0.67cm" svg:height="0.27cm" svg:x="19.724cm" svg:y="10.0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89cm" svg:y1="9.967cm" svg:x2="19.724cm" svg:y2="10.219cm" draw:start-shape="id1786" draw:start-glue-point="2" draw:end-shape="id1790" draw:end-glue-point="3" svg:d="M18789 9967v252h935" svg:viewBox="0 0 936 253">
          <text:p/>
        </draw:connector>
        <draw:custom-shape draw:style-name="gr437" draw:text-style-name="P149" xml:id="id1780" draw:id="id1780" draw:layer="layout" svg:width="0.67cm" svg:height="0.271cm" svg:x="18.454cm" svg:y="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19cm" svg:y1="8.44cm" svg:x2="18.454cm" svg:y2="8.694cm" draw:start-shape="id1784" draw:start-glue-point="2" draw:end-shape="id1780" draw:end-glue-point="3" svg:d="M17519 8440v254h935" svg:viewBox="0 0 936 255">
          <text:p/>
        </draw:connector>
        <draw:custom-shape draw:style-name="gr441" draw:text-style-name="P138" xml:id="id1792" draw:id="id1792" draw:layer="layout" svg:width="0.669cm" svg:height="0.27cm" svg:x="19.733cm" svg:y="11.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75cm" svg:y1="11.112cm" svg:x2="19.733cm" svg:y2="11.355cm" draw:start-shape="id1791" draw:start-glue-point="2" draw:end-shape="id1792" draw:end-glue-point="3" svg:d="M18775 11112v243h958" svg:viewBox="0 0 959 244">
          <text:p/>
        </draw:connector>
        <draw:custom-shape draw:style-name="gr437" draw:text-style-name="P149" xml:id="id1791" draw:id="id1791" draw:layer="layout" svg:width="0.67cm" svg:height="0.271cm" svg:x="18.44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19cm" svg:y1="8.44cm" svg:x2="18.44cm" svg:y2="10.976cm" draw:start-shape="id1784" draw:start-glue-point="2" draw:end-shape="id1791" draw:end-glue-point="3" svg:d="M17519 8440v2536h921" svg:viewBox="0 0 922 2537">
          <text:p/>
        </draw:connector>
        <draw:connector draw:style-name="gr279" draw:text-style-name="P139" draw:layer="layout" svg:x1="18.794cm" svg:y1="7.677cm" svg:x2="19.72cm" svg:y2="7.924cm" draw:start-shape="id1787" draw:start-glue-point="2" draw:end-shape="id1793" draw:end-glue-point="3" svg:d="M18794 7677v247h926" svg:viewBox="0 0 927 248">
          <text:p/>
        </draw:connector>
        <draw:custom-shape draw:style-name="gr440" draw:text-style-name="P138" xml:id="id1793" draw:id="id1793" draw:layer="layout" svg:width="0.67cm" svg:height="0.27cm" svg:x="19.72cm" svg:y="7.7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94" draw:id="id1794" draw:layer="layout" svg:width="0.668cm" svg:height="0.268cm" svg:x="15.892cm" svg:y="12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384cm" svg:y1="6.221cm" svg:x2="15.892cm" svg:y2="12.507cm" draw:start-shape="id1782" draw:start-glue-point="2" draw:end-shape="id1794" draw:end-glue-point="3" svg:d="M15384 6221v6286h508" svg:viewBox="0 0 509 6287">
          <text:p/>
        </draw:connector>
        <draw:custom-shape draw:style-name="gr436" draw:text-style-name="P137" xml:id="id1795" draw:id="id1795" draw:layer="layout" svg:width="0.67cm" svg:height="0.27cm" svg:x="17.143cm" svg:y="1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26cm" svg:y1="12.641cm" svg:x2="17.143cm" svg:y2="12.877cm" draw:start-shape="id1794" draw:start-glue-point="2" draw:end-shape="id1795" draw:end-glue-point="3" svg:d="M16226 12641v236h917" svg:viewBox="0 0 918 237">
          <text:p/>
        </draw:connector>
        <draw:custom-shape draw:style-name="gr438" draw:text-style-name="P137" xml:id="id1800" draw:id="id1800" draw:layer="layout" svg:width="0.67cm" svg:height="0.271cm" svg:x="24.139cm" svg:y="8.1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0" xml:id="id1802" draw:id="id1802" draw:layer="layout" svg:width="0.67cm" svg:height="0.27cm" svg:x="25.409cm" svg:y="9.69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98" draw:id="id1798" draw:layer="layout" svg:width="0.669cm" svg:height="0.27cm" svg:x="22.005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99" draw:id="id1799" draw:layer="layout" svg:width="0.668cm" svg:height="0.268cm" svg:x="22.868cm" svg:y="6.64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7" xml:id="id1801" draw:id="id1801" draw:layer="layout" svg:width="0.67cm" svg:height="0.27cm" svg:x="24.142cm" svg:y="7.04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7" xml:id="id1797" draw:id="id1797" draw:layer="layout" svg:width="0.669cm" svg:height="0.27cm" svg:x="26.672cm" svg:y="8.92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44cm" svg:y1="8.831cm" svg:x2="26.672cm" svg:y2="9.059cm" draw:start-shape="id1796" draw:start-glue-point="2" draw:end-shape="id1797" draw:end-glue-point="3" svg:d="M25744 8831v228h928" svg:viewBox="0 0 929 229">
          <text:p/>
        </draw:connector>
        <draw:connector draw:style-name="gr279" draw:text-style-name="P139" draw:layer="layout" svg:x1="22.339cm" svg:y1="6.222cm" svg:x2="22.868cm" svg:y2="6.783cm" draw:start-shape="id1798" draw:start-glue-point="2" draw:end-shape="id1799" draw:end-glue-point="3" svg:d="M22339 6222v561h529" svg:viewBox="0 0 530 562">
          <text:p/>
        </draw:connector>
        <draw:connector draw:style-name="gr279" draw:text-style-name="P139" draw:layer="layout" svg:x1="23.202cm" svg:y1="6.917cm" svg:x2="24.139cm" svg:y2="8.305cm" draw:start-shape="id1799" draw:start-glue-point="2" draw:end-shape="id1800" draw:end-glue-point="3" svg:d="M23202 6917v1388h937" svg:viewBox="0 0 938 1389">
          <text:p/>
        </draw:connector>
        <draw:connector draw:style-name="gr279" draw:text-style-name="P139" draw:layer="layout" svg:x1="23.202cm" svg:y1="6.917cm" svg:x2="24.142cm" svg:y2="7.176cm" draw:start-shape="id1799" draw:start-glue-point="2" draw:end-shape="id1801" draw:end-glue-point="3" svg:d="M23202 6917v259h940" svg:viewBox="0 0 941 260">
          <text:p/>
        </draw:connector>
        <draw:connector draw:style-name="gr279" draw:text-style-name="P139" draw:layer="layout" svg:x1="24.474cm" svg:y1="8.441cm" svg:x2="25.409cm" svg:y2="9.833cm" draw:start-shape="id1800" draw:start-glue-point="2" draw:end-shape="id1802" draw:end-glue-point="3" svg:d="M24474 8441v1392h935" svg:viewBox="0 0 936 1393">
          <text:p/>
        </draw:connector>
        <draw:custom-shape draw:style-name="gr436" draw:text-style-name="P137" xml:id="id1803" draw:id="id1803" draw:layer="layout" svg:width="0.67cm" svg:height="0.27cm" svg:x="25.414cm" svg:y="7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7cm" svg:y1="7.311cm" svg:x2="25.414cm" svg:y2="7.543cm" draw:start-shape="id1801" draw:start-glue-point="2" draw:end-shape="id1803" draw:end-glue-point="3" svg:d="M24477 7311v232h937" svg:viewBox="0 0 938 233">
          <text:p/>
        </draw:connector>
        <draw:custom-shape draw:style-name="gr436" draw:text-style-name="P137" xml:id="id1804" draw:id="id1804" draw:layer="layout" svg:width="0.67cm" svg:height="0.27cm" svg:x="24.127cm" svg:y="11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02cm" svg:y1="6.917cm" svg:x2="24.127cm" svg:y2="11.741cm" draw:start-shape="id1799" draw:start-glue-point="2" draw:end-shape="id1804" draw:end-glue-point="3" svg:d="M23202 6917v4824h925" svg:viewBox="0 0 926 4825">
          <text:p/>
        </draw:connector>
        <draw:custom-shape draw:style-name="gr421" draw:text-style-name="P147" xml:id="id1805" draw:id="id1805" draw:layer="layout" svg:width="0.67cm" svg:height="0.27cm" svg:x="25.409cm" svg:y="11.99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62cm" svg:y1="11.876cm" svg:x2="25.409cm" svg:y2="12.128cm" draw:start-shape="id1804" draw:start-glue-point="2" draw:end-shape="id1805" draw:end-glue-point="3" svg:d="M24462 11876v252h947" svg:viewBox="0 0 948 253">
          <text:p/>
        </draw:connector>
        <draw:custom-shape draw:style-name="gr421" draw:text-style-name="P147" xml:id="id1806" draw:id="id1806" draw:layer="layout" svg:width="0.67cm" svg:height="0.27cm" svg:x="26.679cm" svg:y="10.08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44cm" svg:y1="9.968cm" svg:x2="26.679cm" svg:y2="10.22cm" draw:start-shape="id1802" draw:start-glue-point="2" draw:end-shape="id1806" draw:end-glue-point="3" svg:d="M25744 9968v252h935" svg:viewBox="0 0 936 253">
          <text:p/>
        </draw:connector>
        <draw:custom-shape draw:style-name="gr438" draw:text-style-name="P137" xml:id="id1796" draw:id="id1796" draw:layer="layout" svg:width="0.67cm" svg:height="0.271cm" svg:x="25.409cm" svg:y="8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4cm" svg:y1="8.441cm" svg:x2="25.409cm" svg:y2="8.695cm" draw:start-shape="id1800" draw:start-glue-point="2" draw:end-shape="id1796" draw:end-glue-point="3" svg:d="M24474 8441v254h935" svg:viewBox="0 0 936 255">
          <text:p/>
        </draw:connector>
        <draw:custom-shape draw:style-name="gr422" draw:text-style-name="P147" xml:id="id1808" draw:id="id1808" draw:layer="layout" svg:width="0.669cm" svg:height="0.27cm" svg:x="26.688cm" svg:y="11.2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3cm" svg:y1="11.113cm" svg:x2="26.688cm" svg:y2="11.356cm" draw:start-shape="id1807" draw:start-glue-point="2" draw:end-shape="id1808" draw:end-glue-point="3" svg:d="M25730 11113v243h958" svg:viewBox="0 0 959 244">
          <text:p/>
        </draw:connector>
        <draw:custom-shape draw:style-name="gr438" draw:text-style-name="P137" xml:id="id1807" draw:id="id1807" draw:layer="layout" svg:width="0.67cm" svg:height="0.271cm" svg:x="25.395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4cm" svg:y1="8.441cm" svg:x2="25.395cm" svg:y2="10.977cm" draw:start-shape="id1800" draw:start-glue-point="2" draw:end-shape="id1807" draw:end-glue-point="3" svg:d="M24474 8441v2536h921" svg:viewBox="0 0 922 2537">
          <text:p/>
        </draw:connector>
        <draw:connector draw:style-name="gr279" draw:text-style-name="P139" draw:layer="layout" svg:x1="25.749cm" svg:y1="7.678cm" svg:x2="26.675cm" svg:y2="7.925cm" draw:start-shape="id1803" draw:start-glue-point="2" draw:end-shape="id1809" draw:end-glue-point="3" svg:d="M25749 7678v247h926" svg:viewBox="0 0 927 248">
          <text:p/>
        </draw:connector>
        <draw:custom-shape draw:style-name="gr421" draw:text-style-name="P147" xml:id="id1809" draw:id="id1809" draw:layer="layout" svg:width="0.67cm" svg:height="0.27cm" svg:x="26.675cm" svg:y="7.7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810" draw:id="id1810" draw:layer="layout" svg:width="0.668cm" svg:height="0.268cm" svg:x="22.847cm" svg:y="1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39cm" svg:y1="6.222cm" svg:x2="22.847cm" svg:y2="12.508cm" draw:start-shape="id1798" draw:start-glue-point="2" draw:end-shape="id1810" draw:end-glue-point="3" svg:d="M22339 6222v6286h508" svg:viewBox="0 0 509 6287">
          <text:p/>
        </draw:connector>
        <draw:custom-shape draw:style-name="gr436" draw:text-style-name="P137" xml:id="id1811" draw:id="id1811" draw:layer="layout" svg:width="0.67cm" svg:height="0.27cm" svg:x="24.09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181cm" svg:y1="12.642cm" svg:x2="24.098cm" svg:y2="12.878cm" draw:start-shape="id1810" draw:start-glue-point="2" draw:end-shape="id1811" draw:end-glue-point="3" svg:d="M23181 12642v236h917" svg:viewBox="0 0 918 237">
          <text:p/>
        </draw:connector>
        <draw:custom-shape draw:style-name="gr461" draw:text-style-name="P155" draw:layer="layout" svg:width="3.538cm" svg:height="0.786cm" svg:x="1.594cm" svg:y="4.756cm">
          <text:p text:style-name="P142"><text:span text:style-name="T26">.b:has(</text:span><text:span text:style-name="T23">.a</text:span><text:span text:style-name="T27">) .c</text:span></text:p>
          <draw:enhanced-geometry svg:viewBox="0 0 21600 21600" draw:type="rectangle" draw:enhanced-path="M 0 0 L 21600 0 21600 21600 0 21600 0 0 Z N"/>
        </draw:custom-shape>
        <draw:custom-shape draw:style-name="gr462" draw:text-style-name="P155" draw:layer="layout" svg:width="3.538cm" svg:height="0.786cm" svg:x="15.994cm" svg:y="4.756cm">
          <text:p text:style-name="P142"><text:span text:style-name="T23">.b</text:span><text:span text:style-name="T26">:has(.a)</text:span><text:span text:style-name="T23"> .c</text:span></text:p>
          <draw:enhanced-geometry svg:viewBox="0 0 21600 21600" draw:type="rectangle" draw:enhanced-path="M 0 0 L 21600 0 21600 21600 0 21600 0 0 Z N"/>
        </draw:custom-shape>
        <draw:custom-shape draw:style-name="gr463" draw:text-style-name="P155" draw:layer="layout" svg:width="3.538cm" svg:height="0.786cm" svg:x="23.019cm" svg:y="4.756cm">
          <text:p text:style-name="P142"><text:span text:style-name="T23">.b:has(.a) .c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draw:layer="layout" svg:width="0.581cm" svg:height="0.59cm" svg:x="3.379cm" svg:y="4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xml:id="id1813" draw:id="id1813" draw:layer="layout" svg:width="0.581cm" svg:height="0.59cm" svg:x="9.085cm" svg:y="4.8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812" draw:id="id1812" draw:layer="layout" svg:width="0.581cm" svg:height="0.59cm" svg:x="10.579cm" svg:y="4.822cm">
          <text:p text:style-name="P5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0.87cm" svg:y1="4.822cm" svg:x2="9.376cm" svg:y2="4.82cm" draw:start-shape="id1812" draw:start-glue-point="4" draw:end-shape="id1813" draw:end-glue-point="4" svg:d="M10870 4822c0-754-1494-753-1494-2" svg:viewBox="0 0 1495 566">
          <text:p/>
        </draw:connector>
        <draw:custom-shape draw:style-name="gr446" draw:text-style-name="P163" xml:id="id1814" draw:id="id1814" draw:layer="layout" svg:width="0.581cm" svg:height="0.59cm" svg:x="16.251cm" svg:y="4.7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815" draw:id="id1815" draw:layer="layout" svg:width="0.581cm" svg:height="0.59cm" svg:x="18.657cm" svg:y="4.823cm">
          <text:p text:style-name="P5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6.542cm" svg:y1="5.389cm" svg:x2="18.948cm" svg:y2="5.413cm" draw:start-shape="id1814" draw:start-glue-point="8" draw:end-shape="id1815" draw:end-glue-point="8" svg:d="M16542 5389c0 789 2406 777 2406 24" svg:viewBox="0 0 2407 591">
          <text:p/>
        </draw:connector>
        <draw:custom-shape draw:style-name="gr28" draw:text-style-name="P49" draw:layer="layout" svg:width="1.103cm" svg:height="0.368cm" svg:x="14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3cm" svg:height="0.569cm" svg:x="15.707cm" svg:y="14.22cm">
          <draw:text-box>
            <text:p text:style-name="P21"><text:span text:style-name="T2">Subject element</text:span></text:p>
          </draw:text-box>
        </draw:frame>
        <draw:custom-shape draw:style-name="gr444" draw:text-style-name="P161" draw:layer="layout" svg:width="1.103cm" svg:height="0.368cm" svg:x="5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50" draw:layer="layout" svg:width="3.507cm" svg:height="0.887cm" svg:x="6.707cm" svg:y="14.044cm">
          <draw:text-box>
            <text:p text:style-name="P21"><text:span text:style-name="T2">Downward invalidation scheduled elemen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2" draw:text-style-name="P164" draw:layer="layout" svg:width="25.199cm" svg:height="2.629cm" svg:x="1.4cm" svg:y="0.628cm" presentation:class="title" presentation:placeholder="true">
          <draw:text-box/>
        </draw:frame>
        <draw:frame presentation:style-name="pr3" draw:text-style-name="P16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3" draw:layer="layout" svg:width="18.624cm" svg:height="10.476cm" svg:x="1.482cm" svg:y="2.123cm" draw:page-number="4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custom-shape draw:style-name="gr464" draw:text-style-name="P100" xml:id="id1823" draw:id="id1823" draw:layer="layout" svg:width="0.67cm" svg:height="0.271cm" svg:x="11.112cm" svg:y="7.7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37" xml:id="id1822" draw:id="id1822" draw:layer="layout" svg:width="0.67cm" svg:height="0.271cm" svg:x="14.639cm" svg:y="10.04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1829" draw:id="id1829" draw:layer="layout" svg:width="0.67cm" svg:height="0.27cm" svg:x="11.997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819" draw:id="id1819" draw:layer="layout" svg:width="0.669cm" svg:height="0.27cm" svg:x="9.408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820" draw:id="id1820" draw:layer="layout" svg:width="0.668cm" svg:height="0.268cm" svg:x="10.316cm" svg:y="7.38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1824" draw:id="id1824" draw:layer="layout" svg:width="0.67cm" svg:height="0.27cm" svg:x="15.555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817" draw:id="id1817" draw:layer="layout" svg:width="0.669cm" svg:height="0.27cm" svg:x="12.935cm" svg:y="8.40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1818" draw:id="id1818" draw:layer="layout" svg:width="0.67cm" svg:height="0.27cm" svg:x="13.811cm" svg:y="8.75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1825" draw:id="id1825" draw:layer="layout" svg:width="0.67cm" svg:height="0.271cm" svg:x="14.676cm" svg:y="9.1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00" xml:id="id1827" draw:id="id1827" draw:layer="layout" svg:width="0.668cm" svg:height="0.271cm" svg:x="18.159cm" svg:y="12.48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47cm" svg:y1="8.311cm" svg:x2="12.935cm" svg:y2="8.539cm" draw:start-shape="id1816" draw:start-glue-point="2" draw:end-shape="id1817" draw:end-glue-point="3" svg:d="M12347 8311v228h588" svg:viewBox="0 0 589 229">
          <text:p/>
        </draw:connector>
        <draw:connector draw:style-name="gr279" draw:text-style-name="P139" draw:layer="layout" svg:x1="13.269cm" svg:y1="8.674cm" svg:x2="13.811cm" svg:y2="8.893cm" draw:start-shape="id1817" draw:start-glue-point="2" draw:end-shape="id1818" draw:end-glue-point="3" svg:d="M13269 8674v219h542" svg:viewBox="0 0 543 220">
          <text:p/>
        </draw:connector>
        <draw:connector draw:style-name="gr279" draw:text-style-name="P139" draw:layer="layout" svg:x1="9.742cm" svg:y1="5.997cm" svg:x2="10.316cm" svg:y2="7.518cm" draw:start-shape="id1819" draw:start-glue-point="2" draw:end-shape="id1820" draw:end-glue-point="3" svg:d="M9742 5997v1521h574" svg:viewBox="0 0 575 1522">
          <text:p/>
        </draw:connector>
        <draw:connector draw:style-name="gr279" draw:text-style-name="P139" draw:layer="layout" svg:x1="14.147cm" svg:y1="9.929cm" svg:x2="14.639cm" svg:y2="10.183cm" draw:start-shape="id1821" draw:start-glue-point="2" draw:end-shape="id1822" draw:end-glue-point="3" svg:d="M14147 9929v254h492" svg:viewBox="0 0 493 255">
          <text:p/>
        </draw:connector>
        <draw:connector draw:style-name="gr279" draw:text-style-name="P139" draw:layer="layout" svg:x1="10.65cm" svg:y1="7.652cm" svg:x2="11.112cm" svg:y2="7.875cm" draw:start-shape="id1820" draw:start-glue-point="2" draw:end-shape="id1823" draw:end-glue-point="3" svg:d="M10650 7652v223h462" svg:viewBox="0 0 463 224">
          <text:p/>
        </draw:connector>
        <draw:connector draw:style-name="gr279" draw:text-style-name="P139" draw:layer="layout" svg:x1="14.974cm" svg:y1="10.319cm" svg:x2="15.555cm" svg:y2="10.636cm" draw:start-shape="id1822" draw:start-glue-point="2" draw:end-shape="id1824" draw:end-glue-point="3" svg:d="M14974 10319v317h581" svg:viewBox="0 0 582 318">
          <text:p/>
        </draw:connector>
        <draw:connector draw:style-name="gr279" draw:text-style-name="P139" draw:layer="layout" svg:x1="14.146cm" svg:y1="9.028cm" svg:x2="14.676cm" svg:y2="9.248cm" draw:start-shape="id1818" draw:start-glue-point="2" draw:end-shape="id1825" draw:end-glue-point="3" svg:d="M14146 9028v220h530" svg:viewBox="0 0 531 221">
          <text:p/>
        </draw:connector>
        <draw:connector draw:style-name="gr279" draw:text-style-name="P139" draw:layer="layout" svg:x1="17.66cm" svg:y1="12.369cm" svg:x2="18.159cm" svg:y2="12.616cm" draw:start-shape="id1826" draw:start-glue-point="2" draw:end-shape="id1827" draw:end-glue-point="3" svg:d="M17660 12369v247h499" svg:viewBox="0 0 500 248">
          <text:p/>
        </draw:connector>
        <draw:custom-shape draw:style-name="gr465" draw:text-style-name="P100" xml:id="id1828" draw:id="id1828" draw:layer="layout" svg:width="0.67cm" svg:height="0.27cm" svg:x="19.016cm" svg:y="12.84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493cm" svg:y1="12.752cm" svg:x2="19.016cm" svg:y2="12.979cm" draw:start-shape="id1827" draw:start-glue-point="2" draw:end-shape="id1828" draw:end-glue-point="3" svg:d="M18493 12752v227h523" svg:viewBox="0 0 524 228">
          <text:p/>
        </draw:connector>
        <draw:connector draw:style-name="gr279" draw:text-style-name="P139" draw:layer="layout" svg:x1="11.447cm" svg:y1="8.011cm" svg:x2="11.997cm" svg:y2="9.033cm" draw:start-shape="id1823" draw:start-glue-point="2" draw:end-shape="id1829" draw:end-glue-point="3" svg:d="M11447 8011v1022h550" svg:viewBox="0 0 551 10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esting of the Invalidation Directions</text:span><text:span text:style-name="T25"><text:line-break/></text:span><text:span text:style-name="T25"><text:line-break/></text:span><text:span text:style-name="T25">.g:has(.e:is(.c:has(.b .a) .d) .f)</text:span></text:p>
          </draw:text-box>
        </draw:frame>
        <draw:custom-shape draw:style-name="gr436" draw:text-style-name="P137" xml:id="id1830" draw:id="id1830" draw:layer="layout" svg:width="0.67cm" svg:height="0.27cm" svg:x="16.427cm" svg:y="10.85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1831" draw:id="id1831" draw:layer="layout" svg:width="0.67cm" svg:height="0.271cm" svg:x="17.325cm" svg:y="11.21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cm" svg:y1="10.771cm" svg:x2="16.427cm" svg:y2="10.993cm" draw:start-shape="id1824" draw:start-glue-point="2" draw:end-shape="id1830" draw:end-glue-point="3" svg:d="M15890 10771v222h537" svg:viewBox="0 0 538 223">
          <text:p/>
        </draw:connector>
        <draw:connector draw:style-name="gr279" draw:text-style-name="P139" draw:layer="layout" svg:x1="16.762cm" svg:y1="11.128cm" svg:x2="17.325cm" svg:y2="11.348cm" draw:start-shape="id1830" draw:start-glue-point="2" draw:end-shape="id1831" draw:end-glue-point="3" svg:d="M16762 11128v220h563" svg:viewBox="0 0 564 221">
          <text:p/>
        </draw:connector>
        <draw:custom-shape draw:style-name="gr467" draw:text-style-name="P141" draw:layer="layout" svg:width="5.672cm" svg:height="0.786cm" svg:x="10.422cm" svg:y="4.7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464" draw:text-style-name="P100" xml:id="id1833" draw:id="id1833" draw:layer="layout" svg:width="0.67cm" svg:height="0.271cm" svg:x="11.113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1834" draw:id="id1834" draw:layer="layout" svg:width="0.67cm" svg:height="0.27cm" svg:x="12.013cm" svg:y="6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832" draw:id="id1832" draw:layer="layout" svg:width="0.668cm" svg:height="0.268cm" svg:x="10.317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742cm" svg:y1="5.997cm" svg:x2="10.317cm" svg:y2="6.419cm" draw:start-shape="id1819" draw:start-glue-point="2" draw:end-shape="id1832" draw:end-glue-point="3" svg:d="M9742 5997v422h575" svg:viewBox="0 0 576 423">
          <text:p/>
        </draw:connector>
        <draw:connector draw:style-name="gr279" draw:text-style-name="P139" draw:layer="layout" svg:x1="10.651cm" svg:y1="6.553cm" svg:x2="11.113cm" svg:y2="6.771cm" draw:start-shape="id1832" draw:start-glue-point="2" draw:end-shape="id1833" draw:end-glue-point="3" svg:d="M10651 6553v218h462" svg:viewBox="0 0 463 219">
          <text:p/>
        </draw:connector>
        <draw:connector draw:style-name="gr279" draw:text-style-name="P139" draw:layer="layout" svg:x1="11.448cm" svg:y1="6.907cm" svg:x2="12.013cm" svg:y2="7.129cm" draw:start-shape="id1833" draw:start-glue-point="2" draw:end-shape="id1834" draw:end-glue-point="3" svg:d="M11448 6907v222h565" svg:viewBox="0 0 566 223">
          <text:p/>
        </draw:connector>
        <draw:custom-shape draw:style-name="gr436" draw:text-style-name="P137" xml:id="id1835" draw:id="id1835" draw:layer="layout" svg:width="0.67cm" svg:height="0.27cm" svg:x="15.555cm" svg:y="11.38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974cm" svg:y1="10.319cm" svg:x2="15.555cm" svg:y2="11.521cm" draw:start-shape="id1822" draw:start-glue-point="2" draw:end-shape="id1835" draw:end-glue-point="3" svg:d="M14974 10319v1202h581" svg:viewBox="0 0 582 1203">
          <text:p/>
        </draw:connector>
        <draw:custom-shape draw:style-name="gr465" draw:text-style-name="P100" xml:id="id1836" draw:id="id1836" draw:layer="layout" svg:width="0.67cm" svg:height="0.27cm" svg:x="16.427cm" svg:y="11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37" xml:id="id1826" draw:id="id1826" draw:layer="layout" svg:width="0.67cm" svg:height="0.271cm" svg:x="17.325cm" svg:y="12.0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cm" svg:y1="11.656cm" svg:x2="16.427cm" svg:y2="11.878cm" draw:start-shape="id1835" draw:start-glue-point="2" draw:end-shape="id1836" draw:end-glue-point="3" svg:d="M15890 11656v222h537" svg:viewBox="0 0 538 223">
          <text:p/>
        </draw:connector>
        <draw:connector draw:style-name="gr279" draw:text-style-name="P139" draw:layer="layout" svg:x1="16.762cm" svg:y1="12.013cm" svg:x2="17.325cm" svg:y2="12.233cm" draw:start-shape="id1836" draw:start-glue-point="2" draw:end-shape="id1826" draw:end-glue-point="3" svg:d="M16762 12013v220h563" svg:viewBox="0 0 564 221">
          <text:p/>
        </draw:connector>
        <draw:custom-shape draw:style-name="gr464" draw:text-style-name="P100" xml:id="id1838" draw:id="id1838" draw:layer="layout" svg:width="0.67cm" svg:height="0.271cm" svg:x="11.11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1839" draw:id="id1839" draw:layer="layout" svg:width="0.67cm" svg:height="0.27cm" svg:x="11.999cm" svg:y="1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837" draw:id="id1837" draw:layer="layout" svg:width="0.668cm" svg:height="0.268cm" svg:x="10.318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652cm" svg:y1="14.054cm" svg:x2="11.114cm" svg:y2="14.272cm" draw:start-shape="id1837" draw:start-glue-point="2" draw:end-shape="id1838" draw:end-glue-point="3" svg:d="M10652 14054v218h462" svg:viewBox="0 0 463 219">
          <text:p/>
        </draw:connector>
        <draw:connector draw:style-name="gr279" draw:text-style-name="P139" draw:layer="layout" svg:x1="11.449cm" svg:y1="14.408cm" svg:x2="11.999cm" svg:y2="14.63cm" draw:start-shape="id1838" draw:start-glue-point="2" draw:end-shape="id1839" draw:end-glue-point="3" svg:d="M11449 14408v222h550" svg:viewBox="0 0 551 223">
          <text:p/>
        </draw:connector>
        <draw:connector draw:style-name="gr279" draw:text-style-name="P139" draw:layer="layout" svg:x1="9.742cm" svg:y1="5.997cm" svg:x2="10.318cm" svg:y2="13.92cm" draw:start-shape="id1819" draw:start-glue-point="2" draw:end-shape="id1837" draw:end-glue-point="3" svg:d="M9742 5997v7923h576" svg:viewBox="0 0 577 7924">
          <text:p/>
        </draw:connector>
        <draw:custom-shape draw:style-name="gr435" draw:text-style-name="P137" xml:id="id1840" draw:id="id1840" draw:layer="layout" svg:width="0.669cm" svg:height="0.27cm" svg:x="15.561cm" svg:y="12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7" xml:id="id1841" draw:id="id1841" draw:layer="layout" svg:width="0.67cm" svg:height="0.27cm" svg:x="16.437cm" svg:y="12.61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1842" draw:id="id1842" draw:layer="layout" svg:width="0.67cm" svg:height="0.271cm" svg:x="17.327cm" svg:y="12.96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00" xml:id="id1843" draw:id="id1843" draw:layer="layout" svg:width="0.668cm" svg:height="0.271cm" svg:x="18.16cm" svg:y="13.321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5cm" svg:y1="12.529cm" svg:x2="16.437cm" svg:y2="12.748cm" draw:start-shape="id1840" draw:start-glue-point="2" draw:end-shape="id1841" draw:end-glue-point="3" svg:d="M15895 12529v219h542" svg:viewBox="0 0 543 220">
          <text:p/>
        </draw:connector>
        <draw:connector draw:style-name="gr279" draw:text-style-name="P139" draw:layer="layout" svg:x1="16.772cm" svg:y1="12.883cm" svg:x2="17.327cm" svg:y2="13.103cm" draw:start-shape="id1841" draw:start-glue-point="2" draw:end-shape="id1842" draw:end-glue-point="3" svg:d="M16772 12883v220h555" svg:viewBox="0 0 556 221">
          <text:p/>
        </draw:connector>
        <draw:connector draw:style-name="gr279" draw:text-style-name="P139" draw:layer="layout" svg:x1="17.662cm" svg:y1="13.239cm" svg:x2="18.16cm" svg:y2="13.456cm" draw:start-shape="id1842" draw:start-glue-point="2" draw:end-shape="id1843" draw:end-glue-point="3" svg:d="M17662 13239v217h498" svg:viewBox="0 0 499 218">
          <text:p/>
        </draw:connector>
        <draw:custom-shape draw:style-name="gr466" draw:text-style-name="P100" xml:id="id1844" draw:id="id1844" draw:layer="layout" svg:width="0.668cm" svg:height="0.271cm" svg:x="18.197cm" svg:y="11.597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66cm" svg:y1="11.484cm" svg:x2="18.197cm" svg:y2="11.732cm" draw:start-shape="id1831" draw:start-glue-point="2" draw:end-shape="id1844" draw:end-glue-point="3" svg:d="M17660 11484v248h537" svg:viewBox="0 0 538 249">
          <text:p/>
        </draw:connector>
        <draw:connector draw:style-name="gr279" draw:text-style-name="P139" draw:layer="layout" svg:x1="14.974cm" svg:y1="10.319cm" svg:x2="15.561cm" svg:y2="12.394cm" draw:start-shape="id1822" draw:start-glue-point="2" draw:end-shape="id1840" draw:end-glue-point="3" svg:d="M14974 10319v2075h587" svg:viewBox="0 0 588 2076">
          <text:p/>
        </draw:connector>
        <draw:custom-shape draw:style-name="gr436" draw:text-style-name="P137" xml:id="id1821" draw:id="id1821" draw:layer="layout" svg:width="0.67cm" svg:height="0.27cm" svg:x="13.812cm" svg:y="9.65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232cm" svg:y1="9.59cm" svg:x2="13.812cm" svg:y2="9.794cm" draw:start-shape="id1845" draw:start-glue-point="2" draw:end-shape="id1821" draw:end-glue-point="3" svg:d="M13232 9590v204h580" svg:viewBox="0 0 581 205">
          <text:p/>
        </draw:connector>
        <draw:custom-shape draw:style-name="gr465" draw:text-style-name="P100" xml:id="id1845" draw:id="id1845" draw:layer="layout" svg:width="0.67cm" svg:height="0.27cm" svg:x="12.897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32cm" svg:y1="9.168cm" svg:x2="12.897cm" svg:y2="9.455cm" draw:start-shape="id1829" draw:start-glue-point="2" draw:end-shape="id1845" draw:end-glue-point="3" svg:d="M12332 9168v287h565" svg:viewBox="0 0 566 288">
          <text:p/>
        </draw:connector>
        <draw:custom-shape draw:style-name="gr464" draw:text-style-name="P100" xml:id="id1816" draw:id="id1816" draw:layer="layout" svg:width="0.67cm" svg:height="0.271cm" svg:x="12.012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447cm" svg:y1="8.011cm" svg:x2="12.012cm" svg:y2="8.175cm" draw:start-shape="id1823" draw:start-glue-point="2" draw:end-shape="id1816" draw:end-glue-point="3" svg:d="M11447 8011v164h565" svg:viewBox="0 0 566 165">
          <text:p/>
        </draw:connector>
        <draw:custom-shape draw:style-name="gr435" draw:text-style-name="P137" xml:id="id1847" draw:id="id1847" draw:layer="layout" svg:width="0.669cm" svg:height="0.27cm" svg:x="12.921cm" svg:y="12.256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1848" draw:id="id1848" draw:layer="layout" svg:width="0.67cm" svg:height="0.27cm" svg:x="13.797cm" svg:y="12.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1849" draw:id="id1849" draw:layer="layout" svg:width="0.67cm" svg:height="0.271cm" svg:x="14.662cm" svg:y="12.96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33cm" svg:y1="12.163cm" svg:x2="12.921cm" svg:y2="12.391cm" draw:start-shape="id1846" draw:start-glue-point="2" draw:end-shape="id1847" draw:end-glue-point="3" svg:d="M12333 12163v228h588" svg:viewBox="0 0 589 229">
          <text:p/>
        </draw:connector>
        <draw:connector draw:style-name="gr279" draw:text-style-name="P139" draw:layer="layout" svg:x1="13.255cm" svg:y1="12.526cm" svg:x2="13.797cm" svg:y2="12.745cm" draw:start-shape="id1847" draw:start-glue-point="2" draw:end-shape="id1848" draw:end-glue-point="3" svg:d="M13255 12526v219h542" svg:viewBox="0 0 543 220">
          <text:p/>
        </draw:connector>
        <draw:connector draw:style-name="gr279" draw:text-style-name="P139" draw:layer="layout" svg:x1="14.132cm" svg:y1="12.88cm" svg:x2="14.662cm" svg:y2="13.1cm" draw:start-shape="id1848" draw:start-glue-point="2" draw:end-shape="id1849" draw:end-glue-point="3" svg:d="M14132 12880v220h530" svg:viewBox="0 0 531 221">
          <text:p/>
        </draw:connector>
        <draw:custom-shape draw:style-name="gr464" draw:text-style-name="P100" xml:id="id1846" draw:id="id1846" draw:layer="layout" svg:width="0.67cm" svg:height="0.271cm" svg:x="11.998cm" svg:y="1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447cm" svg:y1="8.011cm" svg:x2="11.998cm" svg:y2="12.027cm" draw:start-shape="id1823" draw:start-glue-point="2" draw:end-shape="id1846" draw:end-glue-point="3" svg:d="M11447 8011v4016h551" svg:viewBox="0 0 552 4017">
          <text:p/>
        </draw:connector>
        <presentation:notes draw:style-name="dp2">
          <draw:page-thumbnail draw:style-name="gr33" draw:layer="layout" svg:width="18.624cm" svg:height="10.476cm" svg:x="1.482cm" svg:y="2.123cm" draw:page-number="4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custom-shape draw:style-name="gr468" draw:text-style-name="P14" draw:layer="layout" svg:width="33.528cm" svg:height="14.478cm" svg:x="-2.286cm" svg:y="3.302cm">
          <text:p/>
          <draw:enhanced-geometry svg:viewBox="0 0 21600 21600" draw:type="rectangle" draw:enhanced-path="M 0 0 L 21600 0 21600 21600 0 21600 0 0 Z N"/>
        </draw:custom-shape>
        <draw:frame draw:style-name="gr423" draw:text-style-name="P51" draw:layer="layout" svg:width="27.991cm" svg:height="2.541cm" svg:x="0cm" svg:y="0.254cm">
          <draw:text-box>
            <text:p text:style-name="P36"><text:span text:style-name="T28">Nesting of the Invalidation Directions</text:span><text:span text:style-name="T22"><text:line-break/></text:span><text:span text:style-name="T22"><text:line-break/></text:span><text:span text:style-name="T25">.g:has(.e:is(.c:has(.b .a) .d) .f)</text:span></text:p>
          </draw:text-box>
        </draw:frame>
        <draw:custom-shape draw:style-name="gr469" draw:text-style-name="P141" draw:layer="layout" svg:width="5.672cm" svg:height="0.786cm" svg:x="10.522cm" svg:y="5.9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470" draw:text-style-name="P71" draw:layer="layout" svg:width="1.49cm" svg:height="8.28cm" draw:transform="skewX (0.000523598775598391) rotate (0.789237887751836) translate (-1.5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165" xml:id="id1857" draw:id="id1857" draw:layer="layout" svg:width="0.577cm" svg:height="0.271cm" svg:x="0.553cm" svg:y="9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165" xml:id="id1856" draw:id="id1856" draw:layer="layout" svg:width="0.577cm" svg:height="0.271cm" svg:x="3.588cm" svg:y="11.90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1863" draw:id="id1863" draw:layer="layout" svg:width="0.577cm" svg:height="0.27cm" svg:x="1.314cm" svg:y="10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58" xml:id="id1853" draw:id="id1853" draw:layer="layout" svg:width="0.576cm" svg:height="0.27cm" svg:x="-0.91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49" xml:id="id1854" draw:id="id1854" draw:layer="layout" svg:width="0.576cm" svg:height="0.268cm" svg:x="-0.133cm" svg:y="9.2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1858" draw:id="id1858" draw:layer="layout" svg:width="0.577cm" svg:height="0.27cm" svg:x="4.377cm" svg:y="12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37" xml:id="id1851" draw:id="id1851" draw:layer="layout" svg:width="0.576cm" svg:height="0.27cm" svg:x="2.722cm" svg:y="10.29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00" xml:id="id1852" draw:id="id1852" draw:layer="layout" svg:width="0.576cm" svg:height="0.27cm" svg:x="3.476cm" svg:y="10.65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0" xml:id="id1859" draw:id="id1859" draw:layer="layout" svg:width="0.576cm" svg:height="0.271cm" svg:x="4.221cm" svg:y="11.0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00" xml:id="id1861" draw:id="id1861" draw:layer="layout" svg:width="0.574cm" svg:height="0.271cm" svg:x="6.619cm" svg:y="14.34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16cm" svg:y1="10.17cm" svg:x2="2.722cm" svg:y2="10.432cm" draw:start-shape="id1850" draw:start-glue-point="2" draw:end-shape="id1851" draw:end-glue-point="3" svg:d="M1616 10170v262h1106" svg:viewBox="0 0 1107 263">
          <text:p/>
        </draw:connector>
        <draw:connector draw:style-name="gr279" draw:text-style-name="P139" draw:layer="layout" svg:x1="3.01cm" svg:y1="10.567cm" svg:x2="3.476cm" svg:y2="10.786cm" draw:start-shape="id1851" draw:start-glue-point="2" draw:end-shape="id1852" draw:end-glue-point="3" svg:d="M3010 10567v219h466" svg:viewBox="0 0 467 220">
          <text:p/>
        </draw:connector>
        <draw:connector draw:style-name="gr279" draw:text-style-name="P139" draw:layer="layout" svg:x1="-0.626cm" svg:y1="7.856cm" svg:x2="-0.133cm" svg:y2="9.377cm" draw:start-shape="id1853" draw:start-glue-point="2" draw:end-shape="id1854" draw:end-glue-point="3" svg:d="M-626 7856v694h-8v827h501" svg:viewBox="0 0 502 1522">
          <text:p/>
        </draw:connector>
        <draw:connector draw:style-name="gr279" draw:text-style-name="P139" draw:layer="layout" svg:x1="3.165cm" svg:y1="11.788cm" svg:x2="3.588cm" svg:y2="12.042cm" draw:start-shape="id1855" draw:start-glue-point="2" draw:end-shape="id1856" draw:end-glue-point="3" svg:d="M3165 11788v254h423" svg:viewBox="0 0 424 255">
          <text:p/>
        </draw:connector>
        <draw:connector draw:style-name="gr279" draw:text-style-name="P139" draw:layer="layout" svg:x1="0.155cm" svg:y1="9.511cm" svg:x2="0.553cm" svg:y2="9.734cm" draw:start-shape="id1854" draw:start-glue-point="2" draw:end-shape="id1857" draw:end-glue-point="3" svg:d="M155 9511v223h398" svg:viewBox="0 0 399 224">
          <text:p/>
        </draw:connector>
        <draw:connector draw:style-name="gr279" draw:text-style-name="P139" draw:layer="layout" svg:x1="3.876cm" svg:y1="12.178cm" svg:x2="4.377cm" svg:y2="12.495cm" draw:start-shape="id1856" draw:start-glue-point="2" draw:end-shape="id1858" draw:end-glue-point="3" svg:d="M3876 12178v317h501" svg:viewBox="0 0 502 318">
          <text:p/>
        </draw:connector>
        <draw:connector draw:style-name="gr279" draw:text-style-name="P139" draw:layer="layout" svg:x1="3.764cm" svg:y1="10.921cm" svg:x2="4.221cm" svg:y2="11.141cm" draw:start-shape="id1852" draw:start-glue-point="2" draw:end-shape="id1859" draw:end-glue-point="3" svg:d="M3764 10921v220h457" svg:viewBox="0 0 458 221">
          <text:p/>
        </draw:connector>
        <draw:connector draw:style-name="gr279" draw:text-style-name="P139" draw:layer="layout" svg:x1="6.188cm" svg:y1="14.228cm" svg:x2="6.619cm" svg:y2="14.475cm" draw:start-shape="id1860" draw:start-glue-point="2" draw:end-shape="id1861" draw:end-glue-point="3" svg:d="M6188 14228v247h431" svg:viewBox="0 0 432 248">
          <text:p/>
        </draw:connector>
        <draw:custom-shape draw:style-name="gr479" draw:text-style-name="P100" xml:id="id1862" draw:id="id1862" draw:layer="layout" svg:width="0.577cm" svg:height="0.27cm" svg:x="7.356cm" svg:y="14.70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906cm" svg:y1="14.611cm" svg:x2="7.356cm" svg:y2="14.838cm" draw:start-shape="id1861" draw:start-glue-point="2" draw:end-shape="id1862" draw:end-glue-point="3" svg:d="M6906 14611v227h450" svg:viewBox="0 0 451 228">
          <text:p/>
        </draw:connector>
        <draw:connector draw:style-name="gr279" draw:text-style-name="P139" draw:layer="layout" svg:x1="0.841cm" svg:y1="9.87cm" svg:x2="1.314cm" svg:y2="10.892cm" draw:start-shape="id1857" draw:start-glue-point="2" draw:end-shape="id1863" draw:end-glue-point="3" svg:d="M841 9870v1022h473" svg:viewBox="0 0 474 1023">
          <text:p/>
        </draw:connector>
        <draw:custom-shape draw:style-name="gr475" draw:text-style-name="P137" xml:id="id1864" draw:id="id1864" draw:layer="layout" svg:width="0.576cm" svg:height="0.27cm" svg:x="5.128cm" svg:y="12.71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865" draw:id="id1865" draw:layer="layout" svg:width="0.577cm" svg:height="0.271cm" svg:x="5.9cm" svg:y="13.07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65cm" svg:y1="12.63cm" svg:x2="5.128cm" svg:y2="12.852cm" draw:start-shape="id1858" draw:start-glue-point="2" draw:end-shape="id1864" draw:end-glue-point="3" svg:d="M4665 12630v222h463" svg:viewBox="0 0 464 223">
          <text:p/>
        </draw:connector>
        <draw:connector draw:style-name="gr279" draw:text-style-name="P139" draw:layer="layout" svg:x1="5.416cm" svg:y1="12.987cm" svg:x2="5.9cm" svg:y2="13.207cm" draw:start-shape="id1864" draw:start-glue-point="2" draw:end-shape="id1865" draw:end-glue-point="3" svg:d="M5416 12987v220h484" svg:viewBox="0 0 485 221">
          <text:p/>
        </draw:connector>
        <draw:custom-shape draw:style-name="gr481" draw:text-style-name="P100" xml:id="id1867" draw:id="id1867" draw:layer="layout" svg:width="0.578cm" svg:height="0.271cm" svg:x="1.153cm" svg:y="8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00" xml:id="id1868" draw:id="id1868" draw:layer="layout" svg:width="0.576cm" svg:height="0.27cm" svg:x="1.929cm" svg:y="8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49" xml:id="id1866" draw:id="id1866" draw:layer="layout" svg:width="0.576cm" svg:height="0.268cm" svg:x="-0.132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-0.626cm" svg:y1="7.856cm" svg:x2="-0.132cm" svg:y2="8.278cm" draw:start-shape="id1853" draw:start-glue-point="2" draw:end-shape="id1866" draw:end-glue-point="3" svg:d="M-626 7856v422h494" svg:viewBox="0 0 495 423">
          <text:p/>
        </draw:connector>
        <draw:connector draw:style-name="gr279" draw:text-style-name="P139" draw:layer="layout" svg:x1="0.156cm" svg:y1="8.412cm" svg:x2="1.153cm" svg:y2="8.63cm" draw:start-shape="id1866" draw:start-glue-point="2" draw:end-shape="id1867" draw:end-glue-point="3" svg:d="M156 8412v218h997" svg:viewBox="0 0 998 219">
          <text:p/>
        </draw:connector>
        <draw:connector draw:style-name="gr279" draw:text-style-name="P139" draw:layer="layout" svg:x1="1.442cm" svg:y1="8.766cm" svg:x2="1.929cm" svg:y2="8.988cm" draw:start-shape="id1867" draw:start-glue-point="2" draw:end-shape="id1868" draw:end-glue-point="3" svg:d="M1442 8766v222h487" svg:viewBox="0 0 488 223">
          <text:p/>
        </draw:connector>
        <draw:custom-shape draw:style-name="gr482" draw:text-style-name="P157" xml:id="id1869" draw:id="id1869" draw:layer="layout" svg:width="0.577cm" svg:height="0.27cm" svg:x="4.377cm" svg:y="13.24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876cm" svg:y1="12.178cm" svg:x2="4.377cm" svg:y2="13.38cm" draw:start-shape="id1856" draw:start-glue-point="2" draw:end-shape="id1869" draw:end-glue-point="3" svg:d="M3876 12178v533h-1v669h502" svg:viewBox="0 0 503 1203">
          <text:p/>
        </draw:connector>
        <draw:custom-shape draw:style-name="gr476" draw:text-style-name="P100" xml:id="id1870" draw:id="id1870" draw:layer="layout" svg:width="0.576cm" svg:height="0.27cm" svg:x="5.128cm" svg:y="13.60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37" xml:id="id1860" draw:id="id1860" draw:layer="layout" svg:width="0.577cm" svg:height="0.271cm" svg:x="5.9cm" svg:y="13.95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65cm" svg:y1="13.515cm" svg:x2="5.128cm" svg:y2="13.737cm" draw:start-shape="id1869" draw:start-glue-point="2" draw:end-shape="id1870" draw:end-glue-point="3" svg:d="M4665 13515v222h463" svg:viewBox="0 0 464 223">
          <text:p/>
        </draw:connector>
        <draw:connector draw:style-name="gr279" draw:text-style-name="P139" draw:layer="layout" svg:x1="5.416cm" svg:y1="13.872cm" svg:x2="5.9cm" svg:y2="14.092cm" draw:start-shape="id1870" draw:start-glue-point="2" draw:end-shape="id1860" draw:end-glue-point="3" svg:d="M5416 13872v220h484" svg:viewBox="0 0 485 221">
          <text:p/>
        </draw:connector>
        <draw:custom-shape draw:style-name="gr480" draw:text-style-name="P100" xml:id="id1872" draw:id="id1872" draw:layer="layout" svg:width="0.577cm" svg:height="0.271cm" svg:x="0.554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00" xml:id="id1873" draw:id="id1873" draw:layer="layout" svg:width="0.577cm" svg:height="0.27cm" svg:x="1.316cm" svg:y="1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37" xml:id="id1871" draw:id="id1871" draw:layer="layout" svg:width="0.576cm" svg:height="0.268cm" svg:x="-0.131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157cm" svg:y1="16.813cm" svg:x2="0.554cm" svg:y2="17.031cm" draw:start-shape="id1871" draw:start-glue-point="2" draw:end-shape="id1872" draw:end-glue-point="3" svg:d="M157 16813v218h397" svg:viewBox="0 0 398 219">
          <text:p/>
        </draw:connector>
        <draw:connector draw:style-name="gr279" draw:text-style-name="P139" draw:layer="layout" svg:x1="0.842cm" svg:y1="17.167cm" svg:x2="1.316cm" svg:y2="17.389cm" draw:start-shape="id1872" draw:start-glue-point="2" draw:end-shape="id1873" draw:end-glue-point="3" svg:d="M842 17167v222h474" svg:viewBox="0 0 475 223">
          <text:p/>
        </draw:connector>
        <draw:connector draw:style-name="gr279" draw:text-style-name="P139" draw:layer="layout" svg:x1="-0.626cm" svg:y1="7.856cm" svg:x2="-0.131cm" svg:y2="16.679cm" draw:start-shape="id1853" draw:start-glue-point="2" draw:end-shape="id1871" draw:end-glue-point="3" svg:d="M-626 7856v4345h-6v4478h501" svg:viewBox="0 0 502 8824">
          <text:p/>
        </draw:connector>
        <draw:custom-shape draw:style-name="gr475" draw:text-style-name="P137" xml:id="id1874" draw:id="id1874" draw:layer="layout" svg:width="0.576cm" svg:height="0.27cm" svg:x="4.382cm" svg:y="1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5" draw:text-style-name="P137" xml:id="id1875" draw:id="id1875" draw:layer="layout" svg:width="0.577cm" svg:height="0.27cm" svg:x="5.136cm" svg:y="14.47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876" draw:id="id1876" draw:layer="layout" svg:width="0.577cm" svg:height="0.271cm" svg:x="5.902cm" svg:y="14.82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00" xml:id="id1877" draw:id="id1877" draw:layer="layout" svg:width="0.574cm" svg:height="0.271cm" svg:x="6.62cm" svg:y="15.18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7cm" svg:y1="14.388cm" svg:x2="5.136cm" svg:y2="14.607cm" draw:start-shape="id1874" draw:start-glue-point="2" draw:end-shape="id1875" draw:end-glue-point="3" svg:d="M4670 14388v219h466" svg:viewBox="0 0 467 220">
          <text:p/>
        </draw:connector>
        <draw:connector draw:style-name="gr279" draw:text-style-name="P139" draw:layer="layout" svg:x1="5.424cm" svg:y1="14.742cm" svg:x2="5.902cm" svg:y2="14.962cm" draw:start-shape="id1875" draw:start-glue-point="2" draw:end-shape="id1876" draw:end-glue-point="3" svg:d="M5424 14742v220h478" svg:viewBox="0 0 479 221">
          <text:p/>
        </draw:connector>
        <draw:connector draw:style-name="gr279" draw:text-style-name="P139" draw:layer="layout" svg:x1="6.19cm" svg:y1="15.098cm" svg:x2="6.62cm" svg:y2="15.315cm" draw:start-shape="id1876" draw:start-glue-point="2" draw:end-shape="id1877" draw:end-glue-point="3" svg:d="M6190 15098v217h430" svg:viewBox="0 0 431 218">
          <text:p/>
        </draw:connector>
        <draw:custom-shape draw:style-name="gr486" draw:text-style-name="P100" xml:id="id1878" draw:id="id1878" draw:layer="layout" svg:width="0.575cm" svg:height="0.271cm" svg:x="6.651cm" svg:y="13.45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188cm" svg:y1="13.343cm" svg:x2="6.651cm" svg:y2="13.591cm" draw:start-shape="id1865" draw:start-glue-point="2" draw:end-shape="id1878" draw:end-glue-point="3" svg:d="M6188 13343v248h463" svg:viewBox="0 0 464 249">
          <text:p/>
        </draw:connector>
        <draw:connector draw:style-name="gr279" draw:text-style-name="P139" draw:layer="layout" svg:x1="3.876cm" svg:y1="12.178cm" svg:x2="4.382cm" svg:y2="14.253cm" draw:start-shape="id1856" draw:start-glue-point="2" draw:end-shape="id1874" draw:end-glue-point="3" svg:d="M3876 12178v2075h506" svg:viewBox="0 0 507 2076">
          <text:p/>
        </draw:connector>
        <draw:custom-shape draw:style-name="gr487" draw:text-style-name="P149" xml:id="id1855" draw:id="id1855" draw:layer="layout" svg:width="0.576cm" svg:height="0.27cm" svg:x="2.877cm" svg:y="11.51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.377cm" svg:y1="11.449cm" svg:x2="2.877cm" svg:y2="11.653cm" draw:start-shape="id1879" draw:start-glue-point="2" draw:end-shape="id1855" draw:end-glue-point="3" svg:d="M2377 11449v204h500" svg:viewBox="0 0 501 205">
          <text:p/>
        </draw:connector>
        <draw:custom-shape draw:style-name="gr473" draw:text-style-name="P158" xml:id="id1879" draw:id="id1879" draw:layer="layout" svg:width="0.576cm" svg:height="0.27cm" svg:x="2.089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02cm" svg:y1="11.027cm" svg:x2="2.089cm" svg:y2="11.314cm" draw:start-shape="id1863" draw:start-glue-point="2" draw:end-shape="id1879" draw:end-glue-point="3" svg:d="M1602 11027v287h487" svg:viewBox="0 0 488 288">
          <text:p/>
        </draw:connector>
        <draw:custom-shape draw:style-name="gr488" draw:text-style-name="P158" xml:id="id1850" draw:id="id1850" draw:layer="layout" svg:width="0.576cm" svg:height="0.271cm" svg:x="1.328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841cm" svg:y1="9.87cm" svg:x2="1.328cm" svg:y2="10.034cm" draw:start-shape="id1857" draw:start-glue-point="2" draw:end-shape="id1850" draw:end-glue-point="3" svg:d="M841 9870v164h487" svg:viewBox="0 0 488 165">
          <text:p/>
        </draw:connector>
        <draw:custom-shape draw:style-name="gr489" draw:text-style-name="P137" xml:id="id1881" draw:id="id1881" draw:layer="layout" svg:width="0.575cm" svg:height="0.27cm" svg:x="2.144cm" svg:y="15.41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00" xml:id="id1882" draw:id="id1882" draw:layer="layout" svg:width="0.577cm" svg:height="0.27cm" svg:x="2.898cm" svg:y="15.76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883" draw:id="id1883" draw:layer="layout" svg:width="0.577cm" svg:height="0.271cm" svg:x="3.642cm" svg:y="16.12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37cm" svg:y1="15.322cm" svg:x2="2.144cm" svg:y2="15.55cm" draw:start-shape="id1880" draw:start-glue-point="2" draw:end-shape="id1881" draw:end-glue-point="3" svg:d="M1637 15322v228h507" svg:viewBox="0 0 508 229">
          <text:p/>
        </draw:connector>
        <draw:connector draw:style-name="gr279" draw:text-style-name="P139" draw:layer="layout" svg:x1="2.431cm" svg:y1="15.685cm" svg:x2="2.898cm" svg:y2="15.904cm" draw:start-shape="id1881" draw:start-glue-point="2" draw:end-shape="id1882" draw:end-glue-point="3" svg:d="M2431 15685v219h467" svg:viewBox="0 0 468 220">
          <text:p/>
        </draw:connector>
        <draw:connector draw:style-name="gr279" draw:text-style-name="P139" draw:layer="layout" svg:x1="3.186cm" svg:y1="16.039cm" svg:x2="3.642cm" svg:y2="16.259cm" draw:start-shape="id1882" draw:start-glue-point="2" draw:end-shape="id1883" draw:end-glue-point="3" svg:d="M3186 16039v220h456" svg:viewBox="0 0 457 221">
          <text:p/>
        </draw:connector>
        <draw:custom-shape draw:style-name="gr480" draw:text-style-name="P100" xml:id="id1880" draw:id="id1880" draw:layer="layout" svg:width="0.577cm" svg:height="0.271cm" svg:x="1.34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841cm" svg:y1="9.87cm" svg:x2="1.349cm" svg:y2="15.186cm" draw:start-shape="id1857" draw:start-glue-point="2" draw:end-shape="id1880" draw:end-glue-point="3" svg:d="M841 9870v5316h508" svg:viewBox="0 0 509 5317">
          <text:p/>
        </draw:connector>
        <draw:custom-shape draw:style-name="gr114" draw:text-style-name="P70" xml:id="id1884" draw:id="id1884" draw:layer="layout" svg:width="0.581cm" svg:height="0.59cm" svg:x="13.491cm" svg:y="5.96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xml:id="id1885" draw:id="id1885" draw:layer="layout" svg:width="0.581cm" svg:height="0.59cm" svg:x="17.291cm" svg:y="5.96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91cm" svg:x1="13.782cm" svg:y1="6.557cm" svg:x2="17.376cm" svg:y2="6.472cm" draw:start-shape="id1884" draw:start-glue-point="8" draw:end-shape="id1885" draw:end-glue-point="7" svg:d="M13782 6557c0 468 3594 510 3594-85" svg:viewBox="0 0 3595 442">
          <text:p/>
        </draw:connector>
        <draw:custom-shape draw:style-name="gr490" draw:text-style-name="P72" draw:layer="layout" svg:width="7.713cm" svg:height="7.112cm" svg:x="10.84cm" svg:y="9.4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1" draw:text-style-name="P72" draw:layer="layout" svg:width="4.548cm" svg:height="3.815cm" svg:x="13.896cm" svg:y="11.76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159" xml:id="id1893" draw:id="id1893" draw:layer="layout" svg:width="0.577cm" svg:height="0.271cm" svg:x="10.981cm" svg:y="9.60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2" draw:text-style-name="P159" xml:id="id1892" draw:id="id1892" draw:layer="layout" svg:width="0.577cm" svg:height="0.271cm" svg:x="14.016cm" svg:y="11.9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1899" draw:id="id1899" draw:layer="layout" svg:width="0.577cm" svg:height="0.27cm" svg:x="11.742cm" svg:y="10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58" xml:id="id1889" draw:id="id1889" draw:layer="layout" svg:width="0.576cm" svg:height="0.27cm" svg:x="9.514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49" xml:id="id1890" draw:id="id1890" draw:layer="layout" svg:width="0.576cm" svg:height="0.268cm" svg:x="10.295cm" svg:y="9.25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1894" draw:id="id1894" draw:layer="layout" svg:width="0.577cm" svg:height="0.27cm" svg:x="14.805cm" svg:y="1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7" draw:text-style-name="P149" xml:id="id1887" draw:id="id1887" draw:layer="layout" svg:width="0.576cm" svg:height="0.27cm" svg:x="13.15cm" svg:y="10.30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58" xml:id="id1888" draw:id="id1888" draw:layer="layout" svg:width="0.576cm" svg:height="0.27cm" svg:x="13.904cm" svg:y="10.6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3" draw:text-style-name="P165" xml:id="id1895" draw:id="id1895" draw:layer="layout" svg:width="0.576cm" svg:height="0.271cm" svg:x="14.649cm" svg:y="11.01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4" draw:text-style-name="P158" xml:id="id1897" draw:id="id1897" draw:layer="layout" svg:width="0.574cm" svg:height="0.271cm" svg:x="17.047cm" svg:y="14.3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044cm" svg:y1="10.18cm" svg:x2="13.15cm" svg:y2="10.442cm" draw:start-shape="id1886" draw:start-glue-point="2" draw:end-shape="id1887" draw:end-glue-point="3" svg:d="M12044 10180v262h1106" svg:viewBox="0 0 1107 263">
          <text:p/>
        </draw:connector>
        <draw:connector draw:style-name="gr279" draw:text-style-name="P139" draw:layer="layout" svg:x1="13.438cm" svg:y1="10.577cm" svg:x2="13.904cm" svg:y2="10.796cm" draw:start-shape="id1887" draw:start-glue-point="2" draw:end-shape="id1888" draw:end-glue-point="3" svg:d="M13438 10577v219h466" svg:viewBox="0 0 467 220">
          <text:p/>
        </draw:connector>
        <draw:connector draw:style-name="gr279" draw:text-style-name="P139" draw:layer="layout" svg:x1="9.802cm" svg:y1="7.866cm" svg:x2="10.295cm" svg:y2="9.387cm" draw:start-shape="id1889" draw:start-glue-point="2" draw:end-shape="id1890" draw:end-glue-point="3" svg:d="M9802 7866v694h-8v827h501" svg:viewBox="0 0 502 1522">
          <text:p/>
        </draw:connector>
        <draw:connector draw:style-name="gr279" draw:text-style-name="P139" draw:layer="layout" svg:x1="13.593cm" svg:y1="11.798cm" svg:x2="14.016cm" svg:y2="12.052cm" draw:start-shape="id1891" draw:start-glue-point="2" draw:end-shape="id1892" draw:end-glue-point="3" svg:d="M13593 11798v254h423" svg:viewBox="0 0 424 255">
          <text:p/>
        </draw:connector>
        <draw:connector draw:style-name="gr279" draw:text-style-name="P139" draw:layer="layout" svg:x1="10.583cm" svg:y1="9.521cm" svg:x2="10.981cm" svg:y2="9.744cm" draw:start-shape="id1890" draw:start-glue-point="2" draw:end-shape="id1893" draw:end-glue-point="3" svg:d="M10583 9521v223h398" svg:viewBox="0 0 399 224">
          <text:p/>
        </draw:connector>
        <draw:connector draw:style-name="gr279" draw:text-style-name="P139" draw:layer="layout" svg:x1="14.304cm" svg:y1="12.188cm" svg:x2="14.805cm" svg:y2="12.505cm" draw:start-shape="id1892" draw:start-glue-point="2" draw:end-shape="id1894" draw:end-glue-point="3" svg:d="M14304 12188v317h501" svg:viewBox="0 0 502 318">
          <text:p/>
        </draw:connector>
        <draw:connector draw:style-name="gr279" draw:text-style-name="P139" draw:layer="layout" svg:x1="14.192cm" svg:y1="10.931cm" svg:x2="14.649cm" svg:y2="11.151cm" draw:start-shape="id1888" draw:start-glue-point="2" draw:end-shape="id1895" draw:end-glue-point="3" svg:d="M14192 10931v220h457" svg:viewBox="0 0 458 221">
          <text:p/>
        </draw:connector>
        <draw:connector draw:style-name="gr279" draw:text-style-name="P139" draw:layer="layout" svg:x1="16.616cm" svg:y1="14.238cm" svg:x2="17.047cm" svg:y2="14.485cm" draw:start-shape="id1896" draw:start-glue-point="2" draw:end-shape="id1897" draw:end-glue-point="3" svg:d="M16616 14238v247h431" svg:viewBox="0 0 432 248">
          <text:p/>
        </draw:connector>
        <draw:custom-shape draw:style-name="gr495" draw:text-style-name="P165" xml:id="id1898" draw:id="id1898" draw:layer="layout" svg:width="0.577cm" svg:height="0.27cm" svg:x="17.784cm" svg:y="14.7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334cm" svg:y1="14.621cm" svg:x2="17.784cm" svg:y2="14.848cm" draw:start-shape="id1897" draw:start-glue-point="2" draw:end-shape="id1898" draw:end-glue-point="3" svg:d="M17334 14621v227h450" svg:viewBox="0 0 451 228">
          <text:p/>
        </draw:connector>
        <draw:connector draw:style-name="gr279" draw:text-style-name="P139" draw:layer="layout" svg:x1="11.269cm" svg:y1="9.88cm" svg:x2="11.742cm" svg:y2="10.902cm" draw:start-shape="id1893" draw:start-glue-point="2" draw:end-shape="id1899" draw:end-glue-point="3" svg:d="M11269 9880v1022h473" svg:viewBox="0 0 474 1023">
          <text:p/>
        </draw:connector>
        <draw:custom-shape draw:style-name="gr487" draw:text-style-name="P149" xml:id="id1900" draw:id="id1900" draw:layer="layout" svg:width="0.576cm" svg:height="0.27cm" svg:x="15.556cm" svg:y="12.72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58" xml:id="id1901" draw:id="id1901" draw:layer="layout" svg:width="0.577cm" svg:height="0.271cm" svg:x="16.328cm" svg:y="13.08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093cm" svg:y1="12.64cm" svg:x2="15.556cm" svg:y2="12.862cm" draw:start-shape="id1894" draw:start-glue-point="2" draw:end-shape="id1900" draw:end-glue-point="3" svg:d="M15093 12640v222h463" svg:viewBox="0 0 464 223">
          <text:p/>
        </draw:connector>
        <draw:connector draw:style-name="gr279" draw:text-style-name="P139" draw:layer="layout" svg:x1="15.844cm" svg:y1="12.997cm" svg:x2="16.328cm" svg:y2="13.217cm" draw:start-shape="id1900" draw:start-glue-point="2" draw:end-shape="id1901" draw:end-glue-point="3" svg:d="M15844 12997v220h484" svg:viewBox="0 0 485 221">
          <text:p/>
        </draw:connector>
        <draw:custom-shape draw:style-name="gr481" draw:text-style-name="P100" xml:id="id1903" draw:id="id1903" draw:layer="layout" svg:width="0.578cm" svg:height="0.271cm" svg:x="11.581cm" svg:y="8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00" xml:id="id1904" draw:id="id1904" draw:layer="layout" svg:width="0.576cm" svg:height="0.27cm" svg:x="12.357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49" xml:id="id1902" draw:id="id1902" draw:layer="layout" svg:width="0.576cm" svg:height="0.268cm" svg:x="10.296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802cm" svg:y1="7.866cm" svg:x2="10.296cm" svg:y2="8.288cm" draw:start-shape="id1889" draw:start-glue-point="2" draw:end-shape="id1902" draw:end-glue-point="3" svg:d="M9802 7866v422h494" svg:viewBox="0 0 495 423">
          <text:p/>
        </draw:connector>
        <draw:connector draw:style-name="gr279" draw:text-style-name="P139" draw:layer="layout" svg:x1="10.584cm" svg:y1="8.422cm" svg:x2="11.581cm" svg:y2="8.64cm" draw:start-shape="id1902" draw:start-glue-point="2" draw:end-shape="id1903" draw:end-glue-point="3" svg:d="M10584 8422v218h997" svg:viewBox="0 0 998 219">
          <text:p/>
        </draw:connector>
        <draw:connector draw:style-name="gr279" draw:text-style-name="P139" draw:layer="layout" svg:x1="11.87cm" svg:y1="8.776cm" svg:x2="12.357cm" svg:y2="8.998cm" draw:start-shape="id1903" draw:start-glue-point="2" draw:end-shape="id1904" draw:end-glue-point="3" svg:d="M11870 8776v222h487" svg:viewBox="0 0 488 223">
          <text:p/>
        </draw:connector>
        <draw:custom-shape draw:style-name="gr497" draw:text-style-name="P149" xml:id="id1905" draw:id="id1905" draw:layer="layout" svg:width="0.577cm" svg:height="0.27cm" svg:x="14.805cm" svg:y="13.25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304cm" svg:y1="12.188cm" svg:x2="14.805cm" svg:y2="13.39cm" draw:start-shape="id1892" draw:start-glue-point="2" draw:end-shape="id1905" draw:end-glue-point="3" svg:d="M14304 12188v533h-1v669h502" svg:viewBox="0 0 503 1203">
          <text:p/>
        </draw:connector>
        <draw:custom-shape draw:style-name="gr473" draw:text-style-name="P158" xml:id="id1906" draw:id="id1906" draw:layer="layout" svg:width="0.576cm" svg:height="0.27cm" svg:x="15.556cm" svg:y="13.61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49" xml:id="id1896" draw:id="id1896" draw:layer="layout" svg:width="0.577cm" svg:height="0.271cm" svg:x="16.328cm" svg:y="13.96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093cm" svg:y1="13.525cm" svg:x2="15.556cm" svg:y2="13.747cm" draw:start-shape="id1905" draw:start-glue-point="2" draw:end-shape="id1906" draw:end-glue-point="3" svg:d="M15093 13525v222h463" svg:viewBox="0 0 464 223">
          <text:p/>
        </draw:connector>
        <draw:connector draw:style-name="gr279" draw:text-style-name="P139" draw:layer="layout" svg:x1="15.844cm" svg:y1="13.882cm" svg:x2="16.328cm" svg:y2="14.102cm" draw:start-shape="id1906" draw:start-glue-point="2" draw:end-shape="id1896" draw:end-glue-point="3" svg:d="M15844 13882v220h484" svg:viewBox="0 0 485 221">
          <text:p/>
        </draw:connector>
        <draw:custom-shape draw:style-name="gr480" draw:text-style-name="P100" xml:id="id1908" draw:id="id1908" draw:layer="layout" svg:width="0.577cm" svg:height="0.271cm" svg:x="10.982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00" xml:id="id1909" draw:id="id1909" draw:layer="layout" svg:width="0.577cm" svg:height="0.27cm" svg:x="11.744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37" xml:id="id1907" draw:id="id1907" draw:layer="layout" svg:width="0.576cm" svg:height="0.268cm" svg:x="10.297cm" svg:y="16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585cm" svg:y1="16.823cm" svg:x2="10.982cm" svg:y2="17.041cm" draw:start-shape="id1907" draw:start-glue-point="2" draw:end-shape="id1908" draw:end-glue-point="3" svg:d="M10585 16823v218h397" svg:viewBox="0 0 398 219">
          <text:p/>
        </draw:connector>
        <draw:connector draw:style-name="gr279" draw:text-style-name="P139" draw:layer="layout" svg:x1="11.27cm" svg:y1="17.177cm" svg:x2="11.744cm" svg:y2="17.399cm" draw:start-shape="id1908" draw:start-glue-point="2" draw:end-shape="id1909" draw:end-glue-point="3" svg:d="M11270 17177v222h474" svg:viewBox="0 0 475 223">
          <text:p/>
        </draw:connector>
        <draw:connector draw:style-name="gr279" draw:text-style-name="P139" draw:layer="layout" svg:x1="9.802cm" svg:y1="7.866cm" svg:x2="10.297cm" svg:y2="16.689cm" draw:start-shape="id1889" draw:start-glue-point="2" draw:end-shape="id1907" draw:end-glue-point="3" svg:d="M9802 7866v4345h-6v4478h501" svg:viewBox="0 0 502 8824">
          <text:p/>
        </draw:connector>
        <draw:custom-shape draw:style-name="gr487" draw:text-style-name="P149" xml:id="id1910" draw:id="id1910" draw:layer="layout" svg:width="0.576cm" svg:height="0.27cm" svg:x="14.81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149" xml:id="id1911" draw:id="id1911" draw:layer="layout" svg:width="0.577cm" svg:height="0.27cm" svg:x="15.564cm" svg:y="14.48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58" xml:id="id1912" draw:id="id1912" draw:layer="layout" svg:width="0.577cm" svg:height="0.271cm" svg:x="16.33cm" svg:y="14.83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65" xml:id="id1913" draw:id="id1913" draw:layer="layout" svg:width="0.574cm" svg:height="0.271cm" svg:x="17.048cm" svg:y="15.1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098cm" svg:y1="14.398cm" svg:x2="15.564cm" svg:y2="14.617cm" draw:start-shape="id1910" draw:start-glue-point="2" draw:end-shape="id1911" draw:end-glue-point="3" svg:d="M15098 14398v219h466" svg:viewBox="0 0 467 220">
          <text:p/>
        </draw:connector>
        <draw:connector draw:style-name="gr279" draw:text-style-name="P139" draw:layer="layout" svg:x1="15.852cm" svg:y1="14.752cm" svg:x2="16.33cm" svg:y2="14.972cm" draw:start-shape="id1911" draw:start-glue-point="2" draw:end-shape="id1912" draw:end-glue-point="3" svg:d="M15852 14752v220h478" svg:viewBox="0 0 479 221">
          <text:p/>
        </draw:connector>
        <draw:connector draw:style-name="gr279" draw:text-style-name="P139" draw:layer="layout" svg:x1="16.618cm" svg:y1="15.108cm" svg:x2="17.048cm" svg:y2="15.325cm" draw:start-shape="id1912" draw:start-glue-point="2" draw:end-shape="id1913" draw:end-glue-point="3" svg:d="M16618 15108v217h430" svg:viewBox="0 0 431 218">
          <text:p/>
        </draw:connector>
        <draw:custom-shape draw:style-name="gr500" draw:text-style-name="P165" xml:id="id1914" draw:id="id1914" draw:layer="layout" svg:width="0.575cm" svg:height="0.271cm" svg:x="17.079cm" svg:y="13.46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616cm" svg:y1="13.353cm" svg:x2="17.079cm" svg:y2="13.601cm" draw:start-shape="id1901" draw:start-glue-point="2" draw:end-shape="id1914" draw:end-glue-point="3" svg:d="M16616 13353v248h463" svg:viewBox="0 0 464 249">
          <text:p/>
        </draw:connector>
        <draw:connector draw:style-name="gr279" draw:text-style-name="P139" draw:layer="layout" svg:x1="14.304cm" svg:y1="12.188cm" svg:x2="14.81cm" svg:y2="14.263cm" draw:start-shape="id1892" draw:start-glue-point="2" draw:end-shape="id1910" draw:end-glue-point="3" svg:d="M14304 12188v2075h506" svg:viewBox="0 0 507 2076">
          <text:p/>
        </draw:connector>
        <draw:custom-shape draw:style-name="gr487" draw:text-style-name="P149" xml:id="id1891" draw:id="id1891" draw:layer="layout" svg:width="0.576cm" svg:height="0.27cm" svg:x="13.305cm" svg:y="11.52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805cm" svg:y1="11.459cm" svg:x2="13.305cm" svg:y2="11.663cm" draw:start-shape="id1915" draw:start-glue-point="2" draw:end-shape="id1891" draw:end-glue-point="3" svg:d="M12805 11459v204h500" svg:viewBox="0 0 501 205">
          <text:p/>
        </draw:connector>
        <draw:custom-shape draw:style-name="gr473" draw:text-style-name="P158" xml:id="id1915" draw:id="id1915" draw:layer="layout" svg:width="0.576cm" svg:height="0.27cm" svg:x="12.517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03cm" svg:y1="11.037cm" svg:x2="12.517cm" svg:y2="11.324cm" draw:start-shape="id1899" draw:start-glue-point="2" draw:end-shape="id1915" draw:end-glue-point="3" svg:d="M12030 11037v287h487" svg:viewBox="0 0 488 288">
          <text:p/>
        </draw:connector>
        <draw:custom-shape draw:style-name="gr488" draw:text-style-name="P158" xml:id="id1886" draw:id="id1886" draw:layer="layout" svg:width="0.576cm" svg:height="0.271cm" svg:x="11.756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269cm" svg:y1="9.88cm" svg:x2="11.756cm" svg:y2="10.044cm" draw:start-shape="id1893" draw:start-glue-point="2" draw:end-shape="id1886" draw:end-glue-point="3" svg:d="M11269 9880v164h487" svg:viewBox="0 0 488 165">
          <text:p/>
        </draw:connector>
        <draw:custom-shape draw:style-name="gr501" draw:text-style-name="P149" xml:id="id1917" draw:id="id1917" draw:layer="layout" svg:width="0.575cm" svg:height="0.27cm" svg:x="12.572cm" svg:y="15.42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1918" draw:id="id1918" draw:layer="layout" svg:width="0.577cm" svg:height="0.27cm" svg:x="13.326cm" svg:y="15.77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165" xml:id="id1919" draw:id="id1919" draw:layer="layout" svg:width="0.577cm" svg:height="0.271cm" svg:x="14.07cm" svg:y="16.13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065cm" svg:y1="15.332cm" svg:x2="12.572cm" svg:y2="15.56cm" draw:start-shape="id1916" draw:start-glue-point="2" draw:end-shape="id1917" draw:end-glue-point="3" svg:d="M12065 15332v228h507" svg:viewBox="0 0 508 229">
          <text:p/>
        </draw:connector>
        <draw:connector draw:style-name="gr279" draw:text-style-name="P139" draw:layer="layout" svg:x1="12.859cm" svg:y1="15.695cm" svg:x2="13.326cm" svg:y2="15.914cm" draw:start-shape="id1917" draw:start-glue-point="2" draw:end-shape="id1918" draw:end-glue-point="3" svg:d="M12859 15695v219h467" svg:viewBox="0 0 468 220">
          <text:p/>
        </draw:connector>
        <draw:connector draw:style-name="gr279" draw:text-style-name="P139" draw:layer="layout" svg:x1="13.614cm" svg:y1="16.049cm" svg:x2="14.07cm" svg:y2="16.269cm" draw:start-shape="id1918" draw:start-glue-point="2" draw:end-shape="id1919" draw:end-glue-point="3" svg:d="M13614 16049v220h456" svg:viewBox="0 0 457 221">
          <text:p/>
        </draw:connector>
        <draw:custom-shape draw:style-name="gr496" draw:text-style-name="P158" xml:id="id1916" draw:id="id1916" draw:layer="layout" svg:width="0.577cm" svg:height="0.271cm" svg:x="11.77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269cm" svg:y1="9.88cm" svg:x2="11.777cm" svg:y2="15.196cm" draw:start-shape="id1893" draw:start-glue-point="2" draw:end-shape="id1916" draw:end-glue-point="3" svg:d="M11269 9880v5316h508" svg:viewBox="0 0 509 5317">
          <text:p/>
        </draw:connector>
        <draw:custom-shape draw:style-name="gr502" draw:text-style-name="P71" draw:layer="layout" svg:width="2.155cm" svg:height="9.987cm" draw:transform="skewX (0.000523598775598308) rotate (0.475427688243255) translate (20.35cm 8.38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71" draw:layer="layout" svg:width="1.247cm" svg:height="10.517cm" draw:transform="skewX (0.000523598775598314) rotate (0.860621854158404) translate (21.124cm 9.389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71" draw:layer="layout" svg:width="1.247cm" svg:height="10.517cm" draw:transform="skewX (0.000523598775598314) rotate (0.960105621522081) translate (21.552cm 9.6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4" draw:text-style-name="P71" draw:layer="layout" svg:width="1.247cm" svg:height="9.513cm" draw:transform="skewX (0.000523598775598356) rotate (1.03532931228304) translate (21.195cm 9.36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5" draw:text-style-name="P71" draw:layer="layout" svg:width="1.46cm" svg:height="6.961cm" draw:transform="skewX (0.00052359877559833) rotate (1.05540059868097) translate (20.847cm 8.61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8" draw:text-style-name="P149" xml:id="id1927" draw:id="id1927" draw:layer="layout" svg:width="0.577cm" svg:height="0.271cm" svg:x="22.972cm" svg:y="9.52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49" xml:id="id1926" draw:id="id1926" draw:layer="layout" svg:width="0.577cm" svg:height="0.271cm" svg:x="26.007cm" svg:y="11.83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1933" draw:id="id1933" draw:layer="layout" svg:width="0.577cm" svg:height="0.27cm" svg:x="23.733cm" svg:y="10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58" xml:id="id1923" draw:id="id1923" draw:layer="layout" svg:width="0.576cm" svg:height="0.27cm" svg:x="21.505cm" svg:y="7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102" xml:id="id1924" draw:id="id1924" draw:layer="layout" svg:width="0.576cm" svg:height="0.268cm" svg:x="22.286cm" svg:y="9.16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1928" draw:id="id1928" draw:layer="layout" svg:width="0.577cm" svg:height="0.27cm" svg:x="26.796cm" svg:y="1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38" xml:id="id1921" draw:id="id1921" draw:layer="layout" svg:width="0.576cm" svg:height="0.27cm" svg:x="25.141cm" svg:y="10.22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58" xml:id="id1922" draw:id="id1922" draw:layer="layout" svg:width="0.576cm" svg:height="0.27cm" svg:x="25.895cm" svg:y="10.57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9" xml:id="id1929" draw:id="id1929" draw:layer="layout" svg:width="0.576cm" svg:height="0.271cm" svg:x="26.64cm" svg:y="10.93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4" draw:text-style-name="P158" xml:id="id1931" draw:id="id1931" draw:layer="layout" svg:width="0.574cm" svg:height="0.271cm" svg:x="29.038cm" svg:y="14.266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35cm" svg:y1="10.096cm" svg:x2="25.141cm" svg:y2="10.358cm" draw:start-shape="id1920" draw:start-glue-point="2" draw:end-shape="id1921" draw:end-glue-point="3" svg:d="M24035 10096v262h1106" svg:viewBox="0 0 1107 263">
          <text:p/>
        </draw:connector>
        <draw:connector draw:style-name="gr279" draw:text-style-name="P139" draw:layer="layout" svg:x1="25.429cm" svg:y1="10.493cm" svg:x2="25.895cm" svg:y2="10.712cm" draw:start-shape="id1921" draw:start-glue-point="2" draw:end-shape="id1922" draw:end-glue-point="3" svg:d="M25429 10493v219h466" svg:viewBox="0 0 467 220">
          <text:p/>
        </draw:connector>
        <draw:connector draw:style-name="gr279" draw:text-style-name="P139" draw:layer="layout" svg:x1="21.793cm" svg:y1="7.782cm" svg:x2="22.286cm" svg:y2="9.303cm" draw:start-shape="id1923" draw:start-glue-point="2" draw:end-shape="id1924" draw:end-glue-point="3" svg:d="M21793 7782v694h-8v827h501" svg:viewBox="0 0 502 1522">
          <text:p/>
        </draw:connector>
        <draw:connector draw:style-name="gr279" draw:text-style-name="P139" draw:layer="layout" svg:x1="25.584cm" svg:y1="11.714cm" svg:x2="26.007cm" svg:y2="11.968cm" draw:start-shape="id1925" draw:start-glue-point="2" draw:end-shape="id1926" draw:end-glue-point="3" svg:d="M25584 11714v254h423" svg:viewBox="0 0 424 255">
          <text:p/>
        </draw:connector>
        <draw:connector draw:style-name="gr279" draw:text-style-name="P139" draw:layer="layout" svg:x1="22.574cm" svg:y1="9.437cm" svg:x2="22.972cm" svg:y2="9.66cm" draw:start-shape="id1924" draw:start-glue-point="2" draw:end-shape="id1927" draw:end-glue-point="3" svg:d="M22574 9437v223h398" svg:viewBox="0 0 399 224">
          <text:p/>
        </draw:connector>
        <draw:connector draw:style-name="gr279" draw:text-style-name="P139" draw:layer="layout" svg:x1="26.295cm" svg:y1="12.104cm" svg:x2="26.796cm" svg:y2="12.421cm" draw:start-shape="id1926" draw:start-glue-point="2" draw:end-shape="id1928" draw:end-glue-point="3" svg:d="M26295 12104v317h501" svg:viewBox="0 0 502 318">
          <text:p/>
        </draw:connector>
        <draw:connector draw:style-name="gr279" draw:text-style-name="P139" draw:layer="layout" svg:x1="26.183cm" svg:y1="10.847cm" svg:x2="26.64cm" svg:y2="11.067cm" draw:start-shape="id1922" draw:start-glue-point="2" draw:end-shape="id1929" draw:end-glue-point="3" svg:d="M26183 10847v220h457" svg:viewBox="0 0 458 221">
          <text:p/>
        </draw:connector>
        <draw:connector draw:style-name="gr279" draw:text-style-name="P139" draw:layer="layout" svg:x1="28.607cm" svg:y1="14.154cm" svg:x2="29.038cm" svg:y2="14.401cm" draw:start-shape="id1930" draw:start-glue-point="2" draw:end-shape="id1931" draw:end-glue-point="3" svg:d="M28607 14154v247h431" svg:viewBox="0 0 432 248">
          <text:p/>
        </draw:connector>
        <draw:custom-shape draw:style-name="gr509" draw:text-style-name="P159" xml:id="id1932" draw:id="id1932" draw:layer="layout" svg:width="0.577cm" svg:height="0.27cm" svg:x="29.775cm" svg:y="14.62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9.325cm" svg:y1="14.537cm" svg:x2="29.775cm" svg:y2="14.764cm" draw:start-shape="id1931" draw:start-glue-point="2" draw:end-shape="id1932" draw:end-glue-point="3" svg:d="M29325 14537v227h450" svg:viewBox="0 0 451 228">
          <text:p/>
        </draw:connector>
        <draw:connector draw:style-name="gr279" draw:text-style-name="P139" draw:layer="layout" svg:x1="23.26cm" svg:y1="9.796cm" svg:x2="23.733cm" svg:y2="10.818cm" draw:start-shape="id1927" draw:start-glue-point="2" draw:end-shape="id1933" draw:end-glue-point="3" svg:d="M23260 9796v1022h473" svg:viewBox="0 0 474 1023">
          <text:p/>
        </draw:connector>
        <draw:custom-shape draw:style-name="gr507" draw:text-style-name="P138" xml:id="id1934" draw:id="id1934" draw:layer="layout" svg:width="0.576cm" svg:height="0.27cm" svg:x="27.547cm" svg:y="12.6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49" xml:id="id1935" draw:id="id1935" draw:layer="layout" svg:width="0.577cm" svg:height="0.271cm" svg:x="28.319cm" svg:y="12.99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4cm" svg:y1="12.556cm" svg:x2="27.547cm" svg:y2="12.778cm" draw:start-shape="id1928" draw:start-glue-point="2" draw:end-shape="id1934" draw:end-glue-point="3" svg:d="M27084 12556v222h463" svg:viewBox="0 0 464 223">
          <text:p/>
        </draw:connector>
        <draw:connector draw:style-name="gr279" draw:text-style-name="P139" draw:layer="layout" svg:x1="27.835cm" svg:y1="12.913cm" svg:x2="28.319cm" svg:y2="13.133cm" draw:start-shape="id1934" draw:start-glue-point="2" draw:end-shape="id1935" draw:end-glue-point="3" svg:d="M27835 12913v220h484" svg:viewBox="0 0 485 221">
          <text:p/>
        </draw:connector>
        <draw:custom-shape draw:style-name="gr481" draw:text-style-name="P100" xml:id="id1937" draw:id="id1937" draw:layer="layout" svg:width="0.578cm" svg:height="0.271cm" svg:x="23.572cm" svg:y="8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00" xml:id="id1938" draw:id="id1938" draw:layer="layout" svg:width="0.576cm" svg:height="0.27cm" svg:x="24.348cm" svg:y="8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49" xml:id="id1936" draw:id="id1936" draw:layer="layout" svg:width="0.576cm" svg:height="0.268cm" svg:x="22.287cm" svg:y="8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793cm" svg:y1="7.782cm" svg:x2="22.287cm" svg:y2="8.204cm" draw:start-shape="id1923" draw:start-glue-point="2" draw:end-shape="id1936" draw:end-glue-point="3" svg:d="M21793 7782v422h494" svg:viewBox="0 0 495 423">
          <text:p/>
        </draw:connector>
        <draw:connector draw:style-name="gr279" draw:text-style-name="P139" draw:layer="layout" svg:x1="22.575cm" svg:y1="8.338cm" svg:x2="23.572cm" svg:y2="8.556cm" draw:start-shape="id1936" draw:start-glue-point="2" draw:end-shape="id1937" draw:end-glue-point="3" svg:d="M22575 8338v218h997" svg:viewBox="0 0 998 219">
          <text:p/>
        </draw:connector>
        <draw:connector draw:style-name="gr279" draw:text-style-name="P139" draw:layer="layout" svg:x1="23.861cm" svg:y1="8.692cm" svg:x2="24.348cm" svg:y2="8.914cm" draw:start-shape="id1937" draw:start-glue-point="2" draw:end-shape="id1938" draw:end-glue-point="3" svg:d="M23861 8692v222h487" svg:viewBox="0 0 488 223">
          <text:p/>
        </draw:connector>
        <draw:custom-shape draw:style-name="gr497" draw:text-style-name="P149" xml:id="id1939" draw:id="id1939" draw:layer="layout" svg:width="0.577cm" svg:height="0.27cm" svg:x="26.796cm" svg:y="13.17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6.295cm" svg:y1="12.104cm" svg:x2="26.796cm" svg:y2="13.306cm" draw:start-shape="id1926" draw:start-glue-point="2" draw:end-shape="id1939" draw:end-glue-point="3" svg:d="M26295 12104v533h-1v669h502" svg:viewBox="0 0 503 1203">
          <text:p/>
        </draw:connector>
        <draw:custom-shape draw:style-name="gr473" draw:text-style-name="P158" xml:id="id1940" draw:id="id1940" draw:layer="layout" svg:width="0.576cm" svg:height="0.27cm" svg:x="27.547cm" svg:y="13.52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38" xml:id="id1930" draw:id="id1930" draw:layer="layout" svg:width="0.577cm" svg:height="0.271cm" svg:x="28.319cm" svg:y="13.88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4cm" svg:y1="13.441cm" svg:x2="27.547cm" svg:y2="13.663cm" draw:start-shape="id1939" draw:start-glue-point="2" draw:end-shape="id1940" draw:end-glue-point="3" svg:d="M27084 13441v222h463" svg:viewBox="0 0 464 223">
          <text:p/>
        </draw:connector>
        <draw:connector draw:style-name="gr279" draw:text-style-name="P139" draw:layer="layout" svg:x1="27.835cm" svg:y1="13.798cm" svg:x2="28.319cm" svg:y2="14.018cm" draw:start-shape="id1940" draw:start-glue-point="2" draw:end-shape="id1930" draw:end-glue-point="3" svg:d="M27835 13798v220h484" svg:viewBox="0 0 485 221">
          <text:p/>
        </draw:connector>
        <draw:custom-shape draw:style-name="gr480" draw:text-style-name="P100" xml:id="id1942" draw:id="id1942" draw:layer="layout" svg:width="0.577cm" svg:height="0.271cm" svg:x="22.973cm" svg:y="16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00" xml:id="id1943" draw:id="id1943" draw:layer="layout" svg:width="0.577cm" svg:height="0.27cm" svg:x="23.735cm" svg:y="17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37" xml:id="id1941" draw:id="id1941" draw:layer="layout" svg:width="0.576cm" svg:height="0.268cm" svg:x="22.288cm" svg:y="1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576cm" svg:y1="16.739cm" svg:x2="22.973cm" svg:y2="16.957cm" draw:start-shape="id1941" draw:start-glue-point="2" draw:end-shape="id1942" draw:end-glue-point="3" svg:d="M22576 16739v218h397" svg:viewBox="0 0 398 219">
          <text:p/>
        </draw:connector>
        <draw:connector draw:style-name="gr279" draw:text-style-name="P139" draw:layer="layout" svg:x1="23.261cm" svg:y1="17.093cm" svg:x2="23.735cm" svg:y2="17.315cm" draw:start-shape="id1942" draw:start-glue-point="2" draw:end-shape="id1943" draw:end-glue-point="3" svg:d="M23261 17093v222h474" svg:viewBox="0 0 475 223">
          <text:p/>
        </draw:connector>
        <draw:connector draw:style-name="gr279" draw:text-style-name="P139" draw:layer="layout" svg:x1="21.793cm" svg:y1="7.782cm" svg:x2="22.288cm" svg:y2="16.605cm" draw:start-shape="id1923" draw:start-glue-point="2" draw:end-shape="id1941" draw:end-glue-point="3" svg:d="M21793 7782v4345h-6v4478h501" svg:viewBox="0 0 502 8824">
          <text:p/>
        </draw:connector>
        <draw:custom-shape draw:style-name="gr487" draw:text-style-name="P149" xml:id="id1944" draw:id="id1944" draw:layer="layout" svg:width="0.576cm" svg:height="0.27cm" svg:x="26.801cm" svg:y="14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02" xml:id="id1945" draw:id="id1945" draw:layer="layout" svg:width="0.577cm" svg:height="0.27cm" svg:x="27.555cm" svg:y="14.3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49" xml:id="id1946" draw:id="id1946" draw:layer="layout" svg:width="0.577cm" svg:height="0.271cm" svg:x="28.321cm" svg:y="14.75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159" xml:id="id1947" draw:id="id1947" draw:layer="layout" svg:width="0.574cm" svg:height="0.271cm" svg:x="29.039cm" svg:y="15.1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9cm" svg:y1="14.314cm" svg:x2="27.555cm" svg:y2="14.533cm" draw:start-shape="id1944" draw:start-glue-point="2" draw:end-shape="id1945" draw:end-glue-point="3" svg:d="M27089 14314v219h466" svg:viewBox="0 0 467 220">
          <text:p/>
        </draw:connector>
        <draw:connector draw:style-name="gr279" draw:text-style-name="P139" draw:layer="layout" svg:x1="27.843cm" svg:y1="14.668cm" svg:x2="28.321cm" svg:y2="14.888cm" draw:start-shape="id1945" draw:start-glue-point="2" draw:end-shape="id1946" draw:end-glue-point="3" svg:d="M27843 14668v220h478" svg:viewBox="0 0 479 221">
          <text:p/>
        </draw:connector>
        <draw:connector draw:style-name="gr279" draw:text-style-name="P139" draw:layer="layout" svg:x1="28.609cm" svg:y1="15.024cm" svg:x2="29.039cm" svg:y2="15.241cm" draw:start-shape="id1946" draw:start-glue-point="2" draw:end-shape="id1947" draw:end-glue-point="3" svg:d="M28609 15024v217h430" svg:viewBox="0 0 431 218">
          <text:p/>
        </draw:connector>
        <draw:custom-shape draw:style-name="gr513" draw:text-style-name="P159" xml:id="id1948" draw:id="id1948" draw:layer="layout" svg:width="0.575cm" svg:height="0.271cm" svg:x="29.07cm" svg:y="13.38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8.607cm" svg:y1="13.269cm" svg:x2="29.07cm" svg:y2="13.517cm" draw:start-shape="id1935" draw:start-glue-point="2" draw:end-shape="id1948" draw:end-glue-point="3" svg:d="M28607 13269v248h463" svg:viewBox="0 0 464 249">
          <text:p/>
        </draw:connector>
        <draw:connector draw:style-name="gr279" draw:text-style-name="P139" draw:layer="layout" svg:x1="26.295cm" svg:y1="12.104cm" svg:x2="26.801cm" svg:y2="14.179cm" draw:start-shape="id1926" draw:start-glue-point="2" draw:end-shape="id1944" draw:end-glue-point="3" svg:d="M26295 12104v2075h506" svg:viewBox="0 0 507 2076">
          <text:p/>
        </draw:connector>
        <draw:custom-shape draw:style-name="gr514" draw:text-style-name="P102" xml:id="id1925" draw:id="id1925" draw:layer="layout" svg:width="0.576cm" svg:height="0.27cm" svg:x="25.296cm" svg:y="11.44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796cm" svg:y1="11.375cm" svg:x2="25.296cm" svg:y2="11.579cm" draw:start-shape="id1949" draw:start-glue-point="2" draw:end-shape="id1925" draw:end-glue-point="3" svg:d="M24796 11375v204h500" svg:viewBox="0 0 501 205">
          <text:p/>
        </draw:connector>
        <draw:custom-shape draw:style-name="gr473" draw:text-style-name="P158" xml:id="id1949" draw:id="id1949" draw:layer="layout" svg:width="0.576cm" svg:height="0.27cm" svg:x="24.508cm" svg:y="11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21cm" svg:y1="10.953cm" svg:x2="24.508cm" svg:y2="11.24cm" draw:start-shape="id1933" draw:start-glue-point="2" draw:end-shape="id1949" draw:end-glue-point="3" svg:d="M24021 10953v287h487" svg:viewBox="0 0 488 288">
          <text:p/>
        </draw:connector>
        <draw:custom-shape draw:style-name="gr488" draw:text-style-name="P158" xml:id="id1920" draw:id="id1920" draw:layer="layout" svg:width="0.576cm" svg:height="0.271cm" svg:x="23.747cm" svg:y="9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6cm" svg:y1="9.796cm" svg:x2="23.747cm" svg:y2="9.96cm" draw:start-shape="id1927" draw:start-glue-point="2" draw:end-shape="id1920" draw:end-glue-point="3" svg:d="M23260 9796v164h487" svg:viewBox="0 0 488 165">
          <text:p/>
        </draw:connector>
        <draw:custom-shape draw:style-name="gr515" draw:text-style-name="P138" xml:id="id1951" draw:id="id1951" draw:layer="layout" svg:width="0.575cm" svg:height="0.27cm" svg:x="24.563cm" svg:y="15.341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1952" draw:id="id1952" draw:layer="layout" svg:width="0.577cm" svg:height="0.27cm" svg:x="25.317cm" svg:y="15.69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2" draw:text-style-name="P159" xml:id="id1953" draw:id="id1953" draw:layer="layout" svg:width="0.577cm" svg:height="0.271cm" svg:x="26.061cm" svg:y="16.0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56cm" svg:y1="15.248cm" svg:x2="24.563cm" svg:y2="15.476cm" draw:start-shape="id1950" draw:start-glue-point="2" draw:end-shape="id1951" draw:end-glue-point="3" svg:d="M24056 15248v228h507" svg:viewBox="0 0 508 229">
          <text:p/>
        </draw:connector>
        <draw:connector draw:style-name="gr279" draw:text-style-name="P139" draw:layer="layout" svg:x1="24.85cm" svg:y1="15.611cm" svg:x2="25.317cm" svg:y2="15.83cm" draw:start-shape="id1951" draw:start-glue-point="2" draw:end-shape="id1952" draw:end-glue-point="3" svg:d="M24850 15611v219h467" svg:viewBox="0 0 468 220">
          <text:p/>
        </draw:connector>
        <draw:connector draw:style-name="gr279" draw:text-style-name="P139" draw:layer="layout" svg:x1="25.605cm" svg:y1="15.965cm" svg:x2="26.061cm" svg:y2="16.185cm" draw:start-shape="id1952" draw:start-glue-point="2" draw:end-shape="id1953" draw:end-glue-point="3" svg:d="M25605 15965v220h456" svg:viewBox="0 0 457 221">
          <text:p/>
        </draw:connector>
        <draw:custom-shape draw:style-name="gr496" draw:text-style-name="P158" xml:id="id1950" draw:id="id1950" draw:layer="layout" svg:width="0.577cm" svg:height="0.271cm" svg:x="23.768cm" svg:y="1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6cm" svg:y1="9.796cm" svg:x2="23.768cm" svg:y2="15.112cm" draw:start-shape="id1927" draw:start-glue-point="2" draw:end-shape="id1950" draw:end-glue-point="3" svg:d="M23260 9796v5316h508" svg:viewBox="0 0 509 5317">
          <text:p/>
        </draw:connector>
        <draw:custom-shape draw:style-name="gr516" draw:text-style-name="P141" draw:layer="layout" svg:width="5.672cm" svg:height="0.786cm" svg:x="-1.084cm" svg:y="5.872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onnector draw:style-name="gr87" draw:text-style-name="P57" draw:layer="layout" draw:type="curve" draw:line-skew="0.243cm" svg:x1="3.628cm" svg:y1="5.938cm" svg:x2="2.176cm" svg:y2="5.939cm" draw:start-shape="id1954" draw:start-glue-point="4" draw:end-shape="id1955" draw:end-glue-point="4" svg:d="M3628 5938c0-387-1452-387-1452 1" svg:viewBox="0 0 1453 292">
          <text:p/>
        </draw:connector>
        <draw:custom-shape draw:style-name="gr175" draw:text-style-name="P90" xml:id="id1954" draw:id="id1954" draw:layer="layout" svg:width="0.581cm" svg:height="0.59cm" svg:x="3.337cm" svg:y="5.93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xml:id="id1955" draw:id="id1955" draw:layer="layout" svg:width="0.581cm" svg:height="0.59cm" svg:x="1.885cm" svg:y="5.9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7" draw:text-style-name="P141" draw:layer="layout" svg:width="5.672cm" svg:height="0.786cm" svg:x="21.21cm" svg:y="5.87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xml:id="id1956" draw:id="id1956" draw:layer="layout" svg:width="0.581cm" svg:height="0.59cm" svg:x="27.979cm" svg:y="5.93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1957" draw:id="id1957" draw:layer="layout" svg:width="0.581cm" svg:height="0.59cm" svg:x="21.363cm" svg:y="5.939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0.21cm" svg:x1="28.064cm" svg:y1="6.024cm" svg:x2="21.654cm" svg:y2="5.939cm" draw:start-shape="id1956" draw:start-glue-point="5" draw:end-shape="id1957" draw:end-glue-point="4" svg:d="M28064 6024c0-565-6410-523-6410-85" svg:viewBox="0 0 6411 420">
          <text:p/>
        </draw:connector>
        <draw:custom-shape draw:style-name="gr446" draw:text-style-name="P163" draw:layer="layout" svg:width="0.581cm" svg:height="0.59cm" svg:x="0.559cm" svg:y="9.4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3.633cm" svg:y="11.744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14.659cm" svg:y="10.84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17.085cm" svg:y="13.26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17.811cm" svg:y="14.542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17.063cm" svg:y="15.01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14.063cm" svg:y="15.9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0.985cm" svg:y="9.5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4.085cm" svg:y="11.84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6.633cm" svg:y="10.74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059cm" svg:y="13.175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859cm" svg:y="14.476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059cm" svg:y="15.003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6.059cm" svg:y="15.87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4" draw:layer="layout" svg:width="0.584cm" svg:height="0.353cm" svg:x="8.256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3cm" svg:x="19.757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8" draw:text-style-name="P166" draw:layer="layout" svg:width="6.318cm" svg:height="0.786cm" svg:x="-0.398cm" svg:y="3.806cm">
          <text:p text:style-name="P166"><text:span text:style-name="T29">Matching upward feature </text:span><text:span text:style-name="T29"><text:line-break/></text:span><text:span text:style-name="T29">to upward sub-tree</text:span></text:p>
          <draw:enhanced-geometry svg:viewBox="0 0 21600 21600" draw:type="rectangle" draw:enhanced-path="M 0 0 L 21600 0 21600 21600 0 21600 0 0 Z N"/>
        </draw:custom-shape>
        <draw:custom-shape draw:style-name="gr519" draw:text-style-name="P166" draw:layer="layout" svg:width="7.591cm" svg:height="0.786cm" svg:x="10.252cm" svg:y="3.806cm">
          <text:p text:style-name="P166"><text:span text:style-name="T29">Matching downward feature </text:span><text:span text:style-name="T29"><text:line-break/></text:span><text:span text:style-name="T29">to downward sub-tree</text:span></text:p>
          <draw:enhanced-geometry svg:viewBox="0 0 21600 21600" draw:type="rectangle" draw:enhanced-path="M 0 0 L 21600 0 21600 21600 0 21600 0 0 Z N"/>
        </draw:custom-shape>
        <draw:custom-shape draw:style-name="gr520" draw:text-style-name="P166" draw:layer="layout" svg:width="7.591cm" svg:height="0.786cm" svg:x="21.973cm" svg:y="3.806cm">
          <text:p text:style-name="P166"><text:span text:style-name="T29">Matching upward subject feature </text:span><text:span text:style-name="T29"><text:line-break/></text:span><text:span text:style-name="T29">to upward sub-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6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custom-shape draw:style-name="gr468" draw:text-style-name="P14" draw:layer="layout" svg:width="33.528cm" svg:height="14.478cm" svg:x="-2.286cm" svg:y="3.302cm">
          <text:p/>
          <draw:enhanced-geometry svg:viewBox="0 0 21600 21600" draw:type="rectangle" draw:enhanced-path="M 0 0 L 21600 0 21600 21600 0 21600 0 0 Z N"/>
        </draw:custom-shape>
        <draw:custom-shape draw:style-name="gr521" draw:text-style-name="P71" draw:layer="layout" svg:width="1.49cm" svg:height="3.346cm" draw:transform="skewX (0.000523598775598238) rotate (0.789237887751836) translate (9.401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3" draw:text-style-name="P51" draw:layer="layout" svg:width="27.991cm" svg:height="2.541cm" svg:x="0cm" svg:y="0.254cm">
          <draw:text-box>
            <text:p text:style-name="P36"><text:span text:style-name="T28">Nesting of the Invalidation Directions</text:span><text:span text:style-name="T22"><text:line-break/></text:span><text:span text:style-name="T22"><text:line-break/></text:span><text:span text:style-name="T25">.g:has(.e:is(.c:has(.b .a) .d) .f)</text:span></text:p>
          </draw:text-box>
        </draw:frame>
        <draw:custom-shape draw:style-name="gr522" draw:text-style-name="P141" draw:layer="layout" svg:width="5.672cm" svg:height="0.786cm" svg:x="10.522cm" svg:y="5.9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470" draw:text-style-name="P71" draw:layer="layout" svg:width="1.49cm" svg:height="8.28cm" draw:transform="skewX (0.000523598775598391) rotate (0.789237887751836) translate (-1.5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165" xml:id="id1965" draw:id="id1965" draw:layer="layout" svg:width="0.577cm" svg:height="0.271cm" svg:x="0.553cm" svg:y="9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165" xml:id="id1964" draw:id="id1964" draw:layer="layout" svg:width="0.577cm" svg:height="0.271cm" svg:x="3.588cm" svg:y="11.90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1971" draw:id="id1971" draw:layer="layout" svg:width="0.577cm" svg:height="0.27cm" svg:x="1.314cm" svg:y="10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58" xml:id="id1961" draw:id="id1961" draw:layer="layout" svg:width="0.576cm" svg:height="0.27cm" svg:x="-0.91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49" xml:id="id1962" draw:id="id1962" draw:layer="layout" svg:width="0.576cm" svg:height="0.268cm" svg:x="-0.133cm" svg:y="9.2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1966" draw:id="id1966" draw:layer="layout" svg:width="0.577cm" svg:height="0.27cm" svg:x="4.377cm" svg:y="12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37" xml:id="id1959" draw:id="id1959" draw:layer="layout" svg:width="0.576cm" svg:height="0.27cm" svg:x="2.722cm" svg:y="10.29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00" xml:id="id1960" draw:id="id1960" draw:layer="layout" svg:width="0.576cm" svg:height="0.27cm" svg:x="3.476cm" svg:y="10.65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0" xml:id="id1967" draw:id="id1967" draw:layer="layout" svg:width="0.576cm" svg:height="0.271cm" svg:x="4.221cm" svg:y="11.0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00" xml:id="id1969" draw:id="id1969" draw:layer="layout" svg:width="0.574cm" svg:height="0.271cm" svg:x="6.619cm" svg:y="14.34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16cm" svg:y1="10.17cm" svg:x2="2.722cm" svg:y2="10.432cm" draw:start-shape="id1958" draw:start-glue-point="2" draw:end-shape="id1959" draw:end-glue-point="3" svg:d="M1616 10170v262h1106" svg:viewBox="0 0 1107 263">
          <text:p/>
        </draw:connector>
        <draw:connector draw:style-name="gr279" draw:text-style-name="P139" draw:layer="layout" svg:x1="3.01cm" svg:y1="10.567cm" svg:x2="3.476cm" svg:y2="10.786cm" draw:start-shape="id1959" draw:start-glue-point="2" draw:end-shape="id1960" draw:end-glue-point="3" svg:d="M3010 10567v219h466" svg:viewBox="0 0 467 220">
          <text:p/>
        </draw:connector>
        <draw:connector draw:style-name="gr279" draw:text-style-name="P139" draw:layer="layout" svg:x1="-0.626cm" svg:y1="7.856cm" svg:x2="-0.133cm" svg:y2="9.377cm" draw:start-shape="id1961" draw:start-glue-point="2" draw:end-shape="id1962" draw:end-glue-point="3" svg:d="M-626 7856v694h-8v827h501" svg:viewBox="0 0 502 1522">
          <text:p/>
        </draw:connector>
        <draw:connector draw:style-name="gr279" draw:text-style-name="P139" draw:layer="layout" svg:x1="3.165cm" svg:y1="11.788cm" svg:x2="3.588cm" svg:y2="12.042cm" draw:start-shape="id1963" draw:start-glue-point="2" draw:end-shape="id1964" draw:end-glue-point="3" svg:d="M3165 11788v254h423" svg:viewBox="0 0 424 255">
          <text:p/>
        </draw:connector>
        <draw:connector draw:style-name="gr279" draw:text-style-name="P139" draw:layer="layout" svg:x1="0.155cm" svg:y1="9.511cm" svg:x2="0.553cm" svg:y2="9.734cm" draw:start-shape="id1962" draw:start-glue-point="2" draw:end-shape="id1965" draw:end-glue-point="3" svg:d="M155 9511v223h398" svg:viewBox="0 0 399 224">
          <text:p/>
        </draw:connector>
        <draw:connector draw:style-name="gr279" draw:text-style-name="P139" draw:layer="layout" svg:x1="3.876cm" svg:y1="12.178cm" svg:x2="4.377cm" svg:y2="12.495cm" draw:start-shape="id1964" draw:start-glue-point="2" draw:end-shape="id1966" draw:end-glue-point="3" svg:d="M3876 12178v317h501" svg:viewBox="0 0 502 318">
          <text:p/>
        </draw:connector>
        <draw:connector draw:style-name="gr279" draw:text-style-name="P139" draw:layer="layout" svg:x1="3.764cm" svg:y1="10.921cm" svg:x2="4.221cm" svg:y2="11.141cm" draw:start-shape="id1960" draw:start-glue-point="2" draw:end-shape="id1967" draw:end-glue-point="3" svg:d="M3764 10921v220h457" svg:viewBox="0 0 458 221">
          <text:p/>
        </draw:connector>
        <draw:connector draw:style-name="gr279" draw:text-style-name="P139" draw:layer="layout" svg:x1="6.188cm" svg:y1="14.228cm" svg:x2="6.619cm" svg:y2="14.475cm" draw:start-shape="id1968" draw:start-glue-point="2" draw:end-shape="id1969" draw:end-glue-point="3" svg:d="M6188 14228v247h431" svg:viewBox="0 0 432 248">
          <text:p/>
        </draw:connector>
        <draw:custom-shape draw:style-name="gr479" draw:text-style-name="P100" xml:id="id1970" draw:id="id1970" draw:layer="layout" svg:width="0.577cm" svg:height="0.27cm" svg:x="7.356cm" svg:y="14.70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906cm" svg:y1="14.611cm" svg:x2="7.356cm" svg:y2="14.838cm" draw:start-shape="id1969" draw:start-glue-point="2" draw:end-shape="id1970" draw:end-glue-point="3" svg:d="M6906 14611v227h450" svg:viewBox="0 0 451 228">
          <text:p/>
        </draw:connector>
        <draw:connector draw:style-name="gr279" draw:text-style-name="P139" draw:layer="layout" svg:x1="0.841cm" svg:y1="9.87cm" svg:x2="1.314cm" svg:y2="10.892cm" draw:start-shape="id1965" draw:start-glue-point="2" draw:end-shape="id1971" draw:end-glue-point="3" svg:d="M841 9870v1022h473" svg:viewBox="0 0 474 1023">
          <text:p/>
        </draw:connector>
        <draw:custom-shape draw:style-name="gr475" draw:text-style-name="P137" xml:id="id1972" draw:id="id1972" draw:layer="layout" svg:width="0.576cm" svg:height="0.27cm" svg:x="5.128cm" svg:y="12.71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73" draw:id="id1973" draw:layer="layout" svg:width="0.577cm" svg:height="0.271cm" svg:x="5.9cm" svg:y="13.07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65cm" svg:y1="12.63cm" svg:x2="5.128cm" svg:y2="12.852cm" draw:start-shape="id1966" draw:start-glue-point="2" draw:end-shape="id1972" draw:end-glue-point="3" svg:d="M4665 12630v222h463" svg:viewBox="0 0 464 223">
          <text:p/>
        </draw:connector>
        <draw:connector draw:style-name="gr279" draw:text-style-name="P139" draw:layer="layout" svg:x1="5.416cm" svg:y1="12.987cm" svg:x2="5.9cm" svg:y2="13.207cm" draw:start-shape="id1972" draw:start-glue-point="2" draw:end-shape="id1973" draw:end-glue-point="3" svg:d="M5416 12987v220h484" svg:viewBox="0 0 485 221">
          <text:p/>
        </draw:connector>
        <draw:custom-shape draw:style-name="gr481" draw:text-style-name="P100" xml:id="id1975" draw:id="id1975" draw:layer="layout" svg:width="0.578cm" svg:height="0.271cm" svg:x="1.153cm" svg:y="8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00" xml:id="id1976" draw:id="id1976" draw:layer="layout" svg:width="0.576cm" svg:height="0.27cm" svg:x="1.929cm" svg:y="8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49" xml:id="id1974" draw:id="id1974" draw:layer="layout" svg:width="0.576cm" svg:height="0.268cm" svg:x="-0.132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-0.626cm" svg:y1="7.856cm" svg:x2="-0.132cm" svg:y2="8.278cm" draw:start-shape="id1961" draw:start-glue-point="2" draw:end-shape="id1974" draw:end-glue-point="3" svg:d="M-626 7856v422h494" svg:viewBox="0 0 495 423">
          <text:p/>
        </draw:connector>
        <draw:connector draw:style-name="gr279" draw:text-style-name="P139" draw:layer="layout" svg:x1="0.156cm" svg:y1="8.412cm" svg:x2="1.153cm" svg:y2="8.63cm" draw:start-shape="id1974" draw:start-glue-point="2" draw:end-shape="id1975" draw:end-glue-point="3" svg:d="M156 8412v218h997" svg:viewBox="0 0 998 219">
          <text:p/>
        </draw:connector>
        <draw:connector draw:style-name="gr279" draw:text-style-name="P139" draw:layer="layout" svg:x1="1.442cm" svg:y1="8.766cm" svg:x2="1.929cm" svg:y2="8.988cm" draw:start-shape="id1975" draw:start-glue-point="2" draw:end-shape="id1976" draw:end-glue-point="3" svg:d="M1442 8766v222h487" svg:viewBox="0 0 488 223">
          <text:p/>
        </draw:connector>
        <draw:custom-shape draw:style-name="gr482" draw:text-style-name="P157" xml:id="id1977" draw:id="id1977" draw:layer="layout" svg:width="0.577cm" svg:height="0.27cm" svg:x="4.377cm" svg:y="13.24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876cm" svg:y1="12.178cm" svg:x2="4.377cm" svg:y2="13.38cm" draw:start-shape="id1964" draw:start-glue-point="2" draw:end-shape="id1977" draw:end-glue-point="3" svg:d="M3876 12178v533h-1v669h502" svg:viewBox="0 0 503 1203">
          <text:p/>
        </draw:connector>
        <draw:custom-shape draw:style-name="gr476" draw:text-style-name="P100" xml:id="id1978" draw:id="id1978" draw:layer="layout" svg:width="0.576cm" svg:height="0.27cm" svg:x="5.128cm" svg:y="13.60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37" xml:id="id1968" draw:id="id1968" draw:layer="layout" svg:width="0.577cm" svg:height="0.271cm" svg:x="5.9cm" svg:y="13.95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65cm" svg:y1="13.515cm" svg:x2="5.128cm" svg:y2="13.737cm" draw:start-shape="id1977" draw:start-glue-point="2" draw:end-shape="id1978" draw:end-glue-point="3" svg:d="M4665 13515v222h463" svg:viewBox="0 0 464 223">
          <text:p/>
        </draw:connector>
        <draw:connector draw:style-name="gr279" draw:text-style-name="P139" draw:layer="layout" svg:x1="5.416cm" svg:y1="13.872cm" svg:x2="5.9cm" svg:y2="14.092cm" draw:start-shape="id1978" draw:start-glue-point="2" draw:end-shape="id1968" draw:end-glue-point="3" svg:d="M5416 13872v220h484" svg:viewBox="0 0 485 221">
          <text:p/>
        </draw:connector>
        <draw:custom-shape draw:style-name="gr480" draw:text-style-name="P100" xml:id="id1980" draw:id="id1980" draw:layer="layout" svg:width="0.577cm" svg:height="0.271cm" svg:x="0.554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00" xml:id="id1981" draw:id="id1981" draw:layer="layout" svg:width="0.577cm" svg:height="0.27cm" svg:x="1.316cm" svg:y="1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37" xml:id="id1979" draw:id="id1979" draw:layer="layout" svg:width="0.576cm" svg:height="0.268cm" svg:x="-0.131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157cm" svg:y1="16.813cm" svg:x2="0.554cm" svg:y2="17.031cm" draw:start-shape="id1979" draw:start-glue-point="2" draw:end-shape="id1980" draw:end-glue-point="3" svg:d="M157 16813v218h397" svg:viewBox="0 0 398 219">
          <text:p/>
        </draw:connector>
        <draw:connector draw:style-name="gr279" draw:text-style-name="P139" draw:layer="layout" svg:x1="0.842cm" svg:y1="17.167cm" svg:x2="1.316cm" svg:y2="17.389cm" draw:start-shape="id1980" draw:start-glue-point="2" draw:end-shape="id1981" draw:end-glue-point="3" svg:d="M842 17167v222h474" svg:viewBox="0 0 475 223">
          <text:p/>
        </draw:connector>
        <draw:connector draw:style-name="gr279" draw:text-style-name="P139" draw:layer="layout" svg:x1="-0.626cm" svg:y1="7.856cm" svg:x2="-0.131cm" svg:y2="16.679cm" draw:start-shape="id1961" draw:start-glue-point="2" draw:end-shape="id1979" draw:end-glue-point="3" svg:d="M-626 7856v4345h-6v4478h501" svg:viewBox="0 0 502 8824">
          <text:p/>
        </draw:connector>
        <draw:custom-shape draw:style-name="gr475" draw:text-style-name="P137" xml:id="id1982" draw:id="id1982" draw:layer="layout" svg:width="0.576cm" svg:height="0.27cm" svg:x="4.382cm" svg:y="1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5" draw:text-style-name="P137" xml:id="id1983" draw:id="id1983" draw:layer="layout" svg:width="0.577cm" svg:height="0.27cm" svg:x="5.136cm" svg:y="14.47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84" draw:id="id1984" draw:layer="layout" svg:width="0.577cm" svg:height="0.271cm" svg:x="5.902cm" svg:y="14.82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00" xml:id="id1985" draw:id="id1985" draw:layer="layout" svg:width="0.574cm" svg:height="0.271cm" svg:x="6.62cm" svg:y="15.18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7cm" svg:y1="14.388cm" svg:x2="5.136cm" svg:y2="14.607cm" draw:start-shape="id1982" draw:start-glue-point="2" draw:end-shape="id1983" draw:end-glue-point="3" svg:d="M4670 14388v219h466" svg:viewBox="0 0 467 220">
          <text:p/>
        </draw:connector>
        <draw:connector draw:style-name="gr279" draw:text-style-name="P139" draw:layer="layout" svg:x1="5.424cm" svg:y1="14.742cm" svg:x2="5.902cm" svg:y2="14.962cm" draw:start-shape="id1983" draw:start-glue-point="2" draw:end-shape="id1984" draw:end-glue-point="3" svg:d="M5424 14742v220h478" svg:viewBox="0 0 479 221">
          <text:p/>
        </draw:connector>
        <draw:connector draw:style-name="gr279" draw:text-style-name="P139" draw:layer="layout" svg:x1="6.19cm" svg:y1="15.098cm" svg:x2="6.62cm" svg:y2="15.315cm" draw:start-shape="id1984" draw:start-glue-point="2" draw:end-shape="id1985" draw:end-glue-point="3" svg:d="M6190 15098v217h430" svg:viewBox="0 0 431 218">
          <text:p/>
        </draw:connector>
        <draw:custom-shape draw:style-name="gr486" draw:text-style-name="P100" xml:id="id1986" draw:id="id1986" draw:layer="layout" svg:width="0.575cm" svg:height="0.271cm" svg:x="6.651cm" svg:y="13.45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188cm" svg:y1="13.343cm" svg:x2="6.651cm" svg:y2="13.591cm" draw:start-shape="id1973" draw:start-glue-point="2" draw:end-shape="id1986" draw:end-glue-point="3" svg:d="M6188 13343v248h463" svg:viewBox="0 0 464 249">
          <text:p/>
        </draw:connector>
        <draw:connector draw:style-name="gr279" draw:text-style-name="P139" draw:layer="layout" svg:x1="3.876cm" svg:y1="12.178cm" svg:x2="4.382cm" svg:y2="14.253cm" draw:start-shape="id1964" draw:start-glue-point="2" draw:end-shape="id1982" draw:end-glue-point="3" svg:d="M3876 12178v2075h506" svg:viewBox="0 0 507 2076">
          <text:p/>
        </draw:connector>
        <draw:custom-shape draw:style-name="gr487" draw:text-style-name="P149" xml:id="id1963" draw:id="id1963" draw:layer="layout" svg:width="0.576cm" svg:height="0.27cm" svg:x="2.877cm" svg:y="11.51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.377cm" svg:y1="11.449cm" svg:x2="2.877cm" svg:y2="11.653cm" draw:start-shape="id1987" draw:start-glue-point="2" draw:end-shape="id1963" draw:end-glue-point="3" svg:d="M2377 11449v204h500" svg:viewBox="0 0 501 205">
          <text:p/>
        </draw:connector>
        <draw:custom-shape draw:style-name="gr473" draw:text-style-name="P158" xml:id="id1987" draw:id="id1987" draw:layer="layout" svg:width="0.576cm" svg:height="0.27cm" svg:x="2.089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02cm" svg:y1="11.027cm" svg:x2="2.089cm" svg:y2="11.314cm" draw:start-shape="id1971" draw:start-glue-point="2" draw:end-shape="id1987" draw:end-glue-point="3" svg:d="M1602 11027v287h487" svg:viewBox="0 0 488 288">
          <text:p/>
        </draw:connector>
        <draw:custom-shape draw:style-name="gr488" draw:text-style-name="P158" xml:id="id1958" draw:id="id1958" draw:layer="layout" svg:width="0.576cm" svg:height="0.271cm" svg:x="1.328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841cm" svg:y1="9.87cm" svg:x2="1.328cm" svg:y2="10.034cm" draw:start-shape="id1965" draw:start-glue-point="2" draw:end-shape="id1958" draw:end-glue-point="3" svg:d="M841 9870v164h487" svg:viewBox="0 0 488 165">
          <text:p/>
        </draw:connector>
        <draw:custom-shape draw:style-name="gr489" draw:text-style-name="P137" xml:id="id1989" draw:id="id1989" draw:layer="layout" svg:width="0.575cm" svg:height="0.27cm" svg:x="2.144cm" svg:y="15.41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00" xml:id="id1990" draw:id="id1990" draw:layer="layout" svg:width="0.577cm" svg:height="0.27cm" svg:x="2.898cm" svg:y="15.76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91" draw:id="id1991" draw:layer="layout" svg:width="0.577cm" svg:height="0.271cm" svg:x="3.642cm" svg:y="16.12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37cm" svg:y1="15.322cm" svg:x2="2.144cm" svg:y2="15.55cm" draw:start-shape="id1988" draw:start-glue-point="2" draw:end-shape="id1989" draw:end-glue-point="3" svg:d="M1637 15322v228h507" svg:viewBox="0 0 508 229">
          <text:p/>
        </draw:connector>
        <draw:connector draw:style-name="gr279" draw:text-style-name="P139" draw:layer="layout" svg:x1="2.431cm" svg:y1="15.685cm" svg:x2="2.898cm" svg:y2="15.904cm" draw:start-shape="id1989" draw:start-glue-point="2" draw:end-shape="id1990" draw:end-glue-point="3" svg:d="M2431 15685v219h467" svg:viewBox="0 0 468 220">
          <text:p/>
        </draw:connector>
        <draw:connector draw:style-name="gr279" draw:text-style-name="P139" draw:layer="layout" svg:x1="3.186cm" svg:y1="16.039cm" svg:x2="3.642cm" svg:y2="16.259cm" draw:start-shape="id1990" draw:start-glue-point="2" draw:end-shape="id1991" draw:end-glue-point="3" svg:d="M3186 16039v220h456" svg:viewBox="0 0 457 221">
          <text:p/>
        </draw:connector>
        <draw:custom-shape draw:style-name="gr480" draw:text-style-name="P100" xml:id="id1988" draw:id="id1988" draw:layer="layout" svg:width="0.577cm" svg:height="0.271cm" svg:x="1.34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841cm" svg:y1="9.87cm" svg:x2="1.349cm" svg:y2="15.186cm" draw:start-shape="id1965" draw:start-glue-point="2" draw:end-shape="id1988" draw:end-glue-point="3" svg:d="M841 9870v5316h508" svg:viewBox="0 0 509 5317">
          <text:p/>
        </draw:connector>
        <draw:custom-shape draw:style-name="gr114" draw:text-style-name="P70" xml:id="id1992" draw:id="id1992" draw:layer="layout" svg:width="0.581cm" svg:height="0.59cm" svg:x="13.491cm" svg:y="5.96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1993" draw:id="id1993" draw:layer="layout" svg:width="0.581cm" svg:height="0.59cm" svg:x="10.691cm" svg:y="5.968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3.782cm" svg:y1="5.967cm" svg:x2="10.982cm" svg:y2="5.968cm" draw:start-shape="id1992" draw:start-glue-point="4" draw:end-shape="id1993" draw:end-glue-point="4" svg:d="M13782 5967c0-751-2800-752-2800 1" svg:viewBox="0 0 2801 565">
          <text:p/>
        </draw:connector>
        <draw:custom-shape draw:style-name="gr490" draw:text-style-name="P72" draw:layer="layout" svg:width="7.713cm" svg:height="7.112cm" svg:x="22.84cm" svg:y="9.464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159" xml:id="id2001" draw:id="id2001" draw:layer="layout" svg:width="0.577cm" svg:height="0.271cm" svg:x="11.681cm" svg:y="9.60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2" draw:text-style-name="P159" xml:id="id2000" draw:id="id2000" draw:layer="layout" svg:width="0.577cm" svg:height="0.271cm" svg:x="14.716cm" svg:y="11.9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2007" draw:id="id2007" draw:layer="layout" svg:width="0.577cm" svg:height="0.27cm" svg:x="12.442cm" svg:y="10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58" xml:id="id1997" draw:id="id1997" draw:layer="layout" svg:width="0.576cm" svg:height="0.27cm" svg:x="10.214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102" xml:id="id1998" draw:id="id1998" draw:layer="layout" svg:width="0.576cm" svg:height="0.268cm" svg:x="10.995cm" svg:y="9.25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2002" draw:id="id2002" draw:layer="layout" svg:width="0.577cm" svg:height="0.27cm" svg:x="15.505cm" svg:y="1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7" draw:text-style-name="P149" xml:id="id1995" draw:id="id1995" draw:layer="layout" svg:width="0.576cm" svg:height="0.27cm" svg:x="13.85cm" svg:y="10.30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58" xml:id="id1996" draw:id="id1996" draw:layer="layout" svg:width="0.576cm" svg:height="0.27cm" svg:x="14.604cm" svg:y="10.6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3" draw:text-style-name="P165" xml:id="id2003" draw:id="id2003" draw:layer="layout" svg:width="0.576cm" svg:height="0.271cm" svg:x="15.349cm" svg:y="11.01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4" draw:text-style-name="P158" xml:id="id2005" draw:id="id2005" draw:layer="layout" svg:width="0.574cm" svg:height="0.271cm" svg:x="17.747cm" svg:y="14.3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744cm" svg:y1="10.18cm" svg:x2="13.85cm" svg:y2="10.442cm" draw:start-shape="id1994" draw:start-glue-point="2" draw:end-shape="id1995" draw:end-glue-point="3" svg:d="M12744 10180v262h1106" svg:viewBox="0 0 1107 263">
          <text:p/>
        </draw:connector>
        <draw:connector draw:style-name="gr279" draw:text-style-name="P139" draw:layer="layout" svg:x1="14.138cm" svg:y1="10.577cm" svg:x2="14.604cm" svg:y2="10.796cm" draw:start-shape="id1995" draw:start-glue-point="2" draw:end-shape="id1996" draw:end-glue-point="3" svg:d="M14138 10577v219h466" svg:viewBox="0 0 467 220">
          <text:p/>
        </draw:connector>
        <draw:connector draw:style-name="gr279" draw:text-style-name="P139" draw:layer="layout" svg:x1="10.502cm" svg:y1="7.866cm" svg:x2="10.995cm" svg:y2="9.387cm" draw:start-shape="id1997" draw:start-glue-point="2" draw:end-shape="id1998" draw:end-glue-point="3" svg:d="M10502 7866v694h-8v827h501" svg:viewBox="0 0 502 1522">
          <text:p/>
        </draw:connector>
        <draw:connector draw:style-name="gr279" draw:text-style-name="P139" draw:layer="layout" svg:x1="14.293cm" svg:y1="11.798cm" svg:x2="14.716cm" svg:y2="12.052cm" draw:start-shape="id1999" draw:start-glue-point="2" draw:end-shape="id2000" draw:end-glue-point="3" svg:d="M14293 11798v254h423" svg:viewBox="0 0 424 255">
          <text:p/>
        </draw:connector>
        <draw:connector draw:style-name="gr279" draw:text-style-name="P139" draw:layer="layout" svg:x1="11.283cm" svg:y1="9.521cm" svg:x2="11.681cm" svg:y2="9.744cm" draw:start-shape="id1998" draw:start-glue-point="2" draw:end-shape="id2001" draw:end-glue-point="3" svg:d="M11283 9521v223h398" svg:viewBox="0 0 399 224">
          <text:p/>
        </draw:connector>
        <draw:connector draw:style-name="gr279" draw:text-style-name="P139" draw:layer="layout" svg:x1="15.004cm" svg:y1="12.188cm" svg:x2="15.505cm" svg:y2="12.505cm" draw:start-shape="id2000" draw:start-glue-point="2" draw:end-shape="id2002" draw:end-glue-point="3" svg:d="M15004 12188v317h501" svg:viewBox="0 0 502 318">
          <text:p/>
        </draw:connector>
        <draw:connector draw:style-name="gr279" draw:text-style-name="P139" draw:layer="layout" svg:x1="14.892cm" svg:y1="10.931cm" svg:x2="15.349cm" svg:y2="11.151cm" draw:start-shape="id1996" draw:start-glue-point="2" draw:end-shape="id2003" draw:end-glue-point="3" svg:d="M14892 10931v220h457" svg:viewBox="0 0 458 221">
          <text:p/>
        </draw:connector>
        <draw:connector draw:style-name="gr279" draw:text-style-name="P139" draw:layer="layout" svg:x1="17.316cm" svg:y1="14.238cm" svg:x2="17.747cm" svg:y2="14.485cm" draw:start-shape="id2004" draw:start-glue-point="2" draw:end-shape="id2005" draw:end-glue-point="3" svg:d="M17316 14238v247h431" svg:viewBox="0 0 432 248">
          <text:p/>
        </draw:connector>
        <draw:custom-shape draw:style-name="gr495" draw:text-style-name="P165" xml:id="id2006" draw:id="id2006" draw:layer="layout" svg:width="0.577cm" svg:height="0.27cm" svg:x="18.484cm" svg:y="14.7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034cm" svg:y1="14.621cm" svg:x2="18.484cm" svg:y2="14.848cm" draw:start-shape="id2005" draw:start-glue-point="2" draw:end-shape="id2006" draw:end-glue-point="3" svg:d="M18034 14621v227h450" svg:viewBox="0 0 451 228">
          <text:p/>
        </draw:connector>
        <draw:connector draw:style-name="gr279" draw:text-style-name="P139" draw:layer="layout" svg:x1="11.969cm" svg:y1="9.88cm" svg:x2="12.442cm" svg:y2="10.902cm" draw:start-shape="id2001" draw:start-glue-point="2" draw:end-shape="id2007" draw:end-glue-point="3" svg:d="M11969 9880v1022h473" svg:viewBox="0 0 474 1023">
          <text:p/>
        </draw:connector>
        <draw:custom-shape draw:style-name="gr487" draw:text-style-name="P149" xml:id="id2008" draw:id="id2008" draw:layer="layout" svg:width="0.576cm" svg:height="0.27cm" svg:x="16.256cm" svg:y="12.72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58" xml:id="id2009" draw:id="id2009" draw:layer="layout" svg:width="0.577cm" svg:height="0.271cm" svg:x="17.028cm" svg:y="13.08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793cm" svg:y1="12.64cm" svg:x2="16.256cm" svg:y2="12.862cm" draw:start-shape="id2002" draw:start-glue-point="2" draw:end-shape="id2008" draw:end-glue-point="3" svg:d="M15793 12640v222h463" svg:viewBox="0 0 464 223">
          <text:p/>
        </draw:connector>
        <draw:connector draw:style-name="gr279" draw:text-style-name="P139" draw:layer="layout" svg:x1="16.544cm" svg:y1="12.997cm" svg:x2="17.028cm" svg:y2="13.217cm" draw:start-shape="id2008" draw:start-glue-point="2" draw:end-shape="id2009" draw:end-glue-point="3" svg:d="M16544 12997v220h484" svg:viewBox="0 0 485 221">
          <text:p/>
        </draw:connector>
        <draw:custom-shape draw:style-name="gr481" draw:text-style-name="P100" xml:id="id2011" draw:id="id2011" draw:layer="layout" svg:width="0.578cm" svg:height="0.271cm" svg:x="12.281cm" svg:y="8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00" xml:id="id2012" draw:id="id2012" draw:layer="layout" svg:width="0.576cm" svg:height="0.27cm" svg:x="13.057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49" xml:id="id2010" draw:id="id2010" draw:layer="layout" svg:width="0.576cm" svg:height="0.268cm" svg:x="10.996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502cm" svg:y1="7.866cm" svg:x2="10.996cm" svg:y2="8.288cm" draw:start-shape="id1997" draw:start-glue-point="2" draw:end-shape="id2010" draw:end-glue-point="3" svg:d="M10502 7866v422h494" svg:viewBox="0 0 495 423">
          <text:p/>
        </draw:connector>
        <draw:connector draw:style-name="gr279" draw:text-style-name="P139" draw:layer="layout" svg:x1="11.284cm" svg:y1="8.422cm" svg:x2="12.281cm" svg:y2="8.64cm" draw:start-shape="id2010" draw:start-glue-point="2" draw:end-shape="id2011" draw:end-glue-point="3" svg:d="M11284 8422v218h997" svg:viewBox="0 0 998 219">
          <text:p/>
        </draw:connector>
        <draw:connector draw:style-name="gr279" draw:text-style-name="P139" draw:layer="layout" svg:x1="12.57cm" svg:y1="8.776cm" svg:x2="13.057cm" svg:y2="8.998cm" draw:start-shape="id2011" draw:start-glue-point="2" draw:end-shape="id2012" draw:end-glue-point="3" svg:d="M12570 8776v222h487" svg:viewBox="0 0 488 223">
          <text:p/>
        </draw:connector>
        <draw:custom-shape draw:style-name="gr497" draw:text-style-name="P149" xml:id="id2013" draw:id="id2013" draw:layer="layout" svg:width="0.577cm" svg:height="0.27cm" svg:x="15.505cm" svg:y="13.25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004cm" svg:y1="12.188cm" svg:x2="15.505cm" svg:y2="13.39cm" draw:start-shape="id2000" draw:start-glue-point="2" draw:end-shape="id2013" draw:end-glue-point="3" svg:d="M15004 12188v533h-1v669h502" svg:viewBox="0 0 503 1203">
          <text:p/>
        </draw:connector>
        <draw:custom-shape draw:style-name="gr473" draw:text-style-name="P158" xml:id="id2014" draw:id="id2014" draw:layer="layout" svg:width="0.576cm" svg:height="0.27cm" svg:x="16.256cm" svg:y="13.61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49" xml:id="id2004" draw:id="id2004" draw:layer="layout" svg:width="0.577cm" svg:height="0.271cm" svg:x="17.028cm" svg:y="13.96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793cm" svg:y1="13.525cm" svg:x2="16.256cm" svg:y2="13.747cm" draw:start-shape="id2013" draw:start-glue-point="2" draw:end-shape="id2014" draw:end-glue-point="3" svg:d="M15793 13525v222h463" svg:viewBox="0 0 464 223">
          <text:p/>
        </draw:connector>
        <draw:connector draw:style-name="gr279" draw:text-style-name="P139" draw:layer="layout" svg:x1="16.544cm" svg:y1="13.882cm" svg:x2="17.028cm" svg:y2="14.102cm" draw:start-shape="id2014" draw:start-glue-point="2" draw:end-shape="id2004" draw:end-glue-point="3" svg:d="M16544 13882v220h484" svg:viewBox="0 0 485 221">
          <text:p/>
        </draw:connector>
        <draw:custom-shape draw:style-name="gr480" draw:text-style-name="P100" xml:id="id2016" draw:id="id2016" draw:layer="layout" svg:width="0.577cm" svg:height="0.271cm" svg:x="11.682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00" xml:id="id2017" draw:id="id2017" draw:layer="layout" svg:width="0.577cm" svg:height="0.27cm" svg:x="12.444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37" xml:id="id2015" draw:id="id2015" draw:layer="layout" svg:width="0.576cm" svg:height="0.268cm" svg:x="10.997cm" svg:y="16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285cm" svg:y1="16.823cm" svg:x2="11.682cm" svg:y2="17.041cm" draw:start-shape="id2015" draw:start-glue-point="2" draw:end-shape="id2016" draw:end-glue-point="3" svg:d="M11285 16823v218h397" svg:viewBox="0 0 398 219">
          <text:p/>
        </draw:connector>
        <draw:connector draw:style-name="gr279" draw:text-style-name="P139" draw:layer="layout" svg:x1="11.97cm" svg:y1="17.177cm" svg:x2="12.444cm" svg:y2="17.399cm" draw:start-shape="id2016" draw:start-glue-point="2" draw:end-shape="id2017" draw:end-glue-point="3" svg:d="M11970 17177v222h474" svg:viewBox="0 0 475 223">
          <text:p/>
        </draw:connector>
        <draw:connector draw:style-name="gr279" draw:text-style-name="P139" draw:layer="layout" svg:x1="10.502cm" svg:y1="7.866cm" svg:x2="10.997cm" svg:y2="16.689cm" draw:start-shape="id1997" draw:start-glue-point="2" draw:end-shape="id2015" draw:end-glue-point="3" svg:d="M10502 7866v4345h-6v4478h501" svg:viewBox="0 0 502 8824">
          <text:p/>
        </draw:connector>
        <draw:custom-shape draw:style-name="gr487" draw:text-style-name="P149" xml:id="id2018" draw:id="id2018" draw:layer="layout" svg:width="0.576cm" svg:height="0.27cm" svg:x="15.51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149" xml:id="id2019" draw:id="id2019" draw:layer="layout" svg:width="0.577cm" svg:height="0.27cm" svg:x="16.264cm" svg:y="14.48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58" xml:id="id2020" draw:id="id2020" draw:layer="layout" svg:width="0.577cm" svg:height="0.271cm" svg:x="17.03cm" svg:y="14.83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65" xml:id="id2021" draw:id="id2021" draw:layer="layout" svg:width="0.574cm" svg:height="0.271cm" svg:x="17.748cm" svg:y="15.1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798cm" svg:y1="14.398cm" svg:x2="16.264cm" svg:y2="14.617cm" draw:start-shape="id2018" draw:start-glue-point="2" draw:end-shape="id2019" draw:end-glue-point="3" svg:d="M15798 14398v219h466" svg:viewBox="0 0 467 220">
          <text:p/>
        </draw:connector>
        <draw:connector draw:style-name="gr279" draw:text-style-name="P139" draw:layer="layout" svg:x1="16.552cm" svg:y1="14.752cm" svg:x2="17.03cm" svg:y2="14.972cm" draw:start-shape="id2019" draw:start-glue-point="2" draw:end-shape="id2020" draw:end-glue-point="3" svg:d="M16552 14752v220h478" svg:viewBox="0 0 479 221">
          <text:p/>
        </draw:connector>
        <draw:connector draw:style-name="gr279" draw:text-style-name="P139" draw:layer="layout" svg:x1="17.318cm" svg:y1="15.108cm" svg:x2="17.748cm" svg:y2="15.325cm" draw:start-shape="id2020" draw:start-glue-point="2" draw:end-shape="id2021" draw:end-glue-point="3" svg:d="M17318 15108v217h430" svg:viewBox="0 0 431 218">
          <text:p/>
        </draw:connector>
        <draw:custom-shape draw:style-name="gr500" draw:text-style-name="P165" xml:id="id2022" draw:id="id2022" draw:layer="layout" svg:width="0.575cm" svg:height="0.271cm" svg:x="17.779cm" svg:y="13.46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316cm" svg:y1="13.353cm" svg:x2="17.779cm" svg:y2="13.601cm" draw:start-shape="id2009" draw:start-glue-point="2" draw:end-shape="id2022" draw:end-glue-point="3" svg:d="M17316 13353v248h463" svg:viewBox="0 0 464 249">
          <text:p/>
        </draw:connector>
        <draw:connector draw:style-name="gr279" draw:text-style-name="P139" draw:layer="layout" svg:x1="15.004cm" svg:y1="12.188cm" svg:x2="15.51cm" svg:y2="14.263cm" draw:start-shape="id2000" draw:start-glue-point="2" draw:end-shape="id2018" draw:end-glue-point="3" svg:d="M15004 12188v2075h506" svg:viewBox="0 0 507 2076">
          <text:p/>
        </draw:connector>
        <draw:custom-shape draw:style-name="gr487" draw:text-style-name="P149" xml:id="id1999" draw:id="id1999" draw:layer="layout" svg:width="0.576cm" svg:height="0.27cm" svg:x="14.005cm" svg:y="11.52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505cm" svg:y1="11.459cm" svg:x2="14.005cm" svg:y2="11.663cm" draw:start-shape="id2023" draw:start-glue-point="2" draw:end-shape="id1999" draw:end-glue-point="3" svg:d="M13505 11459v204h500" svg:viewBox="0 0 501 205">
          <text:p/>
        </draw:connector>
        <draw:custom-shape draw:style-name="gr473" draw:text-style-name="P158" xml:id="id2023" draw:id="id2023" draw:layer="layout" svg:width="0.576cm" svg:height="0.27cm" svg:x="13.217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73cm" svg:y1="11.037cm" svg:x2="13.217cm" svg:y2="11.324cm" draw:start-shape="id2007" draw:start-glue-point="2" draw:end-shape="id2023" draw:end-glue-point="3" svg:d="M12730 11037v287h487" svg:viewBox="0 0 488 288">
          <text:p/>
        </draw:connector>
        <draw:custom-shape draw:style-name="gr488" draw:text-style-name="P158" xml:id="id1994" draw:id="id1994" draw:layer="layout" svg:width="0.576cm" svg:height="0.271cm" svg:x="12.456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969cm" svg:y1="9.88cm" svg:x2="12.456cm" svg:y2="10.044cm" draw:start-shape="id2001" draw:start-glue-point="2" draw:end-shape="id1994" draw:end-glue-point="3" svg:d="M11969 9880v164h487" svg:viewBox="0 0 488 165">
          <text:p/>
        </draw:connector>
        <draw:custom-shape draw:style-name="gr501" draw:text-style-name="P149" xml:id="id2025" draw:id="id2025" draw:layer="layout" svg:width="0.575cm" svg:height="0.27cm" svg:x="13.272cm" svg:y="15.42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2026" draw:id="id2026" draw:layer="layout" svg:width="0.577cm" svg:height="0.27cm" svg:x="14.026cm" svg:y="15.77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165" xml:id="id2027" draw:id="id2027" draw:layer="layout" svg:width="0.577cm" svg:height="0.271cm" svg:x="14.77cm" svg:y="16.13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765cm" svg:y1="15.332cm" svg:x2="13.272cm" svg:y2="15.56cm" draw:start-shape="id2024" draw:start-glue-point="2" draw:end-shape="id2025" draw:end-glue-point="3" svg:d="M12765 15332v228h507" svg:viewBox="0 0 508 229">
          <text:p/>
        </draw:connector>
        <draw:connector draw:style-name="gr279" draw:text-style-name="P139" draw:layer="layout" svg:x1="13.559cm" svg:y1="15.695cm" svg:x2="14.026cm" svg:y2="15.914cm" draw:start-shape="id2025" draw:start-glue-point="2" draw:end-shape="id2026" draw:end-glue-point="3" svg:d="M13559 15695v219h467" svg:viewBox="0 0 468 220">
          <text:p/>
        </draw:connector>
        <draw:connector draw:style-name="gr279" draw:text-style-name="P139" draw:layer="layout" svg:x1="14.314cm" svg:y1="16.049cm" svg:x2="14.77cm" svg:y2="16.269cm" draw:start-shape="id2026" draw:start-glue-point="2" draw:end-shape="id2027" draw:end-glue-point="3" svg:d="M14314 16049v220h456" svg:viewBox="0 0 457 221">
          <text:p/>
        </draw:connector>
        <draw:custom-shape draw:style-name="gr496" draw:text-style-name="P158" xml:id="id2024" draw:id="id2024" draw:layer="layout" svg:width="0.577cm" svg:height="0.271cm" svg:x="12.47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969cm" svg:y1="9.88cm" svg:x2="12.477cm" svg:y2="15.196cm" draw:start-shape="id2001" draw:start-glue-point="2" draw:end-shape="id2024" draw:end-glue-point="3" svg:d="M11969 9880v5316h508" svg:viewBox="0 0 509 5317">
          <text:p/>
        </draw:connector>
        <draw:custom-shape draw:style-name="gr498" draw:text-style-name="P149" xml:id="id2035" draw:id="id2035" draw:layer="layout" svg:width="0.577cm" svg:height="0.271cm" svg:x="22.972cm" svg:y="9.62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49" xml:id="id2034" draw:id="id2034" draw:layer="layout" svg:width="0.577cm" svg:height="0.271cm" svg:x="26.007cm" svg:y="11.93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2041" draw:id="id2041" draw:layer="layout" svg:width="0.577cm" svg:height="0.27cm" svg:x="23.733cm" svg:y="10.7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58" xml:id="id2031" draw:id="id2031" draw:layer="layout" svg:width="0.576cm" svg:height="0.27cm" svg:x="21.505cm" svg:y="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3" draw:text-style-name="P103" xml:id="id2032" draw:id="id2032" draw:layer="layout" svg:width="0.576cm" svg:height="0.268cm" svg:x="22.286cm" svg:y="9.26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2036" draw:id="id2036" draw:layer="layout" svg:width="0.577cm" svg:height="0.27cm" svg:x="26.796cm" svg:y="1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38" xml:id="id2029" draw:id="id2029" draw:layer="layout" svg:width="0.576cm" svg:height="0.27cm" svg:x="25.141cm" svg:y="10.32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58" xml:id="id2030" draw:id="id2030" draw:layer="layout" svg:width="0.576cm" svg:height="0.27cm" svg:x="25.895cm" svg:y="10.67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9" xml:id="id2037" draw:id="id2037" draw:layer="layout" svg:width="0.576cm" svg:height="0.271cm" svg:x="26.64cm" svg:y="11.03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4" draw:text-style-name="P158" xml:id="id2039" draw:id="id2039" draw:layer="layout" svg:width="0.574cm" svg:height="0.271cm" svg:x="29.038cm" svg:y="14.366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35cm" svg:y1="10.196cm" svg:x2="25.141cm" svg:y2="10.458cm" draw:start-shape="id2028" draw:start-glue-point="2" draw:end-shape="id2029" draw:end-glue-point="3" svg:d="M24035 10196v262h1106" svg:viewBox="0 0 1107 263">
          <text:p/>
        </draw:connector>
        <draw:connector draw:style-name="gr279" draw:text-style-name="P139" draw:layer="layout" svg:x1="25.429cm" svg:y1="10.593cm" svg:x2="25.895cm" svg:y2="10.812cm" draw:start-shape="id2029" draw:start-glue-point="2" draw:end-shape="id2030" draw:end-glue-point="3" svg:d="M25429 10593v219h466" svg:viewBox="0 0 467 220">
          <text:p/>
        </draw:connector>
        <draw:connector draw:style-name="gr279" draw:text-style-name="P139" draw:layer="layout" svg:x1="21.793cm" svg:y1="7.882cm" svg:x2="22.286cm" svg:y2="9.403cm" draw:start-shape="id2031" draw:start-glue-point="2" draw:end-shape="id2032" draw:end-glue-point="3" svg:d="M21793 7882v694h-8v827h501" svg:viewBox="0 0 502 1522">
          <text:p/>
        </draw:connector>
        <draw:connector draw:style-name="gr279" draw:text-style-name="P139" draw:layer="layout" svg:x1="25.584cm" svg:y1="11.814cm" svg:x2="26.007cm" svg:y2="12.068cm" draw:start-shape="id2033" draw:start-glue-point="2" draw:end-shape="id2034" draw:end-glue-point="3" svg:d="M25584 11814v254h423" svg:viewBox="0 0 424 255">
          <text:p/>
        </draw:connector>
        <draw:connector draw:style-name="gr279" draw:text-style-name="P139" draw:layer="layout" svg:x1="22.574cm" svg:y1="9.537cm" svg:x2="22.972cm" svg:y2="9.76cm" draw:start-shape="id2032" draw:start-glue-point="2" draw:end-shape="id2035" draw:end-glue-point="3" svg:d="M22574 9537v223h398" svg:viewBox="0 0 399 224">
          <text:p/>
        </draw:connector>
        <draw:connector draw:style-name="gr279" draw:text-style-name="P139" draw:layer="layout" svg:x1="26.295cm" svg:y1="12.204cm" svg:x2="26.796cm" svg:y2="12.521cm" draw:start-shape="id2034" draw:start-glue-point="2" draw:end-shape="id2036" draw:end-glue-point="3" svg:d="M26295 12204v317h501" svg:viewBox="0 0 502 318">
          <text:p/>
        </draw:connector>
        <draw:connector draw:style-name="gr279" draw:text-style-name="P139" draw:layer="layout" svg:x1="26.183cm" svg:y1="10.947cm" svg:x2="26.64cm" svg:y2="11.167cm" draw:start-shape="id2030" draw:start-glue-point="2" draw:end-shape="id2037" draw:end-glue-point="3" svg:d="M26183 10947v220h457" svg:viewBox="0 0 458 221">
          <text:p/>
        </draw:connector>
        <draw:connector draw:style-name="gr279" draw:text-style-name="P139" draw:layer="layout" svg:x1="28.607cm" svg:y1="14.254cm" svg:x2="29.038cm" svg:y2="14.501cm" draw:start-shape="id2038" draw:start-glue-point="2" draw:end-shape="id2039" draw:end-glue-point="3" svg:d="M28607 14254v247h431" svg:viewBox="0 0 432 248">
          <text:p/>
        </draw:connector>
        <draw:custom-shape draw:style-name="gr509" draw:text-style-name="P159" xml:id="id2040" draw:id="id2040" draw:layer="layout" svg:width="0.577cm" svg:height="0.27cm" svg:x="29.775cm" svg:y="14.72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9.325cm" svg:y1="14.637cm" svg:x2="29.775cm" svg:y2="14.864cm" draw:start-shape="id2039" draw:start-glue-point="2" draw:end-shape="id2040" draw:end-glue-point="3" svg:d="M29325 14637v227h450" svg:viewBox="0 0 451 228">
          <text:p/>
        </draw:connector>
        <draw:connector draw:style-name="gr279" draw:text-style-name="P139" draw:layer="layout" svg:x1="23.26cm" svg:y1="9.896cm" svg:x2="23.733cm" svg:y2="10.918cm" draw:start-shape="id2035" draw:start-glue-point="2" draw:end-shape="id2041" draw:end-glue-point="3" svg:d="M23260 9896v1022h473" svg:viewBox="0 0 474 1023">
          <text:p/>
        </draw:connector>
        <draw:custom-shape draw:style-name="gr507" draw:text-style-name="P138" xml:id="id2042" draw:id="id2042" draw:layer="layout" svg:width="0.576cm" svg:height="0.27cm" svg:x="27.547cm" svg:y="12.7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49" xml:id="id2043" draw:id="id2043" draw:layer="layout" svg:width="0.577cm" svg:height="0.271cm" svg:x="28.319cm" svg:y="13.09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4cm" svg:y1="12.656cm" svg:x2="27.547cm" svg:y2="12.878cm" draw:start-shape="id2036" draw:start-glue-point="2" draw:end-shape="id2042" draw:end-glue-point="3" svg:d="M27084 12656v222h463" svg:viewBox="0 0 464 223">
          <text:p/>
        </draw:connector>
        <draw:connector draw:style-name="gr279" draw:text-style-name="P139" draw:layer="layout" svg:x1="27.835cm" svg:y1="13.013cm" svg:x2="28.319cm" svg:y2="13.233cm" draw:start-shape="id2042" draw:start-glue-point="2" draw:end-shape="id2043" draw:end-glue-point="3" svg:d="M27835 13013v220h484" svg:viewBox="0 0 485 221">
          <text:p/>
        </draw:connector>
        <draw:custom-shape draw:style-name="gr481" draw:text-style-name="P100" xml:id="id2045" draw:id="id2045" draw:layer="layout" svg:width="0.578cm" svg:height="0.271cm" svg:x="23.572cm" svg:y="8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00" xml:id="id2046" draw:id="id2046" draw:layer="layout" svg:width="0.576cm" svg:height="0.27cm" svg:x="24.348cm" svg:y="8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49" xml:id="id2044" draw:id="id2044" draw:layer="layout" svg:width="0.576cm" svg:height="0.268cm" svg:x="22.287cm" svg:y="8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793cm" svg:y1="7.882cm" svg:x2="22.287cm" svg:y2="8.304cm" draw:start-shape="id2031" draw:start-glue-point="2" draw:end-shape="id2044" draw:end-glue-point="3" svg:d="M21793 7882v422h494" svg:viewBox="0 0 495 423">
          <text:p/>
        </draw:connector>
        <draw:connector draw:style-name="gr279" draw:text-style-name="P139" draw:layer="layout" svg:x1="22.575cm" svg:y1="8.438cm" svg:x2="23.572cm" svg:y2="8.656cm" draw:start-shape="id2044" draw:start-glue-point="2" draw:end-shape="id2045" draw:end-glue-point="3" svg:d="M22575 8438v218h997" svg:viewBox="0 0 998 219">
          <text:p/>
        </draw:connector>
        <draw:connector draw:style-name="gr279" draw:text-style-name="P139" draw:layer="layout" svg:x1="23.861cm" svg:y1="8.792cm" svg:x2="24.348cm" svg:y2="9.014cm" draw:start-shape="id2045" draw:start-glue-point="2" draw:end-shape="id2046" draw:end-glue-point="3" svg:d="M23861 8792v222h487" svg:viewBox="0 0 488 223">
          <text:p/>
        </draw:connector>
        <draw:custom-shape draw:style-name="gr497" draw:text-style-name="P149" xml:id="id2047" draw:id="id2047" draw:layer="layout" svg:width="0.577cm" svg:height="0.27cm" svg:x="26.796cm" svg:y="13.27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6.295cm" svg:y1="12.204cm" svg:x2="26.796cm" svg:y2="13.406cm" draw:start-shape="id2034" draw:start-glue-point="2" draw:end-shape="id2047" draw:end-glue-point="3" svg:d="M26295 12204v533h-1v669h502" svg:viewBox="0 0 503 1203">
          <text:p/>
        </draw:connector>
        <draw:custom-shape draw:style-name="gr473" draw:text-style-name="P158" xml:id="id2048" draw:id="id2048" draw:layer="layout" svg:width="0.576cm" svg:height="0.27cm" svg:x="27.547cm" svg:y="13.62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38" xml:id="id2038" draw:id="id2038" draw:layer="layout" svg:width="0.577cm" svg:height="0.271cm" svg:x="28.319cm" svg:y="13.98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4cm" svg:y1="13.541cm" svg:x2="27.547cm" svg:y2="13.763cm" draw:start-shape="id2047" draw:start-glue-point="2" draw:end-shape="id2048" draw:end-glue-point="3" svg:d="M27084 13541v222h463" svg:viewBox="0 0 464 223">
          <text:p/>
        </draw:connector>
        <draw:connector draw:style-name="gr279" draw:text-style-name="P139" draw:layer="layout" svg:x1="27.835cm" svg:y1="13.898cm" svg:x2="28.319cm" svg:y2="14.118cm" draw:start-shape="id2048" draw:start-glue-point="2" draw:end-shape="id2038" draw:end-glue-point="3" svg:d="M27835 13898v220h484" svg:viewBox="0 0 485 221">
          <text:p/>
        </draw:connector>
        <draw:custom-shape draw:style-name="gr480" draw:text-style-name="P100" xml:id="id2050" draw:id="id2050" draw:layer="layout" svg:width="0.577cm" svg:height="0.271cm" svg:x="22.973cm" svg:y="1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00" xml:id="id2051" draw:id="id2051" draw:layer="layout" svg:width="0.577cm" svg:height="0.27cm" svg:x="23.735cm" svg:y="17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37" xml:id="id2049" draw:id="id2049" draw:layer="layout" svg:width="0.576cm" svg:height="0.268cm" svg:x="22.288cm" svg:y="16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576cm" svg:y1="16.839cm" svg:x2="22.973cm" svg:y2="17.057cm" draw:start-shape="id2049" draw:start-glue-point="2" draw:end-shape="id2050" draw:end-glue-point="3" svg:d="M22576 16839v218h397" svg:viewBox="0 0 398 219">
          <text:p/>
        </draw:connector>
        <draw:connector draw:style-name="gr279" draw:text-style-name="P139" draw:layer="layout" svg:x1="23.261cm" svg:y1="17.193cm" svg:x2="23.735cm" svg:y2="17.415cm" draw:start-shape="id2050" draw:start-glue-point="2" draw:end-shape="id2051" draw:end-glue-point="3" svg:d="M23261 17193v222h474" svg:viewBox="0 0 475 223">
          <text:p/>
        </draw:connector>
        <draw:connector draw:style-name="gr279" draw:text-style-name="P139" draw:layer="layout" svg:x1="21.793cm" svg:y1="7.882cm" svg:x2="22.288cm" svg:y2="16.705cm" draw:start-shape="id2031" draw:start-glue-point="2" draw:end-shape="id2049" draw:end-glue-point="3" svg:d="M21793 7882v4345h-6v4478h501" svg:viewBox="0 0 502 8824">
          <text:p/>
        </draw:connector>
        <draw:custom-shape draw:style-name="gr487" draw:text-style-name="P149" xml:id="id2052" draw:id="id2052" draw:layer="layout" svg:width="0.576cm" svg:height="0.27cm" svg:x="26.801cm" svg:y="1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02" xml:id="id2053" draw:id="id2053" draw:layer="layout" svg:width="0.577cm" svg:height="0.27cm" svg:x="27.555cm" svg:y="14.4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49" xml:id="id2054" draw:id="id2054" draw:layer="layout" svg:width="0.577cm" svg:height="0.271cm" svg:x="28.321cm" svg:y="14.85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159" xml:id="id2055" draw:id="id2055" draw:layer="layout" svg:width="0.574cm" svg:height="0.271cm" svg:x="29.039cm" svg:y="15.2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9cm" svg:y1="14.414cm" svg:x2="27.555cm" svg:y2="14.633cm" draw:start-shape="id2052" draw:start-glue-point="2" draw:end-shape="id2053" draw:end-glue-point="3" svg:d="M27089 14414v219h466" svg:viewBox="0 0 467 220">
          <text:p/>
        </draw:connector>
        <draw:connector draw:style-name="gr279" draw:text-style-name="P139" draw:layer="layout" svg:x1="27.843cm" svg:y1="14.768cm" svg:x2="28.321cm" svg:y2="14.988cm" draw:start-shape="id2053" draw:start-glue-point="2" draw:end-shape="id2054" draw:end-glue-point="3" svg:d="M27843 14768v220h478" svg:viewBox="0 0 479 221">
          <text:p/>
        </draw:connector>
        <draw:connector draw:style-name="gr279" draw:text-style-name="P139" draw:layer="layout" svg:x1="28.609cm" svg:y1="15.124cm" svg:x2="29.039cm" svg:y2="15.341cm" draw:start-shape="id2054" draw:start-glue-point="2" draw:end-shape="id2055" draw:end-glue-point="3" svg:d="M28609 15124v217h430" svg:viewBox="0 0 431 218">
          <text:p/>
        </draw:connector>
        <draw:custom-shape draw:style-name="gr513" draw:text-style-name="P159" xml:id="id2056" draw:id="id2056" draw:layer="layout" svg:width="0.575cm" svg:height="0.271cm" svg:x="29.07cm" svg:y="13.48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8.607cm" svg:y1="13.369cm" svg:x2="29.07cm" svg:y2="13.617cm" draw:start-shape="id2043" draw:start-glue-point="2" draw:end-shape="id2056" draw:end-glue-point="3" svg:d="M28607 13369v248h463" svg:viewBox="0 0 464 249">
          <text:p/>
        </draw:connector>
        <draw:connector draw:style-name="gr279" draw:text-style-name="P139" draw:layer="layout" svg:x1="26.295cm" svg:y1="12.204cm" svg:x2="26.801cm" svg:y2="14.279cm" draw:start-shape="id2034" draw:start-glue-point="2" draw:end-shape="id2052" draw:end-glue-point="3" svg:d="M26295 12204v2075h506" svg:viewBox="0 0 507 2076">
          <text:p/>
        </draw:connector>
        <draw:custom-shape draw:style-name="gr514" draw:text-style-name="P102" xml:id="id2033" draw:id="id2033" draw:layer="layout" svg:width="0.576cm" svg:height="0.27cm" svg:x="25.296cm" svg:y="11.54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796cm" svg:y1="11.475cm" svg:x2="25.296cm" svg:y2="11.679cm" draw:start-shape="id2057" draw:start-glue-point="2" draw:end-shape="id2033" draw:end-glue-point="3" svg:d="M24796 11475v204h500" svg:viewBox="0 0 501 205">
          <text:p/>
        </draw:connector>
        <draw:custom-shape draw:style-name="gr473" draw:text-style-name="P158" xml:id="id2057" draw:id="id2057" draw:layer="layout" svg:width="0.576cm" svg:height="0.27cm" svg:x="24.508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21cm" svg:y1="11.053cm" svg:x2="24.508cm" svg:y2="11.34cm" draw:start-shape="id2041" draw:start-glue-point="2" draw:end-shape="id2057" draw:end-glue-point="3" svg:d="M24021 11053v287h487" svg:viewBox="0 0 488 288">
          <text:p/>
        </draw:connector>
        <draw:custom-shape draw:style-name="gr488" draw:text-style-name="P158" xml:id="id2028" draw:id="id2028" draw:layer="layout" svg:width="0.576cm" svg:height="0.271cm" svg:x="23.747cm" svg:y="9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6cm" svg:y1="9.896cm" svg:x2="23.747cm" svg:y2="10.06cm" draw:start-shape="id2035" draw:start-glue-point="2" draw:end-shape="id2028" draw:end-glue-point="3" svg:d="M23260 9896v164h487" svg:viewBox="0 0 488 165">
          <text:p/>
        </draw:connector>
        <draw:custom-shape draw:style-name="gr515" draw:text-style-name="P138" xml:id="id2059" draw:id="id2059" draw:layer="layout" svg:width="0.575cm" svg:height="0.27cm" svg:x="24.563cm" svg:y="15.441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158" xml:id="id2060" draw:id="id2060" draw:layer="layout" svg:width="0.577cm" svg:height="0.27cm" svg:x="25.317cm" svg:y="15.79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2" draw:text-style-name="P159" xml:id="id2061" draw:id="id2061" draw:layer="layout" svg:width="0.577cm" svg:height="0.271cm" svg:x="26.061cm" svg:y="16.1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56cm" svg:y1="15.348cm" svg:x2="24.563cm" svg:y2="15.576cm" draw:start-shape="id2058" draw:start-glue-point="2" draw:end-shape="id2059" draw:end-glue-point="3" svg:d="M24056 15348v228h507" svg:viewBox="0 0 508 229">
          <text:p/>
        </draw:connector>
        <draw:connector draw:style-name="gr279" draw:text-style-name="P139" draw:layer="layout" svg:x1="24.85cm" svg:y1="15.711cm" svg:x2="25.317cm" svg:y2="15.93cm" draw:start-shape="id2059" draw:start-glue-point="2" draw:end-shape="id2060" draw:end-glue-point="3" svg:d="M24850 15711v219h467" svg:viewBox="0 0 468 220">
          <text:p/>
        </draw:connector>
        <draw:connector draw:style-name="gr279" draw:text-style-name="P139" draw:layer="layout" svg:x1="25.605cm" svg:y1="16.065cm" svg:x2="26.061cm" svg:y2="16.285cm" draw:start-shape="id2060" draw:start-glue-point="2" draw:end-shape="id2061" draw:end-glue-point="3" svg:d="M25605 16065v220h456" svg:viewBox="0 0 457 221">
          <text:p/>
        </draw:connector>
        <draw:custom-shape draw:style-name="gr496" draw:text-style-name="P158" xml:id="id2058" draw:id="id2058" draw:layer="layout" svg:width="0.577cm" svg:height="0.271cm" svg:x="23.768cm" svg:y="15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6cm" svg:y1="9.896cm" svg:x2="23.768cm" svg:y2="15.212cm" draw:start-shape="id2035" draw:start-glue-point="2" draw:end-shape="id2058" draw:end-glue-point="3" svg:d="M23260 9896v5316h508" svg:viewBox="0 0 509 5317">
          <text:p/>
        </draw:connector>
        <draw:custom-shape draw:style-name="gr524" draw:text-style-name="P141" draw:layer="layout" svg:width="5.672cm" svg:height="0.786cm" svg:x="-1.084cm" svg:y="5.872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525" draw:text-style-name="P141" draw:layer="layout" svg:width="5.672cm" svg:height="0.786cm" svg:x="21.21cm" svg:y="5.87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xml:id="id2062" draw:id="id2062" draw:layer="layout" svg:width="0.581cm" svg:height="0.59cm" svg:x="24.157cm" svg:y="5.93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063" draw:id="id2063" draw:layer="layout" svg:width="0.581cm" svg:height="0.59cm" svg:x="21.363cm" svg:y="5.939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6" draw:text-style-name="P57" draw:layer="layout" draw:type="curve" draw:line-skew="-0.188cm" svg:x1="24.448cm" svg:y1="6.528cm" svg:x2="21.654cm" svg:y2="6.529cm" draw:start-shape="id2062" draw:start-glue-point="8" draw:end-shape="id2063" draw:end-glue-point="8" svg:d="M24448 6528c0 472-2794 472-2794 1" svg:viewBox="0 0 2795 355">
          <text:p/>
        </draw:connector>
        <draw:custom-shape draw:style-name="gr446" draw:text-style-name="P163" draw:layer="layout" svg:width="0.581cm" svg:height="0.59cm" svg:x="0.559cm" svg:y="9.4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2.985cm" svg:y="9.52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1.685cm" svg:y="9.44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4" draw:layer="layout" svg:width="0.584cm" svg:height="0.353cm" svg:x="8.256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3cm" svg:x="19.657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7" draw:text-style-name="P57" draw:layer="layout" draw:type="curve" draw:line-skew="0.243cm" svg:x1="3.628cm" svg:y1="5.929cm" svg:x2="2.176cm" svg:y2="5.93cm" draw:start-shape="id2064" draw:start-glue-point="4" draw:end-shape="id2065" draw:end-glue-point="4" svg:d="M3628 5929c0-387-1452-387-1452 1" svg:viewBox="0 0 1453 292">
          <text:p/>
        </draw:connector>
        <draw:custom-shape draw:style-name="gr175" draw:text-style-name="P90" xml:id="id2064" draw:id="id2064" draw:layer="layout" svg:width="0.581cm" svg:height="0.59cm" svg:x="3.337cm" svg:y="5.92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xml:id="id2065" draw:id="id2065" draw:layer="layout" svg:width="0.581cm" svg:height="0.59cm" svg:x="1.885cm" svg:y="5.9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7" draw:text-style-name="P166" draw:layer="layout" svg:width="6.318cm" svg:height="1.738cm" svg:x="-0.32cm" svg:y="3.498cm">
          <text:p text:style-name="P166"><text:span text:style-name="T29">Matching upward feature </text:span><text:span text:style-name="T29"><text:line-break/></text:span><text:span text:style-name="T29">to upward sub-tree</text:span><text:span text:style-name="T29"><text:line-break/></text:span><text:span text:style-name="T29">(Find top-most matching element)</text:span></text:p>
          <draw:enhanced-geometry svg:viewBox="0 0 21600 21600" draw:type="rectangle" draw:enhanced-path="M 0 0 L 21600 0 21600 21600 0 21600 0 0 Z N"/>
        </draw:custom-shape>
        <draw:custom-shape draw:style-name="gr528" draw:text-style-name="P166" draw:layer="layout" svg:width="7.591cm" svg:height="0.786cm" svg:x="10.252cm" svg:y="3.85cm">
          <text:p text:style-name="P166"><text:span text:style-name="T29">Matching upward subject feature </text:span><text:span text:style-name="T29"><text:line-break/></text:span><text:span text:style-name="T29">to upward sub-tree</text:span></text:p>
          <draw:enhanced-geometry svg:viewBox="0 0 21600 21600" draw:type="rectangle" draw:enhanced-path="M 0 0 L 21600 0 21600 21600 0 21600 0 0 Z N"/>
        </draw:custom-shape>
        <draw:custom-shape draw:style-name="gr529" draw:text-style-name="P166" draw:layer="layout" svg:width="7.591cm" svg:height="0.786cm" svg:x="21.973cm" svg:y="3.85cm">
          <text:p text:style-name="P166"><text:span text:style-name="T29">Matching upward subject feature </text:span><text:span text:style-name="T29"><text:line-break/></text:span><text:span text:style-name="T29">to downward sub-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custom-shape draw:style-name="gr464" draw:text-style-name="P100" xml:id="id2073" draw:id="id2073" draw:layer="layout" svg:width="0.67cm" svg:height="0.271cm" svg:x="11.112cm" svg:y="7.7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37" xml:id="id2072" draw:id="id2072" draw:layer="layout" svg:width="0.67cm" svg:height="0.271cm" svg:x="14.639cm" svg:y="10.04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079" draw:id="id2079" draw:layer="layout" svg:width="0.67cm" svg:height="0.27cm" svg:x="11.997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069" draw:id="id2069" draw:layer="layout" svg:width="0.669cm" svg:height="0.27cm" svg:x="9.408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2070" draw:id="id2070" draw:layer="layout" svg:width="0.668cm" svg:height="0.268cm" svg:x="10.316cm" svg:y="7.38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074" draw:id="id2074" draw:layer="layout" svg:width="0.67cm" svg:height="0.27cm" svg:x="15.555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2067" draw:id="id2067" draw:layer="layout" svg:width="0.669cm" svg:height="0.27cm" svg:x="12.935cm" svg:y="8.40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068" draw:id="id2068" draw:layer="layout" svg:width="0.67cm" svg:height="0.27cm" svg:x="13.811cm" svg:y="8.75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2075" draw:id="id2075" draw:layer="layout" svg:width="0.67cm" svg:height="0.271cm" svg:x="14.676cm" svg:y="9.1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00" xml:id="id2077" draw:id="id2077" draw:layer="layout" svg:width="0.668cm" svg:height="0.271cm" svg:x="18.159cm" svg:y="12.48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47cm" svg:y1="8.311cm" svg:x2="12.935cm" svg:y2="8.539cm" draw:start-shape="id2066" draw:start-glue-point="2" draw:end-shape="id2067" draw:end-glue-point="3" svg:d="M12347 8311v228h588" svg:viewBox="0 0 589 229">
          <text:p/>
        </draw:connector>
        <draw:connector draw:style-name="gr279" draw:text-style-name="P139" draw:layer="layout" svg:x1="13.269cm" svg:y1="8.674cm" svg:x2="13.811cm" svg:y2="8.893cm" draw:start-shape="id2067" draw:start-glue-point="2" draw:end-shape="id2068" draw:end-glue-point="3" svg:d="M13269 8674v219h542" svg:viewBox="0 0 543 220">
          <text:p/>
        </draw:connector>
        <draw:connector draw:style-name="gr279" draw:text-style-name="P139" draw:layer="layout" svg:x1="9.742cm" svg:y1="5.997cm" svg:x2="10.316cm" svg:y2="7.518cm" draw:start-shape="id2069" draw:start-glue-point="2" draw:end-shape="id2070" draw:end-glue-point="3" svg:d="M9742 5997v1521h574" svg:viewBox="0 0 575 1522">
          <text:p/>
        </draw:connector>
        <draw:connector draw:style-name="gr279" draw:text-style-name="P139" draw:layer="layout" svg:x1="14.147cm" svg:y1="9.929cm" svg:x2="14.639cm" svg:y2="10.183cm" draw:start-shape="id2071" draw:start-glue-point="2" draw:end-shape="id2072" draw:end-glue-point="3" svg:d="M14147 9929v254h492" svg:viewBox="0 0 493 255">
          <text:p/>
        </draw:connector>
        <draw:connector draw:style-name="gr279" draw:text-style-name="P139" draw:layer="layout" svg:x1="10.65cm" svg:y1="7.652cm" svg:x2="11.112cm" svg:y2="7.875cm" draw:start-shape="id2070" draw:start-glue-point="2" draw:end-shape="id2073" draw:end-glue-point="3" svg:d="M10650 7652v223h462" svg:viewBox="0 0 463 224">
          <text:p/>
        </draw:connector>
        <draw:connector draw:style-name="gr279" draw:text-style-name="P139" draw:layer="layout" svg:x1="14.974cm" svg:y1="10.319cm" svg:x2="15.555cm" svg:y2="10.636cm" draw:start-shape="id2072" draw:start-glue-point="2" draw:end-shape="id2074" draw:end-glue-point="3" svg:d="M14974 10319v317h581" svg:viewBox="0 0 582 318">
          <text:p/>
        </draw:connector>
        <draw:connector draw:style-name="gr279" draw:text-style-name="P139" draw:layer="layout" svg:x1="14.146cm" svg:y1="9.028cm" svg:x2="14.676cm" svg:y2="9.248cm" draw:start-shape="id2068" draw:start-glue-point="2" draw:end-shape="id2075" draw:end-glue-point="3" svg:d="M14146 9028v220h530" svg:viewBox="0 0 531 221">
          <text:p/>
        </draw:connector>
        <draw:connector draw:style-name="gr279" draw:text-style-name="P139" draw:layer="layout" svg:x1="17.66cm" svg:y1="12.369cm" svg:x2="18.159cm" svg:y2="12.616cm" draw:start-shape="id2076" draw:start-glue-point="2" draw:end-shape="id2077" draw:end-glue-point="3" svg:d="M17660 12369v247h499" svg:viewBox="0 0 500 248">
          <text:p/>
        </draw:connector>
        <draw:custom-shape draw:style-name="gr465" draw:text-style-name="P100" xml:id="id2078" draw:id="id2078" draw:layer="layout" svg:width="0.67cm" svg:height="0.27cm" svg:x="19.016cm" svg:y="12.84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493cm" svg:y1="12.752cm" svg:x2="19.016cm" svg:y2="12.979cm" draw:start-shape="id2077" draw:start-glue-point="2" draw:end-shape="id2078" draw:end-glue-point="3" svg:d="M18493 12752v227h523" svg:viewBox="0 0 524 228">
          <text:p/>
        </draw:connector>
        <draw:connector draw:style-name="gr279" draw:text-style-name="P139" draw:layer="layout" svg:x1="11.447cm" svg:y1="8.011cm" svg:x2="11.997cm" svg:y2="9.033cm" draw:start-shape="id2073" draw:start-glue-point="2" draw:end-shape="id2079" draw:end-glue-point="3" svg:d="M11447 8011v1022h550" svg:viewBox="0 0 551 10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esting of the Invalidation Directions</text:span><text:span text:style-name="T25"><text:line-break/></text:span><text:span text:style-name="T25"><text:line-break/></text:span><text:span text:style-name="T25">.d:has(:is(.b:has(.a) .c))</text:span></text:p>
          </draw:text-box>
        </draw:frame>
        <draw:custom-shape draw:style-name="gr436" draw:text-style-name="P137" xml:id="id2080" draw:id="id2080" draw:layer="layout" svg:width="0.67cm" svg:height="0.27cm" svg:x="16.427cm" svg:y="10.85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2081" draw:id="id2081" draw:layer="layout" svg:width="0.67cm" svg:height="0.271cm" svg:x="17.325cm" svg:y="11.21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cm" svg:y1="10.771cm" svg:x2="16.427cm" svg:y2="10.993cm" draw:start-shape="id2074" draw:start-glue-point="2" draw:end-shape="id2080" draw:end-glue-point="3" svg:d="M15890 10771v222h537" svg:viewBox="0 0 538 223">
          <text:p/>
        </draw:connector>
        <draw:connector draw:style-name="gr279" draw:text-style-name="P139" draw:layer="layout" svg:x1="16.762cm" svg:y1="11.128cm" svg:x2="17.325cm" svg:y2="11.348cm" draw:start-shape="id2080" draw:start-glue-point="2" draw:end-shape="id2081" draw:end-glue-point="3" svg:d="M16762 11128v220h563" svg:viewBox="0 0 564 221">
          <text:p/>
        </draw:connector>
        <draw:custom-shape draw:style-name="gr530" draw:text-style-name="P141" draw:layer="layout" svg:width="5.672cm" svg:height="0.786cm" svg:x="10.422cm" svg:y="4.7cm">
          <text:p text:style-name="P141"><text:span text:style-name="T23">.g:has(</text:span><text:span text:style-name="T26">.e</text:span><text:span text:style-name="T23">:is(.c:has(.b</text:span><text:span text:style-name="T26"> .a</text:span><text:span text:style-name="T23">)</text:span><text:span text:style-name="T26"> .d</text:span><text:span text:style-name="T23">)</text:span><text:span text:style-name="T26"> </text:span><text:span text:style-name="T27">.f</text:span><text:span text:style-name="T24">)</text:span></text:p>
          <draw:enhanced-geometry svg:viewBox="0 0 21600 21600" draw:type="rectangle" draw:enhanced-path="M 0 0 L 21600 0 21600 21600 0 21600 0 0 Z N"/>
        </draw:custom-shape>
        <draw:custom-shape draw:style-name="gr464" draw:text-style-name="P100" xml:id="id2083" draw:id="id2083" draw:layer="layout" svg:width="0.67cm" svg:height="0.271cm" svg:x="11.113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084" draw:id="id2084" draw:layer="layout" svg:width="0.67cm" svg:height="0.27cm" svg:x="12.013cm" svg:y="6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2082" draw:id="id2082" draw:layer="layout" svg:width="0.668cm" svg:height="0.268cm" svg:x="10.317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742cm" svg:y1="5.997cm" svg:x2="10.317cm" svg:y2="6.419cm" draw:start-shape="id2069" draw:start-glue-point="2" draw:end-shape="id2082" draw:end-glue-point="3" svg:d="M9742 5997v422h575" svg:viewBox="0 0 576 423">
          <text:p/>
        </draw:connector>
        <draw:connector draw:style-name="gr279" draw:text-style-name="P139" draw:layer="layout" svg:x1="10.651cm" svg:y1="6.553cm" svg:x2="11.113cm" svg:y2="6.771cm" draw:start-shape="id2082" draw:start-glue-point="2" draw:end-shape="id2083" draw:end-glue-point="3" svg:d="M10651 6553v218h462" svg:viewBox="0 0 463 219">
          <text:p/>
        </draw:connector>
        <draw:connector draw:style-name="gr279" draw:text-style-name="P139" draw:layer="layout" svg:x1="11.448cm" svg:y1="6.907cm" svg:x2="12.013cm" svg:y2="7.129cm" draw:start-shape="id2083" draw:start-glue-point="2" draw:end-shape="id2084" draw:end-glue-point="3" svg:d="M11448 6907v222h565" svg:viewBox="0 0 566 223">
          <text:p/>
        </draw:connector>
        <draw:custom-shape draw:style-name="gr436" draw:text-style-name="P137" xml:id="id2085" draw:id="id2085" draw:layer="layout" svg:width="0.67cm" svg:height="0.27cm" svg:x="15.555cm" svg:y="11.38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974cm" svg:y1="10.319cm" svg:x2="15.555cm" svg:y2="11.521cm" draw:start-shape="id2072" draw:start-glue-point="2" draw:end-shape="id2085" draw:end-glue-point="3" svg:d="M14974 10319v1202h581" svg:viewBox="0 0 582 1203">
          <text:p/>
        </draw:connector>
        <draw:custom-shape draw:style-name="gr465" draw:text-style-name="P100" xml:id="id2086" draw:id="id2086" draw:layer="layout" svg:width="0.67cm" svg:height="0.27cm" svg:x="16.427cm" svg:y="11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37" xml:id="id2076" draw:id="id2076" draw:layer="layout" svg:width="0.67cm" svg:height="0.271cm" svg:x="17.325cm" svg:y="12.0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cm" svg:y1="11.656cm" svg:x2="16.427cm" svg:y2="11.878cm" draw:start-shape="id2085" draw:start-glue-point="2" draw:end-shape="id2086" draw:end-glue-point="3" svg:d="M15890 11656v222h537" svg:viewBox="0 0 538 223">
          <text:p/>
        </draw:connector>
        <draw:connector draw:style-name="gr279" draw:text-style-name="P139" draw:layer="layout" svg:x1="16.762cm" svg:y1="12.013cm" svg:x2="17.325cm" svg:y2="12.233cm" draw:start-shape="id2086" draw:start-glue-point="2" draw:end-shape="id2076" draw:end-glue-point="3" svg:d="M16762 12013v220h563" svg:viewBox="0 0 564 221">
          <text:p/>
        </draw:connector>
        <draw:custom-shape draw:style-name="gr464" draw:text-style-name="P100" xml:id="id2088" draw:id="id2088" draw:layer="layout" svg:width="0.67cm" svg:height="0.271cm" svg:x="11.11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089" draw:id="id2089" draw:layer="layout" svg:width="0.67cm" svg:height="0.27cm" svg:x="11.999cm" svg:y="1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2087" draw:id="id2087" draw:layer="layout" svg:width="0.668cm" svg:height="0.268cm" svg:x="10.318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652cm" svg:y1="14.054cm" svg:x2="11.114cm" svg:y2="14.272cm" draw:start-shape="id2087" draw:start-glue-point="2" draw:end-shape="id2088" draw:end-glue-point="3" svg:d="M10652 14054v218h462" svg:viewBox="0 0 463 219">
          <text:p/>
        </draw:connector>
        <draw:connector draw:style-name="gr279" draw:text-style-name="P139" draw:layer="layout" svg:x1="11.449cm" svg:y1="14.408cm" svg:x2="11.999cm" svg:y2="14.63cm" draw:start-shape="id2088" draw:start-glue-point="2" draw:end-shape="id2089" draw:end-glue-point="3" svg:d="M11449 14408v222h550" svg:viewBox="0 0 551 223">
          <text:p/>
        </draw:connector>
        <draw:connector draw:style-name="gr279" draw:text-style-name="P139" draw:layer="layout" svg:x1="9.742cm" svg:y1="5.997cm" svg:x2="10.318cm" svg:y2="13.92cm" draw:start-shape="id2069" draw:start-glue-point="2" draw:end-shape="id2087" draw:end-glue-point="3" svg:d="M9742 5997v7923h576" svg:viewBox="0 0 577 7924">
          <text:p/>
        </draw:connector>
        <draw:custom-shape draw:style-name="gr435" draw:text-style-name="P137" xml:id="id2090" draw:id="id2090" draw:layer="layout" svg:width="0.669cm" svg:height="0.27cm" svg:x="15.561cm" svg:y="12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7" xml:id="id2091" draw:id="id2091" draw:layer="layout" svg:width="0.67cm" svg:height="0.27cm" svg:x="16.437cm" svg:y="12.61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2092" draw:id="id2092" draw:layer="layout" svg:width="0.67cm" svg:height="0.271cm" svg:x="17.327cm" svg:y="12.96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00" xml:id="id2093" draw:id="id2093" draw:layer="layout" svg:width="0.668cm" svg:height="0.271cm" svg:x="18.16cm" svg:y="13.321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5cm" svg:y1="12.529cm" svg:x2="16.437cm" svg:y2="12.748cm" draw:start-shape="id2090" draw:start-glue-point="2" draw:end-shape="id2091" draw:end-glue-point="3" svg:d="M15895 12529v219h542" svg:viewBox="0 0 543 220">
          <text:p/>
        </draw:connector>
        <draw:connector draw:style-name="gr279" draw:text-style-name="P139" draw:layer="layout" svg:x1="16.772cm" svg:y1="12.883cm" svg:x2="17.327cm" svg:y2="13.103cm" draw:start-shape="id2091" draw:start-glue-point="2" draw:end-shape="id2092" draw:end-glue-point="3" svg:d="M16772 12883v220h555" svg:viewBox="0 0 556 221">
          <text:p/>
        </draw:connector>
        <draw:connector draw:style-name="gr279" draw:text-style-name="P139" draw:layer="layout" svg:x1="17.662cm" svg:y1="13.239cm" svg:x2="18.16cm" svg:y2="13.456cm" draw:start-shape="id2092" draw:start-glue-point="2" draw:end-shape="id2093" draw:end-glue-point="3" svg:d="M17662 13239v217h498" svg:viewBox="0 0 499 218">
          <text:p/>
        </draw:connector>
        <draw:custom-shape draw:style-name="gr466" draw:text-style-name="P100" xml:id="id2094" draw:id="id2094" draw:layer="layout" svg:width="0.668cm" svg:height="0.271cm" svg:x="18.197cm" svg:y="11.597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66cm" svg:y1="11.484cm" svg:x2="18.197cm" svg:y2="11.732cm" draw:start-shape="id2081" draw:start-glue-point="2" draw:end-shape="id2094" draw:end-glue-point="3" svg:d="M17660 11484v248h537" svg:viewBox="0 0 538 249">
          <text:p/>
        </draw:connector>
        <draw:connector draw:style-name="gr279" draw:text-style-name="P139" draw:layer="layout" svg:x1="14.974cm" svg:y1="10.319cm" svg:x2="15.561cm" svg:y2="12.394cm" draw:start-shape="id2072" draw:start-glue-point="2" draw:end-shape="id2090" draw:end-glue-point="3" svg:d="M14974 10319v2075h587" svg:viewBox="0 0 588 2076">
          <text:p/>
        </draw:connector>
        <draw:custom-shape draw:style-name="gr436" draw:text-style-name="P137" xml:id="id2071" draw:id="id2071" draw:layer="layout" svg:width="0.67cm" svg:height="0.27cm" svg:x="13.812cm" svg:y="9.65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232cm" svg:y1="9.59cm" svg:x2="13.812cm" svg:y2="9.794cm" draw:start-shape="id2095" draw:start-glue-point="2" draw:end-shape="id2071" draw:end-glue-point="3" svg:d="M13232 9590v204h580" svg:viewBox="0 0 581 205">
          <text:p/>
        </draw:connector>
        <draw:custom-shape draw:style-name="gr465" draw:text-style-name="P100" xml:id="id2095" draw:id="id2095" draw:layer="layout" svg:width="0.67cm" svg:height="0.27cm" svg:x="12.897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32cm" svg:y1="9.168cm" svg:x2="12.897cm" svg:y2="9.455cm" draw:start-shape="id2079" draw:start-glue-point="2" draw:end-shape="id2095" draw:end-glue-point="3" svg:d="M12332 9168v287h565" svg:viewBox="0 0 566 288">
          <text:p/>
        </draw:connector>
        <draw:custom-shape draw:style-name="gr464" draw:text-style-name="P100" xml:id="id2066" draw:id="id2066" draw:layer="layout" svg:width="0.67cm" svg:height="0.271cm" svg:x="12.012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447cm" svg:y1="8.011cm" svg:x2="12.012cm" svg:y2="8.175cm" draw:start-shape="id2073" draw:start-glue-point="2" draw:end-shape="id2066" draw:end-glue-point="3" svg:d="M11447 8011v164h565" svg:viewBox="0 0 566 165">
          <text:p/>
        </draw:connector>
        <draw:custom-shape draw:style-name="gr435" draw:text-style-name="P137" xml:id="id2097" draw:id="id2097" draw:layer="layout" svg:width="0.669cm" svg:height="0.27cm" svg:x="12.921cm" svg:y="12.256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098" draw:id="id2098" draw:layer="layout" svg:width="0.67cm" svg:height="0.27cm" svg:x="13.797cm" svg:y="12.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2099" draw:id="id2099" draw:layer="layout" svg:width="0.67cm" svg:height="0.271cm" svg:x="14.662cm" svg:y="12.96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33cm" svg:y1="12.163cm" svg:x2="12.921cm" svg:y2="12.391cm" draw:start-shape="id2096" draw:start-glue-point="2" draw:end-shape="id2097" draw:end-glue-point="3" svg:d="M12333 12163v228h588" svg:viewBox="0 0 589 229">
          <text:p/>
        </draw:connector>
        <draw:connector draw:style-name="gr279" draw:text-style-name="P139" draw:layer="layout" svg:x1="13.255cm" svg:y1="12.526cm" svg:x2="13.797cm" svg:y2="12.745cm" draw:start-shape="id2097" draw:start-glue-point="2" draw:end-shape="id2098" draw:end-glue-point="3" svg:d="M13255 12526v219h542" svg:viewBox="0 0 543 220">
          <text:p/>
        </draw:connector>
        <draw:connector draw:style-name="gr279" draw:text-style-name="P139" draw:layer="layout" svg:x1="14.132cm" svg:y1="12.88cm" svg:x2="14.662cm" svg:y2="13.1cm" draw:start-shape="id2098" draw:start-glue-point="2" draw:end-shape="id2099" draw:end-glue-point="3" svg:d="M14132 12880v220h530" svg:viewBox="0 0 531 221">
          <text:p/>
        </draw:connector>
        <draw:custom-shape draw:style-name="gr464" draw:text-style-name="P100" xml:id="id2096" draw:id="id2096" draw:layer="layout" svg:width="0.67cm" svg:height="0.271cm" svg:x="11.998cm" svg:y="1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447cm" svg:y1="8.011cm" svg:x2="11.998cm" svg:y2="12.027cm" draw:start-shape="id2073" draw:start-glue-point="2" draw:end-shape="id2096" draw:end-glue-point="3" svg:d="M11447 8011v4016h551" svg:viewBox="0 0 552 4017">
          <text:p/>
        </draw:connector>
        <presentation:notes draw:style-name="dp2">
          <draw:page-thumbnail draw:style-name="gr33" draw:layer="layout" svg:width="18.624cm" svg:height="10.476cm" svg:x="1.482cm" svg:y="2.123cm" draw:page-number="4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polygon draw:style-name="gr531" draw:text-style-name="P167" draw:layer="layout" svg:width="6.037cm" svg:height="4.166cm" svg:x="16.778cm" svg:y="5.455cm" svg:viewBox="0 0 6038 4167" draw:points="0,155 0,777 896,777 896,1504 1755,1504 1755,2050 2847,2050 2847,2827 3756,2827 3756,3175 4434,3175 4434,3886 5129,3886 5129,4167 6038,4167 6038,3638 5344,3638 5344,2976 4682,2976 4682,2546 3839,2546 3839,1835 3111,1835 3111,1008 2119,1008 2119,281 1210,281 1210,0 3,0 3,181">
          <text:p/>
        </draw:polygon>
        <draw:polygon draw:style-name="gr531" draw:text-style-name="P167" draw:layer="layout" svg:width="6.225cm" svg:height="6.134cm" svg:x="16.682cm" svg:y="5.305cm" svg:viewBox="0 0 6226 6135" draw:points="6226,6130 6226,5672 5474,5672 5474,4928 4677,4928 4677,2497 4101,2497 4101,1836 3374,1836 3374,1042 2365,1042 2365,264 1472,264 1472,0 0,0 0,1141 926,1141 926,1885 1770,1885 1770,2415 2894,2415 2894,3093 3771,3093 3771,5242 4564,5242 4564,5854 5226,5854 5226,6135 6226,6135">
          <text:p/>
        </draw:polygon>
        <draw:polygon draw:style-name="gr532" draw:text-style-name="P168" draw:layer="layout" svg:width="5.225cm" svg:height="5.68cm" svg:x="12.083cm" svg:y="6.372cm" svg:viewBox="0 0 5226 5681" draw:points="89,0 0,0 0,439 761,439 761,1398 1753,1398 1753,2076 2646,2076 2646,4242 3341,4242 3341,4953 4002,4953 4002,5681 5226,5681 5226,2671 4482,2671 4482,1993 3804,1993 3804,1447 2927,1447 2927,786 1985,786 1985,207 959,207 959,9 89,9">
          <text:p/>
        </draw:polygon>
        <draw:polygon draw:style-name="gr531" draw:text-style-name="P167" draw:layer="layout" svg:width="2.744cm" svg:height="1.531cm" svg:x="16.929cm" svg:y="5.586cm" svg:viewBox="0 0 2745 1532" draw:points="2626,1531 2712,1531 2712,1092 1786,1092 1786,381 860,381 860,0 0,0 0,513 876,513 876,1191 1769,1191 1769,1532 2745,1532">
          <text:p/>
        </draw:polygon>
        <draw:custom-shape draw:style-name="gr464" draw:text-style-name="P100" xml:id="id2106" draw:id="id2106" draw:layer="layout" svg:width="0.67cm" svg:height="0.271cm" svg:x="7.465cm" svg:y="7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2102" draw:id="id2102" draw:layer="layout" svg:width="0.67cm" svg:height="0.271cm" svg:x="8.367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112" draw:id="id2112" draw:layer="layout" svg:width="0.67cm" svg:height="0.27cm" svg:x="8.37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40" xml:id="id2101" draw:id="id2101" draw:layer="layout" svg:width="0.669cm" svg:height="0.27cm" svg:x="6.561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100" xml:id="id2105" draw:id="id2105" draw:layer="layout" svg:width="0.668cm" svg:height="0.268cm" svg:x="7.469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107" draw:id="id2107" draw:layer="layout" svg:width="0.67cm" svg:height="0.27cm" svg:x="9.283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2103" draw:id="id2103" draw:layer="layout" svg:width="0.669cm" svg:height="0.27cm" svg:x="9.28cm" svg:y="1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104" draw:id="id2104" draw:layer="layout" svg:width="0.67cm" svg:height="0.27cm" svg:x="9.956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2108" draw:id="id2108" draw:layer="layout" svg:width="0.67cm" svg:height="0.271cm" svg:x="9.956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00" xml:id="id2109" draw:id="id2109" draw:layer="layout" svg:width="0.668cm" svg:height="0.271cm" svg:x="10.659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10" draw:id="id2110" draw:layer="layout" svg:width="0.669cm" svg:height="0.27cm" svg:x="6.55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001cm" svg:y1="5.989cm" svg:x2="6.561cm" svg:y2="6.562cm" draw:start-shape="id2100" draw:start-glue-point="2" draw:end-shape="id2101" draw:end-glue-point="3" svg:d="M6001 5989v573h560" svg:viewBox="0 0 561 574">
          <text:p/>
        </draw:connector>
        <draw:connector draw:style-name="gr279" draw:text-style-name="P139" draw:layer="layout" svg:x1="8.702cm" svg:y1="8.119cm" svg:x2="9.28cm" svg:y2="10.169cm" draw:start-shape="id2102" draw:start-glue-point="2" draw:end-shape="id2103" draw:end-glue-point="3" svg:d="M8702 8119v2050h578" svg:viewBox="0 0 579 2051">
          <text:p/>
        </draw:connector>
        <draw:connector draw:style-name="gr279" draw:text-style-name="P139" draw:layer="layout" svg:x1="9.614cm" svg:y1="10.304cm" svg:x2="9.956cm" svg:y2="10.523cm" draw:start-shape="id2103" draw:start-glue-point="2" draw:end-shape="id2104" draw:end-glue-point="3" svg:d="M9614 10304v219h342" svg:viewBox="0 0 343 220">
          <text:p/>
        </draw:connector>
        <draw:connector draw:style-name="gr279" draw:text-style-name="P139" draw:layer="layout" svg:x1="6.895cm" svg:y1="6.697cm" svg:x2="7.469cm" svg:y2="6.918cm" draw:start-shape="id2101" draw:start-glue-point="2" draw:end-shape="id2105" draw:end-glue-point="3" svg:d="M6895 6697v221h574" svg:viewBox="0 0 575 222">
          <text:p/>
        </draw:connector>
        <draw:connector draw:style-name="gr279" draw:text-style-name="P139" draw:layer="layout" svg:x1="7.8cm" svg:y1="7.406cm" svg:x2="8.367cm" svg:y2="7.983cm" draw:start-shape="id2106" draw:start-glue-point="2" draw:end-shape="id2102" draw:end-glue-point="3" svg:d="M7800 7406v577h567" svg:viewBox="0 0 568 578">
          <text:p/>
        </draw:connector>
        <draw:connector draw:style-name="gr279" draw:text-style-name="P139" draw:layer="layout" svg:x1="6.895cm" svg:y1="6.697cm" svg:x2="7.465cm" svg:y2="7.27cm" draw:start-shape="id2101" draw:start-glue-point="2" draw:end-shape="id2106" draw:end-glue-point="3" svg:d="M6895 6697v573h570" svg:viewBox="0 0 571 574">
          <text:p/>
        </draw:connector>
        <draw:connector draw:style-name="gr279" draw:text-style-name="P139" draw:layer="layout" svg:x1="8.702cm" svg:y1="8.119cm" svg:x2="9.283cm" svg:y2="8.336cm" draw:start-shape="id2102" draw:start-glue-point="2" draw:end-shape="id2107" draw:end-glue-point="3" svg:d="M8702 8119v217h581" svg:viewBox="0 0 582 218">
          <text:p/>
        </draw:connector>
        <draw:connector draw:style-name="gr279" draw:text-style-name="P139" draw:layer="layout" svg:x1="9.614cm" svg:y1="10.304cm" svg:x2="9.956cm" svg:y2="10.878cm" draw:start-shape="id2103" draw:start-glue-point="2" draw:end-shape="id2108" draw:end-glue-point="3" svg:d="M9614 10304v574h342" svg:viewBox="0 0 343 575">
          <text:p/>
        </draw:connector>
        <draw:connector draw:style-name="gr279" draw:text-style-name="P139" draw:layer="layout" svg:x1="10.291cm" svg:y1="11.014cm" svg:x2="10.659cm" svg:y2="11.231cm" draw:start-shape="id2108" draw:start-glue-point="2" draw:end-shape="id2109" draw:end-glue-point="3" svg:d="M10291 11014v217h368" svg:viewBox="0 0 369 218">
          <text:p/>
        </draw:connector>
        <draw:custom-shape draw:style-name="gr535" draw:text-style-name="P100" xml:id="id2100" draw:id="id2100" draw:layer="layout" svg:width="0.667cm" svg:height="0.27cm" svg:x="5.668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001cm" svg:y1="5.989cm" svg:x2="6.557cm" svg:y2="6.2cm" draw:start-shape="id2100" draw:start-glue-point="2" draw:end-shape="id2110" draw:end-glue-point="3" svg:d="M6001 5989v211h556" svg:viewBox="0 0 557 212">
          <text:p/>
        </draw:connector>
        <draw:custom-shape draw:style-name="gr465" draw:text-style-name="P100" xml:id="id2111" draw:id="id2111" draw:layer="layout" svg:width="0.67cm" svg:height="0.27cm" svg:x="10.664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91cm" svg:y1="11.014cm" svg:x2="10.664cm" svg:y2="11.594cm" draw:start-shape="id2108" draw:start-glue-point="2" draw:end-shape="id2111" draw:end-glue-point="3" svg:d="M10291 11014v580h373" svg:viewBox="0 0 374 581">
          <text:p/>
        </draw:connector>
        <draw:connector draw:style-name="gr279" draw:text-style-name="P139" draw:layer="layout" svg:x1="7.8cm" svg:y1="7.406cm" svg:x2="8.37cm" svg:y2="7.628cm" draw:start-shape="id2106" draw:start-glue-point="2" draw:end-shape="id2112" draw:end-glue-point="3" svg:d="M7800 7406v222h570" svg:viewBox="0 0 571 2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esting of the Invalidation Directions</text:span><text:span text:style-name="T25"><text:line-break/></text:span><text:span text:style-name="T25"><text:line-break/></text:span><text:span text:style-name="T25">.f:has(.e .d:is(.b .c))</text:span></text:p>
          </draw:text-box>
        </draw:frame>
        <draw:custom-shape draw:style-name="gr465" draw:text-style-name="P100" xml:id="id2113" draw:id="id2113" draw:layer="layout" svg:width="0.67cm" svg:height="0.27cm" svg:x="9.955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2114" draw:id="id2114" draw:layer="layout" svg:width="0.67cm" svg:height="0.271cm" svg:x="9.955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00" xml:id="id2115" draw:id="id2115" draw:layer="layout" svg:width="0.668cm" svg:height="0.271cm" svg:x="10.658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618cm" svg:y1="8.471cm" svg:x2="9.955cm" svg:y2="8.693cm" draw:start-shape="id2107" draw:start-glue-point="2" draw:end-shape="id2113" draw:end-glue-point="3" svg:d="M9618 8471v222h337" svg:viewBox="0 0 338 223">
          <text:p/>
        </draw:connector>
        <draw:connector draw:style-name="gr279" draw:text-style-name="P139" draw:layer="layout" svg:x1="9.618cm" svg:y1="8.471cm" svg:x2="9.955cm" svg:y2="9.048cm" draw:start-shape="id2107" draw:start-glue-point="2" draw:end-shape="id2114" draw:end-glue-point="3" svg:d="M9618 8471v577h337" svg:viewBox="0 0 338 578">
          <text:p/>
        </draw:connector>
        <draw:connector draw:style-name="gr279" draw:text-style-name="P139" draw:layer="layout" svg:x1="10.29cm" svg:y1="9.184cm" svg:x2="10.658cm" svg:y2="9.401cm" draw:start-shape="id2114" draw:start-glue-point="2" draw:end-shape="id2115" draw:end-glue-point="3" svg:d="M10290 9184v217h368" svg:viewBox="0 0 369 218">
          <text:p/>
        </draw:connector>
        <draw:custom-shape draw:style-name="gr465" draw:text-style-name="P100" xml:id="id2116" draw:id="id2116" draw:layer="layout" svg:width="0.67cm" svg:height="0.27cm" svg:x="10.663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9cm" svg:y1="9.184cm" svg:x2="10.663cm" svg:y2="9.764cm" draw:start-shape="id2114" draw:start-glue-point="2" draw:end-shape="id2116" draw:end-glue-point="3" svg:d="M10290 9184v580h373" svg:viewBox="0 0 374 581">
          <text:p/>
        </draw:connector>
        <draw:custom-shape draw:style-name="gr536" draw:text-style-name="P169" xml:id="id2123" draw:id="id2123" draw:layer="layout" svg:width="0.67cm" svg:height="0.271cm" svg:x="13.151cm" svg:y="7.1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169" xml:id="id2119" draw:id="id2119" draw:layer="layout" svg:width="0.67cm" svg:height="0.271cm" svg:x="14.053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169" xml:id="id2129" draw:id="id2129" draw:layer="layout" svg:width="0.67cm" svg:height="0.27cm" svg:x="14.056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169" xml:id="id2118" draw:id="id2118" draw:layer="layout" svg:width="0.669cm" svg:height="0.27cm" svg:x="12.247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169" xml:id="id2122" draw:id="id2122" draw:layer="layout" svg:width="0.668cm" svg:height="0.268cm" svg:x="13.155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169" xml:id="id2124" draw:id="id2124" draw:layer="layout" svg:width="0.67cm" svg:height="0.27cm" svg:x="14.969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169" xml:id="id2120" draw:id="id2120" draw:layer="layout" svg:width="0.669cm" svg:height="0.27cm" svg:x="14.966cm" svg:y="10.034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169" xml:id="id2121" draw:id="id2121" draw:layer="layout" svg:width="0.67cm" svg:height="0.27cm" svg:x="15.642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169" xml:id="id2125" draw:id="id2125" draw:layer="layout" svg:width="0.67cm" svg:height="0.271cm" svg:x="15.642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169" xml:id="id2126" draw:id="id2126" draw:layer="layout" svg:width="0.668cm" svg:height="0.271cm" svg:x="16.345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27" draw:id="id2127" draw:layer="layout" svg:width="0.669cm" svg:height="0.27cm" svg:x="12.243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687cm" svg:y1="5.989cm" svg:x2="12.247cm" svg:y2="6.562cm" draw:start-shape="id2117" draw:start-glue-point="2" draw:end-shape="id2118" draw:end-glue-point="3" svg:d="M11687 5989v573h560" svg:viewBox="0 0 561 574">
          <text:p/>
        </draw:connector>
        <draw:connector draw:style-name="gr279" draw:text-style-name="P139" draw:layer="layout" svg:x1="14.388cm" svg:y1="8.119cm" svg:x2="14.966cm" svg:y2="10.169cm" draw:start-shape="id2119" draw:start-glue-point="2" draw:end-shape="id2120" draw:end-glue-point="3" svg:d="M14388 8119v2050h578" svg:viewBox="0 0 579 2051">
          <text:p/>
        </draw:connector>
        <draw:connector draw:style-name="gr279" draw:text-style-name="P139" draw:layer="layout" svg:x1="15.3cm" svg:y1="10.304cm" svg:x2="15.642cm" svg:y2="10.523cm" draw:start-shape="id2120" draw:start-glue-point="2" draw:end-shape="id2121" draw:end-glue-point="3" svg:d="M15300 10304v219h342" svg:viewBox="0 0 343 220">
          <text:p/>
        </draw:connector>
        <draw:connector draw:style-name="gr279" draw:text-style-name="P139" draw:layer="layout" svg:x1="12.581cm" svg:y1="6.697cm" svg:x2="13.155cm" svg:y2="6.918cm" draw:start-shape="id2118" draw:start-glue-point="2" draw:end-shape="id2122" draw:end-glue-point="3" svg:d="M12581 6697v221h574" svg:viewBox="0 0 575 222">
          <text:p/>
        </draw:connector>
        <draw:connector draw:style-name="gr279" draw:text-style-name="P139" draw:layer="layout" svg:x1="13.486cm" svg:y1="7.406cm" svg:x2="14.053cm" svg:y2="7.983cm" draw:start-shape="id2123" draw:start-glue-point="2" draw:end-shape="id2119" draw:end-glue-point="3" svg:d="M13486 7406v577h567" svg:viewBox="0 0 568 578">
          <text:p/>
        </draw:connector>
        <draw:connector draw:style-name="gr279" draw:text-style-name="P139" draw:layer="layout" svg:x1="12.581cm" svg:y1="6.697cm" svg:x2="13.151cm" svg:y2="7.27cm" draw:start-shape="id2118" draw:start-glue-point="2" draw:end-shape="id2123" draw:end-glue-point="3" svg:d="M12581 6697v573h570" svg:viewBox="0 0 571 574">
          <text:p/>
        </draw:connector>
        <draw:connector draw:style-name="gr279" draw:text-style-name="P139" draw:layer="layout" svg:x1="14.388cm" svg:y1="8.119cm" svg:x2="14.969cm" svg:y2="8.336cm" draw:start-shape="id2119" draw:start-glue-point="2" draw:end-shape="id2124" draw:end-glue-point="3" svg:d="M14388 8119v217h581" svg:viewBox="0 0 582 218">
          <text:p/>
        </draw:connector>
        <draw:connector draw:style-name="gr279" draw:text-style-name="P139" draw:layer="layout" svg:x1="15.3cm" svg:y1="10.304cm" svg:x2="15.642cm" svg:y2="10.878cm" draw:start-shape="id2120" draw:start-glue-point="2" draw:end-shape="id2125" draw:end-glue-point="3" svg:d="M15300 10304v574h342" svg:viewBox="0 0 343 575">
          <text:p/>
        </draw:connector>
        <draw:connector draw:style-name="gr279" draw:text-style-name="P139" draw:layer="layout" svg:x1="15.977cm" svg:y1="11.014cm" svg:x2="16.345cm" svg:y2="11.231cm" draw:start-shape="id2125" draw:start-glue-point="2" draw:end-shape="id2126" draw:end-glue-point="3" svg:d="M15977 11014v217h368" svg:viewBox="0 0 369 218">
          <text:p/>
        </draw:connector>
        <draw:custom-shape draw:style-name="gr535" draw:text-style-name="P100" xml:id="id2117" draw:id="id2117" draw:layer="layout" svg:width="0.667cm" svg:height="0.27cm" svg:x="11.354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687cm" svg:y1="5.989cm" svg:x2="12.243cm" svg:y2="6.2cm" draw:start-shape="id2117" draw:start-glue-point="2" draw:end-shape="id2127" draw:end-glue-point="3" svg:d="M11687 5989v211h556" svg:viewBox="0 0 557 212">
          <text:p/>
        </draw:connector>
        <draw:custom-shape draw:style-name="gr537" draw:text-style-name="P169" xml:id="id2128" draw:id="id2128" draw:layer="layout" svg:width="0.67cm" svg:height="0.27cm" svg:x="16.35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977cm" svg:y1="11.014cm" svg:x2="16.35cm" svg:y2="11.594cm" draw:start-shape="id2125" draw:start-glue-point="2" draw:end-shape="id2128" draw:end-glue-point="3" svg:d="M15977 11014v580h373" svg:viewBox="0 0 374 581">
          <text:p/>
        </draw:connector>
        <draw:connector draw:style-name="gr279" draw:text-style-name="P139" draw:layer="layout" svg:x1="13.486cm" svg:y1="7.406cm" svg:x2="14.056cm" svg:y2="7.628cm" draw:start-shape="id2123" draw:start-glue-point="2" draw:end-shape="id2129" draw:end-glue-point="3" svg:d="M13486 7406v222h570" svg:viewBox="0 0 571 223">
          <text:p/>
        </draw:connector>
        <draw:custom-shape draw:style-name="gr537" draw:text-style-name="P169" xml:id="id2130" draw:id="id2130" draw:layer="layout" svg:width="0.67cm" svg:height="0.27cm" svg:x="15.64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169" xml:id="id2131" draw:id="id2131" draw:layer="layout" svg:width="0.67cm" svg:height="0.271cm" svg:x="15.641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169" xml:id="id2132" draw:id="id2132" draw:layer="layout" svg:width="0.668cm" svg:height="0.271cm" svg:x="16.344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304cm" svg:y1="8.471cm" svg:x2="15.641cm" svg:y2="8.693cm" draw:start-shape="id2124" draw:start-glue-point="2" draw:end-shape="id2130" draw:end-glue-point="3" svg:d="M15304 8471v222h337" svg:viewBox="0 0 338 223">
          <text:p/>
        </draw:connector>
        <draw:connector draw:style-name="gr279" draw:text-style-name="P139" draw:layer="layout" svg:x1="15.304cm" svg:y1="8.471cm" svg:x2="15.641cm" svg:y2="9.048cm" draw:start-shape="id2124" draw:start-glue-point="2" draw:end-shape="id2131" draw:end-glue-point="3" svg:d="M15304 8471v577h337" svg:viewBox="0 0 338 578">
          <text:p/>
        </draw:connector>
        <draw:connector draw:style-name="gr279" draw:text-style-name="P139" draw:layer="layout" svg:x1="15.976cm" svg:y1="9.184cm" svg:x2="16.344cm" svg:y2="9.401cm" draw:start-shape="id2131" draw:start-glue-point="2" draw:end-shape="id2132" draw:end-glue-point="3" svg:d="M15976 9184v217h368" svg:viewBox="0 0 369 218">
          <text:p/>
        </draw:connector>
        <draw:custom-shape draw:style-name="gr537" draw:text-style-name="P169" xml:id="id2133" draw:id="id2133" draw:layer="layout" svg:width="0.67cm" svg:height="0.27cm" svg:x="16.349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976cm" svg:y1="9.184cm" svg:x2="16.349cm" svg:y2="9.764cm" draw:start-shape="id2131" draw:start-glue-point="2" draw:end-shape="id2133" draw:end-glue-point="3" svg:d="M15976 9184v580h373" svg:viewBox="0 0 374 581">
          <text:p/>
        </draw:connector>
        <draw:custom-shape draw:style-name="gr437" draw:text-style-name="P149" xml:id="id2140" draw:id="id2140" draw:layer="layout" svg:width="0.67cm" svg:height="0.271cm" svg:x="18.834cm" svg:y="7.1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02" xml:id="id2136" draw:id="id2136" draw:layer="layout" svg:width="0.67cm" svg:height="0.271cm" svg:x="19.736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2146" draw:id="id2146" draw:layer="layout" svg:width="0.67cm" svg:height="0.27cm" svg:x="19.739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49" xml:id="id2135" draw:id="id2135" draw:layer="layout" svg:width="0.669cm" svg:height="0.27cm" svg:x="17.93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149" xml:id="id2139" draw:id="id2139" draw:layer="layout" svg:width="0.668cm" svg:height="0.268cm" svg:x="18.838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2141" draw:id="id2141" draw:layer="layout" svg:width="0.67cm" svg:height="0.27cm" svg:x="20.652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49" xml:id="id2137" draw:id="id2137" draw:layer="layout" svg:width="0.669cm" svg:height="0.27cm" svg:x="20.649cm" svg:y="10.034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2138" draw:id="id2138" draw:layer="layout" svg:width="0.67cm" svg:height="0.27cm" svg:x="21.325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02" xml:id="id2142" draw:id="id2142" draw:layer="layout" svg:width="0.67cm" svg:height="0.271cm" svg:x="21.325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149" xml:id="id2143" draw:id="id2143" draw:layer="layout" svg:width="0.668cm" svg:height="0.271cm" svg:x="22.028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49" xml:id="id2144" draw:id="id2144" draw:layer="layout" svg:width="0.669cm" svg:height="0.27cm" svg:x="17.926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5" draw:text-style-name="P170" draw:layer="layout" svg:x1="17.37cm" svg:y1="5.989cm" svg:x2="17.93cm" svg:y2="6.562cm" draw:start-shape="id2134" draw:start-glue-point="2" draw:end-shape="id2135" draw:end-glue-point="3" svg:d="M17370 5989v573h560" svg:viewBox="0 0 561 574">
          <text:p/>
        </draw:connector>
        <draw:connector draw:style-name="gr545" draw:text-style-name="P170" draw:layer="layout" svg:x1="20.071cm" svg:y1="8.119cm" svg:x2="20.649cm" svg:y2="10.169cm" draw:start-shape="id2136" draw:start-glue-point="2" draw:end-shape="id2137" draw:end-glue-point="3" svg:d="M20071 8119v2050h578" svg:viewBox="0 0 579 2051">
          <text:p/>
        </draw:connector>
        <draw:connector draw:style-name="gr545" draw:text-style-name="P170" draw:layer="layout" svg:x1="20.983cm" svg:y1="10.304cm" svg:x2="21.325cm" svg:y2="10.523cm" draw:start-shape="id2137" draw:start-glue-point="2" draw:end-shape="id2138" draw:end-glue-point="3" svg:d="M20983 10304v219h342" svg:viewBox="0 0 343 220">
          <text:p/>
        </draw:connector>
        <draw:connector draw:style-name="gr545" draw:text-style-name="P170" draw:layer="layout" svg:x1="18.264cm" svg:y1="6.697cm" svg:x2="18.838cm" svg:y2="6.918cm" draw:start-shape="id2135" draw:start-glue-point="2" draw:end-shape="id2139" draw:end-glue-point="3" svg:d="M18264 6697v221h574" svg:viewBox="0 0 575 222">
          <text:p/>
        </draw:connector>
        <draw:connector draw:style-name="gr545" draw:text-style-name="P170" draw:layer="layout" svg:x1="19.169cm" svg:y1="7.406cm" svg:x2="19.736cm" svg:y2="7.983cm" draw:start-shape="id2140" draw:start-glue-point="2" draw:end-shape="id2136" draw:end-glue-point="3" svg:d="M19169 7406v577h567" svg:viewBox="0 0 568 578">
          <text:p/>
        </draw:connector>
        <draw:connector draw:style-name="gr545" draw:text-style-name="P170" draw:layer="layout" svg:x1="18.264cm" svg:y1="6.697cm" svg:x2="18.834cm" svg:y2="7.27cm" draw:start-shape="id2135" draw:start-glue-point="2" draw:end-shape="id2140" draw:end-glue-point="3" svg:d="M18264 6697v573h570" svg:viewBox="0 0 571 574">
          <text:p/>
        </draw:connector>
        <draw:connector draw:style-name="gr545" draw:text-style-name="P170" draw:layer="layout" svg:x1="20.071cm" svg:y1="8.119cm" svg:x2="20.652cm" svg:y2="8.336cm" draw:start-shape="id2136" draw:start-glue-point="2" draw:end-shape="id2141" draw:end-glue-point="3" svg:d="M20071 8119v217h581" svg:viewBox="0 0 582 218">
          <text:p/>
        </draw:connector>
        <draw:connector draw:style-name="gr545" draw:text-style-name="P170" draw:layer="layout" svg:x1="20.983cm" svg:y1="10.304cm" svg:x2="21.325cm" svg:y2="10.878cm" draw:start-shape="id2137" draw:start-glue-point="2" draw:end-shape="id2142" draw:end-glue-point="3" svg:d="M20983 10304v574h342" svg:viewBox="0 0 343 575">
          <text:p/>
        </draw:connector>
        <draw:connector draw:style-name="gr545" draw:text-style-name="P170" draw:layer="layout" svg:x1="21.66cm" svg:y1="11.014cm" svg:x2="22.028cm" svg:y2="11.231cm" draw:start-shape="id2142" draw:start-glue-point="2" draw:end-shape="id2143" draw:end-glue-point="3" svg:d="M21660 11014v217h368" svg:viewBox="0 0 369 218">
          <text:p/>
        </draw:connector>
        <draw:custom-shape draw:style-name="gr546" draw:text-style-name="P102" xml:id="id2134" draw:id="id2134" draw:layer="layout" svg:width="0.667cm" svg:height="0.27cm" svg:x="17.037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5" draw:text-style-name="P170" draw:layer="layout" svg:x1="17.37cm" svg:y1="5.989cm" svg:x2="17.926cm" svg:y2="6.2cm" draw:start-shape="id2134" draw:start-glue-point="2" draw:end-shape="id2144" draw:end-glue-point="3" svg:d="M17370 5989v211h556" svg:viewBox="0 0 557 212">
          <text:p/>
        </draw:connector>
        <draw:custom-shape draw:style-name="gr434" draw:text-style-name="P149" xml:id="id2145" draw:id="id2145" draw:layer="layout" svg:width="0.67cm" svg:height="0.27cm" svg:x="22.033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5" draw:text-style-name="P170" draw:layer="layout" svg:x1="21.66cm" svg:y1="11.014cm" svg:x2="22.033cm" svg:y2="11.594cm" draw:start-shape="id2142" draw:start-glue-point="2" draw:end-shape="id2145" draw:end-glue-point="3" svg:d="M21660 11014v580h373" svg:viewBox="0 0 374 581">
          <text:p/>
        </draw:connector>
        <draw:connector draw:style-name="gr545" draw:text-style-name="P170" draw:layer="layout" svg:x1="19.169cm" svg:y1="7.406cm" svg:x2="19.739cm" svg:y2="7.628cm" draw:start-shape="id2140" draw:start-glue-point="2" draw:end-shape="id2146" draw:end-glue-point="3" svg:d="M19169 7406v222h570" svg:viewBox="0 0 571 223">
          <text:p/>
        </draw:connector>
        <draw:custom-shape draw:style-name="gr434" draw:text-style-name="P149" xml:id="id2147" draw:id="id2147" draw:layer="layout" svg:width="0.67cm" svg:height="0.27cm" svg:x="21.324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02" xml:id="id2148" draw:id="id2148" draw:layer="layout" svg:width="0.67cm" svg:height="0.271cm" svg:x="21.324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149" xml:id="id2149" draw:id="id2149" draw:layer="layout" svg:width="0.668cm" svg:height="0.271cm" svg:x="22.027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5" draw:text-style-name="P170" draw:layer="layout" svg:x1="20.987cm" svg:y1="8.471cm" svg:x2="21.324cm" svg:y2="8.693cm" draw:start-shape="id2141" draw:start-glue-point="2" draw:end-shape="id2147" draw:end-glue-point="3" svg:d="M20987 8471v222h337" svg:viewBox="0 0 338 223">
          <text:p/>
        </draw:connector>
        <draw:connector draw:style-name="gr545" draw:text-style-name="P170" draw:layer="layout" svg:x1="20.987cm" svg:y1="8.471cm" svg:x2="21.324cm" svg:y2="9.048cm" draw:start-shape="id2141" draw:start-glue-point="2" draw:end-shape="id2148" draw:end-glue-point="3" svg:d="M20987 8471v577h337" svg:viewBox="0 0 338 578">
          <text:p/>
        </draw:connector>
        <draw:connector draw:style-name="gr545" draw:text-style-name="P170" draw:layer="layout" svg:x1="21.659cm" svg:y1="9.184cm" svg:x2="22.027cm" svg:y2="9.401cm" draw:start-shape="id2148" draw:start-glue-point="2" draw:end-shape="id2149" draw:end-glue-point="3" svg:d="M21659 9184v217h368" svg:viewBox="0 0 369 218">
          <text:p/>
        </draw:connector>
        <draw:custom-shape draw:style-name="gr434" draw:text-style-name="P149" xml:id="id2150" draw:id="id2150" draw:layer="layout" svg:width="0.67cm" svg:height="0.27cm" svg:x="22.032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5" draw:text-style-name="P170" draw:layer="layout" svg:x1="21.659cm" svg:y1="9.184cm" svg:x2="22.032cm" svg:y2="9.764cm" draw:start-shape="id2148" draw:start-glue-point="2" draw:end-shape="id2150" draw:end-glue-point="3" svg:d="M21659 9184v580h373" svg:viewBox="0 0 374 581">
          <text:p/>
        </draw:connector>
        <draw:custom-shape draw:style-name="gr547" draw:text-style-name="P31" draw:layer="layout" svg:width="0.568cm" svg:height="0.568cm" svg:x="16.417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7" draw:text-style-name="P31" draw:layer="layout" svg:width="0.568cm" svg:height="0.568cm" svg:x="16.418cm" svg:y="10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7" draw:text-style-name="P31" draw:layer="layout" svg:width="0.568cm" svg:height="0.568cm" svg:x="13.186cm" svg:y="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1" draw:text-style-name="P14" draw:layer="layout" svg:width="0.538cm" svg:height="0.327cm" svg:x="11.739cm" svg:y="8.1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1" draw:text-style-name="P14" draw:layer="layout" svg:width="0.538cm" svg:height="0.327cm" svg:x="17.84cm" svg:y="8.1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4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draw:style-name="gr423" draw:text-style-name="P51" draw:layer="layout" svg:width="27.991cm" svg:height="2.541cm" svg:x="0cm" svg:y="0.254cm">
          <draw:text-box>
            <text:p text:style-name="P14"><text:span text:style-name="T3">Nesting of the Invalidation Direction</text:span><text:span text:style-name="T25"><text:line-break/></text:span><text:span text:style-name="T25"><text:line-break/></text:span><text:span text:style-name="T25">.d:has(:is(.b:has(.a) .c))</text:span></text:p>
          </draw:text-box>
        </draw:frame>
        <draw:custom-shape draw:style-name="gr548" draw:text-style-name="P72" draw:layer="layout" svg:width="4.873cm" svg:height="4.265cm" svg:x="14.418cm" svg:y="10.97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9" draw:text-style-name="P72" draw:layer="layout" svg:width="3.834cm" svg:height="3.314cm" svg:x="15.212cm" svg:y="11.677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0" draw:text-style-name="P71" draw:layer="layout" svg:width="1.684cm" svg:height="4.752cm" draw:transform="skewX (-0.000349065850398825) rotate (0.703367688553715) translate (8.679cm 10.597cm)">
          <text:p text:style-name="P46"><text:span text:style-name="T7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00" xml:id="id2157" draw:id="id2157" draw:layer="layout" svg:width="0.67cm" svg:height="0.271cm" svg:x="5.629cm" svg:y="11.7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2153" draw:id="id2153" draw:layer="layout" svg:width="0.67cm" svg:height="0.271cm" svg:x="6.331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163" draw:id="id2163" draw:layer="layout" svg:width="0.67cm" svg:height="0.27cm" svg:x="6.334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52" draw:id="id2152" draw:layer="layout" svg:width="0.669cm" svg:height="0.27cm" svg:x="4.925cm" svg:y="11.0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100" xml:id="id2156" draw:id="id2156" draw:layer="layout" svg:width="0.668cm" svg:height="0.268cm" svg:x="5.633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158" draw:id="id2158" draw:layer="layout" svg:width="0.67cm" svg:height="0.27cm" svg:x="7.047cm" svg:y="12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40" xml:id="id2154" draw:id="id2154" draw:layer="layout" svg:width="0.669cm" svg:height="0.27cm" svg:x="7.044cm" svg:y="13.15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00" xml:id="id2155" draw:id="id2155" draw:layer="layout" svg:width="0.67cm" svg:height="0.27cm" svg:x="7.72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00" xml:id="id2159" draw:id="id2159" draw:layer="layout" svg:width="0.67cm" svg:height="0.271cm" svg:x="7.72cm" svg:y="13.8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00" xml:id="id2160" draw:id="id2160" draw:layer="layout" svg:width="0.668cm" svg:height="0.271cm" svg:x="8.423cm" svg:y="14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61" draw:id="id2161" draw:layer="layout" svg:width="0.669cm" svg:height="0.27cm" svg:x="4.921cm" svg:y="10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565cm" svg:y1="10.589cm" svg:x2="4.925cm" svg:y2="11.162cm" draw:start-shape="id2151" draw:start-glue-point="2" draw:end-shape="id2152" draw:end-glue-point="3" svg:d="M4565 10589v573h360" svg:viewBox="0 0 361 574">
          <text:p/>
        </draw:connector>
        <draw:connector draw:style-name="gr279" draw:text-style-name="P139" draw:layer="layout" svg:x1="6.666cm" svg:y1="12.719cm" svg:x2="7.044cm" svg:y2="13.29cm" draw:start-shape="id2153" draw:start-glue-point="2" draw:end-shape="id2154" draw:end-glue-point="3" svg:d="M6666 12719v571h378" svg:viewBox="0 0 379 572">
          <text:p/>
        </draw:connector>
        <draw:connector draw:style-name="gr279" draw:text-style-name="P139" draw:layer="layout" svg:x1="7.378cm" svg:y1="13.425cm" svg:x2="7.72cm" svg:y2="13.644cm" draw:start-shape="id2154" draw:start-glue-point="2" draw:end-shape="id2155" draw:end-glue-point="3" svg:d="M7378 13425v219h342" svg:viewBox="0 0 343 220">
          <text:p/>
        </draw:connector>
        <draw:connector draw:style-name="gr279" draw:text-style-name="P139" draw:layer="layout" svg:x1="5.259cm" svg:y1="11.297cm" svg:x2="5.633cm" svg:y2="11.518cm" draw:start-shape="id2152" draw:start-glue-point="2" draw:end-shape="id2156" draw:end-glue-point="3" svg:d="M5259 11297v221h374" svg:viewBox="0 0 375 222">
          <text:p/>
        </draw:connector>
        <draw:connector draw:style-name="gr279" draw:text-style-name="P139" draw:layer="layout" svg:x1="5.964cm" svg:y1="12.006cm" svg:x2="6.331cm" svg:y2="12.583cm" draw:start-shape="id2157" draw:start-glue-point="2" draw:end-shape="id2153" draw:end-glue-point="3" svg:d="M5964 12006v577h367" svg:viewBox="0 0 368 578">
          <text:p/>
        </draw:connector>
        <draw:connector draw:style-name="gr279" draw:text-style-name="P139" draw:layer="layout" svg:x1="5.259cm" svg:y1="11.297cm" svg:x2="5.629cm" svg:y2="11.87cm" draw:start-shape="id2152" draw:start-glue-point="2" draw:end-shape="id2157" draw:end-glue-point="3" svg:d="M5259 11297v573h370" svg:viewBox="0 0 371 574">
          <text:p/>
        </draw:connector>
        <draw:connector draw:style-name="gr279" draw:text-style-name="P139" draw:layer="layout" svg:x1="6.666cm" svg:y1="12.719cm" svg:x2="7.047cm" svg:y2="12.936cm" draw:start-shape="id2153" draw:start-glue-point="2" draw:end-shape="id2158" draw:end-glue-point="3" svg:d="M6666 12719v217h381" svg:viewBox="0 0 382 218">
          <text:p/>
        </draw:connector>
        <draw:connector draw:style-name="gr279" draw:text-style-name="P139" draw:layer="layout" svg:x1="7.378cm" svg:y1="13.425cm" svg:x2="7.72cm" svg:y2="13.999cm" draw:start-shape="id2154" draw:start-glue-point="2" draw:end-shape="id2159" draw:end-glue-point="3" svg:d="M7378 13425v574h342" svg:viewBox="0 0 343 575">
          <text:p/>
        </draw:connector>
        <draw:connector draw:style-name="gr279" draw:text-style-name="P139" draw:layer="layout" svg:x1="8.055cm" svg:y1="14.135cm" svg:x2="8.423cm" svg:y2="14.352cm" draw:start-shape="id2159" draw:start-glue-point="2" draw:end-shape="id2160" draw:end-glue-point="3" svg:d="M8055 14135v217h368" svg:viewBox="0 0 369 218">
          <text:p/>
        </draw:connector>
        <draw:custom-shape draw:style-name="gr535" draw:text-style-name="P100" xml:id="id2151" draw:id="id2151" draw:layer="layout" svg:width="0.667cm" svg:height="0.27cm" svg:x="4.232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565cm" svg:y1="10.589cm" svg:x2="4.921cm" svg:y2="10.8cm" draw:start-shape="id2151" draw:start-glue-point="2" draw:end-shape="id2161" draw:end-glue-point="3" svg:d="M4565 10589v211h356" svg:viewBox="0 0 357 212">
          <text:p/>
        </draw:connector>
        <draw:custom-shape draw:style-name="gr465" draw:text-style-name="P100" xml:id="id2162" draw:id="id2162" draw:layer="layout" svg:width="0.67cm" svg:height="0.27cm" svg:x="8.428cm" svg:y="14.5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8.055cm" svg:y1="14.135cm" svg:x2="8.428cm" svg:y2="14.715cm" draw:start-shape="id2159" draw:start-glue-point="2" draw:end-shape="id2162" draw:end-glue-point="3" svg:d="M8055 14135v580h373" svg:viewBox="0 0 374 581">
          <text:p/>
        </draw:connector>
        <draw:connector draw:style-name="gr279" draw:text-style-name="P139" draw:layer="layout" svg:x1="5.964cm" svg:y1="12.006cm" svg:x2="6.334cm" svg:y2="12.228cm" draw:start-shape="id2157" draw:start-glue-point="2" draw:end-shape="id2163" draw:end-glue-point="3" svg:d="M5964 12006v222h370" svg:viewBox="0 0 371 223">
          <text:p/>
        </draw:connector>
        <draw:custom-shape draw:style-name="gr551" draw:text-style-name="P171" xml:id="id2170" draw:id="id2170" draw:layer="layout" svg:width="0.671cm" svg:height="0.268cm" svg:x="10.524cm" svg:y="11.73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2" draw:text-style-name="P171" xml:id="id2166" draw:id="id2166" draw:layer="layout" svg:width="0.667cm" svg:height="0.271cm" svg:x="11.228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3" draw:text-style-name="P171" xml:id="id2176" draw:id="id2176" draw:layer="layout" svg:width="0.669cm" svg:height="0.27cm" svg:x="11.23cm" svg:y="1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4" draw:text-style-name="P171" xml:id="id2165" draw:id="id2165" draw:layer="layout" svg:width="0.671cm" svg:height="0.269cm" svg:x="9.82cm" svg:y="11.02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5" draw:text-style-name="P171" xml:id="id2169" draw:id="id2169" draw:layer="layout" svg:width="0.668cm" svg:height="0.27cm" svg:x="10.528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3" draw:text-style-name="P171" xml:id="id2171" draw:id="id2171" draw:layer="layout" svg:width="0.669cm" svg:height="0.27cm" svg:x="11.943cm" svg:y="12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6" draw:text-style-name="P171" xml:id="id2167" draw:id="id2167" draw:layer="layout" svg:width="0.668cm" svg:height="0.269cm" svg:x="11.939cm" svg:y="13.15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7" draw:text-style-name="P100" xml:id="id2168" draw:id="id2168" draw:layer="layout" svg:width="0.668cm" svg:height="0.269cm" svg:x="12.617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00" xml:id="id2172" draw:id="id2172" draw:layer="layout" svg:width="0.668cm" svg:height="0.271cm" svg:x="12.617cm" svg:y="13.86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8" draw:text-style-name="P100" xml:id="id2173" draw:id="id2173" draw:layer="layout" svg:width="0.668cm" svg:height="0.27cm" svg:x="13.318cm" svg:y="14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3" draw:text-style-name="P171" xml:id="id2174" draw:id="id2174" draw:layer="layout" svg:width="0.669cm" svg:height="0.27cm" svg:x="9.817cm" svg:y="10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461cm" svg:y1="10.59cm" svg:x2="9.82cm" svg:y2="11.163cm" draw:start-shape="id2164" draw:start-glue-point="2" draw:end-shape="id2165" draw:end-glue-point="3" svg:d="M9461 10590v573h359" svg:viewBox="0 0 360 574">
          <text:p/>
        </draw:connector>
        <draw:connector draw:style-name="gr279" draw:text-style-name="P139" draw:layer="layout" svg:x1="11.561cm" svg:y1="12.719cm" svg:x2="11.939cm" svg:y2="13.29cm" draw:start-shape="id2166" draw:start-glue-point="2" draw:end-shape="id2167" draw:end-glue-point="3" svg:d="M11561 12719v571h378" svg:viewBox="0 0 379 572">
          <text:p/>
        </draw:connector>
        <draw:connector draw:style-name="gr279" draw:text-style-name="P139" draw:layer="layout" svg:x1="12.273cm" svg:y1="13.425cm" svg:x2="12.617cm" svg:y2="13.644cm" draw:start-shape="id2167" draw:start-glue-point="2" draw:end-shape="id2168" draw:end-glue-point="3" svg:d="M12273 13425v219h344" svg:viewBox="0 0 345 220">
          <text:p/>
        </draw:connector>
        <draw:connector draw:style-name="gr279" draw:text-style-name="P139" draw:layer="layout" svg:x1="10.155cm" svg:y1="11.298cm" svg:x2="10.528cm" svg:y2="11.519cm" draw:start-shape="id2165" draw:start-glue-point="2" draw:end-shape="id2169" draw:end-glue-point="3" svg:d="M10155 11298v221h373" svg:viewBox="0 0 374 222">
          <text:p/>
        </draw:connector>
        <draw:connector draw:style-name="gr279" draw:text-style-name="P139" draw:layer="layout" svg:x1="10.859cm" svg:y1="12.006cm" svg:x2="11.228cm" svg:y2="12.583cm" draw:start-shape="id2170" draw:start-glue-point="2" draw:end-shape="id2166" draw:end-glue-point="3" svg:d="M10859 12006v577h369" svg:viewBox="0 0 370 578">
          <text:p/>
        </draw:connector>
        <draw:connector draw:style-name="gr279" draw:text-style-name="P139" draw:layer="layout" svg:x1="10.155cm" svg:y1="11.298cm" svg:x2="10.524cm" svg:y2="11.872cm" draw:start-shape="id2165" draw:start-glue-point="2" draw:end-shape="id2170" draw:end-glue-point="3" svg:d="M10155 11298v574h369" svg:viewBox="0 0 370 575">
          <text:p/>
        </draw:connector>
        <draw:connector draw:style-name="gr279" draw:text-style-name="P139" draw:layer="layout" svg:x1="11.561cm" svg:y1="12.719cm" svg:x2="11.943cm" svg:y2="12.937cm" draw:start-shape="id2166" draw:start-glue-point="2" draw:end-shape="id2171" draw:end-glue-point="3" svg:d="M11561 12719v218h382" svg:viewBox="0 0 383 219">
          <text:p/>
        </draw:connector>
        <draw:connector draw:style-name="gr279" draw:text-style-name="P139" draw:layer="layout" svg:x1="12.273cm" svg:y1="13.425cm" svg:x2="12.617cm" svg:y2="14cm" draw:start-shape="id2167" draw:start-glue-point="2" draw:end-shape="id2172" draw:end-glue-point="3" svg:d="M12273 13425v575h344" svg:viewBox="0 0 345 576">
          <text:p/>
        </draw:connector>
        <draw:connector draw:style-name="gr279" draw:text-style-name="P139" draw:layer="layout" svg:x1="12.951cm" svg:y1="14.136cm" svg:x2="13.318cm" svg:y2="14.353cm" draw:start-shape="id2172" draw:start-glue-point="2" draw:end-shape="id2173" draw:end-glue-point="3" svg:d="M12951 14136v217h367" svg:viewBox="0 0 368 218">
          <text:p/>
        </draw:connector>
        <draw:custom-shape draw:style-name="gr559" draw:text-style-name="P171" xml:id="id2164" draw:id="id2164" draw:layer="layout" svg:width="0.67cm" svg:height="0.271cm" svg:x="9.126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461cm" svg:y1="10.59cm" svg:x2="9.817cm" svg:y2="10.801cm" draw:start-shape="id2164" draw:start-glue-point="2" draw:end-shape="id2174" draw:end-glue-point="3" svg:d="M9461 10590v211h356" svg:viewBox="0 0 357 212">
          <text:p/>
        </draw:connector>
        <draw:custom-shape draw:style-name="gr560" draw:text-style-name="P100" xml:id="id2175" draw:id="id2175" draw:layer="layout" svg:width="0.669cm" svg:height="0.269cm" svg:x="13.324cm" svg:y="14.581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951cm" svg:y1="14.136cm" svg:x2="13.324cm" svg:y2="14.715cm" draw:start-shape="id2172" draw:start-glue-point="2" draw:end-shape="id2175" draw:end-glue-point="3" svg:d="M12951 14136v579h373" svg:viewBox="0 0 374 580">
          <text:p/>
        </draw:connector>
        <draw:connector draw:style-name="gr279" draw:text-style-name="P139" draw:layer="layout" svg:x1="10.859cm" svg:y1="12.006cm" svg:x2="11.23cm" svg:y2="12.229cm" draw:start-shape="id2170" draw:start-glue-point="2" draw:end-shape="id2176" draw:end-glue-point="3" svg:d="M10859 12006v223h371" svg:viewBox="0 0 372 224">
          <text:p/>
        </draw:connector>
        <draw:custom-shape draw:style-name="gr261" draw:text-style-name="P14" draw:layer="layout" svg:width="0.538cm" svg:height="0.327cm" svg:x="6.984cm" svg:y="10.3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1" draw:text-style-name="P172" xml:id="id2183" draw:id="id2183" draw:layer="layout" svg:width="0.672cm" svg:height="0.268cm" svg:x="15.376cm" svg:y="11.73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2" draw:text-style-name="P172" xml:id="id2179" draw:id="id2179" draw:layer="layout" svg:width="0.668cm" svg:height="0.271cm" svg:x="16.081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3" draw:text-style-name="P172" xml:id="id2189" draw:id="id2189" draw:layer="layout" svg:width="0.67cm" svg:height="0.27cm" svg:x="16.082cm" svg:y="1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4" draw:text-style-name="P172" xml:id="id2178" draw:id="id2178" draw:layer="layout" svg:width="0.669cm" svg:height="0.269cm" svg:x="14.673cm" svg:y="11.02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172" xml:id="id2182" draw:id="id2182" draw:layer="layout" svg:width="0.667cm" svg:height="0.27cm" svg:x="15.381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6" draw:text-style-name="P172" xml:id="id2184" draw:id="id2184" draw:layer="layout" svg:width="0.669cm" svg:height="0.27cm" svg:x="16.795cm" svg:y="12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7" draw:text-style-name="P172" xml:id="id2180" draw:id="id2180" draw:layer="layout" svg:width="0.67cm" svg:height="0.269cm" svg:x="16.791cm" svg:y="13.15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7" draw:text-style-name="P172" xml:id="id2181" draw:id="id2181" draw:layer="layout" svg:width="0.67cm" svg:height="0.269cm" svg:x="17.469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8" draw:text-style-name="P172" xml:id="id2185" draw:id="id2185" draw:layer="layout" svg:width="0.67cm" svg:height="0.271cm" svg:x="17.469cm" svg:y="13.86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6" draw:text-style-name="P172" xml:id="id2186" draw:id="id2186" draw:layer="layout" svg:width="0.669cm" svg:height="0.27cm" svg:x="18.17cm" svg:y="14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8" draw:text-style-name="P100" xml:id="id2187" draw:id="id2187" draw:layer="layout" svg:width="0.668cm" svg:height="0.27cm" svg:x="14.671cm" svg:y="10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314cm" svg:y1="10.59cm" svg:x2="14.673cm" svg:y2="11.163cm" draw:start-shape="id2177" draw:start-glue-point="2" draw:end-shape="id2178" draw:end-glue-point="3" svg:d="M14314 10590v573h359" svg:viewBox="0 0 360 574">
          <text:p/>
        </draw:connector>
        <draw:connector draw:style-name="gr279" draw:text-style-name="P139" draw:layer="layout" svg:x1="16.415cm" svg:y1="12.719cm" svg:x2="16.791cm" svg:y2="13.29cm" draw:start-shape="id2179" draw:start-glue-point="2" draw:end-shape="id2180" draw:end-glue-point="3" svg:d="M16415 12719v571h376" svg:viewBox="0 0 377 572">
          <text:p/>
        </draw:connector>
        <draw:connector draw:style-name="gr279" draw:text-style-name="P139" draw:layer="layout" svg:x1="17.126cm" svg:y1="13.425cm" svg:x2="17.469cm" svg:y2="13.644cm" draw:start-shape="id2180" draw:start-glue-point="2" draw:end-shape="id2181" draw:end-glue-point="3" svg:d="M17126 13425v219h343" svg:viewBox="0 0 344 220">
          <text:p/>
        </draw:connector>
        <draw:connector draw:style-name="gr279" draw:text-style-name="P139" draw:layer="layout" svg:x1="15.007cm" svg:y1="11.298cm" svg:x2="15.381cm" svg:y2="11.519cm" draw:start-shape="id2178" draw:start-glue-point="2" draw:end-shape="id2182" draw:end-glue-point="3" svg:d="M15007 11298v221h374" svg:viewBox="0 0 375 222">
          <text:p/>
        </draw:connector>
        <draw:connector draw:style-name="gr279" draw:text-style-name="P139" draw:layer="layout" svg:x1="15.712cm" svg:y1="12.006cm" svg:x2="16.081cm" svg:y2="12.583cm" draw:start-shape="id2183" draw:start-glue-point="2" draw:end-shape="id2179" draw:end-glue-point="3" svg:d="M15712 12006v577h369" svg:viewBox="0 0 370 578">
          <text:p/>
        </draw:connector>
        <draw:connector draw:style-name="gr279" draw:text-style-name="P139" draw:layer="layout" svg:x1="15.007cm" svg:y1="11.298cm" svg:x2="15.376cm" svg:y2="11.872cm" draw:start-shape="id2178" draw:start-glue-point="2" draw:end-shape="id2183" draw:end-glue-point="3" svg:d="M15007 11298v574h369" svg:viewBox="0 0 370 575">
          <text:p/>
        </draw:connector>
        <draw:connector draw:style-name="gr279" draw:text-style-name="P139" draw:layer="layout" svg:x1="16.415cm" svg:y1="12.719cm" svg:x2="16.795cm" svg:y2="12.937cm" draw:start-shape="id2179" draw:start-glue-point="2" draw:end-shape="id2184" draw:end-glue-point="3" svg:d="M16415 12719v218h380" svg:viewBox="0 0 381 219">
          <text:p/>
        </draw:connector>
        <draw:connector draw:style-name="gr279" draw:text-style-name="P139" draw:layer="layout" svg:x1="17.126cm" svg:y1="13.425cm" svg:x2="17.469cm" svg:y2="14cm" draw:start-shape="id2180" draw:start-glue-point="2" draw:end-shape="id2185" draw:end-glue-point="3" svg:d="M17126 13425v575h343" svg:viewBox="0 0 344 576">
          <text:p/>
        </draw:connector>
        <draw:connector draw:style-name="gr279" draw:text-style-name="P139" draw:layer="layout" svg:x1="17.804cm" svg:y1="14.136cm" svg:x2="18.17cm" svg:y2="14.353cm" draw:start-shape="id2185" draw:start-glue-point="2" draw:end-shape="id2186" draw:end-glue-point="3" svg:d="M17804 14136v217h366" svg:viewBox="0 0 367 218">
          <text:p/>
        </draw:connector>
        <draw:custom-shape draw:style-name="gr569" draw:text-style-name="P100" xml:id="id2177" draw:id="id2177" draw:layer="layout" svg:width="0.666cm" svg:height="0.271cm" svg:x="13.981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314cm" svg:y1="10.59cm" svg:x2="14.671cm" svg:y2="10.801cm" draw:start-shape="id2177" draw:start-glue-point="2" draw:end-shape="id2187" draw:end-glue-point="3" svg:d="M14314 10590v211h357" svg:viewBox="0 0 358 212">
          <text:p/>
        </draw:connector>
        <draw:custom-shape draw:style-name="gr564" draw:text-style-name="P172" xml:id="id2188" draw:id="id2188" draw:layer="layout" svg:width="0.669cm" svg:height="0.269cm" svg:x="18.177cm" svg:y="14.581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804cm" svg:y1="14.136cm" svg:x2="18.177cm" svg:y2="14.715cm" draw:start-shape="id2185" draw:start-glue-point="2" draw:end-shape="id2188" draw:end-glue-point="3" svg:d="M17804 14136v579h373" svg:viewBox="0 0 374 580">
          <text:p/>
        </draw:connector>
        <draw:connector draw:style-name="gr279" draw:text-style-name="P139" draw:layer="layout" svg:x1="15.712cm" svg:y1="12.006cm" svg:x2="16.082cm" svg:y2="12.229cm" draw:start-shape="id2183" draw:start-glue-point="2" draw:end-shape="id2189" draw:end-glue-point="3" svg:d="M15712 12006v223h370" svg:viewBox="0 0 371 224">
          <text:p/>
        </draw:connector>
        <draw:custom-shape draw:style-name="gr261" draw:text-style-name="P14" draw:layer="layout" svg:width="0.54cm" svg:height="0.327cm" svg:x="16.732cm" svg:y="10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1" draw:text-style-name="P14" draw:layer="layout" svg:width="0.538cm" svg:height="0.327cm" svg:x="11.838cm" svg:y="10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7" draw:text-style-name="P31" draw:layer="layout" svg:width="0.568cm" svg:height="0.568cm" svg:x="9.861cm" svg:y="1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0" draw:text-style-name="P31" draw:layer="layout" svg:width="0.569cm" svg:height="0.569cm" svg:x="10.571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1" draw:text-style-name="P31" draw:layer="layout" svg:width="0.567cm" svg:height="0.567cm" svg:x="15.447cm" svg:y="11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2" draw:text-style-name="P71" draw:layer="layout" svg:width="1.33cm" svg:height="2.561cm" draw:transform="skewX (0.000349065850398827) rotate (0.703367688553715) translate (18.947cm 10.299cm)">
          <text:p text:style-name="P46"><text:span text:style-name="T7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37" xml:id="id2196" draw:id="id2196" draw:layer="layout" svg:width="0.669cm" svg:height="0.27cm" svg:x="20.708cm" svg:y="11.76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137" xml:id="id2192" draw:id="id2192" draw:layer="layout" svg:width="0.669cm" svg:height="0.271cm" svg:x="21.41cm" svg:y="12.472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137" xml:id="id2202" draw:id="id2202" draw:layer="layout" svg:width="0.669cm" svg:height="0.271cm" svg:x="21.412cm" svg:y="1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9" draw:text-style-name="P171" xml:id="id2191" draw:id="id2191" draw:layer="layout" svg:width="0.67cm" svg:height="0.271cm" svg:x="20.004cm" svg:y="11.05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171" xml:id="id2195" draw:id="id2195" draw:layer="layout" svg:width="0.668cm" svg:height="0.272cm" svg:x="20.711cm" svg:y="11.40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137" xml:id="id2197" draw:id="id2197" draw:layer="layout" svg:width="0.668cm" svg:height="0.269cm" svg:x="22.126cm" svg:y="12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7" xml:id="id2193" draw:id="id2193" draw:layer="layout" svg:width="0.67cm" svg:height="0.27cm" svg:x="22.122cm" svg:y="13.17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137" xml:id="id2194" draw:id="id2194" draw:layer="layout" svg:width="0.668cm" svg:height="0.27cm" svg:x="22.801cm" svg:y="13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137" xml:id="id2198" draw:id="id2198" draw:layer="layout" svg:width="0.668cm" svg:height="0.271cm" svg:x="22.801cm" svg:y="13.88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8" draw:text-style-name="P137" xml:id="id2199" draw:id="id2199" draw:layer="layout" svg:width="0.67cm" svg:height="0.268cm" svg:x="23.5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6" draw:text-style-name="P171" xml:id="id2200" draw:id="id2200" draw:layer="layout" svg:width="0.668cm" svg:height="0.269cm" svg:x="20.001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644cm" svg:y1="10.614cm" svg:x2="20.004cm" svg:y2="11.187cm" draw:start-shape="id2190" draw:start-glue-point="2" draw:end-shape="id2191" draw:end-glue-point="3" svg:d="M19644 10614v573h360" svg:viewBox="0 0 361 574">
          <text:p/>
        </draw:connector>
        <draw:connector draw:style-name="gr279" draw:text-style-name="P139" draw:layer="layout" svg:x1="21.744cm" svg:y1="12.743cm" svg:x2="22.122cm" svg:y2="13.314cm" draw:start-shape="id2192" draw:start-glue-point="2" draw:end-shape="id2193" draw:end-glue-point="3" svg:d="M21744 12743v571h378" svg:viewBox="0 0 379 572">
          <text:p/>
        </draw:connector>
        <draw:connector draw:style-name="gr279" draw:text-style-name="P139" draw:layer="layout" svg:x1="22.457cm" svg:y1="13.449cm" svg:x2="22.801cm" svg:y2="13.669cm" draw:start-shape="id2193" draw:start-glue-point="2" draw:end-shape="id2194" draw:end-glue-point="3" svg:d="M22457 13449v220h344" svg:viewBox="0 0 345 221">
          <text:p/>
        </draw:connector>
        <draw:connector draw:style-name="gr279" draw:text-style-name="P139" draw:layer="layout" svg:x1="20.339cm" svg:y1="11.323cm" svg:x2="20.711cm" svg:y2="11.542cm" draw:start-shape="id2191" draw:start-glue-point="2" draw:end-shape="id2195" draw:end-glue-point="3" svg:d="M20339 11323v219h372" svg:viewBox="0 0 373 220">
          <text:p/>
        </draw:connector>
        <draw:connector draw:style-name="gr279" draw:text-style-name="P139" draw:layer="layout" svg:x1="21.042cm" svg:y1="12.031cm" svg:x2="21.41cm" svg:y2="12.607cm" draw:start-shape="id2196" draw:start-glue-point="2" draw:end-shape="id2192" draw:end-glue-point="3" svg:d="M21042 12031v576h368" svg:viewBox="0 0 369 577">
          <text:p/>
        </draw:connector>
        <draw:connector draw:style-name="gr279" draw:text-style-name="P139" draw:layer="layout" svg:x1="20.339cm" svg:y1="11.323cm" svg:x2="20.708cm" svg:y2="11.896cm" draw:start-shape="id2191" draw:start-glue-point="2" draw:end-shape="id2196" draw:end-glue-point="3" svg:d="M20339 11323v573h369" svg:viewBox="0 0 370 574">
          <text:p/>
        </draw:connector>
        <draw:connector draw:style-name="gr279" draw:text-style-name="P139" draw:layer="layout" svg:x1="21.744cm" svg:y1="12.743cm" svg:x2="22.126cm" svg:y2="12.959cm" draw:start-shape="id2192" draw:start-glue-point="2" draw:end-shape="id2197" draw:end-glue-point="3" svg:d="M21744 12743v216h382" svg:viewBox="0 0 383 217">
          <text:p/>
        </draw:connector>
        <draw:connector draw:style-name="gr279" draw:text-style-name="P139" draw:layer="layout" svg:x1="22.457cm" svg:y1="13.449cm" svg:x2="22.801cm" svg:y2="14.023cm" draw:start-shape="id2193" draw:start-glue-point="2" draw:end-shape="id2198" draw:end-glue-point="3" svg:d="M22457 13449v574h344" svg:viewBox="0 0 345 575">
          <text:p/>
        </draw:connector>
        <draw:connector draw:style-name="gr279" draw:text-style-name="P139" draw:layer="layout" svg:x1="23.135cm" svg:y1="14.159cm" svg:x2="23.5cm" svg:y2="14.378cm" draw:start-shape="id2198" draw:start-glue-point="2" draw:end-shape="id2199" draw:end-glue-point="3" svg:d="M23135 14159v219h365" svg:viewBox="0 0 366 220">
          <text:p/>
        </draw:connector>
        <draw:custom-shape draw:style-name="gr579" draw:text-style-name="P138" xml:id="id2190" draw:id="id2190" draw:layer="layout" svg:width="0.667cm" svg:height="0.272cm" svg:x="19.311cm" svg:y="10.342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644cm" svg:y1="10.614cm" svg:x2="20.001cm" svg:y2="10.823cm" draw:start-shape="id2190" draw:start-glue-point="2" draw:end-shape="id2200" draw:end-glue-point="3" svg:d="M19644 10614v209h357" svg:viewBox="0 0 358 210">
          <text:p/>
        </draw:connector>
        <draw:custom-shape draw:style-name="gr419" draw:text-style-name="P100" xml:id="id2201" draw:id="id2201" draw:layer="layout" svg:width="0.669cm" svg:height="0.27cm" svg:x="23.508cm" svg:y="14.60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135cm" svg:y1="14.159cm" svg:x2="23.508cm" svg:y2="14.739cm" draw:start-shape="id2198" draw:start-glue-point="2" draw:end-shape="id2201" draw:end-glue-point="3" svg:d="M23135 14159v580h373" svg:viewBox="0 0 374 581">
          <text:p/>
        </draw:connector>
        <draw:connector draw:style-name="gr279" draw:text-style-name="P139" draw:layer="layout" svg:x1="21.042cm" svg:y1="12.031cm" svg:x2="21.412cm" svg:y2="12.251cm" draw:start-shape="id2196" draw:start-glue-point="2" draw:end-shape="id2202" draw:end-glue-point="3" svg:d="M21042 12031v220h370" svg:viewBox="0 0 371 221">
          <text:p/>
        </draw:connector>
        <presentation:notes draw:style-name="dp2">
          <draw:page-thumbnail draw:style-name="gr33" draw:layer="layout" svg:width="18.624cm" svg:height="10.476cm" svg:x="1.482cm" svg:y="2.123cm" draw:page-number="5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22T16:41:37.692714566</dc:date>
    <meta:editing-duration>P11DT7H35M14S</meta:editing-duration>
    <meta:editing-cycles>1483</meta:editing-cycles>
    <meta:generator>LibreOffice/6.4.6.2$Linux_X86_64 LibreOffice_project/40$Build-2</meta:generator>
    <meta:document-statistic meta:object-count="5274"/>
  </office:meta>
</office:document-meta>
</file>